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7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77191" calcext:value-type="float">
            <text:p>23,077,191</text:p>
          </table:table-cell>
          <table:table-cell table:style-name="ce25" office:value-type="float" office:value="1013602" calcext:value-type="float">
            <text:p>1,013,602</text:p>
          </table:table-cell>
          <table:table-cell table:style-name="ce25" office:value-type="float" office:value="184275" calcext:value-type="float">
            <text:p>184,275</text:p>
          </table:table-cell>
          <table:table-cell table:style-name="ce25" office:value-type="float" office:value="204690" calcext:value-type="float">
            <text:p>204,690</text:p>
          </table:table-cell>
          <table:table-cell table:style-name="ce25" office:value-type="float" office:value="203990" calcext:value-type="float">
            <text:p>203,990</text:p>
          </table:table-cell>
          <table:table-cell table:style-name="ce25" office:value-type="float" office:value="205752" calcext:value-type="float">
            <text:p>205,752</text:p>
          </table:table-cell>
          <table:table-cell table:style-name="ce25" office:value-type="float" office:value="214895" calcext:value-type="float">
            <text:p>214,895</text:p>
          </table:table-cell>
          <table:table-cell table:style-name="ce25" office:value-type="float" office:value="1278537" calcext:value-type="float">
            <text:p>1,278,537</text:p>
          </table:table-cell>
          <table:table-cell table:style-name="ce25" office:value-type="float" office:value="219906" calcext:value-type="float">
            <text:p>219,906</text:p>
          </table:table-cell>
          <table:table-cell table:style-name="ce25" office:value-type="float" office:value="236897" calcext:value-type="float">
            <text:p>236,897</text:p>
          </table:table-cell>
          <table:table-cell table:style-name="ce25" office:value-type="float" office:value="247889" calcext:value-type="float">
            <text:p>247,889</text:p>
          </table:table-cell>
          <table:table-cell table:style-name="ce25" office:value-type="float" office:value="285504" calcext:value-type="float">
            <text:p>285,504</text:p>
          </table:table-cell>
          <table:table-cell table:style-name="ce49" office:value-type="float" office:value="288341" calcext:value-type="float">
            <text:p>288,341</text:p>
          </table:table-cell>
          <table:table-cell table:style-name="ce25" office:value-type="float" office:value="1543444" calcext:value-type="float">
            <text:p>1,543,444</text:p>
          </table:table-cell>
          <table:table-cell table:style-name="ce25" office:value-type="float" office:value="275708" calcext:value-type="float">
            <text:p>275,708</text:p>
          </table:table-cell>
          <table:table-cell table:style-name="ce25" office:value-type="float" office:value="297623" calcext:value-type="float">
            <text:p>297,623</text:p>
          </table:table-cell>
          <table:table-cell table:style-name="ce25" office:value-type="float" office:value="323506" calcext:value-type="float">
            <text:p>323,506</text:p>
          </table:table-cell>
          <table:table-cell table:style-name="ce25" office:value-type="float" office:value="323482" calcext:value-type="float">
            <text:p>323,482</text:p>
          </table:table-cell>
          <table:table-cell table:style-name="ce49" office:value-type="float" office:value="323125" calcext:value-type="float">
            <text:p>323,125</text:p>
          </table:table-cell>
          <table:table-cell table:style-name="ce25" office:value-type="float" office:value="1615667" calcext:value-type="float">
            <text:p>1,615,667</text:p>
          </table:table-cell>
          <table:table-cell table:style-name="ce25" office:value-type="float" office:value="324132" calcext:value-type="float">
            <text:p>324,132</text:p>
          </table:table-cell>
          <table:table-cell table:style-name="ce25" office:value-type="float" office:value="323538" calcext:value-type="float">
            <text:p>323,538</text:p>
          </table:table-cell>
          <table:table-cell table:style-name="ce25" office:value-type="float" office:value="318490" calcext:value-type="float">
            <text:p>318,490</text:p>
          </table:table-cell>
          <table:table-cell table:style-name="ce25" office:value-type="float" office:value="324044" calcext:value-type="float">
            <text:p>324,044</text:p>
          </table:table-cell>
          <table:table-cell table:style-name="ce49" office:value-type="float" office:value="325463" calcext:value-type="float">
            <text:p>325,463</text:p>
          </table:table-cell>
          <table:table-cell table:style-name="ce25" office:value-type="float" office:value="1616003" calcext:value-type="float">
            <text:p>1,616,003</text:p>
          </table:table-cell>
          <table:table-cell table:style-name="ce25" office:value-type="float" office:value="323875" calcext:value-type="float">
            <text:p>323,875</text:p>
          </table:table-cell>
          <table:table-cell table:style-name="ce25" office:value-type="float" office:value="317084" calcext:value-type="float">
            <text:p>317,084</text:p>
          </table:table-cell>
          <table:table-cell table:style-name="ce25" office:value-type="float" office:value="304633" calcext:value-type="float">
            <text:p>304,633</text:p>
          </table:table-cell>
          <table:table-cell table:style-name="ce25" office:value-type="float" office:value="316742" calcext:value-type="float">
            <text:p>316,742</text:p>
          </table:table-cell>
          <table:table-cell table:style-name="ce49" office:value-type="float" office:value="353669" calcext:value-type="float">
            <text:p>353,669</text:p>
          </table:table-cell>
          <table:table-cell table:style-name="ce25" office:value-type="float" office:value="1969997" calcext:value-type="float">
            <text:p>1,969,997</text:p>
          </table:table-cell>
          <table:table-cell table:style-name="ce25" office:value-type="float" office:value="361812" calcext:value-type="float">
            <text:p>361,812</text:p>
          </table:table-cell>
          <table:table-cell table:style-name="ce25" office:value-type="float" office:value="388616" calcext:value-type="float">
            <text:p>388,616</text:p>
          </table:table-cell>
          <table:table-cell table:style-name="ce25" office:value-type="float" office:value="400830" calcext:value-type="float">
            <text:p>400,830</text:p>
          </table:table-cell>
          <table:table-cell table:style-name="ce25" office:value-type="float" office:value="408189" calcext:value-type="float">
            <text:p>408,189</text:p>
          </table:table-cell>
          <table:table-cell table:style-name="ce49" office:value-type="float" office:value="410550" calcext:value-type="float">
            <text:p>410,550</text:p>
          </table:table-cell>
          <table:table-cell table:style-name="ce25" office:value-type="float" office:value="1950293" calcext:value-type="float">
            <text:p>1,950,293</text:p>
          </table:table-cell>
          <table:table-cell table:style-name="ce25" office:value-type="float" office:value="408864" calcext:value-type="float">
            <text:p>408,864</text:p>
          </table:table-cell>
          <table:table-cell table:style-name="ce25" office:value-type="float" office:value="390159" calcext:value-type="float">
            <text:p>390,159</text:p>
          </table:table-cell>
          <table:table-cell table:style-name="ce25" office:value-type="float" office:value="409845" calcext:value-type="float">
            <text:p>409,845</text:p>
          </table:table-cell>
          <table:table-cell table:style-name="ce25" office:value-type="float" office:value="382084" calcext:value-type="float">
            <text:p>382,084</text:p>
          </table:table-cell>
          <table:table-cell table:style-name="ce49" office:value-type="float" office:value="359341" calcext:value-type="float">
            <text:p>359,341</text:p>
          </table:table-cell>
          <table:table-cell table:style-name="ce25" office:value-type="float" office:value="1809919" calcext:value-type="float">
            <text:p>1,809,919</text:p>
          </table:table-cell>
          <table:table-cell table:style-name="ce25" office:value-type="float" office:value="351676" calcext:value-type="float">
            <text:p>351,676</text:p>
          </table:table-cell>
          <table:table-cell table:style-name="ce25" office:value-type="float" office:value="354691" calcext:value-type="float">
            <text:p>354,691</text:p>
          </table:table-cell>
          <table:table-cell table:style-name="ce25" office:value-type="float" office:value="358647" calcext:value-type="float">
            <text:p>358,647</text:p>
          </table:table-cell>
          <table:table-cell table:style-name="ce25" office:value-type="float" office:value="369192" calcext:value-type="float">
            <text:p>369,192</text:p>
          </table:table-cell>
          <table:table-cell table:style-name="ce49" office:value-type="float" office:value="375713" calcext:value-type="float">
            <text:p>375,713</text:p>
          </table:table-cell>
          <table:table-cell table:style-name="ce25" office:value-type="float" office:value="1870306" calcext:value-type="float">
            <text:p>1,870,306</text:p>
          </table:table-cell>
          <table:table-cell table:style-name="ce25" office:value-type="float" office:value="373303" calcext:value-type="float">
            <text:p>373,303</text:p>
          </table:table-cell>
          <table:table-cell table:style-name="ce25" office:value-type="float" office:value="369573" calcext:value-type="float">
            <text:p>369,573</text:p>
          </table:table-cell>
          <table:table-cell table:style-name="ce25" office:value-type="float" office:value="367669" calcext:value-type="float">
            <text:p>367,669</text:p>
          </table:table-cell>
          <table:table-cell table:style-name="ce25" office:value-type="float" office:value="376543" calcext:value-type="float">
            <text:p>376,543</text:p>
          </table:table-cell>
          <table:table-cell table:style-name="ce49" office:value-type="float" office:value="383218" calcext:value-type="float">
            <text:p>383,218</text:p>
          </table:table-cell>
          <table:table-cell table:style-name="ce25" office:value-type="float" office:value="1897297" calcext:value-type="float">
            <text:p>1,897,297</text:p>
          </table:table-cell>
          <table:table-cell table:style-name="ce25" office:value-type="float" office:value="383128" calcext:value-type="float">
            <text:p>383,128</text:p>
          </table:table-cell>
          <table:table-cell table:style-name="ce25" office:value-type="float" office:value="386992" calcext:value-type="float">
            <text:p>386,992</text:p>
          </table:table-cell>
          <table:table-cell table:style-name="ce25" office:value-type="float" office:value="383403" calcext:value-type="float">
            <text:p>383,403</text:p>
          </table:table-cell>
          <table:table-cell table:style-name="ce25" office:value-type="float" office:value="375249" calcext:value-type="float">
            <text:p>375,249</text:p>
          </table:table-cell>
          <table:table-cell table:style-name="ce49" office:value-type="float" office:value="368525" calcext:value-type="float">
            <text:p>368,525</text:p>
          </table:table-cell>
          <table:table-cell table:style-name="ce25" office:value-type="float" office:value="1743841" calcext:value-type="float">
            <text:p>1,743,841</text:p>
          </table:table-cell>
          <table:table-cell table:style-name="ce25" office:value-type="float" office:value="370514" calcext:value-type="float">
            <text:p>370,514</text:p>
          </table:table-cell>
          <table:table-cell table:style-name="ce25" office:value-type="float" office:value="348211" calcext:value-type="float">
            <text:p>348,211</text:p>
          </table:table-cell>
          <table:table-cell table:style-name="ce25" office:value-type="float" office:value="341402" calcext:value-type="float">
            <text:p>341,402</text:p>
          </table:table-cell>
          <table:table-cell table:style-name="ce25" office:value-type="float" office:value="344445" calcext:value-type="float">
            <text:p>344,445</text:p>
          </table:table-cell>
          <table:table-cell table:style-name="ce49" office:value-type="float" office:value="339269" calcext:value-type="float">
            <text:p>339,269</text:p>
          </table:table-cell>
          <table:table-cell table:style-name="ce25" office:value-type="float" office:value="1461102" calcext:value-type="float">
            <text:p>1,461,102</text:p>
          </table:table-cell>
          <table:table-cell table:style-name="ce25" office:value-type="float" office:value="316065" calcext:value-type="float">
            <text:p>316,065</text:p>
          </table:table-cell>
          <table:table-cell table:style-name="ce25" office:value-type="float" office:value="306519" calcext:value-type="float">
            <text:p>306,519</text:p>
          </table:table-cell>
          <table:table-cell table:style-name="ce25" office:value-type="float" office:value="304751" calcext:value-type="float">
            <text:p>304,751</text:p>
          </table:table-cell>
          <table:table-cell table:style-name="ce25" office:value-type="float" office:value="290425" calcext:value-type="float">
            <text:p>290,425</text:p>
          </table:table-cell>
          <table:table-cell table:style-name="ce49" office:value-type="float" office:value="243342" calcext:value-type="float">
            <text:p>243,342</text:p>
          </table:table-cell>
          <table:table-cell table:style-name="ce25" office:value-type="float" office:value="876723" calcext:value-type="float">
            <text:p>876,723</text:p>
          </table:table-cell>
          <table:table-cell table:style-name="ce25" office:value-type="float" office:value="231148" calcext:value-type="float">
            <text:p>231,148</text:p>
          </table:table-cell>
          <table:table-cell table:style-name="ce25" office:value-type="float" office:value="198831" calcext:value-type="float">
            <text:p>198,831</text:p>
          </table:table-cell>
          <table:table-cell table:style-name="ce25" office:value-type="float" office:value="170914" calcext:value-type="float">
            <text:p>170,914</text:p>
          </table:table-cell>
          <table:table-cell table:style-name="ce25" office:value-type="float" office:value="129011" calcext:value-type="float">
            <text:p>129,011</text:p>
          </table:table-cell>
          <table:table-cell table:style-name="ce49" office:value-type="float" office:value="146819" calcext:value-type="float">
            <text:p>146,819</text:p>
          </table:table-cell>
          <table:table-cell table:style-name="ce25" office:value-type="float" office:value="764681" calcext:value-type="float">
            <text:p>764,681</text:p>
          </table:table-cell>
          <table:table-cell table:style-name="ce25" office:value-type="float" office:value="158729" calcext:value-type="float">
            <text:p>158,729</text:p>
          </table:table-cell>
          <table:table-cell table:style-name="ce25" office:value-type="float" office:value="153207" calcext:value-type="float">
            <text:p>153,207</text:p>
          </table:table-cell>
          <table:table-cell table:style-name="ce25" office:value-type="float" office:value="152971" calcext:value-type="float">
            <text:p>152,971</text:p>
          </table:table-cell>
          <table:table-cell table:style-name="ce25" office:value-type="float" office:value="151983" calcext:value-type="float">
            <text:p>151,983</text:p>
          </table:table-cell>
          <table:table-cell table:style-name="ce49" office:value-type="float" office:value="147791" calcext:value-type="float">
            <text:p>147,791</text:p>
          </table:table-cell>
          <table:table-cell table:style-name="ce25" office:value-type="float" office:value="620959" calcext:value-type="float">
            <text:p>620,959</text:p>
          </table:table-cell>
          <table:table-cell table:style-name="ce25" office:value-type="float" office:value="137665" calcext:value-type="float">
            <text:p>137,665</text:p>
          </table:table-cell>
          <table:table-cell table:style-name="ce25" office:value-type="float" office:value="129123" calcext:value-type="float">
            <text:p>129,123</text:p>
          </table:table-cell>
          <table:table-cell table:style-name="ce25" office:value-type="float" office:value="124497" calcext:value-type="float">
            <text:p>124,497</text:p>
          </table:table-cell>
          <table:table-cell table:style-name="ce25" office:value-type="float" office:value="116420" calcext:value-type="float">
            <text:p>116,420</text:p>
          </table:table-cell>
          <table:table-cell table:style-name="ce49" office:value-type="float" office:value="113254" calcext:value-type="float">
            <text:p>113,254</text:p>
          </table:table-cell>
          <table:table-cell table:style-name="ce25" office:value-type="float" office:value="493623" calcext:value-type="float">
            <text:p>493,623</text:p>
          </table:table-cell>
          <table:table-cell table:style-name="ce25" office:value-type="float" office:value="104675" calcext:value-type="float">
            <text:p>104,675</text:p>
          </table:table-cell>
          <table:table-cell table:style-name="ce25" office:value-type="float" office:value="100651" calcext:value-type="float">
            <text:p>100,651</text:p>
          </table:table-cell>
          <table:table-cell table:style-name="ce25" office:value-type="float" office:value="99915" calcext:value-type="float">
            <text:p>99,915</text:p>
          </table:table-cell>
          <table:table-cell table:style-name="ce25" office:value-type="float" office:value="97155" calcext:value-type="float">
            <text:p>97,155</text:p>
          </table:table-cell>
          <table:table-cell table:style-name="ce49" office:value-type="float" office:value="91227" calcext:value-type="float">
            <text:p>91,227</text:p>
          </table:table-cell>
          <table:table-cell table:style-name="ce25" office:value-type="float" office:value="338921" calcext:value-type="float">
            <text:p>338,921</text:p>
          </table:table-cell>
          <table:table-cell table:style-name="ce25" office:value-type="float" office:value="84127" calcext:value-type="float">
            <text:p>84,127</text:p>
          </table:table-cell>
          <table:table-cell table:style-name="ce25" office:value-type="float" office:value="75909" calcext:value-type="float">
            <text:p>75,909</text:p>
          </table:table-cell>
          <table:table-cell table:style-name="ce25" office:value-type="float" office:value="68385" calcext:value-type="float">
            <text:p>68,385</text:p>
          </table:table-cell>
          <table:table-cell table:style-name="ce25" office:value-type="float" office:value="60555" calcext:value-type="float">
            <text:p>60,555</text:p>
          </table:table-cell>
          <table:table-cell table:style-name="ce49" office:value-type="float" office:value="49945" calcext:value-type="float">
            <text:p>49,945</text:p>
          </table:table-cell>
          <table:table-cell table:style-name="ce25" office:value-type="float" office:value="153628" calcext:value-type="float">
            <text:p>153,628</text:p>
          </table:table-cell>
          <table:table-cell table:style-name="ce25" office:value-type="float" office:value="42968" calcext:value-type="float">
            <text:p>42,968</text:p>
          </table:table-cell>
          <table:table-cell table:style-name="ce25" office:value-type="float" office:value="35051" calcext:value-type="float">
            <text:p>35,051</text:p>
          </table:table-cell>
          <table:table-cell table:style-name="ce25" office:value-type="float" office:value="31719" calcext:value-type="float">
            <text:p>31,719</text:p>
          </table:table-cell>
          <table:table-cell table:style-name="ce25" office:value-type="float" office:value="25033" calcext:value-type="float">
            <text:p>25,033</text:p>
          </table:table-cell>
          <table:table-cell table:style-name="ce49" office:value-type="float" office:value="18857" calcext:value-type="float">
            <text:p>18,857</text:p>
          </table:table-cell>
          <table:table-cell table:style-name="ce25" office:value-type="float" office:value="46100" calcext:value-type="float">
            <text:p>46,100</text:p>
          </table:table-cell>
          <table:table-cell table:style-name="ce25" office:value-type="float" office:value="14468" calcext:value-type="float">
            <text:p>14,468</text:p>
          </table:table-cell>
          <table:table-cell table:style-name="ce25" office:value-type="float" office:value="11473" calcext:value-type="float">
            <text:p>11,473</text:p>
          </table:table-cell>
          <table:table-cell table:style-name="ce25" office:value-type="float" office:value="8856" calcext:value-type="float">
            <text:p>8,856</text:p>
          </table:table-cell>
          <table:table-cell table:style-name="ce25" office:value-type="float" office:value="6297" calcext:value-type="float">
            <text:p>6,297</text:p>
          </table:table-cell>
          <table:table-cell table:style-name="ce49" office:value-type="float" office:value="5006" calcext:value-type="float">
            <text:p>5,006</text:p>
          </table:table-cell>
          <table:table-cell table:style-name="ce25" office:value-type="float" office:value="10602" calcext:value-type="float">
            <text:p>10,602</text:p>
          </table:table-cell>
          <table:table-cell table:style-name="ce25" office:value-type="float" office:value="3797" calcext:value-type="float">
            <text:p>3,797</text:p>
          </table:table-cell>
          <table:table-cell table:style-name="ce25" office:value-type="float" office:value="2780" calcext:value-type="float">
            <text:p>2,780</text:p>
          </table:table-cell>
          <table:table-cell table:style-name="ce25" office:value-type="float" office:value="2008" calcext:value-type="float">
            <text:p>2,008</text:p>
          </table:table-cell>
          <table:table-cell table:style-name="ce25" office:value-type="float" office:value="1232" calcext:value-type="float">
            <text:p>1,232</text:p>
          </table:table-cell>
          <table:table-cell table:style-name="ce49" office:value-type="float" office:value="785" calcext:value-type="float">
            <text:p>785</text:p>
          </table:table-cell>
          <table:table-cell table:style-name="ce25" office:value-type="float" office:value="1946" calcext:value-type="float">
            <text:p>1,94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29938" calcext:value-type="float">
            <text:p>11,629,938</text:p>
          </table:table-cell>
          <table:table-cell table:style-name="ce25" office:value-type="float" office:value="529137" calcext:value-type="float">
            <text:p>529,137</text:p>
          </table:table-cell>
          <table:table-cell table:style-name="ce25" office:value-type="float" office:value="96001" calcext:value-type="float">
            <text:p>96,001</text:p>
          </table:table-cell>
          <table:table-cell table:style-name="ce25" office:value-type="float" office:value="107021" calcext:value-type="float">
            <text:p>107,021</text:p>
          </table:table-cell>
          <table:table-cell table:style-name="ce25" office:value-type="float" office:value="106431" calcext:value-type="float">
            <text:p>106,431</text:p>
          </table:table-cell>
          <table:table-cell table:style-name="ce25" office:value-type="float" office:value="107618" calcext:value-type="float">
            <text:p>107,618</text:p>
          </table:table-cell>
          <table:table-cell table:style-name="ce25" office:value-type="float" office:value="112066" calcext:value-type="float">
            <text:p>112,066</text:p>
          </table:table-cell>
          <table:table-cell table:style-name="ce25" office:value-type="float" office:value="668346" calcext:value-type="float">
            <text:p>668,346</text:p>
          </table:table-cell>
          <table:table-cell table:style-name="ce25" office:value-type="float" office:value="115649" calcext:value-type="float">
            <text:p>115,649</text:p>
          </table:table-cell>
          <table:table-cell table:style-name="ce25" office:value-type="float" office:value="123989" calcext:value-type="float">
            <text:p>123,989</text:p>
          </table:table-cell>
          <table:table-cell table:style-name="ce25" office:value-type="float" office:value="129107" calcext:value-type="float">
            <text:p>129,107</text:p>
          </table:table-cell>
          <table:table-cell table:style-name="ce25" office:value-type="float" office:value="148629" calcext:value-type="float">
            <text:p>148,629</text:p>
          </table:table-cell>
          <table:table-cell table:style-name="ce49" office:value-type="float" office:value="150972" calcext:value-type="float">
            <text:p>150,972</text:p>
          </table:table-cell>
          <table:table-cell table:style-name="ce25" office:value-type="float" office:value="802778" calcext:value-type="float">
            <text:p>802,778</text:p>
          </table:table-cell>
          <table:table-cell table:style-name="ce25" office:value-type="float" office:value="143525" calcext:value-type="float">
            <text:p>143,525</text:p>
          </table:table-cell>
          <table:table-cell table:style-name="ce25" office:value-type="float" office:value="155100" calcext:value-type="float">
            <text:p>155,100</text:p>
          </table:table-cell>
          <table:table-cell table:style-name="ce25" office:value-type="float" office:value="168357" calcext:value-type="float">
            <text:p>168,357</text:p>
          </table:table-cell>
          <table:table-cell table:style-name="ce25" office:value-type="float" office:value="167943" calcext:value-type="float">
            <text:p>167,943</text:p>
          </table:table-cell>
          <table:table-cell table:style-name="ce49" office:value-type="float" office:value="167853" calcext:value-type="float">
            <text:p>167,853</text:p>
          </table:table-cell>
          <table:table-cell table:style-name="ce25" office:value-type="float" office:value="842000" calcext:value-type="float">
            <text:p>842,000</text:p>
          </table:table-cell>
          <table:table-cell table:style-name="ce25" office:value-type="float" office:value="168419" calcext:value-type="float">
            <text:p>168,419</text:p>
          </table:table-cell>
          <table:table-cell table:style-name="ce25" office:value-type="float" office:value="168218" calcext:value-type="float">
            <text:p>168,218</text:p>
          </table:table-cell>
          <table:table-cell table:style-name="ce25" office:value-type="float" office:value="166597" calcext:value-type="float">
            <text:p>166,597</text:p>
          </table:table-cell>
          <table:table-cell table:style-name="ce25" office:value-type="float" office:value="169566" calcext:value-type="float">
            <text:p>169,566</text:p>
          </table:table-cell>
          <table:table-cell table:style-name="ce49" office:value-type="float" office:value="169200" calcext:value-type="float">
            <text:p>169,200</text:p>
          </table:table-cell>
          <table:table-cell table:style-name="ce25" office:value-type="float" office:value="832243" calcext:value-type="float">
            <text:p>832,243</text:p>
          </table:table-cell>
          <table:table-cell table:style-name="ce25" office:value-type="float" office:value="168056" calcext:value-type="float">
            <text:p>168,056</text:p>
          </table:table-cell>
          <table:table-cell table:style-name="ce25" office:value-type="float" office:value="164111" calcext:value-type="float">
            <text:p>164,111</text:p>
          </table:table-cell>
          <table:table-cell table:style-name="ce25" office:value-type="float" office:value="157014" calcext:value-type="float">
            <text:p>157,014</text:p>
          </table:table-cell>
          <table:table-cell table:style-name="ce25" office:value-type="float" office:value="162416" calcext:value-type="float">
            <text:p>162,416</text:p>
          </table:table-cell>
          <table:table-cell table:style-name="ce49" office:value-type="float" office:value="180646" calcext:value-type="float">
            <text:p>180,646</text:p>
          </table:table-cell>
          <table:table-cell table:style-name="ce25" office:value-type="float" office:value="995911" calcext:value-type="float">
            <text:p>995,911</text:p>
          </table:table-cell>
          <table:table-cell table:style-name="ce25" office:value-type="float" office:value="184378" calcext:value-type="float">
            <text:p>184,378</text:p>
          </table:table-cell>
          <table:table-cell table:style-name="ce25" office:value-type="float" office:value="197185" calcext:value-type="float">
            <text:p>197,185</text:p>
          </table:table-cell>
          <table:table-cell table:style-name="ce25" office:value-type="float" office:value="202508" calcext:value-type="float">
            <text:p>202,508</text:p>
          </table:table-cell>
          <table:table-cell table:style-name="ce25" office:value-type="float" office:value="205500" calcext:value-type="float">
            <text:p>205,500</text:p>
          </table:table-cell>
          <table:table-cell table:style-name="ce49" office:value-type="float" office:value="206340" calcext:value-type="float">
            <text:p>206,340</text:p>
          </table:table-cell>
          <table:table-cell table:style-name="ce25" office:value-type="float" office:value="976289" calcext:value-type="float">
            <text:p>976,289</text:p>
          </table:table-cell>
          <table:table-cell table:style-name="ce25" office:value-type="float" office:value="205432" calcext:value-type="float">
            <text:p>205,432</text:p>
          </table:table-cell>
          <table:table-cell table:style-name="ce25" office:value-type="float" office:value="195684" calcext:value-type="float">
            <text:p>195,684</text:p>
          </table:table-cell>
          <table:table-cell table:style-name="ce25" office:value-type="float" office:value="204908" calcext:value-type="float">
            <text:p>204,908</text:p>
          </table:table-cell>
          <table:table-cell table:style-name="ce25" office:value-type="float" office:value="191356" calcext:value-type="float">
            <text:p>191,356</text:p>
          </table:table-cell>
          <table:table-cell table:style-name="ce49" office:value-type="float" office:value="178909" calcext:value-type="float">
            <text:p>178,909</text:p>
          </table:table-cell>
          <table:table-cell table:style-name="ce25" office:value-type="float" office:value="904034" calcext:value-type="float">
            <text:p>904,034</text:p>
          </table:table-cell>
          <table:table-cell table:style-name="ce25" office:value-type="float" office:value="175625" calcext:value-type="float">
            <text:p>175,625</text:p>
          </table:table-cell>
          <table:table-cell table:style-name="ce25" office:value-type="float" office:value="176640" calcext:value-type="float">
            <text:p>176,640</text:p>
          </table:table-cell>
          <table:table-cell table:style-name="ce25" office:value-type="float" office:value="178648" calcext:value-type="float">
            <text:p>178,648</text:p>
          </table:table-cell>
          <table:table-cell table:style-name="ce25" office:value-type="float" office:value="184763" calcext:value-type="float">
            <text:p>184,763</text:p>
          </table:table-cell>
          <table:table-cell table:style-name="ce49" office:value-type="float" office:value="188358" calcext:value-type="float">
            <text:p>188,358</text:p>
          </table:table-cell>
          <table:table-cell table:style-name="ce25" office:value-type="float" office:value="939984" calcext:value-type="float">
            <text:p>939,984</text:p>
          </table:table-cell>
          <table:table-cell table:style-name="ce25" office:value-type="float" office:value="187398" calcext:value-type="float">
            <text:p>187,398</text:p>
          </table:table-cell>
          <table:table-cell table:style-name="ce25" office:value-type="float" office:value="185800" calcext:value-type="float">
            <text:p>185,800</text:p>
          </table:table-cell>
          <table:table-cell table:style-name="ce25" office:value-type="float" office:value="185079" calcext:value-type="float">
            <text:p>185,079</text:p>
          </table:table-cell>
          <table:table-cell table:style-name="ce25" office:value-type="float" office:value="189271" calcext:value-type="float">
            <text:p>189,271</text:p>
          </table:table-cell>
          <table:table-cell table:style-name="ce49" office:value-type="float" office:value="192436" calcext:value-type="float">
            <text:p>192,436</text:p>
          </table:table-cell>
          <table:table-cell table:style-name="ce25" office:value-type="float" office:value="950881" calcext:value-type="float">
            <text:p>950,881</text:p>
          </table:table-cell>
          <table:table-cell table:style-name="ce25" office:value-type="float" office:value="192529" calcext:value-type="float">
            <text:p>192,529</text:p>
          </table:table-cell>
          <table:table-cell table:style-name="ce25" office:value-type="float" office:value="193837" calcext:value-type="float">
            <text:p>193,837</text:p>
          </table:table-cell>
          <table:table-cell table:style-name="ce25" office:value-type="float" office:value="192185" calcext:value-type="float">
            <text:p>192,185</text:p>
          </table:table-cell>
          <table:table-cell table:style-name="ce25" office:value-type="float" office:value="188224" calcext:value-type="float">
            <text:p>188,224</text:p>
          </table:table-cell>
          <table:table-cell table:style-name="ce49" office:value-type="float" office:value="184106" calcext:value-type="float">
            <text:p>184,106</text:p>
          </table:table-cell>
          <table:table-cell table:style-name="ce25" office:value-type="float" office:value="866906" calcext:value-type="float">
            <text:p>866,906</text:p>
          </table:table-cell>
          <table:table-cell table:style-name="ce25" office:value-type="float" office:value="184691" calcext:value-type="float">
            <text:p>184,691</text:p>
          </table:table-cell>
          <table:table-cell table:style-name="ce25" office:value-type="float" office:value="173424" calcext:value-type="float">
            <text:p>173,424</text:p>
          </table:table-cell>
          <table:table-cell table:style-name="ce25" office:value-type="float" office:value="169323" calcext:value-type="float">
            <text:p>169,323</text:p>
          </table:table-cell>
          <table:table-cell table:style-name="ce25" office:value-type="float" office:value="171201" calcext:value-type="float">
            <text:p>171,201</text:p>
          </table:table-cell>
          <table:table-cell table:style-name="ce49" office:value-type="float" office:value="168267" calcext:value-type="float">
            <text:p>168,267</text:p>
          </table:table-cell>
          <table:table-cell table:style-name="ce25" office:value-type="float" office:value="720506" calcext:value-type="float">
            <text:p>720,506</text:p>
          </table:table-cell>
          <table:table-cell table:style-name="ce25" office:value-type="float" office:value="156157" calcext:value-type="float">
            <text:p>156,157</text:p>
          </table:table-cell>
          <table:table-cell table:style-name="ce25" office:value-type="float" office:value="151471" calcext:value-type="float">
            <text:p>151,471</text:p>
          </table:table-cell>
          <table:table-cell table:style-name="ce25" office:value-type="float" office:value="150370" calcext:value-type="float">
            <text:p>150,370</text:p>
          </table:table-cell>
          <table:table-cell table:style-name="ce25" office:value-type="float" office:value="142853" calcext:value-type="float">
            <text:p>142,853</text:p>
          </table:table-cell>
          <table:table-cell table:style-name="ce49" office:value-type="float" office:value="119655" calcext:value-type="float">
            <text:p>119,655</text:p>
          </table:table-cell>
          <table:table-cell table:style-name="ce25" office:value-type="float" office:value="427241" calcext:value-type="float">
            <text:p>427,241</text:p>
          </table:table-cell>
          <table:table-cell table:style-name="ce25" office:value-type="float" office:value="112904" calcext:value-type="float">
            <text:p>112,904</text:p>
          </table:table-cell>
          <table:table-cell table:style-name="ce25" office:value-type="float" office:value="97662" calcext:value-type="float">
            <text:p>97,662</text:p>
          </table:table-cell>
          <table:table-cell table:style-name="ce25" office:value-type="float" office:value="83247" calcext:value-type="float">
            <text:p>83,247</text:p>
          </table:table-cell>
          <table:table-cell table:style-name="ce25" office:value-type="float" office:value="62716" calcext:value-type="float">
            <text:p>62,716</text:p>
          </table:table-cell>
          <table:table-cell table:style-name="ce49" office:value-type="float" office:value="70712" calcext:value-type="float">
            <text:p>70,712</text:p>
          </table:table-cell>
          <table:table-cell table:style-name="ce25" office:value-type="float" office:value="364343" calcext:value-type="float">
            <text:p>364,343</text:p>
          </table:table-cell>
          <table:table-cell table:style-name="ce25" office:value-type="float" office:value="76753" calcext:value-type="float">
            <text:p>76,753</text:p>
          </table:table-cell>
          <table:table-cell table:style-name="ce25" office:value-type="float" office:value="73383" calcext:value-type="float">
            <text:p>73,383</text:p>
          </table:table-cell>
          <table:table-cell table:style-name="ce25" office:value-type="float" office:value="72917" calcext:value-type="float">
            <text:p>72,917</text:p>
          </table:table-cell>
          <table:table-cell table:style-name="ce25" office:value-type="float" office:value="72124" calcext:value-type="float">
            <text:p>72,124</text:p>
          </table:table-cell>
          <table:table-cell table:style-name="ce49" office:value-type="float" office:value="69166" calcext:value-type="float">
            <text:p>69,166</text:p>
          </table:table-cell>
          <table:table-cell table:style-name="ce25" office:value-type="float" office:value="287095" calcext:value-type="float">
            <text:p>287,095</text:p>
          </table:table-cell>
          <table:table-cell table:style-name="ce25" office:value-type="float" office:value="63893" calcext:value-type="float">
            <text:p>63,893</text:p>
          </table:table-cell>
          <table:table-cell table:style-name="ce25" office:value-type="float" office:value="59753" calcext:value-type="float">
            <text:p>59,753</text:p>
          </table:table-cell>
          <table:table-cell table:style-name="ce25" office:value-type="float" office:value="57630" calcext:value-type="float">
            <text:p>57,630</text:p>
          </table:table-cell>
          <table:table-cell table:style-name="ce25" office:value-type="float" office:value="53378" calcext:value-type="float">
            <text:p>53,378</text:p>
          </table:table-cell>
          <table:table-cell table:style-name="ce49" office:value-type="float" office:value="52441" calcext:value-type="float">
            <text:p>52,441</text:p>
          </table:table-cell>
          <table:table-cell table:style-name="ce25" office:value-type="float" office:value="245062" calcext:value-type="float">
            <text:p>245,062</text:p>
          </table:table-cell>
          <table:table-cell table:style-name="ce25" office:value-type="float" office:value="48958" calcext:value-type="float">
            <text:p>48,958</text:p>
          </table:table-cell>
          <table:table-cell table:style-name="ce25" office:value-type="float" office:value="48466" calcext:value-type="float">
            <text:p>48,466</text:p>
          </table:table-cell>
          <table:table-cell table:style-name="ce25" office:value-type="float" office:value="49802" calcext:value-type="float">
            <text:p>49,802</text:p>
          </table:table-cell>
          <table:table-cell table:style-name="ce25" office:value-type="float" office:value="49958" calcext:value-type="float">
            <text:p>49,958</text:p>
          </table:table-cell>
          <table:table-cell table:style-name="ce49" office:value-type="float" office:value="47878" calcext:value-type="float">
            <text:p>47,878</text:p>
          </table:table-cell>
          <table:table-cell table:style-name="ce25" office:value-type="float" office:value="177500" calcext:value-type="float">
            <text:p>177,500</text:p>
          </table:table-cell>
          <table:table-cell table:style-name="ce25" office:value-type="float" office:value="44109" calcext:value-type="float">
            <text:p>44,109</text:p>
          </table:table-cell>
          <table:table-cell table:style-name="ce25" office:value-type="float" office:value="40128" calcext:value-type="float">
            <text:p>40,128</text:p>
          </table:table-cell>
          <table:table-cell table:style-name="ce25" office:value-type="float" office:value="35746" calcext:value-type="float">
            <text:p>35,746</text:p>
          </table:table-cell>
          <table:table-cell table:style-name="ce25" office:value-type="float" office:value="31601" calcext:value-type="float">
            <text:p>31,601</text:p>
          </table:table-cell>
          <table:table-cell table:style-name="ce49" office:value-type="float" office:value="25916" calcext:value-type="float">
            <text:p>25,916</text:p>
          </table:table-cell>
          <table:table-cell table:style-name="ce25" office:value-type="float" office:value="74061" calcext:value-type="float">
            <text:p>74,061</text:p>
          </table:table-cell>
          <table:table-cell table:style-name="ce25" office:value-type="float" office:value="21285" calcext:value-type="float">
            <text:p>21,285</text:p>
          </table:table-cell>
          <table:table-cell table:style-name="ce25" office:value-type="float" office:value="17015" calcext:value-type="float">
            <text:p>17,015</text:p>
          </table:table-cell>
          <table:table-cell table:style-name="ce25" office:value-type="float" office:value="15151" calcext:value-type="float">
            <text:p>15,151</text:p>
          </table:table-cell>
          <table:table-cell table:style-name="ce25" office:value-type="float" office:value="11798" calcext:value-type="float">
            <text:p>11,798</text:p>
          </table:table-cell>
          <table:table-cell table:style-name="ce49" office:value-type="float" office:value="8812" calcext:value-type="float">
            <text:p>8,812</text:p>
          </table:table-cell>
          <table:table-cell table:style-name="ce25" office:value-type="float" office:value="20065" calcext:value-type="float">
            <text:p>20,065</text:p>
          </table:table-cell>
          <table:table-cell table:style-name="ce25" office:value-type="float" office:value="6464" calcext:value-type="float">
            <text:p>6,464</text:p>
          </table:table-cell>
          <table:table-cell table:style-name="ce25" office:value-type="float" office:value="5021" calcext:value-type="float">
            <text:p>5,021</text:p>
          </table:table-cell>
          <table:table-cell table:style-name="ce25" office:value-type="float" office:value="3797" calcext:value-type="float">
            <text:p>3,797</text:p>
          </table:table-cell>
          <table:table-cell table:style-name="ce25" office:value-type="float" office:value="2693" calcext:value-type="float">
            <text:p>2,693</text:p>
          </table:table-cell>
          <table:table-cell table:style-name="ce49" office:value-type="float" office:value="2090" calcext:value-type="float">
            <text:p>2,090</text:p>
          </table:table-cell>
          <table:table-cell table:style-name="ce25" office:value-type="float" office:value="4594" calcext:value-type="float">
            <text:p>4,594</text:p>
          </table:table-cell>
          <table:table-cell table:style-name="ce25" office:value-type="float" office:value="1671" calcext:value-type="float">
            <text:p>1,671</text:p>
          </table:table-cell>
          <table:table-cell table:style-name="ce25" office:value-type="float" office:value="1152" calcext:value-type="float">
            <text:p>1,152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492" calcext:value-type="float">
            <text:p>492</text:p>
          </table:table-cell>
          <table:table-cell table:style-name="ce49" office:value-type="float" office:value="326" calcext:value-type="float">
            <text:p>326</text:p>
          </table:table-cell>
          <table:table-cell table:style-name="ce25" office:value-type="float" office:value="962" calcext:value-type="float">
            <text:p>96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47253" calcext:value-type="float">
            <text:p>11,447,253</text:p>
          </table:table-cell>
          <table:table-cell table:style-name="ce26" office:value-type="float" office:value="484465" calcext:value-type="float">
            <text:p>484,465</text:p>
          </table:table-cell>
          <table:table-cell table:style-name="ce26" office:value-type="float" office:value="88274" calcext:value-type="float">
            <text:p>88,274</text:p>
          </table:table-cell>
          <table:table-cell table:style-name="ce26" office:value-type="float" office:value="97669" calcext:value-type="float">
            <text:p>97,669</text:p>
          </table:table-cell>
          <table:table-cell table:style-name="ce26" office:value-type="float" office:value="97559" calcext:value-type="float">
            <text:p>97,559</text:p>
          </table:table-cell>
          <table:table-cell table:style-name="ce26" office:value-type="float" office:value="98134" calcext:value-type="float">
            <text:p>98,134</text:p>
          </table:table-cell>
          <table:table-cell table:style-name="ce26" office:value-type="float" office:value="102829" calcext:value-type="float">
            <text:p>102,829</text:p>
          </table:table-cell>
          <table:table-cell table:style-name="ce26" office:value-type="float" office:value="610191" calcext:value-type="float">
            <text:p>610,191</text:p>
          </table:table-cell>
          <table:table-cell table:style-name="ce26" office:value-type="float" office:value="104257" calcext:value-type="float">
            <text:p>104,257</text:p>
          </table:table-cell>
          <table:table-cell table:style-name="ce26" office:value-type="float" office:value="112908" calcext:value-type="float">
            <text:p>112,908</text:p>
          </table:table-cell>
          <table:table-cell table:style-name="ce26" office:value-type="float" office:value="118782" calcext:value-type="float">
            <text:p>118,782</text:p>
          </table:table-cell>
          <table:table-cell table:style-name="ce26" office:value-type="float" office:value="136875" calcext:value-type="float">
            <text:p>136,875</text:p>
          </table:table-cell>
          <table:table-cell table:style-name="ce38" office:value-type="float" office:value="137369" calcext:value-type="float">
            <text:p>137,369</text:p>
          </table:table-cell>
          <table:table-cell table:style-name="ce26" office:value-type="float" office:value="740666" calcext:value-type="float">
            <text:p>740,666</text:p>
          </table:table-cell>
          <table:table-cell table:style-name="ce26" office:value-type="float" office:value="132183" calcext:value-type="float">
            <text:p>132,183</text:p>
          </table:table-cell>
          <table:table-cell table:style-name="ce26" office:value-type="float" office:value="142523" calcext:value-type="float">
            <text:p>142,523</text:p>
          </table:table-cell>
          <table:table-cell table:style-name="ce26" office:value-type="float" office:value="155149" calcext:value-type="float">
            <text:p>155,149</text:p>
          </table:table-cell>
          <table:table-cell table:style-name="ce26" office:value-type="float" office:value="155539" calcext:value-type="float">
            <text:p>155,539</text:p>
          </table:table-cell>
          <table:table-cell table:style-name="ce38" office:value-type="float" office:value="155272" calcext:value-type="float">
            <text:p>155,272</text:p>
          </table:table-cell>
          <table:table-cell table:style-name="ce26" office:value-type="float" office:value="773667" calcext:value-type="float">
            <text:p>773,667</text:p>
          </table:table-cell>
          <table:table-cell table:style-name="ce26" office:value-type="float" office:value="155713" calcext:value-type="float">
            <text:p>155,713</text:p>
          </table:table-cell>
          <table:table-cell table:style-name="ce26" office:value-type="float" office:value="155320" calcext:value-type="float">
            <text:p>155,320</text:p>
          </table:table-cell>
          <table:table-cell table:style-name="ce26" office:value-type="float" office:value="151893" calcext:value-type="float">
            <text:p>151,893</text:p>
          </table:table-cell>
          <table:table-cell table:style-name="ce26" office:value-type="float" office:value="154478" calcext:value-type="float">
            <text:p>154,478</text:p>
          </table:table-cell>
          <table:table-cell table:style-name="ce38" office:value-type="float" office:value="156263" calcext:value-type="float">
            <text:p>156,263</text:p>
          </table:table-cell>
          <table:table-cell table:style-name="ce26" office:value-type="float" office:value="783760" calcext:value-type="float">
            <text:p>783,760</text:p>
          </table:table-cell>
          <table:table-cell table:style-name="ce26" office:value-type="float" office:value="155819" calcext:value-type="float">
            <text:p>155,819</text:p>
          </table:table-cell>
          <table:table-cell table:style-name="ce26" office:value-type="float" office:value="152973" calcext:value-type="float">
            <text:p>152,973</text:p>
          </table:table-cell>
          <table:table-cell table:style-name="ce26" office:value-type="float" office:value="147619" calcext:value-type="float">
            <text:p>147,619</text:p>
          </table:table-cell>
          <table:table-cell table:style-name="ce26" office:value-type="float" office:value="154326" calcext:value-type="float">
            <text:p>154,326</text:p>
          </table:table-cell>
          <table:table-cell table:style-name="ce38" office:value-type="float" office:value="173023" calcext:value-type="float">
            <text:p>173,023</text:p>
          </table:table-cell>
          <table:table-cell table:style-name="ce26" office:value-type="float" office:value="974086" calcext:value-type="float">
            <text:p>974,086</text:p>
          </table:table-cell>
          <table:table-cell table:style-name="ce26" office:value-type="float" office:value="177434" calcext:value-type="float">
            <text:p>177,434</text:p>
          </table:table-cell>
          <table:table-cell table:style-name="ce26" office:value-type="float" office:value="191431" calcext:value-type="float">
            <text:p>191,431</text:p>
          </table:table-cell>
          <table:table-cell table:style-name="ce26" office:value-type="float" office:value="198322" calcext:value-type="float">
            <text:p>198,322</text:p>
          </table:table-cell>
          <table:table-cell table:style-name="ce26" office:value-type="float" office:value="202689" calcext:value-type="float">
            <text:p>202,689</text:p>
          </table:table-cell>
          <table:table-cell table:style-name="ce38" office:value-type="float" office:value="204210" calcext:value-type="float">
            <text:p>204,210</text:p>
          </table:table-cell>
          <table:table-cell table:style-name="ce26" office:value-type="float" office:value="974004" calcext:value-type="float">
            <text:p>974,004</text:p>
          </table:table-cell>
          <table:table-cell table:style-name="ce26" office:value-type="float" office:value="203432" calcext:value-type="float">
            <text:p>203,432</text:p>
          </table:table-cell>
          <table:table-cell table:style-name="ce26" office:value-type="float" office:value="194475" calcext:value-type="float">
            <text:p>194,475</text:p>
          </table:table-cell>
          <table:table-cell table:style-name="ce26" office:value-type="float" office:value="204937" calcext:value-type="float">
            <text:p>204,937</text:p>
          </table:table-cell>
          <table:table-cell table:style-name="ce26" office:value-type="float" office:value="190728" calcext:value-type="float">
            <text:p>190,728</text:p>
          </table:table-cell>
          <table:table-cell table:style-name="ce38" office:value-type="float" office:value="180432" calcext:value-type="float">
            <text:p>180,432</text:p>
          </table:table-cell>
          <table:table-cell table:style-name="ce26" office:value-type="float" office:value="905885" calcext:value-type="float">
            <text:p>905,885</text:p>
          </table:table-cell>
          <table:table-cell table:style-name="ce26" office:value-type="float" office:value="176051" calcext:value-type="float">
            <text:p>176,051</text:p>
          </table:table-cell>
          <table:table-cell table:style-name="ce26" office:value-type="float" office:value="178051" calcext:value-type="float">
            <text:p>178,051</text:p>
          </table:table-cell>
          <table:table-cell table:style-name="ce26" office:value-type="float" office:value="179999" calcext:value-type="float">
            <text:p>179,999</text:p>
          </table:table-cell>
          <table:table-cell table:style-name="ce26" office:value-type="float" office:value="184429" calcext:value-type="float">
            <text:p>184,429</text:p>
          </table:table-cell>
          <table:table-cell table:style-name="ce38" office:value-type="float" office:value="187355" calcext:value-type="float">
            <text:p>187,355</text:p>
          </table:table-cell>
          <table:table-cell table:style-name="ce26" office:value-type="float" office:value="930322" calcext:value-type="float">
            <text:p>930,322</text:p>
          </table:table-cell>
          <table:table-cell table:style-name="ce26" office:value-type="float" office:value="185905" calcext:value-type="float">
            <text:p>185,905</text:p>
          </table:table-cell>
          <table:table-cell table:style-name="ce26" office:value-type="float" office:value="183773" calcext:value-type="float">
            <text:p>183,773</text:p>
          </table:table-cell>
          <table:table-cell table:style-name="ce26" office:value-type="float" office:value="182590" calcext:value-type="float">
            <text:p>182,590</text:p>
          </table:table-cell>
          <table:table-cell table:style-name="ce26" office:value-type="float" office:value="187272" calcext:value-type="float">
            <text:p>187,272</text:p>
          </table:table-cell>
          <table:table-cell table:style-name="ce38" office:value-type="float" office:value="190782" calcext:value-type="float">
            <text:p>190,782</text:p>
          </table:table-cell>
          <table:table-cell table:style-name="ce26" office:value-type="float" office:value="946416" calcext:value-type="float">
            <text:p>946,416</text:p>
          </table:table-cell>
          <table:table-cell table:style-name="ce26" office:value-type="float" office:value="190599" calcext:value-type="float">
            <text:p>190,599</text:p>
          </table:table-cell>
          <table:table-cell table:style-name="ce26" office:value-type="float" office:value="193155" calcext:value-type="float">
            <text:p>193,155</text:p>
          </table:table-cell>
          <table:table-cell table:style-name="ce26" office:value-type="float" office:value="191218" calcext:value-type="float">
            <text:p>191,218</text:p>
          </table:table-cell>
          <table:table-cell table:style-name="ce26" office:value-type="float" office:value="187025" calcext:value-type="float">
            <text:p>187,025</text:p>
          </table:table-cell>
          <table:table-cell table:style-name="ce38" office:value-type="float" office:value="184419" calcext:value-type="float">
            <text:p>184,419</text:p>
          </table:table-cell>
          <table:table-cell table:style-name="ce26" office:value-type="float" office:value="876935" calcext:value-type="float">
            <text:p>876,935</text:p>
          </table:table-cell>
          <table:table-cell table:style-name="ce26" office:value-type="float" office:value="185823" calcext:value-type="float">
            <text:p>185,823</text:p>
          </table:table-cell>
          <table:table-cell table:style-name="ce26" office:value-type="float" office:value="174787" calcext:value-type="float">
            <text:p>174,787</text:p>
          </table:table-cell>
          <table:table-cell table:style-name="ce26" office:value-type="float" office:value="172079" calcext:value-type="float">
            <text:p>172,079</text:p>
          </table:table-cell>
          <table:table-cell table:style-name="ce26" office:value-type="float" office:value="173244" calcext:value-type="float">
            <text:p>173,244</text:p>
          </table:table-cell>
          <table:table-cell table:style-name="ce38" office:value-type="float" office:value="171002" calcext:value-type="float">
            <text:p>171,002</text:p>
          </table:table-cell>
          <table:table-cell table:style-name="ce26" office:value-type="float" office:value="740596" calcext:value-type="float">
            <text:p>740,596</text:p>
          </table:table-cell>
          <table:table-cell table:style-name="ce26" office:value-type="float" office:value="159908" calcext:value-type="float">
            <text:p>159,908</text:p>
          </table:table-cell>
          <table:table-cell table:style-name="ce26" office:value-type="float" office:value="155048" calcext:value-type="float">
            <text:p>155,048</text:p>
          </table:table-cell>
          <table:table-cell table:style-name="ce26" office:value-type="float" office:value="154381" calcext:value-type="float">
            <text:p>154,381</text:p>
          </table:table-cell>
          <table:table-cell table:style-name="ce26" office:value-type="float" office:value="147572" calcext:value-type="float">
            <text:p>147,572</text:p>
          </table:table-cell>
          <table:table-cell table:style-name="ce38" office:value-type="float" office:value="123687" calcext:value-type="float">
            <text:p>123,687</text:p>
          </table:table-cell>
          <table:table-cell table:style-name="ce26" office:value-type="float" office:value="449482" calcext:value-type="float">
            <text:p>449,482</text:p>
          </table:table-cell>
          <table:table-cell table:style-name="ce26" office:value-type="float" office:value="118244" calcext:value-type="float">
            <text:p>118,244</text:p>
          </table:table-cell>
          <table:table-cell table:style-name="ce26" office:value-type="float" office:value="101169" calcext:value-type="float">
            <text:p>101,169</text:p>
          </table:table-cell>
          <table:table-cell table:style-name="ce26" office:value-type="float" office:value="87667" calcext:value-type="float">
            <text:p>87,667</text:p>
          </table:table-cell>
          <table:table-cell table:style-name="ce26" office:value-type="float" office:value="66295" calcext:value-type="float">
            <text:p>66,295</text:p>
          </table:table-cell>
          <table:table-cell table:style-name="ce38" office:value-type="float" office:value="76107" calcext:value-type="float">
            <text:p>76,107</text:p>
          </table:table-cell>
          <table:table-cell table:style-name="ce26" office:value-type="float" office:value="400338" calcext:value-type="float">
            <text:p>400,338</text:p>
          </table:table-cell>
          <table:table-cell table:style-name="ce26" office:value-type="float" office:value="81976" calcext:value-type="float">
            <text:p>81,976</text:p>
          </table:table-cell>
          <table:table-cell table:style-name="ce26" office:value-type="float" office:value="79824" calcext:value-type="float">
            <text:p>79,824</text:p>
          </table:table-cell>
          <table:table-cell table:style-name="ce26" office:value-type="float" office:value="80054" calcext:value-type="float">
            <text:p>80,054</text:p>
          </table:table-cell>
          <table:table-cell table:style-name="ce26" office:value-type="float" office:value="79859" calcext:value-type="float">
            <text:p>79,859</text:p>
          </table:table-cell>
          <table:table-cell table:style-name="ce38" office:value-type="float" office:value="78625" calcext:value-type="float">
            <text:p>78,625</text:p>
          </table:table-cell>
          <table:table-cell table:style-name="ce26" office:value-type="float" office:value="333864" calcext:value-type="float">
            <text:p>333,864</text:p>
          </table:table-cell>
          <table:table-cell table:style-name="ce26" office:value-type="float" office:value="73772" calcext:value-type="float">
            <text:p>73,772</text:p>
          </table:table-cell>
          <table:table-cell table:style-name="ce26" office:value-type="float" office:value="69370" calcext:value-type="float">
            <text:p>69,370</text:p>
          </table:table-cell>
          <table:table-cell table:style-name="ce26" office:value-type="float" office:value="66867" calcext:value-type="float">
            <text:p>66,867</text:p>
          </table:table-cell>
          <table:table-cell table:style-name="ce26" office:value-type="float" office:value="63042" calcext:value-type="float">
            <text:p>63,042</text:p>
          </table:table-cell>
          <table:table-cell table:style-name="ce38" office:value-type="float" office:value="60813" calcext:value-type="float">
            <text:p>60,813</text:p>
          </table:table-cell>
          <table:table-cell table:style-name="ce26" office:value-type="float" office:value="248561" calcext:value-type="float">
            <text:p>248,561</text:p>
          </table:table-cell>
          <table:table-cell table:style-name="ce26" office:value-type="float" office:value="55717" calcext:value-type="float">
            <text:p>55,717</text:p>
          </table:table-cell>
          <table:table-cell table:style-name="ce26" office:value-type="float" office:value="52185" calcext:value-type="float">
            <text:p>52,185</text:p>
          </table:table-cell>
          <table:table-cell table:style-name="ce26" office:value-type="float" office:value="50113" calcext:value-type="float">
            <text:p>50,113</text:p>
          </table:table-cell>
          <table:table-cell table:style-name="ce26" office:value-type="float" office:value="47197" calcext:value-type="float">
            <text:p>47,197</text:p>
          </table:table-cell>
          <table:table-cell table:style-name="ce38" office:value-type="float" office:value="43349" calcext:value-type="float">
            <text:p>43,349</text:p>
          </table:table-cell>
          <table:table-cell table:style-name="ce26" office:value-type="float" office:value="161421" calcext:value-type="float">
            <text:p>161,421</text:p>
          </table:table-cell>
          <table:table-cell table:style-name="ce26" office:value-type="float" office:value="40018" calcext:value-type="float">
            <text:p>40,018</text:p>
          </table:table-cell>
          <table:table-cell table:style-name="ce26" office:value-type="float" office:value="35781" calcext:value-type="float">
            <text:p>35,781</text:p>
          </table:table-cell>
          <table:table-cell table:style-name="ce26" office:value-type="float" office:value="32639" calcext:value-type="float">
            <text:p>32,639</text:p>
          </table:table-cell>
          <table:table-cell table:style-name="ce26" office:value-type="float" office:value="28954" calcext:value-type="float">
            <text:p>28,954</text:p>
          </table:table-cell>
          <table:table-cell table:style-name="ce38" office:value-type="float" office:value="24029" calcext:value-type="float">
            <text:p>24,029</text:p>
          </table:table-cell>
          <table:table-cell table:style-name="ce26" office:value-type="float" office:value="79567" calcext:value-type="float">
            <text:p>79,567</text:p>
          </table:table-cell>
          <table:table-cell table:style-name="ce26" office:value-type="float" office:value="21683" calcext:value-type="float">
            <text:p>21,683</text:p>
          </table:table-cell>
          <table:table-cell table:style-name="ce26" office:value-type="float" office:value="18036" calcext:value-type="float">
            <text:p>18,036</text:p>
          </table:table-cell>
          <table:table-cell table:style-name="ce26" office:value-type="float" office:value="16568" calcext:value-type="float">
            <text:p>16,568</text:p>
          </table:table-cell>
          <table:table-cell table:style-name="ce26" office:value-type="float" office:value="13235" calcext:value-type="float">
            <text:p>13,235</text:p>
          </table:table-cell>
          <table:table-cell table:style-name="ce38" office:value-type="float" office:value="10045" calcext:value-type="float">
            <text:p>10,045</text:p>
          </table:table-cell>
          <table:table-cell table:style-name="ce26" office:value-type="float" office:value="26035" calcext:value-type="float">
            <text:p>26,035</text:p>
          </table:table-cell>
          <table:table-cell table:style-name="ce26" office:value-type="float" office:value="8004" calcext:value-type="float">
            <text:p>8,004</text:p>
          </table:table-cell>
          <table:table-cell table:style-name="ce26" office:value-type="float" office:value="6452" calcext:value-type="float">
            <text:p>6,452</text:p>
          </table:table-cell>
          <table:table-cell table:style-name="ce26" office:value-type="float" office:value="5059" calcext:value-type="float">
            <text:p>5,059</text:p>
          </table:table-cell>
          <table:table-cell table:style-name="ce26" office:value-type="float" office:value="3604" calcext:value-type="float">
            <text:p>3,604</text:p>
          </table:table-cell>
          <table:table-cell table:style-name="ce38" office:value-type="float" office:value="2916" calcext:value-type="float">
            <text:p>2,916</text:p>
          </table:table-cell>
          <table:table-cell table:style-name="ce26" office:value-type="float" office:value="6008" calcext:value-type="float">
            <text:p>6,008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1628" calcext:value-type="float">
            <text:p>1,628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740" calcext:value-type="float">
            <text:p>740</text:p>
          </table:table-cell>
          <table:table-cell table:style-name="ce38" office:value-type="float" office:value="459" calcext:value-type="float">
            <text:p>459</text:p>
          </table:table-cell>
          <table:table-cell table:style-name="ce26" office:value-type="float" office:value="984" calcext:value-type="float">
            <text:p>9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76799" calcext:value-type="float">
            <text:p>22,976,799</text:p>
          </table:table-cell>
          <table:table-cell table:style-name="ce25" office:value-type="float" office:value="1008510" calcext:value-type="float">
            <text:p>1,008,510</text:p>
          </table:table-cell>
          <table:table-cell table:style-name="ce25" office:value-type="float" office:value="183147" calcext:value-type="float">
            <text:p>183,147</text:p>
          </table:table-cell>
          <table:table-cell table:style-name="ce25" office:value-type="float" office:value="203578" calcext:value-type="float">
            <text:p>203,578</text:p>
          </table:table-cell>
          <table:table-cell table:style-name="ce25" office:value-type="float" office:value="202923" calcext:value-type="float">
            <text:p>202,923</text:p>
          </table:table-cell>
          <table:table-cell table:style-name="ce25" office:value-type="float" office:value="204849" calcext:value-type="float">
            <text:p>204,849</text:p>
          </table:table-cell>
          <table:table-cell table:style-name="ce25" office:value-type="float" office:value="214013" calcext:value-type="float">
            <text:p>214,013</text:p>
          </table:table-cell>
          <table:table-cell table:style-name="ce25" office:value-type="float" office:value="1274245" calcext:value-type="float">
            <text:p>1,274,245</text:p>
          </table:table-cell>
          <table:table-cell table:style-name="ce25" office:value-type="float" office:value="219071" calcext:value-type="float">
            <text:p>219,071</text:p>
          </table:table-cell>
          <table:table-cell table:style-name="ce25" office:value-type="float" office:value="236092" calcext:value-type="float">
            <text:p>236,092</text:p>
          </table:table-cell>
          <table:table-cell table:style-name="ce25" office:value-type="float" office:value="247060" calcext:value-type="float">
            <text:p>247,060</text:p>
          </table:table-cell>
          <table:table-cell table:style-name="ce25" office:value-type="float" office:value="284570" calcext:value-type="float">
            <text:p>284,570</text:p>
          </table:table-cell>
          <table:table-cell table:style-name="ce49" office:value-type="float" office:value="287452" calcext:value-type="float">
            <text:p>287,452</text:p>
          </table:table-cell>
          <table:table-cell table:style-name="ce25" office:value-type="float" office:value="1538816" calcext:value-type="float">
            <text:p>1,538,816</text:p>
          </table:table-cell>
          <table:table-cell table:style-name="ce25" office:value-type="float" office:value="274868" calcext:value-type="float">
            <text:p>274,868</text:p>
          </table:table-cell>
          <table:table-cell table:style-name="ce25" office:value-type="float" office:value="296791" calcext:value-type="float">
            <text:p>296,791</text:p>
          </table:table-cell>
          <table:table-cell table:style-name="ce25" office:value-type="float" office:value="322575" calcext:value-type="float">
            <text:p>322,575</text:p>
          </table:table-cell>
          <table:table-cell table:style-name="ce25" office:value-type="float" office:value="322459" calcext:value-type="float">
            <text:p>322,459</text:p>
          </table:table-cell>
          <table:table-cell table:style-name="ce49" office:value-type="float" office:value="322123" calcext:value-type="float">
            <text:p>322,123</text:p>
          </table:table-cell>
          <table:table-cell table:style-name="ce25" office:value-type="float" office:value="1609607" calcext:value-type="float">
            <text:p>1,609,607</text:p>
          </table:table-cell>
          <table:table-cell table:style-name="ce25" office:value-type="float" office:value="323068" calcext:value-type="float">
            <text:p>323,068</text:p>
          </table:table-cell>
          <table:table-cell table:style-name="ce25" office:value-type="float" office:value="322415" calcext:value-type="float">
            <text:p>322,415</text:p>
          </table:table-cell>
          <table:table-cell table:style-name="ce25" office:value-type="float" office:value="317336" calcext:value-type="float">
            <text:p>317,336</text:p>
          </table:table-cell>
          <table:table-cell table:style-name="ce25" office:value-type="float" office:value="322834" calcext:value-type="float">
            <text:p>322,834</text:p>
          </table:table-cell>
          <table:table-cell table:style-name="ce49" office:value-type="float" office:value="323954" calcext:value-type="float">
            <text:p>323,954</text:p>
          </table:table-cell>
          <table:table-cell table:style-name="ce25" office:value-type="float" office:value="1608329" calcext:value-type="float">
            <text:p>1,608,329</text:p>
          </table:table-cell>
          <table:table-cell table:style-name="ce25" office:value-type="float" office:value="322267" calcext:value-type="float">
            <text:p>322,267</text:p>
          </table:table-cell>
          <table:table-cell table:style-name="ce25" office:value-type="float" office:value="315529" calcext:value-type="float">
            <text:p>315,529</text:p>
          </table:table-cell>
          <table:table-cell table:style-name="ce25" office:value-type="float" office:value="303195" calcext:value-type="float">
            <text:p>303,195</text:p>
          </table:table-cell>
          <table:table-cell table:style-name="ce25" office:value-type="float" office:value="315306" calcext:value-type="float">
            <text:p>315,306</text:p>
          </table:table-cell>
          <table:table-cell table:style-name="ce49" office:value-type="float" office:value="352032" calcext:value-type="float">
            <text:p>352,032</text:p>
          </table:table-cell>
          <table:table-cell table:style-name="ce25" office:value-type="float" office:value="1961865" calcext:value-type="float">
            <text:p>1,961,865</text:p>
          </table:table-cell>
          <table:table-cell table:style-name="ce25" office:value-type="float" office:value="360168" calcext:value-type="float">
            <text:p>360,168</text:p>
          </table:table-cell>
          <table:table-cell table:style-name="ce25" office:value-type="float" office:value="386985" calcext:value-type="float">
            <text:p>386,985</text:p>
          </table:table-cell>
          <table:table-cell table:style-name="ce25" office:value-type="float" office:value="399234" calcext:value-type="float">
            <text:p>399,234</text:p>
          </table:table-cell>
          <table:table-cell table:style-name="ce25" office:value-type="float" office:value="406576" calcext:value-type="float">
            <text:p>406,576</text:p>
          </table:table-cell>
          <table:table-cell table:style-name="ce49" office:value-type="float" office:value="408902" calcext:value-type="float">
            <text:p>408,902</text:p>
          </table:table-cell>
          <table:table-cell table:style-name="ce25" office:value-type="float" office:value="1941974" calcext:value-type="float">
            <text:p>1,941,974</text:p>
          </table:table-cell>
          <table:table-cell table:style-name="ce25" office:value-type="float" office:value="407164" calcext:value-type="float">
            <text:p>407,164</text:p>
          </table:table-cell>
          <table:table-cell table:style-name="ce25" office:value-type="float" office:value="388421" calcext:value-type="float">
            <text:p>388,421</text:p>
          </table:table-cell>
          <table:table-cell table:style-name="ce25" office:value-type="float" office:value="408131" calcext:value-type="float">
            <text:p>408,131</text:p>
          </table:table-cell>
          <table:table-cell table:style-name="ce25" office:value-type="float" office:value="380470" calcext:value-type="float">
            <text:p>380,470</text:p>
          </table:table-cell>
          <table:table-cell table:style-name="ce49" office:value-type="float" office:value="357788" calcext:value-type="float">
            <text:p>357,788</text:p>
          </table:table-cell>
          <table:table-cell table:style-name="ce25" office:value-type="float" office:value="1801937" calcext:value-type="float">
            <text:p>1,801,937</text:p>
          </table:table-cell>
          <table:table-cell table:style-name="ce25" office:value-type="float" office:value="350090" calcext:value-type="float">
            <text:p>350,090</text:p>
          </table:table-cell>
          <table:table-cell table:style-name="ce25" office:value-type="float" office:value="353110" calcext:value-type="float">
            <text:p>353,110</text:p>
          </table:table-cell>
          <table:table-cell table:style-name="ce25" office:value-type="float" office:value="357084" calcext:value-type="float">
            <text:p>357,084</text:p>
          </table:table-cell>
          <table:table-cell table:style-name="ce25" office:value-type="float" office:value="367564" calcext:value-type="float">
            <text:p>367,564</text:p>
          </table:table-cell>
          <table:table-cell table:style-name="ce49" office:value-type="float" office:value="374089" calcext:value-type="float">
            <text:p>374,089</text:p>
          </table:table-cell>
          <table:table-cell table:style-name="ce25" office:value-type="float" office:value="1862153" calcext:value-type="float">
            <text:p>1,862,153</text:p>
          </table:table-cell>
          <table:table-cell table:style-name="ce25" office:value-type="float" office:value="371773" calcext:value-type="float">
            <text:p>371,773</text:p>
          </table:table-cell>
          <table:table-cell table:style-name="ce25" office:value-type="float" office:value="368004" calcext:value-type="float">
            <text:p>368,004</text:p>
          </table:table-cell>
          <table:table-cell table:style-name="ce25" office:value-type="float" office:value="366051" calcext:value-type="float">
            <text:p>366,051</text:p>
          </table:table-cell>
          <table:table-cell table:style-name="ce25" office:value-type="float" office:value="374866" calcext:value-type="float">
            <text:p>374,866</text:p>
          </table:table-cell>
          <table:table-cell table:style-name="ce49" office:value-type="float" office:value="381459" calcext:value-type="float">
            <text:p>381,459</text:p>
          </table:table-cell>
          <table:table-cell table:style-name="ce25" office:value-type="float" office:value="1888749" calcext:value-type="float">
            <text:p>1,888,749</text:p>
          </table:table-cell>
          <table:table-cell table:style-name="ce25" office:value-type="float" office:value="381360" calcext:value-type="float">
            <text:p>381,360</text:p>
          </table:table-cell>
          <table:table-cell table:style-name="ce25" office:value-type="float" office:value="385329" calcext:value-type="float">
            <text:p>385,329</text:p>
          </table:table-cell>
          <table:table-cell table:style-name="ce25" office:value-type="float" office:value="381701" calcext:value-type="float">
            <text:p>381,701</text:p>
          </table:table-cell>
          <table:table-cell table:style-name="ce25" office:value-type="float" office:value="373624" calcext:value-type="float">
            <text:p>373,624</text:p>
          </table:table-cell>
          <table:table-cell table:style-name="ce49" office:value-type="float" office:value="366735" calcext:value-type="float">
            <text:p>366,735</text:p>
          </table:table-cell>
          <table:table-cell table:style-name="ce25" office:value-type="float" office:value="1735306" calcext:value-type="float">
            <text:p>1,735,306</text:p>
          </table:table-cell>
          <table:table-cell table:style-name="ce25" office:value-type="float" office:value="368913" calcext:value-type="float">
            <text:p>368,913</text:p>
          </table:table-cell>
          <table:table-cell table:style-name="ce25" office:value-type="float" office:value="346325" calcext:value-type="float">
            <text:p>346,325</text:p>
          </table:table-cell>
          <table:table-cell table:style-name="ce25" office:value-type="float" office:value="339640" calcext:value-type="float">
            <text:p>339,640</text:p>
          </table:table-cell>
          <table:table-cell table:style-name="ce25" office:value-type="float" office:value="342765" calcext:value-type="float">
            <text:p>342,765</text:p>
          </table:table-cell>
          <table:table-cell table:style-name="ce49" office:value-type="float" office:value="337663" calcext:value-type="float">
            <text:p>337,663</text:p>
          </table:table-cell>
          <table:table-cell table:style-name="ce25" office:value-type="float" office:value="1454434" calcext:value-type="float">
            <text:p>1,454,434</text:p>
          </table:table-cell>
          <table:table-cell table:style-name="ce25" office:value-type="float" office:value="314481" calcext:value-type="float">
            <text:p>314,481</text:p>
          </table:table-cell>
          <table:table-cell table:style-name="ce25" office:value-type="float" office:value="305063" calcext:value-type="float">
            <text:p>305,063</text:p>
          </table:table-cell>
          <table:table-cell table:style-name="ce25" office:value-type="float" office:value="303386" calcext:value-type="float">
            <text:p>303,386</text:p>
          </table:table-cell>
          <table:table-cell table:style-name="ce25" office:value-type="float" office:value="289180" calcext:value-type="float">
            <text:p>289,180</text:p>
          </table:table-cell>
          <table:table-cell table:style-name="ce49" office:value-type="float" office:value="242324" calcext:value-type="float">
            <text:p>242,324</text:p>
          </table:table-cell>
          <table:table-cell table:style-name="ce25" office:value-type="float" office:value="872461" calcext:value-type="float">
            <text:p>872,461</text:p>
          </table:table-cell>
          <table:table-cell table:style-name="ce25" office:value-type="float" office:value="230132" calcext:value-type="float">
            <text:p>230,132</text:p>
          </table:table-cell>
          <table:table-cell table:style-name="ce25" office:value-type="float" office:value="197901" calcext:value-type="float">
            <text:p>197,901</text:p>
          </table:table-cell>
          <table:table-cell table:style-name="ce25" office:value-type="float" office:value="170102" calcext:value-type="float">
            <text:p>170,102</text:p>
          </table:table-cell>
          <table:table-cell table:style-name="ce25" office:value-type="float" office:value="128288" calcext:value-type="float">
            <text:p>128,288</text:p>
          </table:table-cell>
          <table:table-cell table:style-name="ce49" office:value-type="float" office:value="146038" calcext:value-type="float">
            <text:p>146,038</text:p>
          </table:table-cell>
          <table:table-cell table:style-name="ce25" office:value-type="float" office:value="761033" calcext:value-type="float">
            <text:p>761,033</text:p>
          </table:table-cell>
          <table:table-cell table:style-name="ce25" office:value-type="float" office:value="157912" calcext:value-type="float">
            <text:p>157,912</text:p>
          </table:table-cell>
          <table:table-cell table:style-name="ce25" office:value-type="float" office:value="152464" calcext:value-type="float">
            <text:p>152,464</text:p>
          </table:table-cell>
          <table:table-cell table:style-name="ce25" office:value-type="float" office:value="152224" calcext:value-type="float">
            <text:p>152,224</text:p>
          </table:table-cell>
          <table:table-cell table:style-name="ce25" office:value-type="float" office:value="151326" calcext:value-type="float">
            <text:p>151,326</text:p>
          </table:table-cell>
          <table:table-cell table:style-name="ce49" office:value-type="float" office:value="147107" calcext:value-type="float">
            <text:p>147,107</text:p>
          </table:table-cell>
          <table:table-cell table:style-name="ce25" office:value-type="float" office:value="617761" calcext:value-type="float">
            <text:p>617,761</text:p>
          </table:table-cell>
          <table:table-cell table:style-name="ce25" office:value-type="float" office:value="137009" calcext:value-type="float">
            <text:p>137,009</text:p>
          </table:table-cell>
          <table:table-cell table:style-name="ce25" office:value-type="float" office:value="128390" calcext:value-type="float">
            <text:p>128,390</text:p>
          </table:table-cell>
          <table:table-cell table:style-name="ce25" office:value-type="float" office:value="123834" calcext:value-type="float">
            <text:p>123,834</text:p>
          </table:table-cell>
          <table:table-cell table:style-name="ce25" office:value-type="float" office:value="115826" calcext:value-type="float">
            <text:p>115,826</text:p>
          </table:table-cell>
          <table:table-cell table:style-name="ce49" office:value-type="float" office:value="112702" calcext:value-type="float">
            <text:p>112,702</text:p>
          </table:table-cell>
          <table:table-cell table:style-name="ce25" office:value-type="float" office:value="491217" calcext:value-type="float">
            <text:p>491,217</text:p>
          </table:table-cell>
          <table:table-cell table:style-name="ce25" office:value-type="float" office:value="104070" calcext:value-type="float">
            <text:p>104,070</text:p>
          </table:table-cell>
          <table:table-cell table:style-name="ce25" office:value-type="float" office:value="100108" calcext:value-type="float">
            <text:p>100,108</text:p>
          </table:table-cell>
          <table:table-cell table:style-name="ce25" office:value-type="float" office:value="99446" calcext:value-type="float">
            <text:p>99,446</text:p>
          </table:table-cell>
          <table:table-cell table:style-name="ce25" office:value-type="float" office:value="96744" calcext:value-type="float">
            <text:p>96,744</text:p>
          </table:table-cell>
          <table:table-cell table:style-name="ce49" office:value-type="float" office:value="90849" calcext:value-type="float">
            <text:p>90,849</text:p>
          </table:table-cell>
          <table:table-cell table:style-name="ce25" office:value-type="float" office:value="337453" calcext:value-type="float">
            <text:p>337,453</text:p>
          </table:table-cell>
          <table:table-cell table:style-name="ce25" office:value-type="float" office:value="83752" calcext:value-type="float">
            <text:p>83,752</text:p>
          </table:table-cell>
          <table:table-cell table:style-name="ce25" office:value-type="float" office:value="75642" calcext:value-type="float">
            <text:p>75,642</text:p>
          </table:table-cell>
          <table:table-cell table:style-name="ce25" office:value-type="float" office:value="68099" calcext:value-type="float">
            <text:p>68,099</text:p>
          </table:table-cell>
          <table:table-cell table:style-name="ce25" office:value-type="float" office:value="60278" calcext:value-type="float">
            <text:p>60,278</text:p>
          </table:table-cell>
          <table:table-cell table:style-name="ce49" office:value-type="float" office:value="49682" calcext:value-type="float">
            <text:p>49,682</text:p>
          </table:table-cell>
          <table:table-cell table:style-name="ce25" office:value-type="float" office:value="152784" calcext:value-type="float">
            <text:p>152,784</text:p>
          </table:table-cell>
          <table:table-cell table:style-name="ce25" office:value-type="float" office:value="42756" calcext:value-type="float">
            <text:p>42,756</text:p>
          </table:table-cell>
          <table:table-cell table:style-name="ce25" office:value-type="float" office:value="34862" calcext:value-type="float">
            <text:p>34,862</text:p>
          </table:table-cell>
          <table:table-cell table:style-name="ce25" office:value-type="float" office:value="31543" calcext:value-type="float">
            <text:p>31,543</text:p>
          </table:table-cell>
          <table:table-cell table:style-name="ce25" office:value-type="float" office:value="24877" calcext:value-type="float">
            <text:p>24,877</text:p>
          </table:table-cell>
          <table:table-cell table:style-name="ce49" office:value-type="float" office:value="18746" calcext:value-type="float">
            <text:p>18,746</text:p>
          </table:table-cell>
          <table:table-cell table:style-name="ce25" office:value-type="float" office:value="45775" calcext:value-type="float">
            <text:p>45,775</text:p>
          </table:table-cell>
          <table:table-cell table:style-name="ce25" office:value-type="float" office:value="14378" calcext:value-type="float">
            <text:p>14,378</text:p>
          </table:table-cell>
          <table:table-cell table:style-name="ce25" office:value-type="float" office:value="11386" calcext:value-type="float">
            <text:p>11,386</text:p>
          </table:table-cell>
          <table:table-cell table:style-name="ce25" office:value-type="float" office:value="8796" calcext:value-type="float">
            <text:p>8,796</text:p>
          </table:table-cell>
          <table:table-cell table:style-name="ce25" office:value-type="float" office:value="6247" calcext:value-type="float">
            <text:p>6,247</text:p>
          </table:table-cell>
          <table:table-cell table:style-name="ce49" office:value-type="float" office:value="4968" calcext:value-type="float">
            <text:p>4,968</text:p>
          </table:table-cell>
          <table:table-cell table:style-name="ce25" office:value-type="float" office:value="10481" calcext:value-type="float">
            <text:p>10,481</text:p>
          </table:table-cell>
          <table:table-cell table:style-name="ce25" office:value-type="float" office:value="3767" calcext:value-type="float">
            <text:p>3,767</text:p>
          </table:table-cell>
          <table:table-cell table:style-name="ce25" office:value-type="float" office:value="2746" calcext:value-type="float">
            <text:p>2,746</text:p>
          </table:table-cell>
          <table:table-cell table:style-name="ce25" office:value-type="float" office:value="1975" calcext:value-type="float">
            <text:p>1,975</text:p>
          </table:table-cell>
          <table:table-cell table:style-name="ce25" office:value-type="float" office:value="1216" calcext:value-type="float">
            <text:p>1,216</text:p>
          </table:table-cell>
          <table:table-cell table:style-name="ce49" office:value-type="float" office:value="777" calcext:value-type="float">
            <text:p>777</text:p>
          </table:table-cell>
          <table:table-cell table:style-name="ce25" office:value-type="float" office:value="1909" calcext:value-type="float">
            <text:p>1,90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7066" calcext:value-type="float">
            <text:p>11,577,066</text:p>
          </table:table-cell>
          <table:table-cell table:style-name="ce25" office:value-type="float" office:value="526476" calcext:value-type="float">
            <text:p>526,476</text:p>
          </table:table-cell>
          <table:table-cell table:style-name="ce25" office:value-type="float" office:value="95417" calcext:value-type="float">
            <text:p>95,417</text:p>
          </table:table-cell>
          <table:table-cell table:style-name="ce25" office:value-type="float" office:value="106428" calcext:value-type="float">
            <text:p>106,428</text:p>
          </table:table-cell>
          <table:table-cell table:style-name="ce25" office:value-type="float" office:value="105856" calcext:value-type="float">
            <text:p>105,856</text:p>
          </table:table-cell>
          <table:table-cell table:style-name="ce25" office:value-type="float" office:value="107151" calcext:value-type="float">
            <text:p>107,151</text:p>
          </table:table-cell>
          <table:table-cell table:style-name="ce25" office:value-type="float" office:value="111624" calcext:value-type="float">
            <text:p>111,624</text:p>
          </table:table-cell>
          <table:table-cell table:style-name="ce25" office:value-type="float" office:value="666107" calcext:value-type="float">
            <text:p>666,107</text:p>
          </table:table-cell>
          <table:table-cell table:style-name="ce25" office:value-type="float" office:value="115207" calcext:value-type="float">
            <text:p>115,207</text:p>
          </table:table-cell>
          <table:table-cell table:style-name="ce25" office:value-type="float" office:value="123557" calcext:value-type="float">
            <text:p>123,557</text:p>
          </table:table-cell>
          <table:table-cell table:style-name="ce25" office:value-type="float" office:value="128677" calcext:value-type="float">
            <text:p>128,677</text:p>
          </table:table-cell>
          <table:table-cell table:style-name="ce25" office:value-type="float" office:value="148132" calcext:value-type="float">
            <text:p>148,132</text:p>
          </table:table-cell>
          <table:table-cell table:style-name="ce49" office:value-type="float" office:value="150534" calcext:value-type="float">
            <text:p>150,534</text:p>
          </table:table-cell>
          <table:table-cell table:style-name="ce25" office:value-type="float" office:value="800362" calcext:value-type="float">
            <text:p>800,362</text:p>
          </table:table-cell>
          <table:table-cell table:style-name="ce25" office:value-type="float" office:value="143077" calcext:value-type="float">
            <text:p>143,077</text:p>
          </table:table-cell>
          <table:table-cell table:style-name="ce25" office:value-type="float" office:value="154673" calcext:value-type="float">
            <text:p>154,673</text:p>
          </table:table-cell>
          <table:table-cell table:style-name="ce25" office:value-type="float" office:value="167879" calcext:value-type="float">
            <text:p>167,879</text:p>
          </table:table-cell>
          <table:table-cell table:style-name="ce25" office:value-type="float" office:value="167405" calcext:value-type="float">
            <text:p>167,405</text:p>
          </table:table-cell>
          <table:table-cell table:style-name="ce49" office:value-type="float" office:value="167328" calcext:value-type="float">
            <text:p>167,328</text:p>
          </table:table-cell>
          <table:table-cell table:style-name="ce25" office:value-type="float" office:value="838883" calcext:value-type="float">
            <text:p>838,883</text:p>
          </table:table-cell>
          <table:table-cell table:style-name="ce25" office:value-type="float" office:value="167874" calcext:value-type="float">
            <text:p>167,874</text:p>
          </table:table-cell>
          <table:table-cell table:style-name="ce25" office:value-type="float" office:value="167655" calcext:value-type="float">
            <text:p>167,655</text:p>
          </table:table-cell>
          <table:table-cell table:style-name="ce25" office:value-type="float" office:value="165985" calcext:value-type="float">
            <text:p>165,985</text:p>
          </table:table-cell>
          <table:table-cell table:style-name="ce25" office:value-type="float" office:value="168945" calcext:value-type="float">
            <text:p>168,945</text:p>
          </table:table-cell>
          <table:table-cell table:style-name="ce49" office:value-type="float" office:value="168424" calcext:value-type="float">
            <text:p>168,424</text:p>
          </table:table-cell>
          <table:table-cell table:style-name="ce25" office:value-type="float" office:value="828355" calcext:value-type="float">
            <text:p>828,355</text:p>
          </table:table-cell>
          <table:table-cell table:style-name="ce25" office:value-type="float" office:value="167247" calcext:value-type="float">
            <text:p>167,247</text:p>
          </table:table-cell>
          <table:table-cell table:style-name="ce25" office:value-type="float" office:value="163341" calcext:value-type="float">
            <text:p>163,341</text:p>
          </table:table-cell>
          <table:table-cell table:style-name="ce25" office:value-type="float" office:value="156264" calcext:value-type="float">
            <text:p>156,264</text:p>
          </table:table-cell>
          <table:table-cell table:style-name="ce25" office:value-type="float" office:value="161693" calcext:value-type="float">
            <text:p>161,693</text:p>
          </table:table-cell>
          <table:table-cell table:style-name="ce49" office:value-type="float" office:value="179810" calcext:value-type="float">
            <text:p>179,810</text:p>
          </table:table-cell>
          <table:table-cell table:style-name="ce25" office:value-type="float" office:value="991805" calcext:value-type="float">
            <text:p>991,805</text:p>
          </table:table-cell>
          <table:table-cell table:style-name="ce25" office:value-type="float" office:value="183535" calcext:value-type="float">
            <text:p>183,535</text:p>
          </table:table-cell>
          <table:table-cell table:style-name="ce25" office:value-type="float" office:value="196362" calcext:value-type="float">
            <text:p>196,362</text:p>
          </table:table-cell>
          <table:table-cell table:style-name="ce25" office:value-type="float" office:value="201683" calcext:value-type="float">
            <text:p>201,683</text:p>
          </table:table-cell>
          <table:table-cell table:style-name="ce25" office:value-type="float" office:value="204712" calcext:value-type="float">
            <text:p>204,712</text:p>
          </table:table-cell>
          <table:table-cell table:style-name="ce49" office:value-type="float" office:value="205513" calcext:value-type="float">
            <text:p>205,513</text:p>
          </table:table-cell>
          <table:table-cell table:style-name="ce25" office:value-type="float" office:value="972178" calcext:value-type="float">
            <text:p>972,178</text:p>
          </table:table-cell>
          <table:table-cell table:style-name="ce25" office:value-type="float" office:value="204590" calcext:value-type="float">
            <text:p>204,590</text:p>
          </table:table-cell>
          <table:table-cell table:style-name="ce25" office:value-type="float" office:value="194875" calcext:value-type="float">
            <text:p>194,875</text:p>
          </table:table-cell>
          <table:table-cell table:style-name="ce25" office:value-type="float" office:value="204060" calcext:value-type="float">
            <text:p>204,060</text:p>
          </table:table-cell>
          <table:table-cell table:style-name="ce25" office:value-type="float" office:value="190529" calcext:value-type="float">
            <text:p>190,529</text:p>
          </table:table-cell>
          <table:table-cell table:style-name="ce49" office:value-type="float" office:value="178124" calcext:value-type="float">
            <text:p>178,124</text:p>
          </table:table-cell>
          <table:table-cell table:style-name="ce25" office:value-type="float" office:value="899606" calcext:value-type="float">
            <text:p>899,606</text:p>
          </table:table-cell>
          <table:table-cell table:style-name="ce25" office:value-type="float" office:value="174763" calcext:value-type="float">
            <text:p>174,763</text:p>
          </table:table-cell>
          <table:table-cell table:style-name="ce25" office:value-type="float" office:value="175788" calcext:value-type="float">
            <text:p>175,788</text:p>
          </table:table-cell>
          <table:table-cell table:style-name="ce25" office:value-type="float" office:value="177786" calcext:value-type="float">
            <text:p>177,786</text:p>
          </table:table-cell>
          <table:table-cell table:style-name="ce25" office:value-type="float" office:value="183858" calcext:value-type="float">
            <text:p>183,858</text:p>
          </table:table-cell>
          <table:table-cell table:style-name="ce49" office:value-type="float" office:value="187411" calcext:value-type="float">
            <text:p>187,411</text:p>
          </table:table-cell>
          <table:table-cell table:style-name="ce25" office:value-type="float" office:value="935356" calcext:value-type="float">
            <text:p>935,356</text:p>
          </table:table-cell>
          <table:table-cell table:style-name="ce25" office:value-type="float" office:value="186501" calcext:value-type="float">
            <text:p>186,501</text:p>
          </table:table-cell>
          <table:table-cell table:style-name="ce25" office:value-type="float" office:value="184939" calcext:value-type="float">
            <text:p>184,939</text:p>
          </table:table-cell>
          <table:table-cell table:style-name="ce25" office:value-type="float" office:value="184196" calcext:value-type="float">
            <text:p>184,196</text:p>
          </table:table-cell>
          <table:table-cell table:style-name="ce25" office:value-type="float" office:value="188322" calcext:value-type="float">
            <text:p>188,322</text:p>
          </table:table-cell>
          <table:table-cell table:style-name="ce49" office:value-type="float" office:value="191398" calcext:value-type="float">
            <text:p>191,398</text:p>
          </table:table-cell>
          <table:table-cell table:style-name="ce25" office:value-type="float" office:value="946084" calcext:value-type="float">
            <text:p>946,084</text:p>
          </table:table-cell>
          <table:table-cell table:style-name="ce25" office:value-type="float" office:value="191532" calcext:value-type="float">
            <text:p>191,532</text:p>
          </table:table-cell>
          <table:table-cell table:style-name="ce25" office:value-type="float" office:value="192917" calcext:value-type="float">
            <text:p>192,917</text:p>
          </table:table-cell>
          <table:table-cell table:style-name="ce25" office:value-type="float" office:value="191234" calcext:value-type="float">
            <text:p>191,234</text:p>
          </table:table-cell>
          <table:table-cell table:style-name="ce25" office:value-type="float" office:value="187300" calcext:value-type="float">
            <text:p>187,300</text:p>
          </table:table-cell>
          <table:table-cell table:style-name="ce49" office:value-type="float" office:value="183101" calcext:value-type="float">
            <text:p>183,101</text:p>
          </table:table-cell>
          <table:table-cell table:style-name="ce25" office:value-type="float" office:value="862242" calcext:value-type="float">
            <text:p>862,242</text:p>
          </table:table-cell>
          <table:table-cell table:style-name="ce25" office:value-type="float" office:value="183776" calcext:value-type="float">
            <text:p>183,776</text:p>
          </table:table-cell>
          <table:table-cell table:style-name="ce25" office:value-type="float" office:value="172387" calcext:value-type="float">
            <text:p>172,387</text:p>
          </table:table-cell>
          <table:table-cell table:style-name="ce25" office:value-type="float" office:value="168368" calcext:value-type="float">
            <text:p>168,368</text:p>
          </table:table-cell>
          <table:table-cell table:style-name="ce25" office:value-type="float" office:value="170314" calcext:value-type="float">
            <text:p>170,314</text:p>
          </table:table-cell>
          <table:table-cell table:style-name="ce49" office:value-type="float" office:value="167397" calcext:value-type="float">
            <text:p>167,397</text:p>
          </table:table-cell>
          <table:table-cell table:style-name="ce25" office:value-type="float" office:value="716980" calcext:value-type="float">
            <text:p>716,980</text:p>
          </table:table-cell>
          <table:table-cell table:style-name="ce25" office:value-type="float" office:value="155323" calcext:value-type="float">
            <text:p>155,323</text:p>
          </table:table-cell>
          <table:table-cell table:style-name="ce25" office:value-type="float" office:value="150669" calcext:value-type="float">
            <text:p>150,669</text:p>
          </table:table-cell>
          <table:table-cell table:style-name="ce25" office:value-type="float" office:value="149668" calcext:value-type="float">
            <text:p>149,668</text:p>
          </table:table-cell>
          <table:table-cell table:style-name="ce25" office:value-type="float" office:value="142205" calcext:value-type="float">
            <text:p>142,205</text:p>
          </table:table-cell>
          <table:table-cell table:style-name="ce49" office:value-type="float" office:value="119115" calcext:value-type="float">
            <text:p>119,115</text:p>
          </table:table-cell>
          <table:table-cell table:style-name="ce25" office:value-type="float" office:value="424952" calcext:value-type="float">
            <text:p>424,952</text:p>
          </table:table-cell>
          <table:table-cell table:style-name="ce25" office:value-type="float" office:value="112349" calcext:value-type="float">
            <text:p>112,349</text:p>
          </table:table-cell>
          <table:table-cell table:style-name="ce25" office:value-type="float" office:value="97178" calcext:value-type="float">
            <text:p>97,178</text:p>
          </table:table-cell>
          <table:table-cell table:style-name="ce25" office:value-type="float" office:value="82812" calcext:value-type="float">
            <text:p>82,812</text:p>
          </table:table-cell>
          <table:table-cell table:style-name="ce25" office:value-type="float" office:value="62328" calcext:value-type="float">
            <text:p>62,328</text:p>
          </table:table-cell>
          <table:table-cell table:style-name="ce49" office:value-type="float" office:value="70285" calcext:value-type="float">
            <text:p>70,285</text:p>
          </table:table-cell>
          <table:table-cell table:style-name="ce25" office:value-type="float" office:value="362334" calcext:value-type="float">
            <text:p>362,334</text:p>
          </table:table-cell>
          <table:table-cell table:style-name="ce25" office:value-type="float" office:value="76291" calcext:value-type="float">
            <text:p>76,291</text:p>
          </table:table-cell>
          <table:table-cell table:style-name="ce25" office:value-type="float" office:value="72973" calcext:value-type="float">
            <text:p>72,973</text:p>
          </table:table-cell>
          <table:table-cell table:style-name="ce25" office:value-type="float" office:value="72522" calcext:value-type="float">
            <text:p>72,522</text:p>
          </table:table-cell>
          <table:table-cell table:style-name="ce25" office:value-type="float" office:value="71758" calcext:value-type="float">
            <text:p>71,758</text:p>
          </table:table-cell>
          <table:table-cell table:style-name="ce49" office:value-type="float" office:value="68790" calcext:value-type="float">
            <text:p>68,790</text:p>
          </table:table-cell>
          <table:table-cell table:style-name="ce25" office:value-type="float" office:value="285324" calcext:value-type="float">
            <text:p>285,324</text:p>
          </table:table-cell>
          <table:table-cell table:style-name="ce25" office:value-type="float" office:value="63527" calcext:value-type="float">
            <text:p>63,527</text:p>
          </table:table-cell>
          <table:table-cell table:style-name="ce25" office:value-type="float" office:value="59342" calcext:value-type="float">
            <text:p>59,342</text:p>
          </table:table-cell>
          <table:table-cell table:style-name="ce25" office:value-type="float" office:value="57253" calcext:value-type="float">
            <text:p>57,253</text:p>
          </table:table-cell>
          <table:table-cell table:style-name="ce25" office:value-type="float" office:value="53066" calcext:value-type="float">
            <text:p>53,066</text:p>
          </table:table-cell>
          <table:table-cell table:style-name="ce49" office:value-type="float" office:value="52136" calcext:value-type="float">
            <text:p>52,136</text:p>
          </table:table-cell>
          <table:table-cell table:style-name="ce25" office:value-type="float" office:value="243839" calcext:value-type="float">
            <text:p>243,839</text:p>
          </table:table-cell>
          <table:table-cell table:style-name="ce25" office:value-type="float" office:value="48621" calcext:value-type="float">
            <text:p>48,621</text:p>
          </table:table-cell>
          <table:table-cell table:style-name="ce25" office:value-type="float" office:value="48186" calcext:value-type="float">
            <text:p>48,186</text:p>
          </table:table-cell>
          <table:table-cell table:style-name="ce25" office:value-type="float" office:value="49561" calcext:value-type="float">
            <text:p>49,561</text:p>
          </table:table-cell>
          <table:table-cell table:style-name="ce25" office:value-type="float" office:value="49757" calcext:value-type="float">
            <text:p>49,757</text:p>
          </table:table-cell>
          <table:table-cell table:style-name="ce49" office:value-type="float" office:value="47714" calcext:value-type="float">
            <text:p>47,714</text:p>
          </table:table-cell>
          <table:table-cell table:style-name="ce25" office:value-type="float" office:value="176963" calcext:value-type="float">
            <text:p>176,963</text:p>
          </table:table-cell>
          <table:table-cell table:style-name="ce25" office:value-type="float" office:value="43972" calcext:value-type="float">
            <text:p>43,972</text:p>
          </table:table-cell>
          <table:table-cell table:style-name="ce25" office:value-type="float" office:value="40019" calcext:value-type="float">
            <text:p>40,019</text:p>
          </table:table-cell>
          <table:table-cell table:style-name="ce25" office:value-type="float" office:value="35649" calcext:value-type="float">
            <text:p>35,649</text:p>
          </table:table-cell>
          <table:table-cell table:style-name="ce25" office:value-type="float" office:value="31514" calcext:value-type="float">
            <text:p>31,514</text:p>
          </table:table-cell>
          <table:table-cell table:style-name="ce49" office:value-type="float" office:value="25809" calcext:value-type="float">
            <text:p>25,809</text:p>
          </table:table-cell>
          <table:table-cell table:style-name="ce25" office:value-type="float" office:value="73759" calcext:value-type="float">
            <text:p>73,759</text:p>
          </table:table-cell>
          <table:table-cell table:style-name="ce25" office:value-type="float" office:value="21210" calcext:value-type="float">
            <text:p>21,210</text:p>
          </table:table-cell>
          <table:table-cell table:style-name="ce25" office:value-type="float" office:value="16962" calcext:value-type="float">
            <text:p>16,962</text:p>
          </table:table-cell>
          <table:table-cell table:style-name="ce25" office:value-type="float" office:value="15084" calcext:value-type="float">
            <text:p>15,084</text:p>
          </table:table-cell>
          <table:table-cell table:style-name="ce25" office:value-type="float" office:value="11735" calcext:value-type="float">
            <text:p>11,735</text:p>
          </table:table-cell>
          <table:table-cell table:style-name="ce49" office:value-type="float" office:value="8768" calcext:value-type="float">
            <text:p>8,768</text:p>
          </table:table-cell>
          <table:table-cell table:style-name="ce25" office:value-type="float" office:value="19951" calcext:value-type="float">
            <text:p>19,951</text:p>
          </table:table-cell>
          <table:table-cell table:style-name="ce25" office:value-type="float" office:value="6426" calcext:value-type="float">
            <text:p>6,426</text:p>
          </table:table-cell>
          <table:table-cell table:style-name="ce25" office:value-type="float" office:value="4988" calcext:value-type="float">
            <text:p>4,988</text:p>
          </table:table-cell>
          <table:table-cell table:style-name="ce25" office:value-type="float" office:value="3787" calcext:value-type="float">
            <text:p>3,787</text:p>
          </table:table-cell>
          <table:table-cell table:style-name="ce25" office:value-type="float" office:value="2676" calcext:value-type="float">
            <text:p>2,676</text:p>
          </table:table-cell>
          <table:table-cell table:style-name="ce49" office:value-type="float" office:value="2074" calcext:value-type="float">
            <text:p>2,074</text:p>
          </table:table-cell>
          <table:table-cell table:style-name="ce25" office:value-type="float" office:value="4559" calcext:value-type="float">
            <text:p>4,559</text:p>
          </table:table-cell>
          <table:table-cell table:style-name="ce25" office:value-type="float" office:value="1665" calcext:value-type="float">
            <text:p>1,665</text:p>
          </table:table-cell>
          <table:table-cell table:style-name="ce25" office:value-type="float" office:value="1142" calcext:value-type="float">
            <text:p>1,142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486" calcext:value-type="float">
            <text:p>486</text:p>
          </table:table-cell>
          <table:table-cell table:style-name="ce49" office:value-type="float" office:value="323" calcext:value-type="float">
            <text:p>323</text:p>
          </table:table-cell>
          <table:table-cell table:style-name="ce25" office:value-type="float" office:value="951" calcext:value-type="float">
            <text:p>9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399733" calcext:value-type="float">
            <text:p>11,399,733</text:p>
          </table:table-cell>
          <table:table-cell table:style-name="ce26" office:value-type="float" office:value="482034" calcext:value-type="float">
            <text:p>482,034</text:p>
          </table:table-cell>
          <table:table-cell table:style-name="ce26" office:value-type="float" office:value="87730" calcext:value-type="float">
            <text:p>87,730</text:p>
          </table:table-cell>
          <table:table-cell table:style-name="ce26" office:value-type="float" office:value="97150" calcext:value-type="float">
            <text:p>97,150</text:p>
          </table:table-cell>
          <table:table-cell table:style-name="ce26" office:value-type="float" office:value="97067" calcext:value-type="float">
            <text:p>97,067</text:p>
          </table:table-cell>
          <table:table-cell table:style-name="ce26" office:value-type="float" office:value="97698" calcext:value-type="float">
            <text:p>97,698</text:p>
          </table:table-cell>
          <table:table-cell table:style-name="ce26" office:value-type="float" office:value="102389" calcext:value-type="float">
            <text:p>102,389</text:p>
          </table:table-cell>
          <table:table-cell table:style-name="ce26" office:value-type="float" office:value="608138" calcext:value-type="float">
            <text:p>608,138</text:p>
          </table:table-cell>
          <table:table-cell table:style-name="ce26" office:value-type="float" office:value="103864" calcext:value-type="float">
            <text:p>103,864</text:p>
          </table:table-cell>
          <table:table-cell table:style-name="ce26" office:value-type="float" office:value="112535" calcext:value-type="float">
            <text:p>112,535</text:p>
          </table:table-cell>
          <table:table-cell table:style-name="ce26" office:value-type="float" office:value="118383" calcext:value-type="float">
            <text:p>118,383</text:p>
          </table:table-cell>
          <table:table-cell table:style-name="ce26" office:value-type="float" office:value="136438" calcext:value-type="float">
            <text:p>136,438</text:p>
          </table:table-cell>
          <table:table-cell table:style-name="ce38" office:value-type="float" office:value="136918" calcext:value-type="float">
            <text:p>136,918</text:p>
          </table:table-cell>
          <table:table-cell table:style-name="ce26" office:value-type="float" office:value="738454" calcext:value-type="float">
            <text:p>738,454</text:p>
          </table:table-cell>
          <table:table-cell table:style-name="ce26" office:value-type="float" office:value="131791" calcext:value-type="float">
            <text:p>131,791</text:p>
          </table:table-cell>
          <table:table-cell table:style-name="ce26" office:value-type="float" office:value="142118" calcext:value-type="float">
            <text:p>142,118</text:p>
          </table:table-cell>
          <table:table-cell table:style-name="ce26" office:value-type="float" office:value="154696" calcext:value-type="float">
            <text:p>154,696</text:p>
          </table:table-cell>
          <table:table-cell table:style-name="ce26" office:value-type="float" office:value="155054" calcext:value-type="float">
            <text:p>155,054</text:p>
          </table:table-cell>
          <table:table-cell table:style-name="ce38" office:value-type="float" office:value="154795" calcext:value-type="float">
            <text:p>154,795</text:p>
          </table:table-cell>
          <table:table-cell table:style-name="ce26" office:value-type="float" office:value="770724" calcext:value-type="float">
            <text:p>770,724</text:p>
          </table:table-cell>
          <table:table-cell table:style-name="ce26" office:value-type="float" office:value="155194" calcext:value-type="float">
            <text:p>155,194</text:p>
          </table:table-cell>
          <table:table-cell table:style-name="ce26" office:value-type="float" office:value="154760" calcext:value-type="float">
            <text:p>154,760</text:p>
          </table:table-cell>
          <table:table-cell table:style-name="ce26" office:value-type="float" office:value="151351" calcext:value-type="float">
            <text:p>151,351</text:p>
          </table:table-cell>
          <table:table-cell table:style-name="ce26" office:value-type="float" office:value="153889" calcext:value-type="float">
            <text:p>153,889</text:p>
          </table:table-cell>
          <table:table-cell table:style-name="ce38" office:value-type="float" office:value="155530" calcext:value-type="float">
            <text:p>155,530</text:p>
          </table:table-cell>
          <table:table-cell table:style-name="ce26" office:value-type="float" office:value="779974" calcext:value-type="float">
            <text:p>779,974</text:p>
          </table:table-cell>
          <table:table-cell table:style-name="ce26" office:value-type="float" office:value="155020" calcext:value-type="float">
            <text:p>155,020</text:p>
          </table:table-cell>
          <table:table-cell table:style-name="ce26" office:value-type="float" office:value="152188" calcext:value-type="float">
            <text:p>152,188</text:p>
          </table:table-cell>
          <table:table-cell table:style-name="ce26" office:value-type="float" office:value="146931" calcext:value-type="float">
            <text:p>146,931</text:p>
          </table:table-cell>
          <table:table-cell table:style-name="ce26" office:value-type="float" office:value="153613" calcext:value-type="float">
            <text:p>153,613</text:p>
          </table:table-cell>
          <table:table-cell table:style-name="ce38" office:value-type="float" office:value="172222" calcext:value-type="float">
            <text:p>172,222</text:p>
          </table:table-cell>
          <table:table-cell table:style-name="ce26" office:value-type="float" office:value="970060" calcext:value-type="float">
            <text:p>970,060</text:p>
          </table:table-cell>
          <table:table-cell table:style-name="ce26" office:value-type="float" office:value="176633" calcext:value-type="float">
            <text:p>176,633</text:p>
          </table:table-cell>
          <table:table-cell table:style-name="ce26" office:value-type="float" office:value="190623" calcext:value-type="float">
            <text:p>190,623</text:p>
          </table:table-cell>
          <table:table-cell table:style-name="ce26" office:value-type="float" office:value="197551" calcext:value-type="float">
            <text:p>197,551</text:p>
          </table:table-cell>
          <table:table-cell table:style-name="ce26" office:value-type="float" office:value="201864" calcext:value-type="float">
            <text:p>201,864</text:p>
          </table:table-cell>
          <table:table-cell table:style-name="ce38" office:value-type="float" office:value="203389" calcext:value-type="float">
            <text:p>203,389</text:p>
          </table:table-cell>
          <table:table-cell table:style-name="ce26" office:value-type="float" office:value="969796" calcext:value-type="float">
            <text:p>969,796</text:p>
          </table:table-cell>
          <table:table-cell table:style-name="ce26" office:value-type="float" office:value="202574" calcext:value-type="float">
            <text:p>202,574</text:p>
          </table:table-cell>
          <table:table-cell table:style-name="ce26" office:value-type="float" office:value="193546" calcext:value-type="float">
            <text:p>193,546</text:p>
          </table:table-cell>
          <table:table-cell table:style-name="ce26" office:value-type="float" office:value="204071" calcext:value-type="float">
            <text:p>204,071</text:p>
          </table:table-cell>
          <table:table-cell table:style-name="ce26" office:value-type="float" office:value="189941" calcext:value-type="float">
            <text:p>189,941</text:p>
          </table:table-cell>
          <table:table-cell table:style-name="ce38" office:value-type="float" office:value="179664" calcext:value-type="float">
            <text:p>179,664</text:p>
          </table:table-cell>
          <table:table-cell table:style-name="ce26" office:value-type="float" office:value="902331" calcext:value-type="float">
            <text:p>902,331</text:p>
          </table:table-cell>
          <table:table-cell table:style-name="ce26" office:value-type="float" office:value="175327" calcext:value-type="float">
            <text:p>175,327</text:p>
          </table:table-cell>
          <table:table-cell table:style-name="ce26" office:value-type="float" office:value="177322" calcext:value-type="float">
            <text:p>177,322</text:p>
          </table:table-cell>
          <table:table-cell table:style-name="ce26" office:value-type="float" office:value="179298" calcext:value-type="float">
            <text:p>179,298</text:p>
          </table:table-cell>
          <table:table-cell table:style-name="ce26" office:value-type="float" office:value="183706" calcext:value-type="float">
            <text:p>183,706</text:p>
          </table:table-cell>
          <table:table-cell table:style-name="ce38" office:value-type="float" office:value="186678" calcext:value-type="float">
            <text:p>186,678</text:p>
          </table:table-cell>
          <table:table-cell table:style-name="ce26" office:value-type="float" office:value="926797" calcext:value-type="float">
            <text:p>926,797</text:p>
          </table:table-cell>
          <table:table-cell table:style-name="ce26" office:value-type="float" office:value="185272" calcext:value-type="float">
            <text:p>185,272</text:p>
          </table:table-cell>
          <table:table-cell table:style-name="ce26" office:value-type="float" office:value="183065" calcext:value-type="float">
            <text:p>183,065</text:p>
          </table:table-cell>
          <table:table-cell table:style-name="ce26" office:value-type="float" office:value="181855" calcext:value-type="float">
            <text:p>181,855</text:p>
          </table:table-cell>
          <table:table-cell table:style-name="ce26" office:value-type="float" office:value="186544" calcext:value-type="float">
            <text:p>186,544</text:p>
          </table:table-cell>
          <table:table-cell table:style-name="ce38" office:value-type="float" office:value="190061" calcext:value-type="float">
            <text:p>190,061</text:p>
          </table:table-cell>
          <table:table-cell table:style-name="ce26" office:value-type="float" office:value="942665" calcext:value-type="float">
            <text:p>942,665</text:p>
          </table:table-cell>
          <table:table-cell table:style-name="ce26" office:value-type="float" office:value="189828" calcext:value-type="float">
            <text:p>189,828</text:p>
          </table:table-cell>
          <table:table-cell table:style-name="ce26" office:value-type="float" office:value="192412" calcext:value-type="float">
            <text:p>192,412</text:p>
          </table:table-cell>
          <table:table-cell table:style-name="ce26" office:value-type="float" office:value="190467" calcext:value-type="float">
            <text:p>190,467</text:p>
          </table:table-cell>
          <table:table-cell table:style-name="ce26" office:value-type="float" office:value="186324" calcext:value-type="float">
            <text:p>186,324</text:p>
          </table:table-cell>
          <table:table-cell table:style-name="ce38" office:value-type="float" office:value="183634" calcext:value-type="float">
            <text:p>183,634</text:p>
          </table:table-cell>
          <table:table-cell table:style-name="ce26" office:value-type="float" office:value="873064" calcext:value-type="float">
            <text:p>873,064</text:p>
          </table:table-cell>
          <table:table-cell table:style-name="ce26" office:value-type="float" office:value="185137" calcext:value-type="float">
            <text:p>185,137</text:p>
          </table:table-cell>
          <table:table-cell table:style-name="ce26" office:value-type="float" office:value="173938" calcext:value-type="float">
            <text:p>173,938</text:p>
          </table:table-cell>
          <table:table-cell table:style-name="ce26" office:value-type="float" office:value="171272" calcext:value-type="float">
            <text:p>171,272</text:p>
          </table:table-cell>
          <table:table-cell table:style-name="ce26" office:value-type="float" office:value="172451" calcext:value-type="float">
            <text:p>172,451</text:p>
          </table:table-cell>
          <table:table-cell table:style-name="ce38" office:value-type="float" office:value="170266" calcext:value-type="float">
            <text:p>170,266</text:p>
          </table:table-cell>
          <table:table-cell table:style-name="ce26" office:value-type="float" office:value="737454" calcext:value-type="float">
            <text:p>737,454</text:p>
          </table:table-cell>
          <table:table-cell table:style-name="ce26" office:value-type="float" office:value="159158" calcext:value-type="float">
            <text:p>159,158</text:p>
          </table:table-cell>
          <table:table-cell table:style-name="ce26" office:value-type="float" office:value="154394" calcext:value-type="float">
            <text:p>154,394</text:p>
          </table:table-cell>
          <table:table-cell table:style-name="ce26" office:value-type="float" office:value="153718" calcext:value-type="float">
            <text:p>153,718</text:p>
          </table:table-cell>
          <table:table-cell table:style-name="ce26" office:value-type="float" office:value="146975" calcext:value-type="float">
            <text:p>146,975</text:p>
          </table:table-cell>
          <table:table-cell table:style-name="ce38" office:value-type="float" office:value="123209" calcext:value-type="float">
            <text:p>123,209</text:p>
          </table:table-cell>
          <table:table-cell table:style-name="ce26" office:value-type="float" office:value="447509" calcext:value-type="float">
            <text:p>447,509</text:p>
          </table:table-cell>
          <table:table-cell table:style-name="ce26" office:value-type="float" office:value="117783" calcext:value-type="float">
            <text:p>117,783</text:p>
          </table:table-cell>
          <table:table-cell table:style-name="ce26" office:value-type="float" office:value="100723" calcext:value-type="float">
            <text:p>100,723</text:p>
          </table:table-cell>
          <table:table-cell table:style-name="ce26" office:value-type="float" office:value="87290" calcext:value-type="float">
            <text:p>87,290</text:p>
          </table:table-cell>
          <table:table-cell table:style-name="ce26" office:value-type="float" office:value="65960" calcext:value-type="float">
            <text:p>65,960</text:p>
          </table:table-cell>
          <table:table-cell table:style-name="ce38" office:value-type="float" office:value="75753" calcext:value-type="float">
            <text:p>75,753</text:p>
          </table:table-cell>
          <table:table-cell table:style-name="ce26" office:value-type="float" office:value="398699" calcext:value-type="float">
            <text:p>398,699</text:p>
          </table:table-cell>
          <table:table-cell table:style-name="ce26" office:value-type="float" office:value="81621" calcext:value-type="float">
            <text:p>81,621</text:p>
          </table:table-cell>
          <table:table-cell table:style-name="ce26" office:value-type="float" office:value="79491" calcext:value-type="float">
            <text:p>79,491</text:p>
          </table:table-cell>
          <table:table-cell table:style-name="ce26" office:value-type="float" office:value="79702" calcext:value-type="float">
            <text:p>79,702</text:p>
          </table:table-cell>
          <table:table-cell table:style-name="ce26" office:value-type="float" office:value="79568" calcext:value-type="float">
            <text:p>79,568</text:p>
          </table:table-cell>
          <table:table-cell table:style-name="ce38" office:value-type="float" office:value="78317" calcext:value-type="float">
            <text:p>78,317</text:p>
          </table:table-cell>
          <table:table-cell table:style-name="ce26" office:value-type="float" office:value="332437" calcext:value-type="float">
            <text:p>332,437</text:p>
          </table:table-cell>
          <table:table-cell table:style-name="ce26" office:value-type="float" office:value="73482" calcext:value-type="float">
            <text:p>73,482</text:p>
          </table:table-cell>
          <table:table-cell table:style-name="ce26" office:value-type="float" office:value="69048" calcext:value-type="float">
            <text:p>69,048</text:p>
          </table:table-cell>
          <table:table-cell table:style-name="ce26" office:value-type="float" office:value="66581" calcext:value-type="float">
            <text:p>66,581</text:p>
          </table:table-cell>
          <table:table-cell table:style-name="ce26" office:value-type="float" office:value="62760" calcext:value-type="float">
            <text:p>62,760</text:p>
          </table:table-cell>
          <table:table-cell table:style-name="ce38" office:value-type="float" office:value="60566" calcext:value-type="float">
            <text:p>60,566</text:p>
          </table:table-cell>
          <table:table-cell table:style-name="ce26" office:value-type="float" office:value="247378" calcext:value-type="float">
            <text:p>247,378</text:p>
          </table:table-cell>
          <table:table-cell table:style-name="ce26" office:value-type="float" office:value="55449" calcext:value-type="float">
            <text:p>55,449</text:p>
          </table:table-cell>
          <table:table-cell table:style-name="ce26" office:value-type="float" office:value="51922" calcext:value-type="float">
            <text:p>51,922</text:p>
          </table:table-cell>
          <table:table-cell table:style-name="ce26" office:value-type="float" office:value="49885" calcext:value-type="float">
            <text:p>49,885</text:p>
          </table:table-cell>
          <table:table-cell table:style-name="ce26" office:value-type="float" office:value="46987" calcext:value-type="float">
            <text:p>46,987</text:p>
          </table:table-cell>
          <table:table-cell table:style-name="ce38" office:value-type="float" office:value="43135" calcext:value-type="float">
            <text:p>43,135</text:p>
          </table:table-cell>
          <table:table-cell table:style-name="ce26" office:value-type="float" office:value="160490" calcext:value-type="float">
            <text:p>160,490</text:p>
          </table:table-cell>
          <table:table-cell table:style-name="ce26" office:value-type="float" office:value="39780" calcext:value-type="float">
            <text:p>39,780</text:p>
          </table:table-cell>
          <table:table-cell table:style-name="ce26" office:value-type="float" office:value="35623" calcext:value-type="float">
            <text:p>35,623</text:p>
          </table:table-cell>
          <table:table-cell table:style-name="ce26" office:value-type="float" office:value="32450" calcext:value-type="float">
            <text:p>32,450</text:p>
          </table:table-cell>
          <table:table-cell table:style-name="ce26" office:value-type="float" office:value="28764" calcext:value-type="float">
            <text:p>28,764</text:p>
          </table:table-cell>
          <table:table-cell table:style-name="ce38" office:value-type="float" office:value="23873" calcext:value-type="float">
            <text:p>23,873</text:p>
          </table:table-cell>
          <table:table-cell table:style-name="ce26" office:value-type="float" office:value="79025" calcext:value-type="float">
            <text:p>79,025</text:p>
          </table:table-cell>
          <table:table-cell table:style-name="ce26" office:value-type="float" office:value="21546" calcext:value-type="float">
            <text:p>21,546</text:p>
          </table:table-cell>
          <table:table-cell table:style-name="ce26" office:value-type="float" office:value="17900" calcext:value-type="float">
            <text:p>17,900</text:p>
          </table:table-cell>
          <table:table-cell table:style-name="ce26" office:value-type="float" office:value="16459" calcext:value-type="float">
            <text:p>16,459</text:p>
          </table:table-cell>
          <table:table-cell table:style-name="ce26" office:value-type="float" office:value="13142" calcext:value-type="float">
            <text:p>13,142</text:p>
          </table:table-cell>
          <table:table-cell table:style-name="ce38" office:value-type="float" office:value="9978" calcext:value-type="float">
            <text:p>9,978</text:p>
          </table:table-cell>
          <table:table-cell table:style-name="ce26" office:value-type="float" office:value="25824" calcext:value-type="float">
            <text:p>25,824</text:p>
          </table:table-cell>
          <table:table-cell table:style-name="ce26" office:value-type="float" office:value="7952" calcext:value-type="float">
            <text:p>7,952</text:p>
          </table:table-cell>
          <table:table-cell table:style-name="ce26" office:value-type="float" office:value="6398" calcext:value-type="float">
            <text:p>6,398</text:p>
          </table:table-cell>
          <table:table-cell table:style-name="ce26" office:value-type="float" office:value="5009" calcext:value-type="float">
            <text:p>5,009</text:p>
          </table:table-cell>
          <table:table-cell table:style-name="ce26" office:value-type="float" office:value="3571" calcext:value-type="float">
            <text:p>3,571</text:p>
          </table:table-cell>
          <table:table-cell table:style-name="ce38" office:value-type="float" office:value="2894" calcext:value-type="float">
            <text:p>2,894</text:p>
          </table:table-cell>
          <table:table-cell table:style-name="ce26" office:value-type="float" office:value="5922" calcext:value-type="float">
            <text:p>5,922</text:p>
          </table:table-cell>
          <table:table-cell table:style-name="ce26" office:value-type="float" office:value="2102" calcext:value-type="float">
            <text:p>2,102</text:p>
          </table:table-cell>
          <table:table-cell table:style-name="ce26" office:value-type="float" office:value="1604" calcext:value-type="float">
            <text:p>1,604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730" calcext:value-type="float">
            <text:p>730</text:p>
          </table:table-cell>
          <table:table-cell table:style-name="ce38" office:value-type="float" office:value="454" calcext:value-type="float">
            <text:p>454</text:p>
          </table:table-cell>
          <table:table-cell table:style-name="ce26" office:value-type="float" office:value="958" calcext:value-type="float">
            <text:p>9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34593" calcext:value-type="float">
            <text:p>18,834,593</text:p>
          </table:table-cell>
          <table:table-cell table:style-name="ce25" office:value-type="float" office:value="839060" calcext:value-type="float">
            <text:p>839,060</text:p>
          </table:table-cell>
          <table:table-cell table:style-name="ce25" office:value-type="float" office:value="153020" calcext:value-type="float">
            <text:p>153,020</text:p>
          </table:table-cell>
          <table:table-cell table:style-name="ce25" office:value-type="float" office:value="168608" calcext:value-type="float">
            <text:p>168,608</text:p>
          </table:table-cell>
          <table:table-cell table:style-name="ce25" office:value-type="float" office:value="168498" calcext:value-type="float">
            <text:p>168,498</text:p>
          </table:table-cell>
          <table:table-cell table:style-name="ce25" office:value-type="float" office:value="170728" calcext:value-type="float">
            <text:p>170,728</text:p>
          </table:table-cell>
          <table:table-cell table:style-name="ce25" office:value-type="float" office:value="178206" calcext:value-type="float">
            <text:p>178,206</text:p>
          </table:table-cell>
          <table:table-cell table:style-name="ce25" office:value-type="float" office:value="1063582" calcext:value-type="float">
            <text:p>1,063,582</text:p>
          </table:table-cell>
          <table:table-cell table:style-name="ce25" office:value-type="float" office:value="183135" calcext:value-type="float">
            <text:p>183,135</text:p>
          </table:table-cell>
          <table:table-cell table:style-name="ce25" office:value-type="float" office:value="197472" calcext:value-type="float">
            <text:p>197,472</text:p>
          </table:table-cell>
          <table:table-cell table:style-name="ce25" office:value-type="float" office:value="207041" calcext:value-type="float">
            <text:p>207,041</text:p>
          </table:table-cell>
          <table:table-cell table:style-name="ce25" office:value-type="float" office:value="237243" calcext:value-type="float">
            <text:p>237,243</text:p>
          </table:table-cell>
          <table:table-cell table:style-name="ce49" office:value-type="float" office:value="238691" calcext:value-type="float">
            <text:p>238,691</text:p>
          </table:table-cell>
          <table:table-cell table:style-name="ce25" office:value-type="float" office:value="1274501" calcext:value-type="float">
            <text:p>1,274,501</text:p>
          </table:table-cell>
          <table:table-cell table:style-name="ce25" office:value-type="float" office:value="227890" calcext:value-type="float">
            <text:p>227,890</text:p>
          </table:table-cell>
          <table:table-cell table:style-name="ce25" office:value-type="float" office:value="245137" calcext:value-type="float">
            <text:p>245,137</text:p>
          </table:table-cell>
          <table:table-cell table:style-name="ce25" office:value-type="float" office:value="266829" calcext:value-type="float">
            <text:p>266,829</text:p>
          </table:table-cell>
          <table:table-cell table:style-name="ce25" office:value-type="float" office:value="267249" calcext:value-type="float">
            <text:p>267,249</text:p>
          </table:table-cell>
          <table:table-cell table:style-name="ce49" office:value-type="float" office:value="267396" calcext:value-type="float">
            <text:p>267,396</text:p>
          </table:table-cell>
          <table:table-cell table:style-name="ce25" office:value-type="float" office:value="1347496" calcext:value-type="float">
            <text:p>1,347,496</text:p>
          </table:table-cell>
          <table:table-cell table:style-name="ce25" office:value-type="float" office:value="269304" calcext:value-type="float">
            <text:p>269,304</text:p>
          </table:table-cell>
          <table:table-cell table:style-name="ce25" office:value-type="float" office:value="269771" calcext:value-type="float">
            <text:p>269,771</text:p>
          </table:table-cell>
          <table:table-cell table:style-name="ce25" office:value-type="float" office:value="266263" calcext:value-type="float">
            <text:p>266,263</text:p>
          </table:table-cell>
          <table:table-cell table:style-name="ce25" office:value-type="float" office:value="270766" calcext:value-type="float">
            <text:p>270,766</text:p>
          </table:table-cell>
          <table:table-cell table:style-name="ce49" office:value-type="float" office:value="271392" calcext:value-type="float">
            <text:p>271,392</text:p>
          </table:table-cell>
          <table:table-cell table:style-name="ce25" office:value-type="float" office:value="1348451" calcext:value-type="float">
            <text:p>1,348,451</text:p>
          </table:table-cell>
          <table:table-cell table:style-name="ce25" office:value-type="float" office:value="270389" calcext:value-type="float">
            <text:p>270,389</text:p>
          </table:table-cell>
          <table:table-cell table:style-name="ce25" office:value-type="float" office:value="264885" calcext:value-type="float">
            <text:p>264,885</text:p>
          </table:table-cell>
          <table:table-cell table:style-name="ce25" office:value-type="float" office:value="254515" calcext:value-type="float">
            <text:p>254,515</text:p>
          </table:table-cell>
          <table:table-cell table:style-name="ce25" office:value-type="float" office:value="264232" calcext:value-type="float">
            <text:p>264,232</text:p>
          </table:table-cell>
          <table:table-cell table:style-name="ce49" office:value-type="float" office:value="294430" calcext:value-type="float">
            <text:p>294,430</text:p>
          </table:table-cell>
          <table:table-cell table:style-name="ce25" office:value-type="float" office:value="1638810" calcext:value-type="float">
            <text:p>1,638,810</text:p>
          </table:table-cell>
          <table:table-cell table:style-name="ce25" office:value-type="float" office:value="301073" calcext:value-type="float">
            <text:p>301,073</text:p>
          </table:table-cell>
          <table:table-cell table:style-name="ce25" office:value-type="float" office:value="323828" calcext:value-type="float">
            <text:p>323,828</text:p>
          </table:table-cell>
          <table:table-cell table:style-name="ce25" office:value-type="float" office:value="333485" calcext:value-type="float">
            <text:p>333,485</text:p>
          </table:table-cell>
          <table:table-cell table:style-name="ce25" office:value-type="float" office:value="339597" calcext:value-type="float">
            <text:p>339,597</text:p>
          </table:table-cell>
          <table:table-cell table:style-name="ce49" office:value-type="float" office:value="340827" calcext:value-type="float">
            <text:p>340,827</text:p>
          </table:table-cell>
          <table:table-cell table:style-name="ce25" office:value-type="float" office:value="1607948" calcext:value-type="float">
            <text:p>1,607,948</text:p>
          </table:table-cell>
          <table:table-cell table:style-name="ce25" office:value-type="float" office:value="339079" calcext:value-type="float">
            <text:p>339,079</text:p>
          </table:table-cell>
          <table:table-cell table:style-name="ce25" office:value-type="float" office:value="323753" calcext:value-type="float">
            <text:p>323,753</text:p>
          </table:table-cell>
          <table:table-cell table:style-name="ce25" office:value-type="float" office:value="337165" calcext:value-type="float">
            <text:p>337,165</text:p>
          </table:table-cell>
          <table:table-cell table:style-name="ce25" office:value-type="float" office:value="313946" calcext:value-type="float">
            <text:p>313,946</text:p>
          </table:table-cell>
          <table:table-cell table:style-name="ce49" office:value-type="float" office:value="294005" calcext:value-type="float">
            <text:p>294,005</text:p>
          </table:table-cell>
          <table:table-cell table:style-name="ce25" office:value-type="float" office:value="1472134" calcext:value-type="float">
            <text:p>1,472,134</text:p>
          </table:table-cell>
          <table:table-cell table:style-name="ce25" office:value-type="float" office:value="287098" calcext:value-type="float">
            <text:p>287,098</text:p>
          </table:table-cell>
          <table:table-cell table:style-name="ce25" office:value-type="float" office:value="289218" calcext:value-type="float">
            <text:p>289,218</text:p>
          </table:table-cell>
          <table:table-cell table:style-name="ce25" office:value-type="float" office:value="291639" calcext:value-type="float">
            <text:p>291,639</text:p>
          </table:table-cell>
          <table:table-cell table:style-name="ce25" office:value-type="float" office:value="299637" calcext:value-type="float">
            <text:p>299,637</text:p>
          </table:table-cell>
          <table:table-cell table:style-name="ce49" office:value-type="float" office:value="304542" calcext:value-type="float">
            <text:p>304,542</text:p>
          </table:table-cell>
          <table:table-cell table:style-name="ce25" office:value-type="float" office:value="1517890" calcext:value-type="float">
            <text:p>1,517,890</text:p>
          </table:table-cell>
          <table:table-cell table:style-name="ce25" office:value-type="float" office:value="302231" calcext:value-type="float">
            <text:p>302,231</text:p>
          </table:table-cell>
          <table:table-cell table:style-name="ce25" office:value-type="float" office:value="299893" calcext:value-type="float">
            <text:p>299,893</text:p>
          </table:table-cell>
          <table:table-cell table:style-name="ce25" office:value-type="float" office:value="298539" calcext:value-type="float">
            <text:p>298,539</text:p>
          </table:table-cell>
          <table:table-cell table:style-name="ce25" office:value-type="float" office:value="306063" calcext:value-type="float">
            <text:p>306,063</text:p>
          </table:table-cell>
          <table:table-cell table:style-name="ce49" office:value-type="float" office:value="311164" calcext:value-type="float">
            <text:p>311,164</text:p>
          </table:table-cell>
          <table:table-cell table:style-name="ce25" office:value-type="float" office:value="1541394" calcext:value-type="float">
            <text:p>1,541,394</text:p>
          </table:table-cell>
          <table:table-cell table:style-name="ce25" office:value-type="float" office:value="311660" calcext:value-type="float">
            <text:p>311,660</text:p>
          </table:table-cell>
          <table:table-cell table:style-name="ce25" office:value-type="float" office:value="314610" calcext:value-type="float">
            <text:p>314,610</text:p>
          </table:table-cell>
          <table:table-cell table:style-name="ce25" office:value-type="float" office:value="312003" calcext:value-type="float">
            <text:p>312,003</text:p>
          </table:table-cell>
          <table:table-cell table:style-name="ce25" office:value-type="float" office:value="304999" calcext:value-type="float">
            <text:p>304,999</text:p>
          </table:table-cell>
          <table:table-cell table:style-name="ce49" office:value-type="float" office:value="298122" calcext:value-type="float">
            <text:p>298,122</text:p>
          </table:table-cell>
          <table:table-cell table:style-name="ce25" office:value-type="float" office:value="1396080" calcext:value-type="float">
            <text:p>1,396,080</text:p>
          </table:table-cell>
          <table:table-cell table:style-name="ce25" office:value-type="float" office:value="299451" calcext:value-type="float">
            <text:p>299,451</text:p>
          </table:table-cell>
          <table:table-cell table:style-name="ce25" office:value-type="float" office:value="278753" calcext:value-type="float">
            <text:p>278,753</text:p>
          </table:table-cell>
          <table:table-cell table:style-name="ce25" office:value-type="float" office:value="273333" calcext:value-type="float">
            <text:p>273,333</text:p>
          </table:table-cell>
          <table:table-cell table:style-name="ce25" office:value-type="float" office:value="274209" calcext:value-type="float">
            <text:p>274,209</text:p>
          </table:table-cell>
          <table:table-cell table:style-name="ce49" office:value-type="float" office:value="270334" calcext:value-type="float">
            <text:p>270,334</text:p>
          </table:table-cell>
          <table:table-cell table:style-name="ce25" office:value-type="float" office:value="1152992" calcext:value-type="float">
            <text:p>1,152,992</text:p>
          </table:table-cell>
          <table:table-cell table:style-name="ce25" office:value-type="float" office:value="250685" calcext:value-type="float">
            <text:p>250,685</text:p>
          </table:table-cell>
          <table:table-cell table:style-name="ce25" office:value-type="float" office:value="242167" calcext:value-type="float">
            <text:p>242,167</text:p>
          </table:table-cell>
          <table:table-cell table:style-name="ce25" office:value-type="float" office:value="240952" calcext:value-type="float">
            <text:p>240,952</text:p>
          </table:table-cell>
          <table:table-cell table:style-name="ce25" office:value-type="float" office:value="228521" calcext:value-type="float">
            <text:p>228,521</text:p>
          </table:table-cell>
          <table:table-cell table:style-name="ce49" office:value-type="float" office:value="190667" calcext:value-type="float">
            <text:p>190,667</text:p>
          </table:table-cell>
          <table:table-cell table:style-name="ce25" office:value-type="float" office:value="690624" calcext:value-type="float">
            <text:p>690,624</text:p>
          </table:table-cell>
          <table:table-cell table:style-name="ce25" office:value-type="float" office:value="182072" calcext:value-type="float">
            <text:p>182,072</text:p>
          </table:table-cell>
          <table:table-cell table:style-name="ce25" office:value-type="float" office:value="156020" calcext:value-type="float">
            <text:p>156,020</text:p>
          </table:table-cell>
          <table:table-cell table:style-name="ce25" office:value-type="float" office:value="133945" calcext:value-type="float">
            <text:p>133,945</text:p>
          </table:table-cell>
          <table:table-cell table:style-name="ce25" office:value-type="float" office:value="101983" calcext:value-type="float">
            <text:p>101,983</text:p>
          </table:table-cell>
          <table:table-cell table:style-name="ce49" office:value-type="float" office:value="116604" calcext:value-type="float">
            <text:p>116,604</text:p>
          </table:table-cell>
          <table:table-cell table:style-name="ce25" office:value-type="float" office:value="610499" calcext:value-type="float">
            <text:p>610,499</text:p>
          </table:table-cell>
          <table:table-cell table:style-name="ce25" office:value-type="float" office:value="125785" calcext:value-type="float">
            <text:p>125,785</text:p>
          </table:table-cell>
          <table:table-cell table:style-name="ce25" office:value-type="float" office:value="121869" calcext:value-type="float">
            <text:p>121,869</text:p>
          </table:table-cell>
          <table:table-cell table:style-name="ce25" office:value-type="float" office:value="122151" calcext:value-type="float">
            <text:p>122,151</text:p>
          </table:table-cell>
          <table:table-cell table:style-name="ce25" office:value-type="float" office:value="121730" calcext:value-type="float">
            <text:p>121,730</text:p>
          </table:table-cell>
          <table:table-cell table:style-name="ce49" office:value-type="float" office:value="118964" calcext:value-type="float">
            <text:p>118,964</text:p>
          </table:table-cell>
          <table:table-cell table:style-name="ce25" office:value-type="float" office:value="502845" calcext:value-type="float">
            <text:p>502,845</text:p>
          </table:table-cell>
          <table:table-cell table:style-name="ce25" office:value-type="float" office:value="110962" calcext:value-type="float">
            <text:p>110,962</text:p>
          </table:table-cell>
          <table:table-cell table:style-name="ce25" office:value-type="float" office:value="104126" calcext:value-type="float">
            <text:p>104,126</text:p>
          </table:table-cell>
          <table:table-cell table:style-name="ce25" office:value-type="float" office:value="101365" calcext:value-type="float">
            <text:p>101,365</text:p>
          </table:table-cell>
          <table:table-cell table:style-name="ce25" office:value-type="float" office:value="94269" calcext:value-type="float">
            <text:p>94,269</text:p>
          </table:table-cell>
          <table:table-cell table:style-name="ce49" office:value-type="float" office:value="92123" calcext:value-type="float">
            <text:p>92,123</text:p>
          </table:table-cell>
          <table:table-cell table:style-name="ce25" office:value-type="float" office:value="399334" calcext:value-type="float">
            <text:p>399,334</text:p>
          </table:table-cell>
          <table:table-cell table:style-name="ce25" office:value-type="float" office:value="84993" calcext:value-type="float">
            <text:p>84,993</text:p>
          </table:table-cell>
          <table:table-cell table:style-name="ce25" office:value-type="float" office:value="81524" calcext:value-type="float">
            <text:p>81,524</text:p>
          </table:table-cell>
          <table:table-cell table:style-name="ce25" office:value-type="float" office:value="80796" calcext:value-type="float">
            <text:p>80,796</text:p>
          </table:table-cell>
          <table:table-cell table:style-name="ce25" office:value-type="float" office:value="78606" calcext:value-type="float">
            <text:p>78,606</text:p>
          </table:table-cell>
          <table:table-cell table:style-name="ce49" office:value-type="float" office:value="73415" calcext:value-type="float">
            <text:p>73,415</text:p>
          </table:table-cell>
          <table:table-cell table:style-name="ce25" office:value-type="float" office:value="268230" calcext:value-type="float">
            <text:p>268,230</text:p>
          </table:table-cell>
          <table:table-cell table:style-name="ce25" office:value-type="float" office:value="67357" calcext:value-type="float">
            <text:p>67,357</text:p>
          </table:table-cell>
          <table:table-cell table:style-name="ce25" office:value-type="float" office:value="60459" calcext:value-type="float">
            <text:p>60,459</text:p>
          </table:table-cell>
          <table:table-cell table:style-name="ce25" office:value-type="float" office:value="54373" calcext:value-type="float">
            <text:p>54,373</text:p>
          </table:table-cell>
          <table:table-cell table:style-name="ce25" office:value-type="float" office:value="47396" calcext:value-type="float">
            <text:p>47,396</text:p>
          </table:table-cell>
          <table:table-cell table:style-name="ce49" office:value-type="float" office:value="38645" calcext:value-type="float">
            <text:p>38,645</text:p>
          </table:table-cell>
          <table:table-cell table:style-name="ce25" office:value-type="float" office:value="118441" calcext:value-type="float">
            <text:p>118,441</text:p>
          </table:table-cell>
          <table:table-cell table:style-name="ce25" office:value-type="float" office:value="33323" calcext:value-type="float">
            <text:p>33,323</text:p>
          </table:table-cell>
          <table:table-cell table:style-name="ce25" office:value-type="float" office:value="27019" calcext:value-type="float">
            <text:p>27,019</text:p>
          </table:table-cell>
          <table:table-cell table:style-name="ce25" office:value-type="float" office:value="24491" calcext:value-type="float">
            <text:p>24,491</text:p>
          </table:table-cell>
          <table:table-cell table:style-name="ce25" office:value-type="float" office:value="19156" calcext:value-type="float">
            <text:p>19,156</text:p>
          </table:table-cell>
          <table:table-cell table:style-name="ce49" office:value-type="float" office:value="14452" calcext:value-type="float">
            <text:p>14,452</text:p>
          </table:table-cell>
          <table:table-cell table:style-name="ce25" office:value-type="float" office:value="35166" calcext:value-type="float">
            <text:p>35,166</text:p>
          </table:table-cell>
          <table:table-cell table:style-name="ce25" office:value-type="float" office:value="11079" calcext:value-type="float">
            <text:p>11,079</text:p>
          </table:table-cell>
          <table:table-cell table:style-name="ce25" office:value-type="float" office:value="8797" calcext:value-type="float">
            <text:p>8,797</text:p>
          </table:table-cell>
          <table:table-cell table:style-name="ce25" office:value-type="float" office:value="6776" calcext:value-type="float">
            <text:p>6,776</text:p>
          </table:table-cell>
          <table:table-cell table:style-name="ce25" office:value-type="float" office:value="4752" calcext:value-type="float">
            <text:p>4,752</text:p>
          </table:table-cell>
          <table:table-cell table:style-name="ce49" office:value-type="float" office:value="3762" calcext:value-type="float">
            <text:p>3,762</text:p>
          </table:table-cell>
          <table:table-cell table:style-name="ce25" office:value-type="float" office:value="7770" calcext:value-type="float">
            <text:p>7,770</text:p>
          </table:table-cell>
          <table:table-cell table:style-name="ce25" office:value-type="float" office:value="2783" calcext:value-type="float">
            <text:p>2,783</text:p>
          </table:table-cell>
          <table:table-cell table:style-name="ce25" office:value-type="float" office:value="2029" calcext:value-type="float">
            <text:p>2,029</text:p>
          </table:table-cell>
          <table:table-cell table:style-name="ce25" office:value-type="float" office:value="1433" calcext:value-type="float">
            <text:p>1,433</text:p>
          </table:table-cell>
          <table:table-cell table:style-name="ce25" office:value-type="float" office:value="943" calcext:value-type="float">
            <text:p>943</text:p>
          </table:table-cell>
          <table:table-cell table:style-name="ce49" office:value-type="float" office:value="582" calcext:value-type="float">
            <text:p>582</text:p>
          </table:table-cell>
          <table:table-cell table:style-name="ce25" office:value-type="float" office:value="1346" calcext:value-type="float">
            <text:p>1,34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55045" calcext:value-type="float">
            <text:p>9,555,045</text:p>
          </table:table-cell>
          <table:table-cell table:style-name="ce27" office:value-type="float" office:value="438148" calcext:value-type="float">
            <text:p>438,148</text:p>
          </table:table-cell>
          <table:table-cell table:style-name="ce27" office:value-type="float" office:value="79743" calcext:value-type="float">
            <text:p>79,743</text:p>
          </table:table-cell>
          <table:table-cell table:style-name="ce27" office:value-type="float" office:value="88264" calcext:value-type="float">
            <text:p>88,264</text:p>
          </table:table-cell>
          <table:table-cell table:style-name="ce27" office:value-type="float" office:value="88054" calcext:value-type="float">
            <text:p>88,054</text:p>
          </table:table-cell>
          <table:table-cell table:style-name="ce27" office:value-type="float" office:value="89314" calcext:value-type="float">
            <text:p>89,314</text:p>
          </table:table-cell>
          <table:table-cell table:style-name="ce27" office:value-type="float" office:value="92773" calcext:value-type="float">
            <text:p>92,773</text:p>
          </table:table-cell>
          <table:table-cell table:style-name="ce27" office:value-type="float" office:value="556356" calcext:value-type="float">
            <text:p>556,356</text:p>
          </table:table-cell>
          <table:table-cell table:style-name="ce27" office:value-type="float" office:value="96421" calcext:value-type="float">
            <text:p>96,421</text:p>
          </table:table-cell>
          <table:table-cell table:style-name="ce27" office:value-type="float" office:value="103444" calcext:value-type="float">
            <text:p>103,444</text:p>
          </table:table-cell>
          <table:table-cell table:style-name="ce27" office:value-type="float" office:value="107906" calcext:value-type="float">
            <text:p>107,906</text:p>
          </table:table-cell>
          <table:table-cell table:style-name="ce27" office:value-type="float" office:value="123597" calcext:value-type="float">
            <text:p>123,597</text:p>
          </table:table-cell>
          <table:table-cell table:style-name="ce50" office:value-type="float" office:value="124988" calcext:value-type="float">
            <text:p>124,988</text:p>
          </table:table-cell>
          <table:table-cell table:style-name="ce27" office:value-type="float" office:value="663051" calcext:value-type="float">
            <text:p>663,051</text:p>
          </table:table-cell>
          <table:table-cell table:style-name="ce27" office:value-type="float" office:value="118591" calcext:value-type="float">
            <text:p>118,591</text:p>
          </table:table-cell>
          <table:table-cell table:style-name="ce27" office:value-type="float" office:value="127753" calcext:value-type="float">
            <text:p>127,753</text:p>
          </table:table-cell>
          <table:table-cell table:style-name="ce27" office:value-type="float" office:value="139028" calcext:value-type="float">
            <text:p>139,028</text:p>
          </table:table-cell>
          <table:table-cell table:style-name="ce27" office:value-type="float" office:value="138794" calcext:value-type="float">
            <text:p>138,794</text:p>
          </table:table-cell>
          <table:table-cell table:style-name="ce50" office:value-type="float" office:value="138885" calcext:value-type="float">
            <text:p>138,885</text:p>
          </table:table-cell>
          <table:table-cell table:style-name="ce27" office:value-type="float" office:value="702363" calcext:value-type="float">
            <text:p>702,363</text:p>
          </table:table-cell>
          <table:table-cell table:style-name="ce27" office:value-type="float" office:value="139886" calcext:value-type="float">
            <text:p>139,886</text:p>
          </table:table-cell>
          <table:table-cell table:style-name="ce27" office:value-type="float" office:value="140352" calcext:value-type="float">
            <text:p>140,352</text:p>
          </table:table-cell>
          <table:table-cell table:style-name="ce27" office:value-type="float" office:value="139273" calcext:value-type="float">
            <text:p>139,273</text:p>
          </table:table-cell>
          <table:table-cell table:style-name="ce27" office:value-type="float" office:value="141715" calcext:value-type="float">
            <text:p>141,715</text:p>
          </table:table-cell>
          <table:table-cell table:style-name="ce50" office:value-type="float" office:value="141137" calcext:value-type="float">
            <text:p>141,137</text:p>
          </table:table-cell>
          <table:table-cell table:style-name="ce27" office:value-type="float" office:value="694959" calcext:value-type="float">
            <text:p>694,959</text:p>
          </table:table-cell>
          <table:table-cell table:style-name="ce27" office:value-type="float" office:value="140306" calcext:value-type="float">
            <text:p>140,306</text:p>
          </table:table-cell>
          <table:table-cell table:style-name="ce27" office:value-type="float" office:value="137380" calcext:value-type="float">
            <text:p>137,380</text:p>
          </table:table-cell>
          <table:table-cell table:style-name="ce27" office:value-type="float" office:value="131174" calcext:value-type="float">
            <text:p>131,174</text:p>
          </table:table-cell>
          <table:table-cell table:style-name="ce27" office:value-type="float" office:value="135661" calcext:value-type="float">
            <text:p>135,661</text:p>
          </table:table-cell>
          <table:table-cell table:style-name="ce50" office:value-type="float" office:value="150438" calcext:value-type="float">
            <text:p>150,438</text:p>
          </table:table-cell>
          <table:table-cell table:style-name="ce27" office:value-type="float" office:value="831410" calcext:value-type="float">
            <text:p>831,410</text:p>
          </table:table-cell>
          <table:table-cell table:style-name="ce27" office:value-type="float" office:value="153865" calcext:value-type="float">
            <text:p>153,865</text:p>
          </table:table-cell>
          <table:table-cell table:style-name="ce27" office:value-type="float" office:value="164506" calcext:value-type="float">
            <text:p>164,506</text:p>
          </table:table-cell>
          <table:table-cell table:style-name="ce27" office:value-type="float" office:value="168938" calcext:value-type="float">
            <text:p>168,938</text:p>
          </table:table-cell>
          <table:table-cell table:style-name="ce27" office:value-type="float" office:value="171810" calcext:value-type="float">
            <text:p>171,810</text:p>
          </table:table-cell>
          <table:table-cell table:style-name="ce50" office:value-type="float" office:value="172291" calcext:value-type="float">
            <text:p>172,291</text:p>
          </table:table-cell>
          <table:table-cell table:style-name="ce27" office:value-type="float" office:value="813907" calcext:value-type="float">
            <text:p>813,907</text:p>
          </table:table-cell>
          <table:table-cell table:style-name="ce27" office:value-type="float" office:value="171750" calcext:value-type="float">
            <text:p>171,750</text:p>
          </table:table-cell>
          <table:table-cell table:style-name="ce27" office:value-type="float" office:value="163941" calcext:value-type="float">
            <text:p>163,941</text:p>
          </table:table-cell>
          <table:table-cell table:style-name="ce27" office:value-type="float" office:value="170371" calcext:value-type="float">
            <text:p>170,371</text:p>
          </table:table-cell>
          <table:table-cell table:style-name="ce27" office:value-type="float" office:value="159337" calcext:value-type="float">
            <text:p>159,337</text:p>
          </table:table-cell>
          <table:table-cell table:style-name="ce50" office:value-type="float" office:value="148508" calcext:value-type="float">
            <text:p>148,508</text:p>
          </table:table-cell>
          <table:table-cell table:style-name="ce27" office:value-type="float" office:value="746180" calcext:value-type="float">
            <text:p>746,180</text:p>
          </table:table-cell>
          <table:table-cell table:style-name="ce27" office:value-type="float" office:value="145223" calcext:value-type="float">
            <text:p>145,223</text:p>
          </table:table-cell>
          <table:table-cell table:style-name="ce27" office:value-type="float" office:value="146027" calcext:value-type="float">
            <text:p>146,027</text:p>
          </table:table-cell>
          <table:table-cell table:style-name="ce27" office:value-type="float" office:value="147579" calcext:value-type="float">
            <text:p>147,579</text:p>
          </table:table-cell>
          <table:table-cell table:style-name="ce27" office:value-type="float" office:value="152351" calcext:value-type="float">
            <text:p>152,351</text:p>
          </table:table-cell>
          <table:table-cell table:style-name="ce50" office:value-type="float" office:value="155000" calcext:value-type="float">
            <text:p>155,000</text:p>
          </table:table-cell>
          <table:table-cell table:style-name="ce27" office:value-type="float" office:value="773804" calcext:value-type="float">
            <text:p>773,804</text:p>
          </table:table-cell>
          <table:table-cell table:style-name="ce27" office:value-type="float" office:value="154145" calcext:value-type="float">
            <text:p>154,145</text:p>
          </table:table-cell>
          <table:table-cell table:style-name="ce27" office:value-type="float" office:value="153177" calcext:value-type="float">
            <text:p>153,177</text:p>
          </table:table-cell>
          <table:table-cell table:style-name="ce27" office:value-type="float" office:value="152421" calcext:value-type="float">
            <text:p>152,421</text:p>
          </table:table-cell>
          <table:table-cell table:style-name="ce27" office:value-type="float" office:value="156021" calcext:value-type="float">
            <text:p>156,021</text:p>
          </table:table-cell>
          <table:table-cell table:style-name="ce50" office:value-type="float" office:value="158040" calcext:value-type="float">
            <text:p>158,040</text:p>
          </table:table-cell>
          <table:table-cell table:style-name="ce27" office:value-type="float" office:value="781599" calcext:value-type="float">
            <text:p>781,599</text:p>
          </table:table-cell>
          <table:table-cell table:style-name="ce27" office:value-type="float" office:value="158693" calcext:value-type="float">
            <text:p>158,693</text:p>
          </table:table-cell>
          <table:table-cell table:style-name="ce27" office:value-type="float" office:value="159303" calcext:value-type="float">
            <text:p>159,303</text:p>
          </table:table-cell>
          <table:table-cell table:style-name="ce27" office:value-type="float" office:value="158259" calcext:value-type="float">
            <text:p>158,259</text:p>
          </table:table-cell>
          <table:table-cell table:style-name="ce27" office:value-type="float" office:value="154696" calcext:value-type="float">
            <text:p>154,696</text:p>
          </table:table-cell>
          <table:table-cell table:style-name="ce50" office:value-type="float" office:value="150648" calcext:value-type="float">
            <text:p>150,648</text:p>
          </table:table-cell>
          <table:table-cell table:style-name="ce27" office:value-type="float" office:value="701420" calcext:value-type="float">
            <text:p>701,420</text:p>
          </table:table-cell>
          <table:table-cell table:style-name="ce27" office:value-type="float" office:value="151006" calcext:value-type="float">
            <text:p>151,006</text:p>
          </table:table-cell>
          <table:table-cell table:style-name="ce27" office:value-type="float" office:value="140261" calcext:value-type="float">
            <text:p>140,261</text:p>
          </table:table-cell>
          <table:table-cell table:style-name="ce27" office:value-type="float" office:value="137216" calcext:value-type="float">
            <text:p>137,216</text:p>
          </table:table-cell>
          <table:table-cell table:style-name="ce27" office:value-type="float" office:value="137703" calcext:value-type="float">
            <text:p>137,703</text:p>
          </table:table-cell>
          <table:table-cell table:style-name="ce50" office:value-type="float" office:value="135234" calcext:value-type="float">
            <text:p>135,234</text:p>
          </table:table-cell>
          <table:table-cell table:style-name="ce27" office:value-type="float" office:value="573843" calcext:value-type="float">
            <text:p>573,843</text:p>
          </table:table-cell>
          <table:table-cell table:style-name="ce27" office:value-type="float" office:value="124886" calcext:value-type="float">
            <text:p>124,886</text:p>
          </table:table-cell>
          <table:table-cell table:style-name="ce27" office:value-type="float" office:value="120700" calcext:value-type="float">
            <text:p>120,700</text:p>
          </table:table-cell>
          <table:table-cell table:style-name="ce27" office:value-type="float" office:value="119918" calcext:value-type="float">
            <text:p>119,918</text:p>
          </table:table-cell>
          <table:table-cell table:style-name="ce27" office:value-type="float" office:value="113446" calcext:value-type="float">
            <text:p>113,446</text:p>
          </table:table-cell>
          <table:table-cell table:style-name="ce50" office:value-type="float" office:value="94893" calcext:value-type="float">
            <text:p>94,893</text:p>
          </table:table-cell>
          <table:table-cell table:style-name="ce27" office:value-type="float" office:value="338819" calcext:value-type="float">
            <text:p>338,819</text:p>
          </table:table-cell>
          <table:table-cell table:style-name="ce27" office:value-type="float" office:value="89519" calcext:value-type="float">
            <text:p>89,519</text:p>
          </table:table-cell>
          <table:table-cell table:style-name="ce27" office:value-type="float" office:value="77156" calcext:value-type="float">
            <text:p>77,156</text:p>
          </table:table-cell>
          <table:table-cell table:style-name="ce27" office:value-type="float" office:value="65563" calcext:value-type="float">
            <text:p>65,563</text:p>
          </table:table-cell>
          <table:table-cell table:style-name="ce27" office:value-type="float" office:value="49891" calcext:value-type="float">
            <text:p>49,891</text:p>
          </table:table-cell>
          <table:table-cell table:style-name="ce50" office:value-type="float" office:value="56690" calcext:value-type="float">
            <text:p>56,690</text:p>
          </table:table-cell>
          <table:table-cell table:style-name="ce27" office:value-type="float" office:value="293162" calcext:value-type="float">
            <text:p>293,162</text:p>
          </table:table-cell>
          <table:table-cell table:style-name="ce27" office:value-type="float" office:value="61267" calcext:value-type="float">
            <text:p>61,267</text:p>
          </table:table-cell>
          <table:table-cell table:style-name="ce27" office:value-type="float" office:value="58762" calcext:value-type="float">
            <text:p>58,762</text:p>
          </table:table-cell>
          <table:table-cell table:style-name="ce27" office:value-type="float" office:value="58636" calcext:value-type="float">
            <text:p>58,636</text:p>
          </table:table-cell>
          <table:table-cell table:style-name="ce27" office:value-type="float" office:value="58190" calcext:value-type="float">
            <text:p>58,190</text:p>
          </table:table-cell>
          <table:table-cell table:style-name="ce50" office:value-type="float" office:value="56307" calcext:value-type="float">
            <text:p>56,307</text:p>
          </table:table-cell>
          <table:table-cell table:style-name="ce27" office:value-type="float" office:value="234396" calcext:value-type="float">
            <text:p>234,396</text:p>
          </table:table-cell>
          <table:table-cell table:style-name="ce27" office:value-type="float" office:value="51896" calcext:value-type="float">
            <text:p>51,896</text:p>
          </table:table-cell>
          <table:table-cell table:style-name="ce27" office:value-type="float" office:value="48731" calcext:value-type="float">
            <text:p>48,731</text:p>
          </table:table-cell>
          <table:table-cell table:style-name="ce27" office:value-type="float" office:value="47327" calcext:value-type="float">
            <text:p>47,327</text:p>
          </table:table-cell>
          <table:table-cell table:style-name="ce27" office:value-type="float" office:value="43537" calcext:value-type="float">
            <text:p>43,537</text:p>
          </table:table-cell>
          <table:table-cell table:style-name="ce50" office:value-type="float" office:value="42905" calcext:value-type="float">
            <text:p>42,905</text:p>
          </table:table-cell>
          <table:table-cell table:style-name="ce27" office:value-type="float" office:value="197828" calcext:value-type="float">
            <text:p>197,828</text:p>
          </table:table-cell>
          <table:table-cell table:style-name="ce27" office:value-type="float" office:value="39736" calcext:value-type="float">
            <text:p>39,736</text:p>
          </table:table-cell>
          <table:table-cell table:style-name="ce27" office:value-type="float" office:value="39325" calcext:value-type="float">
            <text:p>39,325</text:p>
          </table:table-cell>
          <table:table-cell table:style-name="ce27" office:value-type="float" office:value="40220" calcext:value-type="float">
            <text:p>40,220</text:p>
          </table:table-cell>
          <table:table-cell table:style-name="ce27" office:value-type="float" office:value="40179" calcext:value-type="float">
            <text:p>40,179</text:p>
          </table:table-cell>
          <table:table-cell table:style-name="ce50" office:value-type="float" office:value="38368" calcext:value-type="float">
            <text:p>38,368</text:p>
          </table:table-cell>
          <table:table-cell table:style-name="ce27" office:value-type="float" office:value="139647" calcext:value-type="float">
            <text:p>139,647</text:p>
          </table:table-cell>
          <table:table-cell table:style-name="ce27" office:value-type="float" office:value="35169" calcext:value-type="float">
            <text:p>35,169</text:p>
          </table:table-cell>
          <table:table-cell table:style-name="ce27" office:value-type="float" office:value="31852" calcext:value-type="float">
            <text:p>31,852</text:p>
          </table:table-cell>
          <table:table-cell table:style-name="ce27" office:value-type="float" office:value="28237" calcext:value-type="float">
            <text:p>28,237</text:p>
          </table:table-cell>
          <table:table-cell table:style-name="ce27" office:value-type="float" office:value="24508" calcext:value-type="float">
            <text:p>24,508</text:p>
          </table:table-cell>
          <table:table-cell table:style-name="ce50" office:value-type="float" office:value="19881" calcext:value-type="float">
            <text:p>19,881</text:p>
          </table:table-cell>
          <table:table-cell table:style-name="ce27" office:value-type="float" office:value="55623" calcext:value-type="float">
            <text:p>55,623</text:p>
          </table:table-cell>
          <table:table-cell table:style-name="ce27" office:value-type="float" office:value="16206" calcext:value-type="float">
            <text:p>16,206</text:p>
          </table:table-cell>
          <table:table-cell table:style-name="ce27" office:value-type="float" office:value="12773" calcext:value-type="float">
            <text:p>12,773</text:p>
          </table:table-cell>
          <table:table-cell table:style-name="ce27" office:value-type="float" office:value="11345" calcext:value-type="float">
            <text:p>11,345</text:p>
          </table:table-cell>
          <table:table-cell table:style-name="ce27" office:value-type="float" office:value="8775" calcext:value-type="float">
            <text:p>8,775</text:p>
          </table:table-cell>
          <table:table-cell table:style-name="ce50" office:value-type="float" office:value="6524" calcext:value-type="float">
            <text:p>6,524</text:p>
          </table:table-cell>
          <table:table-cell table:style-name="ce27" office:value-type="float" office:value="14683" calcext:value-type="float">
            <text:p>14,683</text:p>
          </table:table-cell>
          <table:table-cell table:style-name="ce27" office:value-type="float" office:value="4719" calcext:value-type="float">
            <text:p>4,719</text:p>
          </table:table-cell>
          <table:table-cell table:style-name="ce27" office:value-type="float" office:value="3726" calcext:value-type="float">
            <text:p>3,726</text:p>
          </table:table-cell>
          <table:table-cell table:style-name="ce27" office:value-type="float" office:value="2787" calcext:value-type="float">
            <text:p>2,787</text:p>
          </table:table-cell>
          <table:table-cell table:style-name="ce27" office:value-type="float" office:value="1949" calcext:value-type="float">
            <text:p>1,949</text:p>
          </table:table-cell>
          <table:table-cell table:style-name="ce50" office:value-type="float" office:value="1502" calcext:value-type="float">
            <text:p>1,502</text:p>
          </table:table-cell>
          <table:table-cell table:style-name="ce27" office:value-type="float" office:value="3198" calcext:value-type="float">
            <text:p>3,198</text:p>
          </table:table-cell>
          <table:table-cell table:style-name="ce27" office:value-type="float" office:value="1168" calcext:value-type="float">
            <text:p>1,168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354" calcext:value-type="float">
            <text:p>354</text:p>
          </table:table-cell>
          <table:table-cell table:style-name="ce50" office:value-type="float" office:value="219" calcext:value-type="float">
            <text:p>219</text:p>
          </table:table-cell>
          <table:table-cell table:style-name="ce27" office:value-type="float" office:value="649" calcext:value-type="float">
            <text:p>6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79548" calcext:value-type="float">
            <text:p>9,279,548</text:p>
          </table:table-cell>
          <table:table-cell table:style-name="ce28" office:value-type="float" office:value="400912" calcext:value-type="float">
            <text:p>400,912</text:p>
          </table:table-cell>
          <table:table-cell table:style-name="ce28" office:value-type="float" office:value="73277" calcext:value-type="float">
            <text:p>73,277</text:p>
          </table:table-cell>
          <table:table-cell table:style-name="ce28" office:value-type="float" office:value="80344" calcext:value-type="float">
            <text:p>80,344</text:p>
          </table:table-cell>
          <table:table-cell table:style-name="ce28" office:value-type="float" office:value="80444" calcext:value-type="float">
            <text:p>80,444</text:p>
          </table:table-cell>
          <table:table-cell table:style-name="ce28" office:value-type="float" office:value="81414" calcext:value-type="float">
            <text:p>81,414</text:p>
          </table:table-cell>
          <table:table-cell table:style-name="ce28" office:value-type="float" office:value="85433" calcext:value-type="float">
            <text:p>85,433</text:p>
          </table:table-cell>
          <table:table-cell table:style-name="ce28" office:value-type="float" office:value="507226" calcext:value-type="float">
            <text:p>507,226</text:p>
          </table:table-cell>
          <table:table-cell table:style-name="ce28" office:value-type="float" office:value="86714" calcext:value-type="float">
            <text:p>86,714</text:p>
          </table:table-cell>
          <table:table-cell table:style-name="ce28" office:value-type="float" office:value="94028" calcext:value-type="float">
            <text:p>94,028</text:p>
          </table:table-cell>
          <table:table-cell table:style-name="ce28" office:value-type="float" office:value="99135" calcext:value-type="float">
            <text:p>99,135</text:p>
          </table:table-cell>
          <table:table-cell table:style-name="ce28" office:value-type="float" office:value="113646" calcext:value-type="float">
            <text:p>113,646</text:p>
          </table:table-cell>
          <table:table-cell table:style-name="ce51" office:value-type="float" office:value="113703" calcext:value-type="float">
            <text:p>113,703</text:p>
          </table:table-cell>
          <table:table-cell table:style-name="ce28" office:value-type="float" office:value="611450" calcext:value-type="float">
            <text:p>611,450</text:p>
          </table:table-cell>
          <table:table-cell table:style-name="ce28" office:value-type="float" office:value="109299" calcext:value-type="float">
            <text:p>109,299</text:p>
          </table:table-cell>
          <table:table-cell table:style-name="ce28" office:value-type="float" office:value="117384" calcext:value-type="float">
            <text:p>117,384</text:p>
          </table:table-cell>
          <table:table-cell table:style-name="ce28" office:value-type="float" office:value="127801" calcext:value-type="float">
            <text:p>127,801</text:p>
          </table:table-cell>
          <table:table-cell table:style-name="ce28" office:value-type="float" office:value="128455" calcext:value-type="float">
            <text:p>128,455</text:p>
          </table:table-cell>
          <table:table-cell table:style-name="ce51" office:value-type="float" office:value="128511" calcext:value-type="float">
            <text:p>128,511</text:p>
          </table:table-cell>
          <table:table-cell table:style-name="ce28" office:value-type="float" office:value="645133" calcext:value-type="float">
            <text:p>645,133</text:p>
          </table:table-cell>
          <table:table-cell table:style-name="ce28" office:value-type="float" office:value="129418" calcext:value-type="float">
            <text:p>129,418</text:p>
          </table:table-cell>
          <table:table-cell table:style-name="ce28" office:value-type="float" office:value="129419" calcext:value-type="float">
            <text:p>129,419</text:p>
          </table:table-cell>
          <table:table-cell table:style-name="ce28" office:value-type="float" office:value="126990" calcext:value-type="float">
            <text:p>126,990</text:p>
          </table:table-cell>
          <table:table-cell table:style-name="ce28" office:value-type="float" office:value="129051" calcext:value-type="float">
            <text:p>129,051</text:p>
          </table:table-cell>
          <table:table-cell table:style-name="ce51" office:value-type="float" office:value="130255" calcext:value-type="float">
            <text:p>130,255</text:p>
          </table:table-cell>
          <table:table-cell table:style-name="ce28" office:value-type="float" office:value="653492" calcext:value-type="float">
            <text:p>653,492</text:p>
          </table:table-cell>
          <table:table-cell table:style-name="ce28" office:value-type="float" office:value="130083" calcext:value-type="float">
            <text:p>130,083</text:p>
          </table:table-cell>
          <table:table-cell table:style-name="ce28" office:value-type="float" office:value="127505" calcext:value-type="float">
            <text:p>127,505</text:p>
          </table:table-cell>
          <table:table-cell table:style-name="ce28" office:value-type="float" office:value="123341" calcext:value-type="float">
            <text:p>123,341</text:p>
          </table:table-cell>
          <table:table-cell table:style-name="ce28" office:value-type="float" office:value="128571" calcext:value-type="float">
            <text:p>128,571</text:p>
          </table:table-cell>
          <table:table-cell table:style-name="ce51" office:value-type="float" office:value="143992" calcext:value-type="float">
            <text:p>143,992</text:p>
          </table:table-cell>
          <table:table-cell table:style-name="ce28" office:value-type="float" office:value="807400" calcext:value-type="float">
            <text:p>807,400</text:p>
          </table:table-cell>
          <table:table-cell table:style-name="ce28" office:value-type="float" office:value="147208" calcext:value-type="float">
            <text:p>147,208</text:p>
          </table:table-cell>
          <table:table-cell table:style-name="ce28" office:value-type="float" office:value="159322" calcext:value-type="float">
            <text:p>159,322</text:p>
          </table:table-cell>
          <table:table-cell table:style-name="ce28" office:value-type="float" office:value="164547" calcext:value-type="float">
            <text:p>164,547</text:p>
          </table:table-cell>
          <table:table-cell table:style-name="ce28" office:value-type="float" office:value="167787" calcext:value-type="float">
            <text:p>167,787</text:p>
          </table:table-cell>
          <table:table-cell table:style-name="ce51" office:value-type="float" office:value="168536" calcext:value-type="float">
            <text:p>168,536</text:p>
          </table:table-cell>
          <table:table-cell table:style-name="ce28" office:value-type="float" office:value="794041" calcext:value-type="float">
            <text:p>794,041</text:p>
          </table:table-cell>
          <table:table-cell table:style-name="ce28" office:value-type="float" office:value="167329" calcext:value-type="float">
            <text:p>167,329</text:p>
          </table:table-cell>
          <table:table-cell table:style-name="ce28" office:value-type="float" office:value="159812" calcext:value-type="float">
            <text:p>159,812</text:p>
          </table:table-cell>
          <table:table-cell table:style-name="ce28" office:value-type="float" office:value="166794" calcext:value-type="float">
            <text:p>166,794</text:p>
          </table:table-cell>
          <table:table-cell table:style-name="ce28" office:value-type="float" office:value="154609" calcext:value-type="float">
            <text:p>154,609</text:p>
          </table:table-cell>
          <table:table-cell table:style-name="ce51" office:value-type="float" office:value="145497" calcext:value-type="float">
            <text:p>145,497</text:p>
          </table:table-cell>
          <table:table-cell table:style-name="ce28" office:value-type="float" office:value="725954" calcext:value-type="float">
            <text:p>725,954</text:p>
          </table:table-cell>
          <table:table-cell table:style-name="ce28" office:value-type="float" office:value="141875" calcext:value-type="float">
            <text:p>141,875</text:p>
          </table:table-cell>
          <table:table-cell table:style-name="ce28" office:value-type="float" office:value="143191" calcext:value-type="float">
            <text:p>143,191</text:p>
          </table:table-cell>
          <table:table-cell table:style-name="ce28" office:value-type="float" office:value="144060" calcext:value-type="float">
            <text:p>144,060</text:p>
          </table:table-cell>
          <table:table-cell table:style-name="ce28" office:value-type="float" office:value="147286" calcext:value-type="float">
            <text:p>147,286</text:p>
          </table:table-cell>
          <table:table-cell table:style-name="ce51" office:value-type="float" office:value="149542" calcext:value-type="float">
            <text:p>149,542</text:p>
          </table:table-cell>
          <table:table-cell table:style-name="ce28" office:value-type="float" office:value="744086" calcext:value-type="float">
            <text:p>744,086</text:p>
          </table:table-cell>
          <table:table-cell table:style-name="ce28" office:value-type="float" office:value="148086" calcext:value-type="float">
            <text:p>148,086</text:p>
          </table:table-cell>
          <table:table-cell table:style-name="ce28" office:value-type="float" office:value="146716" calcext:value-type="float">
            <text:p>146,716</text:p>
          </table:table-cell>
          <table:table-cell table:style-name="ce28" office:value-type="float" office:value="146118" calcext:value-type="float">
            <text:p>146,118</text:p>
          </table:table-cell>
          <table:table-cell table:style-name="ce28" office:value-type="float" office:value="150042" calcext:value-type="float">
            <text:p>150,042</text:p>
          </table:table-cell>
          <table:table-cell table:style-name="ce51" office:value-type="float" office:value="153124" calcext:value-type="float">
            <text:p>153,124</text:p>
          </table:table-cell>
          <table:table-cell table:style-name="ce28" office:value-type="float" office:value="759795" calcext:value-type="float">
            <text:p>759,795</text:p>
          </table:table-cell>
          <table:table-cell table:style-name="ce28" office:value-type="float" office:value="152967" calcext:value-type="float">
            <text:p>152,967</text:p>
          </table:table-cell>
          <table:table-cell table:style-name="ce28" office:value-type="float" office:value="155307" calcext:value-type="float">
            <text:p>155,307</text:p>
          </table:table-cell>
          <table:table-cell table:style-name="ce28" office:value-type="float" office:value="153744" calcext:value-type="float">
            <text:p>153,744</text:p>
          </table:table-cell>
          <table:table-cell table:style-name="ce28" office:value-type="float" office:value="150303" calcext:value-type="float">
            <text:p>150,303</text:p>
          </table:table-cell>
          <table:table-cell table:style-name="ce51" office:value-type="float" office:value="147474" calcext:value-type="float">
            <text:p>147,474</text:p>
          </table:table-cell>
          <table:table-cell table:style-name="ce28" office:value-type="float" office:value="694660" calcext:value-type="float">
            <text:p>694,660</text:p>
          </table:table-cell>
          <table:table-cell table:style-name="ce28" office:value-type="float" office:value="148445" calcext:value-type="float">
            <text:p>148,445</text:p>
          </table:table-cell>
          <table:table-cell table:style-name="ce28" office:value-type="float" office:value="138492" calcext:value-type="float">
            <text:p>138,492</text:p>
          </table:table-cell>
          <table:table-cell table:style-name="ce28" office:value-type="float" office:value="136117" calcext:value-type="float">
            <text:p>136,117</text:p>
          </table:table-cell>
          <table:table-cell table:style-name="ce28" office:value-type="float" office:value="136506" calcext:value-type="float">
            <text:p>136,506</text:p>
          </table:table-cell>
          <table:table-cell table:style-name="ce51" office:value-type="float" office:value="135100" calcext:value-type="float">
            <text:p>135,100</text:p>
          </table:table-cell>
          <table:table-cell table:style-name="ce28" office:value-type="float" office:value="579149" calcext:value-type="float">
            <text:p>579,149</text:p>
          </table:table-cell>
          <table:table-cell table:style-name="ce28" office:value-type="float" office:value="125799" calcext:value-type="float">
            <text:p>125,799</text:p>
          </table:table-cell>
          <table:table-cell table:style-name="ce28" office:value-type="float" office:value="121467" calcext:value-type="float">
            <text:p>121,467</text:p>
          </table:table-cell>
          <table:table-cell table:style-name="ce28" office:value-type="float" office:value="121034" calcext:value-type="float">
            <text:p>121,034</text:p>
          </table:table-cell>
          <table:table-cell table:style-name="ce28" office:value-type="float" office:value="115075" calcext:value-type="float">
            <text:p>115,075</text:p>
          </table:table-cell>
          <table:table-cell table:style-name="ce51" office:value-type="float" office:value="95774" calcext:value-type="float">
            <text:p>95,774</text:p>
          </table:table-cell>
          <table:table-cell table:style-name="ce28" office:value-type="float" office:value="351805" calcext:value-type="float">
            <text:p>351,805</text:p>
          </table:table-cell>
          <table:table-cell table:style-name="ce28" office:value-type="float" office:value="92553" calcext:value-type="float">
            <text:p>92,553</text:p>
          </table:table-cell>
          <table:table-cell table:style-name="ce28" office:value-type="float" office:value="78864" calcext:value-type="float">
            <text:p>78,864</text:p>
          </table:table-cell>
          <table:table-cell table:style-name="ce28" office:value-type="float" office:value="68382" calcext:value-type="float">
            <text:p>68,382</text:p>
          </table:table-cell>
          <table:table-cell table:style-name="ce28" office:value-type="float" office:value="52092" calcext:value-type="float">
            <text:p>52,092</text:p>
          </table:table-cell>
          <table:table-cell table:style-name="ce51" office:value-type="float" office:value="59914" calcext:value-type="float">
            <text:p>59,914</text:p>
          </table:table-cell>
          <table:table-cell table:style-name="ce28" office:value-type="float" office:value="317337" calcext:value-type="float">
            <text:p>317,337</text:p>
          </table:table-cell>
          <table:table-cell table:style-name="ce28" office:value-type="float" office:value="64518" calcext:value-type="float">
            <text:p>64,518</text:p>
          </table:table-cell>
          <table:table-cell table:style-name="ce28" office:value-type="float" office:value="63107" calcext:value-type="float">
            <text:p>63,107</text:p>
          </table:table-cell>
          <table:table-cell table:style-name="ce28" office:value-type="float" office:value="63515" calcext:value-type="float">
            <text:p>63,515</text:p>
          </table:table-cell>
          <table:table-cell table:style-name="ce28" office:value-type="float" office:value="63540" calcext:value-type="float">
            <text:p>63,540</text:p>
          </table:table-cell>
          <table:table-cell table:style-name="ce51" office:value-type="float" office:value="62657" calcext:value-type="float">
            <text:p>62,657</text:p>
          </table:table-cell>
          <table:table-cell table:style-name="ce28" office:value-type="float" office:value="268449" calcext:value-type="float">
            <text:p>268,449</text:p>
          </table:table-cell>
          <table:table-cell table:style-name="ce28" office:value-type="float" office:value="59066" calcext:value-type="float">
            <text:p>59,066</text:p>
          </table:table-cell>
          <table:table-cell table:style-name="ce28" office:value-type="float" office:value="55395" calcext:value-type="float">
            <text:p>55,395</text:p>
          </table:table-cell>
          <table:table-cell table:style-name="ce28" office:value-type="float" office:value="54038" calcext:value-type="float">
            <text:p>54,038</text:p>
          </table:table-cell>
          <table:table-cell table:style-name="ce28" office:value-type="float" office:value="50732" calcext:value-type="float">
            <text:p>50,732</text:p>
          </table:table-cell>
          <table:table-cell table:style-name="ce51" office:value-type="float" office:value="49218" calcext:value-type="float">
            <text:p>49,218</text:p>
          </table:table-cell>
          <table:table-cell table:style-name="ce28" office:value-type="float" office:value="201506" calcext:value-type="float">
            <text:p>201,506</text:p>
          </table:table-cell>
          <table:table-cell table:style-name="ce28" office:value-type="float" office:value="45257" calcext:value-type="float">
            <text:p>45,257</text:p>
          </table:table-cell>
          <table:table-cell table:style-name="ce28" office:value-type="float" office:value="42199" calcext:value-type="float">
            <text:p>42,199</text:p>
          </table:table-cell>
          <table:table-cell table:style-name="ce28" office:value-type="float" office:value="40576" calcext:value-type="float">
            <text:p>40,576</text:p>
          </table:table-cell>
          <table:table-cell table:style-name="ce28" office:value-type="float" office:value="38427" calcext:value-type="float">
            <text:p>38,427</text:p>
          </table:table-cell>
          <table:table-cell table:style-name="ce51" office:value-type="float" office:value="35047" calcext:value-type="float">
            <text:p>35,047</text:p>
          </table:table-cell>
          <table:table-cell table:style-name="ce28" office:value-type="float" office:value="128583" calcext:value-type="float">
            <text:p>128,583</text:p>
          </table:table-cell>
          <table:table-cell table:style-name="ce28" office:value-type="float" office:value="32188" calcext:value-type="float">
            <text:p>32,188</text:p>
          </table:table-cell>
          <table:table-cell table:style-name="ce28" office:value-type="float" office:value="28607" calcext:value-type="float">
            <text:p>28,607</text:p>
          </table:table-cell>
          <table:table-cell table:style-name="ce28" office:value-type="float" office:value="26136" calcext:value-type="float">
            <text:p>26,136</text:p>
          </table:table-cell>
          <table:table-cell table:style-name="ce28" office:value-type="float" office:value="22888" calcext:value-type="float">
            <text:p>22,888</text:p>
          </table:table-cell>
          <table:table-cell table:style-name="ce51" office:value-type="float" office:value="18764" calcext:value-type="float">
            <text:p>18,764</text:p>
          </table:table-cell>
          <table:table-cell table:style-name="ce28" office:value-type="float" office:value="62818" calcext:value-type="float">
            <text:p>62,818</text:p>
          </table:table-cell>
          <table:table-cell table:style-name="ce28" office:value-type="float" office:value="17117" calcext:value-type="float">
            <text:p>17,117</text:p>
          </table:table-cell>
          <table:table-cell table:style-name="ce28" office:value-type="float" office:value="14246" calcext:value-type="float">
            <text:p>14,246</text:p>
          </table:table-cell>
          <table:table-cell table:style-name="ce28" office:value-type="float" office:value="13146" calcext:value-type="float">
            <text:p>13,146</text:p>
          </table:table-cell>
          <table:table-cell table:style-name="ce28" office:value-type="float" office:value="10381" calcext:value-type="float">
            <text:p>10,381</text:p>
          </table:table-cell>
          <table:table-cell table:style-name="ce51" office:value-type="float" office:value="7928" calcext:value-type="float">
            <text:p>7,928</text:p>
          </table:table-cell>
          <table:table-cell table:style-name="ce28" office:value-type="float" office:value="20483" calcext:value-type="float">
            <text:p>20,483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2803" calcext:value-type="float">
            <text:p>2,803</text:p>
          </table:table-cell>
          <table:table-cell table:style-name="ce51" office:value-type="float" office:value="2260" calcext:value-type="float">
            <text:p>2,260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589" calcext:value-type="float">
            <text:p>589</text:p>
          </table:table-cell>
          <table:table-cell table:style-name="ce51" office:value-type="float" office:value="363" calcext:value-type="float">
            <text:p>363</text:p>
          </table:table-cell>
          <table:table-cell table:style-name="ce28" office:value-type="float" office:value="697" calcext:value-type="float">
            <text:p>69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53180" calcext:value-type="float">
            <text:p>3,853,180</text:p>
          </table:table-cell>
          <table:table-cell table:style-name="ce29" office:value-type="float" office:value="164955" calcext:value-type="float">
            <text:p>164,955</text:p>
          </table:table-cell>
          <table:table-cell table:style-name="ce29" office:value-type="float" office:value="30482" calcext:value-type="float">
            <text:p>30,482</text:p>
          </table:table-cell>
          <table:table-cell table:style-name="ce29" office:value-type="float" office:value="33384" calcext:value-type="float">
            <text:p>33,384</text:p>
          </table:table-cell>
          <table:table-cell table:style-name="ce29" office:value-type="float" office:value="33308" calcext:value-type="float">
            <text:p>33,308</text:p>
          </table:table-cell>
          <table:table-cell table:style-name="ce29" office:value-type="float" office:value="33113" calcext:value-type="float">
            <text:p>33,113</text:p>
          </table:table-cell>
          <table:table-cell table:style-name="ce29" office:value-type="float" office:value="34668" calcext:value-type="float">
            <text:p>34,668</text:p>
          </table:table-cell>
          <table:table-cell table:style-name="ce29" office:value-type="float" office:value="207753" calcext:value-type="float">
            <text:p>207,753</text:p>
          </table:table-cell>
          <table:table-cell table:style-name="ce29" office:value-type="float" office:value="35733" calcext:value-type="float">
            <text:p>35,733</text:p>
          </table:table-cell>
          <table:table-cell table:style-name="ce29" office:value-type="float" office:value="38672" calcext:value-type="float">
            <text:p>38,672</text:p>
          </table:table-cell>
          <table:table-cell table:style-name="ce29" office:value-type="float" office:value="40442" calcext:value-type="float">
            <text:p>40,442</text:p>
          </table:table-cell>
          <table:table-cell table:style-name="ce29" office:value-type="float" office:value="46409" calcext:value-type="float">
            <text:p>46,409</text:p>
          </table:table-cell>
          <table:table-cell table:style-name="ce52" office:value-type="float" office:value="46497" calcext:value-type="float">
            <text:p>46,497</text:p>
          </table:table-cell>
          <table:table-cell table:style-name="ce29" office:value-type="float" office:value="246436" calcext:value-type="float">
            <text:p>246,436</text:p>
          </table:table-cell>
          <table:table-cell table:style-name="ce29" office:value-type="float" office:value="43819" calcext:value-type="float">
            <text:p>43,819</text:p>
          </table:table-cell>
          <table:table-cell table:style-name="ce29" office:value-type="float" office:value="46773" calcext:value-type="float">
            <text:p>46,773</text:p>
          </table:table-cell>
          <table:table-cell table:style-name="ce29" office:value-type="float" office:value="50933" calcext:value-type="float">
            <text:p>50,933</text:p>
          </table:table-cell>
          <table:table-cell table:style-name="ce29" office:value-type="float" office:value="52237" calcext:value-type="float">
            <text:p>52,237</text:p>
          </table:table-cell>
          <table:table-cell table:style-name="ce52" office:value-type="float" office:value="52674" calcext:value-type="float">
            <text:p>52,674</text:p>
          </table:table-cell>
          <table:table-cell table:style-name="ce29" office:value-type="float" office:value="275518" calcext:value-type="float">
            <text:p>275,518</text:p>
          </table:table-cell>
          <table:table-cell table:style-name="ce29" office:value-type="float" office:value="54175" calcext:value-type="float">
            <text:p>54,175</text:p>
          </table:table-cell>
          <table:table-cell table:style-name="ce29" office:value-type="float" office:value="54839" calcext:value-type="float">
            <text:p>54,839</text:p>
          </table:table-cell>
          <table:table-cell table:style-name="ce29" office:value-type="float" office:value="54491" calcext:value-type="float">
            <text:p>54,491</text:p>
          </table:table-cell>
          <table:table-cell table:style-name="ce29" office:value-type="float" office:value="55698" calcext:value-type="float">
            <text:p>55,698</text:p>
          </table:table-cell>
          <table:table-cell table:style-name="ce52" office:value-type="float" office:value="56315" calcext:value-type="float">
            <text:p>56,315</text:p>
          </table:table-cell>
          <table:table-cell table:style-name="ce29" office:value-type="float" office:value="280276" calcext:value-type="float">
            <text:p>280,276</text:p>
          </table:table-cell>
          <table:table-cell table:style-name="ce29" office:value-type="float" office:value="56275" calcext:value-type="float">
            <text:p>56,275</text:p>
          </table:table-cell>
          <table:table-cell table:style-name="ce29" office:value-type="float" office:value="54809" calcext:value-type="float">
            <text:p>54,809</text:p>
          </table:table-cell>
          <table:table-cell table:style-name="ce29" office:value-type="float" office:value="52468" calcext:value-type="float">
            <text:p>52,468</text:p>
          </table:table-cell>
          <table:table-cell table:style-name="ce29" office:value-type="float" office:value="54967" calcext:value-type="float">
            <text:p>54,967</text:p>
          </table:table-cell>
          <table:table-cell table:style-name="ce52" office:value-type="float" office:value="61757" calcext:value-type="float">
            <text:p>61,757</text:p>
          </table:table-cell>
          <table:table-cell table:style-name="ce29" office:value-type="float" office:value="350896" calcext:value-type="float">
            <text:p>350,896</text:p>
          </table:table-cell>
          <table:table-cell table:style-name="ce29" office:value-type="float" office:value="63576" calcext:value-type="float">
            <text:p>63,576</text:p>
          </table:table-cell>
          <table:table-cell table:style-name="ce29" office:value-type="float" office:value="68924" calcext:value-type="float">
            <text:p>68,924</text:p>
          </table:table-cell>
          <table:table-cell table:style-name="ce29" office:value-type="float" office:value="71520" calcext:value-type="float">
            <text:p>71,520</text:p>
          </table:table-cell>
          <table:table-cell table:style-name="ce29" office:value-type="float" office:value="72984" calcext:value-type="float">
            <text:p>72,984</text:p>
          </table:table-cell>
          <table:table-cell table:style-name="ce52" office:value-type="float" office:value="73892" calcext:value-type="float">
            <text:p>73,892</text:p>
          </table:table-cell>
          <table:table-cell table:style-name="ce29" office:value-type="float" office:value="353069" calcext:value-type="float">
            <text:p>353,069</text:p>
          </table:table-cell>
          <table:table-cell table:style-name="ce29" office:value-type="float" office:value="73872" calcext:value-type="float">
            <text:p>73,872</text:p>
          </table:table-cell>
          <table:table-cell table:style-name="ce29" office:value-type="float" office:value="70800" calcext:value-type="float">
            <text:p>70,800</text:p>
          </table:table-cell>
          <table:table-cell table:style-name="ce29" office:value-type="float" office:value="74788" calcext:value-type="float">
            <text:p>74,788</text:p>
          </table:table-cell>
          <table:table-cell table:style-name="ce29" office:value-type="float" office:value="68544" calcext:value-type="float">
            <text:p>68,544</text:p>
          </table:table-cell>
          <table:table-cell table:style-name="ce52" office:value-type="float" office:value="65065" calcext:value-type="float">
            <text:p>65,065</text:p>
          </table:table-cell>
          <table:table-cell table:style-name="ce29" office:value-type="float" office:value="317462" calcext:value-type="float">
            <text:p>317,462</text:p>
          </table:table-cell>
          <table:table-cell table:style-name="ce29" office:value-type="float" office:value="63015" calcext:value-type="float">
            <text:p>63,015</text:p>
          </table:table-cell>
          <table:table-cell table:style-name="ce29" office:value-type="float" office:value="62993" calcext:value-type="float">
            <text:p>62,993</text:p>
          </table:table-cell>
          <table:table-cell table:style-name="ce29" office:value-type="float" office:value="62793" calcext:value-type="float">
            <text:p>62,793</text:p>
          </table:table-cell>
          <table:table-cell table:style-name="ce29" office:value-type="float" office:value="63947" calcext:value-type="float">
            <text:p>63,947</text:p>
          </table:table-cell>
          <table:table-cell table:style-name="ce52" office:value-type="float" office:value="64714" calcext:value-type="float">
            <text:p>64,714</text:p>
          </table:table-cell>
          <table:table-cell table:style-name="ce29" office:value-type="float" office:value="319905" calcext:value-type="float">
            <text:p>319,905</text:p>
          </table:table-cell>
          <table:table-cell table:style-name="ce29" office:value-type="float" office:value="64061" calcext:value-type="float">
            <text:p>64,061</text:p>
          </table:table-cell>
          <table:table-cell table:style-name="ce29" office:value-type="float" office:value="62510" calcext:value-type="float">
            <text:p>62,510</text:p>
          </table:table-cell>
          <table:table-cell table:style-name="ce29" office:value-type="float" office:value="62887" calcext:value-type="float">
            <text:p>62,887</text:p>
          </table:table-cell>
          <table:table-cell table:style-name="ce29" office:value-type="float" office:value="64360" calcext:value-type="float">
            <text:p>64,360</text:p>
          </table:table-cell>
          <table:table-cell table:style-name="ce52" office:value-type="float" office:value="66087" calcext:value-type="float">
            <text:p>66,087</text:p>
          </table:table-cell>
          <table:table-cell table:style-name="ce29" office:value-type="float" office:value="331437" calcext:value-type="float">
            <text:p>331,437</text:p>
          </table:table-cell>
          <table:table-cell table:style-name="ce29" office:value-type="float" office:value="66777" calcext:value-type="float">
            <text:p>66,777</text:p>
          </table:table-cell>
          <table:table-cell table:style-name="ce29" office:value-type="float" office:value="67761" calcext:value-type="float">
            <text:p>67,761</text:p>
          </table:table-cell>
          <table:table-cell table:style-name="ce29" office:value-type="float" office:value="66471" calcext:value-type="float">
            <text:p>66,471</text:p>
          </table:table-cell>
          <table:table-cell table:style-name="ce29" office:value-type="float" office:value="65780" calcext:value-type="float">
            <text:p>65,780</text:p>
          </table:table-cell>
          <table:table-cell table:style-name="ce52" office:value-type="float" office:value="64648" calcext:value-type="float">
            <text:p>64,648</text:p>
          </table:table-cell>
          <table:table-cell table:style-name="ce29" office:value-type="float" office:value="309334" calcext:value-type="float">
            <text:p>309,334</text:p>
          </table:table-cell>
          <table:table-cell table:style-name="ce29" office:value-type="float" office:value="65783" calcext:value-type="float">
            <text:p>65,783</text:p>
          </table:table-cell>
          <table:table-cell table:style-name="ce29" office:value-type="float" office:value="61656" calcext:value-type="float">
            <text:p>61,656</text:p>
          </table:table-cell>
          <table:table-cell table:style-name="ce29" office:value-type="float" office:value="60825" calcext:value-type="float">
            <text:p>60,825</text:p>
          </table:table-cell>
          <table:table-cell table:style-name="ce29" office:value-type="float" office:value="60896" calcext:value-type="float">
            <text:p>60,896</text:p>
          </table:table-cell>
          <table:table-cell table:style-name="ce52" office:value-type="float" office:value="60174" calcext:value-type="float">
            <text:p>60,174</text:p>
          </table:table-cell>
          <table:table-cell table:style-name="ce29" office:value-type="float" office:value="252162" calcext:value-type="float">
            <text:p>252,162</text:p>
          </table:table-cell>
          <table:table-cell table:style-name="ce29" office:value-type="float" office:value="55646" calcext:value-type="float">
            <text:p>55,646</text:p>
          </table:table-cell>
          <table:table-cell table:style-name="ce29" office:value-type="float" office:value="53858" calcext:value-type="float">
            <text:p>53,858</text:p>
          </table:table-cell>
          <table:table-cell table:style-name="ce29" office:value-type="float" office:value="53034" calcext:value-type="float">
            <text:p>53,034</text:p>
          </table:table-cell>
          <table:table-cell table:style-name="ce29" office:value-type="float" office:value="48777" calcext:value-type="float">
            <text:p>48,777</text:p>
          </table:table-cell>
          <table:table-cell table:style-name="ce52" office:value-type="float" office:value="40847" calcext:value-type="float">
            <text:p>40,847</text:p>
          </table:table-cell>
          <table:table-cell table:style-name="ce29" office:value-type="float" office:value="139288" calcext:value-type="float">
            <text:p>139,288</text:p>
          </table:table-cell>
          <table:table-cell table:style-name="ce29" office:value-type="float" office:value="38337" calcext:value-type="float">
            <text:p>38,337</text:p>
          </table:table-cell>
          <table:table-cell table:style-name="ce29" office:value-type="float" office:value="31643" calcext:value-type="float">
            <text:p>31,643</text:p>
          </table:table-cell>
          <table:table-cell table:style-name="ce29" office:value-type="float" office:value="27536" calcext:value-type="float">
            <text:p>27,536</text:p>
          </table:table-cell>
          <table:table-cell table:style-name="ce29" office:value-type="float" office:value="19606" calcext:value-type="float">
            <text:p>19,606</text:p>
          </table:table-cell>
          <table:table-cell table:style-name="ce52" office:value-type="float" office:value="22166" calcext:value-type="float">
            <text:p>22,166</text:p>
          </table:table-cell>
          <table:table-cell table:style-name="ce29" office:value-type="float" office:value="106197" calcext:value-type="float">
            <text:p>106,197</text:p>
          </table:table-cell>
          <table:table-cell table:style-name="ce29" office:value-type="float" office:value="23355" calcext:value-type="float">
            <text:p>23,355</text:p>
          </table:table-cell>
          <table:table-cell table:style-name="ce29" office:value-type="float" office:value="21868" calcext:value-type="float">
            <text:p>21,868</text:p>
          </table:table-cell>
          <table:table-cell table:style-name="ce29" office:value-type="float" office:value="21187" calcext:value-type="float">
            <text:p>21,187</text:p>
          </table:table-cell>
          <table:table-cell table:style-name="ce29" office:value-type="float" office:value="20453" calcext:value-type="float">
            <text:p>20,453</text:p>
          </table:table-cell>
          <table:table-cell table:style-name="ce52" office:value-type="float" office:value="19334" calcext:value-type="float">
            <text:p>19,334</text:p>
          </table:table-cell>
          <table:table-cell table:style-name="ce29" office:value-type="float" office:value="74267" calcext:value-type="float">
            <text:p>74,267</text:p>
          </table:table-cell>
          <table:table-cell table:style-name="ce29" office:value-type="float" office:value="17019" calcext:value-type="float">
            <text:p>17,019</text:p>
          </table:table-cell>
          <table:table-cell table:style-name="ce29" office:value-type="float" office:value="15818" calcext:value-type="float">
            <text:p>15,818</text:p>
          </table:table-cell>
          <table:table-cell table:style-name="ce29" office:value-type="float" office:value="14929" calcext:value-type="float">
            <text:p>14,929</text:p>
          </table:table-cell>
          <table:table-cell table:style-name="ce29" office:value-type="float" office:value="13528" calcext:value-type="float">
            <text:p>13,528</text:p>
          </table:table-cell>
          <table:table-cell table:style-name="ce52" office:value-type="float" office:value="12973" calcext:value-type="float">
            <text:p>12,973</text:p>
          </table:table-cell>
          <table:table-cell table:style-name="ce29" office:value-type="float" office:value="56642" calcext:value-type="float">
            <text:p>56,642</text:p>
          </table:table-cell>
          <table:table-cell table:style-name="ce29" office:value-type="float" office:value="11857" calcext:value-type="float">
            <text:p>11,857</text:p>
          </table:table-cell>
          <table:table-cell table:style-name="ce29" office:value-type="float" office:value="11614" calcext:value-type="float">
            <text:p>11,614</text:p>
          </table:table-cell>
          <table:table-cell table:style-name="ce29" office:value-type="float" office:value="11527" calcext:value-type="float">
            <text:p>11,527</text:p>
          </table:table-cell>
          <table:table-cell table:style-name="ce29" office:value-type="float" office:value="10990" calcext:value-type="float">
            <text:p>10,990</text:p>
          </table:table-cell>
          <table:table-cell table:style-name="ce52" office:value-type="float" office:value="10654" calcext:value-type="float">
            <text:p>10,654</text:p>
          </table:table-cell>
          <table:table-cell table:style-name="ce29" office:value-type="float" office:value="40523" calcext:value-type="float">
            <text:p>40,523</text:p>
          </table:table-cell>
          <table:table-cell table:style-name="ce29" office:value-type="float" office:value="9834" calcext:value-type="float">
            <text:p>9,834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8252" calcext:value-type="float">
            <text:p>8,252</text:p>
          </table:table-cell>
          <table:table-cell table:style-name="ce29" office:value-type="float" office:value="7202" calcext:value-type="float">
            <text:p>7,202</text:p>
          </table:table-cell>
          <table:table-cell table:style-name="ce52" office:value-type="float" office:value="6192" calcext:value-type="float">
            <text:p>6,192</text:p>
          </table:table-cell>
          <table:table-cell table:style-name="ce29" office:value-type="float" office:value="19060" calcext:value-type="float">
            <text:p>19,060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100" calcext:value-type="float">
            <text:p>3,100</text:p>
          </table:table-cell>
          <table:table-cell table:style-name="ce52" office:value-type="float" office:value="2435" calcext:value-type="float">
            <text:p>2,435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842" calcext:value-type="float">
            <text:p>842</text:p>
          </table:table-cell>
          <table:table-cell table:style-name="ce52" office:value-type="float" office:value="662" calcext:value-type="float">
            <text:p>662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04" calcext:value-type="float">
            <text:p>204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468" calcext:value-type="float">
            <text:p>46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0105" calcext:value-type="float">
            <text:p>1,920,105</text:p>
          </table:table-cell>
          <table:table-cell table:style-name="ce29" office:value-type="float" office:value="86009" calcext:value-type="float">
            <text:p>86,009</text:p>
          </table:table-cell>
          <table:table-cell table:style-name="ce29" office:value-type="float" office:value="15935" calcext:value-type="float">
            <text:p>15,935</text:p>
          </table:table-cell>
          <table:table-cell table:style-name="ce29" office:value-type="float" office:value="17467" calcext:value-type="float">
            <text:p>17,467</text:p>
          </table:table-cell>
          <table:table-cell table:style-name="ce29" office:value-type="float" office:value="17450" calcext:value-type="float">
            <text:p>17,450</text:p>
          </table:table-cell>
          <table:table-cell table:style-name="ce29" office:value-type="float" office:value="17203" calcext:value-type="float">
            <text:p>17,203</text:p>
          </table:table-cell>
          <table:table-cell table:style-name="ce29" office:value-type="float" office:value="17954" calcext:value-type="float">
            <text:p>17,954</text:p>
          </table:table-cell>
          <table:table-cell table:style-name="ce29" office:value-type="float" office:value="108654" calcext:value-type="float">
            <text:p>108,654</text:p>
          </table:table-cell>
          <table:table-cell table:style-name="ce29" office:value-type="float" office:value="18905" calcext:value-type="float">
            <text:p>18,905</text:p>
          </table:table-cell>
          <table:table-cell table:style-name="ce29" office:value-type="float" office:value="20287" calcext:value-type="float">
            <text:p>20,287</text:p>
          </table:table-cell>
          <table:table-cell table:style-name="ce29" office:value-type="float" office:value="21142" calcext:value-type="float">
            <text:p>21,142</text:p>
          </table:table-cell>
          <table:table-cell table:style-name="ce29" office:value-type="float" office:value="23973" calcext:value-type="float">
            <text:p>23,973</text:p>
          </table:table-cell>
          <table:table-cell table:style-name="ce52" office:value-type="float" office:value="24347" calcext:value-type="float">
            <text:p>24,347</text:p>
          </table:table-cell>
          <table:table-cell table:style-name="ce29" office:value-type="float" office:value="127230" calcext:value-type="float">
            <text:p>127,230</text:p>
          </table:table-cell>
          <table:table-cell table:style-name="ce29" office:value-type="float" office:value="22551" calcext:value-type="float">
            <text:p>22,551</text:p>
          </table:table-cell>
          <table:table-cell table:style-name="ce29" office:value-type="float" office:value="24200" calcext:value-type="float">
            <text:p>24,200</text:p>
          </table:table-cell>
          <table:table-cell table:style-name="ce29" office:value-type="float" office:value="26370" calcext:value-type="float">
            <text:p>26,370</text:p>
          </table:table-cell>
          <table:table-cell table:style-name="ce29" office:value-type="float" office:value="26799" calcext:value-type="float">
            <text:p>26,799</text:p>
          </table:table-cell>
          <table:table-cell table:style-name="ce52" office:value-type="float" office:value="27310" calcext:value-type="float">
            <text:p>27,310</text:p>
          </table:table-cell>
          <table:table-cell table:style-name="ce29" office:value-type="float" office:value="144094" calcext:value-type="float">
            <text:p>144,094</text:p>
          </table:table-cell>
          <table:table-cell table:style-name="ce29" office:value-type="float" office:value="28209" calcext:value-type="float">
            <text:p>28,209</text:p>
          </table:table-cell>
          <table:table-cell table:style-name="ce29" office:value-type="float" office:value="28679" calcext:value-type="float">
            <text:p>28,679</text:p>
          </table:table-cell>
          <table:table-cell table:style-name="ce29" office:value-type="float" office:value="28452" calcext:value-type="float">
            <text:p>28,452</text:p>
          </table:table-cell>
          <table:table-cell table:style-name="ce29" office:value-type="float" office:value="29312" calcext:value-type="float">
            <text:p>29,312</text:p>
          </table:table-cell>
          <table:table-cell table:style-name="ce52" office:value-type="float" office:value="29442" calcext:value-type="float">
            <text:p>29,442</text:p>
          </table:table-cell>
          <table:table-cell table:style-name="ce29" office:value-type="float" office:value="143812" calcext:value-type="float">
            <text:p>143,812</text:p>
          </table:table-cell>
          <table:table-cell table:style-name="ce29" office:value-type="float" office:value="29118" calcext:value-type="float">
            <text:p>29,118</text:p>
          </table:table-cell>
          <table:table-cell table:style-name="ce29" office:value-type="float" office:value="28290" calcext:value-type="float">
            <text:p>28,290</text:p>
          </table:table-cell>
          <table:table-cell table:style-name="ce29" office:value-type="float" office:value="26929" calcext:value-type="float">
            <text:p>26,929</text:p>
          </table:table-cell>
          <table:table-cell table:style-name="ce29" office:value-type="float" office:value="27997" calcext:value-type="float">
            <text:p>27,997</text:p>
          </table:table-cell>
          <table:table-cell table:style-name="ce52" office:value-type="float" office:value="31478" calcext:value-type="float">
            <text:p>31,478</text:p>
          </table:table-cell>
          <table:table-cell table:style-name="ce29" office:value-type="float" office:value="177695" calcext:value-type="float">
            <text:p>177,695</text:p>
          </table:table-cell>
          <table:table-cell table:style-name="ce29" office:value-type="float" office:value="32505" calcext:value-type="float">
            <text:p>32,505</text:p>
          </table:table-cell>
          <table:table-cell table:style-name="ce29" office:value-type="float" office:value="35035" calcext:value-type="float">
            <text:p>35,035</text:p>
          </table:table-cell>
          <table:table-cell table:style-name="ce29" office:value-type="float" office:value="36156" calcext:value-type="float">
            <text:p>36,156</text:p>
          </table:table-cell>
          <table:table-cell table:style-name="ce29" office:value-type="float" office:value="36862" calcext:value-type="float">
            <text:p>36,862</text:p>
          </table:table-cell>
          <table:table-cell table:style-name="ce52" office:value-type="float" office:value="37137" calcext:value-type="float">
            <text:p>37,137</text:p>
          </table:table-cell>
          <table:table-cell table:style-name="ce29" office:value-type="float" office:value="176217" calcext:value-type="float">
            <text:p>176,217</text:p>
          </table:table-cell>
          <table:table-cell table:style-name="ce29" office:value-type="float" office:value="36958" calcext:value-type="float">
            <text:p>36,958</text:p>
          </table:table-cell>
          <table:table-cell table:style-name="ce29" office:value-type="float" office:value="35490" calcext:value-type="float">
            <text:p>35,490</text:p>
          </table:table-cell>
          <table:table-cell table:style-name="ce29" office:value-type="float" office:value="37309" calcext:value-type="float">
            <text:p>37,309</text:p>
          </table:table-cell>
          <table:table-cell table:style-name="ce29" office:value-type="float" office:value="34194" calcext:value-type="float">
            <text:p>34,194</text:p>
          </table:table-cell>
          <table:table-cell table:style-name="ce52" office:value-type="float" office:value="32266" calcext:value-type="float">
            <text:p>32,266</text:p>
          </table:table-cell>
          <table:table-cell table:style-name="ce29" office:value-type="float" office:value="158050" calcext:value-type="float">
            <text:p>158,050</text:p>
          </table:table-cell>
          <table:table-cell table:style-name="ce29" office:value-type="float" office:value="31406" calcext:value-type="float">
            <text:p>31,406</text:p>
          </table:table-cell>
          <table:table-cell table:style-name="ce29" office:value-type="float" office:value="31529" calcext:value-type="float">
            <text:p>31,529</text:p>
          </table:table-cell>
          <table:table-cell table:style-name="ce29" office:value-type="float" office:value="31247" calcext:value-type="float">
            <text:p>31,247</text:p>
          </table:table-cell>
          <table:table-cell table:style-name="ce29" office:value-type="float" office:value="31894" calcext:value-type="float">
            <text:p>31,894</text:p>
          </table:table-cell>
          <table:table-cell table:style-name="ce52" office:value-type="float" office:value="31974" calcext:value-type="float">
            <text:p>31,974</text:p>
          </table:table-cell>
          <table:table-cell table:style-name="ce29" office:value-type="float" office:value="154816" calcext:value-type="float">
            <text:p>154,816</text:p>
          </table:table-cell>
          <table:table-cell table:style-name="ce29" office:value-type="float" office:value="31390" calcext:value-type="float">
            <text:p>31,390</text:p>
          </table:table-cell>
          <table:table-cell table:style-name="ce29" office:value-type="float" office:value="30387" calcext:value-type="float">
            <text:p>30,387</text:p>
          </table:table-cell>
          <table:table-cell table:style-name="ce29" office:value-type="float" office:value="30547" calcext:value-type="float">
            <text:p>30,547</text:p>
          </table:table-cell>
          <table:table-cell table:style-name="ce29" office:value-type="float" office:value="30792" calcext:value-type="float">
            <text:p>30,792</text:p>
          </table:table-cell>
          <table:table-cell table:style-name="ce52" office:value-type="float" office:value="31700" calcext:value-type="float">
            <text:p>31,700</text:p>
          </table:table-cell>
          <table:table-cell table:style-name="ce29" office:value-type="float" office:value="158373" calcext:value-type="float">
            <text:p>158,373</text:p>
          </table:table-cell>
          <table:table-cell table:style-name="ce29" office:value-type="float" office:value="32005" calcext:value-type="float">
            <text:p>32,005</text:p>
          </table:table-cell>
          <table:table-cell table:style-name="ce29" office:value-type="float" office:value="32264" calcext:value-type="float">
            <text:p>32,264</text:p>
          </table:table-cell>
          <table:table-cell table:style-name="ce29" office:value-type="float" office:value="31854" calcext:value-type="float">
            <text:p>31,854</text:p>
          </table:table-cell>
          <table:table-cell table:style-name="ce29" office:value-type="float" office:value="31364" calcext:value-type="float">
            <text:p>31,364</text:p>
          </table:table-cell>
          <table:table-cell table:style-name="ce52" office:value-type="float" office:value="30886" calcext:value-type="float">
            <text:p>30,886</text:p>
          </table:table-cell>
          <table:table-cell table:style-name="ce29" office:value-type="float" office:value="147544" calcext:value-type="float">
            <text:p>147,544</text:p>
          </table:table-cell>
          <table:table-cell table:style-name="ce29" office:value-type="float" office:value="31400" calcext:value-type="float">
            <text:p>31,400</text:p>
          </table:table-cell>
          <table:table-cell table:style-name="ce29" office:value-type="float" office:value="29255" calcext:value-type="float">
            <text:p>29,255</text:p>
          </table:table-cell>
          <table:table-cell table:style-name="ce29" office:value-type="float" office:value="28985" calcext:value-type="float">
            <text:p>28,985</text:p>
          </table:table-cell>
          <table:table-cell table:style-name="ce29" office:value-type="float" office:value="29217" calcext:value-type="float">
            <text:p>29,217</text:p>
          </table:table-cell>
          <table:table-cell table:style-name="ce52" office:value-type="float" office:value="28687" calcext:value-type="float">
            <text:p>28,687</text:p>
          </table:table-cell>
          <table:table-cell table:style-name="ce29" office:value-type="float" office:value="120815" calcext:value-type="float">
            <text:p>120,815</text:p>
          </table:table-cell>
          <table:table-cell table:style-name="ce29" office:value-type="float" office:value="26606" calcext:value-type="float">
            <text:p>26,606</text:p>
          </table:table-cell>
          <table:table-cell table:style-name="ce29" office:value-type="float" office:value="25730" calcext:value-type="float">
            <text:p>25,730</text:p>
          </table:table-cell>
          <table:table-cell table:style-name="ce29" office:value-type="float" office:value="25418" calcext:value-type="float">
            <text:p>25,418</text:p>
          </table:table-cell>
          <table:table-cell table:style-name="ce29" office:value-type="float" office:value="23449" calcext:value-type="float">
            <text:p>23,449</text:p>
          </table:table-cell>
          <table:table-cell table:style-name="ce52" office:value-type="float" office:value="19612" calcext:value-type="float">
            <text:p>19,612</text:p>
          </table:table-cell>
          <table:table-cell table:style-name="ce29" office:value-type="float" office:value="67429" calcext:value-type="float">
            <text:p>67,429</text:p>
          </table:table-cell>
          <table:table-cell table:style-name="ce29" office:value-type="float" office:value="18531" calcext:value-type="float">
            <text:p>18,531</text:p>
          </table:table-cell>
          <table:table-cell table:style-name="ce29" office:value-type="float" office:value="15330" calcext:value-type="float">
            <text:p>15,330</text:p>
          </table:table-cell>
          <table:table-cell table:style-name="ce29" office:value-type="float" office:value="13283" calcext:value-type="float">
            <text:p>13,283</text:p>
          </table:table-cell>
          <table:table-cell table:style-name="ce29" office:value-type="float" office:value="9525" calcext:value-type="float">
            <text:p>9,525</text:p>
          </table:table-cell>
          <table:table-cell table:style-name="ce52" office:value-type="float" office:value="10760" calcext:value-type="float">
            <text:p>10,760</text:p>
          </table:table-cell>
          <table:table-cell table:style-name="ce29" office:value-type="float" office:value="50417" calcext:value-type="float">
            <text:p>50,417</text:p>
          </table:table-cell>
          <table:table-cell table:style-name="ce29" office:value-type="float" office:value="11330" calcext:value-type="float">
            <text:p>11,330</text:p>
          </table:table-cell>
          <table:table-cell table:style-name="ce29" office:value-type="float" office:value="10515" calcext:value-type="float">
            <text:p>10,515</text:p>
          </table:table-cell>
          <table:table-cell table:style-name="ce29" office:value-type="float" office:value="10001" calcext:value-type="float">
            <text:p>10,001</text:p>
          </table:table-cell>
          <table:table-cell table:style-name="ce29" office:value-type="float" office:value="9643" calcext:value-type="float">
            <text:p>9,643</text:p>
          </table:table-cell>
          <table:table-cell table:style-name="ce52" office:value-type="float" office:value="8928" calcext:value-type="float">
            <text:p>8,928</text:p>
          </table:table-cell>
          <table:table-cell table:style-name="ce29" office:value-type="float" office:value="33707" calcext:value-type="float">
            <text:p>33,707</text:p>
          </table:table-cell>
          <table:table-cell table:style-name="ce29" office:value-type="float" office:value="7736" calcext:value-type="float">
            <text:p>7,736</text:p>
          </table:table-cell>
          <table:table-cell table:style-name="ce29" office:value-type="float" office:value="7079" calcext:value-type="float">
            <text:p>7,079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6101" calcext:value-type="float">
            <text:p>6,101</text:p>
          </table:table-cell>
          <table:table-cell table:style-name="ce52" office:value-type="float" office:value="5986" calcext:value-type="float">
            <text:p>5,986</text:p>
          </table:table-cell>
          <table:table-cell table:style-name="ce29" office:value-type="float" office:value="29139" calcext:value-type="float">
            <text:p>29,139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696" calcext:value-type="float">
            <text:p>5,696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5853" calcext:value-type="float">
            <text:p>5,853</text:p>
          </table:table-cell>
          <table:table-cell table:style-name="ce52" office:value-type="float" office:value="5967" calcext:value-type="float">
            <text:p>5,967</text:p>
          </table:table-cell>
          <table:table-cell table:style-name="ce29" office:value-type="float" office:value="22278" calcext:value-type="float">
            <text:p>22,278</text:p>
          </table:table-cell>
          <table:table-cell table:style-name="ce29" office:value-type="float" office:value="5426" calcext:value-type="float">
            <text:p>5,426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3965" calcext:value-type="float">
            <text:p>3,965</text:p>
          </table:table-cell>
          <table:table-cell table:style-name="ce52" office:value-type="float" office:value="3397" calcext:value-type="float">
            <text:p>3,397</text:p>
          </table:table-cell>
          <table:table-cell table:style-name="ce29" office:value-type="float" office:value="9926" calcext:value-type="float">
            <text:p>9,926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1579" calcext:value-type="float">
            <text:p>1,579</text:p>
          </table:table-cell>
          <table:table-cell table:style-name="ce52" office:value-type="float" office:value="1244" calcext:value-type="float">
            <text:p>1,244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01" calcext:value-type="float">
            <text:p>401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257" calcext:value-type="float">
            <text:p>25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33075" calcext:value-type="float">
            <text:p>1,933,075</text:p>
          </table:table-cell>
          <table:table-cell table:style-name="ce37" office:value-type="float" office:value="78946" calcext:value-type="float">
            <text:p>78,946</text:p>
          </table:table-cell>
          <table:table-cell table:style-name="ce30" office:value-type="float" office:value="14547" calcext:value-type="float">
            <text:p>14,547</text:p>
          </table:table-cell>
          <table:table-cell table:style-name="ce30" office:value-type="float" office:value="15917" calcext:value-type="float">
            <text:p>15,917</text:p>
          </table:table-cell>
          <table:table-cell table:style-name="ce30" office:value-type="float" office:value="15858" calcext:value-type="float">
            <text:p>15,858</text:p>
          </table:table-cell>
          <table:table-cell table:style-name="ce30" office:value-type="float" office:value="15910" calcext:value-type="float">
            <text:p>15,910</text:p>
          </table:table-cell>
          <table:table-cell table:style-name="ce30" office:value-type="float" office:value="16714" calcext:value-type="float">
            <text:p>16,714</text:p>
          </table:table-cell>
          <table:table-cell table:style-name="ce30" office:value-type="float" office:value="99099" calcext:value-type="float">
            <text:p>99,099</text:p>
          </table:table-cell>
          <table:table-cell table:style-name="ce30" office:value-type="float" office:value="16828" calcext:value-type="float">
            <text:p>16,828</text:p>
          </table:table-cell>
          <table:table-cell table:style-name="ce30" office:value-type="float" office:value="18385" calcext:value-type="float">
            <text:p>18,385</text:p>
          </table:table-cell>
          <table:table-cell table:style-name="ce30" office:value-type="float" office:value="19300" calcext:value-type="float">
            <text:p>19,300</text:p>
          </table:table-cell>
          <table:table-cell table:style-name="ce30" office:value-type="float" office:value="22436" calcext:value-type="float">
            <text:p>22,436</text:p>
          </table:table-cell>
          <table:table-cell table:style-name="ce37" office:value-type="float" office:value="22150" calcext:value-type="float">
            <text:p>22,150</text:p>
          </table:table-cell>
          <table:table-cell table:style-name="ce30" office:value-type="float" office:value="119206" calcext:value-type="float">
            <text:p>119,206</text:p>
          </table:table-cell>
          <table:table-cell table:style-name="ce30" office:value-type="float" office:value="21268" calcext:value-type="float">
            <text:p>21,268</text:p>
          </table:table-cell>
          <table:table-cell table:style-name="ce30" office:value-type="float" office:value="22573" calcext:value-type="float">
            <text:p>22,573</text:p>
          </table:table-cell>
          <table:table-cell table:style-name="ce30" office:value-type="float" office:value="24563" calcext:value-type="float">
            <text:p>24,563</text:p>
          </table:table-cell>
          <table:table-cell table:style-name="ce30" office:value-type="float" office:value="25438" calcext:value-type="float">
            <text:p>25,438</text:p>
          </table:table-cell>
          <table:table-cell table:style-name="ce37" office:value-type="float" office:value="25364" calcext:value-type="float">
            <text:p>25,364</text:p>
          </table:table-cell>
          <table:table-cell table:style-name="ce30" office:value-type="float" office:value="131424" calcext:value-type="float">
            <text:p>131,424</text:p>
          </table:table-cell>
          <table:table-cell table:style-name="ce30" office:value-type="float" office:value="25966" calcext:value-type="float">
            <text:p>25,966</text:p>
          </table:table-cell>
          <table:table-cell table:style-name="ce30" office:value-type="float" office:value="26160" calcext:value-type="float">
            <text:p>26,160</text:p>
          </table:table-cell>
          <table:table-cell table:style-name="ce30" office:value-type="float" office:value="26039" calcext:value-type="float">
            <text:p>26,039</text:p>
          </table:table-cell>
          <table:table-cell table:style-name="ce30" office:value-type="float" office:value="26386" calcext:value-type="float">
            <text:p>26,386</text:p>
          </table:table-cell>
          <table:table-cell table:style-name="ce37" office:value-type="float" office:value="26873" calcext:value-type="float">
            <text:p>26,873</text:p>
          </table:table-cell>
          <table:table-cell table:style-name="ce30" office:value-type="float" office:value="136464" calcext:value-type="float">
            <text:p>136,464</text:p>
          </table:table-cell>
          <table:table-cell table:style-name="ce30" office:value-type="float" office:value="27157" calcext:value-type="float">
            <text:p>27,157</text:p>
          </table:table-cell>
          <table:table-cell table:style-name="ce30" office:value-type="float" office:value="26519" calcext:value-type="float">
            <text:p>26,519</text:p>
          </table:table-cell>
          <table:table-cell table:style-name="ce30" office:value-type="float" office:value="25539" calcext:value-type="float">
            <text:p>25,539</text:p>
          </table:table-cell>
          <table:table-cell table:style-name="ce30" office:value-type="float" office:value="26970" calcext:value-type="float">
            <text:p>26,970</text:p>
          </table:table-cell>
          <table:table-cell table:style-name="ce37" office:value-type="float" office:value="30279" calcext:value-type="float">
            <text:p>30,279</text:p>
          </table:table-cell>
          <table:table-cell table:style-name="ce30" office:value-type="float" office:value="173201" calcext:value-type="float">
            <text:p>173,201</text:p>
          </table:table-cell>
          <table:table-cell table:style-name="ce30" office:value-type="float" office:value="31071" calcext:value-type="float">
            <text:p>31,071</text:p>
          </table:table-cell>
          <table:table-cell table:style-name="ce30" office:value-type="float" office:value="33889" calcext:value-type="float">
            <text:p>33,889</text:p>
          </table:table-cell>
          <table:table-cell table:style-name="ce30" office:value-type="float" office:value="35364" calcext:value-type="float">
            <text:p>35,364</text:p>
          </table:table-cell>
          <table:table-cell table:style-name="ce30" office:value-type="float" office:value="36122" calcext:value-type="float">
            <text:p>36,122</text:p>
          </table:table-cell>
          <table:table-cell table:style-name="ce37" office:value-type="float" office:value="36755" calcext:value-type="float">
            <text:p>36,755</text:p>
          </table:table-cell>
          <table:table-cell table:style-name="ce30" office:value-type="float" office:value="176852" calcext:value-type="float">
            <text:p>176,852</text:p>
          </table:table-cell>
          <table:table-cell table:style-name="ce30" office:value-type="float" office:value="36914" calcext:value-type="float">
            <text:p>36,914</text:p>
          </table:table-cell>
          <table:table-cell table:style-name="ce30" office:value-type="float" office:value="35310" calcext:value-type="float">
            <text:p>35,310</text:p>
          </table:table-cell>
          <table:table-cell table:style-name="ce30" office:value-type="float" office:value="37479" calcext:value-type="float">
            <text:p>37,479</text:p>
          </table:table-cell>
          <table:table-cell table:style-name="ce30" office:value-type="float" office:value="34350" calcext:value-type="float">
            <text:p>34,350</text:p>
          </table:table-cell>
          <table:table-cell table:style-name="ce37" office:value-type="float" office:value="32799" calcext:value-type="float">
            <text:p>32,799</text:p>
          </table:table-cell>
          <table:table-cell table:style-name="ce30" office:value-type="float" office:value="159412" calcext:value-type="float">
            <text:p>159,412</text:p>
          </table:table-cell>
          <table:table-cell table:style-name="ce30" office:value-type="float" office:value="31609" calcext:value-type="float">
            <text:p>31,609</text:p>
          </table:table-cell>
          <table:table-cell table:style-name="ce30" office:value-type="float" office:value="31464" calcext:value-type="float">
            <text:p>31,464</text:p>
          </table:table-cell>
          <table:table-cell table:style-name="ce30" office:value-type="float" office:value="31546" calcext:value-type="float">
            <text:p>31,546</text:p>
          </table:table-cell>
          <table:table-cell table:style-name="ce30" office:value-type="float" office:value="32053" calcext:value-type="float">
            <text:p>32,053</text:p>
          </table:table-cell>
          <table:table-cell table:style-name="ce37" office:value-type="float" office:value="32740" calcext:value-type="float">
            <text:p>32,740</text:p>
          </table:table-cell>
          <table:table-cell table:style-name="ce30" office:value-type="float" office:value="165089" calcext:value-type="float">
            <text:p>165,089</text:p>
          </table:table-cell>
          <table:table-cell table:style-name="ce30" office:value-type="float" office:value="32671" calcext:value-type="float">
            <text:p>32,671</text:p>
          </table:table-cell>
          <table:table-cell table:style-name="ce30" office:value-type="float" office:value="32123" calcext:value-type="float">
            <text:p>32,123</text:p>
          </table:table-cell>
          <table:table-cell table:style-name="ce30" office:value-type="float" office:value="32340" calcext:value-type="float">
            <text:p>32,340</text:p>
          </table:table-cell>
          <table:table-cell table:style-name="ce30" office:value-type="float" office:value="33568" calcext:value-type="float">
            <text:p>33,568</text:p>
          </table:table-cell>
          <table:table-cell table:style-name="ce37" office:value-type="float" office:value="34387" calcext:value-type="float">
            <text:p>34,387</text:p>
          </table:table-cell>
          <table:table-cell table:style-name="ce30" office:value-type="float" office:value="173064" calcext:value-type="float">
            <text:p>173,064</text:p>
          </table:table-cell>
          <table:table-cell table:style-name="ce30" office:value-type="float" office:value="34772" calcext:value-type="float">
            <text:p>34,772</text:p>
          </table:table-cell>
          <table:table-cell table:style-name="ce30" office:value-type="float" office:value="35497" calcext:value-type="float">
            <text:p>35,497</text:p>
          </table:table-cell>
          <table:table-cell table:style-name="ce30" office:value-type="float" office:value="34617" calcext:value-type="float">
            <text:p>34,617</text:p>
          </table:table-cell>
          <table:table-cell table:style-name="ce30" office:value-type="float" office:value="34416" calcext:value-type="float">
            <text:p>34,416</text:p>
          </table:table-cell>
          <table:table-cell table:style-name="ce37" office:value-type="float" office:value="33762" calcext:value-type="float">
            <text:p>33,762</text:p>
          </table:table-cell>
          <table:table-cell table:style-name="ce30" office:value-type="float" office:value="161790" calcext:value-type="float">
            <text:p>161,790</text:p>
          </table:table-cell>
          <table:table-cell table:style-name="ce30" office:value-type="float" office:value="34383" calcext:value-type="float">
            <text:p>34,383</text:p>
          </table:table-cell>
          <table:table-cell table:style-name="ce30" office:value-type="float" office:value="32401" calcext:value-type="float">
            <text:p>32,401</text:p>
          </table:table-cell>
          <table:table-cell table:style-name="ce30" office:value-type="float" office:value="31840" calcext:value-type="float">
            <text:p>31,840</text:p>
          </table:table-cell>
          <table:table-cell table:style-name="ce30" office:value-type="float" office:value="31679" calcext:value-type="float">
            <text:p>31,679</text:p>
          </table:table-cell>
          <table:table-cell table:style-name="ce37" office:value-type="float" office:value="31487" calcext:value-type="float">
            <text:p>31,487</text:p>
          </table:table-cell>
          <table:table-cell table:style-name="ce30" office:value-type="float" office:value="131347" calcext:value-type="float">
            <text:p>131,347</text:p>
          </table:table-cell>
          <table:table-cell table:style-name="ce30" office:value-type="float" office:value="29040" calcext:value-type="float">
            <text:p>29,040</text:p>
          </table:table-cell>
          <table:table-cell table:style-name="ce30" office:value-type="float" office:value="28128" calcext:value-type="float">
            <text:p>28,128</text:p>
          </table:table-cell>
          <table:table-cell table:style-name="ce30" office:value-type="float" office:value="27616" calcext:value-type="float">
            <text:p>27,616</text:p>
          </table:table-cell>
          <table:table-cell table:style-name="ce30" office:value-type="float" office:value="25328" calcext:value-type="float">
            <text:p>25,328</text:p>
          </table:table-cell>
          <table:table-cell table:style-name="ce37" office:value-type="float" office:value="21235" calcext:value-type="float">
            <text:p>21,235</text:p>
          </table:table-cell>
          <table:table-cell table:style-name="ce30" office:value-type="float" office:value="71859" calcext:value-type="float">
            <text:p>71,859</text:p>
          </table:table-cell>
          <table:table-cell table:style-name="ce30" office:value-type="float" office:value="19806" calcext:value-type="float">
            <text:p>19,806</text:p>
          </table:table-cell>
          <table:table-cell table:style-name="ce30" office:value-type="float" office:value="16313" calcext:value-type="float">
            <text:p>16,313</text:p>
          </table:table-cell>
          <table:table-cell table:style-name="ce30" office:value-type="float" office:value="14253" calcext:value-type="float">
            <text:p>14,253</text:p>
          </table:table-cell>
          <table:table-cell table:style-name="ce30" office:value-type="float" office:value="10081" calcext:value-type="float">
            <text:p>10,081</text:p>
          </table:table-cell>
          <table:table-cell table:style-name="ce37" office:value-type="float" office:value="11406" calcext:value-type="float">
            <text:p>11,406</text:p>
          </table:table-cell>
          <table:table-cell table:style-name="ce30" office:value-type="float" office:value="55780" calcext:value-type="float">
            <text:p>55,780</text:p>
          </table:table-cell>
          <table:table-cell table:style-name="ce30" office:value-type="float" office:value="12025" calcext:value-type="float">
            <text:p>12,025</text:p>
          </table:table-cell>
          <table:table-cell table:style-name="ce30" office:value-type="float" office:value="11353" calcext:value-type="float">
            <text:p>11,353</text:p>
          </table:table-cell>
          <table:table-cell table:style-name="ce30" office:value-type="float" office:value="11186" calcext:value-type="float">
            <text:p>11,186</text:p>
          </table:table-cell>
          <table:table-cell table:style-name="ce30" office:value-type="float" office:value="10810" calcext:value-type="float">
            <text:p>10,810</text:p>
          </table:table-cell>
          <table:table-cell table:style-name="ce37" office:value-type="float" office:value="10406" calcext:value-type="float">
            <text:p>10,406</text:p>
          </table:table-cell>
          <table:table-cell table:style-name="ce30" office:value-type="float" office:value="40560" calcext:value-type="float">
            <text:p>40,560</text:p>
          </table:table-cell>
          <table:table-cell table:style-name="ce30" office:value-type="float" office:value="9283" calcext:value-type="float">
            <text:p>9,283</text:p>
          </table:table-cell>
          <table:table-cell table:style-name="ce30" office:value-type="float" office:value="8739" calcext:value-type="float">
            <text:p>8,739</text:p>
          </table:table-cell>
          <table:table-cell table:style-name="ce30" office:value-type="float" office:value="8124" calcext:value-type="float">
            <text:p>8,124</text:p>
          </table:table-cell>
          <table:table-cell table:style-name="ce30" office:value-type="float" office:value="7427" calcext:value-type="float">
            <text:p>7,427</text:p>
          </table:table-cell>
          <table:table-cell table:style-name="ce37" office:value-type="float" office:value="6987" calcext:value-type="float">
            <text:p>6,987</text:p>
          </table:table-cell>
          <table:table-cell table:style-name="ce30" office:value-type="float" office:value="27503" calcext:value-type="float">
            <text:p>27,503</text:p>
          </table:table-cell>
          <table:table-cell table:style-name="ce30" office:value-type="float" office:value="6327" calcext:value-type="float">
            <text:p>6,327</text:p>
          </table:table-cell>
          <table:table-cell table:style-name="ce30" office:value-type="float" office:value="5918" calcext:value-type="float">
            <text:p>5,918</text:p>
          </table:table-cell>
          <table:table-cell table:style-name="ce30" office:value-type="float" office:value="5434" calcext:value-type="float">
            <text:p>5,434</text:p>
          </table:table-cell>
          <table:table-cell table:style-name="ce30" office:value-type="float" office:value="5137" calcext:value-type="float">
            <text:p>5,137</text:p>
          </table:table-cell>
          <table:table-cell table:style-name="ce37" office:value-type="float" office:value="4687" calcext:value-type="float">
            <text:p>4,687</text:p>
          </table:table-cell>
          <table:table-cell table:style-name="ce30" office:value-type="float" office:value="18245" calcext:value-type="float">
            <text:p>18,245</text:p>
          </table:table-cell>
          <table:table-cell table:style-name="ce30" office:value-type="float" office:value="4408" calcext:value-type="float">
            <text:p>4,408</text:p>
          </table:table-cell>
          <table:table-cell table:style-name="ce30" office:value-type="float" office:value="4016" calcext:value-type="float">
            <text:p>4,016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7" office:value-type="float" office:value="2795" calcext:value-type="float">
            <text:p>2,795</text:p>
          </table:table-cell>
          <table:table-cell table:style-name="ce30" office:value-type="float" office:value="9134" calcext:value-type="float">
            <text:p>9,134</text:p>
          </table:table-cell>
          <table:table-cell table:style-name="ce30" office:value-type="float" office:value="2516" calcext:value-type="float">
            <text:p>2,516</text:p>
          </table:table-cell>
          <table:table-cell table:style-name="ce30" office:value-type="float" office:value="2023" calcext:value-type="float">
            <text:p>2,023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7" office:value-type="float" office:value="1191" calcext:value-type="float">
            <text:p>1,191</text:p>
          </table:table-cell>
          <table:table-cell table:style-name="ce30" office:value-type="float" office:value="3071" calcext:value-type="float">
            <text:p>3,071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441" calcext:value-type="float">
            <text:p>441</text:p>
          </table:table-cell>
          <table:table-cell table:style-name="ce37" office:value-type="float" office:value="368" calcext:value-type="float">
            <text:p>368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268" calcext:value-type="float">
            <text:p>461,268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24516" calcext:value-type="float">
            <text:p>24,516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700" calcext:value-type="float">
            <text:p>4,700</text:p>
          </table:table-cell>
          <table:table-cell table:style-name="ce29" office:value-type="float" office:value="5468" calcext:value-type="float">
            <text:p>5,468</text:p>
          </table:table-cell>
          <table:table-cell table:style-name="ce52" office:value-type="float" office:value="5585" calcext:value-type="float">
            <text:p>5,585</text:p>
          </table:table-cell>
          <table:table-cell table:style-name="ce29" office:value-type="float" office:value="31582" calcext:value-type="float">
            <text:p>31,582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6614" calcext:value-type="float">
            <text:p>6,614</text:p>
          </table:table-cell>
          <table:table-cell table:style-name="ce29" office:value-type="float" office:value="6717" calcext:value-type="float">
            <text:p>6,717</text:p>
          </table:table-cell>
          <table:table-cell table:style-name="ce52" office:value-type="float" office:value="6676" calcext:value-type="float">
            <text:p>6,676</text:p>
          </table:table-cell>
          <table:table-cell table:style-name="ce29" office:value-type="float" office:value="33899" calcext:value-type="float">
            <text:p>33,899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6746" calcext:value-type="float">
            <text:p>6,746</text:p>
          </table:table-cell>
          <table:table-cell table:style-name="ce29" office:value-type="float" office:value="6779" calcext:value-type="float">
            <text:p>6,779</text:p>
          </table:table-cell>
          <table:table-cell table:style-name="ce52" office:value-type="float" office:value="6766" calcext:value-type="float">
            <text:p>6,766</text:p>
          </table:table-cell>
          <table:table-cell table:style-name="ce29" office:value-type="float" office:value="33209" calcext:value-type="float">
            <text:p>33,209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6627" calcext:value-type="float">
            <text:p>6,627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6547" calcext:value-type="float">
            <text:p>6,547</text:p>
          </table:table-cell>
          <table:table-cell table:style-name="ce52" office:value-type="float" office:value="6983" calcext:value-type="float">
            <text:p>6,983</text:p>
          </table:table-cell>
          <table:table-cell table:style-name="ce29" office:value-type="float" office:value="38725" calcext:value-type="float">
            <text:p>38,725</text:p>
          </table:table-cell>
          <table:table-cell table:style-name="ce29" office:value-type="float" office:value="7372" calcext:value-type="float">
            <text:p>7,372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8077" calcext:value-type="float">
            <text:p>8,077</text:p>
          </table:table-cell>
          <table:table-cell table:style-name="ce52" office:value-type="float" office:value="7620" calcext:value-type="float">
            <text:p>7,620</text:p>
          </table:table-cell>
          <table:table-cell table:style-name="ce29" office:value-type="float" office:value="35656" calcext:value-type="float">
            <text:p>35,656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7431" calcext:value-type="float">
            <text:p>7,431</text:p>
          </table:table-cell>
          <table:table-cell table:style-name="ce29" office:value-type="float" office:value="6820" calcext:value-type="float">
            <text:p>6,820</text:p>
          </table:table-cell>
          <table:table-cell table:style-name="ce52" office:value-type="float" office:value="6634" calcext:value-type="float">
            <text:p>6,634</text:p>
          </table:table-cell>
          <table:table-cell table:style-name="ce29" office:value-type="float" office:value="34153" calcext:value-type="float">
            <text:p>34,153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7104" calcext:value-type="float">
            <text:p>7,104</text:p>
          </table:table-cell>
          <table:table-cell table:style-name="ce52" office:value-type="float" office:value="7300" calcext:value-type="float">
            <text:p>7,300</text:p>
          </table:table-cell>
          <table:table-cell table:style-name="ce29" office:value-type="float" office:value="36120" calcext:value-type="float">
            <text:p>36,120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7302" calcext:value-type="float">
            <text:p>7,302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7101" calcext:value-type="float">
            <text:p>7,101</text:p>
          </table:table-cell>
          <table:table-cell table:style-name="ce52" office:value-type="float" office:value="7471" calcext:value-type="float">
            <text:p>7,471</text:p>
          </table:table-cell>
          <table:table-cell table:style-name="ce29" office:value-type="float" office:value="37076" calcext:value-type="float">
            <text:p>37,076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436" calcext:value-type="float">
            <text:p>7,436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322" calcext:value-type="float">
            <text:p>7,322</text:p>
          </table:table-cell>
          <table:table-cell table:style-name="ce52" office:value-type="float" office:value="7176" calcext:value-type="float">
            <text:p>7,176</text:p>
          </table:table-cell>
          <table:table-cell table:style-name="ce29" office:value-type="float" office:value="33228" calcext:value-type="float">
            <text:p>33,228</text:p>
          </table:table-cell>
          <table:table-cell table:style-name="ce29" office:value-type="float" office:value="7068" calcext:value-type="float">
            <text:p>7,068</text:p>
          </table:table-cell>
          <table:table-cell table:style-name="ce29" office:value-type="float" office:value="6587" calcext:value-type="float">
            <text:p>6,587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590" calcext:value-type="float">
            <text:p>6,590</text:p>
          </table:table-cell>
          <table:table-cell table:style-name="ce52" office:value-type="float" office:value="6506" calcext:value-type="float">
            <text:p>6,506</text:p>
          </table:table-cell>
          <table:table-cell table:style-name="ce29" office:value-type="float" office:value="27525" calcext:value-type="float">
            <text:p>27,525</text:p>
          </table:table-cell>
          <table:table-cell table:style-name="ce29" office:value-type="float" office:value="5952" calcext:value-type="float">
            <text:p>5,952</text:p>
          </table:table-cell>
          <table:table-cell table:style-name="ce29" office:value-type="float" office:value="5681" calcext:value-type="float">
            <text:p>5,681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5544" calcext:value-type="float">
            <text:p>5,544</text:p>
          </table:table-cell>
          <table:table-cell table:style-name="ce52" office:value-type="float" office:value="4437" calcext:value-type="float">
            <text:p>4,437</text:p>
          </table:table-cell>
          <table:table-cell table:style-name="ce29" office:value-type="float" office:value="17182" calcext:value-type="float">
            <text:p>17,182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2586" calcext:value-type="float">
            <text:p>2,586</text:p>
          </table:table-cell>
          <table:table-cell table:style-name="ce52" office:value-type="float" office:value="3326" calcext:value-type="float">
            <text:p>3,326</text:p>
          </table:table-cell>
          <table:table-cell table:style-name="ce29" office:value-type="float" office:value="18447" calcext:value-type="float">
            <text:p>18,447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720" calcext:value-type="float">
            <text:p>3,720</text:p>
          </table:table-cell>
          <table:table-cell table:style-name="ce52" office:value-type="float" office:value="3931" calcext:value-type="float">
            <text:p>3,931</text:p>
          </table:table-cell>
          <table:table-cell table:style-name="ce29" office:value-type="float" office:value="16063" calcext:value-type="float">
            <text:p>16,063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044" calcext:value-type="float">
            <text:p>3,044</text:p>
          </table:table-cell>
          <table:table-cell table:style-name="ce52" office:value-type="float" office:value="2894" calcext:value-type="float">
            <text:p>2,894</text:p>
          </table:table-cell>
          <table:table-cell table:style-name="ce29" office:value-type="float" office:value="12331" calcext:value-type="float">
            <text:p>12,331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2426" calcext:value-type="float">
            <text:p>2,426</text:p>
          </table:table-cell>
          <table:table-cell table:style-name="ce52" office:value-type="float" office:value="2155" calcext:value-type="float">
            <text:p>2,155</text:p>
          </table:table-cell>
          <table:table-cell table:style-name="ce29" office:value-type="float" office:value="7763" calcext:value-type="float">
            <text:p>7,763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448" calcext:value-type="float">
            <text:p>1,448</text:p>
          </table:table-cell>
          <table:table-cell table:style-name="ce52" office:value-type="float" office:value="1073" calcext:value-type="float">
            <text:p>1,073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487" calcext:value-type="float">
            <text:p>487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68" calcext:value-type="float">
            <text:p>235,768</text:p>
          </table:table-cell>
          <table:table-cell table:style-name="ce29" office:value-type="float" office:value="9796" calcext:value-type="float">
            <text:p>9,796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12872" calcext:value-type="float">
            <text:p>12,872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885" calcext:value-type="float">
            <text:p>2,885</text:p>
          </table:table-cell>
          <table:table-cell table:style-name="ce52" office:value-type="float" office:value="2947" calcext:value-type="float">
            <text:p>2,947</text:p>
          </table:table-cell>
          <table:table-cell table:style-name="ce29" office:value-type="float" office:value="16469" calcext:value-type="float">
            <text:p>16,469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57" calcext:value-type="float">
            <text:p>3,557</text:p>
          </table:table-cell>
          <table:table-cell table:style-name="ce52" office:value-type="float" office:value="3435" calcext:value-type="float">
            <text:p>3,435</text:p>
          </table:table-cell>
          <table:table-cell table:style-name="ce29" office:value-type="float" office:value="17648" calcext:value-type="float">
            <text:p>17,648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546" calcext:value-type="float">
            <text:p>3,546</text:p>
          </table:table-cell>
          <table:table-cell table:style-name="ce52" office:value-type="float" office:value="3530" calcext:value-type="float">
            <text:p>3,530</text:p>
          </table:table-cell>
          <table:table-cell table:style-name="ce29" office:value-type="float" office:value="17159" calcext:value-type="float">
            <text:p>17,159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424" calcext:value-type="float">
            <text:p>3,424</text:p>
          </table:table-cell>
          <table:table-cell table:style-name="ce52" office:value-type="float" office:value="3503" calcext:value-type="float">
            <text:p>3,503</text:p>
          </table:table-cell>
          <table:table-cell table:style-name="ce29" office:value-type="float" office:value="19764" calcext:value-type="float">
            <text:p>19,764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992" calcext:value-type="float">
            <text:p>3,992</text:p>
          </table:table-cell>
          <table:table-cell table:style-name="ce29" office:value-type="float" office:value="4150" calcext:value-type="float">
            <text:p>4,150</text:p>
          </table:table-cell>
          <table:table-cell table:style-name="ce52" office:value-type="float" office:value="3923" calcext:value-type="float">
            <text:p>3,923</text:p>
          </table:table-cell>
          <table:table-cell table:style-name="ce29" office:value-type="float" office:value="18333" calcext:value-type="float">
            <text:p>18,333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526" calcext:value-type="float">
            <text:p>3,526</text:p>
          </table:table-cell>
          <table:table-cell table:style-name="ce52" office:value-type="float" office:value="3385" calcext:value-type="float">
            <text:p>3,385</text:p>
          </table:table-cell>
          <table:table-cell table:style-name="ce29" office:value-type="float" office:value="17644" calcext:value-type="float">
            <text:p>17,644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694" calcext:value-type="float">
            <text:p>3,694</text:p>
          </table:table-cell>
          <table:table-cell table:style-name="ce52" office:value-type="float" office:value="3827" calcext:value-type="float">
            <text:p>3,827</text:p>
          </table:table-cell>
          <table:table-cell table:style-name="ce29" office:value-type="float" office:value="19028" calcext:value-type="float">
            <text:p>19,028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693" calcext:value-type="float">
            <text:p>3,693</text:p>
          </table:table-cell>
          <table:table-cell table:style-name="ce52" office:value-type="float" office:value="3953" calcext:value-type="float">
            <text:p>3,953</text:p>
          </table:table-cell>
          <table:table-cell table:style-name="ce29" office:value-type="float" office:value="19170" calcext:value-type="float">
            <text:p>19,170</text:p>
          </table:table-cell>
          <table:table-cell table:style-name="ce29" office:value-type="float" office:value="3919" calcext:value-type="float">
            <text:p>3,919</text:p>
          </table:table-cell>
          <table:table-cell table:number-columns-repeated="2" table:style-name="ce29" office:value-type="float" office:value="3906" calcext:value-type="float">
            <text:p>3,906</text:p>
          </table:table-cell>
          <table:table-cell table:style-name="ce29" office:value-type="float" office:value="3797" calcext:value-type="float">
            <text:p>3,797</text:p>
          </table:table-cell>
          <table:table-cell table:style-name="ce52" office:value-type="float" office:value="3642" calcext:value-type="float">
            <text:p>3,642</text:p>
          </table:table-cell>
          <table:table-cell table:style-name="ce29" office:value-type="float" office:value="16930" calcext:value-type="float">
            <text:p>16,930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386" calcext:value-type="float">
            <text:p>3,386</text:p>
          </table:table-cell>
          <table:table-cell table:style-name="ce52" office:value-type="float" office:value="3312" calcext:value-type="float">
            <text:p>3,312</text:p>
          </table:table-cell>
          <table:table-cell table:style-name="ce29" office:value-type="float" office:value="13776" calcext:value-type="float">
            <text:p>13,776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817" calcext:value-type="float">
            <text:p>2,817</text:p>
          </table:table-cell>
          <table:table-cell table:style-name="ce52" office:value-type="float" office:value="2222" calcext:value-type="float">
            <text:p>2,222</text:p>
          </table:table-cell>
          <table:table-cell table:style-name="ce29" office:value-type="float" office:value="8502" calcext:value-type="float">
            <text:p>8,502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341" calcext:value-type="float">
            <text:p>1,341</text:p>
          </table:table-cell>
          <table:table-cell table:style-name="ce52" office:value-type="float" office:value="1600" calcext:value-type="float">
            <text:p>1,600</text:p>
          </table:table-cell>
          <table:table-cell table:style-name="ce29" office:value-type="float" office:value="9031" calcext:value-type="float">
            <text:p>9,031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824" calcext:value-type="float">
            <text:p>1,824</text:p>
          </table:table-cell>
          <table:table-cell table:style-name="ce52" office:value-type="float" office:value="1946" calcext:value-type="float">
            <text:p>1,946</text:p>
          </table:table-cell>
          <table:table-cell table:style-name="ce29" office:value-type="float" office:value="7734" calcext:value-type="float">
            <text:p>7,734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40" calcext:value-type="float">
            <text:p>1,440</text:p>
          </table:table-cell>
          <table:table-cell table:style-name="ce52" office:value-type="float" office:value="1416" calcext:value-type="float">
            <text:p>1,416</text:p>
          </table:table-cell>
          <table:table-cell table:style-name="ce29" office:value-type="float" office:value="5974" calcext:value-type="float">
            <text:p>5,974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86" calcext:value-type="float">
            <text:p>1,186</text:p>
          </table:table-cell>
          <table:table-cell table:style-name="ce52" office:value-type="float" office:value="1102" calcext:value-type="float">
            <text:p>1,102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01" calcext:value-type="float">
            <text:p>701</text:p>
          </table:table-cell>
          <table:table-cell table:style-name="ce52" office:value-type="float" office:value="542" calcext:value-type="float">
            <text:p>542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69" calcext:value-type="float">
            <text:p>269</text:p>
          </table:table-cell>
          <table:table-cell table:style-name="ce52" office:value-type="float" office:value="221" calcext:value-type="float">
            <text:p>221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500" calcext:value-type="float">
            <text:p>225,500</text:p>
          </table:table-cell>
          <table:table-cell table:style-name="ce37" office:value-type="float" office:value="9066" calcext:value-type="float">
            <text:p>9,066</text:p>
          </table:table-cell>
          <table:table-cell table:style-name="ce30" office:value-type="float" office:value="1639" calcext:value-type="float">
            <text:p>1,639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11644" calcext:value-type="float">
            <text:p>11,644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0" office:value-type="float" office:value="2583" calcext:value-type="float">
            <text:p>2,583</text:p>
          </table:table-cell>
          <table:table-cell table:style-name="ce37" office:value-type="float" office:value="2638" calcext:value-type="float">
            <text:p>2,638</text:p>
          </table:table-cell>
          <table:table-cell table:style-name="ce30" office:value-type="float" office:value="15113" calcext:value-type="float">
            <text:p>15,113</text:p>
          </table:table-cell>
          <table:table-cell table:style-name="ce30" office:value-type="float" office:value="2636" calcext:value-type="float">
            <text:p>2,636</text:p>
          </table:table-cell>
          <table:table-cell table:style-name="ce30" office:value-type="float" office:value="2908" calcext:value-type="float">
            <text:p>2,908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7" office:value-type="float" office:value="3241" calcext:value-type="float">
            <text:p>3,241</text:p>
          </table:table-cell>
          <table:table-cell table:style-name="ce30" office:value-type="float" office:value="16251" calcext:value-type="float">
            <text:p>16,251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7" office:value-type="float" office:value="3236" calcext:value-type="float">
            <text:p>3,236</text:p>
          </table:table-cell>
          <table:table-cell table:style-name="ce30" office:value-type="float" office:value="16050" calcext:value-type="float">
            <text:p>16,050</text:p>
          </table:table-cell>
          <table:table-cell table:style-name="ce30" office:value-type="float" office:value="3303" calcext:value-type="float">
            <text:p>3,303</text:p>
          </table:table-cell>
          <table:table-cell table:style-name="ce30" office:value-type="float" office:value="3137" calcext:value-type="float">
            <text:p>3,137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7" office:value-type="float" office:value="3480" calcext:value-type="float">
            <text:p>3,480</text:p>
          </table:table-cell>
          <table:table-cell table:style-name="ce30" office:value-type="float" office:value="18961" calcext:value-type="float">
            <text:p>18,961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889" calcext:value-type="float">
            <text:p>3,889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7" office:value-type="float" office:value="3697" calcext:value-type="float">
            <text:p>3,697</text:p>
          </table:table-cell>
          <table:table-cell table:style-name="ce30" office:value-type="float" office:value="17323" calcext:value-type="float">
            <text:p>17,323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0" office:value-type="float" office:value="3457" calcext:value-type="float">
            <text:p>3,457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7" office:value-type="float" office:value="3249" calcext:value-type="float">
            <text:p>3,249</text:p>
          </table:table-cell>
          <table:table-cell table:style-name="ce30" office:value-type="float" office:value="16509" calcext:value-type="float">
            <text:p>16,509</text:p>
          </table:table-cell>
          <table:table-cell table:style-name="ce30" office:value-type="float" office:value="3235" calcext:value-type="float">
            <text:p>3,235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7" office:value-type="float" office:value="3473" calcext:value-type="float">
            <text:p>3,473</text:p>
          </table:table-cell>
          <table:table-cell table:style-name="ce30" office:value-type="float" office:value="17092" calcext:value-type="float">
            <text:p>17,092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7" office:value-type="float" office:value="3518" calcext:value-type="float">
            <text:p>3,518</text:p>
          </table:table-cell>
          <table:table-cell table:style-name="ce30" office:value-type="float" office:value="17906" calcext:value-type="float">
            <text:p>17,906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7" office:value-type="float" office:value="3534" calcext:value-type="float">
            <text:p>3,534</text:p>
          </table:table-cell>
          <table:table-cell table:style-name="ce30" office:value-type="float" office:value="16298" calcext:value-type="float">
            <text:p>16,298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7" office:value-type="float" office:value="3194" calcext:value-type="float">
            <text:p>3,194</text:p>
          </table:table-cell>
          <table:table-cell table:style-name="ce30" office:value-type="float" office:value="13749" calcext:value-type="float">
            <text:p>13,749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2959" calcext:value-type="float">
            <text:p>2,959</text:p>
          </table:table-cell>
          <table:table-cell table:style-name="ce30" office:value-type="float" office:value="2727" calcext:value-type="float">
            <text:p>2,727</text:p>
          </table:table-cell>
          <table:table-cell table:style-name="ce37" office:value-type="float" office:value="2215" calcext:value-type="float">
            <text:p>2,215</text:p>
          </table:table-cell>
          <table:table-cell table:style-name="ce30" office:value-type="float" office:value="8680" calcext:value-type="float">
            <text:p>8,680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1626" calcext:value-type="float">
            <text:p>1,626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7" office:value-type="float" office:value="1726" calcext:value-type="float">
            <text:p>1,726</text:p>
          </table:table-cell>
          <table:table-cell table:style-name="ce30" office:value-type="float" office:value="9416" calcext:value-type="float">
            <text:p>9,416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1915" calcext:value-type="float">
            <text:p>1,915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7" office:value-type="float" office:value="1985" calcext:value-type="float">
            <text:p>1,985</text:p>
          </table:table-cell>
          <table:table-cell table:style-name="ce30" office:value-type="float" office:value="8329" calcext:value-type="float">
            <text:p>8,329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7" office:value-type="float" office:value="1478" calcext:value-type="float">
            <text:p>1,478</text:p>
          </table:table-cell>
          <table:table-cell table:style-name="ce30" office:value-type="float" office:value="6357" calcext:value-type="float">
            <text:p>6,357</text:p>
          </table:table-cell>
          <table:table-cell table:style-name="ce30" office:value-type="float" office:value="1414" calcext:value-type="float">
            <text:p>1,414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7" office:value-type="float" office:value="1053" calcext:value-type="float">
            <text:p>1,053</text:p>
          </table:table-cell>
          <table:table-cell table:style-name="ce30" office:value-type="float" office:value="3898" calcext:value-type="float">
            <text:p>3,898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747" calcext:value-type="float">
            <text:p>747</text:p>
          </table:table-cell>
          <table:table-cell table:style-name="ce37" office:value-type="float" office:value="531" calcext:value-type="float">
            <text:p>531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266" calcext:value-type="float">
            <text:p>266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5" calcext:value-type="float">
            <text:p>105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68574" calcext:value-type="float">
            <text:p>1,968,574</text:p>
          </table:table-cell>
          <table:table-cell table:style-name="ce29" office:value-type="float" office:value="99475" calcext:value-type="float">
            <text:p>99,475</text:p>
          </table:table-cell>
          <table:table-cell table:style-name="ce29" office:value-type="float" office:value="17866" calcext:value-type="float">
            <text:p>17,866</text:p>
          </table:table-cell>
          <table:table-cell table:style-name="ce29" office:value-type="float" office:value="20102" calcext:value-type="float">
            <text:p>20,102</text:p>
          </table:table-cell>
          <table:table-cell table:style-name="ce29" office:value-type="float" office:value="19747" calcext:value-type="float">
            <text:p>19,747</text:p>
          </table:table-cell>
          <table:table-cell table:style-name="ce29" office:value-type="float" office:value="20155" calcext:value-type="float">
            <text:p>20,155</text:p>
          </table:table-cell>
          <table:table-cell table:style-name="ce29" office:value-type="float" office:value="21605" calcext:value-type="float">
            <text:p>21,605</text:p>
          </table:table-cell>
          <table:table-cell table:style-name="ce29" office:value-type="float" office:value="129653" calcext:value-type="float">
            <text:p>129,653</text:p>
          </table:table-cell>
          <table:table-cell table:style-name="ce29" office:value-type="float" office:value="22128" calcext:value-type="float">
            <text:p>22,128</text:p>
          </table:table-cell>
          <table:table-cell table:style-name="ce29" office:value-type="float" office:value="24222" calcext:value-type="float">
            <text:p>24,222</text:p>
          </table:table-cell>
          <table:table-cell table:style-name="ce29" office:value-type="float" office:value="25609" calcext:value-type="float">
            <text:p>25,609</text:p>
          </table:table-cell>
          <table:table-cell table:style-name="ce29" office:value-type="float" office:value="28897" calcext:value-type="float">
            <text:p>28,897</text:p>
          </table:table-cell>
          <table:table-cell table:style-name="ce52" office:value-type="float" office:value="28797" calcext:value-type="float">
            <text:p>28,797</text:p>
          </table:table-cell>
          <table:table-cell table:style-name="ce29" office:value-type="float" office:value="151056" calcext:value-type="float">
            <text:p>151,056</text:p>
          </table:table-cell>
          <table:table-cell table:style-name="ce29" office:value-type="float" office:value="27759" calcext:value-type="float">
            <text:p>27,759</text:p>
          </table:table-cell>
          <table:table-cell table:style-name="ce29" office:value-type="float" office:value="29400" calcext:value-type="float">
            <text:p>29,400</text:p>
          </table:table-cell>
          <table:table-cell table:style-name="ce29" office:value-type="float" office:value="31366" calcext:value-type="float">
            <text:p>31,366</text:p>
          </table:table-cell>
          <table:table-cell table:style-name="ce29" office:value-type="float" office:value="31455" calcext:value-type="float">
            <text:p>31,455</text:p>
          </table:table-cell>
          <table:table-cell table:style-name="ce52" office:value-type="float" office:value="31076" calcext:value-type="float">
            <text:p>31,076</text:p>
          </table:table-cell>
          <table:table-cell table:style-name="ce29" office:value-type="float" office:value="150014" calcext:value-type="float">
            <text:p>150,014</text:p>
          </table:table-cell>
          <table:table-cell table:style-name="ce29" office:value-type="float" office:value="30944" calcext:value-type="float">
            <text:p>30,944</text:p>
          </table:table-cell>
          <table:table-cell table:style-name="ce29" office:value-type="float" office:value="30317" calcext:value-type="float">
            <text:p>30,317</text:p>
          </table:table-cell>
          <table:table-cell table:style-name="ce29" office:value-type="float" office:value="29484" calcext:value-type="float">
            <text:p>29,484</text:p>
          </table:table-cell>
          <table:table-cell table:style-name="ce29" office:value-type="float" office:value="29986" calcext:value-type="float">
            <text:p>29,986</text:p>
          </table:table-cell>
          <table:table-cell table:style-name="ce52" office:value-type="float" office:value="29283" calcext:value-type="float">
            <text:p>29,283</text:p>
          </table:table-cell>
          <table:table-cell table:style-name="ce29" office:value-type="float" office:value="139700" calcext:value-type="float">
            <text:p>139,700</text:p>
          </table:table-cell>
          <table:table-cell table:style-name="ce29" office:value-type="float" office:value="28966" calcext:value-type="float">
            <text:p>28,966</text:p>
          </table:table-cell>
          <table:table-cell table:style-name="ce29" office:value-type="float" office:value="27582" calcext:value-type="float">
            <text:p>27,582</text:p>
          </table:table-cell>
          <table:table-cell table:style-name="ce29" office:value-type="float" office:value="26002" calcext:value-type="float">
            <text:p>26,002</text:p>
          </table:table-cell>
          <table:table-cell table:style-name="ce29" office:value-type="float" office:value="27063" calcext:value-type="float">
            <text:p>27,063</text:p>
          </table:table-cell>
          <table:table-cell table:style-name="ce52" office:value-type="float" office:value="30087" calcext:value-type="float">
            <text:p>30,087</text:p>
          </table:table-cell>
          <table:table-cell table:style-name="ce29" office:value-type="float" office:value="169949" calcext:value-type="float">
            <text:p>169,949</text:p>
          </table:table-cell>
          <table:table-cell table:style-name="ce29" office:value-type="float" office:value="31008" calcext:value-type="float">
            <text:p>31,008</text:p>
          </table:table-cell>
          <table:table-cell table:style-name="ce29" office:value-type="float" office:value="33431" calcext:value-type="float">
            <text:p>33,431</text:p>
          </table:table-cell>
          <table:table-cell table:style-name="ce29" office:value-type="float" office:value="34831" calcext:value-type="float">
            <text:p>34,831</text:p>
          </table:table-cell>
          <table:table-cell table:style-name="ce29" office:value-type="float" office:value="35440" calcext:value-type="float">
            <text:p>35,440</text:p>
          </table:table-cell>
          <table:table-cell table:style-name="ce52" office:value-type="float" office:value="35239" calcext:value-type="float">
            <text:p>35,239</text:p>
          </table:table-cell>
          <table:table-cell table:style-name="ce29" office:value-type="float" office:value="172757" calcext:value-type="float">
            <text:p>172,757</text:p>
          </table:table-cell>
          <table:table-cell table:style-name="ce29" office:value-type="float" office:value="35624" calcext:value-type="float">
            <text:p>35,624</text:p>
          </table:table-cell>
          <table:table-cell table:style-name="ce29" office:value-type="float" office:value="34225" calcext:value-type="float">
            <text:p>34,225</text:p>
          </table:table-cell>
          <table:table-cell table:style-name="ce29" office:value-type="float" office:value="36192" calcext:value-type="float">
            <text:p>36,192</text:p>
          </table:table-cell>
          <table:table-cell table:style-name="ce29" office:value-type="float" office:value="34137" calcext:value-type="float">
            <text:p>34,137</text:p>
          </table:table-cell>
          <table:table-cell table:style-name="ce52" office:value-type="float" office:value="32579" calcext:value-type="float">
            <text:p>32,579</text:p>
          </table:table-cell>
          <table:table-cell table:style-name="ce29" office:value-type="float" office:value="165532" calcext:value-type="float">
            <text:p>165,532</text:p>
          </table:table-cell>
          <table:table-cell table:style-name="ce29" office:value-type="float" office:value="32097" calcext:value-type="float">
            <text:p>32,097</text:p>
          </table:table-cell>
          <table:table-cell table:style-name="ce29" office:value-type="float" office:value="32167" calcext:value-type="float">
            <text:p>32,167</text:p>
          </table:table-cell>
          <table:table-cell table:style-name="ce29" office:value-type="float" office:value="32987" calcext:value-type="float">
            <text:p>32,987</text:p>
          </table:table-cell>
          <table:table-cell table:style-name="ce29" office:value-type="float" office:value="33921" calcext:value-type="float">
            <text:p>33,921</text:p>
          </table:table-cell>
          <table:table-cell table:style-name="ce52" office:value-type="float" office:value="34360" calcext:value-type="float">
            <text:p>34,360</text:p>
          </table:table-cell>
          <table:table-cell table:style-name="ce29" office:value-type="float" office:value="166901" calcext:value-type="float">
            <text:p>166,901</text:p>
          </table:table-cell>
          <table:table-cell table:style-name="ce29" office:value-type="float" office:value="33852" calcext:value-type="float">
            <text:p>33,852</text:p>
          </table:table-cell>
          <table:table-cell table:style-name="ce29" office:value-type="float" office:value="33038" calcext:value-type="float">
            <text:p>33,038</text:p>
          </table:table-cell>
          <table:table-cell table:style-name="ce29" office:value-type="float" office:value="32676" calcext:value-type="float">
            <text:p>32,676</text:p>
          </table:table-cell>
          <table:table-cell table:style-name="ce29" office:value-type="float" office:value="33249" calcext:value-type="float">
            <text:p>33,249</text:p>
          </table:table-cell>
          <table:table-cell table:style-name="ce52" office:value-type="float" office:value="34086" calcext:value-type="float">
            <text:p>34,086</text:p>
          </table:table-cell>
          <table:table-cell table:style-name="ce29" office:value-type="float" office:value="159564" calcext:value-type="float">
            <text:p>159,564</text:p>
          </table:table-cell>
          <table:table-cell table:style-name="ce29" office:value-type="float" office:value="33174" calcext:value-type="float">
            <text:p>33,174</text:p>
          </table:table-cell>
          <table:table-cell table:style-name="ce29" office:value-type="float" office:value="33322" calcext:value-type="float">
            <text:p>33,322</text:p>
          </table:table-cell>
          <table:table-cell table:style-name="ce29" office:value-type="float" office:value="32204" calcext:value-type="float">
            <text:p>32,204</text:p>
          </table:table-cell>
          <table:table-cell table:style-name="ce29" office:value-type="float" office:value="30701" calcext:value-type="float">
            <text:p>30,701</text:p>
          </table:table-cell>
          <table:table-cell table:style-name="ce52" office:value-type="float" office:value="30163" calcext:value-type="float">
            <text:p>30,163</text:p>
          </table:table-cell>
          <table:table-cell table:style-name="ce29" office:value-type="float" office:value="137194" calcext:value-type="float">
            <text:p>137,194</text:p>
          </table:table-cell>
          <table:table-cell table:style-name="ce29" office:value-type="float" office:value="29750" calcext:value-type="float">
            <text:p>29,750</text:p>
          </table:table-cell>
          <table:table-cell table:style-name="ce29" office:value-type="float" office:value="27670" calcext:value-type="float">
            <text:p>27,670</text:p>
          </table:table-cell>
          <table:table-cell table:style-name="ce29" office:value-type="float" office:value="27174" calcext:value-type="float">
            <text:p>27,174</text:p>
          </table:table-cell>
          <table:table-cell table:style-name="ce29" office:value-type="float" office:value="26597" calcext:value-type="float">
            <text:p>26,597</text:p>
          </table:table-cell>
          <table:table-cell table:style-name="ce52" office:value-type="float" office:value="26003" calcext:value-type="float">
            <text:p>26,003</text:p>
          </table:table-cell>
          <table:table-cell table:style-name="ce29" office:value-type="float" office:value="106738" calcext:value-type="float">
            <text:p>106,738</text:p>
          </table:table-cell>
          <table:table-cell table:style-name="ce29" office:value-type="float" office:value="23828" calcext:value-type="float">
            <text:p>23,828</text:p>
          </table:table-cell>
          <table:table-cell table:style-name="ce29" office:value-type="float" office:value="22728" calcext:value-type="float">
            <text:p>22,728</text:p>
          </table:table-cell>
          <table:table-cell table:style-name="ce29" office:value-type="float" office:value="22504" calcext:value-type="float">
            <text:p>22,504</text:p>
          </table:table-cell>
          <table:table-cell table:style-name="ce29" office:value-type="float" office:value="20541" calcext:value-type="float">
            <text:p>20,541</text:p>
          </table:table-cell>
          <table:table-cell table:style-name="ce52" office:value-type="float" office:value="17137" calcext:value-type="float">
            <text:p>17,137</text:p>
          </table:table-cell>
          <table:table-cell table:style-name="ce29" office:value-type="float" office:value="60292" calcext:value-type="float">
            <text:p>60,292</text:p>
          </table:table-cell>
          <table:table-cell table:style-name="ce29" office:value-type="float" office:value="16294" calcext:value-type="float">
            <text:p>16,294</text:p>
          </table:table-cell>
          <table:table-cell table:style-name="ce29" office:value-type="float" office:value="13215" calcext:value-type="float">
            <text:p>13,215</text:p>
          </table:table-cell>
          <table:table-cell table:style-name="ce29" office:value-type="float" office:value="11900" calcext:value-type="float">
            <text:p>11,900</text:p>
          </table:table-cell>
          <table:table-cell table:style-name="ce29" office:value-type="float" office:value="8966" calcext:value-type="float">
            <text:p>8,966</text:p>
          </table:table-cell>
          <table:table-cell table:style-name="ce52" office:value-type="float" office:value="9917" calcext:value-type="float">
            <text:p>9,917</text:p>
          </table:table-cell>
          <table:table-cell table:style-name="ce29" office:value-type="float" office:value="48769" calcext:value-type="float">
            <text:p>48,769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29" office:value-type="float" office:value="10005" calcext:value-type="float">
            <text:p>10,005</text:p>
          </table:table-cell>
          <table:table-cell table:style-name="ce29" office:value-type="float" office:value="9755" calcext:value-type="float">
            <text:p>9,755</text:p>
          </table:table-cell>
          <table:table-cell table:style-name="ce29" office:value-type="float" office:value="9525" calcext:value-type="float">
            <text:p>9,525</text:p>
          </table:table-cell>
          <table:table-cell table:style-name="ce52" office:value-type="float" office:value="9073" calcext:value-type="float">
            <text:p>9,073</text:p>
          </table:table-cell>
          <table:table-cell table:style-name="ce29" office:value-type="float" office:value="37155" calcext:value-type="float">
            <text:p>37,155</text:p>
          </table:table-cell>
          <table:table-cell table:style-name="ce29" office:value-type="float" office:value="8361" calcext:value-type="float">
            <text:p>8,361</text:p>
          </table:table-cell>
          <table:table-cell table:style-name="ce29" office:value-type="float" office:value="8050" calcext:value-type="float">
            <text:p>8,050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6809" calcext:value-type="float">
            <text:p>6,809</text:p>
          </table:table-cell>
          <table:table-cell table:style-name="ce52" office:value-type="float" office:value="6619" calcext:value-type="float">
            <text:p>6,619</text:p>
          </table:table-cell>
          <table:table-cell table:style-name="ce29" office:value-type="float" office:value="33389" calcext:value-type="float">
            <text:p>33,389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7068" calcext:value-type="float">
            <text:p>7,068</text:p>
          </table:table-cell>
          <table:table-cell table:style-name="ce52" office:value-type="float" office:value="7068" calcext:value-type="float">
            <text:p>7,068</text:p>
          </table:table-cell>
          <table:table-cell table:style-name="ce29" office:value-type="float" office:value="26105" calcext:value-type="float">
            <text:p>26,105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4543" calcext:value-type="float">
            <text:p>4,543</text:p>
          </table:table-cell>
          <table:table-cell table:style-name="ce52" office:value-type="float" office:value="3794" calcext:value-type="float">
            <text:p>3,794</text:p>
          </table:table-cell>
          <table:table-cell table:style-name="ce29" office:value-type="float" office:value="10418" calcext:value-type="float">
            <text:p>10,418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1648" calcext:value-type="float">
            <text:p>1,648</text:p>
          </table:table-cell>
          <table:table-cell table:style-name="ce52" office:value-type="float" office:value="1197" calcext:value-type="float">
            <text:p>1,197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459" calcext:value-type="float">
            <text:p>459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5263" calcext:value-type="float">
            <text:p>995,263</text:p>
          </table:table-cell>
          <table:table-cell table:style-name="ce29" office:value-type="float" office:value="52044" calcext:value-type="float">
            <text:p>52,044</text:p>
          </table:table-cell>
          <table:table-cell table:style-name="ce42" office:value-type="float" office:value="9263" calcext:value-type="float">
            <text:p>9,263</text:p>
          </table:table-cell>
          <table:table-cell table:style-name="ce42" office:value-type="float" office:value="10480" calcext:value-type="float">
            <text:p>10,480</text:p>
          </table:table-cell>
          <table:table-cell table:style-name="ce42" office:value-type="float" office:value="10368" calcext:value-type="float">
            <text:p>10,368</text:p>
          </table:table-cell>
          <table:table-cell table:style-name="ce42" office:value-type="float" office:value="10597" calcext:value-type="float">
            <text:p>10,597</text:p>
          </table:table-cell>
          <table:table-cell table:style-name="ce42" office:value-type="float" office:value="11336" calcext:value-type="float">
            <text:p>11,336</text:p>
          </table:table-cell>
          <table:table-cell table:style-name="ce42" office:value-type="float" office:value="67821" calcext:value-type="float">
            <text:p>67,821</text:p>
          </table:table-cell>
          <table:table-cell table:style-name="ce42" office:value-type="float" office:value="11668" calcext:value-type="float">
            <text:p>11,668</text:p>
          </table:table-cell>
          <table:table-cell table:style-name="ce42" office:value-type="float" office:value="12556" calcext:value-type="float">
            <text:p>12,556</text:p>
          </table:table-cell>
          <table:table-cell table:style-name="ce42" office:value-type="float" office:value="13398" calcext:value-type="float">
            <text:p>13,398</text:p>
          </table:table-cell>
          <table:table-cell table:style-name="ce42" office:value-type="float" office:value="15120" calcext:value-type="float">
            <text:p>15,120</text:p>
          </table:table-cell>
          <table:table-cell table:style-name="ce53" office:value-type="float" office:value="15079" calcext:value-type="float">
            <text:p>15,079</text:p>
          </table:table-cell>
          <table:table-cell table:style-name="ce42" office:value-type="float" office:value="78863" calcext:value-type="float">
            <text:p>78,863</text:p>
          </table:table-cell>
          <table:table-cell table:style-name="ce42" office:value-type="float" office:value="14555" calcext:value-type="float">
            <text:p>14,555</text:p>
          </table:table-cell>
          <table:table-cell table:style-name="ce42" office:value-type="float" office:value="15276" calcext:value-type="float">
            <text:p>15,276</text:p>
          </table:table-cell>
          <table:table-cell table:style-name="ce42" office:value-type="float" office:value="16349" calcext:value-type="float">
            <text:p>16,349</text:p>
          </table:table-cell>
          <table:table-cell table:style-name="ce42" office:value-type="float" office:value="16405" calcext:value-type="float">
            <text:p>16,405</text:p>
          </table:table-cell>
          <table:table-cell table:style-name="ce53" office:value-type="float" office:value="16278" calcext:value-type="float">
            <text:p>16,278</text:p>
          </table:table-cell>
          <table:table-cell table:style-name="ce42" office:value-type="float" office:value="78548" calcext:value-type="float">
            <text:p>78,548</text:p>
          </table:table-cell>
          <table:table-cell table:style-name="ce42" office:value-type="float" office:value="16172" calcext:value-type="float">
            <text:p>16,172</text:p>
          </table:table-cell>
          <table:table-cell table:style-name="ce42" office:value-type="float" office:value="15900" calcext:value-type="float">
            <text:p>15,900</text:p>
          </table:table-cell>
          <table:table-cell table:style-name="ce42" office:value-type="float" office:value="15552" calcext:value-type="float">
            <text:p>15,552</text:p>
          </table:table-cell>
          <table:table-cell table:style-name="ce42" office:value-type="float" office:value="15667" calcext:value-type="float">
            <text:p>15,667</text:p>
          </table:table-cell>
          <table:table-cell table:style-name="ce53" office:value-type="float" office:value="15257" calcext:value-type="float">
            <text:p>15,257</text:p>
          </table:table-cell>
          <table:table-cell table:style-name="ce42" office:value-type="float" office:value="72224" calcext:value-type="float">
            <text:p>72,224</text:p>
          </table:table-cell>
          <table:table-cell table:style-name="ce42" office:value-type="float" office:value="15026" calcext:value-type="float">
            <text:p>15,026</text:p>
          </table:table-cell>
          <table:table-cell table:style-name="ce42" office:value-type="float" office:value="14431" calcext:value-type="float">
            <text:p>14,431</text:p>
          </table:table-cell>
          <table:table-cell table:style-name="ce42" office:value-type="float" office:value="13485" calcext:value-type="float">
            <text:p>13,485</text:p>
          </table:table-cell>
          <table:table-cell table:style-name="ce42" office:value-type="float" office:value="13939" calcext:value-type="float">
            <text:p>13,939</text:p>
          </table:table-cell>
          <table:table-cell table:style-name="ce53" office:value-type="float" office:value="15343" calcext:value-type="float">
            <text:p>15,343</text:p>
          </table:table-cell>
          <table:table-cell table:style-name="ce42" office:value-type="float" office:value="84893" calcext:value-type="float">
            <text:p>84,893</text:p>
          </table:table-cell>
          <table:table-cell table:style-name="ce42" office:value-type="float" office:value="15685" calcext:value-type="float">
            <text:p>15,685</text:p>
          </table:table-cell>
          <table:table-cell table:style-name="ce42" office:value-type="float" office:value="16929" calcext:value-type="float">
            <text:p>16,929</text:p>
          </table:table-cell>
          <table:table-cell table:style-name="ce42" office:value-type="float" office:value="17430" calcext:value-type="float">
            <text:p>17,430</text:p>
          </table:table-cell>
          <table:table-cell table:style-name="ce42" office:value-type="float" office:value="17544" calcext:value-type="float">
            <text:p>17,544</text:p>
          </table:table-cell>
          <table:table-cell table:style-name="ce53" office:value-type="float" office:value="17305" calcext:value-type="float">
            <text:p>17,305</text:p>
          </table:table-cell>
          <table:table-cell table:style-name="ce42" office:value-type="float" office:value="85607" calcext:value-type="float">
            <text:p>85,607</text:p>
          </table:table-cell>
          <table:table-cell table:style-name="ce42" office:value-type="float" office:value="17604" calcext:value-type="float">
            <text:p>17,604</text:p>
          </table:table-cell>
          <table:table-cell table:style-name="ce42" office:value-type="float" office:value="16971" calcext:value-type="float">
            <text:p>16,971</text:p>
          </table:table-cell>
          <table:table-cell table:style-name="ce42" office:value-type="float" office:value="17947" calcext:value-type="float">
            <text:p>17,947</text:p>
          </table:table-cell>
          <table:table-cell table:style-name="ce42" office:value-type="float" office:value="17032" calcext:value-type="float">
            <text:p>17,032</text:p>
          </table:table-cell>
          <table:table-cell table:style-name="ce53" office:value-type="float" office:value="16053" calcext:value-type="float">
            <text:p>16,053</text:p>
          </table:table-cell>
          <table:table-cell table:style-name="ce42" office:value-type="float" office:value="82042" calcext:value-type="float">
            <text:p>82,042</text:p>
          </table:table-cell>
          <table:table-cell table:style-name="ce42" office:value-type="float" office:value="16028" calcext:value-type="float">
            <text:p>16,028</text:p>
          </table:table-cell>
          <table:table-cell table:style-name="ce42" office:value-type="float" office:value="15846" calcext:value-type="float">
            <text:p>15,846</text:p>
          </table:table-cell>
          <table:table-cell table:style-name="ce42" office:value-type="float" office:value="16254" calcext:value-type="float">
            <text:p>16,254</text:p>
          </table:table-cell>
          <table:table-cell table:style-name="ce42" office:value-type="float" office:value="16763" calcext:value-type="float">
            <text:p>16,763</text:p>
          </table:table-cell>
          <table:table-cell table:style-name="ce53" office:value-type="float" office:value="17151" calcext:value-type="float">
            <text:p>17,151</text:p>
          </table:table-cell>
          <table:table-cell table:style-name="ce42" office:value-type="float" office:value="82964" calcext:value-type="float">
            <text:p>82,964</text:p>
          </table:table-cell>
          <table:table-cell table:style-name="ce42" office:value-type="float" office:value="16876" calcext:value-type="float">
            <text:p>16,876</text:p>
          </table:table-cell>
          <table:table-cell table:style-name="ce42" office:value-type="float" office:value="16412" calcext:value-type="float">
            <text:p>16,412</text:p>
          </table:table-cell>
          <table:table-cell table:style-name="ce42" office:value-type="float" office:value="16225" calcext:value-type="float">
            <text:p>16,225</text:p>
          </table:table-cell>
          <table:table-cell table:style-name="ce42" office:value-type="float" office:value="16550" calcext:value-type="float">
            <text:p>16,550</text:p>
          </table:table-cell>
          <table:table-cell table:style-name="ce53" office:value-type="float" office:value="16901" calcext:value-type="float">
            <text:p>16,901</text:p>
          </table:table-cell>
          <table:table-cell table:style-name="ce42" office:value-type="float" office:value="79443" calcext:value-type="float">
            <text:p>79,443</text:p>
          </table:table-cell>
          <table:table-cell table:style-name="ce42" office:value-type="float" office:value="16529" calcext:value-type="float">
            <text:p>16,529</text:p>
          </table:table-cell>
          <table:table-cell table:style-name="ce42" office:value-type="float" office:value="16614" calcext:value-type="float">
            <text:p>16,614</text:p>
          </table:table-cell>
          <table:table-cell table:style-name="ce42" office:value-type="float" office:value="16021" calcext:value-type="float">
            <text:p>16,021</text:p>
          </table:table-cell>
          <table:table-cell table:style-name="ce42" office:value-type="float" office:value="15286" calcext:value-type="float">
            <text:p>15,286</text:p>
          </table:table-cell>
          <table:table-cell table:style-name="ce53" office:value-type="float" office:value="14993" calcext:value-type="float">
            <text:p>14,993</text:p>
          </table:table-cell>
          <table:table-cell table:style-name="ce42" office:value-type="float" office:value="67674" calcext:value-type="float">
            <text:p>67,674</text:p>
          </table:table-cell>
          <table:table-cell table:style-name="ce42" office:value-type="float" office:value="14724" calcext:value-type="float">
            <text:p>14,724</text:p>
          </table:table-cell>
          <table:table-cell table:style-name="ce42" office:value-type="float" office:value="13766" calcext:value-type="float">
            <text:p>13,766</text:p>
          </table:table-cell>
          <table:table-cell table:style-name="ce42" office:value-type="float" office:value="13306" calcext:value-type="float">
            <text:p>13,306</text:p>
          </table:table-cell>
          <table:table-cell table:style-name="ce42" office:value-type="float" office:value="13050" calcext:value-type="float">
            <text:p>13,050</text:p>
          </table:table-cell>
          <table:table-cell table:style-name="ce53" office:value-type="float" office:value="12828" calcext:value-type="float">
            <text:p>12,828</text:p>
          </table:table-cell>
          <table:table-cell table:style-name="ce42" office:value-type="float" office:value="51336" calcext:value-type="float">
            <text:p>51,336</text:p>
          </table:table-cell>
          <table:table-cell table:style-name="ce42" office:value-type="float" office:value="11442" calcext:value-type="float">
            <text:p>11,442</text:p>
          </table:table-cell>
          <table:table-cell table:style-name="ce42" office:value-type="float" office:value="11028" calcext:value-type="float">
            <text:p>11,028</text:p>
          </table:table-cell>
          <table:table-cell table:style-name="ce42" office:value-type="float" office:value="10902" calcext:value-type="float">
            <text:p>10,902</text:p>
          </table:table-cell>
          <table:table-cell table:style-name="ce42" office:value-type="float" office:value="9750" calcext:value-type="float">
            <text:p>9,750</text:p>
          </table:table-cell>
          <table:table-cell table:style-name="ce53" office:value-type="float" office:value="8214" calcext:value-type="float">
            <text:p>8,214</text:p>
          </table:table-cell>
          <table:table-cell table:style-name="ce42" office:value-type="float" office:value="28437" calcext:value-type="float">
            <text:p>28,437</text:p>
          </table:table-cell>
          <table:table-cell table:style-name="ce42" office:value-type="float" office:value="7751" calcext:value-type="float">
            <text:p>7,751</text:p>
          </table:table-cell>
          <table:table-cell table:style-name="ce42" office:value-type="float" office:value="6225" calcext:value-type="float">
            <text:p>6,225</text:p>
          </table:table-cell>
          <table:table-cell table:style-name="ce42" office:value-type="float" office:value="5650" calcext:value-type="float">
            <text:p>5,650</text:p>
          </table:table-cell>
          <table:table-cell table:style-name="ce42" office:value-type="float" office:value="4174" calcext:value-type="float">
            <text:p>4,174</text:p>
          </table:table-cell>
          <table:table-cell table:style-name="ce53" office:value-type="float" office:value="4637" calcext:value-type="float">
            <text:p>4,637</text:p>
          </table:table-cell>
          <table:table-cell table:style-name="ce42" office:value-type="float" office:value="22363" calcext:value-type="float">
            <text:p>22,363</text:p>
          </table:table-cell>
          <table:table-cell table:style-name="ce42" office:value-type="float" office:value="4816" calcext:value-type="float">
            <text:p>4,816</text:p>
          </table:table-cell>
          <table:table-cell table:style-name="ce42" office:value-type="float" office:value="4561" calcext:value-type="float">
            <text:p>4,561</text:p>
          </table:table-cell>
          <table:table-cell table:style-name="ce42" office:value-type="float" office:value="4476" calcext:value-type="float">
            <text:p>4,476</text:p>
          </table:table-cell>
          <table:table-cell table:style-name="ce42" office:value-type="float" office:value="4383" calcext:value-type="float">
            <text:p>4,383</text:p>
          </table:table-cell>
          <table:table-cell table:style-name="ce53" office:value-type="float" office:value="4127" calcext:value-type="float">
            <text:p>4,127</text:p>
          </table:table-cell>
          <table:table-cell table:style-name="ce42" office:value-type="float" office:value="16749" calcext:value-type="float">
            <text:p>16,749</text:p>
          </table:table-cell>
          <table:table-cell table:style-name="ce42" office:value-type="float" office:value="3680" calcext:value-type="float">
            <text:p>3,680</text:p>
          </table:table-cell>
          <table:table-cell table:style-name="ce42" office:value-type="float" office:value="3581" calcext:value-type="float">
            <text:p>3,581</text:p>
          </table:table-cell>
          <table:table-cell table:style-name="ce42" office:value-type="float" office:value="3266" calcext:value-type="float">
            <text:p>3,266</text:p>
          </table:table-cell>
          <table:table-cell table:style-name="ce42" office:value-type="float" office:value="3119" calcext:value-type="float">
            <text:p>3,119</text:p>
          </table:table-cell>
          <table:table-cell table:style-name="ce53" office:value-type="float" office:value="3103" calcext:value-type="float">
            <text:p>3,103</text:p>
          </table:table-cell>
          <table:table-cell table:style-name="ce42" office:value-type="float" office:value="19609" calcext:value-type="float">
            <text:p>19,609</text:p>
          </table:table-cell>
          <table:table-cell table:style-name="ce42" office:value-type="float" office:value="3178" calcext:value-type="float">
            <text:p>3,178</text:p>
          </table:table-cell>
          <table:table-cell table:style-name="ce42" office:value-type="float" office:value="3472" calcext:value-type="float">
            <text:p>3,472</text:p>
          </table:table-cell>
          <table:table-cell table:style-name="ce42" office:value-type="float" office:value="3946" calcext:value-type="float">
            <text:p>3,946</text:p>
          </table:table-cell>
          <table:table-cell table:style-name="ce42" office:value-type="float" office:value="4407" calcext:value-type="float">
            <text:p>4,407</text:p>
          </table:table-cell>
          <table:table-cell table:style-name="ce53" office:value-type="float" office:value="4606" calcext:value-type="float">
            <text:p>4,606</text:p>
          </table:table-cell>
          <table:table-cell table:style-name="ce42" office:value-type="float" office:value="16919" calcext:value-type="float">
            <text:p>16,919</text:p>
          </table:table-cell>
          <table:table-cell table:style-name="ce42" office:value-type="float" office:value="4320" calcext:value-type="float">
            <text:p>4,320</text:p>
          </table:table-cell>
          <table:table-cell table:style-name="ce42" office:value-type="float" office:value="3938" calcext:value-type="float">
            <text:p>3,938</text:p>
          </table:table-cell>
          <table:table-cell table:style-name="ce42" office:value-type="float" office:value="3346" calcext:value-type="float">
            <text:p>3,346</text:p>
          </table:table-cell>
          <table:table-cell table:style-name="ce42" office:value-type="float" office:value="2911" calcext:value-type="float">
            <text:p>2,911</text:p>
          </table:table-cell>
          <table:table-cell table:style-name="ce53" office:value-type="float" office:value="2404" calcext:value-type="float">
            <text:p>2,404</text:p>
          </table:table-cell>
          <table:table-cell table:style-name="ce42" office:value-type="float" office:value="5893" calcext:value-type="float">
            <text:p>5,893</text:p>
          </table:table-cell>
          <table:table-cell table:style-name="ce42" office:value-type="float" office:value="1837" calcext:value-type="float">
            <text:p>1,837</text:p>
          </table:table-cell>
          <table:table-cell table:style-name="ce42" office:value-type="float" office:value="1330" calcext:value-type="float">
            <text:p>1,330</text:p>
          </table:table-cell>
          <table:table-cell table:style-name="ce42" office:value-type="float" office:value="1178" calcext:value-type="float">
            <text:p>1,178</text:p>
          </table:table-cell>
          <table:table-cell table:style-name="ce42" office:value-type="float" office:value="915" calcext:value-type="float">
            <text:p>915</text:p>
          </table:table-cell>
          <table:table-cell table:style-name="ce53" office:value-type="float" office:value="633" calcext:value-type="float">
            <text:p>633</text:p>
          </table:table-cell>
          <table:table-cell table:style-name="ce42" office:value-type="float" office:value="1493" calcext:value-type="float">
            <text:p>1,493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93" calcext:value-type="float">
            <text:p>193</text:p>
          </table:table-cell>
          <table:table-cell table:style-name="ce53" office:value-type="float" office:value="148" calcext:value-type="float">
            <text:p>148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5" calcext:value-type="float">
            <text:p>35</text:p>
          </table:table-cell>
          <table:table-cell table:style-name="ce53" office:value-type="float" office:value="18" calcext:value-type="float">
            <text:p>18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3311" calcext:value-type="float">
            <text:p>973,311</text:p>
          </table:table-cell>
          <table:table-cell table:style-name="ce37" office:value-type="float" office:value="47431" calcext:value-type="float">
            <text:p>47,431</text:p>
          </table:table-cell>
          <table:table-cell table:style-name="ce43" office:value-type="float" office:value="8603" calcext:value-type="float">
            <text:p>8,603</text:p>
          </table:table-cell>
          <table:table-cell table:style-name="ce43" office:value-type="float" office:value="9622" calcext:value-type="float">
            <text:p>9,622</text:p>
          </table:table-cell>
          <table:table-cell table:style-name="ce43" office:value-type="float" office:value="9379" calcext:value-type="float">
            <text:p>9,379</text:p>
          </table:table-cell>
          <table:table-cell table:style-name="ce43" office:value-type="float" office:value="9558" calcext:value-type="float">
            <text:p>9,558</text:p>
          </table:table-cell>
          <table:table-cell table:style-name="ce43" office:value-type="float" office:value="10269" calcext:value-type="float">
            <text:p>10,269</text:p>
          </table:table-cell>
          <table:table-cell table:style-name="ce43" office:value-type="float" office:value="61832" calcext:value-type="float">
            <text:p>61,832</text:p>
          </table:table-cell>
          <table:table-cell table:style-name="ce43" office:value-type="float" office:value="10460" calcext:value-type="float">
            <text:p>10,460</text:p>
          </table:table-cell>
          <table:table-cell table:style-name="ce43" office:value-type="float" office:value="11666" calcext:value-type="float">
            <text:p>11,666</text:p>
          </table:table-cell>
          <table:table-cell table:style-name="ce43" office:value-type="float" office:value="12211" calcext:value-type="float">
            <text:p>12,211</text:p>
          </table:table-cell>
          <table:table-cell table:style-name="ce43" office:value-type="float" office:value="13777" calcext:value-type="float">
            <text:p>13,777</text:p>
          </table:table-cell>
          <table:table-cell table:style-name="ce54" office:value-type="float" office:value="13718" calcext:value-type="float">
            <text:p>13,718</text:p>
          </table:table-cell>
          <table:table-cell table:style-name="ce43" office:value-type="float" office:value="72193" calcext:value-type="float">
            <text:p>72,193</text:p>
          </table:table-cell>
          <table:table-cell table:style-name="ce43" office:value-type="float" office:value="13204" calcext:value-type="float">
            <text:p>13,204</text:p>
          </table:table-cell>
          <table:table-cell table:style-name="ce43" office:value-type="float" office:value="14124" calcext:value-type="float">
            <text:p>14,124</text:p>
          </table:table-cell>
          <table:table-cell table:style-name="ce43" office:value-type="float" office:value="15017" calcext:value-type="float">
            <text:p>15,017</text:p>
          </table:table-cell>
          <table:table-cell table:style-name="ce43" office:value-type="float" office:value="15050" calcext:value-type="float">
            <text:p>15,050</text:p>
          </table:table-cell>
          <table:table-cell table:style-name="ce54" office:value-type="float" office:value="14798" calcext:value-type="float">
            <text:p>14,798</text:p>
          </table:table-cell>
          <table:table-cell table:style-name="ce43" office:value-type="float" office:value="71466" calcext:value-type="float">
            <text:p>71,466</text:p>
          </table:table-cell>
          <table:table-cell table:style-name="ce43" office:value-type="float" office:value="14772" calcext:value-type="float">
            <text:p>14,772</text:p>
          </table:table-cell>
          <table:table-cell table:style-name="ce43" office:value-type="float" office:value="14417" calcext:value-type="float">
            <text:p>14,417</text:p>
          </table:table-cell>
          <table:table-cell table:style-name="ce43" office:value-type="float" office:value="13932" calcext:value-type="float">
            <text:p>13,932</text:p>
          </table:table-cell>
          <table:table-cell table:style-name="ce43" office:value-type="float" office:value="14319" calcext:value-type="float">
            <text:p>14,319</text:p>
          </table:table-cell>
          <table:table-cell table:style-name="ce54" office:value-type="float" office:value="14026" calcext:value-type="float">
            <text:p>14,026</text:p>
          </table:table-cell>
          <table:table-cell table:style-name="ce43" office:value-type="float" office:value="67476" calcext:value-type="float">
            <text:p>67,476</text:p>
          </table:table-cell>
          <table:table-cell table:style-name="ce43" office:value-type="float" office:value="13940" calcext:value-type="float">
            <text:p>13,940</text:p>
          </table:table-cell>
          <table:table-cell table:style-name="ce43" office:value-type="float" office:value="13151" calcext:value-type="float">
            <text:p>13,151</text:p>
          </table:table-cell>
          <table:table-cell table:style-name="ce43" office:value-type="float" office:value="12517" calcext:value-type="float">
            <text:p>12,517</text:p>
          </table:table-cell>
          <table:table-cell table:style-name="ce43" office:value-type="float" office:value="13124" calcext:value-type="float">
            <text:p>13,124</text:p>
          </table:table-cell>
          <table:table-cell table:style-name="ce54" office:value-type="float" office:value="14744" calcext:value-type="float">
            <text:p>14,744</text:p>
          </table:table-cell>
          <table:table-cell table:style-name="ce43" office:value-type="float" office:value="85056" calcext:value-type="float">
            <text:p>85,056</text:p>
          </table:table-cell>
          <table:table-cell table:style-name="ce43" office:value-type="float" office:value="15323" calcext:value-type="float">
            <text:p>15,323</text:p>
          </table:table-cell>
          <table:table-cell table:style-name="ce43" office:value-type="float" office:value="16502" calcext:value-type="float">
            <text:p>16,502</text:p>
          </table:table-cell>
          <table:table-cell table:style-name="ce43" office:value-type="float" office:value="17401" calcext:value-type="float">
            <text:p>17,401</text:p>
          </table:table-cell>
          <table:table-cell table:style-name="ce43" office:value-type="float" office:value="17896" calcext:value-type="float">
            <text:p>17,896</text:p>
          </table:table-cell>
          <table:table-cell table:style-name="ce54" office:value-type="float" office:value="17934" calcext:value-type="float">
            <text:p>17,934</text:p>
          </table:table-cell>
          <table:table-cell table:style-name="ce43" office:value-type="float" office:value="87150" calcext:value-type="float">
            <text:p>87,150</text:p>
          </table:table-cell>
          <table:table-cell table:style-name="ce43" office:value-type="float" office:value="18020" calcext:value-type="float">
            <text:p>18,020</text:p>
          </table:table-cell>
          <table:table-cell table:style-name="ce43" office:value-type="float" office:value="17254" calcext:value-type="float">
            <text:p>17,254</text:p>
          </table:table-cell>
          <table:table-cell table:style-name="ce43" office:value-type="float" office:value="18245" calcext:value-type="float">
            <text:p>18,245</text:p>
          </table:table-cell>
          <table:table-cell table:style-name="ce43" office:value-type="float" office:value="17105" calcext:value-type="float">
            <text:p>17,105</text:p>
          </table:table-cell>
          <table:table-cell table:style-name="ce54" office:value-type="float" office:value="16526" calcext:value-type="float">
            <text:p>16,526</text:p>
          </table:table-cell>
          <table:table-cell table:style-name="ce43" office:value-type="float" office:value="83490" calcext:value-type="float">
            <text:p>83,490</text:p>
          </table:table-cell>
          <table:table-cell table:style-name="ce43" office:value-type="float" office:value="16069" calcext:value-type="float">
            <text:p>16,069</text:p>
          </table:table-cell>
          <table:table-cell table:style-name="ce43" office:value-type="float" office:value="16321" calcext:value-type="float">
            <text:p>16,321</text:p>
          </table:table-cell>
          <table:table-cell table:style-name="ce43" office:value-type="float" office:value="16733" calcext:value-type="float">
            <text:p>16,733</text:p>
          </table:table-cell>
          <table:table-cell table:style-name="ce43" office:value-type="float" office:value="17158" calcext:value-type="float">
            <text:p>17,158</text:p>
          </table:table-cell>
          <table:table-cell table:style-name="ce54" office:value-type="float" office:value="17209" calcext:value-type="float">
            <text:p>17,209</text:p>
          </table:table-cell>
          <table:table-cell table:style-name="ce43" office:value-type="float" office:value="83937" calcext:value-type="float">
            <text:p>83,937</text:p>
          </table:table-cell>
          <table:table-cell table:style-name="ce43" office:value-type="float" office:value="16976" calcext:value-type="float">
            <text:p>16,976</text:p>
          </table:table-cell>
          <table:table-cell table:style-name="ce43" office:value-type="float" office:value="16626" calcext:value-type="float">
            <text:p>16,626</text:p>
          </table:table-cell>
          <table:table-cell table:style-name="ce43" office:value-type="float" office:value="16451" calcext:value-type="float">
            <text:p>16,451</text:p>
          </table:table-cell>
          <table:table-cell table:style-name="ce43" office:value-type="float" office:value="16699" calcext:value-type="float">
            <text:p>16,699</text:p>
          </table:table-cell>
          <table:table-cell table:style-name="ce54" office:value-type="float" office:value="17185" calcext:value-type="float">
            <text:p>17,185</text:p>
          </table:table-cell>
          <table:table-cell table:style-name="ce43" office:value-type="float" office:value="80121" calcext:value-type="float">
            <text:p>80,121</text:p>
          </table:table-cell>
          <table:table-cell table:style-name="ce43" office:value-type="float" office:value="16645" calcext:value-type="float">
            <text:p>16,645</text:p>
          </table:table-cell>
          <table:table-cell table:style-name="ce43" office:value-type="float" office:value="16708" calcext:value-type="float">
            <text:p>16,708</text:p>
          </table:table-cell>
          <table:table-cell table:style-name="ce43" office:value-type="float" office:value="16183" calcext:value-type="float">
            <text:p>16,183</text:p>
          </table:table-cell>
          <table:table-cell table:style-name="ce43" office:value-type="float" office:value="15415" calcext:value-type="float">
            <text:p>15,415</text:p>
          </table:table-cell>
          <table:table-cell table:style-name="ce54" office:value-type="float" office:value="15170" calcext:value-type="float">
            <text:p>15,170</text:p>
          </table:table-cell>
          <table:table-cell table:style-name="ce43" office:value-type="float" office:value="69520" calcext:value-type="float">
            <text:p>69,520</text:p>
          </table:table-cell>
          <table:table-cell table:style-name="ce43" office:value-type="float" office:value="15026" calcext:value-type="float">
            <text:p>15,026</text:p>
          </table:table-cell>
          <table:table-cell table:style-name="ce43" office:value-type="float" office:value="13904" calcext:value-type="float">
            <text:p>13,904</text:p>
          </table:table-cell>
          <table:table-cell table:style-name="ce43" office:value-type="float" office:value="13868" calcext:value-type="float">
            <text:p>13,868</text:p>
          </table:table-cell>
          <table:table-cell table:style-name="ce43" office:value-type="float" office:value="13547" calcext:value-type="float">
            <text:p>13,547</text:p>
          </table:table-cell>
          <table:table-cell table:style-name="ce54" office:value-type="float" office:value="13175" calcext:value-type="float">
            <text:p>13,175</text:p>
          </table:table-cell>
          <table:table-cell table:style-name="ce43" office:value-type="float" office:value="55402" calcext:value-type="float">
            <text:p>55,402</text:p>
          </table:table-cell>
          <table:table-cell table:style-name="ce43" office:value-type="float" office:value="12386" calcext:value-type="float">
            <text:p>12,386</text:p>
          </table:table-cell>
          <table:table-cell table:style-name="ce43" office:value-type="float" office:value="11700" calcext:value-type="float">
            <text:p>11,700</text:p>
          </table:table-cell>
          <table:table-cell table:style-name="ce43" office:value-type="float" office:value="11602" calcext:value-type="float">
            <text:p>11,602</text:p>
          </table:table-cell>
          <table:table-cell table:style-name="ce43" office:value-type="float" office:value="10791" calcext:value-type="float">
            <text:p>10,791</text:p>
          </table:table-cell>
          <table:table-cell table:style-name="ce54" office:value-type="float" office:value="8923" calcext:value-type="float">
            <text:p>8,923</text:p>
          </table:table-cell>
          <table:table-cell table:style-name="ce43" office:value-type="float" office:value="31855" calcext:value-type="float">
            <text:p>31,855</text:p>
          </table:table-cell>
          <table:table-cell table:style-name="ce43" office:value-type="float" office:value="8543" calcext:value-type="float">
            <text:p>8,543</text:p>
          </table:table-cell>
          <table:table-cell table:style-name="ce43" office:value-type="float" office:value="6990" calcext:value-type="float">
            <text:p>6,990</text:p>
          </table:table-cell>
          <table:table-cell table:style-name="ce43" office:value-type="float" office:value="6250" calcext:value-type="float">
            <text:p>6,250</text:p>
          </table:table-cell>
          <table:table-cell table:style-name="ce43" office:value-type="float" office:value="4792" calcext:value-type="float">
            <text:p>4,792</text:p>
          </table:table-cell>
          <table:table-cell table:style-name="ce54" office:value-type="float" office:value="5280" calcext:value-type="float">
            <text:p>5,280</text:p>
          </table:table-cell>
          <table:table-cell table:style-name="ce43" office:value-type="float" office:value="26406" calcext:value-type="float">
            <text:p>26,406</text:p>
          </table:table-cell>
          <table:table-cell table:style-name="ce43" office:value-type="float" office:value="5595" calcext:value-type="float">
            <text:p>5,595</text:p>
          </table:table-cell>
          <table:table-cell table:style-name="ce43" office:value-type="float" office:value="5444" calcext:value-type="float">
            <text:p>5,444</text:p>
          </table:table-cell>
          <table:table-cell table:style-name="ce43" office:value-type="float" office:value="5279" calcext:value-type="float">
            <text:p>5,279</text:p>
          </table:table-cell>
          <table:table-cell table:style-name="ce43" office:value-type="float" office:value="5142" calcext:value-type="float">
            <text:p>5,142</text:p>
          </table:table-cell>
          <table:table-cell table:style-name="ce54" office:value-type="float" office:value="4946" calcext:value-type="float">
            <text:p>4,946</text:p>
          </table:table-cell>
          <table:table-cell table:style-name="ce43" office:value-type="float" office:value="20406" calcext:value-type="float">
            <text:p>20,406</text:p>
          </table:table-cell>
          <table:table-cell table:style-name="ce43" office:value-type="float" office:value="4681" calcext:value-type="float">
            <text:p>4,681</text:p>
          </table:table-cell>
          <table:table-cell table:style-name="ce43" office:value-type="float" office:value="4469" calcext:value-type="float">
            <text:p>4,469</text:p>
          </table:table-cell>
          <table:table-cell table:style-name="ce43" office:value-type="float" office:value="4050" calcext:value-type="float">
            <text:p>4,050</text:p>
          </table:table-cell>
          <table:table-cell table:style-name="ce43" office:value-type="float" office:value="3690" calcext:value-type="float">
            <text:p>3,690</text:p>
          </table:table-cell>
          <table:table-cell table:style-name="ce54" office:value-type="float" office:value="3516" calcext:value-type="float">
            <text:p>3,516</text:p>
          </table:table-cell>
          <table:table-cell table:style-name="ce43" office:value-type="float" office:value="13780" calcext:value-type="float">
            <text:p>13,780</text:p>
          </table:table-cell>
          <table:table-cell table:style-name="ce43" office:value-type="float" office:value="3062" calcext:value-type="float">
            <text:p>3,062</text:p>
          </table:table-cell>
          <table:table-cell table:style-name="ce43" office:value-type="float" office:value="2912" calcext:value-type="float">
            <text:p>2,912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661" calcext:value-type="float">
            <text:p>2,661</text:p>
          </table:table-cell>
          <table:table-cell table:style-name="ce54" office:value-type="float" office:value="2462" calcext:value-type="float">
            <text:p>2,462</text:p>
          </table:table-cell>
          <table:table-cell table:style-name="ce43" office:value-type="float" office:value="9186" calcext:value-type="float">
            <text:p>9,186</text:p>
          </table:table-cell>
          <table:table-cell table:style-name="ce43" office:value-type="float" office:value="2314" calcext:value-type="float">
            <text:p>2,314</text:p>
          </table:table-cell>
          <table:table-cell table:style-name="ce43" office:value-type="float" office:value="2020" calcext:value-type="float">
            <text:p>2,020</text:p>
          </table:table-cell>
          <table:table-cell table:style-name="ce43" office:value-type="float" office:value="1830" calcext:value-type="float">
            <text:p>1,830</text:p>
          </table:table-cell>
          <table:table-cell table:style-name="ce43" office:value-type="float" office:value="1632" calcext:value-type="float">
            <text:p>1,632</text:p>
          </table:table-cell>
          <table:table-cell table:style-name="ce54" office:value-type="float" office:value="1390" calcext:value-type="float">
            <text:p>1,390</text:p>
          </table:table-cell>
          <table:table-cell table:style-name="ce43" office:value-type="float" office:value="4525" calcext:value-type="float">
            <text:p>4,525</text:p>
          </table:table-cell>
          <table:table-cell table:style-name="ce43" office:value-type="float" office:value="1266" calcext:value-type="float">
            <text:p>1,266</text:p>
          </table:table-cell>
          <table:table-cell table:style-name="ce43" office:value-type="float" office:value="1020" calcext:value-type="float">
            <text:p>1,020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733" calcext:value-type="float">
            <text:p>733</text:p>
          </table:table-cell>
          <table:table-cell table:style-name="ce54" office:value-type="float" office:value="564" calcext:value-type="float">
            <text:p>564</text:p>
          </table:table-cell>
          <table:table-cell table:style-name="ce43" office:value-type="float" office:value="1639" calcext:value-type="float">
            <text:p>1,639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66" calcext:value-type="float">
            <text:p>266</text:p>
          </table:table-cell>
          <table:table-cell table:style-name="ce54" office:value-type="float" office:value="181" calcext:value-type="float">
            <text:p>181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6" calcext:value-type="float">
            <text:p>56</text:p>
          </table:table-cell>
          <table:table-cell table:style-name="ce54" office:value-type="float" office:value="28" calcext:value-type="float">
            <text:p>28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7329" calcext:value-type="float">
            <text:p>507,329</text:p>
          </table:table-cell>
          <table:table-cell table:style-name="ce29" office:value-type="float" office:value="30209" calcext:value-type="float">
            <text:p>30,209</text:p>
          </table:table-cell>
          <table:table-cell table:style-name="ce29" office:value-type="float" office:value="5789" calcext:value-type="float">
            <text:p>5,789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6046" calcext:value-type="float">
            <text:p>6,046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33753" calcext:value-type="float">
            <text:p>33,753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7388" calcext:value-type="float">
            <text:p>7,388</text:p>
          </table:table-cell>
          <table:table-cell table:style-name="ce52" office:value-type="float" office:value="7101" calcext:value-type="float">
            <text:p>7,101</text:p>
          </table:table-cell>
          <table:table-cell table:style-name="ce29" office:value-type="float" office:value="36361" calcext:value-type="float">
            <text:p>36,361</text:p>
          </table:table-cell>
          <table:table-cell table:style-name="ce29" office:value-type="float" office:value="6743" calcext:value-type="float">
            <text:p>6,743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386" calcext:value-type="float">
            <text:p>7,386</text:p>
          </table:table-cell>
          <table:table-cell table:style-name="ce52" office:value-type="float" office:value="7581" calcext:value-type="float">
            <text:p>7,581</text:p>
          </table:table-cell>
          <table:table-cell table:style-name="ce29" office:value-type="float" office:value="36881" calcext:value-type="float">
            <text:p>36,881</text:p>
          </table:table-cell>
          <table:table-cell table:style-name="ce29" office:value-type="float" office:value="7569" calcext:value-type="float">
            <text:p>7,569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7413" calcext:value-type="float">
            <text:p>7,413</text:p>
          </table:table-cell>
          <table:table-cell table:style-name="ce29" office:value-type="float" office:value="7447" calcext:value-type="float">
            <text:p>7,447</text:p>
          </table:table-cell>
          <table:table-cell table:style-name="ce52" office:value-type="float" office:value="7079" calcext:value-type="float">
            <text:p>7,079</text:p>
          </table:table-cell>
          <table:table-cell table:style-name="ce29" office:value-type="float" office:value="32905" calcext:value-type="float">
            <text:p>32,905</text:p>
          </table:table-cell>
          <table:table-cell table:style-name="ce29" office:value-type="float" office:value="6910" calcext:value-type="float">
            <text:p>6,910</text:p>
          </table:table-cell>
          <table:table-cell table:style-name="ce29" office:value-type="float" office:value="6516" calcext:value-type="float">
            <text:p>6,516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390" calcext:value-type="float">
            <text:p>6,390</text:p>
          </table:table-cell>
          <table:table-cell table:style-name="ce52" office:value-type="float" office:value="6868" calcext:value-type="float">
            <text:p>6,868</text:p>
          </table:table-cell>
          <table:table-cell table:style-name="ce29" office:value-type="float" office:value="40249" calcext:value-type="float">
            <text:p>40,249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8379" calcext:value-type="float">
            <text:p>8,379</text:p>
          </table:table-cell>
          <table:table-cell table:style-name="ce52" office:value-type="float" office:value="8712" calcext:value-type="float">
            <text:p>8,712</text:p>
          </table:table-cell>
          <table:table-cell table:style-name="ce29" office:value-type="float" office:value="44734" calcext:value-type="float">
            <text:p>44,734</text:p>
          </table:table-cell>
          <table:table-cell table:style-name="ce29" office:value-type="float" office:value="8917" calcext:value-type="float">
            <text:p>8,917</text:p>
          </table:table-cell>
          <table:table-cell table:style-name="ce29" office:value-type="float" office:value="8855" calcext:value-type="float">
            <text:p>8,855</text:p>
          </table:table-cell>
          <table:table-cell table:style-name="ce29" office:value-type="float" office:value="9502" calcext:value-type="float">
            <text:p>9,502</text:p>
          </table:table-cell>
          <table:table-cell table:style-name="ce29" office:value-type="float" office:value="8999" calcext:value-type="float">
            <text:p>8,999</text:p>
          </table:table-cell>
          <table:table-cell table:style-name="ce52" office:value-type="float" office:value="8461" calcext:value-type="float">
            <text:p>8,461</text:p>
          </table:table-cell>
          <table:table-cell table:style-name="ce29" office:value-type="float" office:value="43486" calcext:value-type="float">
            <text:p>43,486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8577" calcext:value-type="float">
            <text:p>8,577</text:p>
          </table:table-cell>
          <table:table-cell table:style-name="ce29" office:value-type="float" office:value="8720" calcext:value-type="float">
            <text:p>8,720</text:p>
          </table:table-cell>
          <table:table-cell table:style-name="ce52" office:value-type="float" office:value="8722" calcext:value-type="float">
            <text:p>8,722</text:p>
          </table:table-cell>
          <table:table-cell table:style-name="ce29" office:value-type="float" office:value="40546" calcext:value-type="float">
            <text:p>40,546</text:p>
          </table:table-cell>
          <table:table-cell table:style-name="ce29" office:value-type="float" office:value="8433" calcext:value-type="float">
            <text:p>8,433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8218" calcext:value-type="float">
            <text:p>8,218</text:p>
          </table:table-cell>
          <table:table-cell table:style-name="ce52" office:value-type="float" office:value="8019" calcext:value-type="float">
            <text:p>8,019</text:p>
          </table:table-cell>
          <table:table-cell table:style-name="ce29" office:value-type="float" office:value="38132" calcext:value-type="float">
            <text:p>38,132</text:p>
          </table:table-cell>
          <table:table-cell table:style-name="ce29" office:value-type="float" office:value="8006" calcext:value-type="float">
            <text:p>8,006</text:p>
          </table:table-cell>
          <table:table-cell table:style-name="ce29" office:value-type="float" office:value="7873" calcext:value-type="float">
            <text:p>7,873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7562" calcext:value-type="float">
            <text:p>7,562</text:p>
          </table:table-cell>
          <table:table-cell table:style-name="ce52" office:value-type="float" office:value="7032" calcext:value-type="float">
            <text:p>7,032</text:p>
          </table:table-cell>
          <table:table-cell table:style-name="ce29" office:value-type="float" office:value="31561" calcext:value-type="float">
            <text:p>31,561</text:p>
          </table:table-cell>
          <table:table-cell table:style-name="ce29" office:value-type="float" office:value="6952" calcext:value-type="float">
            <text:p>6,952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066" calcext:value-type="float">
            <text:p>6,066</text:p>
          </table:table-cell>
          <table:table-cell table:style-name="ce29" office:value-type="float" office:value="6223" calcext:value-type="float">
            <text:p>6,223</text:p>
          </table:table-cell>
          <table:table-cell table:style-name="ce52" office:value-type="float" office:value="5954" calcext:value-type="float">
            <text:p>5,954</text:p>
          </table:table-cell>
          <table:table-cell table:style-name="ce29" office:value-type="float" office:value="25240" calcext:value-type="float">
            <text:p>25,240</text:p>
          </table:table-cell>
          <table:table-cell table:style-name="ce29" office:value-type="float" office:value="5539" calcext:value-type="float">
            <text:p>5,53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4941" calcext:value-type="float">
            <text:p>4,941</text:p>
          </table:table-cell>
          <table:table-cell table:style-name="ce52" office:value-type="float" office:value="4261" calcext:value-type="float">
            <text:p>4,261</text:p>
          </table:table-cell>
          <table:table-cell table:style-name="ce29" office:value-type="float" office:value="16250" calcext:value-type="float">
            <text:p>16,250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2561" calcext:value-type="float">
            <text:p>2,561</text:p>
          </table:table-cell>
          <table:table-cell table:style-name="ce52" office:value-type="float" office:value="3088" calcext:value-type="float">
            <text:p>3,088</text:p>
          </table:table-cell>
          <table:table-cell table:style-name="ce29" office:value-type="float" office:value="17505" calcext:value-type="float">
            <text:p>17,505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3674" calcext:value-type="float">
            <text:p>3,674</text:p>
          </table:table-cell>
          <table:table-cell table:style-name="ce52" office:value-type="float" office:value="3453" calcext:value-type="float">
            <text:p>3,453</text:p>
          </table:table-cell>
          <table:table-cell table:style-name="ce29" office:value-type="float" office:value="15026" calcext:value-type="float">
            <text:p>15,026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2792" calcext:value-type="float">
            <text:p>2,792</text:p>
          </table:table-cell>
          <table:table-cell table:style-name="ce52" office:value-type="float" office:value="2678" calcext:value-type="float">
            <text:p>2,678</text:p>
          </table:table-cell>
          <table:table-cell table:style-name="ce29" office:value-type="float" office:value="11594" calcext:value-type="float">
            <text:p>11,594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282" calcext:value-type="float">
            <text:p>2,282</text:p>
          </table:table-cell>
          <table:table-cell table:style-name="ce52" office:value-type="float" office:value="2108" calcext:value-type="float">
            <text:p>2,108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367" calcext:value-type="float">
            <text:p>1,367</text:p>
          </table:table-cell>
          <table:table-cell table:style-name="ce52" office:value-type="float" office:value="1126" calcext:value-type="float">
            <text:p>1,126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54" calcext:value-type="float">
            <text:p>554</text:p>
          </table:table-cell>
          <table:table-cell table:style-name="ce52" office:value-type="float" office:value="480" calcext:value-type="float">
            <text:p>480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1767" calcext:value-type="float">
            <text:p>261,767</text:p>
          </table:table-cell>
          <table:table-cell table:style-name="ce29" office:value-type="float" office:value="15855" calcext:value-type="float">
            <text:p>15,855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17686" calcext:value-type="float">
            <text:p>17,686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838" calcext:value-type="float">
            <text:p>3,838</text:p>
          </table:table-cell>
          <table:table-cell table:style-name="ce52" office:value-type="float" office:value="3708" calcext:value-type="float">
            <text:p>3,708</text:p>
          </table:table-cell>
          <table:table-cell table:style-name="ce29" office:value-type="float" office:value="19032" calcext:value-type="float">
            <text:p>19,032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3895" calcext:value-type="float">
            <text:p>3,895</text:p>
          </table:table-cell>
          <table:table-cell table:style-name="ce52" office:value-type="float" office:value="3889" calcext:value-type="float">
            <text:p>3,889</text:p>
          </table:table-cell>
          <table:table-cell table:style-name="ce29" office:value-type="float" office:value="19366" calcext:value-type="float">
            <text:p>19,366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3926" calcext:value-type="float">
            <text:p>3,926</text:p>
          </table:table-cell>
          <table:table-cell table:style-name="ce52" office:value-type="float" office:value="3695" calcext:value-type="float">
            <text:p>3,695</text:p>
          </table:table-cell>
          <table:table-cell table:style-name="ce29" office:value-type="float" office:value="16884" calcext:value-type="float">
            <text:p>16,884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254" calcext:value-type="float">
            <text:p>3,254</text:p>
          </table:table-cell>
          <table:table-cell table:style-name="ce52" office:value-type="float" office:value="3515" calcext:value-type="float">
            <text:p>3,515</text:p>
          </table:table-cell>
          <table:table-cell table:style-name="ce29" office:value-type="float" office:value="19859" calcext:value-type="float">
            <text:p>19,859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4143" calcext:value-type="float">
            <text:p>4,143</text:p>
          </table:table-cell>
          <table:table-cell table:style-name="ce52" office:value-type="float" office:value="4195" calcext:value-type="float">
            <text:p>4,195</text:p>
          </table:table-cell>
          <table:table-cell table:style-name="ce29" office:value-type="float" office:value="22067" calcext:value-type="float">
            <text:p>22,067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22" calcext:value-type="float">
            <text:p>4,522</text:p>
          </table:table-cell>
          <table:table-cell table:style-name="ce52" office:value-type="float" office:value="4312" calcext:value-type="float">
            <text:p>4,312</text:p>
          </table:table-cell>
          <table:table-cell table:style-name="ce29" office:value-type="float" office:value="22594" calcext:value-type="float">
            <text:p>22,594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557" calcext:value-type="float">
            <text:p>4,557</text:p>
          </table:table-cell>
          <table:table-cell table:style-name="ce52" office:value-type="float" office:value="4590" calcext:value-type="float">
            <text:p>4,590</text:p>
          </table:table-cell>
          <table:table-cell table:style-name="ce29" office:value-type="float" office:value="21534" calcext:value-type="float">
            <text:p>21,534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4466" calcext:value-type="float">
            <text:p>4,466</text:p>
          </table:table-cell>
          <table:table-cell table:style-name="ce52" office:value-type="float" office:value="4260" calcext:value-type="float">
            <text:p>4,260</text:p>
          </table:table-cell>
          <table:table-cell table:style-name="ce29" office:value-type="float" office:value="20417" calcext:value-type="float">
            <text:p>20,417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099" calcext:value-type="float">
            <text:p>4,099</text:p>
          </table:table-cell>
          <table:table-cell table:style-name="ce52" office:value-type="float" office:value="3779" calcext:value-type="float">
            <text:p>3,779</text:p>
          </table:table-cell>
          <table:table-cell table:style-name="ce29" office:value-type="float" office:value="16695" calcext:value-type="float">
            <text:p>16,695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289" calcext:value-type="float">
            <text:p>3,289</text:p>
          </table:table-cell>
          <table:table-cell table:style-name="ce52" office:value-type="float" office:value="3063" calcext:value-type="float">
            <text:p>3,063</text:p>
          </table:table-cell>
          <table:table-cell table:style-name="ce29" office:value-type="float" office:value="13035" calcext:value-type="float">
            <text:p>13,035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526" calcext:value-type="float">
            <text:p>2,526</text:p>
          </table:table-cell>
          <table:table-cell table:style-name="ce52" office:value-type="float" office:value="2221" calcext:value-type="float">
            <text:p>2,221</text:p>
          </table:table-cell>
          <table:table-cell table:style-name="ce29" office:value-type="float" office:value="8191" calcext:value-type="float">
            <text:p>8,191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287" calcext:value-type="float">
            <text:p>1,287</text:p>
          </table:table-cell>
          <table:table-cell table:style-name="ce52" office:value-type="float" office:value="1562" calcext:value-type="float">
            <text:p>1,562</text:p>
          </table:table-cell>
          <table:table-cell table:style-name="ce29" office:value-type="float" office:value="8810" calcext:value-type="float">
            <text:p>8,810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887" calcext:value-type="float">
            <text:p>1,887</text:p>
          </table:table-cell>
          <table:table-cell table:style-name="ce52" office:value-type="float" office:value="1732" calcext:value-type="float">
            <text:p>1,732</text:p>
          </table:table-cell>
          <table:table-cell table:style-name="ce29" office:value-type="float" office:value="7462" calcext:value-type="float">
            <text:p>7,462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393" calcext:value-type="float">
            <text:p>1,393</text:p>
          </table:table-cell>
          <table:table-cell table:style-name="ce52" office:value-type="float" office:value="1317" calcext:value-type="float">
            <text:p>1,317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251" calcext:value-type="float">
            <text:p>1,251</text:p>
          </table:table-cell>
          <table:table-cell table:style-name="ce52" office:value-type="float" office:value="1106" calcext:value-type="float">
            <text:p>1,106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591" calcext:value-type="float">
            <text:p>591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27" calcext:value-type="float">
            <text:p>227</text:p>
          </table:table-cell>
          <table:table-cell table:style-name="ce52" office:value-type="float" office:value="213" calcext:value-type="float">
            <text:p>213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5562" calcext:value-type="float">
            <text:p>245,562</text:p>
          </table:table-cell>
          <table:table-cell table:style-name="ce37" office:value-type="float" office:value="14354" calcext:value-type="float">
            <text:p>14,354</text:p>
          </table:table-cell>
          <table:table-cell table:style-name="ce30" office:value-type="float" office:value="2748" calcext:value-type="float">
            <text:p>2,748</text:p>
          </table:table-cell>
          <table:table-cell table:style-name="ce30" office:value-type="float" office:value="2925" calcext:value-type="float">
            <text:p>2,925</text:p>
          </table:table-cell>
          <table:table-cell table:style-name="ce30" office:value-type="float" office:value="2939" calcext:value-type="float">
            <text:p>2,939</text:p>
          </table:table-cell>
          <table:table-cell table:number-columns-repeated="2" table:style-name="ce30" office:value-type="float" office:value="2871" calcext:value-type="float">
            <text:p>2,871</text:p>
          </table:table-cell>
          <table:table-cell table:style-name="ce30" office:value-type="float" office:value="16067" calcext:value-type="float">
            <text:p>16,067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0" office:value-type="float" office:value="3052" calcext:value-type="float">
            <text:p>3,052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7" office:value-type="float" office:value="3393" calcext:value-type="float">
            <text:p>3,393</text:p>
          </table:table-cell>
          <table:table-cell table:style-name="ce30" office:value-type="float" office:value="17329" calcext:value-type="float">
            <text:p>17,329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491" calcext:value-type="float">
            <text:p>3,491</text:p>
          </table:table-cell>
          <table:table-cell table:style-name="ce37" office:value-type="float" office:value="3692" calcext:value-type="float">
            <text:p>3,692</text:p>
          </table:table-cell>
          <table:table-cell table:style-name="ce30" office:value-type="float" office:value="17515" calcext:value-type="float">
            <text:p>17,515</text:p>
          </table:table-cell>
          <table:table-cell table:style-name="ce30" office:value-type="float" office:value="3597" calcext:value-type="float">
            <text:p>3,597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3384" calcext:value-type="float">
            <text:p>3,384</text:p>
          </table:table-cell>
          <table:table-cell table:style-name="ce30" office:value-type="float" office:value="16021" calcext:value-type="float">
            <text:p>16,021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7" office:value-type="float" office:value="3353" calcext:value-type="float">
            <text:p>3,353</text:p>
          </table:table-cell>
          <table:table-cell table:style-name="ce30" office:value-type="float" office:value="20390" calcext:value-type="float">
            <text:p>20,39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0" office:value-type="float" office:value="4140" calcext:value-type="float">
            <text:p>4,140</text:p>
          </table:table-cell>
          <table:table-cell table:style-name="ce30" office:value-type="float" office:value="4236" calcext:value-type="float">
            <text:p>4,236</text:p>
          </table:table-cell>
          <table:table-cell table:style-name="ce37" office:value-type="float" office:value="4517" calcext:value-type="float">
            <text:p>4,517</text:p>
          </table:table-cell>
          <table:table-cell table:style-name="ce30" office:value-type="float" office:value="22667" calcext:value-type="float">
            <text:p>22,667</text:p>
          </table:table-cell>
          <table:table-cell table:style-name="ce30" office:value-type="float" office:value="4563" calcext:value-type="float">
            <text:p>4,563</text:p>
          </table:table-cell>
          <table:table-cell table:style-name="ce30" office:value-type="float" office:value="4579" calcext:value-type="float">
            <text:p>4,579</text:p>
          </table:table-cell>
          <table:table-cell table:style-name="ce30" office:value-type="float" office:value="4899" calcext:value-type="float">
            <text:p>4,899</text:p>
          </table:table-cell>
          <table:table-cell table:style-name="ce30" office:value-type="float" office:value="4477" calcext:value-type="float">
            <text:p>4,477</text:p>
          </table:table-cell>
          <table:table-cell table:style-name="ce37" office:value-type="float" office:value="4149" calcext:value-type="float">
            <text:p>4,149</text:p>
          </table:table-cell>
          <table:table-cell table:style-name="ce30" office:value-type="float" office:value="20892" calcext:value-type="float">
            <text:p>20,892</text:p>
          </table:table-cell>
          <table:table-cell table:style-name="ce30" office:value-type="float" office:value="4253" calcext:value-type="float">
            <text:p>4,253</text:p>
          </table:table-cell>
          <table:table-cell table:style-name="ce30" office:value-type="float" office:value="4232" calcext:value-type="float">
            <text:p>4,232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163" calcext:value-type="float">
            <text:p>4,163</text:p>
          </table:table-cell>
          <table:table-cell table:style-name="ce37" office:value-type="float" office:value="4132" calcext:value-type="float">
            <text:p>4,132</text:p>
          </table:table-cell>
          <table:table-cell table:style-name="ce30" office:value-type="float" office:value="19012" calcext:value-type="float">
            <text:p>19,012</text:p>
          </table:table-cell>
          <table:table-cell table:style-name="ce30" office:value-type="float" office:value="3996" calcext:value-type="float">
            <text:p>3,996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0" office:value-type="float" office:value="3752" calcext:value-type="float">
            <text:p>3,752</text:p>
          </table:table-cell>
          <table:table-cell table:style-name="ce37" office:value-type="float" office:value="3759" calcext:value-type="float">
            <text:p>3,759</text:p>
          </table:table-cell>
          <table:table-cell table:style-name="ce30" office:value-type="float" office:value="17715" calcext:value-type="float">
            <text:p>17,715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463" calcext:value-type="float">
            <text:p>3,463</text:p>
          </table:table-cell>
          <table:table-cell table:style-name="ce37" office:value-type="float" office:value="3253" calcext:value-type="float">
            <text:p>3,253</text:p>
          </table:table-cell>
          <table:table-cell table:style-name="ce30" office:value-type="float" office:value="14866" calcext:value-type="float">
            <text:p>14,866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0" office:value-type="float" office:value="2968" calcext:value-type="float">
            <text:p>2,968</text:p>
          </table:table-cell>
          <table:table-cell table:style-name="ce30" office:value-type="float" office:value="2912" calcext:value-type="float">
            <text:p>2,912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7" office:value-type="float" office:value="2891" calcext:value-type="float">
            <text:p>2,891</text:p>
          </table:table-cell>
          <table:table-cell table:style-name="ce30" office:value-type="float" office:value="12205" calcext:value-type="float">
            <text:p>12,205</text:p>
          </table:table-cell>
          <table:table-cell table:style-name="ce30" office:value-type="float" office:value="2673" calcext:value-type="float">
            <text:p>2,673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7" office:value-type="float" office:value="2040" calcext:value-type="float">
            <text:p>2,040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2009" calcext:value-type="float">
            <text:p>2,009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629" calcext:value-type="float">
            <text:p>1,629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7" office:value-type="float" office:value="1526" calcext:value-type="float">
            <text:p>1,526</text:p>
          </table:table-cell>
          <table:table-cell table:style-name="ce30" office:value-type="float" office:value="8695" calcext:value-type="float">
            <text:p>8,695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7" office:value-type="float" office:value="1721" calcext:value-type="float">
            <text:p>1,721</text:p>
          </table:table-cell>
          <table:table-cell table:style-name="ce30" office:value-type="float" office:value="7564" calcext:value-type="float">
            <text:p>7,564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399" calcext:value-type="float">
            <text:p>1,399</text:p>
          </table:table-cell>
          <table:table-cell table:style-name="ce37" office:value-type="float" office:value="1361" calcext:value-type="float">
            <text:p>1,361</text:p>
          </table:table-cell>
          <table:table-cell table:style-name="ce30" office:value-type="float" office:value="5635" calcext:value-type="float">
            <text:p>5,635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7" office:value-type="float" office:value="1002" calcext:value-type="float">
            <text:p>1,002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703" calcext:value-type="float">
            <text:p>703</text:p>
          </table:table-cell>
          <table:table-cell table:style-name="ce37" office:value-type="float" office:value="535" calcext:value-type="float">
            <text:p>535</text:p>
          </table:table-cell>
          <table:table-cell table:style-name="ce30" office:value-type="float" office:value="1904" calcext:value-type="float">
            <text:p>1,904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267" calcext:value-type="float">
            <text:p>267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794" calcext:value-type="float">
            <text:p>560,794</text:p>
          </table:table-cell>
          <table:table-cell table:style-name="ce29" office:value-type="float" office:value="25361" calcext:value-type="float">
            <text:p>25,361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5201" calcext:value-type="float">
            <text:p>5,201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5449" calcext:value-type="float">
            <text:p>5,449</text:p>
          </table:table-cell>
          <table:table-cell table:style-name="ce29" office:value-type="float" office:value="31623" calcext:value-type="float">
            <text:p>31,623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6035" calcext:value-type="float">
            <text:p>6,035</text:p>
          </table:table-cell>
          <table:table-cell table:style-name="ce29" office:value-type="float" office:value="6301" calcext:value-type="float">
            <text:p>6,301</text:p>
          </table:table-cell>
          <table:table-cell table:style-name="ce29" office:value-type="float" office:value="6845" calcext:value-type="float">
            <text:p>6,845</text:p>
          </table:table-cell>
          <table:table-cell table:style-name="ce52" office:value-type="float" office:value="6891" calcext:value-type="float">
            <text:p>6,891</text:p>
          </table:table-cell>
          <table:table-cell table:style-name="ce29" office:value-type="float" office:value="36700" calcext:value-type="float">
            <text:p>36,700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7005" calcext:value-type="float">
            <text:p>7,005</text:p>
          </table:table-cell>
          <table:table-cell table:style-name="ce29" office:value-type="float" office:value="7697" calcext:value-type="float">
            <text:p>7,697</text:p>
          </table:table-cell>
          <table:table-cell table:style-name="ce29" office:value-type="float" office:value="7675" calcext:value-type="float">
            <text:p>7,675</text:p>
          </table:table-cell>
          <table:table-cell table:style-name="ce52" office:value-type="float" office:value="7851" calcext:value-type="float">
            <text:p>7,851</text:p>
          </table:table-cell>
          <table:table-cell table:style-name="ce29" office:value-type="float" office:value="40832" calcext:value-type="float">
            <text:p>40,832</text:p>
          </table:table-cell>
          <table:table-cell table:style-name="ce29" office:value-type="float" office:value="8106" calcext:value-type="float">
            <text:p>8,106</text:p>
          </table:table-cell>
          <table:table-cell table:style-name="ce29" office:value-type="float" office:value="8075" calcext:value-type="float">
            <text:p>8,075</text:p>
          </table:table-cell>
          <table:table-cell table:style-name="ce29" office:value-type="float" office:value="8055" calcext:value-type="float">
            <text:p>8,055</text:p>
          </table:table-cell>
          <table:table-cell table:style-name="ce29" office:value-type="float" office:value="8218" calcext:value-type="float">
            <text:p>8,218</text:p>
          </table:table-cell>
          <table:table-cell table:style-name="ce52" office:value-type="float" office:value="8378" calcext:value-type="float">
            <text:p>8,378</text:p>
          </table:table-cell>
          <table:table-cell table:style-name="ce29" office:value-type="float" office:value="40877" calcext:value-type="float">
            <text:p>40,877</text:p>
          </table:table-cell>
          <table:table-cell table:style-name="ce29" office:value-type="float" office:value="8145" calcext:value-type="float">
            <text:p>8,145</text:p>
          </table:table-cell>
          <table:table-cell table:style-name="ce29" office:value-type="float" office:value="8166" calcext:value-type="float">
            <text:p>8,166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8042" calcext:value-type="float">
            <text:p>8,042</text:p>
          </table:table-cell>
          <table:table-cell table:style-name="ce52" office:value-type="float" office:value="8730" calcext:value-type="float">
            <text:p>8,730</text:p>
          </table:table-cell>
          <table:table-cell table:style-name="ce29" office:value-type="float" office:value="48145" calcext:value-type="float">
            <text:p>48,145</text:p>
          </table:table-cell>
          <table:table-cell table:style-name="ce29" office:value-type="float" office:value="9249" calcext:value-type="float">
            <text:p>9,249</text:p>
          </table:table-cell>
          <table:table-cell table:style-name="ce29" office:value-type="float" office:value="9759" calcext:value-type="float">
            <text:p>9,759</text:p>
          </table:table-cell>
          <table:table-cell table:style-name="ce29" office:value-type="float" office:value="9881" calcext:value-type="float">
            <text:p>9,881</text:p>
          </table:table-cell>
          <table:table-cell table:style-name="ce29" office:value-type="float" office:value="9678" calcext:value-type="float">
            <text:p>9,678</text:p>
          </table:table-cell>
          <table:table-cell table:style-name="ce52" office:value-type="float" office:value="9578" calcext:value-type="float">
            <text:p>9,578</text:p>
          </table:table-cell>
          <table:table-cell table:style-name="ce29" office:value-type="float" office:value="43394" calcext:value-type="float">
            <text:p>43,394</text:p>
          </table:table-cell>
          <table:table-cell table:style-name="ce29" office:value-type="float" office:value="9443" calcext:value-type="float">
            <text:p>9,443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8350" calcext:value-type="float">
            <text:p>8,350</text:p>
          </table:table-cell>
          <table:table-cell table:style-name="ce52" office:value-type="float" office:value="7873" calcext:value-type="float">
            <text:p>7,873</text:p>
          </table:table-cell>
          <table:table-cell table:style-name="ce29" office:value-type="float" office:value="40544" calcext:value-type="float">
            <text:p>40,544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8349" calcext:value-type="float">
            <text:p>8,349</text:p>
          </table:table-cell>
          <table:table-cell table:style-name="ce52" office:value-type="float" office:value="8383" calcext:value-type="float">
            <text:p>8,383</text:p>
          </table:table-cell>
          <table:table-cell table:style-name="ce29" office:value-type="float" office:value="41453" calcext:value-type="float">
            <text:p>41,453</text:p>
          </table:table-cell>
          <table:table-cell table:style-name="ce29" office:value-type="float" office:value="8446" calcext:value-type="float">
            <text:p>8,446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8368" calcext:value-type="float">
            <text:p>8,368</text:p>
          </table:table-cell>
          <table:table-cell table:style-name="ce52" office:value-type="float" office:value="8540" calcext:value-type="float">
            <text:p>8,540</text:p>
          </table:table-cell>
          <table:table-cell table:style-name="ce29" office:value-type="float" office:value="43903" calcext:value-type="float">
            <text:p>43,903</text:p>
          </table:table-cell>
          <table:table-cell table:style-name="ce29" office:value-type="float" office:value="8771" calcext:value-type="float">
            <text:p>8,771</text:p>
          </table:table-cell>
          <table:table-cell table:style-name="ce29" office:value-type="float" office:value="8985" calcext:value-type="float">
            <text:p>8,985</text:p>
          </table:table-cell>
          <table:table-cell table:style-name="ce29" office:value-type="float" office:value="8793" calcext:value-type="float">
            <text:p>8,793</text:p>
          </table:table-cell>
          <table:table-cell table:style-name="ce29" office:value-type="float" office:value="8851" calcext:value-type="float">
            <text:p>8,851</text:p>
          </table:table-cell>
          <table:table-cell table:style-name="ce52" office:value-type="float" office:value="8503" calcext:value-type="float">
            <text:p>8,503</text:p>
          </table:table-cell>
          <table:table-cell table:style-name="ce29" office:value-type="float" office:value="39269" calcext:value-type="float">
            <text:p>39,269</text:p>
          </table:table-cell>
          <table:table-cell table:style-name="ce29" office:value-type="float" office:value="8657" calcext:value-type="float">
            <text:p>8,657</text:p>
          </table:table-cell>
          <table:table-cell table:style-name="ce29" office:value-type="float" office:value="7731" calcext:value-type="float">
            <text:p>7,731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7474" calcext:value-type="float">
            <text:p>7,474</text:p>
          </table:table-cell>
          <table:table-cell table:style-name="ce52" office:value-type="float" office:value="7629" calcext:value-type="float">
            <text:p>7,629</text:p>
          </table:table-cell>
          <table:table-cell table:style-name="ce29" office:value-type="float" office:value="32857" calcext:value-type="float">
            <text:p>32,857</text:p>
          </table:table-cell>
          <table:table-cell table:style-name="ce29" office:value-type="float" office:value="7026" calcext:value-type="float">
            <text:p>7,026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6897" calcext:value-type="float">
            <text:p>6,897</text:p>
          </table:table-cell>
          <table:table-cell table:style-name="ce29" office:value-type="float" office:value="6441" calcext:value-type="float">
            <text:p>6,441</text:p>
          </table:table-cell>
          <table:table-cell table:style-name="ce52" office:value-type="float" office:value="5574" calcext:value-type="float">
            <text:p>5,574</text:p>
          </table:table-cell>
          <table:table-cell table:style-name="ce29" office:value-type="float" office:value="21536" calcext:value-type="float">
            <text:p>21,536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3289" calcext:value-type="float">
            <text:p>3,289</text:p>
          </table:table-cell>
          <table:table-cell table:style-name="ce52" office:value-type="float" office:value="4029" calcext:value-type="float">
            <text:p>4,029</text:p>
          </table:table-cell>
          <table:table-cell table:style-name="ce29" office:value-type="float" office:value="21773" calcext:value-type="float">
            <text:p>21,773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468" calcext:value-type="float">
            <text:p>4,468</text:p>
          </table:table-cell>
          <table:table-cell table:style-name="ce52" office:value-type="float" office:value="4603" calcext:value-type="float">
            <text:p>4,603</text:p>
          </table:table-cell>
          <table:table-cell table:style-name="ce29" office:value-type="float" office:value="19576" calcext:value-type="float">
            <text:p>19,576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3528" calcext:value-type="float">
            <text:p>3,528</text:p>
          </table:table-cell>
          <table:table-cell table:style-name="ce52" office:value-type="float" office:value="3776" calcext:value-type="float">
            <text:p>3,776</text:p>
          </table:table-cell>
          <table:table-cell table:style-name="ce29" office:value-type="float" office:value="15773" calcext:value-type="float">
            <text:p>15,773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031" calcext:value-type="float">
            <text:p>3,031</text:p>
          </table:table-cell>
          <table:table-cell table:style-name="ce52" office:value-type="float" office:value="2861" calcext:value-type="float">
            <text:p>2,861</text:p>
          </table:table-cell>
          <table:table-cell table:style-name="ce29" office:value-type="float" office:value="10476" calcext:value-type="float">
            <text:p>10,476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1854" calcext:value-type="float">
            <text:p>1,854</text:p>
          </table:table-cell>
          <table:table-cell table:style-name="ce52" office:value-type="float" office:value="1423" calcext:value-type="float">
            <text:p>1,423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749" calcext:value-type="float">
            <text:p>749</text:p>
          </table:table-cell>
          <table:table-cell table:style-name="ce52" office:value-type="float" office:value="604" calcext:value-type="float">
            <text:p>604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082" calcext:value-type="float">
            <text:p>292,082</text:p>
          </table:table-cell>
          <table:table-cell table:style-name="ce29" office:value-type="float" office:value="13327" calcext:value-type="float">
            <text:p>13,327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16765" calcext:value-type="float">
            <text:p>16,765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553" calcext:value-type="float">
            <text:p>3,553</text:p>
          </table:table-cell>
          <table:table-cell table:style-name="ce52" office:value-type="float" office:value="3604" calcext:value-type="float">
            <text:p>3,604</text:p>
          </table:table-cell>
          <table:table-cell table:style-name="ce29" office:value-type="float" office:value="19152" calcext:value-type="float">
            <text:p>19,152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995" calcext:value-type="float">
            <text:p>3,995</text:p>
          </table:table-cell>
          <table:table-cell table:style-name="ce52" office:value-type="float" office:value="4075" calcext:value-type="float">
            <text:p>4,075</text:p>
          </table:table-cell>
          <table:table-cell table:style-name="ce29" office:value-type="float" office:value="21272" calcext:value-type="float">
            <text:p>21,272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247" calcext:value-type="float">
            <text:p>4,247</text:p>
          </table:table-cell>
          <table:table-cell table:style-name="ce52" office:value-type="float" office:value="4318" calcext:value-type="float">
            <text:p>4,318</text:p>
          </table:table-cell>
          <table:table-cell table:style-name="ce29" office:value-type="float" office:value="21038" calcext:value-type="float">
            <text:p>21,038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4082" calcext:value-type="float">
            <text:p>4,082</text:p>
          </table:table-cell>
          <table:table-cell table:style-name="ce52" office:value-type="float" office:value="4517" calcext:value-type="float">
            <text:p>4,517</text:p>
          </table:table-cell>
          <table:table-cell table:style-name="ce29" office:value-type="float" office:value="24819" calcext:value-type="float">
            <text:p>24,819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5098" calcext:value-type="float">
            <text:p>5,098</text:p>
          </table:table-cell>
          <table:table-cell table:style-name="ce29" office:value-type="float" office:value="5037" calcext:value-type="float">
            <text:p>5,037</text:p>
          </table:table-cell>
          <table:table-cell table:style-name="ce52" office:value-type="float" office:value="4919" calcext:value-type="float">
            <text:p>4,919</text:p>
          </table:table-cell>
          <table:table-cell table:style-name="ce29" office:value-type="float" office:value="22762" calcext:value-type="float">
            <text:p>22,762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342" calcext:value-type="float">
            <text:p>4,342</text:p>
          </table:table-cell>
          <table:table-cell table:style-name="ce52" office:value-type="float" office:value="4194" calcext:value-type="float">
            <text:p>4,194</text:p>
          </table:table-cell>
          <table:table-cell table:style-name="ce29" office:value-type="float" office:value="21823" calcext:value-type="float">
            <text:p>21,823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4505" calcext:value-type="float">
            <text:p>4,505</text:p>
          </table:table-cell>
          <table:table-cell table:style-name="ce52" office:value-type="float" office:value="4508" calcext:value-type="float">
            <text:p>4,508</text:p>
          </table:table-cell>
          <table:table-cell table:style-name="ce29" office:value-type="float" office:value="22530" calcext:value-type="float">
            <text:p>22,530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546" calcext:value-type="float">
            <text:p>4,546</text:p>
          </table:table-cell>
          <table:table-cell table:style-name="ce52" office:value-type="float" office:value="4611" calcext:value-type="float">
            <text:p>4,611</text:p>
          </table:table-cell>
          <table:table-cell table:style-name="ce29" office:value-type="float" office:value="23627" calcext:value-type="float">
            <text:p>23,627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4851" calcext:value-type="float">
            <text:p>4,851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803" calcext:value-type="float">
            <text:p>4,803</text:p>
          </table:table-cell>
          <table:table-cell table:style-name="ce52" office:value-type="float" office:value="4567" calcext:value-type="float">
            <text:p>4,567</text:p>
          </table:table-cell>
          <table:table-cell table:style-name="ce29" office:value-type="float" office:value="20916" calcext:value-type="float">
            <text:p>20,916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3991" calcext:value-type="float">
            <text:p>3,991</text:p>
          </table:table-cell>
          <table:table-cell table:style-name="ce52" office:value-type="float" office:value="4039" calcext:value-type="float">
            <text:p>4,039</text:p>
          </table:table-cell>
          <table:table-cell table:style-name="ce29" office:value-type="float" office:value="16974" calcext:value-type="float">
            <text:p>16,974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306" calcext:value-type="float">
            <text:p>3,306</text:p>
          </table:table-cell>
          <table:table-cell table:style-name="ce52" office:value-type="float" office:value="2883" calcext:value-type="float">
            <text:p>2,883</text:p>
          </table:table-cell>
          <table:table-cell table:style-name="ce29" office:value-type="float" office:value="10999" calcext:value-type="float">
            <text:p>10,999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1667" calcext:value-type="float">
            <text:p>1,667</text:p>
          </table:table-cell>
          <table:table-cell table:style-name="ce52" office:value-type="float" office:value="2076" calcext:value-type="float">
            <text:p>2,076</text:p>
          </table:table-cell>
          <table:table-cell table:style-name="ce29" office:value-type="float" office:value="11007" calcext:value-type="float">
            <text:p>11,007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281" calcext:value-type="float">
            <text:p>2,281</text:p>
          </table:table-cell>
          <table:table-cell table:style-name="ce52" office:value-type="float" office:value="2317" calcext:value-type="float">
            <text:p>2,317</text:p>
          </table:table-cell>
          <table:table-cell table:style-name="ce29" office:value-type="float" office:value="9724" calcext:value-type="float">
            <text:p>9,724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1780" calcext:value-type="float">
            <text:p>1,780</text:p>
          </table:table-cell>
          <table:table-cell table:style-name="ce52" office:value-type="float" office:value="1833" calcext:value-type="float">
            <text:p>1,833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35" calcext:value-type="float">
            <text:p>1,535</text:p>
          </table:table-cell>
          <table:table-cell table:style-name="ce52" office:value-type="float" office:value="1375" calcext:value-type="float">
            <text:p>1,375</text:p>
          </table:table-cell>
          <table:table-cell table:style-name="ce29" office:value-type="float" office:value="4929" calcext:value-type="float">
            <text:p>4,929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893" calcext:value-type="float">
            <text:p>893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01" calcext:value-type="float">
            <text:p>301</text:p>
          </table:table-cell>
          <table:table-cell table:style-name="ce52" office:value-type="float" office:value="266" calcext:value-type="float">
            <text:p>266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8712" calcext:value-type="float">
            <text:p>268,712</text:p>
          </table:table-cell>
          <table:table-cell table:style-name="ce37" office:value-type="float" office:value="12034" calcext:value-type="float">
            <text:p>12,034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582" calcext:value-type="float">
            <text:p>2,582</text:p>
          </table:table-cell>
          <table:table-cell table:style-name="ce30" office:value-type="float" office:value="14858" calcext:value-type="float">
            <text:p>14,858</text:p>
          </table:table-cell>
          <table:table-cell table:style-name="ce30" office:value-type="float" office:value="2535" calcext:value-type="float">
            <text:p>2,535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7" office:value-type="float" office:value="3287" calcext:value-type="float">
            <text:p>3,287</text:p>
          </table:table-cell>
          <table:table-cell table:style-name="ce30" office:value-type="float" office:value="17548" calcext:value-type="float">
            <text:p>17,548</text:p>
          </table:table-cell>
          <table:table-cell table:style-name="ce30" office:value-type="float" office:value="3045" calcext:value-type="float">
            <text:p>3,045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7" office:value-type="float" office:value="3776" calcext:value-type="float">
            <text:p>3,776</text:p>
          </table:table-cell>
          <table:table-cell table:style-name="ce30" office:value-type="float" office:value="19560" calcext:value-type="float">
            <text:p>19,560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0" office:value-type="float" office:value="3971" calcext:value-type="float">
            <text:p>3,971</text:p>
          </table:table-cell>
          <table:table-cell table:style-name="ce37" office:value-type="float" office:value="4060" calcext:value-type="float">
            <text:p>4,060</text:p>
          </table:table-cell>
          <table:table-cell table:style-name="ce30" office:value-type="float" office:value="19839" calcext:value-type="float">
            <text:p>19,839</text:p>
          </table:table-cell>
          <table:table-cell table:style-name="ce30" office:value-type="float" office:value="3929" calcext:value-type="float">
            <text:p>3,929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7" office:value-type="float" office:value="4213" calcext:value-type="float">
            <text:p>4,213</text:p>
          </table:table-cell>
          <table:table-cell table:style-name="ce30" office:value-type="float" office:value="23326" calcext:value-type="float">
            <text:p>23,326</text:p>
          </table:table-cell>
          <table:table-cell table:style-name="ce30" office:value-type="float" office:value="4525" calcext:value-type="float">
            <text:p>4,525</text:p>
          </table:table-cell>
          <table:table-cell table:style-name="ce30" office:value-type="float" office:value="4718" calcext:value-type="float">
            <text:p>4,718</text:p>
          </table:table-cell>
          <table:table-cell table:style-name="ce30" office:value-type="float" office:value="4783" calcext:value-type="float">
            <text:p>4,783</text:p>
          </table:table-cell>
          <table:table-cell table:style-name="ce30" office:value-type="float" office:value="4641" calcext:value-type="float">
            <text:p>4,641</text:p>
          </table:table-cell>
          <table:table-cell table:style-name="ce37" office:value-type="float" office:value="4659" calcext:value-type="float">
            <text:p>4,659</text:p>
          </table:table-cell>
          <table:table-cell table:style-name="ce30" office:value-type="float" office:value="20632" calcext:value-type="float">
            <text:p>20,632</text:p>
          </table:table-cell>
          <table:table-cell table:style-name="ce30" office:value-type="float" office:value="4491" calcext:value-type="float">
            <text:p>4,491</text:p>
          </table:table-cell>
          <table:table-cell table:style-name="ce30" office:value-type="float" office:value="4216" calcext:value-type="float">
            <text:p>4,216</text:p>
          </table:table-cell>
          <table:table-cell table:style-name="ce30" office:value-type="float" office:value="4238" calcext:value-type="float">
            <text:p>4,238</text:p>
          </table:table-cell>
          <table:table-cell table:style-name="ce30" office:value-type="float" office:value="4008" calcext:value-type="float">
            <text:p>4,008</text:p>
          </table:table-cell>
          <table:table-cell table:style-name="ce37" office:value-type="float" office:value="3679" calcext:value-type="float">
            <text:p>3,679</text:p>
          </table:table-cell>
          <table:table-cell table:style-name="ce30" office:value-type="float" office:value="18721" calcext:value-type="float">
            <text:p>18,721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7" office:value-type="float" office:value="3875" calcext:value-type="float">
            <text:p>3,875</text:p>
          </table:table-cell>
          <table:table-cell table:style-name="ce30" office:value-type="float" office:value="18923" calcext:value-type="float">
            <text:p>18,923</text:p>
          </table:table-cell>
          <table:table-cell table:style-name="ce30" office:value-type="float" office:value="3852" calcext:value-type="float">
            <text:p>3,852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7" office:value-type="float" office:value="3929" calcext:value-type="float">
            <text:p>3,929</text:p>
          </table:table-cell>
          <table:table-cell table:style-name="ce30" office:value-type="float" office:value="20276" calcext:value-type="float">
            <text:p>20,276</text:p>
          </table:table-cell>
          <table:table-cell table:style-name="ce30" office:value-type="float" office:value="4060" calcext:value-type="float">
            <text:p>4,060</text:p>
          </table:table-cell>
          <table:table-cell table:style-name="ce30" office:value-type="float" office:value="4134" calcext:value-type="float">
            <text:p>4,134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7" office:value-type="float" office:value="3936" calcext:value-type="float">
            <text:p>3,936</text:p>
          </table:table-cell>
          <table:table-cell table:style-name="ce30" office:value-type="float" office:value="18353" calcext:value-type="float">
            <text:p>18,353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590" calcext:value-type="float">
            <text:p>3,590</text:p>
          </table:table-cell>
          <table:table-cell table:style-name="ce30" office:value-type="float" office:value="15883" calcext:value-type="float">
            <text:p>15,883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7" office:value-type="float" office:value="2691" calcext:value-type="float">
            <text:p>2,691</text:p>
          </table:table-cell>
          <table:table-cell table:style-name="ce30" office:value-type="float" office:value="10537" calcext:value-type="float">
            <text:p>10,537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7" office:value-type="float" office:value="1953" calcext:value-type="float">
            <text:p>1,953</text:p>
          </table:table-cell>
          <table:table-cell table:style-name="ce30" office:value-type="float" office:value="10766" calcext:value-type="float">
            <text:p>10,766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2187" calcext:value-type="float">
            <text:p>2,187</text:p>
          </table:table-cell>
          <table:table-cell table:style-name="ce37" office:value-type="float" office:value="2286" calcext:value-type="float">
            <text:p>2,286</text:p>
          </table:table-cell>
          <table:table-cell table:style-name="ce30" office:value-type="float" office:value="9852" calcext:value-type="float">
            <text:p>9,852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2053" calcext:value-type="float">
            <text:p>2,053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7" office:value-type="float" office:value="1943" calcext:value-type="float">
            <text:p>1,943</text:p>
          </table:table-cell>
          <table:table-cell table:style-name="ce30" office:value-type="float" office:value="8174" calcext:value-type="float">
            <text:p>8,174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7" office:value-type="float" office:value="1486" calcext:value-type="float">
            <text:p>1,486</text:p>
          </table:table-cell>
          <table:table-cell table:style-name="ce30" office:value-type="float" office:value="5547" calcext:value-type="float">
            <text:p>5,547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961" calcext:value-type="float">
            <text:p>961</text:p>
          </table:table-cell>
          <table:table-cell table:style-name="ce37" office:value-type="float" office:value="810" calcext:value-type="float">
            <text:p>810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448" calcext:value-type="float">
            <text:p>448</text:p>
          </table:table-cell>
          <table:table-cell table:style-name="ce37" office:value-type="float" office:value="338" calcext:value-type="float">
            <text:p>338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59433" calcext:value-type="float">
            <text:p>1,559,433</text:p>
          </table:table-cell>
          <table:table-cell table:style-name="ce29" office:value-type="float" office:value="74736" calcext:value-type="float">
            <text:p>74,736</text:p>
          </table:table-cell>
          <table:table-cell table:style-name="ce29" office:value-type="float" office:value="13531" calcext:value-type="float">
            <text:p>13,531</text:p>
          </table:table-cell>
          <table:table-cell table:style-name="ce29" office:value-type="float" office:value="15045" calcext:value-type="float">
            <text:p>15,045</text:p>
          </table:table-cell>
          <table:table-cell table:style-name="ce29" office:value-type="float" office:value="15094" calcext:value-type="float">
            <text:p>15,094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15837" calcext:value-type="float">
            <text:p>15,837</text:p>
          </table:table-cell>
          <table:table-cell table:style-name="ce29" office:value-type="float" office:value="94033" calcext:value-type="float">
            <text:p>94,033</text:p>
          </table:table-cell>
          <table:table-cell table:style-name="ce29" office:value-type="float" office:value="16281" calcext:value-type="float">
            <text:p>16,281</text:p>
          </table:table-cell>
          <table:table-cell table:style-name="ce29" office:value-type="float" office:value="17452" calcext:value-type="float">
            <text:p>17,452</text:p>
          </table:table-cell>
          <table:table-cell table:style-name="ce29" office:value-type="float" office:value="18325" calcext:value-type="float">
            <text:p>18,325</text:p>
          </table:table-cell>
          <table:table-cell table:style-name="ce29" office:value-type="float" office:value="21016" calcext:value-type="float">
            <text:p>21,016</text:p>
          </table:table-cell>
          <table:table-cell table:style-name="ce52" office:value-type="float" office:value="20959" calcext:value-type="float">
            <text:p>20,959</text:p>
          </table:table-cell>
          <table:table-cell table:style-name="ce29" office:value-type="float" office:value="113277" calcext:value-type="float">
            <text:p>113,277</text:p>
          </table:table-cell>
          <table:table-cell table:style-name="ce29" office:value-type="float" office:value="20291" calcext:value-type="float">
            <text:p>20,291</text:p>
          </table:table-cell>
          <table:table-cell table:style-name="ce29" office:value-type="float" office:value="21626" calcext:value-type="float">
            <text:p>21,626</text:p>
          </table:table-cell>
          <table:table-cell table:style-name="ce29" office:value-type="float" office:value="23765" calcext:value-type="float">
            <text:p>23,765</text:p>
          </table:table-cell>
          <table:table-cell table:style-name="ce29" office:value-type="float" office:value="23860" calcext:value-type="float">
            <text:p>23,860</text:p>
          </table:table-cell>
          <table:table-cell table:style-name="ce52" office:value-type="float" office:value="23735" calcext:value-type="float">
            <text:p>23,735</text:p>
          </table:table-cell>
          <table:table-cell table:style-name="ce29" office:value-type="float" office:value="120748" calcext:value-type="float">
            <text:p>120,748</text:p>
          </table:table-cell>
          <table:table-cell table:style-name="ce29" office:value-type="float" office:value="23898" calcext:value-type="float">
            <text:p>23,898</text:p>
          </table:table-cell>
          <table:table-cell table:style-name="ce29" office:value-type="float" office:value="24202" calcext:value-type="float">
            <text:p>24,202</text:p>
          </table:table-cell>
          <table:table-cell table:style-name="ce29" office:value-type="float" office:value="24102" calcext:value-type="float">
            <text:p>24,102</text:p>
          </table:table-cell>
          <table:table-cell table:style-name="ce29" office:value-type="float" office:value="24109" calcext:value-type="float">
            <text:p>24,109</text:p>
          </table:table-cell>
          <table:table-cell table:style-name="ce52" office:value-type="float" office:value="24437" calcext:value-type="float">
            <text:p>24,437</text:p>
          </table:table-cell>
          <table:table-cell table:style-name="ce29" office:value-type="float" office:value="122002" calcext:value-type="float">
            <text:p>122,002</text:p>
          </table:table-cell>
          <table:table-cell table:style-name="ce29" office:value-type="float" office:value="24136" calcext:value-type="float">
            <text:p>24,136</text:p>
          </table:table-cell>
          <table:table-cell table:style-name="ce29" office:value-type="float" office:value="23855" calcext:value-type="float">
            <text:p>23,855</text:p>
          </table:table-cell>
          <table:table-cell table:style-name="ce29" office:value-type="float" office:value="23001" calcext:value-type="float">
            <text:p>23,001</text:p>
          </table:table-cell>
          <table:table-cell table:style-name="ce29" office:value-type="float" office:value="23967" calcext:value-type="float">
            <text:p>23,967</text:p>
          </table:table-cell>
          <table:table-cell table:style-name="ce52" office:value-type="float" office:value="27043" calcext:value-type="float">
            <text:p>27,043</text:p>
          </table:table-cell>
          <table:table-cell table:style-name="ce29" office:value-type="float" office:value="145787" calcext:value-type="float">
            <text:p>145,787</text:p>
          </table:table-cell>
          <table:table-cell table:style-name="ce29" office:value-type="float" office:value="26930" calcext:value-type="float">
            <text:p>26,930</text:p>
          </table:table-cell>
          <table:table-cell table:style-name="ce29" office:value-type="float" office:value="28891" calcext:value-type="float">
            <text:p>28,891</text:p>
          </table:table-cell>
          <table:table-cell table:style-name="ce29" office:value-type="float" office:value="29894" calcext:value-type="float">
            <text:p>29,894</text:p>
          </table:table-cell>
          <table:table-cell table:style-name="ce29" office:value-type="float" office:value="29937" calcext:value-type="float">
            <text:p>29,937</text:p>
          </table:table-cell>
          <table:table-cell table:style-name="ce52" office:value-type="float" office:value="30135" calcext:value-type="float">
            <text:p>30,135</text:p>
          </table:table-cell>
          <table:table-cell table:style-name="ce29" office:value-type="float" office:value="135834" calcext:value-type="float">
            <text:p>135,834</text:p>
          </table:table-cell>
          <table:table-cell table:style-name="ce29" office:value-type="float" office:value="29331" calcext:value-type="float">
            <text:p>29,331</text:p>
          </table:table-cell>
          <table:table-cell table:style-name="ce29" office:value-type="float" office:value="28068" calcext:value-type="float">
            <text:p>28,068</text:p>
          </table:table-cell>
          <table:table-cell table:style-name="ce29" office:value-type="float" office:value="28278" calcext:value-type="float">
            <text:p>28,278</text:p>
          </table:table-cell>
          <table:table-cell table:style-name="ce29" office:value-type="float" office:value="26133" calcext:value-type="float">
            <text:p>26,133</text:p>
          </table:table-cell>
          <table:table-cell table:style-name="ce52" office:value-type="float" office:value="24024" calcext:value-type="float">
            <text:p>24,024</text:p>
          </table:table-cell>
          <table:table-cell table:style-name="ce29" office:value-type="float" office:value="116624" calcext:value-type="float">
            <text:p>116,624</text:p>
          </table:table-cell>
          <table:table-cell table:style-name="ce29" office:value-type="float" office:value="22916" calcext:value-type="float">
            <text:p>22,916</text:p>
          </table:table-cell>
          <table:table-cell table:style-name="ce29" office:value-type="float" office:value="23296" calcext:value-type="float">
            <text:p>23,296</text:p>
          </table:table-cell>
          <table:table-cell table:style-name="ce29" office:value-type="float" office:value="22871" calcext:value-type="float">
            <text:p>22,871</text:p>
          </table:table-cell>
          <table:table-cell table:style-name="ce29" office:value-type="float" office:value="23637" calcext:value-type="float">
            <text:p>23,637</text:p>
          </table:table-cell>
          <table:table-cell table:style-name="ce52" office:value-type="float" office:value="23904" calcext:value-type="float">
            <text:p>23,904</text:p>
          </table:table-cell>
          <table:table-cell table:style-name="ce29" office:value-type="float" office:value="121437" calcext:value-type="float">
            <text:p>121,437</text:p>
          </table:table-cell>
          <table:table-cell table:style-name="ce29" office:value-type="float" office:value="24010" calcext:value-type="float">
            <text:p>24,010</text:p>
          </table:table-cell>
          <table:table-cell table:style-name="ce29" office:value-type="float" office:value="24127" calcext:value-type="float">
            <text:p>24,127</text:p>
          </table:table-cell>
          <table:table-cell table:style-name="ce29" office:value-type="float" office:value="23696" calcext:value-type="float">
            <text:p>23,696</text:p>
          </table:table-cell>
          <table:table-cell table:style-name="ce29" office:value-type="float" office:value="24694" calcext:value-type="float">
            <text:p>24,694</text:p>
          </table:table-cell>
          <table:table-cell table:style-name="ce52" office:value-type="float" office:value="24910" calcext:value-type="float">
            <text:p>24,910</text:p>
          </table:table-cell>
          <table:table-cell table:style-name="ce29" office:value-type="float" office:value="123376" calcext:value-type="float">
            <text:p>123,376</text:p>
          </table:table-cell>
          <table:table-cell table:style-name="ce29" office:value-type="float" office:value="25127" calcext:value-type="float">
            <text:p>25,127</text:p>
          </table:table-cell>
          <table:table-cell table:style-name="ce29" office:value-type="float" office:value="25250" calcext:value-type="float">
            <text:p>25,250</text:p>
          </table:table-cell>
          <table:table-cell table:style-name="ce29" office:value-type="float" office:value="24779" calcext:value-type="float">
            <text:p>24,779</text:p>
          </table:table-cell>
          <table:table-cell table:style-name="ce29" office:value-type="float" office:value="24361" calcext:value-type="float">
            <text:p>24,361</text:p>
          </table:table-cell>
          <table:table-cell table:style-name="ce52" office:value-type="float" office:value="23859" calcext:value-type="float">
            <text:p>23,859</text:p>
          </table:table-cell>
          <table:table-cell table:style-name="ce29" office:value-type="float" office:value="111429" calcext:value-type="float">
            <text:p>111,429</text:p>
          </table:table-cell>
          <table:table-cell table:style-name="ce29" office:value-type="float" office:value="23982" calcext:value-type="float">
            <text:p>23,982</text:p>
          </table:table-cell>
          <table:table-cell table:style-name="ce29" office:value-type="float" office:value="22127" calcext:value-type="float">
            <text:p>22,127</text:p>
          </table:table-cell>
          <table:table-cell table:style-name="ce29" office:value-type="float" office:value="21848" calcext:value-type="float">
            <text:p>21,848</text:p>
          </table:table-cell>
          <table:table-cell table:style-name="ce29" office:value-type="float" office:value="21828" calcext:value-type="float">
            <text:p>21,828</text:p>
          </table:table-cell>
          <table:table-cell table:style-name="ce52" office:value-type="float" office:value="21644" calcext:value-type="float">
            <text:p>21,644</text:p>
          </table:table-cell>
          <table:table-cell table:style-name="ce29" office:value-type="float" office:value="90688" calcext:value-type="float">
            <text:p>90,688</text:p>
          </table:table-cell>
          <table:table-cell table:style-name="ce29" office:value-type="float" office:value="20315" calcext:value-type="float">
            <text:p>20,315</text:p>
          </table:table-cell>
          <table:table-cell table:style-name="ce29" office:value-type="float" office:value="18924" calcext:value-type="float">
            <text:p>18,924</text:p>
          </table:table-cell>
          <table:table-cell table:style-name="ce29" office:value-type="float" office:value="18782" calcext:value-type="float">
            <text:p>18,782</text:p>
          </table:table-cell>
          <table:table-cell table:style-name="ce29" office:value-type="float" office:value="17859" calcext:value-type="float">
            <text:p>17,859</text:p>
          </table:table-cell>
          <table:table-cell table:style-name="ce52" office:value-type="float" office:value="14808" calcext:value-type="float">
            <text:p>14,808</text:p>
          </table:table-cell>
          <table:table-cell table:style-name="ce29" office:value-type="float" office:value="52663" calcext:value-type="float">
            <text:p>52,663</text:p>
          </table:table-cell>
          <table:table-cell table:style-name="ce29" office:value-type="float" office:value="13763" calcext:value-type="float">
            <text:p>13,763</text:p>
          </table:table-cell>
          <table:table-cell table:style-name="ce29" office:value-type="float" office:value="11584" calcext:value-type="float">
            <text:p>11,584</text:p>
          </table:table-cell>
          <table:table-cell table:style-name="ce29" office:value-type="float" office:value="10209" calcext:value-type="float">
            <text:p>10,209</text:p>
          </table:table-cell>
          <table:table-cell table:style-name="ce29" office:value-type="float" office:value="8178" calcext:value-type="float">
            <text:p>8,178</text:p>
          </table:table-cell>
          <table:table-cell table:style-name="ce52" office:value-type="float" office:value="8929" calcext:value-type="float">
            <text:p>8,929</text:p>
          </table:table-cell>
          <table:table-cell table:style-name="ce29" office:value-type="float" office:value="44547" calcext:value-type="float">
            <text:p>44,547</text:p>
          </table:table-cell>
          <table:table-cell table:style-name="ce29" office:value-type="float" office:value="9153" calcext:value-type="float">
            <text:p>9,153</text:p>
          </table:table-cell>
          <table:table-cell table:style-name="ce29" office:value-type="float" office:value="9168" calcext:value-type="float">
            <text:p>9,168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8549" calcext:value-type="float">
            <text:p>8,549</text:p>
          </table:table-cell>
          <table:table-cell table:style-name="ce52" office:value-type="float" office:value="8724" calcext:value-type="float">
            <text:p>8,724</text:p>
          </table:table-cell>
          <table:table-cell table:style-name="ce29" office:value-type="float" office:value="35652" calcext:value-type="float">
            <text:p>35,652</text:p>
          </table:table-cell>
          <table:table-cell table:style-name="ce29" office:value-type="float" office:value="8119" calcext:value-type="float">
            <text:p>8,119</text:p>
          </table:table-cell>
          <table:table-cell table:number-columns-repeated="2" table:style-name="ce29" office:value-type="float" office:value="7300" calcext:value-type="float">
            <text:p>7,300</text:p>
          </table:table-cell>
          <table:table-cell table:style-name="ce29" office:value-type="float" office:value="6540" calcext:value-type="float">
            <text:p>6,540</text:p>
          </table:table-cell>
          <table:table-cell table:style-name="ce52" office:value-type="float" office:value="6393" calcext:value-type="float">
            <text:p>6,393</text:p>
          </table:table-cell>
          <table:table-cell table:style-name="ce29" office:value-type="float" office:value="27895" calcext:value-type="float">
            <text:p>27,895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5810" calcext:value-type="float">
            <text:p>5,810</text:p>
          </table:table-cell>
          <table:table-cell table:style-name="ce29" office:value-type="float" office:value="5655" calcext:value-type="float">
            <text:p>5,655</text:p>
          </table:table-cell>
          <table:table-cell table:style-name="ce29" office:value-type="float" office:value="5409" calcext:value-type="float">
            <text:p>5,409</text:p>
          </table:table-cell>
          <table:table-cell table:style-name="ce52" office:value-type="float" office:value="5074" calcext:value-type="float">
            <text:p>5,074</text:p>
          </table:table-cell>
          <table:table-cell table:style-name="ce29" office:value-type="float" office:value="18552" calcext:value-type="float">
            <text:p>18,552</text:p>
          </table:table-cell>
          <table:table-cell table:style-name="ce29" office:value-type="float" office:value="4813" calcext:value-type="float">
            <text:p>4,813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284" calcext:value-type="float">
            <text:p>3,284</text:p>
          </table:table-cell>
          <table:table-cell table:style-name="ce52" office:value-type="float" office:value="2535" calcext:value-type="float">
            <text:p>2,535</text:p>
          </table:table-cell>
          <table:table-cell table:style-name="ce29" office:value-type="float" office:value="7443" calcext:value-type="float">
            <text:p>7,443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176" calcext:value-type="float">
            <text:p>1,176</text:p>
          </table:table-cell>
          <table:table-cell table:style-name="ce52" office:value-type="float" office:value="877" calcext:value-type="float">
            <text:p>877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03" calcext:value-type="float">
            <text:p>303</text:p>
          </table:table-cell>
          <table:table-cell table:style-name="ce52" office:value-type="float" office:value="255" calcext:value-type="float">
            <text:p>255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1749" calcext:value-type="float">
            <text:p>791,749</text:p>
          </table:table-cell>
          <table:table-cell table:style-name="ce29" office:value-type="float" office:value="38732" calcext:value-type="float">
            <text:p>38,732</text:p>
          </table:table-cell>
          <table:table-cell table:style-name="ce42" office:value-type="float" office:value="7060" calcext:value-type="float">
            <text:p>7,060</text:p>
          </table:table-cell>
          <table:table-cell table:style-name="ce42" office:value-type="float" office:value="7667" calcext:value-type="float">
            <text:p>7,667</text:p>
          </table:table-cell>
          <table:table-cell table:style-name="ce42" office:value-type="float" office:value="7839" calcext:value-type="float">
            <text:p>7,839</text:p>
          </table:table-cell>
          <table:table-cell table:style-name="ce42" office:value-type="float" office:value="7966" calcext:value-type="float">
            <text:p>7,966</text:p>
          </table:table-cell>
          <table:table-cell table:style-name="ce42" office:value-type="float" office:value="8200" calcext:value-type="float">
            <text:p>8,200</text:p>
          </table:table-cell>
          <table:table-cell table:style-name="ce42" office:value-type="float" office:value="48889" calcext:value-type="float">
            <text:p>48,889</text:p>
          </table:table-cell>
          <table:table-cell table:style-name="ce42" office:value-type="float" office:value="8456" calcext:value-type="float">
            <text:p>8,456</text:p>
          </table:table-cell>
          <table:table-cell table:style-name="ce42" office:value-type="float" office:value="9135" calcext:value-type="float">
            <text:p>9,135</text:p>
          </table:table-cell>
          <table:table-cell table:style-name="ce42" office:value-type="float" office:value="9452" calcext:value-type="float">
            <text:p>9,452</text:p>
          </table:table-cell>
          <table:table-cell table:style-name="ce42" office:value-type="float" office:value="10877" calcext:value-type="float">
            <text:p>10,877</text:p>
          </table:table-cell>
          <table:table-cell table:style-name="ce53" office:value-type="float" office:value="10969" calcext:value-type="float">
            <text:p>10,969</text:p>
          </table:table-cell>
          <table:table-cell table:style-name="ce42" office:value-type="float" office:value="58856" calcext:value-type="float">
            <text:p>58,856</text:p>
          </table:table-cell>
          <table:table-cell table:style-name="ce42" office:value-type="float" office:value="10568" calcext:value-type="float">
            <text:p>10,568</text:p>
          </table:table-cell>
          <table:table-cell table:style-name="ce42" office:value-type="float" office:value="11189" calcext:value-type="float">
            <text:p>11,189</text:p>
          </table:table-cell>
          <table:table-cell table:style-name="ce42" office:value-type="float" office:value="12505" calcext:value-type="float">
            <text:p>12,505</text:p>
          </table:table-cell>
          <table:table-cell table:style-name="ce42" office:value-type="float" office:value="12342" calcext:value-type="float">
            <text:p>12,342</text:p>
          </table:table-cell>
          <table:table-cell table:style-name="ce53" office:value-type="float" office:value="12252" calcext:value-type="float">
            <text:p>12,252</text:p>
          </table:table-cell>
          <table:table-cell table:style-name="ce42" office:value-type="float" office:value="62993" calcext:value-type="float">
            <text:p>62,993</text:p>
          </table:table-cell>
          <table:table-cell table:style-name="ce42" office:value-type="float" office:value="12445" calcext:value-type="float">
            <text:p>12,445</text:p>
          </table:table-cell>
          <table:table-cell table:style-name="ce42" office:value-type="float" office:value="12579" calcext:value-type="float">
            <text:p>12,579</text:p>
          </table:table-cell>
          <table:table-cell table:style-name="ce42" office:value-type="float" office:value="12690" calcext:value-type="float">
            <text:p>12,690</text:p>
          </table:table-cell>
          <table:table-cell table:style-name="ce42" office:value-type="float" office:value="12607" calcext:value-type="float">
            <text:p>12,607</text:p>
          </table:table-cell>
          <table:table-cell table:style-name="ce53" office:value-type="float" office:value="12672" calcext:value-type="float">
            <text:p>12,672</text:p>
          </table:table-cell>
          <table:table-cell table:style-name="ce42" office:value-type="float" office:value="63115" calcext:value-type="float">
            <text:p>63,115</text:p>
          </table:table-cell>
          <table:table-cell table:style-name="ce42" office:value-type="float" office:value="12606" calcext:value-type="float">
            <text:p>12,606</text:p>
          </table:table-cell>
          <table:table-cell table:style-name="ce42" office:value-type="float" office:value="12402" calcext:value-type="float">
            <text:p>12,402</text:p>
          </table:table-cell>
          <table:table-cell table:style-name="ce42" office:value-type="float" office:value="11883" calcext:value-type="float">
            <text:p>11,883</text:p>
          </table:table-cell>
          <table:table-cell table:style-name="ce42" office:value-type="float" office:value="12326" calcext:value-type="float">
            <text:p>12,326</text:p>
          </table:table-cell>
          <table:table-cell table:style-name="ce53" office:value-type="float" office:value="13898" calcext:value-type="float">
            <text:p>13,898</text:p>
          </table:table-cell>
          <table:table-cell table:style-name="ce42" office:value-type="float" office:value="74247" calcext:value-type="float">
            <text:p>74,247</text:p>
          </table:table-cell>
          <table:table-cell table:style-name="ce42" office:value-type="float" office:value="13785" calcext:value-type="float">
            <text:p>13,785</text:p>
          </table:table-cell>
          <table:table-cell table:style-name="ce42" office:value-type="float" office:value="14591" calcext:value-type="float">
            <text:p>14,591</text:p>
          </table:table-cell>
          <table:table-cell table:style-name="ce42" office:value-type="float" office:value="15187" calcext:value-type="float">
            <text:p>15,187</text:p>
          </table:table-cell>
          <table:table-cell table:style-name="ce42" office:value-type="float" office:value="15398" calcext:value-type="float">
            <text:p>15,398</text:p>
          </table:table-cell>
          <table:table-cell table:style-name="ce53" office:value-type="float" office:value="15286" calcext:value-type="float">
            <text:p>15,286</text:p>
          </table:table-cell>
          <table:table-cell table:style-name="ce42" office:value-type="float" office:value="69536" calcext:value-type="float">
            <text:p>69,536</text:p>
          </table:table-cell>
          <table:table-cell table:style-name="ce42" office:value-type="float" office:value="15053" calcext:value-type="float">
            <text:p>15,053</text:p>
          </table:table-cell>
          <table:table-cell table:style-name="ce42" office:value-type="float" office:value="14434" calcext:value-type="float">
            <text:p>14,434</text:p>
          </table:table-cell>
          <table:table-cell table:style-name="ce42" office:value-type="float" office:value="14426" calcext:value-type="float">
            <text:p>14,426</text:p>
          </table:table-cell>
          <table:table-cell table:style-name="ce42" office:value-type="float" office:value="13385" calcext:value-type="float">
            <text:p>13,385</text:p>
          </table:table-cell>
          <table:table-cell table:style-name="ce53" office:value-type="float" office:value="12238" calcext:value-type="float">
            <text:p>12,238</text:p>
          </table:table-cell>
          <table:table-cell table:style-name="ce42" office:value-type="float" office:value="59083" calcext:value-type="float">
            <text:p>59,083</text:p>
          </table:table-cell>
          <table:table-cell table:style-name="ce42" office:value-type="float" office:value="11622" calcext:value-type="float">
            <text:p>11,622</text:p>
          </table:table-cell>
          <table:table-cell table:style-name="ce42" office:value-type="float" office:value="11774" calcext:value-type="float">
            <text:p>11,774</text:p>
          </table:table-cell>
          <table:table-cell table:style-name="ce42" office:value-type="float" office:value="11519" calcext:value-type="float">
            <text:p>11,519</text:p>
          </table:table-cell>
          <table:table-cell table:style-name="ce42" office:value-type="float" office:value="12065" calcext:value-type="float">
            <text:p>12,065</text:p>
          </table:table-cell>
          <table:table-cell table:style-name="ce53" office:value-type="float" office:value="12103" calcext:value-type="float">
            <text:p>12,103</text:p>
          </table:table-cell>
          <table:table-cell table:style-name="ce42" office:value-type="float" office:value="60935" calcext:value-type="float">
            <text:p>60,935</text:p>
          </table:table-cell>
          <table:table-cell table:style-name="ce42" office:value-type="float" office:value="12155" calcext:value-type="float">
            <text:p>12,155</text:p>
          </table:table-cell>
          <table:table-cell table:style-name="ce42" office:value-type="float" office:value="12145" calcext:value-type="float">
            <text:p>12,145</text:p>
          </table:table-cell>
          <table:table-cell table:style-name="ce42" office:value-type="float" office:value="11838" calcext:value-type="float">
            <text:p>11,838</text:p>
          </table:table-cell>
          <table:table-cell table:style-name="ce42" office:value-type="float" office:value="12480" calcext:value-type="float">
            <text:p>12,480</text:p>
          </table:table-cell>
          <table:table-cell table:style-name="ce53" office:value-type="float" office:value="12317" calcext:value-type="float">
            <text:p>12,317</text:p>
          </table:table-cell>
          <table:table-cell table:style-name="ce42" office:value-type="float" office:value="61551" calcext:value-type="float">
            <text:p>61,551</text:p>
          </table:table-cell>
          <table:table-cell table:style-name="ce42" office:value-type="float" office:value="12576" calcext:value-type="float">
            <text:p>12,576</text:p>
          </table:table-cell>
          <table:table-cell table:style-name="ce42" office:value-type="float" office:value="12494" calcext:value-type="float">
            <text:p>12,494</text:p>
          </table:table-cell>
          <table:table-cell table:style-name="ce42" office:value-type="float" office:value="12297" calcext:value-type="float">
            <text:p>12,297</text:p>
          </table:table-cell>
          <table:table-cell table:style-name="ce42" office:value-type="float" office:value="12254" calcext:value-type="float">
            <text:p>12,254</text:p>
          </table:table-cell>
          <table:table-cell table:style-name="ce53" office:value-type="float" office:value="11930" calcext:value-type="float">
            <text:p>11,930</text:p>
          </table:table-cell>
          <table:table-cell table:style-name="ce42" office:value-type="float" office:value="55440" calcext:value-type="float">
            <text:p>55,440</text:p>
          </table:table-cell>
          <table:table-cell table:style-name="ce42" office:value-type="float" office:value="11838" calcext:value-type="float">
            <text:p>11,838</text:p>
          </table:table-cell>
          <table:table-cell table:style-name="ce42" office:value-type="float" office:value="11083" calcext:value-type="float">
            <text:p>11,083</text:p>
          </table:table-cell>
          <table:table-cell table:style-name="ce42" office:value-type="float" office:value="10931" calcext:value-type="float">
            <text:p>10,931</text:p>
          </table:table-cell>
          <table:table-cell table:style-name="ce42" office:value-type="float" office:value="10877" calcext:value-type="float">
            <text:p>10,877</text:p>
          </table:table-cell>
          <table:table-cell table:style-name="ce53" office:value-type="float" office:value="10711" calcext:value-type="float">
            <text:p>10,711</text:p>
          </table:table-cell>
          <table:table-cell table:style-name="ce42" office:value-type="float" office:value="45161" calcext:value-type="float">
            <text:p>45,161</text:p>
          </table:table-cell>
          <table:table-cell table:style-name="ce42" office:value-type="float" office:value="10079" calcext:value-type="float">
            <text:p>10,079</text:p>
          </table:table-cell>
          <table:table-cell table:style-name="ce42" office:value-type="float" office:value="9358" calcext:value-type="float">
            <text:p>9,358</text:p>
          </table:table-cell>
          <table:table-cell table:style-name="ce42" office:value-type="float" office:value="9483" calcext:value-type="float">
            <text:p>9,483</text:p>
          </table:table-cell>
          <table:table-cell table:style-name="ce42" office:value-type="float" office:value="8825" calcext:value-type="float">
            <text:p>8,825</text:p>
          </table:table-cell>
          <table:table-cell table:style-name="ce53" office:value-type="float" office:value="7416" calcext:value-type="float">
            <text:p>7,416</text:p>
          </table:table-cell>
          <table:table-cell table:style-name="ce42" office:value-type="float" office:value="26111" calcext:value-type="float">
            <text:p>26,111</text:p>
          </table:table-cell>
          <table:table-cell table:style-name="ce42" office:value-type="float" office:value="6859" calcext:value-type="float">
            <text:p>6,859</text:p>
          </table:table-cell>
          <table:table-cell table:style-name="ce42" office:value-type="float" office:value="5853" calcext:value-type="float">
            <text:p>5,853</text:p>
          </table:table-cell>
          <table:table-cell table:style-name="ce42" office:value-type="float" office:value="5001" calcext:value-type="float">
            <text:p>5,001</text:p>
          </table:table-cell>
          <table:table-cell table:style-name="ce42" office:value-type="float" office:value="4019" calcext:value-type="float">
            <text:p>4,019</text:p>
          </table:table-cell>
          <table:table-cell table:style-name="ce53" office:value-type="float" office:value="4379" calcext:value-type="float">
            <text:p>4,379</text:p>
          </table:table-cell>
          <table:table-cell table:style-name="ce42" office:value-type="float" office:value="21652" calcext:value-type="float">
            <text:p>21,652</text:p>
          </table:table-cell>
          <table:table-cell table:style-name="ce42" office:value-type="float" office:value="4441" calcext:value-type="float">
            <text:p>4,441</text:p>
          </table:table-cell>
          <table:table-cell table:style-name="ce42" office:value-type="float" office:value="4471" calcext:value-type="float">
            <text:p>4,471</text:p>
          </table:table-cell>
          <table:table-cell table:style-name="ce42" office:value-type="float" office:value="4373" calcext:value-type="float">
            <text:p>4,373</text:p>
          </table:table-cell>
          <table:table-cell table:style-name="ce42" office:value-type="float" office:value="4116" calcext:value-type="float">
            <text:p>4,116</text:p>
          </table:table-cell>
          <table:table-cell table:style-name="ce53" office:value-type="float" office:value="4251" calcext:value-type="float">
            <text:p>4,251</text:p>
          </table:table-cell>
          <table:table-cell table:style-name="ce42" office:value-type="float" office:value="16750" calcext:value-type="float">
            <text:p>16,750</text:p>
          </table:table-cell>
          <table:table-cell table:style-name="ce42" office:value-type="float" office:value="3826" calcext:value-type="float">
            <text:p>3,826</text:p>
          </table:table-cell>
          <table:table-cell table:style-name="ce42" office:value-type="float" office:value="3416" calcext:value-type="float">
            <text:p>3,416</text:p>
          </table:table-cell>
          <table:table-cell table:style-name="ce42" office:value-type="float" office:value="3482" calcext:value-type="float">
            <text:p>3,482</text:p>
          </table:table-cell>
          <table:table-cell table:style-name="ce42" office:value-type="float" office:value="2977" calcext:value-type="float">
            <text:p>2,977</text:p>
          </table:table-cell>
          <table:table-cell table:style-name="ce53" office:value-type="float" office:value="3049" calcext:value-type="float">
            <text:p>3,049</text:p>
          </table:table-cell>
          <table:table-cell table:style-name="ce42" office:value-type="float" office:value="14173" calcext:value-type="float">
            <text:p>14,173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853" calcext:value-type="float">
            <text:p>2,853</text:p>
          </table:table-cell>
          <table:table-cell table:style-name="ce42" office:value-type="float" office:value="2944" calcext:value-type="float">
            <text:p>2,944</text:p>
          </table:table-cell>
          <table:table-cell table:style-name="ce53" office:value-type="float" office:value="2688" calcext:value-type="float">
            <text:p>2,688</text:p>
          </table:table-cell>
          <table:table-cell table:style-name="ce42" office:value-type="float" office:value="9924" calcext:value-type="float">
            <text:p>9,924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336" calcext:value-type="float">
            <text:p>2,336</text:p>
          </table:table-cell>
          <table:table-cell table:style-name="ce42" office:value-type="float" office:value="1987" calcext:value-type="float">
            <text:p>1,987</text:p>
          </table:table-cell>
          <table:table-cell table:style-name="ce42" office:value-type="float" office:value="1742" calcext:value-type="float">
            <text:p>1,742</text:p>
          </table:table-cell>
          <table:table-cell table:style-name="ce53" office:value-type="float" office:value="1300" calcext:value-type="float">
            <text:p>1,300</text:p>
          </table:table-cell>
          <table:table-cell table:style-name="ce42" office:value-type="float" office:value="3572" calcext:value-type="float">
            <text:p>3,572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530" calcext:value-type="float">
            <text:p>530</text:p>
          </table:table-cell>
          <table:table-cell table:style-name="ce53" office:value-type="float" office:value="403" calcext:value-type="float">
            <text:p>403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23" calcext:value-type="float">
            <text:p>123</text:p>
          </table:table-cell>
          <table:table-cell table:style-name="ce53" office:value-type="float" office:value="81" calcext:value-type="float">
            <text:p>81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7684" calcext:value-type="float">
            <text:p>767,684</text:p>
          </table:table-cell>
          <table:table-cell table:style-name="ce37" office:value-type="float" office:value="36004" calcext:value-type="float">
            <text:p>36,004</text:p>
          </table:table-cell>
          <table:table-cell table:style-name="ce43" office:value-type="float" office:value="6471" calcext:value-type="float">
            <text:p>6,471</text:p>
          </table:table-cell>
          <table:table-cell table:style-name="ce43" office:value-type="float" office:value="7378" calcext:value-type="float">
            <text:p>7,378</text:p>
          </table:table-cell>
          <table:table-cell table:style-name="ce43" office:value-type="float" office:value="7255" calcext:value-type="float">
            <text:p>7,255</text:p>
          </table:table-cell>
          <table:table-cell table:style-name="ce43" office:value-type="float" office:value="7263" calcext:value-type="float">
            <text:p>7,263</text:p>
          </table:table-cell>
          <table:table-cell table:style-name="ce43" office:value-type="float" office:value="7637" calcext:value-type="float">
            <text:p>7,637</text:p>
          </table:table-cell>
          <table:table-cell table:style-name="ce43" office:value-type="float" office:value="45144" calcext:value-type="float">
            <text:p>45,144</text:p>
          </table:table-cell>
          <table:table-cell table:style-name="ce43" office:value-type="float" office:value="7825" calcext:value-type="float">
            <text:p>7,825</text:p>
          </table:table-cell>
          <table:table-cell table:style-name="ce43" office:value-type="float" office:value="8317" calcext:value-type="float">
            <text:p>8,317</text:p>
          </table:table-cell>
          <table:table-cell table:style-name="ce43" office:value-type="float" office:value="8873" calcext:value-type="float">
            <text:p>8,873</text:p>
          </table:table-cell>
          <table:table-cell table:style-name="ce43" office:value-type="float" office:value="10139" calcext:value-type="float">
            <text:p>10,139</text:p>
          </table:table-cell>
          <table:table-cell table:style-name="ce54" office:value-type="float" office:value="9990" calcext:value-type="float">
            <text:p>9,990</text:p>
          </table:table-cell>
          <table:table-cell table:style-name="ce43" office:value-type="float" office:value="54421" calcext:value-type="float">
            <text:p>54,421</text:p>
          </table:table-cell>
          <table:table-cell table:style-name="ce43" office:value-type="float" office:value="9723" calcext:value-type="float">
            <text:p>9,723</text:p>
          </table:table-cell>
          <table:table-cell table:style-name="ce43" office:value-type="float" office:value="10437" calcext:value-type="float">
            <text:p>10,437</text:p>
          </table:table-cell>
          <table:table-cell table:style-name="ce43" office:value-type="float" office:value="11260" calcext:value-type="float">
            <text:p>11,260</text:p>
          </table:table-cell>
          <table:table-cell table:style-name="ce43" office:value-type="float" office:value="11518" calcext:value-type="float">
            <text:p>11,518</text:p>
          </table:table-cell>
          <table:table-cell table:style-name="ce54" office:value-type="float" office:value="11483" calcext:value-type="float">
            <text:p>11,483</text:p>
          </table:table-cell>
          <table:table-cell table:style-name="ce43" office:value-type="float" office:value="57755" calcext:value-type="float">
            <text:p>57,755</text:p>
          </table:table-cell>
          <table:table-cell table:style-name="ce43" office:value-type="float" office:value="11453" calcext:value-type="float">
            <text:p>11,453</text:p>
          </table:table-cell>
          <table:table-cell table:style-name="ce43" office:value-type="float" office:value="11623" calcext:value-type="float">
            <text:p>11,623</text:p>
          </table:table-cell>
          <table:table-cell table:style-name="ce43" office:value-type="float" office:value="11412" calcext:value-type="float">
            <text:p>11,412</text:p>
          </table:table-cell>
          <table:table-cell table:style-name="ce43" office:value-type="float" office:value="11502" calcext:value-type="float">
            <text:p>11,502</text:p>
          </table:table-cell>
          <table:table-cell table:style-name="ce54" office:value-type="float" office:value="11765" calcext:value-type="float">
            <text:p>11,765</text:p>
          </table:table-cell>
          <table:table-cell table:style-name="ce43" office:value-type="float" office:value="58887" calcext:value-type="float">
            <text:p>58,887</text:p>
          </table:table-cell>
          <table:table-cell table:style-name="ce43" office:value-type="float" office:value="11530" calcext:value-type="float">
            <text:p>11,530</text:p>
          </table:table-cell>
          <table:table-cell table:style-name="ce43" office:value-type="float" office:value="11453" calcext:value-type="float">
            <text:p>11,453</text:p>
          </table:table-cell>
          <table:table-cell table:style-name="ce43" office:value-type="float" office:value="11118" calcext:value-type="float">
            <text:p>11,118</text:p>
          </table:table-cell>
          <table:table-cell table:style-name="ce43" office:value-type="float" office:value="11641" calcext:value-type="float">
            <text:p>11,641</text:p>
          </table:table-cell>
          <table:table-cell table:style-name="ce54" office:value-type="float" office:value="13145" calcext:value-type="float">
            <text:p>13,145</text:p>
          </table:table-cell>
          <table:table-cell table:style-name="ce43" office:value-type="float" office:value="71540" calcext:value-type="float">
            <text:p>71,540</text:p>
          </table:table-cell>
          <table:table-cell table:style-name="ce43" office:value-type="float" office:value="13145" calcext:value-type="float">
            <text:p>13,145</text:p>
          </table:table-cell>
          <table:table-cell table:style-name="ce43" office:value-type="float" office:value="14300" calcext:value-type="float">
            <text:p>14,300</text:p>
          </table:table-cell>
          <table:table-cell table:style-name="ce43" office:value-type="float" office:value="14707" calcext:value-type="float">
            <text:p>14,707</text:p>
          </table:table-cell>
          <table:table-cell table:style-name="ce43" office:value-type="float" office:value="14539" calcext:value-type="float">
            <text:p>14,539</text:p>
          </table:table-cell>
          <table:table-cell table:style-name="ce54" office:value-type="float" office:value="14849" calcext:value-type="float">
            <text:p>14,849</text:p>
          </table:table-cell>
          <table:table-cell table:style-name="ce43" office:value-type="float" office:value="66298" calcext:value-type="float">
            <text:p>66,298</text:p>
          </table:table-cell>
          <table:table-cell table:style-name="ce43" office:value-type="float" office:value="14278" calcext:value-type="float">
            <text:p>14,278</text:p>
          </table:table-cell>
          <table:table-cell table:style-name="ce43" office:value-type="float" office:value="13634" calcext:value-type="float">
            <text:p>13,634</text:p>
          </table:table-cell>
          <table:table-cell table:style-name="ce43" office:value-type="float" office:value="13852" calcext:value-type="float">
            <text:p>13,852</text:p>
          </table:table-cell>
          <table:table-cell table:style-name="ce43" office:value-type="float" office:value="12748" calcext:value-type="float">
            <text:p>12,748</text:p>
          </table:table-cell>
          <table:table-cell table:style-name="ce54" office:value-type="float" office:value="11786" calcext:value-type="float">
            <text:p>11,786</text:p>
          </table:table-cell>
          <table:table-cell table:style-name="ce43" office:value-type="float" office:value="57541" calcext:value-type="float">
            <text:p>57,541</text:p>
          </table:table-cell>
          <table:table-cell table:style-name="ce43" office:value-type="float" office:value="11294" calcext:value-type="float">
            <text:p>11,294</text:p>
          </table:table-cell>
          <table:table-cell table:style-name="ce43" office:value-type="float" office:value="11522" calcext:value-type="float">
            <text:p>11,522</text:p>
          </table:table-cell>
          <table:table-cell table:style-name="ce43" office:value-type="float" office:value="11352" calcext:value-type="float">
            <text:p>11,352</text:p>
          </table:table-cell>
          <table:table-cell table:style-name="ce43" office:value-type="float" office:value="11572" calcext:value-type="float">
            <text:p>11,572</text:p>
          </table:table-cell>
          <table:table-cell table:style-name="ce54" office:value-type="float" office:value="11801" calcext:value-type="float">
            <text:p>11,801</text:p>
          </table:table-cell>
          <table:table-cell table:style-name="ce43" office:value-type="float" office:value="60502" calcext:value-type="float">
            <text:p>60,502</text:p>
          </table:table-cell>
          <table:table-cell table:style-name="ce43" office:value-type="float" office:value="11855" calcext:value-type="float">
            <text:p>11,855</text:p>
          </table:table-cell>
          <table:table-cell table:style-name="ce43" office:value-type="float" office:value="11982" calcext:value-type="float">
            <text:p>11,982</text:p>
          </table:table-cell>
          <table:table-cell table:style-name="ce43" office:value-type="float" office:value="11858" calcext:value-type="float">
            <text:p>11,858</text:p>
          </table:table-cell>
          <table:table-cell table:style-name="ce43" office:value-type="float" office:value="12214" calcext:value-type="float">
            <text:p>12,214</text:p>
          </table:table-cell>
          <table:table-cell table:style-name="ce54" office:value-type="float" office:value="12593" calcext:value-type="float">
            <text:p>12,593</text:p>
          </table:table-cell>
          <table:table-cell table:style-name="ce43" office:value-type="float" office:value="61825" calcext:value-type="float">
            <text:p>61,825</text:p>
          </table:table-cell>
          <table:table-cell table:style-name="ce43" office:value-type="float" office:value="12551" calcext:value-type="float">
            <text:p>12,551</text:p>
          </table:table-cell>
          <table:table-cell table:style-name="ce43" office:value-type="float" office:value="12756" calcext:value-type="float">
            <text:p>12,756</text:p>
          </table:table-cell>
          <table:table-cell table:style-name="ce43" office:value-type="float" office:value="12482" calcext:value-type="float">
            <text:p>12,482</text:p>
          </table:table-cell>
          <table:table-cell table:style-name="ce43" office:value-type="float" office:value="12107" calcext:value-type="float">
            <text:p>12,107</text:p>
          </table:table-cell>
          <table:table-cell table:style-name="ce54" office:value-type="float" office:value="11929" calcext:value-type="float">
            <text:p>11,929</text:p>
          </table:table-cell>
          <table:table-cell table:style-name="ce43" office:value-type="float" office:value="55989" calcext:value-type="float">
            <text:p>55,989</text:p>
          </table:table-cell>
          <table:table-cell table:style-name="ce43" office:value-type="float" office:value="12144" calcext:value-type="float">
            <text:p>12,144</text:p>
          </table:table-cell>
          <table:table-cell table:style-name="ce43" office:value-type="float" office:value="11044" calcext:value-type="float">
            <text:p>11,044</text:p>
          </table:table-cell>
          <table:table-cell table:style-name="ce43" office:value-type="float" office:value="10917" calcext:value-type="float">
            <text:p>10,917</text:p>
          </table:table-cell>
          <table:table-cell table:style-name="ce43" office:value-type="float" office:value="10951" calcext:value-type="float">
            <text:p>10,951</text:p>
          </table:table-cell>
          <table:table-cell table:style-name="ce54" office:value-type="float" office:value="10933" calcext:value-type="float">
            <text:p>10,933</text:p>
          </table:table-cell>
          <table:table-cell table:style-name="ce43" office:value-type="float" office:value="45527" calcext:value-type="float">
            <text:p>45,527</text:p>
          </table:table-cell>
          <table:table-cell table:style-name="ce43" office:value-type="float" office:value="10236" calcext:value-type="float">
            <text:p>10,236</text:p>
          </table:table-cell>
          <table:table-cell table:style-name="ce43" office:value-type="float" office:value="9566" calcext:value-type="float">
            <text:p>9,566</text:p>
          </table:table-cell>
          <table:table-cell table:style-name="ce43" office:value-type="float" office:value="9299" calcext:value-type="float">
            <text:p>9,299</text:p>
          </table:table-cell>
          <table:table-cell table:style-name="ce43" office:value-type="float" office:value="9034" calcext:value-type="float">
            <text:p>9,034</text:p>
          </table:table-cell>
          <table:table-cell table:style-name="ce54" office:value-type="float" office:value="7392" calcext:value-type="float">
            <text:p>7,392</text:p>
          </table:table-cell>
          <table:table-cell table:style-name="ce43" office:value-type="float" office:value="26552" calcext:value-type="float">
            <text:p>26,552</text:p>
          </table:table-cell>
          <table:table-cell table:style-name="ce43" office:value-type="float" office:value="6904" calcext:value-type="float">
            <text:p>6,904</text:p>
          </table:table-cell>
          <table:table-cell table:style-name="ce43" office:value-type="float" office:value="5731" calcext:value-type="float">
            <text:p>5,731</text:p>
          </table:table-cell>
          <table:table-cell table:style-name="ce43" office:value-type="float" office:value="5208" calcext:value-type="float">
            <text:p>5,208</text:p>
          </table:table-cell>
          <table:table-cell table:style-name="ce43" office:value-type="float" office:value="4159" calcext:value-type="float">
            <text:p>4,159</text:p>
          </table:table-cell>
          <table:table-cell table:style-name="ce54" office:value-type="float" office:value="4550" calcext:value-type="float">
            <text:p>4,550</text:p>
          </table:table-cell>
          <table:table-cell table:style-name="ce43" office:value-type="float" office:value="22895" calcext:value-type="float">
            <text:p>22,895</text:p>
          </table:table-cell>
          <table:table-cell table:style-name="ce43" office:value-type="float" office:value="4712" calcext:value-type="float">
            <text:p>4,712</text:p>
          </table:table-cell>
          <table:table-cell table:style-name="ce43" office:value-type="float" office:value="4697" calcext:value-type="float">
            <text:p>4,697</text:p>
          </table:table-cell>
          <table:table-cell table:style-name="ce43" office:value-type="float" office:value="4580" calcext:value-type="float">
            <text:p>4,580</text:p>
          </table:table-cell>
          <table:table-cell table:style-name="ce43" office:value-type="float" office:value="4433" calcext:value-type="float">
            <text:p>4,433</text:p>
          </table:table-cell>
          <table:table-cell table:style-name="ce54" office:value-type="float" office:value="4473" calcext:value-type="float">
            <text:p>4,473</text:p>
          </table:table-cell>
          <table:table-cell table:style-name="ce43" office:value-type="float" office:value="18902" calcext:value-type="float">
            <text:p>18,902</text:p>
          </table:table-cell>
          <table:table-cell table:style-name="ce43" office:value-type="float" office:value="4293" calcext:value-type="float">
            <text:p>4,293</text:p>
          </table:table-cell>
          <table:table-cell table:style-name="ce43" office:value-type="float" office:value="3884" calcext:value-type="float">
            <text:p>3,884</text:p>
          </table:table-cell>
          <table:table-cell table:style-name="ce43" office:value-type="float" office:value="3818" calcext:value-type="float">
            <text:p>3,818</text:p>
          </table:table-cell>
          <table:table-cell table:style-name="ce43" office:value-type="float" office:value="3563" calcext:value-type="float">
            <text:p>3,563</text:p>
          </table:table-cell>
          <table:table-cell table:style-name="ce54" office:value-type="float" office:value="3344" calcext:value-type="float">
            <text:p>3,344</text:p>
          </table:table-cell>
          <table:table-cell table:style-name="ce43" office:value-type="float" office:value="13722" calcext:value-type="float">
            <text:p>13,722</text:p>
          </table:table-cell>
          <table:table-cell table:style-name="ce43" office:value-type="float" office:value="3073" calcext:value-type="float">
            <text:p>3,073</text:p>
          </table:table-cell>
          <table:table-cell table:style-name="ce43" office:value-type="float" office:value="2996" calcext:value-type="float">
            <text:p>2,996</text:p>
          </table:table-cell>
          <table:table-cell table:style-name="ce43" office:value-type="float" office:value="2802" calcext:value-type="float">
            <text:p>2,802</text:p>
          </table:table-cell>
          <table:table-cell table:style-name="ce43" office:value-type="float" office:value="2465" calcext:value-type="float">
            <text:p>2,465</text:p>
          </table:table-cell>
          <table:table-cell table:style-name="ce54" office:value-type="float" office:value="2386" calcext:value-type="float">
            <text:p>2,386</text:p>
          </table:table-cell>
          <table:table-cell table:style-name="ce43" office:value-type="float" office:value="8628" calcext:value-type="float">
            <text:p>8,628</text:p>
          </table:table-cell>
          <table:table-cell table:style-name="ce43" office:value-type="float" office:value="2254" calcext:value-type="float">
            <text:p>2,254</text:p>
          </table:table-cell>
          <table:table-cell table:style-name="ce43" office:value-type="float" office:value="1862" calcext:value-type="float">
            <text:p>1,862</text:p>
          </table:table-cell>
          <table:table-cell table:style-name="ce43" office:value-type="float" office:value="1735" calcext:value-type="float">
            <text:p>1,735</text:p>
          </table:table-cell>
          <table:table-cell table:style-name="ce43" office:value-type="float" office:value="1542" calcext:value-type="float">
            <text:p>1,542</text:p>
          </table:table-cell>
          <table:table-cell table:style-name="ce54" office:value-type="float" office:value="1235" calcext:value-type="float">
            <text:p>1,235</text:p>
          </table:table-cell>
          <table:table-cell table:style-name="ce43" office:value-type="float" office:value="3871" calcext:value-type="float">
            <text:p>3,871</text:p>
          </table:table-cell>
          <table:table-cell table:style-name="ce43" office:value-type="float" office:value="1003" calcext:value-type="float">
            <text:p>1,003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840" calcext:value-type="float">
            <text:p>840</text:p>
          </table:table-cell>
          <table:table-cell table:style-name="ce43" office:value-type="float" office:value="646" calcext:value-type="float">
            <text:p>646</text:p>
          </table:table-cell>
          <table:table-cell table:style-name="ce54" office:value-type="float" office:value="474" calcext:value-type="float">
            <text:p>474</text:p>
          </table:table-cell>
          <table:table-cell table:style-name="ce43" office:value-type="float" office:value="1362" calcext:value-type="float">
            <text:p>1,362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180" calcext:value-type="float">
            <text:p>180</text:p>
          </table:table-cell>
          <table:table-cell table:style-name="ce54" office:value-type="float" office:value="174" calcext:value-type="float">
            <text:p>174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2031" calcext:value-type="float">
            <text:p>1,312,031</text:p>
          </table:table-cell>
          <table:table-cell table:style-name="ce29" office:value-type="float" office:value="61010" calcext:value-type="float">
            <text:p>61,010</text:p>
          </table:table-cell>
          <table:table-cell table:style-name="ce29" office:value-type="float" office:value="11565" calcext:value-type="float">
            <text:p>11,565</text:p>
          </table:table-cell>
          <table:table-cell table:style-name="ce29" office:value-type="float" office:value="11942" calcext:value-type="float">
            <text:p>11,942</text:p>
          </table:table-cell>
          <table:table-cell table:style-name="ce29" office:value-type="float" office:value="12127" calcext:value-type="float">
            <text:p>12,127</text:p>
          </table:table-cell>
          <table:table-cell table:style-name="ce29" office:value-type="float" office:value="12391" calcext:value-type="float">
            <text:p>12,391</text:p>
          </table:table-cell>
          <table:table-cell table:style-name="ce29" office:value-type="float" office:value="12985" calcext:value-type="float">
            <text:p>12,985</text:p>
          </table:table-cell>
          <table:table-cell table:style-name="ce29" office:value-type="float" office:value="76080" calcext:value-type="float">
            <text:p>76,080</text:p>
          </table:table-cell>
          <table:table-cell table:style-name="ce29" office:value-type="float" office:value="13527" calcext:value-type="float">
            <text:p>13,527</text:p>
          </table:table-cell>
          <table:table-cell table:style-name="ce29" office:value-type="float" office:value="14122" calcext:value-type="float">
            <text:p>14,122</text:p>
          </table:table-cell>
          <table:table-cell table:style-name="ce29" office:value-type="float" office:value="14856" calcext:value-type="float">
            <text:p>14,856</text:p>
          </table:table-cell>
          <table:table-cell table:style-name="ce29" office:value-type="float" office:value="16791" calcext:value-type="float">
            <text:p>16,791</text:p>
          </table:table-cell>
          <table:table-cell table:style-name="ce52" office:value-type="float" office:value="16784" calcext:value-type="float">
            <text:p>16,784</text:p>
          </table:table-cell>
          <table:table-cell table:style-name="ce29" office:value-type="float" office:value="88301" calcext:value-type="float">
            <text:p>88,301</text:p>
          </table:table-cell>
          <table:table-cell table:style-name="ce29" office:value-type="float" office:value="16258" calcext:value-type="float">
            <text:p>16,258</text:p>
          </table:table-cell>
          <table:table-cell table:style-name="ce29" office:value-type="float" office:value="17193" calcext:value-type="float">
            <text:p>17,193</text:p>
          </table:table-cell>
          <table:table-cell table:style-name="ce29" office:value-type="float" office:value="18419" calcext:value-type="float">
            <text:p>18,419</text:p>
          </table:table-cell>
          <table:table-cell table:style-name="ce29" office:value-type="float" office:value="18183" calcext:value-type="float">
            <text:p>18,183</text:p>
          </table:table-cell>
          <table:table-cell table:style-name="ce52" office:value-type="float" office:value="18248" calcext:value-type="float">
            <text:p>18,248</text:p>
          </table:table-cell>
          <table:table-cell table:style-name="ce29" office:value-type="float" office:value="94683" calcext:value-type="float">
            <text:p>94,683</text:p>
          </table:table-cell>
          <table:table-cell table:style-name="ce29" office:value-type="float" office:value="18409" calcext:value-type="float">
            <text:p>18,409</text:p>
          </table:table-cell>
          <table:table-cell table:style-name="ce29" office:value-type="float" office:value="18941" calcext:value-type="float">
            <text:p>18,941</text:p>
          </table:table-cell>
          <table:table-cell table:style-name="ce29" office:value-type="float" office:value="18728" calcext:value-type="float">
            <text:p>18,728</text:p>
          </table:table-cell>
          <table:table-cell table:style-name="ce29" office:value-type="float" office:value="19069" calcext:value-type="float">
            <text:p>19,069</text:p>
          </table:table-cell>
          <table:table-cell table:style-name="ce52" office:value-type="float" office:value="19536" calcext:value-type="float">
            <text:p>19,536</text:p>
          </table:table-cell>
          <table:table-cell table:style-name="ce29" office:value-type="float" office:value="100672" calcext:value-type="float">
            <text:p>100,672</text:p>
          </table:table-cell>
          <table:table-cell table:style-name="ce29" office:value-type="float" office:value="19460" calcext:value-type="float">
            <text:p>19,460</text:p>
          </table:table-cell>
          <table:table-cell table:style-name="ce29" office:value-type="float" office:value="19322" calcext:value-type="float">
            <text:p>19,322</text:p>
          </table:table-cell>
          <table:table-cell table:style-name="ce29" office:value-type="float" office:value="19267" calcext:value-type="float">
            <text:p>19,267</text:p>
          </table:table-cell>
          <table:table-cell table:style-name="ce29" office:value-type="float" office:value="20221" calcext:value-type="float">
            <text:p>20,221</text:p>
          </table:table-cell>
          <table:table-cell table:style-name="ce52" office:value-type="float" office:value="22402" calcext:value-type="float">
            <text:p>22,402</text:p>
          </table:table-cell>
          <table:table-cell table:style-name="ce29" office:value-type="float" office:value="121032" calcext:value-type="float">
            <text:p>121,032</text:p>
          </table:table-cell>
          <table:table-cell table:style-name="ce29" office:value-type="float" office:value="22805" calcext:value-type="float">
            <text:p>22,805</text:p>
          </table:table-cell>
          <table:table-cell table:style-name="ce29" office:value-type="float" office:value="24151" calcext:value-type="float">
            <text:p>24,151</text:p>
          </table:table-cell>
          <table:table-cell table:style-name="ce29" office:value-type="float" office:value="24676" calcext:value-type="float">
            <text:p>24,676</text:p>
          </table:table-cell>
          <table:table-cell table:style-name="ce29" office:value-type="float" office:value="24718" calcext:value-type="float">
            <text:p>24,718</text:p>
          </table:table-cell>
          <table:table-cell table:style-name="ce52" office:value-type="float" office:value="24682" calcext:value-type="float">
            <text:p>24,682</text:p>
          </table:table-cell>
          <table:table-cell table:style-name="ce29" office:value-type="float" office:value="110440" calcext:value-type="float">
            <text:p>110,440</text:p>
          </table:table-cell>
          <table:table-cell table:style-name="ce29" office:value-type="float" office:value="24128" calcext:value-type="float">
            <text:p>24,128</text:p>
          </table:table-cell>
          <table:table-cell table:style-name="ce29" office:value-type="float" office:value="22818" calcext:value-type="float">
            <text:p>22,818</text:p>
          </table:table-cell>
          <table:table-cell table:style-name="ce29" office:value-type="float" office:value="22995" calcext:value-type="float">
            <text:p>22,995</text:p>
          </table:table-cell>
          <table:table-cell table:style-name="ce29" office:value-type="float" office:value="21036" calcext:value-type="float">
            <text:p>21,036</text:p>
          </table:table-cell>
          <table:table-cell table:style-name="ce52" office:value-type="float" office:value="19463" calcext:value-type="float">
            <text:p>19,463</text:p>
          </table:table-cell>
          <table:table-cell table:style-name="ce29" office:value-type="float" office:value="92448" calcext:value-type="float">
            <text:p>92,448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29" office:value-type="float" office:value="18486" calcext:value-type="float">
            <text:p>18,486</text:p>
          </table:table-cell>
          <table:table-cell table:style-name="ce29" office:value-type="float" office:value="18100" calcext:value-type="float">
            <text:p>18,100</text:p>
          </table:table-cell>
          <table:table-cell table:style-name="ce29" office:value-type="float" office:value="18581" calcext:value-type="float">
            <text:p>18,581</text:p>
          </table:table-cell>
          <table:table-cell table:style-name="ce52" office:value-type="float" office:value="18770" calcext:value-type="float">
            <text:p>18,770</text:p>
          </table:table-cell>
          <table:table-cell table:style-name="ce29" office:value-type="float" office:value="95058" calcext:value-type="float">
            <text:p>95,058</text:p>
          </table:table-cell>
          <table:table-cell table:style-name="ce29" office:value-type="float" office:value="18395" calcext:value-type="float">
            <text:p>18,395</text:p>
          </table:table-cell>
          <table:table-cell table:style-name="ce29" office:value-type="float" office:value="18792" calcext:value-type="float">
            <text:p>18,792</text:p>
          </table:table-cell>
          <table:table-cell table:style-name="ce29" office:value-type="float" office:value="18971" calcext:value-type="float">
            <text:p>18,971</text:p>
          </table:table-cell>
          <table:table-cell table:style-name="ce29" office:value-type="float" office:value="18965" calcext:value-type="float">
            <text:p>18,965</text:p>
          </table:table-cell>
          <table:table-cell table:style-name="ce52" office:value-type="float" office:value="19935" calcext:value-type="float">
            <text:p>19,935</text:p>
          </table:table-cell>
          <table:table-cell table:style-name="ce29" office:value-type="float" office:value="99681" calcext:value-type="float">
            <text:p>99,681</text:p>
          </table:table-cell>
          <table:table-cell table:style-name="ce29" office:value-type="float" office:value="19907" calcext:value-type="float">
            <text:p>19,907</text:p>
          </table:table-cell>
          <table:table-cell table:style-name="ce29" office:value-type="float" office:value="20295" calcext:value-type="float">
            <text:p>20,295</text:p>
          </table:table-cell>
          <table:table-cell table:style-name="ce29" office:value-type="float" office:value="20005" calcext:value-type="float">
            <text:p>20,005</text:p>
          </table:table-cell>
          <table:table-cell table:style-name="ce29" office:value-type="float" office:value="20173" calcext:value-type="float">
            <text:p>20,173</text:p>
          </table:table-cell>
          <table:table-cell table:style-name="ce52" office:value-type="float" office:value="19301" calcext:value-type="float">
            <text:p>19,301</text:p>
          </table:table-cell>
          <table:table-cell table:style-name="ce29" office:value-type="float" office:value="91394" calcext:value-type="float">
            <text:p>91,394</text:p>
          </table:table-cell>
          <table:table-cell table:style-name="ce29" office:value-type="float" office:value="19619" calcext:value-type="float">
            <text:p>19,619</text:p>
          </table:table-cell>
          <table:table-cell table:style-name="ce29" office:value-type="float" office:value="18412" calcext:value-type="float">
            <text:p>18,412</text:p>
          </table:table-cell>
          <table:table-cell table:style-name="ce29" office:value-type="float" office:value="17727" calcext:value-type="float">
            <text:p>17,727</text:p>
          </table:table-cell>
          <table:table-cell table:style-name="ce29" office:value-type="float" office:value="17963" calcext:value-type="float">
            <text:p>17,963</text:p>
          </table:table-cell>
          <table:table-cell table:style-name="ce52" office:value-type="float" office:value="17673" calcext:value-type="float">
            <text:p>17,673</text:p>
          </table:table-cell>
          <table:table-cell table:style-name="ce29" office:value-type="float" office:value="76742" calcext:value-type="float">
            <text:p>76,742</text:p>
          </table:table-cell>
          <table:table-cell table:style-name="ce29" office:value-type="float" office:value="16385" calcext:value-type="float">
            <text:p>16,385</text:p>
          </table:table-cell>
          <table:table-cell table:style-name="ce29" office:value-type="float" office:value="16011" calcext:value-type="float">
            <text:p>16,011</text:p>
          </table:table-cell>
          <table:table-cell table:style-name="ce29" office:value-type="float" office:value="16102" calcext:value-type="float">
            <text:p>16,102</text:p>
          </table:table-cell>
          <table:table-cell table:style-name="ce29" office:value-type="float" office:value="15356" calcext:value-type="float">
            <text:p>15,356</text:p>
          </table:table-cell>
          <table:table-cell table:style-name="ce52" office:value-type="float" office:value="12888" calcext:value-type="float">
            <text:p>12,888</text:p>
          </table:table-cell>
          <table:table-cell table:style-name="ce29" office:value-type="float" office:value="48427" calcext:value-type="float">
            <text:p>48,427</text:p>
          </table:table-cell>
          <table:table-cell table:style-name="ce29" office:value-type="float" office:value="12598" calcext:value-type="float">
            <text:p>12,598</text:p>
          </table:table-cell>
          <table:table-cell table:style-name="ce29" office:value-type="float" office:value="10946" calcext:value-type="float">
            <text:p>10,946</text:p>
          </table:table-cell>
          <table:table-cell table:style-name="ce29" office:value-type="float" office:value="9689" calcext:value-type="float">
            <text:p>9,689</text:p>
          </table:table-cell>
          <table:table-cell table:style-name="ce29" office:value-type="float" office:value="6901" calcext:value-type="float">
            <text:p>6,901</text:p>
          </table:table-cell>
          <table:table-cell table:style-name="ce52" office:value-type="float" office:value="8293" calcext:value-type="float">
            <text:p>8,293</text:p>
          </table:table-cell>
          <table:table-cell table:style-name="ce29" office:value-type="float" office:value="47129" calcext:value-type="float">
            <text:p>47,129</text:p>
          </table:table-cell>
          <table:table-cell table:style-name="ce29" office:value-type="float" office:value="9300" calcext:value-type="float">
            <text:p>9,300</text:p>
          </table:table-cell>
          <table:table-cell table:style-name="ce29" office:value-type="float" office:value="9266" calcext:value-type="float">
            <text:p>9,266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9379" calcext:value-type="float">
            <text:p>9,379</text:p>
          </table:table-cell>
          <table:table-cell table:style-name="ce52" office:value-type="float" office:value="9769" calcext:value-type="float">
            <text:p>9,769</text:p>
          </table:table-cell>
          <table:table-cell table:style-name="ce29" office:value-type="float" office:value="42480" calcext:value-type="float">
            <text:p>42,480</text:p>
          </table:table-cell>
          <table:table-cell table:style-name="ce29" office:value-type="float" office:value="9229" calcext:value-type="float">
            <text:p>9,229</text:p>
          </table:table-cell>
          <table:table-cell table:style-name="ce29" office:value-type="float" office:value="8454" calcext:value-type="float">
            <text:p>8,454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8258" calcext:value-type="float">
            <text:p>8,258</text:p>
          </table:table-cell>
          <table:table-cell table:style-name="ce52" office:value-type="float" office:value="7862" calcext:value-type="float">
            <text:p>7,862</text:p>
          </table:table-cell>
          <table:table-cell table:style-name="ce29" office:value-type="float" office:value="33558" calcext:value-type="float">
            <text:p>33,558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6428" calcext:value-type="float">
            <text:p>6,428</text:p>
          </table:table-cell>
          <table:table-cell table:style-name="ce52" office:value-type="float" office:value="5730" calcext:value-type="float">
            <text:p>5,730</text:p>
          </table:table-cell>
          <table:table-cell table:style-name="ce29" office:value-type="float" office:value="20348" calcext:value-type="float">
            <text:p>20,348</text:p>
          </table:table-cell>
          <table:table-cell table:style-name="ce29" office:value-type="float" office:value="5023" calcext:value-type="float">
            <text:p>5,023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3656" calcext:value-type="float">
            <text:p>3,656</text:p>
          </table:table-cell>
          <table:table-cell table:style-name="ce52" office:value-type="float" office:value="2872" calcext:value-type="float">
            <text:p>2,872</text:p>
          </table:table-cell>
          <table:table-cell table:style-name="ce29" office:value-type="float" office:value="9201" calcext:value-type="float">
            <text:p>9,201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199" calcext:value-type="float">
            <text:p>1,199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27" calcext:value-type="float">
            <text:p>327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891" calcext:value-type="float">
            <text:p>674,891</text:p>
          </table:table-cell>
          <table:table-cell table:style-name="ce29" office:value-type="float" office:value="32025" calcext:value-type="float">
            <text:p>32,025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391" calcext:value-type="float">
            <text:p>6,391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40134" calcext:value-type="float">
            <text:p>40,134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8806" calcext:value-type="float">
            <text:p>8,806</text:p>
          </table:table-cell>
          <table:table-cell table:style-name="ce52" office:value-type="float" office:value="8860" calcext:value-type="float">
            <text:p>8,860</text:p>
          </table:table-cell>
          <table:table-cell table:style-name="ce29" office:value-type="float" office:value="46195" calcext:value-type="float">
            <text:p>46,195</text:p>
          </table:table-cell>
          <table:table-cell table:style-name="ce29" office:value-type="float" office:value="8441" calcext:value-type="float">
            <text:p>8,441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9700" calcext:value-type="float">
            <text:p>9,700</text:p>
          </table:table-cell>
          <table:table-cell table:style-name="ce29" office:value-type="float" office:value="9548" calcext:value-type="float">
            <text:p>9,548</text:p>
          </table:table-cell>
          <table:table-cell table:style-name="ce52" office:value-type="float" office:value="9558" calcext:value-type="float">
            <text:p>9,558</text:p>
          </table:table-cell>
          <table:table-cell table:style-name="ce29" office:value-type="float" office:value="49622" calcext:value-type="float">
            <text:p>49,622</text:p>
          </table:table-cell>
          <table:table-cell table:style-name="ce29" office:value-type="float" office:value="9563" calcext:value-type="float">
            <text:p>9,563</text:p>
          </table:table-cell>
          <table:table-cell table:style-name="ce29" office:value-type="float" office:value="9923" calcext:value-type="float">
            <text:p>9,923</text:p>
          </table:table-cell>
          <table:table-cell table:style-name="ce29" office:value-type="float" office:value="9892" calcext:value-type="float">
            <text:p>9,892</text:p>
          </table:table-cell>
          <table:table-cell table:style-name="ce29" office:value-type="float" office:value="10007" calcext:value-type="float">
            <text:p>10,007</text:p>
          </table:table-cell>
          <table:table-cell table:style-name="ce52" office:value-type="float" office:value="10237" calcext:value-type="float">
            <text:p>10,237</text:p>
          </table:table-cell>
          <table:table-cell table:style-name="ce29" office:value-type="float" office:value="52648" calcext:value-type="float">
            <text:p>52,648</text:p>
          </table:table-cell>
          <table:table-cell table:style-name="ce29" office:value-type="float" office:value="10300" calcext:value-type="float">
            <text:p>10,300</text:p>
          </table:table-cell>
          <table:table-cell table:style-name="ce29" office:value-type="float" office:value="10177" calcext:value-type="float">
            <text:p>10,177</text:p>
          </table:table-cell>
          <table:table-cell table:style-name="ce29" office:value-type="float" office:value="10100" calcext:value-type="float">
            <text:p>10,100</text:p>
          </table:table-cell>
          <table:table-cell table:style-name="ce29" office:value-type="float" office:value="10432" calcext:value-type="float">
            <text:p>10,432</text:p>
          </table:table-cell>
          <table:table-cell table:style-name="ce52" office:value-type="float" office:value="11639" calcext:value-type="float">
            <text:p>11,639</text:p>
          </table:table-cell>
          <table:table-cell table:style-name="ce29" office:value-type="float" office:value="62006" calcext:value-type="float">
            <text:p>62,006</text:p>
          </table:table-cell>
          <table:table-cell table:style-name="ce29" office:value-type="float" office:value="11570" calcext:value-type="float">
            <text:p>11,570</text:p>
          </table:table-cell>
          <table:table-cell table:style-name="ce29" office:value-type="float" office:value="12253" calcext:value-type="float">
            <text:p>12,253</text:p>
          </table:table-cell>
          <table:table-cell table:style-name="ce29" office:value-type="float" office:value="12675" calcext:value-type="float">
            <text:p>12,675</text:p>
          </table:table-cell>
          <table:table-cell table:style-name="ce29" office:value-type="float" office:value="12674" calcext:value-type="float">
            <text:p>12,674</text:p>
          </table:table-cell>
          <table:table-cell table:style-name="ce52" office:value-type="float" office:value="12834" calcext:value-type="float">
            <text:p>12,834</text:p>
          </table:table-cell>
          <table:table-cell table:style-name="ce29" office:value-type="float" office:value="57409" calcext:value-type="float">
            <text:p>57,409</text:p>
          </table:table-cell>
          <table:table-cell table:style-name="ce29" office:value-type="float" office:value="12426" calcext:value-type="float">
            <text:p>12,426</text:p>
          </table:table-cell>
          <table:table-cell table:style-name="ce29" office:value-type="float" office:value="11861" calcext:value-type="float">
            <text:p>11,861</text:p>
          </table:table-cell>
          <table:table-cell table:style-name="ce29" office:value-type="float" office:value="11920" calcext:value-type="float">
            <text:p>11,920</text:p>
          </table:table-cell>
          <table:table-cell table:style-name="ce29" office:value-type="float" office:value="11000" calcext:value-type="float">
            <text:p>11,000</text:p>
          </table:table-cell>
          <table:table-cell table:style-name="ce52" office:value-type="float" office:value="10202" calcext:value-type="float">
            <text:p>10,202</text:p>
          </table:table-cell>
          <table:table-cell table:style-name="ce29" office:value-type="float" office:value="48359" calcext:value-type="float">
            <text:p>48,359</text:p>
          </table:table-cell>
          <table:table-cell table:style-name="ce29" office:value-type="float" office:value="9612" calcext:value-type="float">
            <text:p>9,612</text:p>
          </table:table-cell>
          <table:table-cell table:style-name="ce29" office:value-type="float" office:value="9674" calcext:value-type="float">
            <text:p>9,674</text:p>
          </table:table-cell>
          <table:table-cell table:style-name="ce29" office:value-type="float" office:value="9419" calcext:value-type="float">
            <text:p>9,419</text:p>
          </table:table-cell>
          <table:table-cell table:style-name="ce29" office:value-type="float" office:value="9784" calcext:value-type="float">
            <text:p>9,784</text:p>
          </table:table-cell>
          <table:table-cell table:style-name="ce52" office:value-type="float" office:value="9870" calcext:value-type="float">
            <text:p>9,870</text:p>
          </table:table-cell>
          <table:table-cell table:style-name="ce29" office:value-type="float" office:value="50212" calcext:value-type="float">
            <text:p>50,212</text:p>
          </table:table-cell>
          <table:table-cell table:style-name="ce29" office:value-type="float" office:value="9734" calcext:value-type="float">
            <text:p>9,734</text:p>
          </table:table-cell>
          <table:table-cell table:style-name="ce29" office:value-type="float" office:value="9919" calcext:value-type="float">
            <text:p>9,919</text:p>
          </table:table-cell>
          <table:table-cell table:style-name="ce29" office:value-type="float" office:value="9930" calcext:value-type="float">
            <text:p>9,930</text:p>
          </table:table-cell>
          <table:table-cell table:style-name="ce29" office:value-type="float" office:value="10066" calcext:value-type="float">
            <text:p>10,066</text:p>
          </table:table-cell>
          <table:table-cell table:style-name="ce52" office:value-type="float" office:value="10563" calcext:value-type="float">
            <text:p>10,563</text:p>
          </table:table-cell>
          <table:table-cell table:style-name="ce29" office:value-type="float" office:value="52207" calcext:value-type="float">
            <text:p>52,207</text:p>
          </table:table-cell>
          <table:table-cell table:style-name="ce29" office:value-type="float" office:value="10413" calcext:value-type="float">
            <text:p>10,413</text:p>
          </table:table-cell>
          <table:table-cell table:style-name="ce29" office:value-type="float" office:value="10621" calcext:value-type="float">
            <text:p>10,621</text:p>
          </table:table-cell>
          <table:table-cell table:style-name="ce29" office:value-type="float" office:value="10570" calcext:value-type="float">
            <text:p>10,570</text:p>
          </table:table-cell>
          <table:table-cell table:style-name="ce29" office:value-type="float" office:value="10606" calcext:value-type="float">
            <text:p>10,606</text:p>
          </table:table-cell>
          <table:table-cell table:style-name="ce52" office:value-type="float" office:value="9997" calcext:value-type="float">
            <text:p>9,997</text:p>
          </table:table-cell>
          <table:table-cell table:style-name="ce29" office:value-type="float" office:value="47755" calcext:value-type="float">
            <text:p>47,755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29" office:value-type="float" office:value="9661" calcext:value-type="float">
            <text:p>9,661</text:p>
          </table:table-cell>
          <table:table-cell table:style-name="ce29" office:value-type="float" office:value="9257" calcext:value-type="float">
            <text:p>9,257</text:p>
          </table:table-cell>
          <table:table-cell table:style-name="ce29" office:value-type="float" office:value="9379" calcext:value-type="float">
            <text:p>9,379</text:p>
          </table:table-cell>
          <table:table-cell table:style-name="ce52" office:value-type="float" office:value="9156" calcext:value-type="float">
            <text:p>9,156</text:p>
          </table:table-cell>
          <table:table-cell table:style-name="ce29" office:value-type="float" office:value="39472" calcext:value-type="float">
            <text:p>39,472</text:p>
          </table:table-cell>
          <table:table-cell table:style-name="ce29" office:value-type="float" office:value="8465" calcext:value-type="float">
            <text:p>8,465</text:p>
          </table:table-cell>
          <table:table-cell table:style-name="ce29" office:value-type="float" office:value="8231" calcext:value-type="float">
            <text:p>8,231</text:p>
          </table:table-cell>
          <table:table-cell table:style-name="ce29" office:value-type="float" office:value="8265" calcext:value-type="float">
            <text:p>8,265</text:p>
          </table:table-cell>
          <table:table-cell table:style-name="ce29" office:value-type="float" office:value="7875" calcext:value-type="float">
            <text:p>7,875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24474" calcext:value-type="float">
            <text:p>24,474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5617" calcext:value-type="float">
            <text:p>5,617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52" office:value-type="float" office:value="4102" calcext:value-type="float">
            <text:p>4,102</text:p>
          </table:table-cell>
          <table:table-cell table:style-name="ce29" office:value-type="float" office:value="23462" calcext:value-type="float">
            <text:p>23,462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4691" calcext:value-type="float">
            <text:p>4,691</text:p>
          </table:table-cell>
          <table:table-cell table:style-name="ce52" office:value-type="float" office:value="4765" calcext:value-type="float">
            <text:p>4,765</text:p>
          </table:table-cell>
          <table:table-cell table:style-name="ce29" office:value-type="float" office:value="20163" calcext:value-type="float">
            <text:p>20,163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3840" calcext:value-type="float">
            <text:p>3,840</text:p>
          </table:table-cell>
          <table:table-cell table:style-name="ce52" office:value-type="float" office:value="3657" calcext:value-type="float">
            <text:p>3,657</text:p>
          </table:table-cell>
          <table:table-cell table:style-name="ce29" office:value-type="float" office:value="15378" calcext:value-type="float">
            <text:p>15,378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2911" calcext:value-type="float">
            <text:p>2,911</text:p>
          </table:table-cell>
          <table:table-cell table:style-name="ce52" office:value-type="float" office:value="2640" calcext:value-type="float">
            <text:p>2,640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506" calcext:value-type="float">
            <text:p>1,506</text:p>
          </table:table-cell>
          <table:table-cell table:style-name="ce52" office:value-type="float" office:value="1188" calcext:value-type="float">
            <text:p>1,188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543" calcext:value-type="float">
            <text:p>543</text:p>
          </table:table-cell>
          <table:table-cell table:style-name="ce52" office:value-type="float" office:value="422" calcext:value-type="float">
            <text:p>422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140" calcext:value-type="float">
            <text:p>637,140</text:p>
          </table:table-cell>
          <table:table-cell table:style-name="ce37" office:value-type="float" office:value="28985" calcext:value-type="float">
            <text:p>28,985</text:p>
          </table:table-cell>
          <table:table-cell table:style-name="ce30" office:value-type="float" office:value="5545" calcext:value-type="float">
            <text:p>5,545</text:p>
          </table:table-cell>
          <table:table-cell table:style-name="ce30" office:value-type="float" office:value="5618" calcext:value-type="float">
            <text:p>5,618</text:p>
          </table:table-cell>
          <table:table-cell table:style-name="ce30" office:value-type="float" office:value="5736" calcext:value-type="float">
            <text:p>5,736</text:p>
          </table:table-cell>
          <table:table-cell table:style-name="ce30" office:value-type="float" office:value="5835" calcext:value-type="float">
            <text:p>5,835</text:p>
          </table:table-cell>
          <table:table-cell table:style-name="ce30" office:value-type="float" office:value="6251" calcext:value-type="float">
            <text:p>6,251</text:p>
          </table:table-cell>
          <table:table-cell table:style-name="ce30" office:value-type="float" office:value="35946" calcext:value-type="float">
            <text:p>35,946</text:p>
          </table:table-cell>
          <table:table-cell table:style-name="ce30" office:value-type="float" office:value="6317" calcext:value-type="float">
            <text:p>6,317</text:p>
          </table:table-cell>
          <table:table-cell table:style-name="ce30" office:value-type="float" office:value="6625" calcext:value-type="float">
            <text:p>6,625</text:p>
          </table:table-cell>
          <table:table-cell table:style-name="ce30" office:value-type="float" office:value="7095" calcext:value-type="float">
            <text:p>7,095</text:p>
          </table:table-cell>
          <table:table-cell table:style-name="ce30" office:value-type="float" office:value="7985" calcext:value-type="float">
            <text:p>7,985</text:p>
          </table:table-cell>
          <table:table-cell table:style-name="ce37" office:value-type="float" office:value="7924" calcext:value-type="float">
            <text:p>7,924</text:p>
          </table:table-cell>
          <table:table-cell table:style-name="ce30" office:value-type="float" office:value="42106" calcext:value-type="float">
            <text:p>42,106</text:p>
          </table:table-cell>
          <table:table-cell table:style-name="ce30" office:value-type="float" office:value="7817" calcext:value-type="float">
            <text:p>7,817</text:p>
          </table:table-cell>
          <table:table-cell table:style-name="ce30" office:value-type="float" office:value="8245" calcext:value-type="float">
            <text:p>8,245</text:p>
          </table:table-cell>
          <table:table-cell table:style-name="ce30" office:value-type="float" office:value="8719" calcext:value-type="float">
            <text:p>8,719</text:p>
          </table:table-cell>
          <table:table-cell table:style-name="ce30" office:value-type="float" office:value="8635" calcext:value-type="float">
            <text:p>8,635</text:p>
          </table:table-cell>
          <table:table-cell table:style-name="ce37" office:value-type="float" office:value="8690" calcext:value-type="float">
            <text:p>8,690</text:p>
          </table:table-cell>
          <table:table-cell table:style-name="ce30" office:value-type="float" office:value="45061" calcext:value-type="float">
            <text:p>45,061</text:p>
          </table:table-cell>
          <table:table-cell table:style-name="ce30" office:value-type="float" office:value="8846" calcext:value-type="float">
            <text:p>8,846</text:p>
          </table:table-cell>
          <table:table-cell table:style-name="ce30" office:value-type="float" office:value="9018" calcext:value-type="float">
            <text:p>9,018</text:p>
          </table:table-cell>
          <table:table-cell table:style-name="ce30" office:value-type="float" office:value="8836" calcext:value-type="float">
            <text:p>8,836</text:p>
          </table:table-cell>
          <table:table-cell table:style-name="ce30" office:value-type="float" office:value="9062" calcext:value-type="float">
            <text:p>9,062</text:p>
          </table:table-cell>
          <table:table-cell table:style-name="ce37" office:value-type="float" office:value="9299" calcext:value-type="float">
            <text:p>9,299</text:p>
          </table:table-cell>
          <table:table-cell table:style-name="ce30" office:value-type="float" office:value="48024" calcext:value-type="float">
            <text:p>48,024</text:p>
          </table:table-cell>
          <table:table-cell table:style-name="ce30" office:value-type="float" office:value="9160" calcext:value-type="float">
            <text:p>9,160</text:p>
          </table:table-cell>
          <table:table-cell table:style-name="ce30" office:value-type="float" office:value="9145" calcext:value-type="float">
            <text:p>9,145</text:p>
          </table:table-cell>
          <table:table-cell table:style-name="ce30" office:value-type="float" office:value="9167" calcext:value-type="float">
            <text:p>9,167</text:p>
          </table:table-cell>
          <table:table-cell table:style-name="ce30" office:value-type="float" office:value="9789" calcext:value-type="float">
            <text:p>9,789</text:p>
          </table:table-cell>
          <table:table-cell table:style-name="ce37" office:value-type="float" office:value="10763" calcext:value-type="float">
            <text:p>10,763</text:p>
          </table:table-cell>
          <table:table-cell table:style-name="ce30" office:value-type="float" office:value="59026" calcext:value-type="float">
            <text:p>59,026</text:p>
          </table:table-cell>
          <table:table-cell table:style-name="ce30" office:value-type="float" office:value="11235" calcext:value-type="float">
            <text:p>11,235</text:p>
          </table:table-cell>
          <table:table-cell table:style-name="ce30" office:value-type="float" office:value="11898" calcext:value-type="float">
            <text:p>11,898</text:p>
          </table:table-cell>
          <table:table-cell table:style-name="ce30" office:value-type="float" office:value="12001" calcext:value-type="float">
            <text:p>12,001</text:p>
          </table:table-cell>
          <table:table-cell table:style-name="ce30" office:value-type="float" office:value="12044" calcext:value-type="float">
            <text:p>12,044</text:p>
          </table:table-cell>
          <table:table-cell table:style-name="ce37" office:value-type="float" office:value="11848" calcext:value-type="float">
            <text:p>11,848</text:p>
          </table:table-cell>
          <table:table-cell table:style-name="ce30" office:value-type="float" office:value="53031" calcext:value-type="float">
            <text:p>53,031</text:p>
          </table:table-cell>
          <table:table-cell table:style-name="ce30" office:value-type="float" office:value="11702" calcext:value-type="float">
            <text:p>11,702</text:p>
          </table:table-cell>
          <table:table-cell table:style-name="ce30" office:value-type="float" office:value="10957" calcext:value-type="float">
            <text:p>10,957</text:p>
          </table:table-cell>
          <table:table-cell table:style-name="ce30" office:value-type="float" office:value="11075" calcext:value-type="float">
            <text:p>11,075</text:p>
          </table:table-cell>
          <table:table-cell table:style-name="ce30" office:value-type="float" office:value="10036" calcext:value-type="float">
            <text:p>10,036</text:p>
          </table:table-cell>
          <table:table-cell table:style-name="ce37" office:value-type="float" office:value="9261" calcext:value-type="float">
            <text:p>9,261</text:p>
          </table:table-cell>
          <table:table-cell table:style-name="ce30" office:value-type="float" office:value="44089" calcext:value-type="float">
            <text:p>44,089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8812" calcext:value-type="float">
            <text:p>8,812</text:p>
          </table:table-cell>
          <table:table-cell table:style-name="ce30" office:value-type="float" office:value="8681" calcext:value-type="float">
            <text:p>8,681</text:p>
          </table:table-cell>
          <table:table-cell table:style-name="ce30" office:value-type="float" office:value="8797" calcext:value-type="float">
            <text:p>8,797</text:p>
          </table:table-cell>
          <table:table-cell table:style-name="ce37" office:value-type="float" office:value="8900" calcext:value-type="float">
            <text:p>8,900</text:p>
          </table:table-cell>
          <table:table-cell table:style-name="ce30" office:value-type="float" office:value="44846" calcext:value-type="float">
            <text:p>44,846</text:p>
          </table:table-cell>
          <table:table-cell table:style-name="ce30" office:value-type="float" office:value="8661" calcext:value-type="float">
            <text:p>8,661</text:p>
          </table:table-cell>
          <table:table-cell table:style-name="ce30" office:value-type="float" office:value="8873" calcext:value-type="float">
            <text:p>8,873</text:p>
          </table:table-cell>
          <table:table-cell table:style-name="ce30" office:value-type="float" office:value="9041" calcext:value-type="float">
            <text:p>9,041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7" office:value-type="float" office:value="9372" calcext:value-type="float">
            <text:p>9,372</text:p>
          </table:table-cell>
          <table:table-cell table:style-name="ce30" office:value-type="float" office:value="47474" calcext:value-type="float">
            <text:p>47,474</text:p>
          </table:table-cell>
          <table:table-cell table:style-name="ce30" office:value-type="float" office:value="9494" calcext:value-type="float">
            <text:p>9,494</text:p>
          </table:table-cell>
          <table:table-cell table:style-name="ce30" office:value-type="float" office:value="9674" calcext:value-type="float">
            <text:p>9,674</text:p>
          </table:table-cell>
          <table:table-cell table:style-name="ce30" office:value-type="float" office:value="9435" calcext:value-type="float">
            <text:p>9,435</text:p>
          </table:table-cell>
          <table:table-cell table:style-name="ce30" office:value-type="float" office:value="9567" calcext:value-type="float">
            <text:p>9,567</text:p>
          </table:table-cell>
          <table:table-cell table:style-name="ce37" office:value-type="float" office:value="9304" calcext:value-type="float">
            <text:p>9,304</text:p>
          </table:table-cell>
          <table:table-cell table:style-name="ce30" office:value-type="float" office:value="43639" calcext:value-type="float">
            <text:p>43,639</text:p>
          </table:table-cell>
          <table:table-cell table:style-name="ce30" office:value-type="float" office:value="9317" calcext:value-type="float">
            <text:p>9,317</text:p>
          </table:table-cell>
          <table:table-cell table:style-name="ce30" office:value-type="float" office:value="8751" calcext:value-type="float">
            <text:p>8,751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8584" calcext:value-type="float">
            <text:p>8,584</text:p>
          </table:table-cell>
          <table:table-cell table:style-name="ce37" office:value-type="float" office:value="8517" calcext:value-type="float">
            <text:p>8,517</text:p>
          </table:table-cell>
          <table:table-cell table:style-name="ce30" office:value-type="float" office:value="37270" calcext:value-type="float">
            <text:p>37,270</text:p>
          </table:table-cell>
          <table:table-cell table:style-name="ce30" office:value-type="float" office:value="7920" calcext:value-type="float">
            <text:p>7,920</text:p>
          </table:table-cell>
          <table:table-cell table:style-name="ce30" office:value-type="float" office:value="7780" calcext:value-type="float">
            <text:p>7,780</text:p>
          </table:table-cell>
          <table:table-cell table:style-name="ce30" office:value-type="float" office:value="7837" calcext:value-type="float">
            <text:p>7,837</text:p>
          </table:table-cell>
          <table:table-cell table:style-name="ce30" office:value-type="float" office:value="7481" calcext:value-type="float">
            <text:p>7,481</text:p>
          </table:table-cell>
          <table:table-cell table:style-name="ce37" office:value-type="float" office:value="6252" calcext:value-type="float">
            <text:p>6,252</text:p>
          </table:table-cell>
          <table:table-cell table:style-name="ce30" office:value-type="float" office:value="23953" calcext:value-type="float">
            <text:p>23,953</text:p>
          </table:table-cell>
          <table:table-cell table:style-name="ce30" office:value-type="float" office:value="6236" calcext:value-type="float">
            <text:p>6,236</text:p>
          </table:table-cell>
          <table:table-cell table:style-name="ce30" office:value-type="float" office:value="5329" calcext:value-type="float">
            <text:p>5,329</text:p>
          </table:table-cell>
          <table:table-cell table:style-name="ce30" office:value-type="float" office:value="4782" calcext:value-type="float">
            <text:p>4,782</text:p>
          </table:table-cell>
          <table:table-cell table:style-name="ce30" office:value-type="float" office:value="3415" calcext:value-type="float">
            <text:p>3,415</text:p>
          </table:table-cell>
          <table:table-cell table:style-name="ce37" office:value-type="float" office:value="4191" calcext:value-type="float">
            <text:p>4,191</text:p>
          </table:table-cell>
          <table:table-cell table:style-name="ce30" office:value-type="float" office:value="23667" calcext:value-type="float">
            <text:p>23,667</text:p>
          </table:table-cell>
          <table:table-cell table:style-name="ce30" office:value-type="float" office:value="4576" calcext:value-type="float">
            <text:p>4,576</text:p>
          </table:table-cell>
          <table:table-cell table:style-name="ce30" office:value-type="float" office:value="4678" calcext:value-type="float">
            <text:p>4,678</text:p>
          </table:table-cell>
          <table:table-cell table:style-name="ce30" office:value-type="float" office:value="4721" calcext:value-type="float">
            <text:p>4,721</text:p>
          </table:table-cell>
          <table:table-cell table:style-name="ce30" office:value-type="float" office:value="4688" calcext:value-type="float">
            <text:p>4,688</text:p>
          </table:table-cell>
          <table:table-cell table:style-name="ce37" office:value-type="float" office:value="5004" calcext:value-type="float">
            <text:p>5,004</text:p>
          </table:table-cell>
          <table:table-cell table:style-name="ce30" office:value-type="float" office:value="22317" calcext:value-type="float">
            <text:p>22,317</text:p>
          </table:table-cell>
          <table:table-cell table:style-name="ce30" office:value-type="float" office:value="4774" calcext:value-type="float">
            <text:p>4,774</text:p>
          </table:table-cell>
          <table:table-cell table:style-name="ce30" office:value-type="float" office:value="4381" calcext:value-type="float">
            <text:p>4,381</text:p>
          </table:table-cell>
          <table:table-cell table:style-name="ce30" office:value-type="float" office:value="4539" calcext:value-type="float">
            <text:p>4,539</text:p>
          </table:table-cell>
          <table:table-cell table:style-name="ce30" office:value-type="float" office:value="4418" calcext:value-type="float">
            <text:p>4,418</text:p>
          </table:table-cell>
          <table:table-cell table:style-name="ce37" office:value-type="float" office:value="4205" calcext:value-type="float">
            <text:p>4,205</text:p>
          </table:table-cell>
          <table:table-cell table:style-name="ce30" office:value-type="float" office:value="18180" calcext:value-type="float">
            <text:p>18,180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719" calcext:value-type="float">
            <text:p>3,719</text:p>
          </table:table-cell>
          <table:table-cell table:style-name="ce30" office:value-type="float" office:value="3517" calcext:value-type="float">
            <text:p>3,517</text:p>
          </table:table-cell>
          <table:table-cell table:style-name="ce37" office:value-type="float" office:value="3090" calcext:value-type="float">
            <text:p>3,090</text:p>
          </table:table-cell>
          <table:table-cell table:style-name="ce30" office:value-type="float" office:value="11482" calcext:value-type="float">
            <text:p>11,482</text:p>
          </table:table-cell>
          <table:table-cell table:style-name="ce30" office:value-type="float" office:value="2722" calcext:value-type="float">
            <text:p>2,722</text:p>
          </table:table-cell>
          <table:table-cell table:style-name="ce30" office:value-type="float" office:value="2588" calcext:value-type="float">
            <text:p>2,588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7" office:value-type="float" office:value="1684" calcext:value-type="float">
            <text:p>1,684</text:p>
          </table:table-cell>
          <table:table-cell table:style-name="ce30" office:value-type="float" office:value="5728" calcext:value-type="float">
            <text:p>5,728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1168" calcext:value-type="float">
            <text:p>1,168</text:p>
          </table:table-cell>
          <table:table-cell table:style-name="ce30" office:value-type="float" office:value="932" calcext:value-type="float">
            <text:p>932</text:p>
          </table:table-cell>
          <table:table-cell table:style-name="ce37" office:value-type="float" office:value="777" calcext:value-type="float">
            <text:p>777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239" calcext:value-type="float">
            <text:p>239</text:p>
          </table:table-cell>
          <table:table-cell table:style-name="ce37" office:value-type="float" office:value="199" calcext:value-type="float">
            <text:p>199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36" calcext:value-type="float">
            <text:p>36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1177" calcext:value-type="float">
            <text:p>531,177</text:p>
          </table:table-cell>
          <table:table-cell table:style-name="ce29" office:value-type="float" office:value="21689" calcext:value-type="float">
            <text:p>21,689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28153" calcext:value-type="float">
            <text:p>28,153</text:p>
          </table:table-cell>
          <table:table-cell table:style-name="ce29" office:value-type="float" office:value="4809" calcext:value-type="float">
            <text:p>4,809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6186" calcext:value-type="float">
            <text:p>6,186</text:p>
          </table:table-cell>
          <table:table-cell table:style-name="ce52" office:value-type="float" office:value="6327" calcext:value-type="float">
            <text:p>6,327</text:p>
          </table:table-cell>
          <table:table-cell table:style-name="ce29" office:value-type="float" office:value="34689" calcext:value-type="float">
            <text:p>34,689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7282" calcext:value-type="float">
            <text:p>7,282</text:p>
          </table:table-cell>
          <table:table-cell table:style-name="ce52" office:value-type="float" office:value="7419" calcext:value-type="float">
            <text:p>7,419</text:p>
          </table:table-cell>
          <table:table-cell table:style-name="ce29" office:value-type="float" office:value="37648" calcext:value-type="float">
            <text:p>37,648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7526" calcext:value-type="float">
            <text:p>7,526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550" calcext:value-type="float">
            <text:p>7,550</text:p>
          </table:table-cell>
          <table:table-cell table:style-name="ce52" office:value-type="float" office:value="7615" calcext:value-type="float">
            <text:p>7,615</text:p>
          </table:table-cell>
          <table:table-cell table:style-name="ce29" office:value-type="float" office:value="38509" calcext:value-type="float">
            <text:p>38,509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604" calcext:value-type="float">
            <text:p>7,604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7631" calcext:value-type="float">
            <text:p>7,631</text:p>
          </table:table-cell>
          <table:table-cell table:style-name="ce52" office:value-type="float" office:value="8302" calcext:value-type="float">
            <text:p>8,302</text:p>
          </table:table-cell>
          <table:table-cell table:style-name="ce29" office:value-type="float" office:value="44928" calcext:value-type="float">
            <text:p>44,928</text:p>
          </table:table-cell>
          <table:table-cell table:style-name="ce29" office:value-type="float" office:value="8540" calcext:value-type="float">
            <text:p>8,540</text:p>
          </table:table-cell>
          <table:table-cell table:style-name="ce29" office:value-type="float" office:value="8956" calcext:value-type="float">
            <text:p>8,956</text:p>
          </table:table-cell>
          <table:table-cell table:style-name="ce29" office:value-type="float" office:value="9193" calcext:value-type="float">
            <text:p>9,193</text:p>
          </table:table-cell>
          <table:table-cell table:style-name="ce29" office:value-type="float" office:value="9249" calcext:value-type="float">
            <text:p>9,249</text:p>
          </table:table-cell>
          <table:table-cell table:style-name="ce52" office:value-type="float" office:value="8990" calcext:value-type="float">
            <text:p>8,990</text:p>
          </table:table-cell>
          <table:table-cell table:style-name="ce29" office:value-type="float" office:value="39727" calcext:value-type="float">
            <text:p>39,727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8088" calcext:value-type="float">
            <text:p>8,088</text:p>
          </table:table-cell>
          <table:table-cell table:style-name="ce29" office:value-type="float" office:value="8062" calcext:value-type="float">
            <text:p>8,062</text:p>
          </table:table-cell>
          <table:table-cell table:style-name="ce29" office:value-type="float" office:value="7825" calcext:value-type="float">
            <text:p>7,825</text:p>
          </table:table-cell>
          <table:table-cell table:style-name="ce52" office:value-type="float" office:value="7021" calcext:value-type="float">
            <text:p>7,021</text:p>
          </table:table-cell>
          <table:table-cell table:style-name="ce29" office:value-type="float" office:value="36800" calcext:value-type="float">
            <text:p>36,800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7102" calcext:value-type="float">
            <text:p>7,102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7658" calcext:value-type="float">
            <text:p>7,658</text:p>
          </table:table-cell>
          <table:table-cell table:style-name="ce52" office:value-type="float" office:value="7781" calcext:value-type="float">
            <text:p>7,781</text:p>
          </table:table-cell>
          <table:table-cell table:style-name="ce29" office:value-type="float" office:value="40791" calcext:value-type="float">
            <text:p>40,791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8109" calcext:value-type="float">
            <text:p>8,109</text:p>
          </table:table-cell>
          <table:table-cell table:style-name="ce29" office:value-type="float" office:value="8123" calcext:value-type="float">
            <text:p>8,123</text:p>
          </table:table-cell>
          <table:table-cell table:style-name="ce52" office:value-type="float" office:value="8497" calcext:value-type="float">
            <text:p>8,497</text:p>
          </table:table-cell>
          <table:table-cell table:style-name="ce29" office:value-type="float" office:value="43300" calcext:value-type="float">
            <text:p>43,300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8656" calcext:value-type="float">
            <text:p>8,656</text:p>
          </table:table-cell>
          <table:table-cell table:style-name="ce52" office:value-type="float" office:value="8509" calcext:value-type="float">
            <text:p>8,509</text:p>
          </table:table-cell>
          <table:table-cell table:style-name="ce29" office:value-type="float" office:value="39196" calcext:value-type="float">
            <text:p>39,196</text:p>
          </table:table-cell>
          <table:table-cell table:style-name="ce29" office:value-type="float" office:value="8535" calcext:value-type="float">
            <text:p>8,535</text:p>
          </table:table-cell>
          <table:table-cell table:style-name="ce29" office:value-type="float" office:value="7759" calcext:value-type="float">
            <text:p>7,759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676" calcext:value-type="float">
            <text:p>7,676</text:p>
          </table:table-cell>
          <table:table-cell table:style-name="ce52" office:value-type="float" office:value="7656" calcext:value-type="float">
            <text:p>7,656</text:p>
          </table:table-cell>
          <table:table-cell table:style-name="ce29" office:value-type="float" office:value="33484" calcext:value-type="float">
            <text:p>33,484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6796" calcext:value-type="float">
            <text:p>6,796</text:p>
          </table:table-cell>
          <table:table-cell table:style-name="ce29" office:value-type="float" office:value="7072" calcext:value-type="float">
            <text:p>7,072</text:p>
          </table:table-cell>
          <table:table-cell table:style-name="ce29" office:value-type="float" office:value="6638" calcext:value-type="float">
            <text:p>6,638</text:p>
          </table:table-cell>
          <table:table-cell table:style-name="ce52" office:value-type="float" office:value="5765" calcext:value-type="float">
            <text:p>5,765</text:p>
          </table:table-cell>
          <table:table-cell table:style-name="ce29" office:value-type="float" office:value="21608" calcext:value-type="float">
            <text:p>21,608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3423" calcext:value-type="float">
            <text:p>3,423</text:p>
          </table:table-cell>
          <table:table-cell table:style-name="ce52" office:value-type="float" office:value="3849" calcext:value-type="float">
            <text:p>3,849</text:p>
          </table:table-cell>
          <table:table-cell table:style-name="ce29" office:value-type="float" office:value="21151" calcext:value-type="float">
            <text:p>21,151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2" office:value-type="float" office:value="4437" calcext:value-type="float">
            <text:p>4,437</text:p>
          </table:table-cell>
          <table:table-cell table:style-name="ce29" office:value-type="float" office:value="19031" calcext:value-type="float">
            <text:p>19,031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706" calcext:value-type="float">
            <text:p>3,706</text:p>
          </table:table-cell>
          <table:table-cell table:style-name="ce52" office:value-type="float" office:value="3437" calcext:value-type="float">
            <text:p>3,437</text:p>
          </table:table-cell>
          <table:table-cell table:style-name="ce29" office:value-type="float" office:value="15167" calcext:value-type="float">
            <text:p>15,167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52" office:value-type="float" office:value="2635" calcext:value-type="float">
            <text:p>2,635</text:p>
          </table:table-cell>
          <table:table-cell table:style-name="ce29" office:value-type="float" office:value="9599" calcext:value-type="float">
            <text:p>9,599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704" calcext:value-type="float">
            <text:p>1,704</text:p>
          </table:table-cell>
          <table:table-cell table:style-name="ce52" office:value-type="float" office:value="1347" calcext:value-type="float">
            <text:p>1,347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4083" calcext:value-type="float">
            <text:p>274,083</text:p>
          </table:table-cell>
          <table:table-cell table:style-name="ce29" office:value-type="float" office:value="11204" calcext:value-type="float">
            <text:p>11,204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14670" calcext:value-type="float">
            <text:p>14,670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3176" calcext:value-type="float">
            <text:p>3,176</text:p>
          </table:table-cell>
          <table:table-cell table:style-name="ce52" office:value-type="float" office:value="3340" calcext:value-type="float">
            <text:p>3,340</text:p>
          </table:table-cell>
          <table:table-cell table:style-name="ce29" office:value-type="float" office:value="17929" calcext:value-type="float">
            <text:p>17,929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750" calcext:value-type="float">
            <text:p>3,750</text:p>
          </table:table-cell>
          <table:table-cell table:style-name="ce52" office:value-type="float" office:value="3848" calcext:value-type="float">
            <text:p>3,848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918" calcext:value-type="float">
            <text:p>3,918</text:p>
          </table:table-cell>
          <table:table-cell table:style-name="ce52" office:value-type="float" office:value="3921" calcext:value-type="float">
            <text:p>3,921</text:p>
          </table:table-cell>
          <table:table-cell table:style-name="ce29" office:value-type="float" office:value="19870" calcext:value-type="float">
            <text:p>19,870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921" calcext:value-type="float">
            <text:p>3,921</text:p>
          </table:table-cell>
          <table:table-cell table:style-name="ce52" office:value-type="float" office:value="4188" calcext:value-type="float">
            <text:p>4,188</text:p>
          </table:table-cell>
          <table:table-cell table:style-name="ce29" office:value-type="float" office:value="23215" calcext:value-type="float">
            <text:p>23,215</text:p>
          </table:table-cell>
          <table:table-cell table:style-name="ce29" office:value-type="float" office:value="4482" calcext:value-type="float">
            <text:p>4,482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726" calcext:value-type="float">
            <text:p>4,726</text:p>
          </table:table-cell>
          <table:table-cell table:style-name="ce29" office:value-type="float" office:value="4731" calcext:value-type="float">
            <text:p>4,731</text:p>
          </table:table-cell>
          <table:table-cell table:style-name="ce52" office:value-type="float" office:value="4672" calcext:value-type="float">
            <text:p>4,672</text:p>
          </table:table-cell>
          <table:table-cell table:style-name="ce29" office:value-type="float" office:value="20825" calcext:value-type="float">
            <text:p>20,825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4130" calcext:value-type="float">
            <text:p>4,130</text:p>
          </table:table-cell>
          <table:table-cell table:style-name="ce52" office:value-type="float" office:value="3706" calcext:value-type="float">
            <text:p>3,706</text:p>
          </table:table-cell>
          <table:table-cell table:style-name="ce29" office:value-type="float" office:value="19194" calcext:value-type="float">
            <text:p>19,194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4018" calcext:value-type="float">
            <text:p>4,018</text:p>
          </table:table-cell>
          <table:table-cell table:style-name="ce52" office:value-type="float" office:value="4093" calcext:value-type="float">
            <text:p>4,093</text:p>
          </table:table-cell>
          <table:table-cell table:style-name="ce29" office:value-type="float" office:value="21831" calcext:value-type="float">
            <text:p>21,831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383" calcext:value-type="float">
            <text:p>4,383</text:p>
          </table:table-cell>
          <table:table-cell table:style-name="ce52" office:value-type="float" office:value="4460" calcext:value-type="float">
            <text:p>4,460</text:p>
          </table:table-cell>
          <table:table-cell table:style-name="ce29" office:value-type="float" office:value="23101" calcext:value-type="float">
            <text:p>23,101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594" calcext:value-type="float">
            <text:p>4,594</text:p>
          </table:table-cell>
          <table:table-cell table:style-name="ce52" office:value-type="float" office:value="4561" calcext:value-type="float">
            <text:p>4,561</text:p>
          </table:table-cell>
          <table:table-cell table:style-name="ce29" office:value-type="float" office:value="20624" calcext:value-type="float">
            <text:p>20,624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971" calcext:value-type="float">
            <text:p>3,971</text:p>
          </table:table-cell>
          <table:table-cell table:style-name="ce52" office:value-type="float" office:value="4047" calcext:value-type="float">
            <text:p>4,047</text:p>
          </table:table-cell>
          <table:table-cell table:style-name="ce29" office:value-type="float" office:value="17545" calcext:value-type="float">
            <text:p>17,545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407" calcext:value-type="float">
            <text:p>3,407</text:p>
          </table:table-cell>
          <table:table-cell table:style-name="ce52" office:value-type="float" office:value="2997" calcext:value-type="float">
            <text:p>2,997</text:p>
          </table:table-cell>
          <table:table-cell table:style-name="ce29" office:value-type="float" office:value="10857" calcext:value-type="float">
            <text:p>10,857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708" calcext:value-type="float">
            <text:p>1,708</text:p>
          </table:table-cell>
          <table:table-cell table:style-name="ce52" office:value-type="float" office:value="1947" calcext:value-type="float">
            <text:p>1,947</text:p>
          </table:table-cell>
          <table:table-cell table:style-name="ce29" office:value-type="float" office:value="10390" calcext:value-type="float">
            <text:p>10,390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084" calcext:value-type="float">
            <text:p>2,084</text:p>
          </table:table-cell>
          <table:table-cell table:style-name="ce52" office:value-type="float" office:value="2157" calcext:value-type="float">
            <text:p>2,157</text:p>
          </table:table-cell>
          <table:table-cell table:style-name="ce29" office:value-type="float" office:value="9192" calcext:value-type="float">
            <text:p>9,192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49" calcext:value-type="float">
            <text:p>1,749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01" calcext:value-type="float">
            <text:p>1,401</text:p>
          </table:table-cell>
          <table:table-cell table:style-name="ce52" office:value-type="float" office:value="1274" calcext:value-type="float">
            <text:p>1,274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76" calcext:value-type="float">
            <text:p>276</text:p>
          </table:table-cell>
          <table:table-cell table:style-name="ce52" office:value-type="float" office:value="201" calcext:value-type="float">
            <text:p>201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94" calcext:value-type="float">
            <text:p>257,094</text:p>
          </table:table-cell>
          <table:table-cell table:style-name="ce37" office:value-type="float" office:value="10485" calcext:value-type="float">
            <text:p>10,485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0" office:value-type="float" office:value="2317" calcext:value-type="float">
            <text:p>2,317</text:p>
          </table:table-cell>
          <table:table-cell table:style-name="ce30" office:value-type="float" office:value="13483" calcext:value-type="float">
            <text:p>13,483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0" office:value-type="float" office:value="2474" calcext:value-type="float">
            <text:p>2,474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7" office:value-type="float" office:value="2987" calcext:value-type="float">
            <text:p>2,987</text:p>
          </table:table-cell>
          <table:table-cell table:style-name="ce30" office:value-type="float" office:value="16760" calcext:value-type="float">
            <text:p>16,760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7" office:value-type="float" office:value="3571" calcext:value-type="float">
            <text:p>3,571</text:p>
          </table:table-cell>
          <table:table-cell table:style-name="ce30" office:value-type="float" office:value="18166" calcext:value-type="float">
            <text:p>18,166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694" calcext:value-type="float">
            <text:p>3,694</text:p>
          </table:table-cell>
          <table:table-cell table:style-name="ce30" office:value-type="float" office:value="18639" calcext:value-type="float">
            <text:p>18,639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7" office:value-type="float" office:value="4114" calcext:value-type="float">
            <text:p>4,114</text:p>
          </table:table-cell>
          <table:table-cell table:style-name="ce30" office:value-type="float" office:value="21713" calcext:value-type="float">
            <text:p>21,713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4352" calcext:value-type="float">
            <text:p>4,352</text:p>
          </table:table-cell>
          <table:table-cell table:style-name="ce30" office:value-type="float" office:value="4467" calcext:value-type="float">
            <text:p>4,467</text:p>
          </table:table-cell>
          <table:table-cell table:style-name="ce30" office:value-type="float" office:value="4518" calcext:value-type="float">
            <text:p>4,518</text:p>
          </table:table-cell>
          <table:table-cell table:style-name="ce37" office:value-type="float" office:value="4318" calcext:value-type="float">
            <text:p>4,318</text:p>
          </table:table-cell>
          <table:table-cell table:style-name="ce30" office:value-type="float" office:value="18902" calcext:value-type="float">
            <text:p>18,902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7" office:value-type="float" office:value="3315" calcext:value-type="float">
            <text:p>3,315</text:p>
          </table:table-cell>
          <table:table-cell table:style-name="ce30" office:value-type="float" office:value="17606" calcext:value-type="float">
            <text:p>17,606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7" office:value-type="float" office:value="3688" calcext:value-type="float">
            <text:p>3,688</text:p>
          </table:table-cell>
          <table:table-cell table:style-name="ce30" office:value-type="float" office:value="18960" calcext:value-type="float">
            <text:p>18,960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740" calcext:value-type="float">
            <text:p>3,740</text:p>
          </table:table-cell>
          <table:table-cell table:style-name="ce37" office:value-type="float" office:value="4037" calcext:value-type="float">
            <text:p>4,037</text:p>
          </table:table-cell>
          <table:table-cell table:style-name="ce30" office:value-type="float" office:value="20199" calcext:value-type="float">
            <text:p>20,199</text:p>
          </table:table-cell>
          <table:table-cell table:style-name="ce30" office:value-type="float" office:value="3895" calcext:value-type="float">
            <text:p>3,895</text:p>
          </table:table-cell>
          <table:table-cell table:style-name="ce30" office:value-type="float" office:value="4206" calcext:value-type="float">
            <text:p>4,206</text:p>
          </table:table-cell>
          <table:table-cell table:style-name="ce30" office:value-type="float" office:value="4088" calcext:value-type="float">
            <text:p>4,088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7" office:value-type="float" office:value="3948" calcext:value-type="float">
            <text:p>3,948</text:p>
          </table:table-cell>
          <table:table-cell table:style-name="ce30" office:value-type="float" office:value="18572" calcext:value-type="float">
            <text:p>18,572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0" office:value-type="float" office:value="3699" calcext:value-type="float">
            <text:p>3,699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7" office:value-type="float" office:value="3609" calcext:value-type="float">
            <text:p>3,609</text:p>
          </table:table-cell>
          <table:table-cell table:style-name="ce30" office:value-type="float" office:value="15939" calcext:value-type="float">
            <text:p>15,939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7" office:value-type="float" office:value="2768" calcext:value-type="float">
            <text:p>2,768</text:p>
          </table:table-cell>
          <table:table-cell table:style-name="ce30" office:value-type="float" office:value="10751" calcext:value-type="float">
            <text:p>10,751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7" office:value-type="float" office:value="1902" calcext:value-type="float">
            <text:p>1,902</text:p>
          </table:table-cell>
          <table:table-cell table:style-name="ce30" office:value-type="float" office:value="10761" calcext:value-type="float">
            <text:p>10,761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7" office:value-type="float" office:value="2280" calcext:value-type="float">
            <text:p>2,280</text:p>
          </table:table-cell>
          <table:table-cell table:style-name="ce30" office:value-type="float" office:value="9839" calcext:value-type="float">
            <text:p>9,839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0" office:value-type="float" office:value="1999" calcext:value-type="float">
            <text:p>1,999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7" office:value-type="float" office:value="1811" calcext:value-type="float">
            <text:p>1,811</text:p>
          </table:table-cell>
          <table:table-cell table:style-name="ce30" office:value-type="float" office:value="7889" calcext:value-type="float">
            <text:p>7,889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7" office:value-type="float" office:value="1361" calcext:value-type="float">
            <text:p>1,361</text:p>
          </table:table-cell>
          <table:table-cell table:style-name="ce30" office:value-type="float" office:value="5048" calcext:value-type="float">
            <text:p>5,048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921" calcext:value-type="float">
            <text:p>921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2467" calcext:value-type="float">
            <text:p>2,467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422" calcext:value-type="float">
            <text:p>422</text:p>
          </table:table-cell>
          <table:table-cell table:style-name="ce37" office:value-type="float" office:value="303" calcext:value-type="float">
            <text:p>303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3111" calcext:value-type="float">
            <text:p>723,111</text:p>
          </table:table-cell>
          <table:table-cell table:style-name="ce29" office:value-type="float" office:value="31338" calcext:value-type="float">
            <text:p>31,338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652" calcext:value-type="float">
            <text:p>6,652</text:p>
          </table:table-cell>
          <table:table-cell table:style-name="ce29" office:value-type="float" office:value="39363" calcext:value-type="float">
            <text:p>39,363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7268" calcext:value-type="float">
            <text:p>7,268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8676" calcext:value-type="float">
            <text:p>8,676</text:p>
          </table:table-cell>
          <table:table-cell table:style-name="ce52" office:value-type="float" office:value="8860" calcext:value-type="float">
            <text:p>8,860</text:p>
          </table:table-cell>
          <table:table-cell table:style-name="ce29" office:value-type="float" office:value="45537" calcext:value-type="float">
            <text:p>45,537</text:p>
          </table:table-cell>
          <table:table-cell table:style-name="ce29" office:value-type="float" office:value="8265" calcext:value-type="float">
            <text:p>8,265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9694" calcext:value-type="float">
            <text:p>9,694</text:p>
          </table:table-cell>
          <table:table-cell table:style-name="ce29" office:value-type="float" office:value="9468" calcext:value-type="float">
            <text:p>9,468</text:p>
          </table:table-cell>
          <table:table-cell table:style-name="ce52" office:value-type="float" office:value="9289" calcext:value-type="float">
            <text:p>9,289</text:p>
          </table:table-cell>
          <table:table-cell table:style-name="ce29" office:value-type="float" office:value="44961" calcext:value-type="float">
            <text:p>44,961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8889" calcext:value-type="float">
            <text:p>8,889</text:p>
          </table:table-cell>
          <table:table-cell table:style-name="ce29" office:value-type="float" office:value="9050" calcext:value-type="float">
            <text:p>9,050</text:p>
          </table:table-cell>
          <table:table-cell table:style-name="ce52" office:value-type="float" office:value="9092" calcext:value-type="float">
            <text:p>9,092</text:p>
          </table:table-cell>
          <table:table-cell table:style-name="ce29" office:value-type="float" office:value="48947" calcext:value-type="float">
            <text:p>48,947</text:p>
          </table:table-cell>
          <table:table-cell table:style-name="ce29" office:value-type="float" office:value="9294" calcext:value-type="float">
            <text:p>9,294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9577" calcext:value-type="float">
            <text:p>9,577</text:p>
          </table:table-cell>
          <table:table-cell table:style-name="ce29" office:value-type="float" office:value="9870" calcext:value-type="float">
            <text:p>9,870</text:p>
          </table:table-cell>
          <table:table-cell table:style-name="ce52" office:value-type="float" office:value="10941" calcext:value-type="float">
            <text:p>10,941</text:p>
          </table:table-cell>
          <table:table-cell table:style-name="ce29" office:value-type="float" office:value="61254" calcext:value-type="float">
            <text:p>61,254</text:p>
          </table:table-cell>
          <table:table-cell table:style-name="ce29" office:value-type="float" office:value="11271" calcext:value-type="float">
            <text:p>11,271</text:p>
          </table:table-cell>
          <table:table-cell table:style-name="ce29" office:value-type="float" office:value="12240" calcext:value-type="float">
            <text:p>12,240</text:p>
          </table:table-cell>
          <table:table-cell table:style-name="ce29" office:value-type="float" office:value="12414" calcext:value-type="float">
            <text:p>12,414</text:p>
          </table:table-cell>
          <table:table-cell table:style-name="ce29" office:value-type="float" office:value="12617" calcext:value-type="float">
            <text:p>12,617</text:p>
          </table:table-cell>
          <table:table-cell table:style-name="ce52" office:value-type="float" office:value="12712" calcext:value-type="float">
            <text:p>12,712</text:p>
          </table:table-cell>
          <table:table-cell table:style-name="ce29" office:value-type="float" office:value="58909" calcext:value-type="float">
            <text:p>58,909</text:p>
          </table:table-cell>
          <table:table-cell table:style-name="ce29" office:value-type="float" office:value="12706" calcext:value-type="float">
            <text:p>12,706</text:p>
          </table:table-cell>
          <table:table-cell table:style-name="ce29" office:value-type="float" office:value="12059" calcext:value-type="float">
            <text:p>12,059</text:p>
          </table:table-cell>
          <table:table-cell table:style-name="ce29" office:value-type="float" office:value="12202" calcext:value-type="float">
            <text:p>12,202</text:p>
          </table:table-cell>
          <table:table-cell table:style-name="ce29" office:value-type="float" office:value="11558" calcext:value-type="float">
            <text:p>11,558</text:p>
          </table:table-cell>
          <table:table-cell table:style-name="ce52" office:value-type="float" office:value="10384" calcext:value-type="float">
            <text:p>10,384</text:p>
          </table:table-cell>
          <table:table-cell table:style-name="ce29" office:value-type="float" office:value="51593" calcext:value-type="float">
            <text:p>51,593</text:p>
          </table:table-cell>
          <table:table-cell table:style-name="ce29" office:value-type="float" office:value="10108" calcext:value-type="float">
            <text:p>10,108</text:p>
          </table:table-cell>
          <table:table-cell table:style-name="ce29" office:value-type="float" office:value="10230" calcext:value-type="float">
            <text:p>10,230</text:p>
          </table:table-cell>
          <table:table-cell table:style-name="ce29" office:value-type="float" office:value="10172" calcext:value-type="float">
            <text:p>10,172</text:p>
          </table:table-cell>
          <table:table-cell table:style-name="ce29" office:value-type="float" office:value="10296" calcext:value-type="float">
            <text:p>10,296</text:p>
          </table:table-cell>
          <table:table-cell table:style-name="ce52" office:value-type="float" office:value="10787" calcext:value-type="float">
            <text:p>10,787</text:p>
          </table:table-cell>
          <table:table-cell table:style-name="ce29" office:value-type="float" office:value="53821" calcext:value-type="float">
            <text:p>53,821</text:p>
          </table:table-cell>
          <table:table-cell table:style-name="ce29" office:value-type="float" office:value="10692" calcext:value-type="float">
            <text:p>10,692</text:p>
          </table:table-cell>
          <table:table-cell table:style-name="ce29" office:value-type="float" office:value="10414" calcext:value-type="float">
            <text:p>10,414</text:p>
          </table:table-cell>
          <table:table-cell table:style-name="ce29" office:value-type="float" office:value="10833" calcext:value-type="float">
            <text:p>10,833</text:p>
          </table:table-cell>
          <table:table-cell table:style-name="ce29" office:value-type="float" office:value="10925" calcext:value-type="float">
            <text:p>10,925</text:p>
          </table:table-cell>
          <table:table-cell table:style-name="ce52" office:value-type="float" office:value="10957" calcext:value-type="float">
            <text:p>10,957</text:p>
          </table:table-cell>
          <table:table-cell table:style-name="ce29" office:value-type="float" office:value="54579" calcext:value-type="float">
            <text:p>54,579</text:p>
          </table:table-cell>
          <table:table-cell table:style-name="ce29" office:value-type="float" office:value="10965" calcext:value-type="float">
            <text:p>10,965</text:p>
          </table:table-cell>
          <table:table-cell table:style-name="ce29" office:value-type="float" office:value="11295" calcext:value-type="float">
            <text:p>11,295</text:p>
          </table:table-cell>
          <table:table-cell table:style-name="ce29" office:value-type="float" office:value="11206" calcext:value-type="float">
            <text:p>11,206</text:p>
          </table:table-cell>
          <table:table-cell table:style-name="ce29" office:value-type="float" office:value="10572" calcext:value-type="float">
            <text:p>10,572</text:p>
          </table:table-cell>
          <table:table-cell table:style-name="ce52" office:value-type="float" office:value="10541" calcext:value-type="float">
            <text:p>10,541</text:p>
          </table:table-cell>
          <table:table-cell table:style-name="ce29" office:value-type="float" office:value="49742" calcext:value-type="float">
            <text:p>49,742</text:p>
          </table:table-cell>
          <table:table-cell table:style-name="ce29" office:value-type="float" office:value="10764" calcext:value-type="float">
            <text:p>10,764</text:p>
          </table:table-cell>
          <table:table-cell table:style-name="ce29" office:value-type="float" office:value="9667" calcext:value-type="float">
            <text:p>9,667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941" calcext:value-type="float">
            <text:p>9,941</text:p>
          </table:table-cell>
          <table:table-cell table:style-name="ce52" office:value-type="float" office:value="9773" calcext:value-type="float">
            <text:p>9,773</text:p>
          </table:table-cell>
          <table:table-cell table:style-name="ce29" office:value-type="float" office:value="44116" calcext:value-type="float">
            <text:p>44,116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9342" calcext:value-type="float">
            <text:p>9,342</text:p>
          </table:table-cell>
          <table:table-cell table:style-name="ce29" office:value-type="float" office:value="9077" calcext:value-type="float">
            <text:p>9,077</text:p>
          </table:table-cell>
          <table:table-cell table:style-name="ce52" office:value-type="float" office:value="7494" calcext:value-type="float">
            <text:p>7,494</text:p>
          </table:table-cell>
          <table:table-cell table:style-name="ce29" office:value-type="float" office:value="31805" calcext:value-type="float">
            <text:p>31,805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2" office:value-type="float" office:value="5754" calcext:value-type="float">
            <text:p>5,754</text:p>
          </table:table-cell>
          <table:table-cell table:style-name="ce29" office:value-type="float" office:value="32660" calcext:value-type="float">
            <text:p>32,660</text:p>
          </table:table-cell>
          <table:table-cell table:style-name="ce29" office:value-type="float" office:value="6434" calcext:value-type="float">
            <text:p>6,434</text:p>
          </table:table-cell>
          <table:table-cell table:style-name="ce29" office:value-type="float" office:value="6356" calcext:value-type="float">
            <text:p>6,356</text:p>
          </table:table-cell>
          <table:table-cell table:style-name="ce29" office:value-type="float" office:value="6347" calcext:value-type="float">
            <text:p>6,347</text:p>
          </table:table-cell>
          <table:table-cell table:style-name="ce29" office:value-type="float" office:value="6793" calcext:value-type="float">
            <text:p>6,793</text:p>
          </table:table-cell>
          <table:table-cell table:style-name="ce52" office:value-type="float" office:value="6730" calcext:value-type="float">
            <text:p>6,730</text:p>
          </table:table-cell>
          <table:table-cell table:style-name="ce29" office:value-type="float" office:value="29631" calcext:value-type="float">
            <text:p>29,631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5937" calcext:value-type="float">
            <text:p>5,937</text:p>
          </table:table-cell>
          <table:table-cell table:style-name="ce29" office:value-type="float" office:value="5741" calcext:value-type="float">
            <text:p>5,741</text:p>
          </table:table-cell>
          <table:table-cell table:style-name="ce52" office:value-type="float" office:value="5360" calcext:value-type="float">
            <text:p>5,360</text:p>
          </table:table-cell>
          <table:table-cell table:style-name="ce29" office:value-type="float" office:value="23051" calcext:value-type="float">
            <text:p>23,051</text:p>
          </table:table-cell>
          <table:table-cell table:style-name="ce29" office:value-type="float" office:value="5129" calcext:value-type="float">
            <text:p>5,129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3954" calcext:value-type="float">
            <text:p>3,954</text:p>
          </table:table-cell>
          <table:table-cell table:style-name="ce29" office:value-type="float" office:value="13616" calcext:value-type="float">
            <text:p>13,616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300" calcext:value-type="float">
            <text:p>2,300</text:p>
          </table:table-cell>
          <table:table-cell table:style-name="ce52" office:value-type="float" office:value="1837" calcext:value-type="float">
            <text:p>1,837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948" calcext:value-type="float">
            <text:p>948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22" calcext:value-type="float">
            <text:p>222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511" calcext:value-type="float">
            <text:p>378,511</text:p>
          </table:table-cell>
          <table:table-cell table:style-name="ce29" office:value-type="float" office:value="16561" calcext:value-type="float">
            <text:p>16,561</text:p>
          </table:table-cell>
          <table:table-cell table:style-name="ce42" office:value-type="float" office:value="2990" calcext:value-type="float">
            <text:p>2,990</text:p>
          </table:table-cell>
          <table:table-cell table:style-name="ce42" office:value-type="float" office:value="3303" calcext:value-type="float">
            <text:p>3,303</text:p>
          </table:table-cell>
          <table:table-cell table:style-name="ce42" office:value-type="float" office:value="3356" calcext:value-type="float">
            <text:p>3,356</text:p>
          </table:table-cell>
          <table:table-cell table:style-name="ce42" office:value-type="float" office:value="3459" calcext:value-type="float">
            <text:p>3,459</text:p>
          </table:table-cell>
          <table:table-cell table:style-name="ce42" office:value-type="float" office:value="3453" calcext:value-type="float">
            <text:p>3,453</text:p>
          </table:table-cell>
          <table:table-cell table:style-name="ce42" office:value-type="float" office:value="20796" calcext:value-type="float">
            <text:p>20,796</text:p>
          </table:table-cell>
          <table:table-cell table:style-name="ce42" office:value-type="float" office:value="3670" calcext:value-type="float">
            <text:p>3,670</text:p>
          </table:table-cell>
          <table:table-cell table:style-name="ce42" office:value-type="float" office:value="3839" calcext:value-type="float">
            <text:p>3,839</text:p>
          </table:table-cell>
          <table:table-cell table:style-name="ce42" office:value-type="float" office:value="3969" calcext:value-type="float">
            <text:p>3,969</text:p>
          </table:table-cell>
          <table:table-cell table:style-name="ce42" office:value-type="float" office:value="4619" calcext:value-type="float">
            <text:p>4,619</text:p>
          </table:table-cell>
          <table:table-cell table:style-name="ce53" office:value-type="float" office:value="4699" calcext:value-type="float">
            <text:p>4,699</text:p>
          </table:table-cell>
          <table:table-cell table:style-name="ce42" office:value-type="float" office:value="23769" calcext:value-type="float">
            <text:p>23,769</text:p>
          </table:table-cell>
          <table:table-cell table:style-name="ce42" office:value-type="float" office:value="4327" calcext:value-type="float">
            <text:p>4,327</text:p>
          </table:table-cell>
          <table:table-cell table:style-name="ce42" office:value-type="float" office:value="4624" calcext:value-type="float">
            <text:p>4,624</text:p>
          </table:table-cell>
          <table:table-cell table:style-name="ce42" office:value-type="float" office:value="5080" calcext:value-type="float">
            <text:p>5,080</text:p>
          </table:table-cell>
          <table:table-cell table:style-name="ce42" office:value-type="float" office:value="4869" calcext:value-type="float">
            <text:p>4,869</text:p>
          </table:table-cell>
          <table:table-cell table:style-name="ce53" office:value-type="float" office:value="4869" calcext:value-type="float">
            <text:p>4,869</text:p>
          </table:table-cell>
          <table:table-cell table:style-name="ce42" office:value-type="float" office:value="23574" calcext:value-type="float">
            <text:p>23,574</text:p>
          </table:table-cell>
          <table:table-cell table:style-name="ce42" office:value-type="float" office:value="4681" calcext:value-type="float">
            <text:p>4,681</text:p>
          </table:table-cell>
          <table:table-cell table:style-name="ce42" office:value-type="float" office:value="4612" calcext:value-type="float">
            <text:p>4,612</text:p>
          </table:table-cell>
          <table:table-cell table:style-name="ce42" office:value-type="float" office:value="4675" calcext:value-type="float">
            <text:p>4,675</text:p>
          </table:table-cell>
          <table:table-cell table:style-name="ce42" office:value-type="float" office:value="4779" calcext:value-type="float">
            <text:p>4,779</text:p>
          </table:table-cell>
          <table:table-cell table:style-name="ce53" office:value-type="float" office:value="4827" calcext:value-type="float">
            <text:p>4,827</text:p>
          </table:table-cell>
          <table:table-cell table:style-name="ce42" office:value-type="float" office:value="25161" calcext:value-type="float">
            <text:p>25,161</text:p>
          </table:table-cell>
          <table:table-cell table:style-name="ce42" office:value-type="float" office:value="4805" calcext:value-type="float">
            <text:p>4,805</text:p>
          </table:table-cell>
          <table:table-cell table:style-name="ce42" office:value-type="float" office:value="4763" calcext:value-type="float">
            <text:p>4,763</text:p>
          </table:table-cell>
          <table:table-cell table:style-name="ce42" office:value-type="float" office:value="4953" calcext:value-type="float">
            <text:p>4,953</text:p>
          </table:table-cell>
          <table:table-cell table:style-name="ce42" office:value-type="float" office:value="5071" calcext:value-type="float">
            <text:p>5,071</text:p>
          </table:table-cell>
          <table:table-cell table:style-name="ce53" office:value-type="float" office:value="5569" calcext:value-type="float">
            <text:p>5,569</text:p>
          </table:table-cell>
          <table:table-cell table:style-name="ce42" office:value-type="float" office:value="31467" calcext:value-type="float">
            <text:p>31,467</text:p>
          </table:table-cell>
          <table:table-cell table:style-name="ce42" office:value-type="float" office:value="5816" calcext:value-type="float">
            <text:p>5,816</text:p>
          </table:table-cell>
          <table:table-cell table:style-name="ce42" office:value-type="float" office:value="6256" calcext:value-type="float">
            <text:p>6,256</text:p>
          </table:table-cell>
          <table:table-cell table:style-name="ce42" office:value-type="float" office:value="6410" calcext:value-type="float">
            <text:p>6,410</text:p>
          </table:table-cell>
          <table:table-cell table:style-name="ce42" office:value-type="float" office:value="6445" calcext:value-type="float">
            <text:p>6,445</text:p>
          </table:table-cell>
          <table:table-cell table:style-name="ce53" office:value-type="float" office:value="6540" calcext:value-type="float">
            <text:p>6,540</text:p>
          </table:table-cell>
          <table:table-cell table:style-name="ce42" office:value-type="float" office:value="31002" calcext:value-type="float">
            <text:p>31,002</text:p>
          </table:table-cell>
          <table:table-cell table:style-name="ce42" office:value-type="float" office:value="6586" calcext:value-type="float">
            <text:p>6,586</text:p>
          </table:table-cell>
          <table:table-cell table:style-name="ce42" office:value-type="float" office:value="6220" calcext:value-type="float">
            <text:p>6,220</text:p>
          </table:table-cell>
          <table:table-cell table:style-name="ce42" office:value-type="float" office:value="6451" calcext:value-type="float">
            <text:p>6,451</text:p>
          </table:table-cell>
          <table:table-cell table:style-name="ce42" office:value-type="float" office:value="6136" calcext:value-type="float">
            <text:p>6,136</text:p>
          </table:table-cell>
          <table:table-cell table:style-name="ce53" office:value-type="float" office:value="5609" calcext:value-type="float">
            <text:p>5,609</text:p>
          </table:table-cell>
          <table:table-cell table:style-name="ce42" office:value-type="float" office:value="28307" calcext:value-type="float">
            <text:p>28,307</text:p>
          </table:table-cell>
          <table:table-cell table:style-name="ce42" office:value-type="float" office:value="5353" calcext:value-type="float">
            <text:p>5,353</text:p>
          </table:table-cell>
          <table:table-cell table:style-name="ce42" office:value-type="float" office:value="5565" calcext:value-type="float">
            <text:p>5,565</text:p>
          </table:table-cell>
          <table:table-cell table:style-name="ce42" office:value-type="float" office:value="5476" calcext:value-type="float">
            <text:p>5,476</text:p>
          </table:table-cell>
          <table:table-cell table:style-name="ce42" office:value-type="float" office:value="5757" calcext:value-type="float">
            <text:p>5,757</text:p>
          </table:table-cell>
          <table:table-cell table:style-name="ce53" office:value-type="float" office:value="6156" calcext:value-type="float">
            <text:p>6,156</text:p>
          </table:table-cell>
          <table:table-cell table:style-name="ce42" office:value-type="float" office:value="30934" calcext:value-type="float">
            <text:p>30,934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5970" calcext:value-type="float">
            <text:p>5,970</text:p>
          </table:table-cell>
          <table:table-cell table:style-name="ce42" office:value-type="float" office:value="6308" calcext:value-type="float">
            <text:p>6,308</text:p>
          </table:table-cell>
          <table:table-cell table:style-name="ce42" office:value-type="float" office:value="6274" calcext:value-type="float">
            <text:p>6,274</text:p>
          </table:table-cell>
          <table:table-cell table:style-name="ce53" office:value-type="float" office:value="6221" calcext:value-type="float">
            <text:p>6,221</text:p>
          </table:table-cell>
          <table:table-cell table:style-name="ce42" office:value-type="float" office:value="31142" calcext:value-type="float">
            <text:p>31,142</text:p>
          </table:table-cell>
          <table:table-cell table:style-name="ce42" office:value-type="float" office:value="6401" calcext:value-type="float">
            <text:p>6,401</text:p>
          </table:table-cell>
          <table:table-cell table:style-name="ce42" office:value-type="float" office:value="6429" calcext:value-type="float">
            <text:p>6,429</text:p>
          </table:table-cell>
          <table:table-cell table:style-name="ce42" office:value-type="float" office:value="6371" calcext:value-type="float">
            <text:p>6,371</text:p>
          </table:table-cell>
          <table:table-cell table:style-name="ce42" office:value-type="float" office:value="5955" calcext:value-type="float">
            <text:p>5,955</text:p>
          </table:table-cell>
          <table:table-cell table:style-name="ce53" office:value-type="float" office:value="5986" calcext:value-type="float">
            <text:p>5,986</text:p>
          </table:table-cell>
          <table:table-cell table:style-name="ce42" office:value-type="float" office:value="27256" calcext:value-type="float">
            <text:p>27,256</text:p>
          </table:table-cell>
          <table:table-cell table:style-name="ce42" office:value-type="float" office:value="5996" calcext:value-type="float">
            <text:p>5,996</text:p>
          </table:table-cell>
          <table:table-cell table:style-name="ce42" office:value-type="float" office:value="5320" calcext:value-type="float">
            <text:p>5,320</text:p>
          </table:table-cell>
          <table:table-cell table:style-name="ce42" office:value-type="float" office:value="5261" calcext:value-type="float">
            <text:p>5,261</text:p>
          </table:table-cell>
          <table:table-cell table:style-name="ce42" office:value-type="float" office:value="5409" calcext:value-type="float">
            <text:p>5,409</text:p>
          </table:table-cell>
          <table:table-cell table:style-name="ce53" office:value-type="float" office:value="5270" calcext:value-type="float">
            <text:p>5,270</text:p>
          </table:table-cell>
          <table:table-cell table:style-name="ce42" office:value-type="float" office:value="23750" calcext:value-type="float">
            <text:p>23,750</text:p>
          </table:table-cell>
          <table:table-cell table:style-name="ce42" office:value-type="float" office:value="4873" calcext:value-type="float">
            <text:p>4,873</text:p>
          </table:table-cell>
          <table:table-cell table:style-name="ce42" office:value-type="float" office:value="4887" calcext:value-type="float">
            <text:p>4,887</text:p>
          </table:table-cell>
          <table:table-cell table:style-name="ce42" office:value-type="float" office:value="5036" calcext:value-type="float">
            <text:p>5,036</text:p>
          </table:table-cell>
          <table:table-cell table:style-name="ce42" office:value-type="float" office:value="4896" calcext:value-type="float">
            <text:p>4,896</text:p>
          </table:table-cell>
          <table:table-cell table:style-name="ce53" office:value-type="float" office:value="4058" calcext:value-type="float">
            <text:p>4,058</text:p>
          </table:table-cell>
          <table:table-cell table:style-name="ce42" office:value-type="float" office:value="16299" calcext:value-type="float">
            <text:p>16,299</text:p>
          </table:table-cell>
          <table:table-cell table:style-name="ce42" office:value-type="float" office:value="4071" calcext:value-type="float">
            <text:p>4,071</text:p>
          </table:table-cell>
          <table:table-cell table:style-name="ce42" office:value-type="float" office:value="3596" calcext:value-type="float">
            <text:p>3,596</text:p>
          </table:table-cell>
          <table:table-cell table:style-name="ce42" office:value-type="float" office:value="3193" calcext:value-type="float">
            <text:p>3,193</text:p>
          </table:table-cell>
          <table:table-cell table:style-name="ce42" office:value-type="float" office:value="2549" calcext:value-type="float">
            <text:p>2,549</text:p>
          </table:table-cell>
          <table:table-cell table:style-name="ce53" office:value-type="float" office:value="2890" calcext:value-type="float">
            <text:p>2,890</text:p>
          </table:table-cell>
          <table:table-cell table:style-name="ce42" office:value-type="float" office:value="15961" calcext:value-type="float">
            <text:p>15,961</text:p>
          </table:table-cell>
          <table:table-cell table:style-name="ce42" office:value-type="float" office:value="3120" calcext:value-type="float">
            <text:p>3,120</text:p>
          </table:table-cell>
          <table:table-cell table:style-name="ce42" office:value-type="float" office:value="3164" calcext:value-type="float">
            <text:p>3,164</text:p>
          </table:table-cell>
          <table:table-cell table:style-name="ce42" office:value-type="float" office:value="3146" calcext:value-type="float">
            <text:p>3,146</text:p>
          </table:table-cell>
          <table:table-cell table:style-name="ce42" office:value-type="float" office:value="3336" calcext:value-type="float">
            <text:p>3,336</text:p>
          </table:table-cell>
          <table:table-cell table:style-name="ce53" office:value-type="float" office:value="3195" calcext:value-type="float">
            <text:p>3,195</text:p>
          </table:table-cell>
          <table:table-cell table:style-name="ce42" office:value-type="float" office:value="13954" calcext:value-type="float">
            <text:p>13,954</text:p>
          </table:table-cell>
          <table:table-cell table:style-name="ce42" office:value-type="float" office:value="3144" calcext:value-type="float">
            <text:p>3,144</text:p>
          </table:table-cell>
          <table:table-cell table:style-name="ce42" office:value-type="float" office:value="2880" calcext:value-type="float">
            <text:p>2,880</text:p>
          </table:table-cell>
          <table:table-cell table:style-name="ce42" office:value-type="float" office:value="2785" calcext:value-type="float">
            <text:p>2,785</text:p>
          </table:table-cell>
          <table:table-cell table:style-name="ce42" office:value-type="float" office:value="2670" calcext:value-type="float">
            <text:p>2,670</text:p>
          </table:table-cell>
          <table:table-cell table:style-name="ce53" office:value-type="float" office:value="2475" calcext:value-type="float">
            <text:p>2,475</text:p>
          </table:table-cell>
          <table:table-cell table:style-name="ce42" office:value-type="float" office:value="10087" calcext:value-type="float">
            <text:p>10,087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186" calcext:value-type="float">
            <text:p>2,186</text:p>
          </table:table-cell>
          <table:table-cell table:style-name="ce42" office:value-type="float" office:value="2067" calcext:value-type="float">
            <text:p>2,067</text:p>
          </table:table-cell>
          <table:table-cell table:style-name="ce42" office:value-type="float" office:value="1905" calcext:value-type="float">
            <text:p>1,905</text:p>
          </table:table-cell>
          <table:table-cell table:style-name="ce53" office:value-type="float" office:value="1658" calcext:value-type="float">
            <text:p>1,658</text:p>
          </table:table-cell>
          <table:table-cell table:style-name="ce42" office:value-type="float" office:value="5720" calcext:value-type="float">
            <text:p>5,720</text:p>
          </table:table-cell>
          <table:table-cell table:style-name="ce42" office:value-type="float" office:value="1539" calcext:value-type="float">
            <text:p>1,539</text:p>
          </table:table-cell>
          <table:table-cell table:style-name="ce42" office:value-type="float" office:value="1316" calcext:value-type="float">
            <text:p>1,316</text:p>
          </table:table-cell>
          <table:table-cell table:style-name="ce42" office:value-type="float" office:value="1216" calcext:value-type="float">
            <text:p>1,216</text:p>
          </table:table-cell>
          <table:table-cell table:style-name="ce42" office:value-type="float" office:value="928" calcext:value-type="float">
            <text:p>928</text:p>
          </table:table-cell>
          <table:table-cell table:style-name="ce53" office:value-type="float" office:value="721" calcext:value-type="float">
            <text:p>721</text:p>
          </table:table-cell>
          <table:table-cell table:style-name="ce42" office:value-type="float" office:value="2106" calcext:value-type="float">
            <text:p>2,106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327" calcext:value-type="float">
            <text:p>327</text:p>
          </table:table-cell>
          <table:table-cell table:style-name="ce53" office:value-type="float" office:value="220" calcext:value-type="float">
            <text:p>220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600" calcext:value-type="float">
            <text:p>344,600</text:p>
          </table:table-cell>
          <table:table-cell table:style-name="ce37" office:value-type="float" office:value="14777" calcext:value-type="float">
            <text:p>14,777</text:p>
          </table:table-cell>
          <table:table-cell table:style-name="ce43" office:value-type="float" office:value="2653" calcext:value-type="float">
            <text:p>2,653</text:p>
          </table:table-cell>
          <table:table-cell table:style-name="ce43" office:value-type="float" office:value="2935" calcext:value-type="float">
            <text:p>2,935</text:p>
          </table:table-cell>
          <table:table-cell table:style-name="ce43" office:value-type="float" office:value="2959" calcext:value-type="float">
            <text:p>2,959</text:p>
          </table:table-cell>
          <table:table-cell table:style-name="ce43" office:value-type="float" office:value="3031" calcext:value-type="float">
            <text:p>3,031</text:p>
          </table:table-cell>
          <table:table-cell table:style-name="ce43" office:value-type="float" office:value="3199" calcext:value-type="float">
            <text:p>3,199</text:p>
          </table:table-cell>
          <table:table-cell table:style-name="ce43" office:value-type="float" office:value="18567" calcext:value-type="float">
            <text:p>18,567</text:p>
          </table:table-cell>
          <table:table-cell table:style-name="ce43" office:value-type="float" office:value="3198" calcext:value-type="float">
            <text:p>3,198</text:p>
          </table:table-cell>
          <table:table-cell table:style-name="ce43" office:value-type="float" office:value="3429" calcext:value-type="float">
            <text:p>3,429</text:p>
          </table:table-cell>
          <table:table-cell table:style-name="ce43" office:value-type="float" office:value="3722" calcext:value-type="float">
            <text:p>3,722</text:p>
          </table:table-cell>
          <table:table-cell table:style-name="ce43" office:value-type="float" office:value="4057" calcext:value-type="float">
            <text:p>4,057</text:p>
          </table:table-cell>
          <table:table-cell table:style-name="ce54" office:value-type="float" office:value="4161" calcext:value-type="float">
            <text:p>4,161</text:p>
          </table:table-cell>
          <table:table-cell table:style-name="ce43" office:value-type="float" office:value="21768" calcext:value-type="float">
            <text:p>21,768</text:p>
          </table:table-cell>
          <table:table-cell table:style-name="ce43" office:value-type="float" office:value="3938" calcext:value-type="float">
            <text:p>3,938</text:p>
          </table:table-cell>
          <table:table-cell table:style-name="ce43" office:value-type="float" office:value="4197" calcext:value-type="float">
            <text:p>4,197</text:p>
          </table:table-cell>
          <table:table-cell table:style-name="ce43" office:value-type="float" office:value="4614" calcext:value-type="float">
            <text:p>4,614</text:p>
          </table:table-cell>
          <table:table-cell table:style-name="ce43" office:value-type="float" office:value="4599" calcext:value-type="float">
            <text:p>4,599</text:p>
          </table:table-cell>
          <table:table-cell table:style-name="ce54" office:value-type="float" office:value="4420" calcext:value-type="float">
            <text:p>4,420</text:p>
          </table:table-cell>
          <table:table-cell table:style-name="ce43" office:value-type="float" office:value="21387" calcext:value-type="float">
            <text:p>21,387</text:p>
          </table:table-cell>
          <table:table-cell table:style-name="ce43" office:value-type="float" office:value="4311" calcext:value-type="float">
            <text:p>4,311</text:p>
          </table:table-cell>
          <table:table-cell table:style-name="ce43" office:value-type="float" office:value="4326" calcext:value-type="float">
            <text:p>4,326</text:p>
          </table:table-cell>
          <table:table-cell table:style-name="ce43" office:value-type="float" office:value="4214" calcext:value-type="float">
            <text:p>4,214</text:p>
          </table:table-cell>
          <table:table-cell table:style-name="ce43" office:value-type="float" office:value="4271" calcext:value-type="float">
            <text:p>4,271</text:p>
          </table:table-cell>
          <table:table-cell table:style-name="ce54" office:value-type="float" office:value="4265" calcext:value-type="float">
            <text:p>4,265</text:p>
          </table:table-cell>
          <table:table-cell table:style-name="ce43" office:value-type="float" office:value="23786" calcext:value-type="float">
            <text:p>23,786</text:p>
          </table:table-cell>
          <table:table-cell table:style-name="ce43" office:value-type="float" office:value="4489" calcext:value-type="float">
            <text:p>4,489</text:p>
          </table:table-cell>
          <table:table-cell table:style-name="ce43" office:value-type="float" office:value="4502" calcext:value-type="float">
            <text:p>4,502</text:p>
          </table:table-cell>
          <table:table-cell table:style-name="ce43" office:value-type="float" office:value="4624" calcext:value-type="float">
            <text:p>4,624</text:p>
          </table:table-cell>
          <table:table-cell table:style-name="ce43" office:value-type="float" office:value="4799" calcext:value-type="float">
            <text:p>4,799</text:p>
          </table:table-cell>
          <table:table-cell table:style-name="ce54" office:value-type="float" office:value="5372" calcext:value-type="float">
            <text:p>5,372</text:p>
          </table:table-cell>
          <table:table-cell table:style-name="ce43" office:value-type="float" office:value="29787" calcext:value-type="float">
            <text:p>29,787</text:p>
          </table:table-cell>
          <table:table-cell table:style-name="ce43" office:value-type="float" office:value="5455" calcext:value-type="float">
            <text:p>5,455</text:p>
          </table:table-cell>
          <table:table-cell table:style-name="ce43" office:value-type="float" office:value="5984" calcext:value-type="float">
            <text:p>5,984</text:p>
          </table:table-cell>
          <table:table-cell table:style-name="ce43" office:value-type="float" office:value="6004" calcext:value-type="float">
            <text:p>6,004</text:p>
          </table:table-cell>
          <table:table-cell table:style-name="ce43" office:value-type="float" office:value="6172" calcext:value-type="float">
            <text:p>6,172</text:p>
          </table:table-cell>
          <table:table-cell table:style-name="ce54" office:value-type="float" office:value="6172" calcext:value-type="float">
            <text:p>6,172</text:p>
          </table:table-cell>
          <table:table-cell table:style-name="ce43" office:value-type="float" office:value="27907" calcext:value-type="float">
            <text:p>27,907</text:p>
          </table:table-cell>
          <table:table-cell table:style-name="ce43" office:value-type="float" office:value="6120" calcext:value-type="float">
            <text:p>6,120</text:p>
          </table:table-cell>
          <table:table-cell table:style-name="ce43" office:value-type="float" office:value="5839" calcext:value-type="float">
            <text:p>5,839</text:p>
          </table:table-cell>
          <table:table-cell table:style-name="ce43" office:value-type="float" office:value="5751" calcext:value-type="float">
            <text:p>5,751</text:p>
          </table:table-cell>
          <table:table-cell table:style-name="ce43" office:value-type="float" office:value="5422" calcext:value-type="float">
            <text:p>5,422</text:p>
          </table:table-cell>
          <table:table-cell table:style-name="ce54" office:value-type="float" office:value="4775" calcext:value-type="float">
            <text:p>4,775</text:p>
          </table:table-cell>
          <table:table-cell table:style-name="ce43" office:value-type="float" office:value="23286" calcext:value-type="float">
            <text:p>23,286</text:p>
          </table:table-cell>
          <table:table-cell table:style-name="ce43" office:value-type="float" office:value="4755" calcext:value-type="float">
            <text:p>4,755</text:p>
          </table:table-cell>
          <table:table-cell table:style-name="ce43" office:value-type="float" office:value="4665" calcext:value-type="float">
            <text:p>4,665</text:p>
          </table:table-cell>
          <table:table-cell table:style-name="ce43" office:value-type="float" office:value="4696" calcext:value-type="float">
            <text:p>4,696</text:p>
          </table:table-cell>
          <table:table-cell table:style-name="ce43" office:value-type="float" office:value="4539" calcext:value-type="float">
            <text:p>4,539</text:p>
          </table:table-cell>
          <table:table-cell table:style-name="ce54" office:value-type="float" office:value="4631" calcext:value-type="float">
            <text:p>4,631</text:p>
          </table:table-cell>
          <table:table-cell table:style-name="ce43" office:value-type="float" office:value="22887" calcext:value-type="float">
            <text:p>22,887</text:p>
          </table:table-cell>
          <table:table-cell table:style-name="ce43" office:value-type="float" office:value="4531" calcext:value-type="float">
            <text:p>4,531</text:p>
          </table:table-cell>
          <table:table-cell table:style-name="ce43" office:value-type="float" office:value="4444" calcext:value-type="float">
            <text:p>4,444</text:p>
          </table:table-cell>
          <table:table-cell table:style-name="ce43" office:value-type="float" office:value="4525" calcext:value-type="float">
            <text:p>4,525</text:p>
          </table:table-cell>
          <table:table-cell table:style-name="ce43" office:value-type="float" office:value="4651" calcext:value-type="float">
            <text:p>4,651</text:p>
          </table:table-cell>
          <table:table-cell table:style-name="ce54" office:value-type="float" office:value="4736" calcext:value-type="float">
            <text:p>4,736</text:p>
          </table:table-cell>
          <table:table-cell table:style-name="ce43" office:value-type="float" office:value="23437" calcext:value-type="float">
            <text:p>23,437</text:p>
          </table:table-cell>
          <table:table-cell table:style-name="ce43" office:value-type="float" office:value="4564" calcext:value-type="float">
            <text:p>4,564</text:p>
          </table:table-cell>
          <table:table-cell table:style-name="ce43" office:value-type="float" office:value="4866" calcext:value-type="float">
            <text:p>4,866</text:p>
          </table:table-cell>
          <table:table-cell table:style-name="ce43" office:value-type="float" office:value="4835" calcext:value-type="float">
            <text:p>4,835</text:p>
          </table:table-cell>
          <table:table-cell table:style-name="ce43" office:value-type="float" office:value="4617" calcext:value-type="float">
            <text:p>4,617</text:p>
          </table:table-cell>
          <table:table-cell table:style-name="ce54" office:value-type="float" office:value="4555" calcext:value-type="float">
            <text:p>4,555</text:p>
          </table:table-cell>
          <table:table-cell table:style-name="ce43" office:value-type="float" office:value="22486" calcext:value-type="float">
            <text:p>22,486</text:p>
          </table:table-cell>
          <table:table-cell table:style-name="ce43" office:value-type="float" office:value="4768" calcext:value-type="float">
            <text:p>4,768</text:p>
          </table:table-cell>
          <table:table-cell table:style-name="ce43" office:value-type="float" office:value="4347" calcext:value-type="float">
            <text:p>4,347</text:p>
          </table:table-cell>
          <table:table-cell table:style-name="ce43" office:value-type="float" office:value="4336" calcext:value-type="float">
            <text:p>4,336</text:p>
          </table:table-cell>
          <table:table-cell table:style-name="ce43" office:value-type="float" office:value="4532" calcext:value-type="float">
            <text:p>4,532</text:p>
          </table:table-cell>
          <table:table-cell table:style-name="ce54" office:value-type="float" office:value="4503" calcext:value-type="float">
            <text:p>4,503</text:p>
          </table:table-cell>
          <table:table-cell table:style-name="ce43" office:value-type="float" office:value="20366" calcext:value-type="float">
            <text:p>20,366</text:p>
          </table:table-cell>
          <table:table-cell table:style-name="ce43" office:value-type="float" office:value="4293" calcext:value-type="float">
            <text:p>4,293</text:p>
          </table:table-cell>
          <table:table-cell table:style-name="ce43" office:value-type="float" office:value="4150" calcext:value-type="float">
            <text:p>4,150</text:p>
          </table:table-cell>
          <table:table-cell table:style-name="ce43" office:value-type="float" office:value="4306" calcext:value-type="float">
            <text:p>4,306</text:p>
          </table:table-cell>
          <table:table-cell table:style-name="ce43" office:value-type="float" office:value="4181" calcext:value-type="float">
            <text:p>4,181</text:p>
          </table:table-cell>
          <table:table-cell table:style-name="ce54" office:value-type="float" office:value="3436" calcext:value-type="float">
            <text:p>3,436</text:p>
          </table:table-cell>
          <table:table-cell table:style-name="ce43" office:value-type="float" office:value="15506" calcext:value-type="float">
            <text:p>15,506</text:p>
          </table:table-cell>
          <table:table-cell table:style-name="ce43" office:value-type="float" office:value="3740" calcext:value-type="float">
            <text:p>3,740</text:p>
          </table:table-cell>
          <table:table-cell table:style-name="ce43" office:value-type="float" office:value="3281" calcext:value-type="float">
            <text:p>3,281</text:p>
          </table:table-cell>
          <table:table-cell table:style-name="ce43" office:value-type="float" office:value="3181" calcext:value-type="float">
            <text:p>3,181</text:p>
          </table:table-cell>
          <table:table-cell table:style-name="ce43" office:value-type="float" office:value="2440" calcext:value-type="float">
            <text:p>2,440</text:p>
          </table:table-cell>
          <table:table-cell table:style-name="ce54" office:value-type="float" office:value="2864" calcext:value-type="float">
            <text:p>2,864</text:p>
          </table:table-cell>
          <table:table-cell table:style-name="ce43" office:value-type="float" office:value="16699" calcext:value-type="float">
            <text:p>16,699</text:p>
          </table:table-cell>
          <table:table-cell table:style-name="ce43" office:value-type="float" office:value="3314" calcext:value-type="float">
            <text:p>3,314</text:p>
          </table:table-cell>
          <table:table-cell table:style-name="ce43" office:value-type="float" office:value="3192" calcext:value-type="float">
            <text:p>3,192</text:p>
          </table:table-cell>
          <table:table-cell table:style-name="ce43" office:value-type="float" office:value="3201" calcext:value-type="float">
            <text:p>3,201</text:p>
          </table:table-cell>
          <table:table-cell table:style-name="ce43" office:value-type="float" office:value="3457" calcext:value-type="float">
            <text:p>3,457</text:p>
          </table:table-cell>
          <table:table-cell table:style-name="ce54" office:value-type="float" office:value="3535" calcext:value-type="float">
            <text:p>3,535</text:p>
          </table:table-cell>
          <table:table-cell table:style-name="ce43" office:value-type="float" office:value="15677" calcext:value-type="float">
            <text:p>15,677</text:p>
          </table:table-cell>
          <table:table-cell table:style-name="ce43" office:value-type="float" office:value="3305" calcext:value-type="float">
            <text:p>3,305</text:p>
          </table:table-cell>
          <table:table-cell table:style-name="ce43" office:value-type="float" office:value="3264" calcext:value-type="float">
            <text:p>3,264</text:p>
          </table:table-cell>
          <table:table-cell table:style-name="ce43" office:value-type="float" office:value="3152" calcext:value-type="float">
            <text:p>3,152</text:p>
          </table:table-cell>
          <table:table-cell table:style-name="ce43" office:value-type="float" office:value="3071" calcext:value-type="float">
            <text:p>3,071</text:p>
          </table:table-cell>
          <table:table-cell table:style-name="ce54" office:value-type="float" office:value="2885" calcext:value-type="float">
            <text:p>2,885</text:p>
          </table:table-cell>
          <table:table-cell table:style-name="ce43" office:value-type="float" office:value="12964" calcext:value-type="float">
            <text:p>12,964</text:p>
          </table:table-cell>
          <table:table-cell table:style-name="ce43" office:value-type="float" office:value="2858" calcext:value-type="float">
            <text:p>2,858</text:p>
          </table:table-cell>
          <table:table-cell table:style-name="ce43" office:value-type="float" office:value="2700" calcext:value-type="float">
            <text:p>2,700</text:p>
          </table:table-cell>
          <table:table-cell table:style-name="ce43" office:value-type="float" office:value="2635" calcext:value-type="float">
            <text:p>2,635</text:p>
          </table:table-cell>
          <table:table-cell table:style-name="ce43" office:value-type="float" office:value="2475" calcext:value-type="float">
            <text:p>2,475</text:p>
          </table:table-cell>
          <table:table-cell table:style-name="ce54" office:value-type="float" office:value="2296" calcext:value-type="float">
            <text:p>2,296</text:p>
          </table:table-cell>
          <table:table-cell table:style-name="ce43" office:value-type="float" office:value="7896" calcext:value-type="float">
            <text:p>7,89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43" office:value-type="float" office:value="1828" calcext:value-type="float">
            <text:p>1,828</text:p>
          </table:table-cell>
          <table:table-cell table:style-name="ce43" office:value-type="float" office:value="1645" calcext:value-type="float">
            <text:p>1,645</text:p>
          </table:table-cell>
          <table:table-cell table:style-name="ce43" office:value-type="float" office:value="1372" calcext:value-type="float">
            <text:p>1,372</text:p>
          </table:table-cell>
          <table:table-cell table:style-name="ce54" office:value-type="float" office:value="1116" calcext:value-type="float">
            <text:p>1,116</text:p>
          </table:table-cell>
          <table:table-cell table:style-name="ce43" office:value-type="float" office:value="3849" calcext:value-type="float">
            <text:p>3,849</text:p>
          </table:table-cell>
          <table:table-cell table:style-name="ce43" office:value-type="float" office:value="1058" calcext:value-type="float">
            <text:p>1,058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621" calcext:value-type="float">
            <text:p>621</text:p>
          </table:table-cell>
          <table:table-cell table:style-name="ce54" office:value-type="float" office:value="512" calcext:value-type="float">
            <text:p>512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159" calcext:value-type="float">
            <text:p>159</text:p>
          </table:table-cell>
          <table:table-cell table:style-name="ce54" office:value-type="float" office:value="148" calcext:value-type="float">
            <text:p>148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0" calcext:value-type="float">
            <text:p>40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642" calcext:value-type="float">
            <text:p>547,642</text:p>
          </table:table-cell>
          <table:table-cell table:style-name="ce29" office:value-type="float" office:value="22888" calcext:value-type="float">
            <text:p>22,888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27823" calcext:value-type="float">
            <text:p>27,823</text:p>
          </table:table-cell>
          <table:table-cell table:style-name="ce29" office:value-type="float" office:value="5010" calcext:value-type="float">
            <text:p>5,010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6180" calcext:value-type="float">
            <text:p>6,180</text:p>
          </table:table-cell>
          <table:table-cell table:style-name="ce52" office:value-type="float" office:value="5989" calcext:value-type="float">
            <text:p>5,989</text:p>
          </table:table-cell>
          <table:table-cell table:style-name="ce29" office:value-type="float" office:value="31422" calcext:value-type="float">
            <text:p>31,422</text:p>
          </table:table-cell>
          <table:table-cell table:style-name="ce29" office:value-type="float" office:value="5657" calcext:value-type="float">
            <text:p>5,657</text:p>
          </table:table-cell>
          <table:table-cell table:style-name="ce29" office:value-type="float" office:value="6213" calcext:value-type="float">
            <text:p>6,213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6534" calcext:value-type="float">
            <text:p>6,534</text:p>
          </table:table-cell>
          <table:table-cell table:style-name="ce52" office:value-type="float" office:value="6667" calcext:value-type="float">
            <text:p>6,667</text:p>
          </table:table-cell>
          <table:table-cell table:style-name="ce29" office:value-type="float" office:value="35029" calcext:value-type="float">
            <text:p>35,029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6823" calcext:value-type="float">
            <text:p>6,823</text:p>
          </table:table-cell>
          <table:table-cell table:style-name="ce29" office:value-type="float" office:value="7207" calcext:value-type="float">
            <text:p>7,207</text:p>
          </table:table-cell>
          <table:table-cell table:style-name="ce52" office:value-type="float" office:value="7231" calcext:value-type="float">
            <text:p>7,231</text:p>
          </table:table-cell>
          <table:table-cell table:style-name="ce29" office:value-type="float" office:value="37238" calcext:value-type="float">
            <text:p>37,238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7299" calcext:value-type="float">
            <text:p>7,299</text:p>
          </table:table-cell>
          <table:table-cell table:style-name="ce29" office:value-type="float" office:value="7159" calcext:value-type="float">
            <text:p>7,159</text:p>
          </table:table-cell>
          <table:table-cell table:style-name="ce29" office:value-type="float" office:value="7392" calcext:value-type="float">
            <text:p>7,392</text:p>
          </table:table-cell>
          <table:table-cell table:style-name="ce52" office:value-type="float" office:value="8178" calcext:value-type="float">
            <text:p>8,178</text:p>
          </table:table-cell>
          <table:table-cell table:style-name="ce29" office:value-type="float" office:value="44748" calcext:value-type="float">
            <text:p>44,748</text:p>
          </table:table-cell>
          <table:table-cell table:style-name="ce29" office:value-type="float" office:value="8400" calcext:value-type="float">
            <text:p>8,400</text:p>
          </table:table-cell>
          <table:table-cell table:style-name="ce29" office:value-type="float" office:value="8921" calcext:value-type="float">
            <text:p>8,921</text:p>
          </table:table-cell>
          <table:table-cell table:style-name="ce29" office:value-type="float" office:value="9075" calcext:value-type="float">
            <text:p>9,075</text:p>
          </table:table-cell>
          <table:table-cell table:style-name="ce29" office:value-type="float" office:value="9348" calcext:value-type="float">
            <text:p>9,348</text:p>
          </table:table-cell>
          <table:table-cell table:style-name="ce52" office:value-type="float" office:value="9004" calcext:value-type="float">
            <text:p>9,004</text:p>
          </table:table-cell>
          <table:table-cell table:style-name="ce29" office:value-type="float" office:value="42153" calcext:value-type="float">
            <text:p>42,153</text:p>
          </table:table-cell>
          <table:table-cell table:style-name="ce29" office:value-type="float" office:value="9157" calcext:value-type="float">
            <text:p>9,157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8138" calcext:value-type="float">
            <text:p>8,138</text:p>
          </table:table-cell>
          <table:table-cell table:style-name="ce52" office:value-type="float" office:value="7443" calcext:value-type="float">
            <text:p>7,443</text:p>
          </table:table-cell>
          <table:table-cell table:style-name="ce29" office:value-type="float" office:value="38440" calcext:value-type="float">
            <text:p>38,440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7937" calcext:value-type="float">
            <text:p>7,937</text:p>
          </table:table-cell>
          <table:table-cell table:style-name="ce52" office:value-type="float" office:value="8101" calcext:value-type="float">
            <text:p>8,101</text:p>
          </table:table-cell>
          <table:table-cell table:style-name="ce29" office:value-type="float" office:value="42028" calcext:value-type="float">
            <text:p>42,028</text:p>
          </table:table-cell>
          <table:table-cell table:style-name="ce29" office:value-type="float" office:value="8154" calcext:value-type="float">
            <text:p>8,154</text:p>
          </table:table-cell>
          <table:table-cell table:style-name="ce29" office:value-type="float" office:value="8202" calcext:value-type="float">
            <text:p>8,202</text:p>
          </table:table-cell>
          <table:table-cell table:style-name="ce29" office:value-type="float" office:value="8213" calcext:value-type="float">
            <text:p>8,213</text:p>
          </table:table-cell>
          <table:table-cell table:style-name="ce29" office:value-type="float" office:value="8757" calcext:value-type="float">
            <text:p>8,757</text:p>
          </table:table-cell>
          <table:table-cell table:style-name="ce52" office:value-type="float" office:value="8702" calcext:value-type="float">
            <text:p>8,702</text:p>
          </table:table-cell>
          <table:table-cell table:style-name="ce29" office:value-type="float" office:value="44477" calcext:value-type="float">
            <text:p>44,477</text:p>
          </table:table-cell>
          <table:table-cell table:style-name="ce29" office:value-type="float" office:value="8857" calcext:value-type="float">
            <text:p>8,857</text:p>
          </table:table-cell>
          <table:table-cell table:style-name="ce29" office:value-type="float" office:value="9017" calcext:value-type="float">
            <text:p>9,017</text:p>
          </table:table-cell>
          <table:table-cell table:style-name="ce29" office:value-type="float" office:value="9059" calcext:value-type="float">
            <text:p>9,059</text:p>
          </table:table-cell>
          <table:table-cell table:style-name="ce29" office:value-type="float" office:value="9026" calcext:value-type="float">
            <text:p>9,026</text:p>
          </table:table-cell>
          <table:table-cell table:style-name="ce52" office:value-type="float" office:value="8518" calcext:value-type="float">
            <text:p>8,518</text:p>
          </table:table-cell>
          <table:table-cell table:style-name="ce29" office:value-type="float" office:value="39635" calcext:value-type="float">
            <text:p>39,635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7794" calcext:value-type="float">
            <text:p>7,794</text:p>
          </table:table-cell>
          <table:table-cell table:style-name="ce29" office:value-type="float" office:value="7705" calcext:value-type="float">
            <text:p>7,705</text:p>
          </table:table-cell>
          <table:table-cell table:style-name="ce52" office:value-type="float" office:value="7686" calcext:value-type="float">
            <text:p>7,686</text:p>
          </table:table-cell>
          <table:table-cell table:style-name="ce29" office:value-type="float" office:value="34170" calcext:value-type="float">
            <text:p>34,170</text:p>
          </table:table-cell>
          <table:table-cell table:style-name="ce29" office:value-type="float" office:value="7243" calcext:value-type="float">
            <text:p>7,243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7285" calcext:value-type="float">
            <text:p>7,285</text:p>
          </table:table-cell>
          <table:table-cell table:style-name="ce29" office:value-type="float" office:value="6981" calcext:value-type="float">
            <text:p>6,981</text:p>
          </table:table-cell>
          <table:table-cell table:style-name="ce52" office:value-type="float" office:value="5778" calcext:value-type="float">
            <text:p>5,778</text:p>
          </table:table-cell>
          <table:table-cell table:style-name="ce29" office:value-type="float" office:value="22909" calcext:value-type="float">
            <text:p>22,909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4182" calcext:value-type="float">
            <text:p>4,182</text:p>
          </table:table-cell>
          <table:table-cell table:style-name="ce29" office:value-type="float" office:value="24076" calcext:value-type="float">
            <text:p>24,076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5036" calcext:value-type="float">
            <text:p>5,036</text:p>
          </table:table-cell>
          <table:table-cell table:style-name="ce52" office:value-type="float" office:value="5013" calcext:value-type="float">
            <text:p>5,013</text:p>
          </table:table-cell>
          <table:table-cell table:style-name="ce29" office:value-type="float" office:value="23293" calcext:value-type="float">
            <text:p>23,293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445" calcext:value-type="float">
            <text:p>4,445</text:p>
          </table:table-cell>
          <table:table-cell table:style-name="ce52" office:value-type="float" office:value="4493" calcext:value-type="float">
            <text:p>4,493</text:p>
          </table:table-cell>
          <table:table-cell table:style-name="ce29" office:value-type="float" office:value="18994" calcext:value-type="float">
            <text:p>18,994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685" calcext:value-type="float">
            <text:p>3,685</text:p>
          </table:table-cell>
          <table:table-cell table:style-name="ce52" office:value-type="float" office:value="3336" calcext:value-type="float">
            <text:p>3,336</text:p>
          </table:table-cell>
          <table:table-cell table:style-name="ce29" office:value-type="float" office:value="11436" calcext:value-type="float">
            <text:p>11,436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015" calcext:value-type="float">
            <text:p>2,015</text:p>
          </table:table-cell>
          <table:table-cell table:style-name="ce52" office:value-type="float" office:value="1526" calcext:value-type="float">
            <text:p>1,526</text:p>
          </table:table-cell>
          <table:table-cell table:style-name="ce29" office:value-type="float" office:value="5075" calcext:value-type="float">
            <text:p>5,075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830" calcext:value-type="float">
            <text:p>830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466" calcext:value-type="float">
            <text:p>286,466</text:p>
          </table:table-cell>
          <table:table-cell table:style-name="ce29" office:value-type="float" office:value="11951" calcext:value-type="float">
            <text:p>11,951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14617" calcext:value-type="float">
            <text:p>14,617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222" calcext:value-type="float">
            <text:p>3,222</text:p>
          </table:table-cell>
          <table:table-cell table:style-name="ce52" office:value-type="float" office:value="3231" calcext:value-type="float">
            <text:p>3,231</text:p>
          </table:table-cell>
          <table:table-cell table:style-name="ce29" office:value-type="float" office:value="16424" calcext:value-type="float">
            <text:p>16,42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406" calcext:value-type="float">
            <text:p>3,406</text:p>
          </table:table-cell>
          <table:table-cell table:style-name="ce52" office:value-type="float" office:value="3443" calcext:value-type="float">
            <text:p>3,443</text:p>
          </table:table-cell>
          <table:table-cell table:style-name="ce29" office:value-type="float" office:value="18227" calcext:value-type="float">
            <text:p>18,227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784" calcext:value-type="float">
            <text:p>3,784</text:p>
          </table:table-cell>
          <table:table-cell table:style-name="ce52" office:value-type="float" office:value="3741" calcext:value-type="float">
            <text:p>3,741</text:p>
          </table:table-cell>
          <table:table-cell table:style-name="ce29" office:value-type="float" office:value="19117" calcext:value-type="float">
            <text:p>19,117</text:p>
          </table:table-cell>
          <table:table-cell table:number-columns-repeated="2" table:style-name="ce29" office:value-type="float" office:value="3728" calcext:value-type="float">
            <text:p>3,728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4198" calcext:value-type="float">
            <text:p>4,198</text:p>
          </table:table-cell>
          <table:table-cell table:style-name="ce29" office:value-type="float" office:value="22940" calcext:value-type="float">
            <text:p>22,940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4721" calcext:value-type="float">
            <text:p>4,721</text:p>
          </table:table-cell>
          <table:table-cell table:style-name="ce52" office:value-type="float" office:value="4662" calcext:value-type="float">
            <text:p>4,662</text:p>
          </table:table-cell>
          <table:table-cell table:style-name="ce29" office:value-type="float" office:value="21985" calcext:value-type="float">
            <text:p>21,985</text:p>
          </table:table-cell>
          <table:table-cell table:style-name="ce29" office:value-type="float" office:value="4745" calcext:value-type="float">
            <text:p>4,745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362" calcext:value-type="float">
            <text:p>4,362</text:p>
          </table:table-cell>
          <table:table-cell table:style-name="ce52" office:value-type="float" office:value="3913" calcext:value-type="float">
            <text:p>3,913</text:p>
          </table:table-cell>
          <table:table-cell table:style-name="ce29" office:value-type="float" office:value="21073" calcext:value-type="float">
            <text:p>21,073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4332" calcext:value-type="float">
            <text:p>4,332</text:p>
          </table:table-cell>
          <table:table-cell table:style-name="ce52" office:value-type="float" office:value="4605" calcext:value-type="float">
            <text:p>4,605</text:p>
          </table:table-cell>
          <table:table-cell table:style-name="ce29" office:value-type="float" office:value="23961" calcext:value-type="float">
            <text:p>23,961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5018" calcext:value-type="float">
            <text:p>5,018</text:p>
          </table:table-cell>
          <table:table-cell table:style-name="ce52" office:value-type="float" office:value="5058" calcext:value-type="float">
            <text:p>5,058</text:p>
          </table:table-cell>
          <table:table-cell table:style-name="ce29" office:value-type="float" office:value="25310" calcext:value-type="float">
            <text:p>25,310</text:p>
          </table:table-cell>
          <table:table-cell table:style-name="ce29" office:value-type="float" office:value="5077" calcext:value-type="float">
            <text:p>5,077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5116" calcext:value-type="float">
            <text:p>5,116</text:p>
          </table:table-cell>
          <table:table-cell table:style-name="ce29" office:value-type="float" office:value="5147" calcext:value-type="float">
            <text:p>5,147</text:p>
          </table:table-cell>
          <table:table-cell table:style-name="ce52" office:value-type="float" office:value="4780" calcext:value-type="float">
            <text:p>4,780</text:p>
          </table:table-cell>
          <table:table-cell table:style-name="ce29" office:value-type="float" office:value="22039" calcext:value-type="float">
            <text:p>22,039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321" calcext:value-type="float">
            <text:p>4,321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217" calcext:value-type="float">
            <text:p>4,217</text:p>
          </table:table-cell>
          <table:table-cell table:style-name="ce52" office:value-type="float" office:value="4207" calcext:value-type="float">
            <text:p>4,207</text:p>
          </table:table-cell>
          <table:table-cell table:style-name="ce29" office:value-type="float" office:value="18419" calcext:value-type="float">
            <text:p>18,419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3705" calcext:value-type="float">
            <text:p>3,705</text:p>
          </table:table-cell>
          <table:table-cell table:style-name="ce52" office:value-type="float" office:value="3097" calcext:value-type="float">
            <text:p>3,097</text:p>
          </table:table-cell>
          <table:table-cell table:style-name="ce29" office:value-type="float" office:value="11573" calcext:value-type="float">
            <text:p>11,573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1740" calcext:value-type="float">
            <text:p>1,740</text:p>
          </table:table-cell>
          <table:table-cell table:style-name="ce52" office:value-type="float" office:value="2053" calcext:value-type="float">
            <text:p>2,053</text:p>
          </table:table-cell>
          <table:table-cell table:style-name="ce29" office:value-type="float" office:value="11625" calcext:value-type="float">
            <text:p>11,625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419" calcext:value-type="float">
            <text:p>2,419</text:p>
          </table:table-cell>
          <table:table-cell table:style-name="ce52" office:value-type="float" office:value="2391" calcext:value-type="float">
            <text:p>2,391</text:p>
          </table:table-cell>
          <table:table-cell table:style-name="ce29" office:value-type="float" office:value="10923" calcext:value-type="float">
            <text:p>10,923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083" calcext:value-type="float">
            <text:p>2,083</text:p>
          </table:table-cell>
          <table:table-cell table:style-name="ce52" office:value-type="float" office:value="2059" calcext:value-type="float">
            <text:p>2,059</text:p>
          </table:table-cell>
          <table:table-cell table:style-name="ce29" office:value-type="float" office:value="8622" calcext:value-type="float">
            <text:p>8,622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664" calcext:value-type="float">
            <text:p>1,664</text:p>
          </table:table-cell>
          <table:table-cell table:style-name="ce52" office:value-type="float" office:value="1519" calcext:value-type="float">
            <text:p>1,519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898" calcext:value-type="float">
            <text:p>898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26" calcext:value-type="float">
            <text:p>226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176" calcext:value-type="float">
            <text:p>261,176</text:p>
          </table:table-cell>
          <table:table-cell table:style-name="ce37" office:value-type="float" office:value="10937" calcext:value-type="float">
            <text:p>10,937</text:p>
          </table:table-cell>
          <table:table-cell table:style-name="ce30" office:value-type="float" office:value="1945" calcext:value-type="float">
            <text:p>1,945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0" office:value-type="float" office:value="13206" calcext:value-type="float">
            <text:p>13,206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458" calcext:value-type="float">
            <text:p>2,458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7" office:value-type="float" office:value="2758" calcext:value-type="float">
            <text:p>2,758</text:p>
          </table:table-cell>
          <table:table-cell table:style-name="ce30" office:value-type="float" office:value="14998" calcext:value-type="float">
            <text:p>14,998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7" office:value-type="float" office:value="3224" calcext:value-type="float">
            <text:p>3,224</text:p>
          </table:table-cell>
          <table:table-cell table:style-name="ce30" office:value-type="float" office:value="16802" calcext:value-type="float">
            <text:p>16,802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7" office:value-type="float" office:value="3490" calcext:value-type="float">
            <text:p>3,490</text:p>
          </table:table-cell>
          <table:table-cell table:style-name="ce30" office:value-type="float" office:value="18121" calcext:value-type="float">
            <text:p>18,121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7" office:value-type="float" office:value="3980" calcext:value-type="float">
            <text:p>3,980</text:p>
          </table:table-cell>
          <table:table-cell table:style-name="ce30" office:value-type="float" office:value="21808" calcext:value-type="float">
            <text:p>21,808</text:p>
          </table:table-cell>
          <table:table-cell table:style-name="ce30" office:value-type="float" office:value="4037" calcext:value-type="float">
            <text:p>4,037</text:p>
          </table:table-cell>
          <table:table-cell table:style-name="ce30" office:value-type="float" office:value="4289" calcext:value-type="float">
            <text:p>4,289</text:p>
          </table:table-cell>
          <table:table-cell table:style-name="ce30" office:value-type="float" office:value="4513" calcext:value-type="float">
            <text:p>4,513</text:p>
          </table:table-cell>
          <table:table-cell table:style-name="ce30" office:value-type="float" office:value="4627" calcext:value-type="float">
            <text:p>4,627</text:p>
          </table:table-cell>
          <table:table-cell table:style-name="ce37" office:value-type="float" office:value="4342" calcext:value-type="float">
            <text:p>4,342</text:p>
          </table:table-cell>
          <table:table-cell table:style-name="ce30" office:value-type="float" office:value="20168" calcext:value-type="float">
            <text:p>20,168</text:p>
          </table:table-cell>
          <table:table-cell table:style-name="ce30" office:value-type="float" office:value="4412" calcext:value-type="float">
            <text:p>4,412</text:p>
          </table:table-cell>
          <table:table-cell table:style-name="ce30" office:value-type="float" office:value="4182" calcext:value-type="float">
            <text:p>4,182</text:p>
          </table:table-cell>
          <table:table-cell table:style-name="ce30" office:value-type="float" office:value="4268" calcext:value-type="float">
            <text:p>4,268</text:p>
          </table:table-cell>
          <table:table-cell table:style-name="ce30" office:value-type="float" office:value="3776" calcext:value-type="float">
            <text:p>3,776</text:p>
          </table:table-cell>
          <table:table-cell table:style-name="ce37" office:value-type="float" office:value="3530" calcext:value-type="float">
            <text:p>3,530</text:p>
          </table:table-cell>
          <table:table-cell table:style-name="ce30" office:value-type="float" office:value="17367" calcext:value-type="float">
            <text:p>17,367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0" office:value-type="float" office:value="3469" calcext:value-type="float">
            <text:p>3,469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7" office:value-type="float" office:value="3496" calcext:value-type="float">
            <text:p>3,496</text:p>
          </table:table-cell>
          <table:table-cell table:style-name="ce30" office:value-type="float" office:value="18067" calcext:value-type="float">
            <text:p>18,067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7" office:value-type="float" office:value="3644" calcext:value-type="float">
            <text:p>3,644</text:p>
          </table:table-cell>
          <table:table-cell table:style-name="ce30" office:value-type="float" office:value="19167" calcext:value-type="float">
            <text:p>19,167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0" office:value-type="float" office:value="3827" calcext:value-type="float">
            <text:p>3,827</text:p>
          </table:table-cell>
          <table:table-cell table:style-name="ce30" office:value-type="float" office:value="3943" calcext:value-type="float">
            <text:p>3,943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7" office:value-type="float" office:value="3738" calcext:value-type="float">
            <text:p>3,738</text:p>
          </table:table-cell>
          <table:table-cell table:style-name="ce30" office:value-type="float" office:value="17596" calcext:value-type="float">
            <text:p>17,596</text:p>
          </table:table-cell>
          <table:table-cell table:style-name="ce30" office:value-type="float" office:value="3845" calcext:value-type="float">
            <text:p>3,845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7" office:value-type="float" office:value="3479" calcext:value-type="float">
            <text:p>3,479</text:p>
          </table:table-cell>
          <table:table-cell table:style-name="ce30" office:value-type="float" office:value="15751" calcext:value-type="float">
            <text:p>15,751</text:p>
          </table:table-cell>
          <table:table-cell table:style-name="ce30" office:value-type="float" office:value="3326" calcext:value-type="float">
            <text:p>3,326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276" calcext:value-type="float">
            <text:p>3,276</text:p>
          </table:table-cell>
          <table:table-cell table:style-name="ce37" office:value-type="float" office:value="2681" calcext:value-type="float">
            <text:p>2,681</text:p>
          </table:table-cell>
          <table:table-cell table:style-name="ce30" office:value-type="float" office:value="11336" calcext:value-type="float">
            <text:p>11,336</text:p>
          </table:table-cell>
          <table:table-cell table:style-name="ce30" office:value-type="float" office:value="2869" calcext:value-type="float">
            <text:p>2,869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0" office:value-type="float" office:value="12451" calcext:value-type="float">
            <text:p>12,451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7" office:value-type="float" office:value="2622" calcext:value-type="float">
            <text:p>2,622</text:p>
          </table:table-cell>
          <table:table-cell table:style-name="ce30" office:value-type="float" office:value="12370" calcext:value-type="float">
            <text:p>12,370</text:p>
          </table:table-cell>
          <table:table-cell table:style-name="ce30" office:value-type="float" office:value="2721" calcext:value-type="float">
            <text:p>2,721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0" office:value-type="float" office:value="2464" calcext:value-type="float">
            <text:p>2,464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7" office:value-type="float" office:value="2434" calcext:value-type="float">
            <text:p>2,434</text:p>
          </table:table-cell>
          <table:table-cell table:style-name="ce30" office:value-type="float" office:value="10372" calcext:value-type="float">
            <text:p>10,372</text:p>
          </table:table-cell>
          <table:table-cell table:style-name="ce30" office:value-type="float" office:value="2365" calcext:value-type="float">
            <text:p>2,365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7" office:value-type="float" office:value="1817" calcext:value-type="float">
            <text:p>1,817</text:p>
          </table:table-cell>
          <table:table-cell table:style-name="ce30" office:value-type="float" office:value="6420" calcext:value-type="float">
            <text:p>6,420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117" calcext:value-type="float">
            <text:p>1,117</text:p>
          </table:table-cell>
          <table:table-cell table:style-name="ce37" office:value-type="float" office:value="872" calcext:value-type="float">
            <text:p>872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512" calcext:value-type="float">
            <text:p>512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3761" calcext:value-type="float">
            <text:p>1,103,761</text:p>
          </table:table-cell>
          <table:table-cell table:style-name="ce29" office:value-type="float" office:value="43271" calcext:value-type="float">
            <text:p>43,271</text:p>
          </table:table-cell>
          <table:table-cell table:style-name="ce29" office:value-type="float" office:value="7970" calcext:value-type="float">
            <text:p>7,970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727" calcext:value-type="float">
            <text:p>8,727</text:p>
          </table:table-cell>
          <table:table-cell table:style-name="ce29" office:value-type="float" office:value="8772" calcext:value-type="float">
            <text:p>8,772</text:p>
          </table:table-cell>
          <table:table-cell table:style-name="ce29" office:value-type="float" office:value="9114" calcext:value-type="float">
            <text:p>9,114</text:p>
          </table:table-cell>
          <table:table-cell table:style-name="ce29" office:value-type="float" office:value="53935" calcext:value-type="float">
            <text:p>53,935</text:p>
          </table:table-cell>
          <table:table-cell table:style-name="ce29" office:value-type="float" office:value="9261" calcext:value-type="float">
            <text:p>9,261</text:p>
          </table:table-cell>
          <table:table-cell table:style-name="ce29" office:value-type="float" office:value="9827" calcext:value-type="float">
            <text:p>9,827</text:p>
          </table:table-cell>
          <table:table-cell table:style-name="ce29" office:value-type="float" office:value="10377" calcext:value-type="float">
            <text:p>10,377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52" office:value-type="float" office:value="12307" calcext:value-type="float">
            <text:p>12,307</text:p>
          </table:table-cell>
          <table:table-cell table:style-name="ce29" office:value-type="float" office:value="66027" calcext:value-type="float">
            <text:p>66,027</text:p>
          </table:table-cell>
          <table:table-cell table:style-name="ce29" office:value-type="float" office:value="11629" calcext:value-type="float">
            <text:p>11,629</text:p>
          </table:table-cell>
          <table:table-cell table:style-name="ce29" office:value-type="float" office:value="12672" calcext:value-type="float">
            <text:p>12,672</text:p>
          </table:table-cell>
          <table:table-cell table:style-name="ce29" office:value-type="float" office:value="13563" calcext:value-type="float">
            <text:p>13,563</text:p>
          </table:table-cell>
          <table:table-cell table:style-name="ce29" office:value-type="float" office:value="13924" calcext:value-type="float">
            <text:p>13,924</text:p>
          </table:table-cell>
          <table:table-cell table:style-name="ce52" office:value-type="float" office:value="14239" calcext:value-type="float">
            <text:p>14,239</text:p>
          </table:table-cell>
          <table:table-cell table:style-name="ce29" office:value-type="float" office:value="75202" calcext:value-type="float">
            <text:p>75,202</text:p>
          </table:table-cell>
          <table:table-cell table:style-name="ce29" office:value-type="float" office:value="14714" calcext:value-type="float">
            <text:p>14,714</text:p>
          </table:table-cell>
          <table:table-cell table:style-name="ce29" office:value-type="float" office:value="14920" calcext:value-type="float">
            <text:p>14,920</text:p>
          </table:table-cell>
          <table:table-cell table:style-name="ce29" office:value-type="float" office:value="14718" calcext:value-type="float">
            <text:p>14,718</text:p>
          </table:table-cell>
          <table:table-cell table:style-name="ce29" office:value-type="float" office:value="15347" calcext:value-type="float">
            <text:p>15,347</text:p>
          </table:table-cell>
          <table:table-cell table:style-name="ce52" office:value-type="float" office:value="15503" calcext:value-type="float">
            <text:p>15,503</text:p>
          </table:table-cell>
          <table:table-cell table:style-name="ce29" office:value-type="float" office:value="79327" calcext:value-type="float">
            <text:p>79,327</text:p>
          </table:table-cell>
          <table:table-cell table:style-name="ce29" office:value-type="float" office:value="15659" calcext:value-type="float">
            <text:p>15,659</text:p>
          </table:table-cell>
          <table:table-cell table:style-name="ce29" office:value-type="float" office:value="15776" calcext:value-type="float">
            <text:p>15,776</text:p>
          </table:table-cell>
          <table:table-cell table:style-name="ce29" office:value-type="float" office:value="15086" calcext:value-type="float">
            <text:p>15,086</text:p>
          </table:table-cell>
          <table:table-cell table:style-name="ce29" office:value-type="float" office:value="15448" calcext:value-type="float">
            <text:p>15,448</text:p>
          </table:table-cell>
          <table:table-cell table:style-name="ce52" office:value-type="float" office:value="17358" calcext:value-type="float">
            <text:p>17,358</text:p>
          </table:table-cell>
          <table:table-cell table:style-name="ce29" office:value-type="float" office:value="94591" calcext:value-type="float">
            <text:p>94,591</text:p>
          </table:table-cell>
          <table:table-cell table:style-name="ce29" office:value-type="float" office:value="17348" calcext:value-type="float">
            <text:p>17,348</text:p>
          </table:table-cell>
          <table:table-cell table:style-name="ce29" office:value-type="float" office:value="18652" calcext:value-type="float">
            <text:p>18,652</text:p>
          </table:table-cell>
          <table:table-cell table:style-name="ce29" office:value-type="float" office:value="19252" calcext:value-type="float">
            <text:p>19,25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52" office:value-type="float" office:value="19724" calcext:value-type="float">
            <text:p>19,724</text:p>
          </table:table-cell>
          <table:table-cell table:style-name="ce29" office:value-type="float" office:value="90014" calcext:value-type="float">
            <text:p>90,014</text:p>
          </table:table-cell>
          <table:table-cell table:style-name="ce29" office:value-type="float" office:value="19410" calcext:value-type="float">
            <text:p>19,410</text:p>
          </table:table-cell>
          <table:table-cell table:style-name="ce29" office:value-type="float" office:value="18460" calcext:value-type="float">
            <text:p>18,460</text:p>
          </table:table-cell>
          <table:table-cell table:style-name="ce29" office:value-type="float" office:value="18794" calcext:value-type="float">
            <text:p>18,794</text:p>
          </table:table-cell>
          <table:table-cell table:style-name="ce29" office:value-type="float" office:value="17371" calcext:value-type="float">
            <text:p>17,371</text:p>
          </table:table-cell>
          <table:table-cell table:style-name="ce52" office:value-type="float" office:value="15979" calcext:value-type="float">
            <text:p>15,979</text:p>
          </table:table-cell>
          <table:table-cell table:style-name="ce29" office:value-type="float" office:value="78829" calcext:value-type="float">
            <text:p>78,829</text:p>
          </table:table-cell>
          <table:table-cell table:style-name="ce29" office:value-type="float" office:value="15345" calcext:value-type="float">
            <text:p>15,345</text:p>
          </table:table-cell>
          <table:table-cell table:style-name="ce29" office:value-type="float" office:value="15393" calcext:value-type="float">
            <text:p>15,393</text:p>
          </table:table-cell>
          <table:table-cell table:style-name="ce29" office:value-type="float" office:value="15450" calcext:value-type="float">
            <text:p>15,450</text:p>
          </table:table-cell>
          <table:table-cell table:style-name="ce29" office:value-type="float" office:value="16039" calcext:value-type="float">
            <text:p>16,039</text:p>
          </table:table-cell>
          <table:table-cell table:style-name="ce52" office:value-type="float" office:value="16602" calcext:value-type="float">
            <text:p>16,602</text:p>
          </table:table-cell>
          <table:table-cell table:style-name="ce29" office:value-type="float" office:value="87205" calcext:value-type="float">
            <text:p>87,205</text:p>
          </table:table-cell>
          <table:table-cell table:style-name="ce29" office:value-type="float" office:value="16661" calcext:value-type="float">
            <text:p>16,661</text:p>
          </table:table-cell>
          <table:table-cell table:style-name="ce29" office:value-type="float" office:value="16983" calcext:value-type="float">
            <text:p>16,983</text:p>
          </table:table-cell>
          <table:table-cell table:style-name="ce29" office:value-type="float" office:value="17097" calcext:value-type="float">
            <text:p>17,097</text:p>
          </table:table-cell>
          <table:table-cell table:style-name="ce29" office:value-type="float" office:value="18038" calcext:value-type="float">
            <text:p>18,038</text:p>
          </table:table-cell>
          <table:table-cell table:style-name="ce52" office:value-type="float" office:value="18426" calcext:value-type="float">
            <text:p>18,426</text:p>
          </table:table-cell>
          <table:table-cell table:style-name="ce29" office:value-type="float" office:value="94712" calcext:value-type="float">
            <text:p>94,712</text:p>
          </table:table-cell>
          <table:table-cell table:style-name="ce29" office:value-type="float" office:value="18545" calcext:value-type="float">
            <text:p>18,545</text:p>
          </table:table-cell>
          <table:table-cell table:style-name="ce29" office:value-type="float" office:value="19107" calcext:value-type="float">
            <text:p>19,107</text:p>
          </table:table-cell>
          <table:table-cell table:style-name="ce29" office:value-type="float" office:value="19594" calcext:value-type="float">
            <text:p>19,594</text:p>
          </table:table-cell>
          <table:table-cell table:style-name="ce29" office:value-type="float" office:value="19024" calcext:value-type="float">
            <text:p>19,024</text:p>
          </table:table-cell>
          <table:table-cell table:style-name="ce52" office:value-type="float" office:value="18442" calcext:value-type="float">
            <text:p>18,442</text:p>
          </table:table-cell>
          <table:table-cell table:style-name="ce29" office:value-type="float" office:value="85851" calcext:value-type="float">
            <text:p>85,851</text:p>
          </table:table-cell>
          <table:table-cell table:style-name="ce29" office:value-type="float" office:value="18424" calcext:value-type="float">
            <text:p>18,424</text:p>
          </table:table-cell>
          <table:table-cell table:style-name="ce29" office:value-type="float" office:value="17179" calcext:value-type="float">
            <text:p>17,179</text:p>
          </table:table-cell>
          <table:table-cell table:style-name="ce29" office:value-type="float" office:value="17069" calcext:value-type="float">
            <text:p>17,069</text:p>
          </table:table-cell>
          <table:table-cell table:style-name="ce29" office:value-type="float" office:value="16739" calcext:value-type="float">
            <text:p>16,739</text:p>
          </table:table-cell>
          <table:table-cell table:style-name="ce52" office:value-type="float" office:value="16440" calcext:value-type="float">
            <text:p>16,440</text:p>
          </table:table-cell>
          <table:table-cell table:style-name="ce29" office:value-type="float" office:value="69880" calcext:value-type="float">
            <text:p>69,880</text:p>
          </table:table-cell>
          <table:table-cell table:style-name="ce29" office:value-type="float" office:value="14858" calcext:value-type="float">
            <text:p>14,858</text:p>
          </table:table-cell>
          <table:table-cell table:style-name="ce29" office:value-type="float" office:value="14706" calcext:value-type="float">
            <text:p>14,706</text:p>
          </table:table-cell>
          <table:table-cell table:style-name="ce29" office:value-type="float" office:value="14376" calcext:value-type="float">
            <text:p>14,376</text:p>
          </table:table-cell>
          <table:table-cell table:style-name="ce29" office:value-type="float" office:value="14353" calcext:value-type="float">
            <text:p>14,353</text:p>
          </table:table-cell>
          <table:table-cell table:style-name="ce52" office:value-type="float" office:value="11587" calcext:value-type="float">
            <text:p>11,587</text:p>
          </table:table-cell>
          <table:table-cell table:style-name="ce29" office:value-type="float" office:value="43074" calcext:value-type="float">
            <text:p>43,074</text:p>
          </table:table-cell>
          <table:table-cell table:style-name="ce29" office:value-type="float" office:value="11411" calcext:value-type="float">
            <text:p>11,411</text:p>
          </table:table-cell>
          <table:table-cell table:style-name="ce29" office:value-type="float" office:value="10489" calcext:value-type="float">
            <text:p>10,489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6345" calcext:value-type="float">
            <text:p>6,345</text:p>
          </table:table-cell>
          <table:table-cell table:style-name="ce52" office:value-type="float" office:value="7221" calcext:value-type="float">
            <text:p>7,221</text:p>
          </table:table-cell>
          <table:table-cell table:style-name="ce29" office:value-type="float" office:value="40809" calcext:value-type="float">
            <text:p>40,809</text:p>
          </table:table-cell>
          <table:table-cell table:style-name="ce29" office:value-type="float" office:value="8447" calcext:value-type="float">
            <text:p>8,447</text:p>
          </table:table-cell>
          <table:table-cell table:style-name="ce29" office:value-type="float" office:value="7870" calcext:value-type="float">
            <text:p>7,870</text:p>
          </table:table-cell>
          <table:table-cell table:style-name="ce29" office:value-type="float" office:value="8028" calcext:value-type="float">
            <text:p>8,028</text:p>
          </table:table-cell>
          <table:table-cell table:style-name="ce29" office:value-type="float" office:value="8426" calcext:value-type="float">
            <text:p>8,426</text:p>
          </table:table-cell>
          <table:table-cell table:style-name="ce52" office:value-type="float" office:value="8038" calcext:value-type="float">
            <text:p>8,038</text:p>
          </table:table-cell>
          <table:table-cell table:style-name="ce29" office:value-type="float" office:value="38098" calcext:value-type="float">
            <text:p>38,098</text:p>
          </table:table-cell>
          <table:table-cell table:style-name="ce29" office:value-type="float" office:value="7768" calcext:value-type="float">
            <text:p>7,768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7410" calcext:value-type="float">
            <text:p>7,410</text:p>
          </table:table-cell>
          <table:table-cell table:style-name="ce52" office:value-type="float" office:value="7680" calcext:value-type="float">
            <text:p>7,680</text:p>
          </table:table-cell>
          <table:table-cell table:style-name="ce29" office:value-type="float" office:value="31414" calcext:value-type="float">
            <text:p>31,414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230" calcext:value-type="float">
            <text:p>6,230</text:p>
          </table:table-cell>
          <table:table-cell table:style-name="ce52" office:value-type="float" office:value="5715" calcext:value-type="float">
            <text:p>5,715</text:p>
          </table:table-cell>
          <table:table-cell table:style-name="ce29" office:value-type="float" office:value="19807" calcext:value-type="float">
            <text:p>19,807</text:p>
          </table:table-cell>
          <table:table-cell table:style-name="ce29" office:value-type="float" office:value="5228" calcext:value-type="float">
            <text:p>5,228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364" calcext:value-type="float">
            <text:p>3,364</text:p>
          </table:table-cell>
          <table:table-cell table:style-name="ce52" office:value-type="float" office:value="2684" calcext:value-type="float">
            <text:p>2,684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454" calcext:value-type="float">
            <text:p>1,454</text:p>
          </table:table-cell>
          <table:table-cell table:style-name="ce52" office:value-type="float" office:value="988" calcext:value-type="float">
            <text:p>988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325" calcext:value-type="float">
            <text:p>325</text:p>
          </table:table-cell>
          <table:table-cell table:style-name="ce52" office:value-type="float" office:value="264" calcext:value-type="float">
            <text:p>264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621" calcext:value-type="float">
            <text:p>564,621</text:p>
          </table:table-cell>
          <table:table-cell table:style-name="ce29" office:value-type="float" office:value="22677" calcext:value-type="float">
            <text:p>22,677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28116" calcext:value-type="float">
            <text:p>28,116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5084" calcext:value-type="float">
            <text:p>5,084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6338" calcext:value-type="float">
            <text:p>6,338</text:p>
          </table:table-cell>
          <table:table-cell table:style-name="ce52" office:value-type="float" office:value="6429" calcext:value-type="float">
            <text:p>6,429</text:p>
          </table:table-cell>
          <table:table-cell table:style-name="ce29" office:value-type="float" office:value="34448" calcext:value-type="float">
            <text:p>34,448</text:p>
          </table:table-cell>
          <table:table-cell table:style-name="ce29" office:value-type="float" office:value="6040" calcext:value-type="float">
            <text:p>6,040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7291" calcext:value-type="float">
            <text:p>7,291</text:p>
          </table:table-cell>
          <table:table-cell table:style-name="ce52" office:value-type="float" office:value="7365" calcext:value-type="float">
            <text:p>7,365</text:p>
          </table:table-cell>
          <table:table-cell table:style-name="ce29" office:value-type="float" office:value="38905" calcext:value-type="float">
            <text:p>38,905</text:p>
          </table:table-cell>
          <table:table-cell table:style-name="ce29" office:value-type="float" office:value="7620" calcext:value-type="float">
            <text:p>7,620</text:p>
          </table:table-cell>
          <table:table-cell table:style-name="ce29" office:value-type="float" office:value="7641" calcext:value-type="float">
            <text:p>7,641</text:p>
          </table:table-cell>
          <table:table-cell table:style-name="ce29" office:value-type="float" office:value="7654" calcext:value-type="float">
            <text:p>7,654</text:p>
          </table:table-cell>
          <table:table-cell table:style-name="ce29" office:value-type="float" office:value="7997" calcext:value-type="float">
            <text:p>7,997</text:p>
          </table:table-cell>
          <table:table-cell table:style-name="ce52" office:value-type="float" office:value="7993" calcext:value-type="float">
            <text:p>7,993</text:p>
          </table:table-cell>
          <table:table-cell table:style-name="ce29" office:value-type="float" office:value="40931" calcext:value-type="float">
            <text:p>40,931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8084" calcext:value-type="float">
            <text:p>8,084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7916" calcext:value-type="float">
            <text:p>7,916</text:p>
          </table:table-cell>
          <table:table-cell table:style-name="ce52" office:value-type="float" office:value="8868" calcext:value-type="float">
            <text:p>8,868</text:p>
          </table:table-cell>
          <table:table-cell table:style-name="ce29" office:value-type="float" office:value="48301" calcext:value-type="float">
            <text:p>48,301</text:p>
          </table:table-cell>
          <table:table-cell table:style-name="ce29" office:value-type="float" office:value="8903" calcext:value-type="float">
            <text:p>8,903</text:p>
          </table:table-cell>
          <table:table-cell table:style-name="ce29" office:value-type="float" office:value="9511" calcext:value-type="float">
            <text:p>9,511</text:p>
          </table:table-cell>
          <table:table-cell table:style-name="ce29" office:value-type="float" office:value="9762" calcext:value-type="float">
            <text:p>9,762</text:p>
          </table:table-cell>
          <table:table-cell table:style-name="ce29" office:value-type="float" office:value="10002" calcext:value-type="float">
            <text:p>10,002</text:p>
          </table:table-cell>
          <table:table-cell table:style-name="ce52" office:value-type="float" office:value="10123" calcext:value-type="float">
            <text:p>10,123</text:p>
          </table:table-cell>
          <table:table-cell table:style-name="ce29" office:value-type="float" office:value="46422" calcext:value-type="float">
            <text:p>46,422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29" office:value-type="float" office:value="9715" calcext:value-type="float">
            <text:p>9,715</text:p>
          </table:table-cell>
          <table:table-cell table:style-name="ce29" office:value-type="float" office:value="9648" calcext:value-type="float">
            <text:p>9,648</text:p>
          </table:table-cell>
          <table:table-cell table:style-name="ce29" office:value-type="float" office:value="8932" calcext:value-type="float">
            <text:p>8,932</text:p>
          </table:table-cell>
          <table:table-cell table:style-name="ce52" office:value-type="float" office:value="8101" calcext:value-type="float">
            <text:p>8,101</text:p>
          </table:table-cell>
          <table:table-cell table:style-name="ce29" office:value-type="float" office:value="40664" calcext:value-type="float">
            <text:p>40,664</text:p>
          </table:table-cell>
          <table:table-cell table:style-name="ce29" office:value-type="float" office:value="7956" calcext:value-type="float">
            <text:p>7,956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7972" calcext:value-type="float">
            <text:p>7,972</text:p>
          </table:table-cell>
          <table:table-cell table:style-name="ce29" office:value-type="float" office:value="8303" calcext:value-type="float">
            <text:p>8,303</text:p>
          </table:table-cell>
          <table:table-cell table:style-name="ce52" office:value-type="float" office:value="8613" calcext:value-type="float">
            <text:p>8,613</text:p>
          </table:table-cell>
          <table:table-cell table:style-name="ce29" office:value-type="float" office:value="45315" calcext:value-type="float">
            <text:p>45,315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8790" calcext:value-type="float">
            <text:p>8,790</text:p>
          </table:table-cell>
          <table:table-cell table:style-name="ce29" office:value-type="float" office:value="9450" calcext:value-type="float">
            <text:p>9,450</text:p>
          </table:table-cell>
          <table:table-cell table:style-name="ce52" office:value-type="float" office:value="9652" calcext:value-type="float">
            <text:p>9,652</text:p>
          </table:table-cell>
          <table:table-cell table:style-name="ce29" office:value-type="float" office:value="49633" calcext:value-type="float">
            <text:p>49,633</text:p>
          </table:table-cell>
          <table:table-cell table:style-name="ce29" office:value-type="float" office:value="9646" calcext:value-type="float">
            <text:p>9,646</text:p>
          </table:table-cell>
          <table:table-cell table:style-name="ce29" office:value-type="float" office:value="10013" calcext:value-type="float">
            <text:p>10,013</text:p>
          </table:table-cell>
          <table:table-cell table:style-name="ce29" office:value-type="float" office:value="10350" calcext:value-type="float">
            <text:p>10,350</text:p>
          </table:table-cell>
          <table:table-cell table:style-name="ce29" office:value-type="float" office:value="9948" calcext:value-type="float">
            <text:p>9,948</text:p>
          </table:table-cell>
          <table:table-cell table:style-name="ce52" office:value-type="float" office:value="9676" calcext:value-type="float">
            <text:p>9,676</text:p>
          </table:table-cell>
          <table:table-cell table:style-name="ce29" office:value-type="float" office:value="44954" calcext:value-type="float">
            <text:p>44,954</text:p>
          </table:table-cell>
          <table:table-cell table:style-name="ce29" office:value-type="float" office:value="9757" calcext:value-type="float">
            <text:p>9,757</text:p>
          </table:table-cell>
          <table:table-cell table:style-name="ce29" office:value-type="float" office:value="9017" calcext:value-type="float">
            <text:p>9,017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8725" calcext:value-type="float">
            <text:p>8,725</text:p>
          </table:table-cell>
          <table:table-cell table:style-name="ce52" office:value-type="float" office:value="8502" calcext:value-type="float">
            <text:p>8,502</text:p>
          </table:table-cell>
          <table:table-cell table:style-name="ce29" office:value-type="float" office:value="36242" calcext:value-type="float">
            <text:p>36,242</text:p>
          </table:table-cell>
          <table:table-cell table:style-name="ce29" office:value-type="float" office:value="7760" calcext:value-type="float">
            <text:p>7,760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7426" calcext:value-type="float">
            <text:p>7,426</text:p>
          </table:table-cell>
          <table:table-cell table:style-name="ce52" office:value-type="float" office:value="5914" calcext:value-type="float">
            <text:p>5,914</text:p>
          </table:table-cell>
          <table:table-cell table:style-name="ce29" office:value-type="float" office:value="21520" calcext:value-type="float">
            <text:p>21,520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092" calcext:value-type="float">
            <text:p>3,092</text:p>
          </table:table-cell>
          <table:table-cell table:style-name="ce52" office:value-type="float" office:value="3564" calcext:value-type="float">
            <text:p>3,564</text:p>
          </table:table-cell>
          <table:table-cell table:style-name="ce29" office:value-type="float" office:value="19747" calcext:value-type="float">
            <text:p>19,747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4043" calcext:value-type="float">
            <text:p>4,043</text:p>
          </table:table-cell>
          <table:table-cell table:style-name="ce52" office:value-type="float" office:value="3820" calcext:value-type="float">
            <text:p>3,820</text:p>
          </table:table-cell>
          <table:table-cell table:style-name="ce29" office:value-type="float" office:value="17867" calcext:value-type="float">
            <text:p>17,867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446" calcext:value-type="float">
            <text:p>3,446</text:p>
          </table:table-cell>
          <table:table-cell table:style-name="ce52" office:value-type="float" office:value="3533" calcext:value-type="float">
            <text:p>3,533</text:p>
          </table:table-cell>
          <table:table-cell table:style-name="ce29" office:value-type="float" office:value="14818" calcext:value-type="float">
            <text:p>14,818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2950" calcext:value-type="float">
            <text:p>2,950</text:p>
          </table:table-cell>
          <table:table-cell table:style-name="ce52" office:value-type="float" office:value="2784" calcext:value-type="float">
            <text:p>2,784</text:p>
          </table:table-cell>
          <table:table-cell table:style-name="ce29" office:value-type="float" office:value="9475" calcext:value-type="float">
            <text:p>9,475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593" calcext:value-type="float">
            <text:p>1,593</text:p>
          </table:table-cell>
          <table:table-cell table:style-name="ce52" office:value-type="float" office:value="1232" calcext:value-type="float">
            <text:p>1,232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566" calcext:value-type="float">
            <text:p>566</text:p>
          </table:table-cell>
          <table:table-cell table:style-name="ce52" office:value-type="float" office:value="401" calcext:value-type="float">
            <text:p>401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140" calcext:value-type="float">
            <text:p>539,140</text:p>
          </table:table-cell>
          <table:table-cell table:style-name="ce37" office:value-type="float" office:value="20594" calcext:value-type="float">
            <text:p>20,594</text:p>
          </table:table-cell>
          <table:table-cell table:style-name="ce30" office:value-type="float" office:value="3860" calcext:value-type="float">
            <text:p>3,860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137" calcext:value-type="float">
            <text:p>4,137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0" office:value-type="float" office:value="4302" calcext:value-type="float">
            <text:p>4,302</text:p>
          </table:table-cell>
          <table:table-cell table:style-name="ce30" office:value-type="float" office:value="25819" calcext:value-type="float">
            <text:p>25,819</text:p>
          </table:table-cell>
          <table:table-cell table:style-name="ce30" office:value-type="float" office:value="4424" calcext:value-type="float">
            <text:p>4,424</text:p>
          </table:table-cell>
          <table:table-cell table:style-name="ce30" office:value-type="float" office:value="4743" calcext:value-type="float">
            <text:p>4,743</text:p>
          </table:table-cell>
          <table:table-cell table:style-name="ce30" office:value-type="float" office:value="4949" calcext:value-type="float">
            <text:p>4,949</text:p>
          </table:table-cell>
          <table:table-cell table:style-name="ce30" office:value-type="float" office:value="5825" calcext:value-type="float">
            <text:p>5,825</text:p>
          </table:table-cell>
          <table:table-cell table:style-name="ce37" office:value-type="float" office:value="5878" calcext:value-type="float">
            <text:p>5,878</text:p>
          </table:table-cell>
          <table:table-cell table:style-name="ce30" office:value-type="float" office:value="31579" calcext:value-type="float">
            <text:p>31,579</text:p>
          </table:table-cell>
          <table:table-cell table:style-name="ce30" office:value-type="float" office:value="5589" calcext:value-type="float">
            <text:p>5,589</text:p>
          </table:table-cell>
          <table:table-cell table:style-name="ce30" office:value-type="float" office:value="5984" calcext:value-type="float">
            <text:p>5,984</text:p>
          </table:table-cell>
          <table:table-cell table:style-name="ce30" office:value-type="float" office:value="6499" calcext:value-type="float">
            <text:p>6,499</text:p>
          </table:table-cell>
          <table:table-cell table:style-name="ce30" office:value-type="float" office:value="6633" calcext:value-type="float">
            <text:p>6,633</text:p>
          </table:table-cell>
          <table:table-cell table:style-name="ce37" office:value-type="float" office:value="6874" calcext:value-type="float">
            <text:p>6,874</text:p>
          </table:table-cell>
          <table:table-cell table:style-name="ce30" office:value-type="float" office:value="36297" calcext:value-type="float">
            <text:p>36,297</text:p>
          </table:table-cell>
          <table:table-cell table:style-name="ce30" office:value-type="float" office:value="7094" calcext:value-type="float">
            <text:p>7,094</text:p>
          </table:table-cell>
          <table:table-cell table:style-name="ce30" office:value-type="float" office:value="7279" calcext:value-type="float">
            <text:p>7,279</text:p>
          </table:table-cell>
          <table:table-cell table:style-name="ce30" office:value-type="float" office:value="7064" calcext:value-type="float">
            <text:p>7,064</text:p>
          </table:table-cell>
          <table:table-cell table:style-name="ce30" office:value-type="float" office:value="7350" calcext:value-type="float">
            <text:p>7,350</text:p>
          </table:table-cell>
          <table:table-cell table:style-name="ce37" office:value-type="float" office:value="7510" calcext:value-type="float">
            <text:p>7,510</text:p>
          </table:table-cell>
          <table:table-cell table:style-name="ce30" office:value-type="float" office:value="38396" calcext:value-type="float">
            <text:p>38,396</text:p>
          </table:table-cell>
          <table:table-cell table:style-name="ce30" office:value-type="float" office:value="7475" calcext:value-type="float">
            <text:p>7,475</text:p>
          </table:table-cell>
          <table:table-cell table:style-name="ce30" office:value-type="float" office:value="7692" calcext:value-type="float">
            <text:p>7,692</text:p>
          </table:table-cell>
          <table:table-cell table:style-name="ce30" office:value-type="float" office:value="7207" calcext:value-type="float">
            <text:p>7,207</text:p>
          </table:table-cell>
          <table:table-cell table:style-name="ce30" office:value-type="float" office:value="7532" calcext:value-type="float">
            <text:p>7,532</text:p>
          </table:table-cell>
          <table:table-cell table:style-name="ce37" office:value-type="float" office:value="8490" calcext:value-type="float">
            <text:p>8,490</text:p>
          </table:table-cell>
          <table:table-cell table:style-name="ce30" office:value-type="float" office:value="46290" calcext:value-type="float">
            <text:p>46,290</text:p>
          </table:table-cell>
          <table:table-cell table:style-name="ce30" office:value-type="float" office:value="8445" calcext:value-type="float">
            <text:p>8,445</text:p>
          </table:table-cell>
          <table:table-cell table:style-name="ce30" office:value-type="float" office:value="9141" calcext:value-type="float">
            <text:p>9,141</text:p>
          </table:table-cell>
          <table:table-cell table:style-name="ce30" office:value-type="float" office:value="9490" calcext:value-type="float">
            <text:p>9,490</text:p>
          </table:table-cell>
          <table:table-cell table:style-name="ce30" office:value-type="float" office:value="9613" calcext:value-type="float">
            <text:p>9,613</text:p>
          </table:table-cell>
          <table:table-cell table:style-name="ce37" office:value-type="float" office:value="9601" calcext:value-type="float">
            <text:p>9,601</text:p>
          </table:table-cell>
          <table:table-cell table:style-name="ce30" office:value-type="float" office:value="43592" calcext:value-type="float">
            <text:p>43,592</text:p>
          </table:table-cell>
          <table:table-cell table:style-name="ce30" office:value-type="float" office:value="9384" calcext:value-type="float">
            <text:p>9,384</text:p>
          </table:table-cell>
          <table:table-cell table:style-name="ce30" office:value-type="float" office:value="8745" calcext:value-type="float">
            <text:p>8,745</text:p>
          </table:table-cell>
          <table:table-cell table:style-name="ce30" office:value-type="float" office:value="9146" calcext:value-type="float">
            <text:p>9,146</text:p>
          </table:table-cell>
          <table:table-cell table:style-name="ce30" office:value-type="float" office:value="8439" calcext:value-type="float">
            <text:p>8,439</text:p>
          </table:table-cell>
          <table:table-cell table:style-name="ce37" office:value-type="float" office:value="7878" calcext:value-type="float">
            <text:p>7,878</text:p>
          </table:table-cell>
          <table:table-cell table:style-name="ce30" office:value-type="float" office:value="38165" calcext:value-type="float">
            <text:p>38,165</text:p>
          </table:table-cell>
          <table:table-cell table:style-name="ce30" office:value-type="float" office:value="7389" calcext:value-type="float">
            <text:p>7,389</text:p>
          </table:table-cell>
          <table:table-cell table:style-name="ce30" office:value-type="float" office:value="7573" calcext:value-type="float">
            <text:p>7,573</text:p>
          </table:table-cell>
          <table:table-cell table:style-name="ce30" office:value-type="float" office:value="7478" calcext:value-type="float">
            <text:p>7,478</text:p>
          </table:table-cell>
          <table:table-cell table:style-name="ce30" office:value-type="float" office:value="7736" calcext:value-type="float">
            <text:p>7,736</text:p>
          </table:table-cell>
          <table:table-cell table:style-name="ce37" office:value-type="float" office:value="7989" calcext:value-type="float">
            <text:p>7,989</text:p>
          </table:table-cell>
          <table:table-cell table:style-name="ce30" office:value-type="float" office:value="41890" calcext:value-type="float">
            <text:p>41,890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0" office:value-type="float" office:value="8150" calcext:value-type="float">
            <text:p>8,150</text:p>
          </table:table-cell>
          <table:table-cell table:style-name="ce30" office:value-type="float" office:value="8307" calcext:value-type="float">
            <text:p>8,307</text:p>
          </table:table-cell>
          <table:table-cell table:style-name="ce30" office:value-type="float" office:value="8588" calcext:value-type="float">
            <text:p>8,588</text:p>
          </table:table-cell>
          <table:table-cell table:style-name="ce37" office:value-type="float" office:value="8774" calcext:value-type="float">
            <text:p>8,774</text:p>
          </table:table-cell>
          <table:table-cell table:style-name="ce30" office:value-type="float" office:value="45079" calcext:value-type="float">
            <text:p>45,079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9094" calcext:value-type="float">
            <text:p>9,094</text:p>
          </table:table-cell>
          <table:table-cell table:style-name="ce30" office:value-type="float" office:value="9244" calcext:value-type="float">
            <text:p>9,244</text:p>
          </table:table-cell>
          <table:table-cell table:style-name="ce30" office:value-type="float" office:value="9076" calcext:value-type="float">
            <text:p>9,076</text:p>
          </table:table-cell>
          <table:table-cell table:style-name="ce37" office:value-type="float" office:value="8766" calcext:value-type="float">
            <text:p>8,766</text:p>
          </table:table-cell>
          <table:table-cell table:style-name="ce30" office:value-type="float" office:value="40897" calcext:value-type="float">
            <text:p>40,897</text:p>
          </table:table-cell>
          <table:table-cell table:style-name="ce30" office:value-type="float" office:value="8667" calcext:value-type="float">
            <text:p>8,667</text:p>
          </table:table-cell>
          <table:table-cell table:style-name="ce30" office:value-type="float" office:value="8162" calcext:value-type="float">
            <text:p>8,162</text:p>
          </table:table-cell>
          <table:table-cell table:style-name="ce30" office:value-type="float" office:value="8116" calcext:value-type="float">
            <text:p>8,116</text:p>
          </table:table-cell>
          <table:table-cell table:style-name="ce30" office:value-type="float" office:value="8014" calcext:value-type="float">
            <text:p>8,014</text:p>
          </table:table-cell>
          <table:table-cell table:style-name="ce37" office:value-type="float" office:value="7938" calcext:value-type="float">
            <text:p>7,938</text:p>
          </table:table-cell>
          <table:table-cell table:style-name="ce30" office:value-type="float" office:value="33638" calcext:value-type="float">
            <text:p>33,638</text:p>
          </table:table-cell>
          <table:table-cell table:style-name="ce30" office:value-type="float" office:value="7098" calcext:value-type="float">
            <text:p>7,098</text:p>
          </table:table-cell>
          <table:table-cell table:style-name="ce30" office:value-type="float" office:value="7001" calcext:value-type="float">
            <text:p>7,001</text:p>
          </table:table-cell>
          <table:table-cell table:style-name="ce30" office:value-type="float" office:value="6939" calcext:value-type="float">
            <text:p>6,939</text:p>
          </table:table-cell>
          <table:table-cell table:style-name="ce30" office:value-type="float" office:value="6927" calcext:value-type="float">
            <text:p>6,927</text:p>
          </table:table-cell>
          <table:table-cell table:style-name="ce37" office:value-type="float" office:value="5673" calcext:value-type="float">
            <text:p>5,673</text:p>
          </table:table-cell>
          <table:table-cell table:style-name="ce30" office:value-type="float" office:value="21554" calcext:value-type="float">
            <text:p>21,554</text:p>
          </table:table-cell>
          <table:table-cell table:style-name="ce30" office:value-type="float" office:value="5666" calcext:value-type="float">
            <text:p>5,666</text:p>
          </table:table-cell>
          <table:table-cell table:style-name="ce30" office:value-type="float" office:value="5191" calcext:value-type="float">
            <text:p>5,191</text:p>
          </table:table-cell>
          <table:table-cell table:style-name="ce30" office:value-type="float" office:value="3787" calcext:value-type="float">
            <text:p>3,787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7" office:value-type="float" office:value="3657" calcext:value-type="float">
            <text:p>3,657</text:p>
          </table:table-cell>
          <table:table-cell table:style-name="ce30" office:value-type="float" office:value="21062" calcext:value-type="float">
            <text:p>21,062</text:p>
          </table:table-cell>
          <table:table-cell table:style-name="ce30" office:value-type="float" office:value="4241" calcext:value-type="float">
            <text:p>4,241</text:p>
          </table:table-cell>
          <table:table-cell table:style-name="ce30" office:value-type="float" office:value="4016" calcext:value-type="float">
            <text:p>4,016</text:p>
          </table:table-cell>
          <table:table-cell table:style-name="ce30" office:value-type="float" office:value="4204" calcext:value-type="float">
            <text:p>4,204</text:p>
          </table:table-cell>
          <table:table-cell table:style-name="ce30" office:value-type="float" office:value="4383" calcext:value-type="float">
            <text:p>4,383</text:p>
          </table:table-cell>
          <table:table-cell table:style-name="ce37" office:value-type="float" office:value="4218" calcext:value-type="float">
            <text:p>4,218</text:p>
          </table:table-cell>
          <table:table-cell table:style-name="ce30" office:value-type="float" office:value="20231" calcext:value-type="float">
            <text:p>20,231</text:p>
          </table:table-cell>
          <table:table-cell table:style-name="ce30" office:value-type="float" office:value="4138" calcext:value-type="float">
            <text:p>4,138</text:p>
          </table:table-cell>
          <table:table-cell table:style-name="ce30" office:value-type="float" office:value="3912" calcext:value-type="float">
            <text:p>3,912</text:p>
          </table:table-cell>
          <table:table-cell table:style-name="ce30" office:value-type="float" office:value="4070" calcext:value-type="float">
            <text:p>4,070</text:p>
          </table:table-cell>
          <table:table-cell table:style-name="ce30" office:value-type="float" office:value="3964" calcext:value-type="float">
            <text:p>3,964</text:p>
          </table:table-cell>
          <table:table-cell table:style-name="ce37" office:value-type="float" office:value="4147" calcext:value-type="float">
            <text:p>4,147</text:p>
          </table:table-cell>
          <table:table-cell table:style-name="ce30" office:value-type="float" office:value="16596" calcext:value-type="float">
            <text:p>16,596</text:p>
          </table:table-cell>
          <table:table-cell table:style-name="ce30" office:value-type="float" office:value="3665" calcext:value-type="float">
            <text:p>3,665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7" office:value-type="float" office:value="2931" calcext:value-type="float">
            <text:p>2,931</text:p>
          </table:table-cell>
          <table:table-cell table:style-name="ce30" office:value-type="float" office:value="10332" calcext:value-type="float">
            <text:p>10,332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5084" calcext:value-type="float">
            <text:p>5,084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1106" calcext:value-type="float">
            <text:p>1,106</text:p>
          </table:table-cell>
          <table:table-cell table:style-name="ce30" office:value-type="float" office:value="888" calcext:value-type="float">
            <text:p>888</text:p>
          </table:table-cell>
          <table:table-cell table:style-name="ce37" office:value-type="float" office:value="587" calcext:value-type="float">
            <text:p>587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203" calcext:value-type="float">
            <text:p>203</text:p>
          </table:table-cell>
          <table:table-cell table:style-name="ce37" office:value-type="float" office:value="180" calcext:value-type="float">
            <text:p>18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493" calcext:value-type="float">
            <text:p>1,242,493</text:p>
          </table:table-cell>
          <table:table-cell table:style-name="ce29" office:value-type="float" office:value="52038" calcext:value-type="float">
            <text:p>52,038</text:p>
          </table:table-cell>
          <table:table-cell table:style-name="ce29" office:value-type="float" office:value="9727" calcext:value-type="float">
            <text:p>9,727</text:p>
          </table:table-cell>
          <table:table-cell table:style-name="ce29" office:value-type="float" office:value="10498" calcext:value-type="float">
            <text:p>10,498</text:p>
          </table:table-cell>
          <table:table-cell table:style-name="ce29" office:value-type="float" office:value="10360" calcext:value-type="float">
            <text:p>10,360</text:p>
          </table:table-cell>
          <table:table-cell table:style-name="ce29" office:value-type="float" office:value="10731" calcext:value-type="float">
            <text:p>10,731</text:p>
          </table:table-cell>
          <table:table-cell table:style-name="ce29" office:value-type="float" office:value="10722" calcext:value-type="float">
            <text:p>10,722</text:p>
          </table:table-cell>
          <table:table-cell table:style-name="ce29" office:value-type="float" office:value="62612" calcext:value-type="float">
            <text:p>62,612</text:p>
          </table:table-cell>
          <table:table-cell table:style-name="ce29" office:value-type="float" office:value="10813" calcext:value-type="float">
            <text:p>10,813</text:p>
          </table:table-cell>
          <table:table-cell table:style-name="ce29" office:value-type="float" office:value="11651" calcext:value-type="float">
            <text:p>11,651</text:p>
          </table:table-cell>
          <table:table-cell table:style-name="ce29" office:value-type="float" office:value="11827" calcext:value-type="float">
            <text:p>11,827</text:p>
          </table:table-cell>
          <table:table-cell table:style-name="ce29" office:value-type="float" office:value="14057" calcext:value-type="float">
            <text:p>14,057</text:p>
          </table:table-cell>
          <table:table-cell table:style-name="ce52" office:value-type="float" office:value="14264" calcext:value-type="float">
            <text:p>14,264</text:p>
          </table:table-cell>
          <table:table-cell table:style-name="ce29" office:value-type="float" office:value="76497" calcext:value-type="float">
            <text:p>76,497</text:p>
          </table:table-cell>
          <table:table-cell table:style-name="ce29" office:value-type="float" office:value="13234" calcext:value-type="float">
            <text:p>13,234</text:p>
          </table:table-cell>
          <table:table-cell table:style-name="ce29" office:value-type="float" office:value="14483" calcext:value-type="float">
            <text:p>14,483</text:p>
          </table:table-cell>
          <table:table-cell table:style-name="ce29" office:value-type="float" office:value="16023" calcext:value-type="float">
            <text:p>16,023</text:p>
          </table:table-cell>
          <table:table-cell table:style-name="ce29" office:value-type="float" office:value="16167" calcext:value-type="float">
            <text:p>16,167</text:p>
          </table:table-cell>
          <table:table-cell table:style-name="ce52" office:value-type="float" office:value="16590" calcext:value-type="float">
            <text:p>16,590</text:p>
          </table:table-cell>
          <table:table-cell table:style-name="ce29" office:value-type="float" office:value="86917" calcext:value-type="float">
            <text:p>86,917</text:p>
          </table:table-cell>
          <table:table-cell table:style-name="ce29" office:value-type="float" office:value="17023" calcext:value-type="float">
            <text:p>17,023</text:p>
          </table:table-cell>
          <table:table-cell table:style-name="ce29" office:value-type="float" office:value="17190" calcext:value-type="float">
            <text:p>17,190</text:p>
          </table:table-cell>
          <table:table-cell table:style-name="ce29" office:value-type="float" office:value="17330" calcext:value-type="float">
            <text:p>17,330</text:p>
          </table:table-cell>
          <table:table-cell table:style-name="ce29" office:value-type="float" office:value="17667" calcext:value-type="float">
            <text:p>17,667</text:p>
          </table:table-cell>
          <table:table-cell table:style-name="ce52" office:value-type="float" office:value="17707" calcext:value-type="float">
            <text:p>17,707</text:p>
          </table:table-cell>
          <table:table-cell table:style-name="ce29" office:value-type="float" office:value="87930" calcext:value-type="float">
            <text:p>87,930</text:p>
          </table:table-cell>
          <table:table-cell table:style-name="ce29" office:value-type="float" office:value="17820" calcext:value-type="float">
            <text:p>17,820</text:p>
          </table:table-cell>
          <table:table-cell table:style-name="ce29" office:value-type="float" office:value="17354" calcext:value-type="float">
            <text:p>17,354</text:p>
          </table:table-cell>
          <table:table-cell table:style-name="ce29" office:value-type="float" office:value="16514" calcext:value-type="float">
            <text:p>16,514</text:p>
          </table:table-cell>
          <table:table-cell table:style-name="ce29" office:value-type="float" office:value="17118" calcext:value-type="float">
            <text:p>17,118</text:p>
          </table:table-cell>
          <table:table-cell table:style-name="ce52" office:value-type="float" office:value="19124" calcext:value-type="float">
            <text:p>19,124</text:p>
          </table:table-cell>
          <table:table-cell table:style-name="ce29" office:value-type="float" office:value="109457" calcext:value-type="float">
            <text:p>109,457</text:p>
          </table:table-cell>
          <table:table-cell table:style-name="ce29" office:value-type="float" office:value="19772" calcext:value-type="float">
            <text:p>19,772</text:p>
          </table:table-cell>
          <table:table-cell table:style-name="ce29" office:value-type="float" office:value="21390" calcext:value-type="float">
            <text:p>21,390</text:p>
          </table:table-cell>
          <table:table-cell table:style-name="ce29" office:value-type="float" office:value="22238" calcext:value-type="float">
            <text:p>22,238</text:p>
          </table:table-cell>
          <table:table-cell table:style-name="ce29" office:value-type="float" office:value="22710" calcext:value-type="float">
            <text:p>22,710</text:p>
          </table:table-cell>
          <table:table-cell table:style-name="ce52" office:value-type="float" office:value="23347" calcext:value-type="float">
            <text:p>23,347</text:p>
          </table:table-cell>
          <table:table-cell table:style-name="ce29" office:value-type="float" office:value="110387" calcext:value-type="float">
            <text:p>110,387</text:p>
          </table:table-cell>
          <table:table-cell table:style-name="ce29" office:value-type="float" office:value="23215" calcext:value-type="float">
            <text:p>23,215</text:p>
          </table:table-cell>
          <table:table-cell table:style-name="ce29" office:value-type="float" office:value="22191" calcext:value-type="float">
            <text:p>22,191</text:p>
          </table:table-cell>
          <table:table-cell table:style-name="ce29" office:value-type="float" office:value="23207" calcext:value-type="float">
            <text:p>23,207</text:p>
          </table:table-cell>
          <table:table-cell table:style-name="ce29" office:value-type="float" office:value="21653" calcext:value-type="float">
            <text:p>21,653</text:p>
          </table:table-cell>
          <table:table-cell table:style-name="ce52" office:value-type="float" office:value="20121" calcext:value-type="float">
            <text:p>20,121</text:p>
          </table:table-cell>
          <table:table-cell table:style-name="ce29" office:value-type="float" office:value="98313" calcext:value-type="float">
            <text:p>98,313</text:p>
          </table:table-cell>
          <table:table-cell table:style-name="ce29" office:value-type="float" office:value="19560" calcext:value-type="float">
            <text:p>19,560</text:p>
          </table:table-cell>
          <table:table-cell table:style-name="ce29" office:value-type="float" office:value="19584" calcext:value-type="float">
            <text:p>19,584</text:p>
          </table:table-cell>
          <table:table-cell table:style-name="ce29" office:value-type="float" office:value="19470" calcext:value-type="float">
            <text:p>19,470</text:p>
          </table:table-cell>
          <table:table-cell table:style-name="ce29" office:value-type="float" office:value="19835" calcext:value-type="float">
            <text:p>19,835</text:p>
          </table:table-cell>
          <table:table-cell table:style-name="ce52" office:value-type="float" office:value="19864" calcext:value-type="float">
            <text:p>19,864</text:p>
          </table:table-cell>
          <table:table-cell table:style-name="ce29" office:value-type="float" office:value="99611" calcext:value-type="float">
            <text:p>99,611</text:p>
          </table:table-cell>
          <table:table-cell table:style-name="ce29" office:value-type="float" office:value="19662" calcext:value-type="float">
            <text:p>19,662</text:p>
          </table:table-cell>
          <table:table-cell table:style-name="ce29" office:value-type="float" office:value="19657" calcext:value-type="float">
            <text:p>19,657</text:p>
          </table:table-cell>
          <table:table-cell table:style-name="ce29" office:value-type="float" office:value="19678" calcext:value-type="float">
            <text:p>19,678</text:p>
          </table:table-cell>
          <table:table-cell table:style-name="ce29" office:value-type="float" office:value="20241" calcext:value-type="float">
            <text:p>20,241</text:p>
          </table:table-cell>
          <table:table-cell table:style-name="ce52" office:value-type="float" office:value="20373" calcext:value-type="float">
            <text:p>20,373</text:p>
          </table:table-cell>
          <table:table-cell table:style-name="ce29" office:value-type="float" office:value="102753" calcext:value-type="float">
            <text:p>102,753</text:p>
          </table:table-cell>
          <table:table-cell table:style-name="ce29" office:value-type="float" office:value="20388" calcext:value-type="float">
            <text:p>20,388</text:p>
          </table:table-cell>
          <table:table-cell table:style-name="ce29" office:value-type="float" office:value="20690" calcext:value-type="float">
            <text:p>20,690</text:p>
          </table:table-cell>
          <table:table-cell table:style-name="ce29" office:value-type="float" office:value="21014" calcext:value-type="float">
            <text:p>21,014</text:p>
          </table:table-cell>
          <table:table-cell table:style-name="ce29" office:value-type="float" office:value="20599" calcext:value-type="float">
            <text:p>20,599</text:p>
          </table:table-cell>
          <table:table-cell table:style-name="ce52" office:value-type="float" office:value="20062" calcext:value-type="float">
            <text:p>20,062</text:p>
          </table:table-cell>
          <table:table-cell table:style-name="ce29" office:value-type="float" office:value="96615" calcext:value-type="float">
            <text:p>96,615</text:p>
          </table:table-cell>
          <table:table-cell table:style-name="ce29" office:value-type="float" office:value="20327" calcext:value-type="float">
            <text:p>20,327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18657" calcext:value-type="float">
            <text:p>18,657</text:p>
          </table:table-cell>
          <table:table-cell table:style-name="ce29" office:value-type="float" office:value="19261" calcext:value-type="float">
            <text:p>19,261</text:p>
          </table:table-cell>
          <table:table-cell table:style-name="ce52" office:value-type="float" office:value="19124" calcext:value-type="float">
            <text:p>19,124</text:p>
          </table:table-cell>
          <table:table-cell table:style-name="ce29" office:value-type="float" office:value="82929" calcext:value-type="float">
            <text:p>82,929</text:p>
          </table:table-cell>
          <table:table-cell table:style-name="ce29" office:value-type="float" office:value="17741" calcext:value-type="float">
            <text:p>17,741</text:p>
          </table:table-cell>
          <table:table-cell table:style-name="ce29" office:value-type="float" office:value="17253" calcext:value-type="float">
            <text:p>17,253</text:p>
          </table:table-cell>
          <table:table-cell table:style-name="ce29" office:value-type="float" office:value="17123" calcext:value-type="float">
            <text:p>17,123</text:p>
          </table:table-cell>
          <table:table-cell table:style-name="ce29" office:value-type="float" office:value="17034" calcext:value-type="float">
            <text:p>17,034</text:p>
          </table:table-cell>
          <table:table-cell table:style-name="ce52" office:value-type="float" office:value="13778" calcext:value-type="float">
            <text:p>13,778</text:p>
          </table:table-cell>
          <table:table-cell table:style-name="ce29" office:value-type="float" office:value="49385" calcext:value-type="float">
            <text:p>49,385</text:p>
          </table:table-cell>
          <table:table-cell table:style-name="ce29" office:value-type="float" office:value="13296" calcext:value-type="float">
            <text:p>13,296</text:p>
          </table:table-cell>
          <table:table-cell table:style-name="ce29" office:value-type="float" office:value="11471" calcext:value-type="float">
            <text:p>11,471</text:p>
          </table:table-cell>
          <table:table-cell table:style-name="ce29" office:value-type="float" office:value="9027" calcext:value-type="float">
            <text:p>9,027</text:p>
          </table:table-cell>
          <table:table-cell table:style-name="ce29" office:value-type="float" office:value="7346" calcext:value-type="float">
            <text:p>7,346</text:p>
          </table:table-cell>
          <table:table-cell table:style-name="ce52" office:value-type="float" office:value="8245" calcext:value-type="float">
            <text:p>8,245</text:p>
          </table:table-cell>
          <table:table-cell table:style-name="ce29" office:value-type="float" office:value="41488" calcext:value-type="float">
            <text:p>41,488</text:p>
          </table:table-cell>
          <table:table-cell table:style-name="ce29" office:value-type="float" office:value="8783" calcext:value-type="float">
            <text:p>8,783</text:p>
          </table:table-cell>
          <table:table-cell table:style-name="ce29" office:value-type="float" office:value="8281" calcext:value-type="float">
            <text:p>8,281</text:p>
          </table:table-cell>
          <table:table-cell table:style-name="ce29" office:value-type="float" office:value="8345" calcext:value-type="float">
            <text:p>8,345</text:p>
          </table:table-cell>
          <table:table-cell table:style-name="ce29" office:value-type="float" office:value="8193" calcext:value-type="float">
            <text:p>8,193</text:p>
          </table:table-cell>
          <table:table-cell table:style-name="ce52" office:value-type="float" office:value="7886" calcext:value-type="float">
            <text:p>7,886</text:p>
          </table:table-cell>
          <table:table-cell table:style-name="ce29" office:value-type="float" office:value="33052" calcext:value-type="float">
            <text:p>33,052</text:p>
          </table:table-cell>
          <table:table-cell table:style-name="ce29" office:value-type="float" office:value="7478" calcext:value-type="float">
            <text:p>7,478</text:p>
          </table:table-cell>
          <table:table-cell table:style-name="ce29" office:value-type="float" office:value="6864" calcext:value-type="float">
            <text:p>6,864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6089" calcext:value-type="float">
            <text:p>6,089</text:p>
          </table:table-cell>
          <table:table-cell table:style-name="ce52" office:value-type="float" office:value="6042" calcext:value-type="float">
            <text:p>6,042</text:p>
          </table:table-cell>
          <table:table-cell table:style-name="ce29" office:value-type="float" office:value="25644" calcext:value-type="float">
            <text:p>25,644</text:p>
          </table:table-cell>
          <table:table-cell table:style-name="ce29" office:value-type="float" office:value="5319" calcext:value-type="float">
            <text:p>5,319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253" calcext:value-type="float">
            <text:p>5,253</text:p>
          </table:table-cell>
          <table:table-cell table:style-name="ce29" office:value-type="float" office:value="5257" calcext:value-type="float">
            <text:p>5,257</text:p>
          </table:table-cell>
          <table:table-cell table:style-name="ce52" office:value-type="float" office:value="4687" calcext:value-type="float">
            <text:p>4,687</text:p>
          </table:table-cell>
          <table:table-cell table:style-name="ce29" office:value-type="float" office:value="17244" calcext:value-type="float">
            <text:p>17,244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029" calcext:value-type="float">
            <text:p>3,029</text:p>
          </table:table-cell>
          <table:table-cell table:style-name="ce52" office:value-type="float" office:value="2535" calcext:value-type="float">
            <text:p>2,535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196" calcext:value-type="float">
            <text:p>1,196</text:p>
          </table:table-cell>
          <table:table-cell table:style-name="ce52" office:value-type="float" office:value="840" calcext:value-type="float">
            <text:p>840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37" calcext:value-type="float">
            <text:p>237</text:p>
          </table:table-cell>
          <table:table-cell table:style-name="ce52" office:value-type="float" office:value="207" calcext:value-type="float">
            <text:p>207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8011" calcext:value-type="float">
            <text:p>638,011</text:p>
          </table:table-cell>
          <table:table-cell table:style-name="ce29" office:value-type="float" office:value="27067" calcext:value-type="float">
            <text:p>27,067</text:p>
          </table:table-cell>
          <table:table-cell table:style-name="ce42" office:value-type="float" office:value="5032" calcext:value-type="float">
            <text:p>5,032</text:p>
          </table:table-cell>
          <table:table-cell table:style-name="ce42" office:value-type="float" office:value="5490" calcext:value-type="float">
            <text:p>5,490</text:p>
          </table:table-cell>
          <table:table-cell table:style-name="ce42" office:value-type="float" office:value="5390" calcext:value-type="float">
            <text:p>5,390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5563" calcext:value-type="float">
            <text:p>5,563</text:p>
          </table:table-cell>
          <table:table-cell table:style-name="ce42" office:value-type="float" office:value="32632" calcext:value-type="float">
            <text:p>32,632</text:p>
          </table:table-cell>
          <table:table-cell table:style-name="ce42" office:value-type="float" office:value="5627" calcext:value-type="float">
            <text:p>5,627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2" office:value-type="float" office:value="6146" calcext:value-type="float">
            <text:p>6,146</text:p>
          </table:table-cell>
          <table:table-cell table:style-name="ce42" office:value-type="float" office:value="7307" calcext:value-type="float">
            <text:p>7,307</text:p>
          </table:table-cell>
          <table:table-cell table:style-name="ce53" office:value-type="float" office:value="7434" calcext:value-type="float">
            <text:p>7,434</text:p>
          </table:table-cell>
          <table:table-cell table:style-name="ce42" office:value-type="float" office:value="39861" calcext:value-type="float">
            <text:p>39,861</text:p>
          </table:table-cell>
          <table:table-cell table:style-name="ce42" office:value-type="float" office:value="6799" calcext:value-type="float">
            <text:p>6,799</text:p>
          </table:table-cell>
          <table:table-cell table:style-name="ce42" office:value-type="float" office:value="7588" calcext:value-type="float">
            <text:p>7,588</text:p>
          </table:table-cell>
          <table:table-cell table:style-name="ce42" office:value-type="float" office:value="8372" calcext:value-type="float">
            <text:p>8,372</text:p>
          </table:table-cell>
          <table:table-cell table:style-name="ce42" office:value-type="float" office:value="8422" calcext:value-type="float">
            <text:p>8,422</text:p>
          </table:table-cell>
          <table:table-cell table:style-name="ce53" office:value-type="float" office:value="8680" calcext:value-type="float">
            <text:p>8,680</text:p>
          </table:table-cell>
          <table:table-cell table:style-name="ce42" office:value-type="float" office:value="45479" calcext:value-type="float">
            <text:p>45,479</text:p>
          </table:table-cell>
          <table:table-cell table:style-name="ce42" office:value-type="float" office:value="8877" calcext:value-type="float">
            <text:p>8,877</text:p>
          </table:table-cell>
          <table:table-cell table:style-name="ce42" office:value-type="float" office:value="8895" calcext:value-type="float">
            <text:p>8,895</text:p>
          </table:table-cell>
          <table:table-cell table:style-name="ce42" office:value-type="float" office:value="9096" calcext:value-type="float">
            <text:p>9,096</text:p>
          </table:table-cell>
          <table:table-cell table:style-name="ce42" office:value-type="float" office:value="9311" calcext:value-type="float">
            <text:p>9,311</text:p>
          </table:table-cell>
          <table:table-cell table:style-name="ce53" office:value-type="float" office:value="9300" calcext:value-type="float">
            <text:p>9,300</text:p>
          </table:table-cell>
          <table:table-cell table:style-name="ce42" office:value-type="float" office:value="45311" calcext:value-type="float">
            <text:p>45,311</text:p>
          </table:table-cell>
          <table:table-cell table:style-name="ce42" office:value-type="float" office:value="9186" calcext:value-type="float">
            <text:p>9,186</text:p>
          </table:table-cell>
          <table:table-cell table:style-name="ce42" office:value-type="float" office:value="8979" calcext:value-type="float">
            <text:p>8,979</text:p>
          </table:table-cell>
          <table:table-cell table:style-name="ce42" office:value-type="float" office:value="8421" calcext:value-type="float">
            <text:p>8,421</text:p>
          </table:table-cell>
          <table:table-cell table:style-name="ce42" office:value-type="float" office:value="8933" calcext:value-type="float">
            <text:p>8,933</text:p>
          </table:table-cell>
          <table:table-cell table:style-name="ce53" office:value-type="float" office:value="9792" calcext:value-type="float">
            <text:p>9,792</text:p>
          </table:table-cell>
          <table:table-cell table:style-name="ce42" office:value-type="float" office:value="56051" calcext:value-type="float">
            <text:p>56,051</text:p>
          </table:table-cell>
          <table:table-cell table:style-name="ce42" office:value-type="float" office:value="10184" calcext:value-type="float">
            <text:p>10,184</text:p>
          </table:table-cell>
          <table:table-cell table:style-name="ce42" office:value-type="float" office:value="10919" calcext:value-type="float">
            <text:p>10,919</text:p>
          </table:table-cell>
          <table:table-cell table:style-name="ce42" office:value-type="float" office:value="11396" calcext:value-type="float">
            <text:p>11,396</text:p>
          </table:table-cell>
          <table:table-cell table:style-name="ce42" office:value-type="float" office:value="11565" calcext:value-type="float">
            <text:p>11,565</text:p>
          </table:table-cell>
          <table:table-cell table:style-name="ce53" office:value-type="float" office:value="11987" calcext:value-type="float">
            <text:p>11,987</text:p>
          </table:table-cell>
          <table:table-cell table:style-name="ce42" office:value-type="float" office:value="57656" calcext:value-type="float">
            <text:p>57,656</text:p>
          </table:table-cell>
          <table:table-cell table:style-name="ce42" office:value-type="float" office:value="12000" calcext:value-type="float">
            <text:p>12,000</text:p>
          </table:table-cell>
          <table:table-cell table:style-name="ce42" office:value-type="float" office:value="11497" calcext:value-type="float">
            <text:p>11,497</text:p>
          </table:table-cell>
          <table:table-cell table:style-name="ce42" office:value-type="float" office:value="12073" calcext:value-type="float">
            <text:p>12,073</text:p>
          </table:table-cell>
          <table:table-cell table:style-name="ce42" office:value-type="float" office:value="11535" calcext:value-type="float">
            <text:p>11,535</text:p>
          </table:table-cell>
          <table:table-cell table:style-name="ce53" office:value-type="float" office:value="10551" calcext:value-type="float">
            <text:p>10,551</text:p>
          </table:table-cell>
          <table:table-cell table:style-name="ce42" office:value-type="float" office:value="51706" calcext:value-type="float">
            <text:p>51,706</text:p>
          </table:table-cell>
          <table:table-cell table:style-name="ce42" office:value-type="float" office:value="10142" calcext:value-type="float">
            <text:p>10,142</text:p>
          </table:table-cell>
          <table:table-cell table:style-name="ce42" office:value-type="float" office:value="10223" calcext:value-type="float">
            <text:p>10,223</text:p>
          </table:table-cell>
          <table:table-cell table:style-name="ce42" office:value-type="float" office:value="10366" calcext:value-type="float">
            <text:p>10,366</text:p>
          </table:table-cell>
          <table:table-cell table:style-name="ce42" office:value-type="float" office:value="10425" calcext:value-type="float">
            <text:p>10,425</text:p>
          </table:table-cell>
          <table:table-cell table:style-name="ce53" office:value-type="float" office:value="10550" calcext:value-type="float">
            <text:p>10,550</text:p>
          </table:table-cell>
          <table:table-cell table:style-name="ce42" office:value-type="float" office:value="52945" calcext:value-type="float">
            <text:p>52,945</text:p>
          </table:table-cell>
          <table:table-cell table:style-name="ce42" office:value-type="float" office:value="10427" calcext:value-type="float">
            <text:p>10,427</text:p>
          </table:table-cell>
          <table:table-cell table:style-name="ce42" office:value-type="float" office:value="10580" calcext:value-type="float">
            <text:p>10,580</text:p>
          </table:table-cell>
          <table:table-cell table:style-name="ce42" office:value-type="float" office:value="10428" calcext:value-type="float">
            <text:p>10,428</text:p>
          </table:table-cell>
          <table:table-cell table:style-name="ce42" office:value-type="float" office:value="10699" calcext:value-type="float">
            <text:p>10,699</text:p>
          </table:table-cell>
          <table:table-cell table:style-name="ce53" office:value-type="float" office:value="10811" calcext:value-type="float">
            <text:p>10,811</text:p>
          </table:table-cell>
          <table:table-cell table:style-name="ce42" office:value-type="float" office:value="52900" calcext:value-type="float">
            <text:p>52,900</text:p>
          </table:table-cell>
          <table:table-cell table:style-name="ce42" office:value-type="float" office:value="10678" calcext:value-type="float">
            <text:p>10,678</text:p>
          </table:table-cell>
          <table:table-cell table:style-name="ce42" office:value-type="float" office:value="10665" calcext:value-type="float">
            <text:p>10,665</text:p>
          </table:table-cell>
          <table:table-cell table:style-name="ce42" office:value-type="float" office:value="10788" calcext:value-type="float">
            <text:p>10,788</text:p>
          </table:table-cell>
          <table:table-cell table:style-name="ce42" office:value-type="float" office:value="10500" calcext:value-type="float">
            <text:p>10,500</text:p>
          </table:table-cell>
          <table:table-cell table:style-name="ce53" office:value-type="float" office:value="10269" calcext:value-type="float">
            <text:p>10,269</text:p>
          </table:table-cell>
          <table:table-cell table:style-name="ce42" office:value-type="float" office:value="48260" calcext:value-type="float">
            <text:p>48,260</text:p>
          </table:table-cell>
          <table:table-cell table:style-name="ce42" office:value-type="float" office:value="10290" calcext:value-type="float">
            <text:p>10,290</text:p>
          </table:table-cell>
          <table:table-cell table:style-name="ce42" office:value-type="float" office:value="9602" calcext:value-type="float">
            <text:p>9,602</text:p>
          </table:table-cell>
          <table:table-cell table:style-name="ce42" office:value-type="float" office:value="9355" calcext:value-type="float">
            <text:p>9,355</text:p>
          </table:table-cell>
          <table:table-cell table:style-name="ce42" office:value-type="float" office:value="9593" calcext:value-type="float">
            <text:p>9,593</text:p>
          </table:table-cell>
          <table:table-cell table:style-name="ce53" office:value-type="float" office:value="9420" calcext:value-type="float">
            <text:p>9,420</text:p>
          </table:table-cell>
          <table:table-cell table:style-name="ce42" office:value-type="float" office:value="40894" calcext:value-type="float">
            <text:p>40,894</text:p>
          </table:table-cell>
          <table:table-cell table:style-name="ce42" office:value-type="float" office:value="8831" calcext:value-type="float">
            <text:p>8,831</text:p>
          </table:table-cell>
          <table:table-cell table:style-name="ce42" office:value-type="float" office:value="8488" calcext:value-type="float">
            <text:p>8,488</text:p>
          </table:table-cell>
          <table:table-cell table:style-name="ce42" office:value-type="float" office:value="8410" calcext:value-type="float">
            <text:p>8,410</text:p>
          </table:table-cell>
          <table:table-cell table:style-name="ce42" office:value-type="float" office:value="8391" calcext:value-type="float">
            <text:p>8,391</text:p>
          </table:table-cell>
          <table:table-cell table:style-name="ce53" office:value-type="float" office:value="6774" calcext:value-type="float">
            <text:p>6,774</text:p>
          </table:table-cell>
          <table:table-cell table:style-name="ce42" office:value-type="float" office:value="24216" calcext:value-type="float">
            <text:p>24,216</text:p>
          </table:table-cell>
          <table:table-cell table:style-name="ce42" office:value-type="float" office:value="6476" calcext:value-type="float">
            <text:p>6,476</text:p>
          </table:table-cell>
          <table:table-cell table:style-name="ce42" office:value-type="float" office:value="5680" calcext:value-type="float">
            <text:p>5,680</text:p>
          </table:table-cell>
          <table:table-cell table:style-name="ce42" office:value-type="float" office:value="4393" calcext:value-type="float">
            <text:p>4,393</text:p>
          </table:table-cell>
          <table:table-cell table:style-name="ce42" office:value-type="float" office:value="3623" calcext:value-type="float">
            <text:p>3,623</text:p>
          </table:table-cell>
          <table:table-cell table:style-name="ce53" office:value-type="float" office:value="4044" calcext:value-type="float">
            <text:p>4,044</text:p>
          </table:table-cell>
          <table:table-cell table:style-name="ce42" office:value-type="float" office:value="20079" calcext:value-type="float">
            <text:p>20,079</text:p>
          </table:table-cell>
          <table:table-cell table:style-name="ce42" office:value-type="float" office:value="4337" calcext:value-type="float">
            <text:p>4,337</text:p>
          </table:table-cell>
          <table:table-cell table:style-name="ce42" office:value-type="float" office:value="3991" calcext:value-type="float">
            <text:p>3,991</text:p>
          </table:table-cell>
          <table:table-cell table:style-name="ce42" office:value-type="float" office:value="4097" calcext:value-type="float">
            <text:p>4,097</text:p>
          </table:table-cell>
          <table:table-cell table:style-name="ce42" office:value-type="float" office:value="3934" calcext:value-type="float">
            <text:p>3,934</text:p>
          </table:table-cell>
          <table:table-cell table:style-name="ce53" office:value-type="float" office:value="3720" calcext:value-type="float">
            <text:p>3,720</text:p>
          </table:table-cell>
          <table:table-cell table:style-name="ce42" office:value-type="float" office:value="15444" calcext:value-type="float">
            <text:p>15,444</text:p>
          </table:table-cell>
          <table:table-cell table:style-name="ce42" office:value-type="float" office:value="3480" calcext:value-type="float">
            <text:p>3,480</text:p>
          </table:table-cell>
          <table:table-cell table:style-name="ce42" office:value-type="float" office:value="3187" calcext:value-type="float">
            <text:p>3,187</text:p>
          </table:table-cell>
          <table:table-cell table:style-name="ce42" office:value-type="float" office:value="3118" calcext:value-type="float">
            <text:p>3,118</text:p>
          </table:table-cell>
          <table:table-cell table:style-name="ce42" office:value-type="float" office:value="2799" calcext:value-type="float">
            <text:p>2,799</text:p>
          </table:table-cell>
          <table:table-cell table:style-name="ce53" office:value-type="float" office:value="2860" calcext:value-type="float">
            <text:p>2,860</text:p>
          </table:table-cell>
          <table:table-cell table:style-name="ce42" office:value-type="float" office:value="13406" calcext:value-type="float">
            <text:p>13,406</text:p>
          </table:table-cell>
          <table:table-cell table:style-name="ce42" office:value-type="float" office:value="2576" calcext:value-type="float">
            <text:p>2,576</text:p>
          </table:table-cell>
          <table:table-cell table:style-name="ce42" office:value-type="float" office:value="2598" calcext:value-type="float">
            <text:p>2,598</text:p>
          </table:table-cell>
          <table:table-cell table:style-name="ce42" office:value-type="float" office:value="2786" calcext:value-type="float">
            <text:p>2,786</text:p>
          </table:table-cell>
          <table:table-cell table:style-name="ce42" office:value-type="float" office:value="2807" calcext:value-type="float">
            <text:p>2,807</text:p>
          </table:table-cell>
          <table:table-cell table:style-name="ce53" office:value-type="float" office:value="2639" calcext:value-type="float">
            <text:p>2,639</text:p>
          </table:table-cell>
          <table:table-cell table:style-name="ce42" office:value-type="float" office:value="9507" calcext:value-type="float">
            <text:p>9,507</text:p>
          </table:table-cell>
          <table:table-cell table:style-name="ce42" office:value-type="float" office:value="2462" calcext:value-type="float">
            <text:p>2,462</text:p>
          </table:table-cell>
          <table:table-cell table:style-name="ce42" office:value-type="float" office:value="2183" calcext:value-type="float">
            <text:p>2,183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1659" calcext:value-type="float">
            <text:p>1,659</text:p>
          </table:table-cell>
          <table:table-cell table:style-name="ce53" office:value-type="float" office:value="1341" calcext:value-type="float">
            <text:p>1,341</text:p>
          </table:table-cell>
          <table:table-cell table:style-name="ce42" office:value-type="float" office:value="3547" calcext:value-type="float">
            <text:p>3,547</text:p>
          </table:table-cell>
          <table:table-cell table:style-name="ce42" office:value-type="float" office:value="1039" calcext:value-type="float">
            <text:p>1,039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602" calcext:value-type="float">
            <text:p>602</text:p>
          </table:table-cell>
          <table:table-cell table:style-name="ce53" office:value-type="float" office:value="390" calcext:value-type="float">
            <text:p>390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8" calcext:value-type="float">
            <text:p>108</text:p>
          </table:table-cell>
          <table:table-cell table:style-name="ce53" office:value-type="float" office:value="90" calcext:value-type="float">
            <text:p>90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482" calcext:value-type="float">
            <text:p>604,482</text:p>
          </table:table-cell>
          <table:table-cell table:style-name="ce37" office:value-type="float" office:value="24971" calcext:value-type="float">
            <text:p>24,971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5008" calcext:value-type="float">
            <text:p>5,008</text:p>
          </table:table-cell>
          <table:table-cell table:style-name="ce43" office:value-type="float" office:value="4970" calcext:value-type="float">
            <text:p>4,970</text:p>
          </table:table-cell>
          <table:table-cell table:style-name="ce43" office:value-type="float" office:value="5139" calcext:value-type="float">
            <text:p>5,139</text:p>
          </table:table-cell>
          <table:table-cell table:style-name="ce43" office:value-type="float" office:value="5159" calcext:value-type="float">
            <text:p>5,159</text:p>
          </table:table-cell>
          <table:table-cell table:style-name="ce43" office:value-type="float" office:value="29980" calcext:value-type="float">
            <text:p>29,980</text:p>
          </table:table-cell>
          <table:table-cell table:style-name="ce43" office:value-type="float" office:value="5186" calcext:value-type="float">
            <text:p>5,186</text:p>
          </table:table-cell>
          <table:table-cell table:style-name="ce43" office:value-type="float" office:value="5533" calcext:value-type="float">
            <text:p>5,533</text:p>
          </table:table-cell>
          <table:table-cell table:style-name="ce43" office:value-type="float" office:value="5681" calcext:value-type="float">
            <text:p>5,681</text:p>
          </table:table-cell>
          <table:table-cell table:style-name="ce43" office:value-type="float" office:value="6750" calcext:value-type="float">
            <text:p>6,750</text:p>
          </table:table-cell>
          <table:table-cell table:style-name="ce54" office:value-type="float" office:value="6830" calcext:value-type="float">
            <text:p>6,830</text:p>
          </table:table-cell>
          <table:table-cell table:style-name="ce43" office:value-type="float" office:value="36636" calcext:value-type="float">
            <text:p>36,636</text:p>
          </table:table-cell>
          <table:table-cell table:style-name="ce43" office:value-type="float" office:value="6435" calcext:value-type="float">
            <text:p>6,435</text:p>
          </table:table-cell>
          <table:table-cell table:style-name="ce43" office:value-type="float" office:value="6895" calcext:value-type="float">
            <text:p>6,895</text:p>
          </table:table-cell>
          <table:table-cell table:style-name="ce43" office:value-type="float" office:value="7651" calcext:value-type="float">
            <text:p>7,651</text:p>
          </table:table-cell>
          <table:table-cell table:style-name="ce43" office:value-type="float" office:value="7745" calcext:value-type="float">
            <text:p>7,745</text:p>
          </table:table-cell>
          <table:table-cell table:style-name="ce54" office:value-type="float" office:value="7910" calcext:value-type="float">
            <text:p>7,910</text:p>
          </table:table-cell>
          <table:table-cell table:style-name="ce43" office:value-type="float" office:value="41438" calcext:value-type="float">
            <text:p>41,438</text:p>
          </table:table-cell>
          <table:table-cell table:style-name="ce43" office:value-type="float" office:value="8146" calcext:value-type="float">
            <text:p>8,146</text:p>
          </table:table-cell>
          <table:table-cell table:style-name="ce43" office:value-type="float" office:value="8295" calcext:value-type="float">
            <text:p>8,295</text:p>
          </table:table-cell>
          <table:table-cell table:style-name="ce43" office:value-type="float" office:value="8234" calcext:value-type="float">
            <text:p>8,234</text:p>
          </table:table-cell>
          <table:table-cell table:style-name="ce43" office:value-type="float" office:value="8356" calcext:value-type="float">
            <text:p>8,356</text:p>
          </table:table-cell>
          <table:table-cell table:style-name="ce54" office:value-type="float" office:value="8407" calcext:value-type="float">
            <text:p>8,407</text:p>
          </table:table-cell>
          <table:table-cell table:style-name="ce43" office:value-type="float" office:value="42619" calcext:value-type="float">
            <text:p>42,619</text:p>
          </table:table-cell>
          <table:table-cell table:style-name="ce43" office:value-type="float" office:value="8634" calcext:value-type="float">
            <text:p>8,634</text:p>
          </table:table-cell>
          <table:table-cell table:style-name="ce43" office:value-type="float" office:value="8375" calcext:value-type="float">
            <text:p>8,375</text:p>
          </table:table-cell>
          <table:table-cell table:style-name="ce43" office:value-type="float" office:value="8093" calcext:value-type="float">
            <text:p>8,093</text:p>
          </table:table-cell>
          <table:table-cell table:style-name="ce43" office:value-type="float" office:value="8185" calcext:value-type="float">
            <text:p>8,185</text:p>
          </table:table-cell>
          <table:table-cell table:style-name="ce54" office:value-type="float" office:value="9332" calcext:value-type="float">
            <text:p>9,332</text:p>
          </table:table-cell>
          <table:table-cell table:style-name="ce43" office:value-type="float" office:value="53406" calcext:value-type="float">
            <text:p>53,406</text:p>
          </table:table-cell>
          <table:table-cell table:style-name="ce43" office:value-type="float" office:value="9588" calcext:value-type="float">
            <text:p>9,588</text:p>
          </table:table-cell>
          <table:table-cell table:style-name="ce43" office:value-type="float" office:value="10471" calcext:value-type="float">
            <text:p>10,471</text:p>
          </table:table-cell>
          <table:table-cell table:style-name="ce43" office:value-type="float" office:value="10842" calcext:value-type="float">
            <text:p>10,842</text:p>
          </table:table-cell>
          <table:table-cell table:style-name="ce43" office:value-type="float" office:value="11145" calcext:value-type="float">
            <text:p>11,145</text:p>
          </table:table-cell>
          <table:table-cell table:style-name="ce54" office:value-type="float" office:value="11360" calcext:value-type="float">
            <text:p>11,360</text:p>
          </table:table-cell>
          <table:table-cell table:style-name="ce43" office:value-type="float" office:value="52731" calcext:value-type="float">
            <text:p>52,731</text:p>
          </table:table-cell>
          <table:table-cell table:style-name="ce43" office:value-type="float" office:value="11215" calcext:value-type="float">
            <text:p>11,215</text:p>
          </table:table-cell>
          <table:table-cell table:style-name="ce43" office:value-type="float" office:value="10694" calcext:value-type="float">
            <text:p>10,694</text:p>
          </table:table-cell>
          <table:table-cell table:style-name="ce43" office:value-type="float" office:value="11134" calcext:value-type="float">
            <text:p>11,134</text:p>
          </table:table-cell>
          <table:table-cell table:style-name="ce43" office:value-type="float" office:value="10118" calcext:value-type="float">
            <text:p>10,118</text:p>
          </table:table-cell>
          <table:table-cell table:style-name="ce54" office:value-type="float" office:value="9570" calcext:value-type="float">
            <text:p>9,570</text:p>
          </table:table-cell>
          <table:table-cell table:style-name="ce43" office:value-type="float" office:value="46607" calcext:value-type="float">
            <text:p>46,607</text:p>
          </table:table-cell>
          <table:table-cell table:style-name="ce43" office:value-type="float" office:value="9418" calcext:value-type="float">
            <text:p>9,418</text:p>
          </table:table-cell>
          <table:table-cell table:style-name="ce43" office:value-type="float" office:value="9361" calcext:value-type="float">
            <text:p>9,361</text:p>
          </table:table-cell>
          <table:table-cell table:style-name="ce43" office:value-type="float" office:value="9104" calcext:value-type="float">
            <text:p>9,104</text:p>
          </table:table-cell>
          <table:table-cell table:style-name="ce43" office:value-type="float" office:value="9410" calcext:value-type="float">
            <text:p>9,410</text:p>
          </table:table-cell>
          <table:table-cell table:style-name="ce54" office:value-type="float" office:value="9314" calcext:value-type="float">
            <text:p>9,314</text:p>
          </table:table-cell>
          <table:table-cell table:style-name="ce43" office:value-type="float" office:value="46666" calcext:value-type="float">
            <text:p>46,666</text:p>
          </table:table-cell>
          <table:table-cell table:style-name="ce43" office:value-type="float" office:value="9235" calcext:value-type="float">
            <text:p>9,235</text:p>
          </table:table-cell>
          <table:table-cell table:style-name="ce43" office:value-type="float" office:value="9077" calcext:value-type="float">
            <text:p>9,077</text:p>
          </table:table-cell>
          <table:table-cell table:style-name="ce43" office:value-type="float" office:value="9250" calcext:value-type="float">
            <text:p>9,250</text:p>
          </table:table-cell>
          <table:table-cell table:style-name="ce43" office:value-type="float" office:value="9542" calcext:value-type="float">
            <text:p>9,542</text:p>
          </table:table-cell>
          <table:table-cell table:style-name="ce54" office:value-type="float" office:value="9562" calcext:value-type="float">
            <text:p>9,562</text:p>
          </table:table-cell>
          <table:table-cell table:style-name="ce43" office:value-type="float" office:value="49853" calcext:value-type="float">
            <text:p>49,853</text:p>
          </table:table-cell>
          <table:table-cell table:style-name="ce43" office:value-type="float" office:value="9710" calcext:value-type="float">
            <text:p>9,710</text:p>
          </table:table-cell>
          <table:table-cell table:style-name="ce43" office:value-type="float" office:value="10025" calcext:value-type="float">
            <text:p>10,025</text:p>
          </table:table-cell>
          <table:table-cell table:style-name="ce43" office:value-type="float" office:value="10226" calcext:value-type="float">
            <text:p>10,226</text:p>
          </table:table-cell>
          <table:table-cell table:style-name="ce43" office:value-type="float" office:value="10099" calcext:value-type="float">
            <text:p>10,099</text:p>
          </table:table-cell>
          <table:table-cell table:style-name="ce54" office:value-type="float" office:value="9793" calcext:value-type="float">
            <text:p>9,793</text:p>
          </table:table-cell>
          <table:table-cell table:style-name="ce43" office:value-type="float" office:value="48355" calcext:value-type="float">
            <text:p>48,355</text:p>
          </table:table-cell>
          <table:table-cell table:style-name="ce43" office:value-type="float" office:value="10037" calcext:value-type="float">
            <text:p>10,037</text:p>
          </table:table-cell>
          <table:table-cell table:style-name="ce43" office:value-type="float" office:value="9644" calcext:value-type="float">
            <text:p>9,644</text:p>
          </table:table-cell>
          <table:table-cell table:style-name="ce43" office:value-type="float" office:value="9302" calcext:value-type="float">
            <text:p>9,302</text:p>
          </table:table-cell>
          <table:table-cell table:style-name="ce43" office:value-type="float" office:value="9668" calcext:value-type="float">
            <text:p>9,668</text:p>
          </table:table-cell>
          <table:table-cell table:style-name="ce54" office:value-type="float" office:value="9704" calcext:value-type="float">
            <text:p>9,704</text:p>
          </table:table-cell>
          <table:table-cell table:style-name="ce43" office:value-type="float" office:value="42035" calcext:value-type="float">
            <text:p>42,035</text:p>
          </table:table-cell>
          <table:table-cell table:style-name="ce43" office:value-type="float" office:value="8910" calcext:value-type="float">
            <text:p>8,910</text:p>
          </table:table-cell>
          <table:table-cell table:style-name="ce43" office:value-type="float" office:value="8765" calcext:value-type="float">
            <text:p>8,765</text:p>
          </table:table-cell>
          <table:table-cell table:style-name="ce43" office:value-type="float" office:value="8713" calcext:value-type="float">
            <text:p>8,713</text:p>
          </table:table-cell>
          <table:table-cell table:style-name="ce43" office:value-type="float" office:value="8643" calcext:value-type="float">
            <text:p>8,643</text:p>
          </table:table-cell>
          <table:table-cell table:style-name="ce54" office:value-type="float" office:value="7004" calcext:value-type="float">
            <text:p>7,004</text:p>
          </table:table-cell>
          <table:table-cell table:style-name="ce43" office:value-type="float" office:value="25169" calcext:value-type="float">
            <text:p>25,169</text:p>
          </table:table-cell>
          <table:table-cell table:style-name="ce43" office:value-type="float" office:value="6820" calcext:value-type="float">
            <text:p>6,820</text:p>
          </table:table-cell>
          <table:table-cell table:style-name="ce43" office:value-type="float" office:value="5791" calcext:value-type="float">
            <text:p>5,791</text:p>
          </table:table-cell>
          <table:table-cell table:style-name="ce43" office:value-type="float" office:value="4634" calcext:value-type="float">
            <text:p>4,634</text:p>
          </table:table-cell>
          <table:table-cell table:style-name="ce43" office:value-type="float" office:value="3723" calcext:value-type="float">
            <text:p>3,723</text:p>
          </table:table-cell>
          <table:table-cell table:style-name="ce54" office:value-type="float" office:value="4201" calcext:value-type="float">
            <text:p>4,201</text:p>
          </table:table-cell>
          <table:table-cell table:style-name="ce43" office:value-type="float" office:value="21409" calcext:value-type="float">
            <text:p>21,409</text:p>
          </table:table-cell>
          <table:table-cell table:style-name="ce43" office:value-type="float" office:value="4446" calcext:value-type="float">
            <text:p>4,446</text:p>
          </table:table-cell>
          <table:table-cell table:style-name="ce43" office:value-type="float" office:value="4290" calcext:value-type="float">
            <text:p>4,290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4259" calcext:value-type="float">
            <text:p>4,259</text:p>
          </table:table-cell>
          <table:table-cell table:style-name="ce54" office:value-type="float" office:value="4166" calcext:value-type="float">
            <text:p>4,166</text:p>
          </table:table-cell>
          <table:table-cell table:style-name="ce43" office:value-type="float" office:value="17608" calcext:value-type="float">
            <text:p>17,608</text:p>
          </table:table-cell>
          <table:table-cell table:style-name="ce43" office:value-type="float" office:value="3998" calcext:value-type="float">
            <text:p>3,998</text:p>
          </table:table-cell>
          <table:table-cell table:style-name="ce43" office:value-type="float" office:value="3677" calcext:value-type="float">
            <text:p>3,677</text:p>
          </table:table-cell>
          <table:table-cell table:style-name="ce43" office:value-type="float" office:value="3461" calcext:value-type="float">
            <text:p>3,461</text:p>
          </table:table-cell>
          <table:table-cell table:style-name="ce43" office:value-type="float" office:value="3290" calcext:value-type="float">
            <text:p>3,290</text:p>
          </table:table-cell>
          <table:table-cell table:style-name="ce54" office:value-type="float" office:value="3182" calcext:value-type="float">
            <text:p>3,182</text:p>
          </table:table-cell>
          <table:table-cell table:style-name="ce43" office:value-type="float" office:value="12238" calcext:value-type="float">
            <text:p>12,238</text:p>
          </table:table-cell>
          <table:table-cell table:style-name="ce43" office:value-type="float" office:value="2743" calcext:value-type="float">
            <text:p>2,743</text:p>
          </table:table-cell>
          <table:table-cell table:style-name="ce43" office:value-type="float" office:value="2530" calcext:value-type="float">
            <text:p>2,530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450" calcext:value-type="float">
            <text:p>2,450</text:p>
          </table:table-cell>
          <table:table-cell table:style-name="ce54" office:value-type="float" office:value="2048" calcext:value-type="float">
            <text:p>2,048</text:p>
          </table:table-cell>
          <table:table-cell table:style-name="ce43" office:value-type="float" office:value="7737" calcext:value-type="float">
            <text:p>7,737</text:p>
          </table:table-cell>
          <table:table-cell table:style-name="ce43" office:value-type="float" office:value="1974" calcext:value-type="float">
            <text:p>1,974</text:p>
          </table:table-cell>
          <table:table-cell table:style-name="ce43" office:value-type="float" office:value="1703" calcext:value-type="float">
            <text:p>1,703</text:p>
          </table:table-cell>
          <table:table-cell table:style-name="ce43" office:value-type="float" office:value="1496" calcext:value-type="float">
            <text:p>1,496</text:p>
          </table:table-cell>
          <table:table-cell table:style-name="ce43" office:value-type="float" office:value="1370" calcext:value-type="float">
            <text:p>1,370</text:p>
          </table:table-cell>
          <table:table-cell table:style-name="ce54" office:value-type="float" office:value="1194" calcext:value-type="float">
            <text:p>1,194</text:p>
          </table:table-cell>
          <table:table-cell table:style-name="ce43" office:value-type="float" office:value="3684" calcext:value-type="float">
            <text:p>3,684</text:p>
          </table:table-cell>
          <table:table-cell table:style-name="ce43" office:value-type="float" office:value="1030" calcext:value-type="float">
            <text:p>1,030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594" calcext:value-type="float">
            <text:p>594</text:p>
          </table:table-cell>
          <table:table-cell table:style-name="ce54" office:value-type="float" office:value="450" calcext:value-type="float">
            <text:p>450</text:p>
          </table:table-cell>
          <table:table-cell table:style-name="ce43" office:value-type="float" office:value="1107" calcext:value-type="float">
            <text:p>1,107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29" calcext:value-type="float">
            <text:p>129</text:p>
          </table:table-cell>
          <table:table-cell table:style-name="ce54" office:value-type="float" office:value="117" calcext:value-type="float">
            <text:p>117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921" calcext:value-type="float">
            <text:p>882,921</text:p>
          </table:table-cell>
          <table:table-cell table:style-name="ce29" office:value-type="float" office:value="34802" calcext:value-type="float">
            <text:p>34,802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6753" calcext:value-type="float">
            <text:p>6,753</text:p>
          </table:table-cell>
          <table:table-cell table:style-name="ce29" office:value-type="float" office:value="7093" calcext:value-type="float">
            <text:p>7,093</text:p>
          </table:table-cell>
          <table:table-cell table:style-name="ce29" office:value-type="float" office:value="7246" calcext:value-type="float">
            <text:p>7,246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45776" calcext:value-type="float">
            <text:p>45,776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10112" calcext:value-type="float">
            <text:p>10,112</text:p>
          </table:table-cell>
          <table:table-cell table:style-name="ce52" office:value-type="float" office:value="10475" calcext:value-type="float">
            <text:p>10,475</text:p>
          </table:table-cell>
          <table:table-cell table:style-name="ce29" office:value-type="float" office:value="57844" calcext:value-type="float">
            <text:p>57,844</text:p>
          </table:table-cell>
          <table:table-cell table:style-name="ce29" office:value-type="float" office:value="9906" calcext:value-type="float">
            <text:p>9,906</text:p>
          </table:table-cell>
          <table:table-cell table:style-name="ce29" office:value-type="float" office:value="11106" calcext:value-type="float">
            <text:p>11,106</text:p>
          </table:table-cell>
          <table:table-cell table:style-name="ce29" office:value-type="float" office:value="12079" calcext:value-type="float">
            <text:p>12,079</text:p>
          </table:table-cell>
          <table:table-cell table:style-name="ce29" office:value-type="float" office:value="12313" calcext:value-type="float">
            <text:p>12,313</text:p>
          </table:table-cell>
          <table:table-cell table:style-name="ce52" office:value-type="float" office:value="12440" calcext:value-type="float">
            <text:p>12,440</text:p>
          </table:table-cell>
          <table:table-cell table:style-name="ce29" office:value-type="float" office:value="60479" calcext:value-type="float">
            <text:p>60,479</text:p>
          </table:table-cell>
          <table:table-cell table:style-name="ce29" office:value-type="float" office:value="12062" calcext:value-type="float">
            <text:p>12,062</text:p>
          </table:table-cell>
          <table:table-cell table:style-name="ce29" office:value-type="float" office:value="12208" calcext:value-type="float">
            <text:p>12,208</text:p>
          </table:table-cell>
          <table:table-cell table:style-name="ce29" office:value-type="float" office:value="11997" calcext:value-type="float">
            <text:p>11,997</text:p>
          </table:table-cell>
          <table:table-cell table:style-name="ce29" office:value-type="float" office:value="12002" calcext:value-type="float">
            <text:p>12,002</text:p>
          </table:table-cell>
          <table:table-cell table:style-name="ce52" office:value-type="float" office:value="12210" calcext:value-type="float">
            <text:p>12,210</text:p>
          </table:table-cell>
          <table:table-cell table:style-name="ce29" office:value-type="float" office:value="61856" calcext:value-type="float">
            <text:p>61,856</text:p>
          </table:table-cell>
          <table:table-cell table:style-name="ce29" office:value-type="float" office:value="12204" calcext:value-type="float">
            <text:p>12,204</text:p>
          </table:table-cell>
          <table:table-cell table:style-name="ce29" office:value-type="float" office:value="12457" calcext:value-type="float">
            <text:p>12,457</text:p>
          </table:table-cell>
          <table:table-cell table:style-name="ce29" office:value-type="float" office:value="11646" calcext:value-type="float">
            <text:p>11,646</text:p>
          </table:table-cell>
          <table:table-cell table:style-name="ce29" office:value-type="float" office:value="12189" calcext:value-type="float">
            <text:p>12,189</text:p>
          </table:table-cell>
          <table:table-cell table:style-name="ce52" office:value-type="float" office:value="13360" calcext:value-type="float">
            <text:p>13,360</text:p>
          </table:table-cell>
          <table:table-cell table:style-name="ce29" office:value-type="float" office:value="74435" calcext:value-type="float">
            <text:p>74,435</text:p>
          </table:table-cell>
          <table:table-cell table:style-name="ce29" office:value-type="float" office:value="13742" calcext:value-type="float">
            <text:p>13,742</text:p>
          </table:table-cell>
          <table:table-cell table:style-name="ce29" office:value-type="float" office:value="14827" calcext:value-type="float">
            <text:p>14,827</text:p>
          </table:table-cell>
          <table:table-cell table:style-name="ce29" office:value-type="float" office:value="14916" calcext:value-type="float">
            <text:p>14,916</text:p>
          </table:table-cell>
          <table:table-cell table:style-name="ce29" office:value-type="float" office:value="15291" calcext:value-type="float">
            <text:p>15,291</text:p>
          </table:table-cell>
          <table:table-cell table:style-name="ce52" office:value-type="float" office:value="15659" calcext:value-type="float">
            <text:p>15,659</text:p>
          </table:table-cell>
          <table:table-cell table:style-name="ce29" office:value-type="float" office:value="71040" calcext:value-type="float">
            <text:p>71,040</text:p>
          </table:table-cell>
          <table:table-cell table:style-name="ce29" office:value-type="float" office:value="15109" calcext:value-type="float">
            <text:p>15,109</text:p>
          </table:table-cell>
          <table:table-cell table:style-name="ce29" office:value-type="float" office:value="14660" calcext:value-type="float">
            <text:p>14,660</text:p>
          </table:table-cell>
          <table:table-cell table:style-name="ce29" office:value-type="float" office:value="14825" calcext:value-type="float">
            <text:p>14,825</text:p>
          </table:table-cell>
          <table:table-cell table:style-name="ce29" office:value-type="float" office:value="13766" calcext:value-type="float">
            <text:p>13,766</text:p>
          </table:table-cell>
          <table:table-cell table:style-name="ce52" office:value-type="float" office:value="12680" calcext:value-type="float">
            <text:p>12,680</text:p>
          </table:table-cell>
          <table:table-cell table:style-name="ce29" office:value-type="float" office:value="64382" calcext:value-type="float">
            <text:p>64,382</text:p>
          </table:table-cell>
          <table:table-cell table:style-name="ce29" office:value-type="float" office:value="12340" calcext:value-type="float">
            <text:p>12,340</text:p>
          </table:table-cell>
          <table:table-cell table:style-name="ce29" office:value-type="float" office:value="12343" calcext:value-type="float">
            <text:p>12,343</text:p>
          </table:table-cell>
          <table:table-cell table:style-name="ce29" office:value-type="float" office:value="12839" calcext:value-type="float">
            <text:p>12,839</text:p>
          </table:table-cell>
          <table:table-cell table:style-name="ce29" office:value-type="float" office:value="13388" calcext:value-type="float">
            <text:p>13,388</text:p>
          </table:table-cell>
          <table:table-cell table:style-name="ce52" office:value-type="float" office:value="13472" calcext:value-type="float">
            <text:p>13,472</text:p>
          </table:table-cell>
          <table:table-cell table:style-name="ce29" office:value-type="float" office:value="69830" calcext:value-type="float">
            <text:p>69,830</text:p>
          </table:table-cell>
          <table:table-cell table:style-name="ce29" office:value-type="float" office:value="13426" calcext:value-type="float">
            <text:p>13,426</text:p>
          </table:table-cell>
          <table:table-cell table:style-name="ce29" office:value-type="float" office:value="13997" calcext:value-type="float">
            <text:p>13,997</text:p>
          </table:table-cell>
          <table:table-cell table:style-name="ce29" office:value-type="float" office:value="13845" calcext:value-type="float">
            <text:p>13,845</text:p>
          </table:table-cell>
          <table:table-cell table:style-name="ce29" office:value-type="float" office:value="14234" calcext:value-type="float">
            <text:p>14,234</text:p>
          </table:table-cell>
          <table:table-cell table:style-name="ce52" office:value-type="float" office:value="14328" calcext:value-type="float">
            <text:p>14,328</text:p>
          </table:table-cell>
          <table:table-cell table:style-name="ce29" office:value-type="float" office:value="71943" calcext:value-type="float">
            <text:p>71,943</text:p>
          </table:table-cell>
          <table:table-cell table:style-name="ce29" office:value-type="float" office:value="14387" calcext:value-type="float">
            <text:p>14,387</text:p>
          </table:table-cell>
          <table:table-cell table:style-name="ce29" office:value-type="float" office:value="14201" calcext:value-type="float">
            <text:p>14,201</text:p>
          </table:table-cell>
          <table:table-cell table:style-name="ce29" office:value-type="float" office:value="14994" calcext:value-type="float">
            <text:p>14,994</text:p>
          </table:table-cell>
          <table:table-cell table:style-name="ce29" office:value-type="float" office:value="14096" calcext:value-type="float">
            <text:p>14,096</text:p>
          </table:table-cell>
          <table:table-cell table:style-name="ce52" office:value-type="float" office:value="14265" calcext:value-type="float">
            <text:p>14,265</text:p>
          </table:table-cell>
          <table:table-cell table:style-name="ce29" office:value-type="float" office:value="66467" calcext:value-type="float">
            <text:p>66,467</text:p>
          </table:table-cell>
          <table:table-cell table:style-name="ce29" office:value-type="float" office:value="14159" calcext:value-type="float">
            <text:p>14,159</text:p>
          </table:table-cell>
          <table:table-cell table:style-name="ce29" office:value-type="float" office:value="13117" calcext:value-type="float">
            <text:p>13,117</text:p>
          </table:table-cell>
          <table:table-cell table:style-name="ce29" office:value-type="float" office:value="13115" calcext:value-type="float">
            <text:p>13,115</text:p>
          </table:table-cell>
          <table:table-cell table:style-name="ce29" office:value-type="float" office:value="13090" calcext:value-type="float">
            <text:p>13,090</text:p>
          </table:table-cell>
          <table:table-cell table:style-name="ce52" office:value-type="float" office:value="12986" calcext:value-type="float">
            <text:p>12,986</text:p>
          </table:table-cell>
          <table:table-cell table:style-name="ce29" office:value-type="float" office:value="57735" calcext:value-type="float">
            <text:p>57,735</text:p>
          </table:table-cell>
          <table:table-cell table:style-name="ce29" office:value-type="float" office:value="12351" calcext:value-type="float">
            <text:p>12,351</text:p>
          </table:table-cell>
          <table:table-cell table:style-name="ce29" office:value-type="float" office:value="11999" calcext:value-type="float">
            <text:p>11,999</text:p>
          </table:table-cell>
          <table:table-cell table:style-name="ce29" office:value-type="float" office:value="11799" calcext:value-type="float">
            <text:p>11,799</text:p>
          </table:table-cell>
          <table:table-cell table:style-name="ce29" office:value-type="float" office:value="11938" calcext:value-type="float">
            <text:p>11,938</text:p>
          </table:table-cell>
          <table:table-cell table:style-name="ce52" office:value-type="float" office:value="9648" calcext:value-type="float">
            <text:p>9,648</text:p>
          </table:table-cell>
          <table:table-cell table:style-name="ce29" office:value-type="float" office:value="36889" calcext:value-type="float">
            <text:p>36,889</text:p>
          </table:table-cell>
          <table:table-cell table:style-name="ce29" office:value-type="float" office:value="9443" calcext:value-type="float">
            <text:p>9,443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6844" calcext:value-type="float">
            <text:p>6,844</text:p>
          </table:table-cell>
          <table:table-cell table:style-name="ce29" office:value-type="float" office:value="5483" calcext:value-type="float">
            <text:p>5,483</text:p>
          </table:table-cell>
          <table:table-cell table:style-name="ce52" office:value-type="float" office:value="6266" calcext:value-type="float">
            <text:p>6,266</text:p>
          </table:table-cell>
          <table:table-cell table:style-name="ce29" office:value-type="float" office:value="34497" calcext:value-type="float">
            <text:p>34,497</text:p>
          </table:table-cell>
          <table:table-cell table:style-name="ce29" office:value-type="float" office:value="6997" calcext:value-type="float">
            <text:p>6,997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995" calcext:value-type="float">
            <text:p>6,995</text:p>
          </table:table-cell>
          <table:table-cell table:style-name="ce29" office:value-type="float" office:value="7096" calcext:value-type="float">
            <text:p>7,096</text:p>
          </table:table-cell>
          <table:table-cell table:style-name="ce52" office:value-type="float" office:value="6717" calcext:value-type="float">
            <text:p>6,717</text:p>
          </table:table-cell>
          <table:table-cell table:style-name="ce29" office:value-type="float" office:value="29843" calcext:value-type="float">
            <text:p>29,843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5643" calcext:value-type="float">
            <text:p>5,643</text:p>
          </table:table-cell>
          <table:table-cell table:style-name="ce52" office:value-type="float" office:value="5501" calcext:value-type="float">
            <text:p>5,501</text:p>
          </table:table-cell>
          <table:table-cell table:style-name="ce29" office:value-type="float" office:value="22918" calcext:value-type="float">
            <text:p>22,918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771" calcext:value-type="float">
            <text:p>4,771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547" calcext:value-type="float">
            <text:p>4,547</text:p>
          </table:table-cell>
          <table:table-cell table:style-name="ce52" office:value-type="float" office:value="4119" calcext:value-type="float">
            <text:p>4,119</text:p>
          </table:table-cell>
          <table:table-cell table:style-name="ce29" office:value-type="float" office:value="14096" calcext:value-type="float">
            <text:p>14,096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482" calcext:value-type="float">
            <text:p>2,482</text:p>
          </table:table-cell>
          <table:table-cell table:style-name="ce52" office:value-type="float" office:value="1919" calcext:value-type="float">
            <text:p>1,919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006" calcext:value-type="float">
            <text:p>1,006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197" calcext:value-type="float">
            <text:p>197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5213" calcext:value-type="float">
            <text:p>455,213</text:p>
          </table:table-cell>
          <table:table-cell table:style-name="ce29" office:value-type="float" office:value="18257" calcext:value-type="float">
            <text:p>18,257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23796" calcext:value-type="float">
            <text:p>23,796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5271" calcext:value-type="float">
            <text:p>5,271</text:p>
          </table:table-cell>
          <table:table-cell table:style-name="ce52" office:value-type="float" office:value="5444" calcext:value-type="float">
            <text:p>5,444</text:p>
          </table:table-cell>
          <table:table-cell table:style-name="ce29" office:value-type="float" office:value="30248" calcext:value-type="float">
            <text:p>30,248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5803" calcext:value-type="float">
            <text:p>5,803</text:p>
          </table:table-cell>
          <table:table-cell table:style-name="ce29" office:value-type="float" office:value="6385" calcext:value-type="float">
            <text:p>6,385</text:p>
          </table:table-cell>
          <table:table-cell table:style-name="ce29" office:value-type="float" office:value="6468" calcext:value-type="float">
            <text:p>6,468</text:p>
          </table:table-cell>
          <table:table-cell table:style-name="ce52" office:value-type="float" office:value="6432" calcext:value-type="float">
            <text:p>6,432</text:p>
          </table:table-cell>
          <table:table-cell table:style-name="ce29" office:value-type="float" office:value="31273" calcext:value-type="float">
            <text:p>31,273</text:p>
          </table:table-cell>
          <table:table-cell table:style-name="ce29" office:value-type="float" office:value="6272" calcext:value-type="float">
            <text:p>6,272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275" calcext:value-type="float">
            <text:p>6,275</text:p>
          </table:table-cell>
          <table:table-cell table:style-name="ce52" office:value-type="float" office:value="6167" calcext:value-type="float">
            <text:p>6,167</text:p>
          </table:table-cell>
          <table:table-cell table:style-name="ce29" office:value-type="float" office:value="31711" calcext:value-type="float">
            <text:p>31,711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6268" calcext:value-type="float">
            <text:p>6,268</text:p>
          </table:table-cell>
          <table:table-cell table:style-name="ce52" office:value-type="float" office:value="6806" calcext:value-type="float">
            <text:p>6,806</text:p>
          </table:table-cell>
          <table:table-cell table:style-name="ce29" office:value-type="float" office:value="38123" calcext:value-type="float">
            <text:p>38,123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636" calcext:value-type="float">
            <text:p>7,636</text:p>
          </table:table-cell>
          <table:table-cell table:style-name="ce29" office:value-type="float" office:value="7814" calcext:value-type="float">
            <text:p>7,814</text:p>
          </table:table-cell>
          <table:table-cell table:style-name="ce52" office:value-type="float" office:value="8116" calcext:value-type="float">
            <text:p>8,116</text:p>
          </table:table-cell>
          <table:table-cell table:style-name="ce29" office:value-type="float" office:value="37235" calcext:value-type="float">
            <text:p>37,235</text:p>
          </table:table-cell>
          <table:table-cell table:style-name="ce29" office:value-type="float" office:value="7944" calcext:value-type="float">
            <text:p>7,944</text:p>
          </table:table-cell>
          <table:table-cell table:style-name="ce29" office:value-type="float" office:value="7657" calcext:value-type="float">
            <text:p>7,657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7281" calcext:value-type="float">
            <text:p>7,281</text:p>
          </table:table-cell>
          <table:table-cell table:style-name="ce52" office:value-type="float" office:value="6666" calcext:value-type="float">
            <text:p>6,666</text:p>
          </table:table-cell>
          <table:table-cell table:style-name="ce29" office:value-type="float" office:value="33843" calcext:value-type="float">
            <text:p>33,843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716" calcext:value-type="float">
            <text:p>6,716</text:p>
          </table:table-cell>
          <table:table-cell table:style-name="ce29" office:value-type="float" office:value="7100" calcext:value-type="float">
            <text:p>7,100</text:p>
          </table:table-cell>
          <table:table-cell table:style-name="ce52" office:value-type="float" office:value="7061" calcext:value-type="float">
            <text:p>7,061</text:p>
          </table:table-cell>
          <table:table-cell table:style-name="ce29" office:value-type="float" office:value="37494" calcext:value-type="float">
            <text:p>37,494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7648" calcext:value-type="float">
            <text:p>7,648</text:p>
          </table:table-cell>
          <table:table-cell table:style-name="ce52" office:value-type="float" office:value="7596" calcext:value-type="float">
            <text:p>7,596</text:p>
          </table:table-cell>
          <table:table-cell table:style-name="ce29" office:value-type="float" office:value="37993" calcext:value-type="float">
            <text:p>37,993</text:p>
          </table:table-cell>
          <table:table-cell table:style-name="ce29" office:value-type="float" office:value="7724" calcext:value-type="float">
            <text:p>7,724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7390" calcext:value-type="float">
            <text:p>7,390</text:p>
          </table:table-cell>
          <table:table-cell table:style-name="ce52" office:value-type="float" office:value="7430" calcext:value-type="float">
            <text:p>7,430</text:p>
          </table:table-cell>
          <table:table-cell table:style-name="ce29" office:value-type="float" office:value="34048" calcext:value-type="float">
            <text:p>34,048</text:p>
          </table:table-cell>
          <table:table-cell table:style-name="ce29" office:value-type="float" office:value="7410" calcext:value-type="float">
            <text:p>7,410</text:p>
          </table:table-cell>
          <table:table-cell table:style-name="ce29" office:value-type="float" office:value="6702" calcext:value-type="float">
            <text:p>6,702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647" calcext:value-type="float">
            <text:p>6,647</text:p>
          </table:table-cell>
          <table:table-cell table:style-name="ce52" office:value-type="float" office:value="6633" calcext:value-type="float">
            <text:p>6,633</text:p>
          </table:table-cell>
          <table:table-cell table:style-name="ce29" office:value-type="float" office:value="29521" calcext:value-type="float">
            <text:p>29,521</text:p>
          </table:table-cell>
          <table:table-cell table:style-name="ce29" office:value-type="float" office:value="6301" calcext:value-type="float">
            <text:p>6,301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6105" calcext:value-type="float">
            <text:p>6,105</text:p>
          </table:table-cell>
          <table:table-cell table:style-name="ce29" office:value-type="float" office:value="6129" calcext:value-type="float">
            <text:p>6,129</text:p>
          </table:table-cell>
          <table:table-cell table:style-name="ce52" office:value-type="float" office:value="4866" calcext:value-type="float">
            <text:p>4,866</text:p>
          </table:table-cell>
          <table:table-cell table:style-name="ce29" office:value-type="float" office:value="18482" calcext:value-type="float">
            <text:p>18,482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2721" calcext:value-type="float">
            <text:p>2,721</text:p>
          </table:table-cell>
          <table:table-cell table:style-name="ce52" office:value-type="float" office:value="3107" calcext:value-type="float">
            <text:p>3,107</text:p>
          </table:table-cell>
          <table:table-cell table:style-name="ce29" office:value-type="float" office:value="17068" calcext:value-type="float">
            <text:p>17,068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484" calcext:value-type="float">
            <text:p>3,484</text:p>
          </table:table-cell>
          <table:table-cell table:style-name="ce52" office:value-type="float" office:value="3307" calcext:value-type="float">
            <text:p>3,307</text:p>
          </table:table-cell>
          <table:table-cell table:style-name="ce29" office:value-type="float" office:value="14432" calcext:value-type="float">
            <text:p>14,432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676" calcext:value-type="float">
            <text:p>2,676</text:p>
          </table:table-cell>
          <table:table-cell table:style-name="ce52" office:value-type="float" office:value="2565" calcext:value-type="float">
            <text:p>2,565</text:p>
          </table:table-cell>
          <table:table-cell table:style-name="ce29" office:value-type="float" office:value="11085" calcext:value-type="float">
            <text:p>11,085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280" calcext:value-type="float">
            <text:p>2,280</text:p>
          </table:table-cell>
          <table:table-cell table:style-name="ce52" office:value-type="float" office:value="2017" calcext:value-type="float">
            <text:p>2,017</text:p>
          </table:table-cell>
          <table:table-cell table:style-name="ce29" office:value-type="float" office:value="7051" calcext:value-type="float">
            <text:p>7,051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220" calcext:value-type="float">
            <text:p>1,220</text:p>
          </table:table-cell>
          <table:table-cell table:style-name="ce52" office:value-type="float" office:value="963" calcext:value-type="float">
            <text:p>963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19" calcext:value-type="float">
            <text:p>419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708" calcext:value-type="float">
            <text:p>427,708</text:p>
          </table:table-cell>
          <table:table-cell table:style-name="ce37" office:value-type="float" office:value="16545" calcext:value-type="float">
            <text:p>16,545</text:p>
          </table:table-cell>
          <table:table-cell table:style-name="ce30" office:value-type="float" office:value="2938" calcext:value-type="float">
            <text:p>2,938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21980" calcext:value-type="float">
            <text:p>21,980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4092" calcext:value-type="float">
            <text:p>4,092</text:p>
          </table:table-cell>
          <table:table-cell table:style-name="ce30" office:value-type="float" office:value="4377" calcext:value-type="float">
            <text:p>4,377</text:p>
          </table:table-cell>
          <table:table-cell table:style-name="ce30" office:value-type="float" office:value="4841" calcext:value-type="float">
            <text:p>4,841</text:p>
          </table:table-cell>
          <table:table-cell table:style-name="ce37" office:value-type="float" office:value="5031" calcext:value-type="float">
            <text:p>5,031</text:p>
          </table:table-cell>
          <table:table-cell table:style-name="ce30" office:value-type="float" office:value="27596" calcext:value-type="float">
            <text:p>27,596</text:p>
          </table:table-cell>
          <table:table-cell table:style-name="ce30" office:value-type="float" office:value="4746" calcext:value-type="float">
            <text:p>4,746</text:p>
          </table:table-cell>
          <table:table-cell table:style-name="ce30" office:value-type="float" office:value="5303" calcext:value-type="float">
            <text:p>5,303</text:p>
          </table:table-cell>
          <table:table-cell table:style-name="ce30" office:value-type="float" office:value="5694" calcext:value-type="float">
            <text:p>5,694</text:p>
          </table:table-cell>
          <table:table-cell table:style-name="ce30" office:value-type="float" office:value="5845" calcext:value-type="float">
            <text:p>5,845</text:p>
          </table:table-cell>
          <table:table-cell table:style-name="ce37" office:value-type="float" office:value="6008" calcext:value-type="float">
            <text:p>6,008</text:p>
          </table:table-cell>
          <table:table-cell table:style-name="ce30" office:value-type="float" office:value="29206" calcext:value-type="float">
            <text:p>29,206</text:p>
          </table:table-cell>
          <table:table-cell table:style-name="ce30" office:value-type="float" office:value="5790" calcext:value-type="float">
            <text:p>5,790</text:p>
          </table:table-cell>
          <table:table-cell table:style-name="ce30" office:value-type="float" office:value="5894" calcext:value-type="float">
            <text:p>5,894</text:p>
          </table:table-cell>
          <table:table-cell table:style-name="ce30" office:value-type="float" office:value="5752" calcext:value-type="float">
            <text:p>5,752</text:p>
          </table:table-cell>
          <table:table-cell table:style-name="ce30" office:value-type="float" office:value="5727" calcext:value-type="float">
            <text:p>5,727</text:p>
          </table:table-cell>
          <table:table-cell table:style-name="ce37" office:value-type="float" office:value="6043" calcext:value-type="float">
            <text:p>6,043</text:p>
          </table:table-cell>
          <table:table-cell table:style-name="ce30" office:value-type="float" office:value="30145" calcext:value-type="float">
            <text:p>30,145</text:p>
          </table:table-cell>
          <table:table-cell table:style-name="ce30" office:value-type="float" office:value="5984" calcext:value-type="float">
            <text:p>5,984</text:p>
          </table:table-cell>
          <table:table-cell table:style-name="ce30" office:value-type="float" office:value="6030" calcext:value-type="float">
            <text:p>6,030</text:p>
          </table:table-cell>
          <table:table-cell table:style-name="ce30" office:value-type="float" office:value="5656" calcext:value-type="float">
            <text:p>5,656</text:p>
          </table:table-cell>
          <table:table-cell table:style-name="ce30" office:value-type="float" office:value="5921" calcext:value-type="float">
            <text:p>5,921</text:p>
          </table:table-cell>
          <table:table-cell table:style-name="ce37" office:value-type="float" office:value="6554" calcext:value-type="float">
            <text:p>6,554</text:p>
          </table:table-cell>
          <table:table-cell table:style-name="ce30" office:value-type="float" office:value="36312" calcext:value-type="float">
            <text:p>36,312</text:p>
          </table:table-cell>
          <table:table-cell table:style-name="ce30" office:value-type="float" office:value="6676" calcext:value-type="float">
            <text:p>6,676</text:p>
          </table:table-cell>
          <table:table-cell table:style-name="ce30" office:value-type="float" office:value="7336" calcext:value-type="float">
            <text:p>7,336</text:p>
          </table:table-cell>
          <table:table-cell table:style-name="ce30" office:value-type="float" office:value="7280" calcext:value-type="float">
            <text:p>7,280</text:p>
          </table:table-cell>
          <table:table-cell table:style-name="ce30" office:value-type="float" office:value="7477" calcext:value-type="float">
            <text:p>7,477</text:p>
          </table:table-cell>
          <table:table-cell table:style-name="ce37" office:value-type="float" office:value="7543" calcext:value-type="float">
            <text:p>7,543</text:p>
          </table:table-cell>
          <table:table-cell table:style-name="ce30" office:value-type="float" office:value="33805" calcext:value-type="float">
            <text:p>33,805</text:p>
          </table:table-cell>
          <table:table-cell table:style-name="ce30" office:value-type="float" office:value="7165" calcext:value-type="float">
            <text:p>7,165</text:p>
          </table:table-cell>
          <table:table-cell table:style-name="ce30" office:value-type="float" office:value="7003" calcext:value-type="float">
            <text:p>7,003</text:p>
          </table:table-cell>
          <table:table-cell table:style-name="ce30" office:value-type="float" office:value="7138" calcext:value-type="float">
            <text:p>7,138</text:p>
          </table:table-cell>
          <table:table-cell table:style-name="ce30" office:value-type="float" office:value="6485" calcext:value-type="float">
            <text:p>6,485</text:p>
          </table:table-cell>
          <table:table-cell table:style-name="ce37" office:value-type="float" office:value="6014" calcext:value-type="float">
            <text:p>6,014</text:p>
          </table:table-cell>
          <table:table-cell table:style-name="ce30" office:value-type="float" office:value="30539" calcext:value-type="float">
            <text:p>30,539</text:p>
          </table:table-cell>
          <table:table-cell table:style-name="ce30" office:value-type="float" office:value="5878" calcext:value-type="float">
            <text:p>5,878</text:p>
          </table:table-cell>
          <table:table-cell table:style-name="ce30" office:value-type="float" office:value="5839" calcext:value-type="float">
            <text:p>5,839</text:p>
          </table:table-cell>
          <table:table-cell table:style-name="ce30" office:value-type="float" office:value="6123" calcext:value-type="float">
            <text:p>6,123</text:p>
          </table:table-cell>
          <table:table-cell table:style-name="ce30" office:value-type="float" office:value="6288" calcext:value-type="float">
            <text:p>6,288</text:p>
          </table:table-cell>
          <table:table-cell table:style-name="ce37" office:value-type="float" office:value="6411" calcext:value-type="float">
            <text:p>6,411</text:p>
          </table:table-cell>
          <table:table-cell table:style-name="ce30" office:value-type="float" office:value="32336" calcext:value-type="float">
            <text:p>32,336</text:p>
          </table:table-cell>
          <table:table-cell table:style-name="ce30" office:value-type="float" office:value="6326" calcext:value-type="float">
            <text:p>6,326</text:p>
          </table:table-cell>
          <table:table-cell table:style-name="ce30" office:value-type="float" office:value="6367" calcext:value-type="float">
            <text:p>6,367</text:p>
          </table:table-cell>
          <table:table-cell table:style-name="ce30" office:value-type="float" office:value="6325" calcext:value-type="float">
            <text:p>6,325</text:p>
          </table:table-cell>
          <table:table-cell table:style-name="ce30" office:value-type="float" office:value="6586" calcext:value-type="float">
            <text:p>6,586</text:p>
          </table:table-cell>
          <table:table-cell table:style-name="ce37" office:value-type="float" office:value="6732" calcext:value-type="float">
            <text:p>6,732</text:p>
          </table:table-cell>
          <table:table-cell table:style-name="ce30" office:value-type="float" office:value="33950" calcext:value-type="float">
            <text:p>33,950</text:p>
          </table:table-cell>
          <table:table-cell table:style-name="ce30" office:value-type="float" office:value="6663" calcext:value-type="float">
            <text:p>6,663</text:p>
          </table:table-cell>
          <table:table-cell table:style-name="ce30" office:value-type="float" office:value="6680" calcext:value-type="float">
            <text:p>6,680</text:p>
          </table:table-cell>
          <table:table-cell table:style-name="ce30" office:value-type="float" office:value="7066" calcext:value-type="float">
            <text:p>7,066</text:p>
          </table:table-cell>
          <table:table-cell table:style-name="ce30" office:value-type="float" office:value="6706" calcext:value-type="float">
            <text:p>6,706</text:p>
          </table:table-cell>
          <table:table-cell table:style-name="ce37" office:value-type="float" office:value="6835" calcext:value-type="float">
            <text:p>6,835</text:p>
          </table:table-cell>
          <table:table-cell table:style-name="ce30" office:value-type="float" office:value="32419" calcext:value-type="float">
            <text:p>32,419</text:p>
          </table:table-cell>
          <table:table-cell table:style-name="ce30" office:value-type="float" office:value="6749" calcext:value-type="float">
            <text:p>6,749</text:p>
          </table:table-cell>
          <table:table-cell table:style-name="ce30" office:value-type="float" office:value="6415" calcext:value-type="float">
            <text:p>6,415</text:p>
          </table:table-cell>
          <table:table-cell table:style-name="ce30" office:value-type="float" office:value="6459" calcext:value-type="float">
            <text:p>6,459</text:p>
          </table:table-cell>
          <table:table-cell table:style-name="ce30" office:value-type="float" office:value="6443" calcext:value-type="float">
            <text:p>6,443</text:p>
          </table:table-cell>
          <table:table-cell table:style-name="ce37" office:value-type="float" office:value="6353" calcext:value-type="float">
            <text:p>6,353</text:p>
          </table:table-cell>
          <table:table-cell table:style-name="ce30" office:value-type="float" office:value="28214" calcext:value-type="float">
            <text:p>28,214</text:p>
          </table:table-cell>
          <table:table-cell table:style-name="ce30" office:value-type="float" office:value="6050" calcext:value-type="float">
            <text:p>6,050</text:p>
          </table:table-cell>
          <table:table-cell table:style-name="ce30" office:value-type="float" office:value="5879" calcext:value-type="float">
            <text:p>5,879</text:p>
          </table:table-cell>
          <table:table-cell table:style-name="ce30" office:value-type="float" office:value="5694" calcext:value-type="float">
            <text:p>5,694</text:p>
          </table:table-cell>
          <table:table-cell table:style-name="ce30" office:value-type="float" office:value="5809" calcext:value-type="float">
            <text:p>5,809</text:p>
          </table:table-cell>
          <table:table-cell table:style-name="ce37" office:value-type="float" office:value="4782" calcext:value-type="float">
            <text:p>4,782</text:p>
          </table:table-cell>
          <table:table-cell table:style-name="ce30" office:value-type="float" office:value="18407" calcext:value-type="float">
            <text:p>18,407</text:p>
          </table:table-cell>
          <table:table-cell table:style-name="ce30" office:value-type="float" office:value="4660" calcext:value-type="float">
            <text:p>4,660</text:p>
          </table:table-cell>
          <table:table-cell table:style-name="ce30" office:value-type="float" office:value="4323" calcext:value-type="float">
            <text:p>4,323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2762" calcext:value-type="float">
            <text:p>2,762</text:p>
          </table:table-cell>
          <table:table-cell table:style-name="ce37" office:value-type="float" office:value="3159" calcext:value-type="float">
            <text:p>3,159</text:p>
          </table:table-cell>
          <table:table-cell table:style-name="ce30" office:value-type="float" office:value="17429" calcext:value-type="float">
            <text:p>17,429</text:p>
          </table:table-cell>
          <table:table-cell table:style-name="ce30" office:value-type="float" office:value="3497" calcext:value-type="float">
            <text:p>3,497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7" office:value-type="float" office:value="3410" calcext:value-type="float">
            <text:p>3,410</text:p>
          </table:table-cell>
          <table:table-cell table:style-name="ce30" office:value-type="float" office:value="15411" calcext:value-type="float">
            <text:p>15,411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2967" calcext:value-type="float">
            <text:p>2,967</text:p>
          </table:table-cell>
          <table:table-cell table:style-name="ce37" office:value-type="float" office:value="2936" calcext:value-type="float">
            <text:p>2,936</text:p>
          </table:table-cell>
          <table:table-cell table:style-name="ce30" office:value-type="float" office:value="11833" calcext:value-type="float">
            <text:p>11,833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267" calcext:value-type="float">
            <text:p>2,267</text:p>
          </table:table-cell>
          <table:table-cell table:style-name="ce37" office:value-type="float" office:value="2102" calcext:value-type="float">
            <text:p>2,102</text:p>
          </table:table-cell>
          <table:table-cell table:style-name="ce30" office:value-type="float" office:value="7045" calcext:value-type="float">
            <text:p>7,045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7" office:value-type="float" office:value="956" calcext:value-type="float">
            <text:p>956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587" calcext:value-type="float">
            <text:p>587</text:p>
          </table:table-cell>
          <table:table-cell table:style-name="ce37" office:value-type="float" office:value="407" calcext:value-type="float">
            <text:p>407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277" calcext:value-type="float">
            <text:p>232,277</text:p>
          </table:table-cell>
          <table:table-cell table:style-name="ce29" office:value-type="float" office:value="10213" calcext:value-type="float">
            <text:p>10,213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12520" calcext:value-type="float">
            <text:p>12,520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733" calcext:value-type="float">
            <text:p>2,733</text:p>
          </table:table-cell>
          <table:table-cell table:style-name="ce52" office:value-type="float" office:value="2830" calcext:value-type="float">
            <text:p>2,830</text:p>
          </table:table-cell>
          <table:table-cell table:style-name="ce29" office:value-type="float" office:value="14976" calcext:value-type="float">
            <text:p>14,976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090" calcext:value-type="float">
            <text:p>3,090</text:p>
          </table:table-cell>
          <table:table-cell table:style-name="ce52" office:value-type="float" office:value="3151" calcext:value-type="float">
            <text:p>3,151</text:p>
          </table:table-cell>
          <table:table-cell table:style-name="ce29" office:value-type="float" office:value="15658" calcext:value-type="float">
            <text:p>15,658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116" calcext:value-type="float">
            <text:p>3,116</text:p>
          </table:table-cell>
          <table:table-cell table:style-name="ce52" office:value-type="float" office:value="3145" calcext:value-type="float">
            <text:p>3,145</text:p>
          </table:table-cell>
          <table:table-cell table:style-name="ce29" office:value-type="float" office:value="15581" calcext:value-type="float">
            <text:p>15,581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3371" calcext:value-type="float">
            <text:p>3,371</text:p>
          </table:table-cell>
          <table:table-cell table:style-name="ce29" office:value-type="float" office:value="18743" calcext:value-type="float">
            <text:p>18,743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880" calcext:value-type="float">
            <text:p>3,880</text:p>
          </table:table-cell>
          <table:table-cell table:style-name="ce52" office:value-type="float" office:value="3659" calcext:value-type="float">
            <text:p>3,659</text:p>
          </table:table-cell>
          <table:table-cell table:style-name="ce29" office:value-type="float" office:value="18036" calcext:value-type="float">
            <text:p>18,036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622" calcext:value-type="float">
            <text:p>3,622</text:p>
          </table:table-cell>
          <table:table-cell table:style-name="ce52" office:value-type="float" office:value="3314" calcext:value-type="float">
            <text:p>3,314</text:p>
          </table:table-cell>
          <table:table-cell table:style-name="ce29" office:value-type="float" office:value="17910" calcext:value-type="float">
            <text:p>17,910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678" calcext:value-type="float">
            <text:p>3,678</text:p>
          </table:table-cell>
          <table:table-cell table:style-name="ce52" office:value-type="float" office:value="3713" calcext:value-type="float">
            <text:p>3,713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795" calcext:value-type="float">
            <text:p>3,795</text:p>
          </table:table-cell>
          <table:table-cell table:style-name="ce52" office:value-type="float" office:value="3813" calcext:value-type="float">
            <text:p>3,813</text:p>
          </table:table-cell>
          <table:table-cell table:style-name="ce29" office:value-type="float" office:value="18742" calcext:value-type="float">
            <text:p>18,742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570" calcext:value-type="float">
            <text:p>3,570</text:p>
          </table:table-cell>
          <table:table-cell table:style-name="ce52" office:value-type="float" office:value="3680" calcext:value-type="float">
            <text:p>3,680</text:p>
          </table:table-cell>
          <table:table-cell table:style-name="ce29" office:value-type="float" office:value="17114" calcext:value-type="float">
            <text:p>17,114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292" calcext:value-type="float">
            <text:p>3,292</text:p>
          </table:table-cell>
          <table:table-cell table:style-name="ce29" office:value-type="float" office:value="14552" calcext:value-type="float">
            <text:p>14,552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893" calcext:value-type="float">
            <text:p>2,893</text:p>
          </table:table-cell>
          <table:table-cell table:style-name="ce52" office:value-type="float" office:value="2536" calcext:value-type="float">
            <text:p>2,536</text:p>
          </table:table-cell>
          <table:table-cell table:style-name="ce29" office:value-type="float" office:value="9570" calcext:value-type="float">
            <text:p>9,570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419" calcext:value-type="float">
            <text:p>1,419</text:p>
          </table:table-cell>
          <table:table-cell table:style-name="ce52" office:value-type="float" office:value="1674" calcext:value-type="float">
            <text:p>1,674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41" calcext:value-type="float">
            <text:p>1,741</text:p>
          </table:table-cell>
          <table:table-cell table:style-name="ce52" office:value-type="float" office:value="1730" calcext:value-type="float">
            <text:p>1,730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473" calcext:value-type="float">
            <text:p>1,473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177" calcext:value-type="float">
            <text:p>1,177</text:p>
          </table:table-cell>
          <table:table-cell table:style-name="ce52" office:value-type="float" office:value="1208" calcext:value-type="float">
            <text:p>1,208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64" calcext:value-type="float">
            <text:p>864</text:p>
          </table:table-cell>
          <table:table-cell table:style-name="ce52" office:value-type="float" office:value="681" calcext:value-type="float">
            <text:p>681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299" calcext:value-type="float">
            <text:p>299</text:p>
          </table:table-cell>
          <table:table-cell table:style-name="ce52" office:value-type="float" office:value="245" calcext:value-type="float">
            <text:p>245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2026" calcext:value-type="float">
            <text:p>122,026</text:p>
          </table:table-cell>
          <table:table-cell table:style-name="ce29" office:value-type="float" office:value="5415" calcext:value-type="float">
            <text:p>5,415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103" calcext:value-type="float">
            <text:p>1,103</text:p>
          </table:table-cell>
          <table:table-cell table:number-columns-repeated="2" table:style-name="ce29" office:value-type="float" office:value="1130" calcext:value-type="float">
            <text:p>1,130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495" calcext:value-type="float">
            <text:p>1,495</text:p>
          </table:table-cell>
          <table:table-cell table:style-name="ce29" office:value-type="float" office:value="7725" calcext:value-type="float">
            <text:p>7,72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63" calcext:value-type="float">
            <text:p>1,563</text:p>
          </table:table-cell>
          <table:table-cell table:style-name="ce52" office:value-type="float" office:value="1681" calcext:value-type="float">
            <text:p>1,681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71" calcext:value-type="float">
            <text:p>1,671</text:p>
          </table:table-cell>
          <table:table-cell table:style-name="ce52" office:value-type="float" office:value="1638" calcext:value-type="float">
            <text:p>1,638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671" calcext:value-type="float">
            <text:p>1,671</text:p>
          </table:table-cell>
          <table:table-cell table:style-name="ce52" office:value-type="float" office:value="1765" calcext:value-type="float">
            <text:p>1,765</text:p>
          </table:table-cell>
          <table:table-cell table:style-name="ce29" office:value-type="float" office:value="9802" calcext:value-type="float">
            <text:p>9,802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008" calcext:value-type="float">
            <text:p>2,008</text:p>
          </table:table-cell>
          <table:table-cell table:style-name="ce52" office:value-type="float" office:value="1929" calcext:value-type="float">
            <text:p>1,929</text:p>
          </table:table-cell>
          <table:table-cell table:style-name="ce29" office:value-type="float" office:value="9642" calcext:value-type="float">
            <text:p>9,642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946" calcext:value-type="float">
            <text:p>1,946</text:p>
          </table:table-cell>
          <table:table-cell table:style-name="ce52" office:value-type="float" office:value="1807" calcext:value-type="float">
            <text:p>1,807</text:p>
          </table:table-cell>
          <table:table-cell table:style-name="ce29" office:value-type="float" office:value="9862" calcext:value-type="float">
            <text:p>9,862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2014" calcext:value-type="float">
            <text:p>2,014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10542" calcext:value-type="float">
            <text:p>10,542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171" calcext:value-type="float">
            <text:p>2,171</text:p>
          </table:table-cell>
          <table:table-cell table:style-name="ce52" office:value-type="float" office:value="2157" calcext:value-type="float">
            <text:p>2,157</text:p>
          </table:table-cell>
          <table:table-cell table:style-name="ce29" office:value-type="float" office:value="10301" calcext:value-type="float">
            <text:p>10,301</text:p>
          </table:table-cell>
          <table:table-cell table:style-name="ce29" office:value-type="float" office:value="2145" calcext:value-type="float">
            <text:p>2,145</text:p>
          </table:table-cell>
          <table:table-cell table:number-columns-repeated="2" table:style-name="ce29" office:value-type="float" office:value="2104" calcext:value-type="float">
            <text:p>2,104</text:p>
          </table:table-cell>
          <table:table-cell table:style-name="ce29" office:value-type="float" office:value="1993" calcext:value-type="float">
            <text:p>1,993</text:p>
          </table:table-cell>
          <table:table-cell table:style-name="ce52" office:value-type="float" office:value="1955" calcext:value-type="float">
            <text:p>1,955</text:p>
          </table:table-cell>
          <table:table-cell table:style-name="ce29" office:value-type="float" office:value="8997" calcext:value-type="float">
            <text:p>8,997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769" calcext:value-type="float">
            <text:p>1,769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7274" calcext:value-type="float">
            <text:p>7,274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23" calcext:value-type="float">
            <text:p>1,423</text:p>
          </table:table-cell>
          <table:table-cell table:style-name="ce52" office:value-type="float" office:value="1284" calcext:value-type="float">
            <text:p>1,284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826" calcext:value-type="float">
            <text:p>826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31" calcext:value-type="float">
            <text:p>831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83" calcext:value-type="float">
            <text:p>683</text:p>
          </table:table-cell>
          <table:table-cell table:style-name="ce52" office:value-type="float" office:value="656" calcext:value-type="float">
            <text:p>656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651" calcext:value-type="float">
            <text:p>65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501" calcext:value-type="float">
            <text:p>501</text:p>
          </table:table-cell>
          <table:table-cell table:style-name="ce52" office:value-type="float" office:value="408" calcext:value-type="float">
            <text:p>408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56" calcext:value-type="float">
            <text:p>156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251" calcext:value-type="float">
            <text:p>110,251</text:p>
          </table:table-cell>
          <table:table-cell table:style-name="ce37" office:value-type="float" office:value="4798" calcext:value-type="float">
            <text:p>4,798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5974" calcext:value-type="float">
            <text:p>5,974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0" office:value-type="float" office:value="1121" calcext:value-type="float">
            <text:p>1,121</text:p>
          </table:table-cell>
          <table:table-cell table:style-name="ce30" office:value-type="float" office:value="1204" calcext:value-type="float">
            <text:p>1,204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7" office:value-type="float" office:value="1335" calcext:value-type="float">
            <text:p>1,335</text:p>
          </table:table-cell>
          <table:table-cell table:style-name="ce30" office:value-type="float" office:value="7251" calcext:value-type="float">
            <text:p>7,251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7" office:value-type="float" office:value="1470" calcext:value-type="float">
            <text:p>1,470</text:p>
          </table:table-cell>
          <table:table-cell table:style-name="ce30" office:value-type="float" office:value="7443" calcext:value-type="float">
            <text:p>7,443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445" calcext:value-type="float">
            <text:p>1,445</text:p>
          </table:table-cell>
          <table:table-cell table:style-name="ce37" office:value-type="float" office:value="1507" calcext:value-type="float">
            <text:p>1,507</text:p>
          </table:table-cell>
          <table:table-cell table:style-name="ce30" office:value-type="float" office:value="7354" calcext:value-type="float">
            <text:p>7,354</text:p>
          </table:table-cell>
          <table:table-cell table:style-name="ce30" office:value-type="float" office:value="1459" calcext:value-type="float">
            <text:p>1,459</text:p>
          </table:table-cell>
          <table:table-cell table:style-name="ce30" office:value-type="float" office:value="1381" calcext:value-type="float">
            <text:p>1,381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7" office:value-type="float" office:value="1606" calcext:value-type="float">
            <text:p>1,606</text:p>
          </table:table-cell>
          <table:table-cell table:style-name="ce30" office:value-type="float" office:value="8941" calcext:value-type="float">
            <text:p>8,941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7" office:value-type="float" office:value="1730" calcext:value-type="float">
            <text:p>1,730</text:p>
          </table:table-cell>
          <table:table-cell table:style-name="ce30" office:value-type="float" office:value="8394" calcext:value-type="float">
            <text:p>8,394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7" office:value-type="float" office:value="1507" calcext:value-type="float">
            <text:p>1,507</text:p>
          </table:table-cell>
          <table:table-cell table:style-name="ce30" office:value-type="float" office:value="8048" calcext:value-type="float">
            <text:p>8,048</text:p>
          </table:table-cell>
          <table:table-cell table:style-name="ce30" office:value-type="float" office:value="1538" calcext:value-type="float">
            <text:p>1,538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660" calcext:value-type="float">
            <text:p>1,660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7" office:value-type="float" office:value="1596" calcext:value-type="float">
            <text:p>1,596</text:p>
          </table:table-cell>
          <table:table-cell table:style-name="ce30" office:value-type="float" office:value="8020" calcext:value-type="float">
            <text:p>8,020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7" office:value-type="float" office:value="1656" calcext:value-type="float">
            <text:p>1,656</text:p>
          </table:table-cell>
          <table:table-cell table:style-name="ce30" office:value-type="float" office:value="8441" calcext:value-type="float">
            <text:p>8,441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577" calcext:value-type="float">
            <text:p>1,577</text:p>
          </table:table-cell>
          <table:table-cell table:style-name="ce37" office:value-type="float" office:value="1725" calcext:value-type="float">
            <text:p>1,725</text:p>
          </table:table-cell>
          <table:table-cell table:style-name="ce30" office:value-type="float" office:value="8117" calcext:value-type="float">
            <text:p>8,117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7" office:value-type="float" office:value="1634" calcext:value-type="float">
            <text:p>1,634</text:p>
          </table:table-cell>
          <table:table-cell table:style-name="ce30" office:value-type="float" office:value="7278" calcext:value-type="float">
            <text:p>7,278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538" calcext:value-type="float">
            <text:p>1,538</text:p>
          </table:table-cell>
          <table:table-cell table:style-name="ce30" office:value-type="float" office:value="1470" calcext:value-type="float">
            <text:p>1,470</text:p>
          </table:table-cell>
          <table:table-cell table:style-name="ce37" office:value-type="float" office:value="1252" calcext:value-type="float">
            <text:p>1,252</text:p>
          </table:table-cell>
          <table:table-cell table:style-name="ce30" office:value-type="float" office:value="4973" calcext:value-type="float">
            <text:p>4,973</text:p>
          </table:table-cell>
          <table:table-cell table:style-name="ce30" office:value-type="float" office:value="1207" calcext:value-type="float">
            <text:p>1,207</text:p>
          </table:table-cell>
          <table:table-cell table:style-name="ce30" office:value-type="float" office:value="1108" calcext:value-type="float">
            <text:p>1,108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0" office:value-type="float" office:value="767" calcext:value-type="float">
            <text:p>767</text:p>
          </table:table-cell>
          <table:table-cell table:style-name="ce37" office:value-type="float" office:value="848" calcext:value-type="float">
            <text:p>848</text:p>
          </table:table-cell>
          <table:table-cell table:style-name="ce30" office:value-type="float" office:value="4676" calcext:value-type="float">
            <text:p>4,676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948" calcext:value-type="float">
            <text:p>948</text:p>
          </table:table-cell>
          <table:table-cell table:style-name="ce30" office:value-type="float" office:value="910" calcext:value-type="float">
            <text:p>910</text:p>
          </table:table-cell>
          <table:table-cell table:style-name="ce37" office:value-type="float" office:value="929" calcext:value-type="float">
            <text:p>929</text:p>
          </table:table-cell>
          <table:table-cell table:style-name="ce30" office:value-type="float" office:value="4163" calcext:value-type="float">
            <text:p>4,163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790" calcext:value-type="float">
            <text:p>790</text:p>
          </table:table-cell>
          <table:table-cell table:style-name="ce37" office:value-type="float" office:value="801" calcext:value-type="float">
            <text:p>801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88" calcext:value-type="float">
            <text:p>588</text:p>
          </table:table-cell>
          <table:table-cell table:style-name="ce37" office:value-type="float" office:value="557" calcext:value-type="float">
            <text:p>557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363" calcext:value-type="float">
            <text:p>363</text:p>
          </table:table-cell>
          <table:table-cell table:style-name="ce37" office:value-type="float" office:value="273" calcext:value-type="float">
            <text:p>273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51" calcext:value-type="float">
            <text:p>51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947" calcext:value-type="float">
            <text:p>340,947</text:p>
          </table:table-cell>
          <table:table-cell table:style-name="ce29" office:value-type="float" office:value="14153" calcext:value-type="float">
            <text:p>14,153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17837" calcext:value-type="float">
            <text:p>17,837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3899" calcext:value-type="float">
            <text:p>3,899</text:p>
          </table:table-cell>
          <table:table-cell table:style-name="ce52" office:value-type="float" office:value="4060" calcext:value-type="float">
            <text:p>4,060</text:p>
          </table:table-cell>
          <table:table-cell table:style-name="ce29" office:value-type="float" office:value="22681" calcext:value-type="float">
            <text:p>22,681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748" calcext:value-type="float">
            <text:p>4,748</text:p>
          </table:table-cell>
          <table:table-cell table:style-name="ce52" office:value-type="float" office:value="4824" calcext:value-type="float">
            <text:p>4,824</text:p>
          </table:table-cell>
          <table:table-cell table:style-name="ce29" office:value-type="float" office:value="24005" calcext:value-type="float">
            <text:p>24,005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4726" calcext:value-type="float">
            <text:p>4,726</text:p>
          </table:table-cell>
          <table:table-cell table:style-name="ce29" office:value-type="float" office:value="4794" calcext:value-type="float">
            <text:p>4,794</text:p>
          </table:table-cell>
          <table:table-cell table:style-name="ce52" office:value-type="float" office:value="4715" calcext:value-type="float">
            <text:p>4,715</text:p>
          </table:table-cell>
          <table:table-cell table:style-name="ce29" office:value-type="float" office:value="23225" calcext:value-type="float">
            <text:p>23,225</text:p>
          </table:table-cell>
          <table:table-cell table:style-name="ce29" office:value-type="float" office:value="4633" calcext:value-type="float">
            <text:p>4,633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4550" calcext:value-type="float">
            <text:p>4,550</text:p>
          </table:table-cell>
          <table:table-cell table:style-name="ce52" office:value-type="float" office:value="5098" calcext:value-type="float">
            <text:p>5,098</text:p>
          </table:table-cell>
          <table:table-cell table:style-name="ce29" office:value-type="float" office:value="28268" calcext:value-type="float">
            <text:p>28,268</text:p>
          </table:table-cell>
          <table:table-cell table:style-name="ce29" office:value-type="float" office:value="5145" calcext:value-type="float">
            <text:p>5,145</text:p>
          </table:table-cell>
          <table:table-cell table:style-name="ce29" office:value-type="float" office:value="5734" calcext:value-type="float">
            <text:p>5,734</text:p>
          </table:table-cell>
          <table:table-cell table:style-name="ce29" office:value-type="float" office:value="5787" calcext:value-type="float">
            <text:p>5,787</text:p>
          </table:table-cell>
          <table:table-cell table:style-name="ce29" office:value-type="float" office:value="5876" calcext:value-type="float">
            <text:p>5,876</text:p>
          </table:table-cell>
          <table:table-cell table:style-name="ce52" office:value-type="float" office:value="5726" calcext:value-type="float">
            <text:p>5,726</text:p>
          </table:table-cell>
          <table:table-cell table:style-name="ce29" office:value-type="float" office:value="26787" calcext:value-type="float">
            <text:p>26,787</text:p>
          </table:table-cell>
          <table:table-cell table:style-name="ce29" office:value-type="float" office:value="5571" calcext:value-type="float">
            <text:p>5,571</text:p>
          </table:table-cell>
          <table:table-cell table:style-name="ce29" office:value-type="float" office:value="5312" calcext:value-type="float">
            <text:p>5,312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5316" calcext:value-type="float">
            <text:p>5,316</text:p>
          </table:table-cell>
          <table:table-cell table:style-name="ce52" office:value-type="float" office:value="4992" calcext:value-type="float">
            <text:p>4,992</text:p>
          </table:table-cell>
          <table:table-cell table:style-name="ce29" office:value-type="float" office:value="25652" calcext:value-type="float">
            <text:p>25,652</text:p>
          </table:table-cell>
          <table:table-cell table:style-name="ce29" office:value-type="float" office:value="4940" calcext:value-type="float">
            <text:p>4,940</text:p>
          </table:table-cell>
          <table:table-cell table:style-name="ce29" office:value-type="float" office:value="4987" calcext:value-type="float">
            <text:p>4,987</text:p>
          </table:table-cell>
          <table:table-cell table:style-name="ce29" office:value-type="float" office:value="5093" calcext:value-type="float">
            <text:p>5,093</text:p>
          </table:table-cell>
          <table:table-cell table:style-name="ce29" office:value-type="float" office:value="5295" calcext:value-type="float">
            <text:p>5,295</text:p>
          </table:table-cell>
          <table:table-cell table:style-name="ce52" office:value-type="float" office:value="5337" calcext:value-type="float">
            <text:p>5,337</text:p>
          </table:table-cell>
          <table:table-cell table:style-name="ce29" office:value-type="float" office:value="26542" calcext:value-type="float">
            <text:p>26,542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5283" calcext:value-type="float">
            <text:p>5,283</text:p>
          </table:table-cell>
          <table:table-cell table:style-name="ce52" office:value-type="float" office:value="5534" calcext:value-type="float">
            <text:p>5,534</text:p>
          </table:table-cell>
          <table:table-cell table:style-name="ce29" office:value-type="float" office:value="27217" calcext:value-type="float">
            <text:p>27,217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5452" calcext:value-type="float">
            <text:p>5,452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341" calcext:value-type="float">
            <text:p>5,341</text:p>
          </table:table-cell>
          <table:table-cell table:style-name="ce52" office:value-type="float" office:value="5551" calcext:value-type="float">
            <text:p>5,551</text:p>
          </table:table-cell>
          <table:table-cell table:style-name="ce29" office:value-type="float" office:value="26269" calcext:value-type="float">
            <text:p>26,269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5271" calcext:value-type="float">
            <text:p>5,271</text:p>
          </table:table-cell>
          <table:table-cell table:style-name="ce52" office:value-type="float" office:value="5177" calcext:value-type="float">
            <text:p>5,177</text:p>
          </table:table-cell>
          <table:table-cell table:style-name="ce29" office:value-type="float" office:value="22119" calcext:value-type="float">
            <text:p>22,119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639" calcext:value-type="float">
            <text:p>4,639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367" calcext:value-type="float">
            <text:p>4,367</text:p>
          </table:table-cell>
          <table:table-cell table:style-name="ce52" office:value-type="float" office:value="3895" calcext:value-type="float">
            <text:p>3,895</text:p>
          </table:table-cell>
          <table:table-cell table:style-name="ce29" office:value-type="float" office:value="14091" calcext:value-type="float">
            <text:p>14,091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269" calcext:value-type="float">
            <text:p>2,269</text:p>
          </table:table-cell>
          <table:table-cell table:style-name="ce52" office:value-type="float" office:value="2398" calcext:value-type="float">
            <text:p>2,398</text:p>
          </table:table-cell>
          <table:table-cell table:style-name="ce29" office:value-type="float" office:value="12640" calcext:value-type="float">
            <text:p>12,640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453" calcext:value-type="float">
            <text:p>2,453</text:p>
          </table:table-cell>
          <table:table-cell table:style-name="ce52" office:value-type="float" office:value="2392" calcext:value-type="float">
            <text:p>2,392</text:p>
          </table:table-cell>
          <table:table-cell table:style-name="ce29" office:value-type="float" office:value="10463" calcext:value-type="float">
            <text:p>10,463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018" calcext:value-type="float">
            <text:p>2,018</text:p>
          </table:table-cell>
          <table:table-cell table:style-name="ce52" office:value-type="float" office:value="1910" calcext:value-type="float">
            <text:p>1,910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43" calcext:value-type="float">
            <text:p>1,743</text:p>
          </table:table-cell>
          <table:table-cell table:style-name="ce52" office:value-type="float" office:value="1641" calcext:value-type="float">
            <text:p>1,641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148" calcext:value-type="float">
            <text:p>1,148</text:p>
          </table:table-cell>
          <table:table-cell table:style-name="ce52" office:value-type="float" office:value="974" calcext:value-type="float">
            <text:p>974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74" calcext:value-type="float">
            <text:p>474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450" calcext:value-type="float">
            <text:p>176,450</text:p>
          </table:table-cell>
          <table:table-cell table:style-name="ce29" office:value-type="float" office:value="7368" calcext:value-type="float">
            <text:p>7,368</text:p>
          </table:table-cell>
          <table:table-cell table:style-name="ce42" office:value-type="float" office:value="1304" calcext:value-type="float">
            <text:p>1,304</text:p>
          </table:table-cell>
          <table:table-cell table:style-name="ce42" office:value-type="float" office:value="1455" calcext:value-type="float">
            <text:p>1,455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1565" calcext:value-type="float">
            <text:p>1,565</text:p>
          </table:table-cell>
          <table:table-cell table:style-name="ce42" office:value-type="float" office:value="1566" calcext:value-type="float">
            <text:p>1,566</text:p>
          </table:table-cell>
          <table:table-cell table:style-name="ce42" office:value-type="float" office:value="9304" calcext:value-type="float">
            <text:p>9,304</text:p>
          </table:table-cell>
          <table:table-cell table:style-name="ce42" office:value-type="float" office:value="1669" calcext:value-type="float">
            <text:p>1,669</text:p>
          </table:table-cell>
          <table:table-cell table:style-name="ce42" office:value-type="float" office:value="1743" calcext:value-type="float">
            <text:p>1,743</text:p>
          </table:table-cell>
          <table:table-cell table:style-name="ce42" office:value-type="float" office:value="1783" calcext:value-type="float">
            <text:p>1,783</text:p>
          </table:table-cell>
          <table:table-cell table:style-name="ce42" office:value-type="float" office:value="2051" calcext:value-type="float">
            <text:p>2,051</text:p>
          </table:table-cell>
          <table:table-cell table:style-name="ce53" office:value-type="float" office:value="2058" calcext:value-type="float">
            <text:p>2,058</text:p>
          </table:table-cell>
          <table:table-cell table:style-name="ce42" office:value-type="float" office:value="11776" calcext:value-type="float">
            <text:p>11,776</text:p>
          </table:table-cell>
          <table:table-cell table:style-name="ce42" office:value-type="float" office:value="2137" calcext:value-type="float">
            <text:p>2,137</text:p>
          </table:table-cell>
          <table:table-cell table:style-name="ce42" office:value-type="float" office:value="2247" calcext:value-type="float">
            <text:p>2,247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2440" calcext:value-type="float">
            <text:p>2,440</text:p>
          </table:table-cell>
          <table:table-cell table:style-name="ce53" office:value-type="float" office:value="2457" calcext:value-type="float">
            <text:p>2,457</text:p>
          </table:table-cell>
          <table:table-cell table:style-name="ce42" office:value-type="float" office:value="12396" calcext:value-type="float">
            <text:p>12,396</text:p>
          </table:table-cell>
          <table:table-cell table:style-name="ce42" office:value-type="float" office:value="2531" calcext:value-type="float">
            <text:p>2,531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403" calcext:value-type="float">
            <text:p>2,403</text:p>
          </table:table-cell>
          <table:table-cell table:style-name="ce42" office:value-type="float" office:value="2477" calcext:value-type="float">
            <text:p>2,477</text:p>
          </table:table-cell>
          <table:table-cell table:style-name="ce53" office:value-type="float" office:value="2426" calcext:value-type="float">
            <text:p>2,426</text:p>
          </table:table-cell>
          <table:table-cell table:style-name="ce42" office:value-type="float" office:value="11999" calcext:value-type="float">
            <text:p>11,999</text:p>
          </table:table-cell>
          <table:table-cell table:style-name="ce42" office:value-type="float" office:value="2344" calcext:value-type="float">
            <text:p>2,344</text:p>
          </table:table-cell>
          <table:table-cell table:style-name="ce42" office:value-type="float" office:value="2322" calcext:value-type="float">
            <text:p>2,322</text:p>
          </table:table-cell>
          <table:table-cell table:style-name="ce42" office:value-type="float" office:value="2325" calcext:value-type="float">
            <text:p>2,325</text:p>
          </table:table-cell>
          <table:table-cell table:style-name="ce42" office:value-type="float" office:value="2365" calcext:value-type="float">
            <text:p>2,365</text:p>
          </table:table-cell>
          <table:table-cell table:style-name="ce53" office:value-type="float" office:value="2643" calcext:value-type="float">
            <text:p>2,643</text:p>
          </table:table-cell>
          <table:table-cell table:style-name="ce42" office:value-type="float" office:value="14869" calcext:value-type="float">
            <text:p>14,869</text:p>
          </table:table-cell>
          <table:table-cell table:style-name="ce42" office:value-type="float" office:value="2695" calcext:value-type="float">
            <text:p>2,695</text:p>
          </table:table-cell>
          <table:table-cell table:style-name="ce42" office:value-type="float" office:value="3024" calcext:value-type="float">
            <text:p>3,024</text:p>
          </table:table-cell>
          <table:table-cell table:style-name="ce42" office:value-type="float" office:value="2983" calcext:value-type="float">
            <text:p>2,983</text:p>
          </table:table-cell>
          <table:table-cell table:style-name="ce42" office:value-type="float" office:value="3154" calcext:value-type="float">
            <text:p>3,154</text:p>
          </table:table-cell>
          <table:table-cell table:style-name="ce53" office:value-type="float" office:value="3013" calcext:value-type="float">
            <text:p>3,013</text:p>
          </table:table-cell>
          <table:table-cell table:style-name="ce42" office:value-type="float" office:value="14033" calcext:value-type="float">
            <text:p>14,033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2836" calcext:value-type="float">
            <text:p>2,836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2790" calcext:value-type="float">
            <text:p>2,790</text:p>
          </table:table-cell>
          <table:table-cell table:style-name="ce53" office:value-type="float" office:value="2599" calcext:value-type="float">
            <text:p>2,599</text:p>
          </table:table-cell>
          <table:table-cell table:style-name="ce42" office:value-type="float" office:value="13496" calcext:value-type="float">
            <text:p>13,496</text:p>
          </table:table-cell>
          <table:table-cell table:style-name="ce42" office:value-type="float" office:value="2581" calcext:value-type="float">
            <text:p>2,581</text:p>
          </table:table-cell>
          <table:table-cell table:style-name="ce42" office:value-type="float" office:value="2557" calcext:value-type="float">
            <text:p>2,557</text:p>
          </table:table-cell>
          <table:table-cell table:style-name="ce42" office:value-type="float" office:value="2674" calcext:value-type="float">
            <text:p>2,674</text:p>
          </table:table-cell>
          <table:table-cell table:style-name="ce42" office:value-type="float" office:value="2786" calcext:value-type="float">
            <text:p>2,786</text:p>
          </table:table-cell>
          <table:table-cell table:style-name="ce53" office:value-type="float" office:value="2898" calcext:value-type="float">
            <text:p>2,898</text:p>
          </table:table-cell>
          <table:table-cell table:style-name="ce42" office:value-type="float" office:value="14313" calcext:value-type="float">
            <text:p>14,313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2831" calcext:value-type="float">
            <text:p>2,831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883" calcext:value-type="float">
            <text:p>2,883</text:p>
          </table:table-cell>
          <table:table-cell table:style-name="ce53" office:value-type="float" office:value="2928" calcext:value-type="float">
            <text:p>2,928</text:p>
          </table:table-cell>
          <table:table-cell table:style-name="ce42" office:value-type="float" office:value="14199" calcext:value-type="float">
            <text:p>14,199</text:p>
          </table:table-cell>
          <table:table-cell table:style-name="ce42" office:value-type="float" office:value="2888" calcext:value-type="float">
            <text:p>2,888</text:p>
          </table:table-cell>
          <table:table-cell table:style-name="ce42" office:value-type="float" office:value="2877" calcext:value-type="float">
            <text:p>2,877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759" calcext:value-type="float">
            <text:p>2,759</text:p>
          </table:table-cell>
          <table:table-cell table:style-name="ce53" office:value-type="float" office:value="2861" calcext:value-type="float">
            <text:p>2,861</text:p>
          </table:table-cell>
          <table:table-cell table:style-name="ce42" office:value-type="float" office:value="13497" calcext:value-type="float">
            <text:p>13,497</text:p>
          </table:table-cell>
          <table:table-cell table:style-name="ce42" office:value-type="float" office:value="2712" calcext:value-type="float">
            <text:p>2,712</text:p>
          </table:table-cell>
          <table:table-cell table:style-name="ce42" office:value-type="float" office:value="2750" calcext:value-type="float">
            <text:p>2,750</text:p>
          </table:table-cell>
          <table:table-cell table:style-name="ce42" office:value-type="float" office:value="2634" calcext:value-type="float">
            <text:p>2,634</text:p>
          </table:table-cell>
          <table:table-cell table:style-name="ce42" office:value-type="float" office:value="2768" calcext:value-type="float">
            <text:p>2,768</text:p>
          </table:table-cell>
          <table:table-cell table:style-name="ce53" office:value-type="float" office:value="2633" calcext:value-type="float">
            <text:p>2,633</text:p>
          </table:table-cell>
          <table:table-cell table:style-name="ce42" office:value-type="float" office:value="11162" calcext:value-type="float">
            <text:p>11,162</text:p>
          </table:table-cell>
          <table:table-cell table:style-name="ce42" office:value-type="float" office:value="2427" calcext:value-type="float">
            <text:p>2,427</text:p>
          </table:table-cell>
          <table:table-cell table:style-name="ce42" office:value-type="float" office:value="2349" calcext:value-type="float">
            <text:p>2,349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2175" calcext:value-type="float">
            <text:p>2,175</text:p>
          </table:table-cell>
          <table:table-cell table:style-name="ce53" office:value-type="float" office:value="1943" calcext:value-type="float">
            <text:p>1,943</text:p>
          </table:table-cell>
          <table:table-cell table:style-name="ce42" office:value-type="float" office:value="6809" calcext:value-type="float">
            <text:p>6,809</text:p>
          </table:table-cell>
          <table:table-cell table:style-name="ce42" office:value-type="float" office:value="1685" calcext:value-type="float">
            <text:p>1,685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1445" calcext:value-type="float">
            <text:p>1,445</text:p>
          </table:table-cell>
          <table:table-cell table:style-name="ce42" office:value-type="float" office:value="1107" calcext:value-type="float">
            <text:p>1,107</text:p>
          </table:table-cell>
          <table:table-cell table:style-name="ce53" office:value-type="float" office:value="1128" calcext:value-type="float">
            <text:p>1,128</text:p>
          </table:table-cell>
          <table:table-cell table:style-name="ce42" office:value-type="float" office:value="5977" calcext:value-type="float">
            <text:p>5,977</text:p>
          </table:table-cell>
          <table:table-cell table:style-name="ce42" office:value-type="float" office:value="1191" calcext:value-type="float">
            <text:p>1,191</text:p>
          </table:table-cell>
          <table:table-cell table:style-name="ce42" office:value-type="float" office:value="1295" calcext:value-type="float">
            <text:p>1,295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167" calcext:value-type="float">
            <text:p>1,167</text:p>
          </table:table-cell>
          <table:table-cell table:style-name="ce53" office:value-type="float" office:value="1124" calcext:value-type="float">
            <text:p>1,124</text:p>
          </table:table-cell>
          <table:table-cell table:style-name="ce42" office:value-type="float" office:value="4877" calcext:value-type="float">
            <text:p>4,877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995" calcext:value-type="float">
            <text:p>995</text:p>
          </table:table-cell>
          <table:table-cell table:style-name="ce42" office:value-type="float" office:value="981" calcext:value-type="float">
            <text:p>981</text:p>
          </table:table-cell>
          <table:table-cell table:style-name="ce42" office:value-type="float" office:value="920" calcext:value-type="float">
            <text:p>920</text:p>
          </table:table-cell>
          <table:table-cell table:style-name="ce53" office:value-type="float" office:value="898" calcext:value-type="float">
            <text:p>898</text:p>
          </table:table-cell>
          <table:table-cell table:style-name="ce42" office:value-type="float" office:value="4431" calcext:value-type="float">
            <text:p>4,431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938" calcext:value-type="float">
            <text:p>938</text:p>
          </table:table-cell>
          <table:table-cell table:style-name="ce53" office:value-type="float" office:value="933" calcext:value-type="float">
            <text:p>933</text:p>
          </table:table-cell>
          <table:table-cell table:style-name="ce42" office:value-type="float" office:value="3721" calcext:value-type="float">
            <text:p>3,721</text:p>
          </table:table-cell>
          <table:table-cell table:style-name="ce42" office:value-type="float" office:value="826" calcext:value-type="float">
            <text:p>826</text:p>
          </table:table-cell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693" calcext:value-type="float">
            <text:p>693</text:p>
          </table:table-cell>
          <table:table-cell table:style-name="ce53" office:value-type="float" office:value="596" calcext:value-type="float">
            <text:p>596</text:p>
          </table:table-cell>
          <table:table-cell table:style-name="ce42" office:value-type="float" office:value="1584" calcext:value-type="float">
            <text:p>1,584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249" calcext:value-type="float">
            <text:p>249</text:p>
          </table:table-cell>
          <table:table-cell table:style-name="ce53" office:value-type="float" office:value="204" calcext:value-type="float">
            <text:p>204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7" calcext:value-type="float">
            <text:p>67</text:p>
          </table:table-cell>
          <table:table-cell table:style-name="ce53" office:value-type="float" office:value="66" calcext:value-type="float">
            <text:p>66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497" calcext:value-type="float">
            <text:p>164,497</text:p>
          </table:table-cell>
          <table:table-cell table:style-name="ce37" office:value-type="float" office:value="6785" calcext:value-type="float">
            <text:p>6,785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1342" calcext:value-type="float">
            <text:p>1,342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1409" calcext:value-type="float">
            <text:p>1,409</text:p>
          </table:table-cell>
          <table:table-cell table:style-name="ce43" office:value-type="float" office:value="1477" calcext:value-type="float">
            <text:p>1,477</text:p>
          </table:table-cell>
          <table:table-cell table:style-name="ce43" office:value-type="float" office:value="8533" calcext:value-type="float">
            <text:p>8,533</text:p>
          </table:table-cell>
          <table:table-cell table:style-name="ce43" office:value-type="float" office:value="1484" calcext:value-type="float">
            <text:p>1,484</text:p>
          </table:table-cell>
          <table:table-cell table:style-name="ce43" office:value-type="float" office:value="1558" calcext:value-type="float">
            <text:p>1,558</text:p>
          </table:table-cell>
          <table:table-cell table:style-name="ce43" office:value-type="float" office:value="1641" calcext:value-type="float">
            <text:p>1,641</text:p>
          </table:table-cell>
          <table:table-cell table:style-name="ce43" office:value-type="float" office:value="1848" calcext:value-type="float">
            <text:p>1,848</text:p>
          </table:table-cell>
          <table:table-cell table:style-name="ce54" office:value-type="float" office:value="2002" calcext:value-type="float">
            <text:p>2,002</text:p>
          </table:table-cell>
          <table:table-cell table:style-name="ce43" office:value-type="float" office:value="10905" calcext:value-type="float">
            <text:p>10,905</text:p>
          </table:table-cell>
          <table:table-cell table:style-name="ce43" office:value-type="float" office:value="1852" calcext:value-type="float">
            <text:p>1,852</text:p>
          </table:table-cell>
          <table:table-cell table:style-name="ce43" office:value-type="float" office:value="2048" calcext:value-type="float">
            <text:p>2,048</text:p>
          </table:table-cell>
          <table:table-cell table:style-name="ce43" office:value-type="float" office:value="2330" calcext:value-type="float">
            <text:p>2,330</text:p>
          </table:table-cell>
          <table:table-cell table:style-name="ce43" office:value-type="float" office:value="2308" calcext:value-type="float">
            <text:p>2,308</text:p>
          </table:table-cell>
          <table:table-cell table:style-name="ce54" office:value-type="float" office:value="2367" calcext:value-type="float">
            <text:p>2,367</text:p>
          </table:table-cell>
          <table:table-cell table:style-name="ce43" office:value-type="float" office:value="11609" calcext:value-type="float">
            <text:p>11,609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2312" calcext:value-type="float">
            <text:p>2,312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3" office:value-type="float" office:value="2317" calcext:value-type="float">
            <text:p>2,317</text:p>
          </table:table-cell>
          <table:table-cell table:style-name="ce54" office:value-type="float" office:value="2289" calcext:value-type="float">
            <text:p>2,289</text:p>
          </table:table-cell>
          <table:table-cell table:style-name="ce43" office:value-type="float" office:value="11226" calcext:value-type="float">
            <text:p>11,226</text:p>
          </table:table-cell>
          <table:table-cell table:style-name="ce43" office:value-type="float" office:value="2289" calcext:value-type="float">
            <text:p>2,289</text:p>
          </table:table-cell>
          <table:table-cell table:style-name="ce43" office:value-type="float" office:value="2193" calcext:value-type="float">
            <text:p>2,193</text:p>
          </table:table-cell>
          <table:table-cell table:style-name="ce43" office:value-type="float" office:value="2104" calcext:value-type="float">
            <text:p>2,104</text:p>
          </table:table-cell>
          <table:table-cell table:style-name="ce43" office:value-type="float" office:value="2185" calcext:value-type="float">
            <text:p>2,185</text:p>
          </table:table-cell>
          <table:table-cell table:style-name="ce54" office:value-type="float" office:value="2455" calcext:value-type="float">
            <text:p>2,455</text:p>
          </table:table-cell>
          <table:table-cell table:style-name="ce43" office:value-type="float" office:value="13399" calcext:value-type="float">
            <text:p>13,399</text:p>
          </table:table-cell>
          <table:table-cell table:style-name="ce43" office:value-type="float" office:value="2450" calcext:value-type="float">
            <text:p>2,450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804" calcext:value-type="float">
            <text:p>2,804</text:p>
          </table:table-cell>
          <table:table-cell table:style-name="ce43" office:value-type="float" office:value="2722" calcext:value-type="float">
            <text:p>2,722</text:p>
          </table:table-cell>
          <table:table-cell table:style-name="ce54" office:value-type="float" office:value="2713" calcext:value-type="float">
            <text:p>2,713</text:p>
          </table:table-cell>
          <table:table-cell table:style-name="ce43" office:value-type="float" office:value="12754" calcext:value-type="float">
            <text:p>12,754</text:p>
          </table:table-cell>
          <table:table-cell table:style-name="ce43" office:value-type="float" office:value="2677" calcext:value-type="float">
            <text:p>2,677</text:p>
          </table:table-cell>
          <table:table-cell table:style-name="ce43" office:value-type="float" office:value="2476" calcext:value-type="float">
            <text:p>2,476</text:p>
          </table:table-cell>
          <table:table-cell table:style-name="ce43" office:value-type="float" office:value="2682" calcext:value-type="float">
            <text:p>2,682</text:p>
          </table:table-cell>
          <table:table-cell table:style-name="ce43" office:value-type="float" office:value="2526" calcext:value-type="float">
            <text:p>2,526</text:p>
          </table:table-cell>
          <table:table-cell table:style-name="ce54" office:value-type="float" office:value="2393" calcext:value-type="float">
            <text:p>2,393</text:p>
          </table:table-cell>
          <table:table-cell table:style-name="ce43" office:value-type="float" office:value="12156" calcext:value-type="float">
            <text:p>12,156</text:p>
          </table:table-cell>
          <table:table-cell table:style-name="ce43" office:value-type="float" office:value="2359" calcext:value-type="float">
            <text:p>2,359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419" calcext:value-type="float">
            <text:p>2,419</text:p>
          </table:table-cell>
          <table:table-cell table:style-name="ce43" office:value-type="float" office:value="2509" calcext:value-type="float">
            <text:p>2,509</text:p>
          </table:table-cell>
          <table:table-cell table:style-name="ce54" office:value-type="float" office:value="2439" calcext:value-type="float">
            <text:p>2,439</text:p>
          </table:table-cell>
          <table:table-cell table:style-name="ce43" office:value-type="float" office:value="12229" calcext:value-type="float">
            <text:p>12,229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398" calcext:value-type="float">
            <text:p>2,398</text:p>
          </table:table-cell>
          <table:table-cell table:style-name="ce43" office:value-type="float" office:value="2334" calcext:value-type="float">
            <text:p>2,334</text:p>
          </table:table-cell>
          <table:table-cell table:style-name="ce43" office:value-type="float" office:value="2400" calcext:value-type="float">
            <text:p>2,400</text:p>
          </table:table-cell>
          <table:table-cell table:style-name="ce54" office:value-type="float" office:value="2606" calcext:value-type="float">
            <text:p>2,606</text:p>
          </table:table-cell>
          <table:table-cell table:style-name="ce43" office:value-type="float" office:value="13018" calcext:value-type="float">
            <text:p>13,018</text:p>
          </table:table-cell>
          <table:table-cell table:style-name="ce43" office:value-type="float" office:value="2460" calcext:value-type="float">
            <text:p>2,460</text:p>
          </table:table-cell>
          <table:table-cell table:style-name="ce43" office:value-type="float" office:value="2575" calcext:value-type="float">
            <text:p>2,575</text:p>
          </table:table-cell>
          <table:table-cell table:style-name="ce43" office:value-type="float" office:value="2711" calcext:value-type="float">
            <text:p>2,711</text:p>
          </table:table-cell>
          <table:table-cell table:style-name="ce43" office:value-type="float" office:value="2582" calcext:value-type="float">
            <text:p>2,582</text:p>
          </table:table-cell>
          <table:table-cell table:style-name="ce54" office:value-type="float" office:value="2690" calcext:value-type="float">
            <text:p>2,690</text:p>
          </table:table-cell>
          <table:table-cell table:style-name="ce43" office:value-type="float" office:value="12772" calcext:value-type="float">
            <text:p>12,772</text:p>
          </table:table-cell>
          <table:table-cell table:style-name="ce43" office:value-type="float" office:value="2696" calcext:value-type="float">
            <text:p>2,696</text:p>
          </table:table-cell>
          <table:table-cell table:style-name="ce43" office:value-type="float" office:value="2501" calcext:value-type="float">
            <text:p>2,501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2503" calcext:value-type="float">
            <text:p>2,503</text:p>
          </table:table-cell>
          <table:table-cell table:style-name="ce54" office:value-type="float" office:value="2544" calcext:value-type="float">
            <text:p>2,544</text:p>
          </table:table-cell>
          <table:table-cell table:style-name="ce43" office:value-type="float" office:value="10957" calcext:value-type="float">
            <text:p>10,957</text:p>
          </table:table-cell>
          <table:table-cell table:style-name="ce43" office:value-type="float" office:value="2287" calcext:value-type="float">
            <text:p>2,287</text:p>
          </table:table-cell>
          <table:table-cell table:style-name="ce43" office:value-type="float" office:value="2290" calcext:value-type="float">
            <text:p>2,290</text:p>
          </table:table-cell>
          <table:table-cell table:style-name="ce43" office:value-type="float" office:value="2236" calcext:value-type="float">
            <text:p>2,236</text:p>
          </table:table-cell>
          <table:table-cell table:style-name="ce43" office:value-type="float" office:value="2192" calcext:value-type="float">
            <text:p>2,192</text:p>
          </table:table-cell>
          <table:table-cell table:style-name="ce54" office:value-type="float" office:value="1952" calcext:value-type="float">
            <text:p>1,952</text:p>
          </table:table-cell>
          <table:table-cell table:style-name="ce43" office:value-type="float" office:value="7282" calcext:value-type="float">
            <text:p>7,282</text:p>
          </table:table-cell>
          <table:table-cell table:style-name="ce43" office:value-type="float" office:value="1851" calcext:value-type="float">
            <text:p>1,851</text:p>
          </table:table-cell>
          <table:table-cell table:style-name="ce43" office:value-type="float" office:value="1571" calcext:value-type="float">
            <text:p>1,571</text:p>
          </table:table-cell>
          <table:table-cell table:style-name="ce43" office:value-type="float" office:value="1428" calcext:value-type="float">
            <text:p>1,428</text:p>
          </table:table-cell>
          <table:table-cell table:style-name="ce43" office:value-type="float" office:value="1162" calcext:value-type="float">
            <text:p>1,162</text:p>
          </table:table-cell>
          <table:table-cell table:style-name="ce54" office:value-type="float" office:value="1270" calcext:value-type="float">
            <text:p>1,270</text:p>
          </table:table-cell>
          <table:table-cell table:style-name="ce43" office:value-type="float" office:value="6663" calcext:value-type="float">
            <text:p>6,663</text:p>
          </table:table-cell>
          <table:table-cell table:style-name="ce43" office:value-type="float" office:value="1369" calcext:value-type="float">
            <text:p>1,369</text:p>
          </table:table-cell>
          <table:table-cell table:style-name="ce43" office:value-type="float" office:value="1340" calcext:value-type="float">
            <text:p>1,340</text:p>
          </table:table-cell>
          <table:table-cell table:style-name="ce43" office:value-type="float" office:value="1400" calcext:value-type="float">
            <text:p>1,400</text:p>
          </table:table-cell>
          <table:table-cell table:style-name="ce43" office:value-type="float" office:value="1286" calcext:value-type="float">
            <text:p>1,286</text:p>
          </table:table-cell>
          <table:table-cell table:style-name="ce54" office:value-type="float" office:value="1268" calcext:value-type="float">
            <text:p>1,268</text:p>
          </table:table-cell>
          <table:table-cell table:style-name="ce43" office:value-type="float" office:value="5586" calcext:value-type="float">
            <text:p>5,586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1177" calcext:value-type="float">
            <text:p>1,177</text:p>
          </table:table-cell>
          <table:table-cell table:style-name="ce43" office:value-type="float" office:value="1089" calcext:value-type="float">
            <text:p>1,089</text:p>
          </table:table-cell>
          <table:table-cell table:style-name="ce43" office:value-type="float" office:value="1098" calcext:value-type="float">
            <text:p>1,098</text:p>
          </table:table-cell>
          <table:table-cell table:style-name="ce54" office:value-type="float" office:value="1012" calcext:value-type="float">
            <text:p>1,012</text:p>
          </table:table-cell>
          <table:table-cell table:style-name="ce43" office:value-type="float" office:value="4155" calcext:value-type="float">
            <text:p>4,155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798" calcext:value-type="float">
            <text:p>798</text:p>
          </table:table-cell>
          <table:table-cell table:style-name="ce43" office:value-type="float" office:value="805" calcext:value-type="float">
            <text:p>805</text:p>
          </table:table-cell>
          <table:table-cell table:style-name="ce54" office:value-type="float" office:value="708" calcext:value-type="float">
            <text:p>708</text:p>
          </table:table-cell>
          <table:table-cell table:style-name="ce43" office:value-type="float" office:value="2638" calcext:value-type="float">
            <text:p>2,638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455" calcext:value-type="float">
            <text:p>455</text:p>
          </table:table-cell>
          <table:table-cell table:style-name="ce54" office:value-type="float" office:value="378" calcext:value-type="float">
            <text:p>378</text:p>
          </table:table-cell>
          <table:table-cell table:style-name="ce43" office:value-type="float" office:value="1302" calcext:value-type="float">
            <text:p>1,302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225" calcext:value-type="float">
            <text:p>225</text:p>
          </table:table-cell>
          <table:table-cell table:style-name="ce54" office:value-type="float" office:value="173" calcext:value-type="float">
            <text:p>173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8" calcext:value-type="float">
            <text:p>58</text:p>
          </table:table-cell>
          <table:table-cell table:style-name="ce54" office:value-type="float" office:value="45" calcext:value-type="float">
            <text:p>45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156" calcext:value-type="float">
            <text:p>95,156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050" calcext:value-type="float">
            <text:p>1,050</text:p>
          </table:table-cell>
          <table:table-cell table:style-name="ce52" office:value-type="float" office:value="997" calcext:value-type="float">
            <text:p>997</text:p>
          </table:table-cell>
          <table:table-cell table:style-name="ce29" office:value-type="float" office:value="5301" calcext:value-type="float">
            <text:p>5,301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060" calcext:value-type="float">
            <text:p>1,060</text:p>
          </table:table-cell>
          <table:table-cell table:style-name="ce52" office:value-type="float" office:value="1090" calcext:value-type="float">
            <text:p>1,090</text:p>
          </table:table-cell>
          <table:table-cell table:style-name="ce29" office:value-type="float" office:value="6028" calcext:value-type="float">
            <text:p>6,028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35" calcext:value-type="float">
            <text:p>1,135</text:p>
          </table:table-cell>
          <table:table-cell table:style-name="ce52" office:value-type="float" office:value="1367" calcext:value-type="float">
            <text:p>1,367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284" calcext:value-type="float">
            <text:p>1,284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8054" calcext:value-type="float">
            <text:p>8,054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54" calcext:value-type="float">
            <text:p>1,654</text:p>
          </table:table-cell>
          <table:table-cell table:style-name="ce52" office:value-type="float" office:value="1666" calcext:value-type="float">
            <text:p>1,666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82" calcext:value-type="float">
            <text:p>1,582</text:p>
          </table:table-cell>
          <table:table-cell table:style-name="ce52" office:value-type="float" office:value="1506" calcext:value-type="float">
            <text:p>1,506</text:p>
          </table:table-cell>
          <table:table-cell table:style-name="ce29" office:value-type="float" office:value="7254" calcext:value-type="float">
            <text:p>7,254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464" calcext:value-type="float">
            <text:p>1,464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7341" calcext:value-type="float">
            <text:p>7,341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450" calcext:value-type="float">
            <text:p>1,450</text:p>
          </table:table-cell>
          <table:table-cell table:style-name="ce29" office:value-type="float" office:value="6762" calcext:value-type="float">
            <text:p>6,762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95" calcext:value-type="float">
            <text:p>1,295</text:p>
          </table:table-cell>
          <table:table-cell table:style-name="ce52" office:value-type="float" office:value="1283" calcext:value-type="float">
            <text:p>1,283</text:p>
          </table:table-cell>
          <table:table-cell table:style-name="ce29" office:value-type="float" office:value="5807" calcext:value-type="float">
            <text:p>5,807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49" calcext:value-type="float">
            <text:p>1,149</text:p>
          </table:table-cell>
          <table:table-cell table:style-name="ce52" office:value-type="float" office:value="1048" calcext:value-type="float">
            <text:p>1,048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672" calcext:value-type="float">
            <text:p>672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16" calcext:value-type="float">
            <text:p>716</text:p>
          </table:table-cell>
          <table:table-cell table:style-name="ce52" office:value-type="float" office:value="688" calcext:value-type="float">
            <text:p>688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619" calcext:value-type="float">
            <text:p>619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71" calcext:value-type="float">
            <text:p>371</text:p>
          </table:table-cell>
          <table:table-cell table:style-name="ce52" office:value-type="float" office:value="304" calcext:value-type="float">
            <text:p>304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024" calcext:value-type="float">
            <text:p>49,024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577" calcext:value-type="float">
            <text:p>577</text:p>
          </table:table-cell>
          <table:table-cell table:style-name="ce52" office:value-type="float" office:value="528" calcext:value-type="float">
            <text:p>528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55" calcext:value-type="float">
            <text:p>555</text:p>
          </table:table-cell>
          <table:table-cell table:style-name="ce52" office:value-type="float" office:value="574" calcext:value-type="float">
            <text:p>574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87" calcext:value-type="float">
            <text:p>587</text:p>
          </table:table-cell>
          <table:table-cell table:style-name="ce52" office:value-type="float" office:value="667" calcext:value-type="float">
            <text:p>667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32" calcext:value-type="float">
            <text:p>832</text:p>
          </table:table-cell>
          <table:table-cell table:style-name="ce52" office:value-type="float" office:value="824" calcext:value-type="float">
            <text:p>824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763" calcext:value-type="float">
            <text:p>763</text:p>
          </table:table-cell>
          <table:table-cell table:style-name="ce52" office:value-type="float" office:value="787" calcext:value-type="float">
            <text:p>787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89" calcext:value-type="float">
            <text:p>789</text:p>
          </table:table-cell>
          <table:table-cell table:style-name="ce52" office:value-type="float" office:value="806" calcext:value-type="float">
            <text:p>806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780" calcext:value-type="float">
            <text:p>780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01" calcext:value-type="float">
            <text:p>701</text:p>
          </table:table-cell>
          <table:table-cell table:style-name="ce52" office:value-type="float" office:value="695" calcext:value-type="float">
            <text:p>695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79" calcext:value-type="float">
            <text:p>579</text:p>
          </table:table-cell>
          <table:table-cell table:style-name="ce52" office:value-type="float" office:value="530" calcext:value-type="float">
            <text:p>530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319" calcext:value-type="float">
            <text:p>319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28" calcext:value-type="float">
            <text:p>328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48" calcext:value-type="float">
            <text:p>348</text:p>
          </table:table-cell>
          <table:table-cell table:style-name="ce52" office:value-type="float" office:value="354" calcext:value-type="float">
            <text:p>354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35" calcext:value-type="float">
            <text:p>335</text:p>
          </table:table-cell>
          <table:table-cell table:style-name="ce52" office:value-type="float" office:value="292" calcext:value-type="float">
            <text:p>292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132" calcext:value-type="float">
            <text:p>46,132</text:p>
          </table:table-cell>
          <table:table-cell table:style-name="ce37" office:value-type="float" office:value="1909" calcext:value-type="float">
            <text:p>1,909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2146" calcext:value-type="float">
            <text:p>2,146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73" calcext:value-type="float">
            <text:p>473</text:p>
          </table:table-cell>
          <table:table-cell table:style-name="ce37" office:value-type="float" office:value="469" calcext:value-type="float">
            <text:p>469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505" calcext:value-type="float">
            <text:p>505</text:p>
          </table:table-cell>
          <table:table-cell table:style-name="ce37" office:value-type="float" office:value="516" calcext:value-type="float">
            <text:p>516</text:p>
          </table:table-cell>
          <table:table-cell table:style-name="ce30" office:value-type="float" office:value="2949" calcext:value-type="float">
            <text:p>2,949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548" calcext:value-type="float">
            <text:p>548</text:p>
          </table:table-cell>
          <table:table-cell table:style-name="ce37" office:value-type="float" office:value="700" calcext:value-type="float">
            <text:p>700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14" calcext:value-type="float">
            <text:p>614</text:p>
          </table:table-cell>
          <table:table-cell table:style-name="ce37" office:value-type="float" office:value="717" calcext:value-type="float">
            <text:p>717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822" calcext:value-type="float">
            <text:p>822</text:p>
          </table:table-cell>
          <table:table-cell table:style-name="ce37" office:value-type="float" office:value="842" calcext:value-type="float">
            <text:p>842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743" calcext:value-type="float">
            <text:p>743</text:p>
          </table:table-cell>
          <table:table-cell table:number-columns-repeated="2" table:style-name="ce30" office:value-type="float" office:value="819" calcext:value-type="float">
            <text:p>819</text:p>
          </table:table-cell>
          <table:table-cell table:style-name="ce37" office:value-type="float" office:value="719" calcext:value-type="float">
            <text:p>719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71" calcext:value-type="float">
            <text:p>671</text:p>
          </table:table-cell>
          <table:table-cell table:style-name="ce37" office:value-type="float" office:value="647" calcext:value-type="float">
            <text:p>647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63" calcext:value-type="float">
            <text:p>663</text:p>
          </table:table-cell>
          <table:table-cell table:style-name="ce37" office:value-type="float" office:value="643" calcext:value-type="float">
            <text:p>643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91" calcext:value-type="float">
            <text:p>691</text:p>
          </table:table-cell>
          <table:table-cell table:style-name="ce37" office:value-type="float" office:value="670" calcext:value-type="float">
            <text:p>670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float" office:value="588" calcext:value-type="float">
            <text:p>588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70" calcext:value-type="float">
            <text:p>570</text:p>
          </table:table-cell>
          <table:table-cell table:style-name="ce37" office:value-type="float" office:value="518" calcext:value-type="float">
            <text:p>518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353" calcext:value-type="float">
            <text:p>353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91" calcext:value-type="float">
            <text:p>391</text:p>
          </table:table-cell>
          <table:table-cell table:style-name="ce37" office:value-type="float" office:value="394" calcext:value-type="float">
            <text:p>394</text:p>
          </table:table-cell>
          <table:table-cell table:style-name="ce30" office:value-type="float" office:value="1741" calcext:value-type="float">
            <text:p>1,741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297" calcext:value-type="float">
            <text:p>297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16" calcext:value-type="float">
            <text:p>216</text:p>
          </table:table-cell>
          <table:table-cell table:style-name="ce37" office:value-type="float" office:value="178" calcext:value-type="float">
            <text:p>178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6" calcext:value-type="float">
            <text:p>106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684" calcext:value-type="float">
            <text:p>388,684</text:p>
          </table:table-cell>
          <table:table-cell table:style-name="ce29" office:value-type="float" office:value="14234" calcext:value-type="float">
            <text:p>14,234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19639" calcext:value-type="float">
            <text:p>19,639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751" calcext:value-type="float">
            <text:p>4,751</text:p>
          </table:table-cell>
          <table:table-cell table:style-name="ce29" office:value-type="float" office:value="25802" calcext:value-type="float">
            <text:p>25,802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829" calcext:value-type="float">
            <text:p>4,829</text:p>
          </table:table-cell>
          <table:table-cell table:style-name="ce29" office:value-type="float" office:value="5458" calcext:value-type="float">
            <text:p>5,458</text:p>
          </table:table-cell>
          <table:table-cell table:style-name="ce29" office:value-type="float" office:value="5616" calcext:value-type="float">
            <text:p>5,616</text:p>
          </table:table-cell>
          <table:table-cell table:style-name="ce52" office:value-type="float" office:value="5436" calcext:value-type="float">
            <text:p>5,436</text:p>
          </table:table-cell>
          <table:table-cell table:style-name="ce29" office:value-type="float" office:value="27928" calcext:value-type="float">
            <text:p>27,928</text:p>
          </table:table-cell>
          <table:table-cell table:style-name="ce29" office:value-type="float" office:value="5621" calcext:value-type="float">
            <text:p>5,621</text:p>
          </table:table-cell>
          <table:table-cell table:style-name="ce29" office:value-type="float" office:value="5518" calcext:value-type="float">
            <text:p>5,518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5707" calcext:value-type="float">
            <text:p>5,707</text:p>
          </table:table-cell>
          <table:table-cell table:style-name="ce52" office:value-type="float" office:value="5544" calcext:value-type="float">
            <text:p>5,544</text:p>
          </table:table-cell>
          <table:table-cell table:style-name="ce29" office:value-type="float" office:value="26607" calcext:value-type="float">
            <text:p>26,607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380" calcext:value-type="float">
            <text:p>5,380</text:p>
          </table:table-cell>
          <table:table-cell table:style-name="ce29" office:value-type="float" office:value="4980" calcext:value-type="float">
            <text:p>4,980</text:p>
          </table:table-cell>
          <table:table-cell table:style-name="ce29" office:value-type="float" office:value="5145" calcext:value-type="float">
            <text:p>5,145</text:p>
          </table:table-cell>
          <table:table-cell table:style-name="ce52" office:value-type="float" office:value="5620" calcext:value-type="float">
            <text:p>5,620</text:p>
          </table:table-cell>
          <table:table-cell table:style-name="ce29" office:value-type="float" office:value="31418" calcext:value-type="float">
            <text:p>31,418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515" calcext:value-type="float">
            <text:p>6,515</text:p>
          </table:table-cell>
          <table:table-cell table:style-name="ce29" office:value-type="float" office:value="6533" calcext:value-type="float">
            <text:p>6,533</text:p>
          </table:table-cell>
          <table:table-cell table:style-name="ce52" office:value-type="float" office:value="6516" calcext:value-type="float">
            <text:p>6,516</text:p>
          </table:table-cell>
          <table:table-cell table:style-name="ce29" office:value-type="float" office:value="31184" calcext:value-type="float">
            <text:p>31,184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108" calcext:value-type="float">
            <text:p>6,108</text:p>
          </table:table-cell>
          <table:table-cell table:style-name="ce52" office:value-type="float" office:value="5915" calcext:value-type="float">
            <text:p>5,915</text:p>
          </table:table-cell>
          <table:table-cell table:style-name="ce29" office:value-type="float" office:value="30776" calcext:value-type="float">
            <text:p>30,776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5967" calcext:value-type="float">
            <text:p>5,967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6217" calcext:value-type="float">
            <text:p>6,217</text:p>
          </table:table-cell>
          <table:table-cell table:style-name="ce52" office:value-type="float" office:value="6487" calcext:value-type="float">
            <text:p>6,487</text:p>
          </table:table-cell>
          <table:table-cell table:style-name="ce29" office:value-type="float" office:value="32809" calcext:value-type="float">
            <text:p>32,809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6376" calcext:value-type="float">
            <text:p>6,376</text:p>
          </table:table-cell>
          <table:table-cell table:style-name="ce29" office:value-type="float" office:value="6629" calcext:value-type="float">
            <text:p>6,629</text:p>
          </table:table-cell>
          <table:table-cell table:style-name="ce52" office:value-type="float" office:value="6734" calcext:value-type="float">
            <text:p>6,734</text:p>
          </table:table-cell>
          <table:table-cell table:style-name="ce29" office:value-type="float" office:value="33959" calcext:value-type="float">
            <text:p>33,959</text:p>
          </table:table-cell>
          <table:table-cell table:style-name="ce29" office:value-type="float" office:value="6853" calcext:value-type="float">
            <text:p>6,853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6806" calcext:value-type="float">
            <text:p>6,806</text:p>
          </table:table-cell>
          <table:table-cell table:style-name="ce52" office:value-type="float" office:value="6630" calcext:value-type="float">
            <text:p>6,630</text:p>
          </table:table-cell>
          <table:table-cell table:style-name="ce29" office:value-type="float" office:value="31650" calcext:value-type="float">
            <text:p>31,650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6169" calcext:value-type="float">
            <text:p>6,169</text:p>
          </table:table-cell>
          <table:table-cell table:style-name="ce29" office:value-type="float" office:value="6208" calcext:value-type="float">
            <text:p>6,208</text:p>
          </table:table-cell>
          <table:table-cell table:style-name="ce52" office:value-type="float" office:value="6099" calcext:value-type="float">
            <text:p>6,099</text:p>
          </table:table-cell>
          <table:table-cell table:style-name="ce29" office:value-type="float" office:value="26067" calcext:value-type="float">
            <text:p>26,067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588" calcext:value-type="float">
            <text:p>5,588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4961" calcext:value-type="float">
            <text:p>4,961</text:p>
          </table:table-cell>
          <table:table-cell table:style-name="ce52" office:value-type="float" office:value="4404" calcext:value-type="float">
            <text:p>4,404</text:p>
          </table:table-cell>
          <table:table-cell table:style-name="ce29" office:value-type="float" office:value="14326" calcext:value-type="float">
            <text:p>14,326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1737" calcext:value-type="float">
            <text:p>1,737</text:p>
          </table:table-cell>
          <table:table-cell table:style-name="ce52" office:value-type="float" office:value="2235" calcext:value-type="float">
            <text:p>2,235</text:p>
          </table:table-cell>
          <table:table-cell table:style-name="ce29" office:value-type="float" office:value="13313" calcext:value-type="float">
            <text:p>13,313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731" calcext:value-type="float">
            <text:p>2,731</text:p>
          </table:table-cell>
          <table:table-cell table:style-name="ce52" office:value-type="float" office:value="2724" calcext:value-type="float">
            <text:p>2,724</text:p>
          </table:table-cell>
          <table:table-cell table:style-name="ce29" office:value-type="float" office:value="10774" calcext:value-type="float">
            <text:p>10,774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1997" calcext:value-type="float">
            <text:p>1,997</text:p>
          </table:table-cell>
          <table:table-cell table:style-name="ce52" office:value-type="float" office:value="1949" calcext:value-type="float">
            <text:p>1,949</text:p>
          </table:table-cell>
          <table:table-cell table:style-name="ce29" office:value-type="float" office:value="8268" calcext:value-type="float">
            <text:p>8,268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98" calcext:value-type="float">
            <text:p>1,598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087" calcext:value-type="float">
            <text:p>1,087</text:p>
          </table:table-cell>
          <table:table-cell table:style-name="ce52" office:value-type="float" office:value="930" calcext:value-type="float">
            <text:p>930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31" calcext:value-type="float">
            <text:p>431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430" calcext:value-type="float">
            <text:p>196,430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0287" calcext:value-type="float">
            <text:p>10,287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2307" calcext:value-type="float">
            <text:p>2,307</text:p>
          </table:table-cell>
          <table:table-cell table:style-name="ce52" office:value-type="float" office:value="2474" calcext:value-type="float">
            <text:p>2,474</text:p>
          </table:table-cell>
          <table:table-cell table:style-name="ce29" office:value-type="float" office:value="13408" calcext:value-type="float">
            <text:p>13,408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935" calcext:value-type="float">
            <text:p>2,935</text:p>
          </table:table-cell>
          <table:table-cell table:style-name="ce52" office:value-type="float" office:value="2791" calcext:value-type="float">
            <text:p>2,791</text:p>
          </table:table-cell>
          <table:table-cell table:style-name="ce29" office:value-type="float" office:value="14550" calcext:value-type="float">
            <text:p>14,550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007" calcext:value-type="float">
            <text:p>3,007</text:p>
          </table:table-cell>
          <table:table-cell table:style-name="ce52" office:value-type="float" office:value="2891" calcext:value-type="float">
            <text:p>2,891</text:p>
          </table:table-cell>
          <table:table-cell table:style-name="ce29" office:value-type="float" office:value="13757" calcext:value-type="float">
            <text:p>13,757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662" calcext:value-type="float">
            <text:p>2,662</text:p>
          </table:table-cell>
          <table:table-cell table:style-name="ce52" office:value-type="float" office:value="2904" calcext:value-type="float">
            <text:p>2,904</text:p>
          </table:table-cell>
          <table:table-cell table:style-name="ce29" office:value-type="float" office:value="16113" calcext:value-type="float">
            <text:p>16,113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386" calcext:value-type="float">
            <text:p>3,386</text:p>
          </table:table-cell>
          <table:table-cell table:style-name="ce52" office:value-type="float" office:value="3324" calcext:value-type="float">
            <text:p>3,324</text:p>
          </table:table-cell>
          <table:table-cell table:style-name="ce29" office:value-type="float" office:value="15787" calcext:value-type="float">
            <text:p>15,787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093" calcext:value-type="float">
            <text:p>3,093</text:p>
          </table:table-cell>
          <table:table-cell table:style-name="ce52" office:value-type="float" office:value="3022" calcext:value-type="float">
            <text:p>3,022</text:p>
          </table:table-cell>
          <table:table-cell table:style-name="ce29" office:value-type="float" office:value="15601" calcext:value-type="float">
            <text:p>15,601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3171" calcext:value-type="float">
            <text:p>3,171</text:p>
          </table:table-cell>
          <table:table-cell table:style-name="ce52" office:value-type="float" office:value="3229" calcext:value-type="float">
            <text:p>3,229</text:p>
          </table:table-cell>
          <table:table-cell table:style-name="ce29" office:value-type="float" office:value="16719" calcext:value-type="float">
            <text:p>16,719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334" calcext:value-type="float">
            <text:p>3,334</text:p>
          </table:table-cell>
          <table:table-cell table:style-name="ce52" office:value-type="float" office:value="3428" calcext:value-type="float">
            <text:p>3,428</text:p>
          </table:table-cell>
          <table:table-cell table:style-name="ce29" office:value-type="float" office:value="17288" calcext:value-type="float">
            <text:p>17,288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3333" calcext:value-type="float">
            <text:p>3,333</text:p>
          </table:table-cell>
          <table:table-cell table:style-name="ce29" office:value-type="float" office:value="15809" calcext:value-type="float">
            <text:p>15,809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125" calcext:value-type="float">
            <text:p>3,125</text:p>
          </table:table-cell>
          <table:table-cell table:style-name="ce52" office:value-type="float" office:value="3053" calcext:value-type="float">
            <text:p>3,053</text:p>
          </table:table-cell>
          <table:table-cell table:style-name="ce29" office:value-type="float" office:value="12744" calcext:value-type="float">
            <text:p>12,744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435" calcext:value-type="float">
            <text:p>2,435</text:p>
          </table:table-cell>
          <table:table-cell table:style-name="ce52" office:value-type="float" office:value="2155" calcext:value-type="float">
            <text:p>2,155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1005" calcext:value-type="float">
            <text:p>1,005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62" calcext:value-type="float">
            <text:p>1,262</text:p>
          </table:table-cell>
          <table:table-cell table:style-name="ce52" office:value-type="float" office:value="1262" calcext:value-type="float">
            <text:p>1,262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94" calcext:value-type="float">
            <text:p>894</text:p>
          </table:table-cell>
          <table:table-cell table:style-name="ce52" office:value-type="float" office:value="888" calcext:value-type="float">
            <text:p>888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767" calcext:value-type="float">
            <text:p>767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22" calcext:value-type="float">
            <text:p>222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254" calcext:value-type="float">
            <text:p>192,254</text:p>
          </table:table-cell>
          <table:table-cell table:style-name="ce37" office:value-type="float" office:value="6856" calcext:value-type="float">
            <text:p>6,856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1363" calcext:value-type="float">
            <text:p>1,363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9352" calcext:value-type="float">
            <text:p>9,352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2127" calcext:value-type="float">
            <text:p>2,127</text:p>
          </table:table-cell>
          <table:table-cell table:style-name="ce37" office:value-type="float" office:value="2277" calcext:value-type="float">
            <text:p>2,277</text:p>
          </table:table-cell>
          <table:table-cell table:style-name="ce30" office:value-type="float" office:value="12394" calcext:value-type="float">
            <text:p>12,394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0" office:value-type="float" office:value="2599" calcext:value-type="float">
            <text:p>2,599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7" office:value-type="float" office:value="2645" calcext:value-type="float">
            <text:p>2,645</text:p>
          </table:table-cell>
          <table:table-cell table:style-name="ce30" office:value-type="float" office:value="13378" calcext:value-type="float">
            <text:p>13,378</text:p>
          </table:table-cell>
          <table:table-cell table:style-name="ce30" office:value-type="float" office:value="2780" calcext:value-type="float">
            <text:p>2,780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7" office:value-type="float" office:value="2653" calcext:value-type="float">
            <text:p>2,653</text:p>
          </table:table-cell>
          <table:table-cell table:style-name="ce30" office:value-type="float" office:value="12850" calcext:value-type="float">
            <text:p>12,850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586" calcext:value-type="float">
            <text:p>2,586</text:p>
          </table:table-cell>
          <table:table-cell table:style-name="ce30" office:value-type="float" office:value="2414" calcext:value-type="float">
            <text:p>2,414</text:p>
          </table:table-cell>
          <table:table-cell table:style-name="ce30" office:value-type="float" office:value="2483" calcext:value-type="float">
            <text:p>2,483</text:p>
          </table:table-cell>
          <table:table-cell table:style-name="ce37" office:value-type="float" office:value="2716" calcext:value-type="float">
            <text:p>2,716</text:p>
          </table:table-cell>
          <table:table-cell table:style-name="ce30" office:value-type="float" office:value="15305" calcext:value-type="float">
            <text:p>15,305</text:p>
          </table:table-cell>
          <table:table-cell table:style-name="ce30" office:value-type="float" office:value="2723" calcext:value-type="float">
            <text:p>2,723</text:p>
          </table:table-cell>
          <table:table-cell table:style-name="ce30" office:value-type="float" office:value="3052" calcext:value-type="float">
            <text:p>3,052</text:p>
          </table:table-cell>
          <table:table-cell table:style-name="ce30" office:value-type="float" office:value="3191" calcext:value-type="float">
            <text:p>3,191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7" office:value-type="float" office:value="3192" calcext:value-type="float">
            <text:p>3,192</text:p>
          </table:table-cell>
          <table:table-cell table:style-name="ce30" office:value-type="float" office:value="15397" calcext:value-type="float">
            <text:p>15,397</text:p>
          </table:table-cell>
          <table:table-cell table:number-columns-repeated="2" table:style-name="ce30" office:value-type="float" office:value="3154" calcext:value-type="float">
            <text:p>3,154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7" office:value-type="float" office:value="2893" calcext:value-type="float">
            <text:p>2,893</text:p>
          </table:table-cell>
          <table:table-cell table:style-name="ce30" office:value-type="float" office:value="15175" calcext:value-type="float">
            <text:p>15,175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2965" calcext:value-type="float">
            <text:p>2,965</text:p>
          </table:table-cell>
          <table:table-cell table:style-name="ce30" office:value-type="float" office:value="2992" calcext:value-type="float">
            <text:p>2,992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3258" calcext:value-type="float">
            <text:p>3,258</text:p>
          </table:table-cell>
          <table:table-cell table:style-name="ce30" office:value-type="float" office:value="16090" calcext:value-type="float">
            <text:p>16,090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7" office:value-type="float" office:value="3306" calcext:value-type="float">
            <text:p>3,306</text:p>
          </table:table-cell>
          <table:table-cell table:style-name="ce30" office:value-type="float" office:value="16671" calcext:value-type="float">
            <text:p>16,671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7" office:value-type="float" office:value="3297" calcext:value-type="float">
            <text:p>3,297</text:p>
          </table:table-cell>
          <table:table-cell table:style-name="ce30" office:value-type="float" office:value="15841" calcext:value-type="float">
            <text:p>15,841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7" office:value-type="float" office:value="3046" calcext:value-type="float">
            <text:p>3,046</text:p>
          </table:table-cell>
          <table:table-cell table:style-name="ce30" office:value-type="float" office:value="13323" calcext:value-type="float">
            <text:p>13,323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2526" calcext:value-type="float">
            <text:p>2,526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7468" calcext:value-type="float">
            <text:p>7,468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920" calcext:value-type="float">
            <text:p>920</text:p>
          </table:table-cell>
          <table:table-cell table:style-name="ce37" office:value-type="float" office:value="1230" calcext:value-type="float">
            <text:p>1,230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7" office:value-type="float" office:value="1462" calcext:value-type="float">
            <text:p>1,462</text:p>
          </table:table-cell>
          <table:table-cell table:style-name="ce30" office:value-type="float" office:value="6019" calcext:value-type="float">
            <text:p>6,019</text:p>
          </table:table-cell>
          <table:table-cell table:style-name="ce30" office:value-type="float" office:value="1397" calcext:value-type="float">
            <text:p>1,397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200" calcext:value-type="float">
            <text:p>1,200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0" office:value-type="float" office:value="4234" calcext:value-type="float">
            <text:p>4,234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823" calcext:value-type="float">
            <text:p>823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float" office:value="426" calcext:value-type="float">
            <text:p>426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09" calcext:value-type="float">
            <text:p>209</text:p>
          </table:table-cell>
          <table:table-cell table:style-name="ce37" office:value-type="float" office:value="191" calcext:value-type="float">
            <text:p>191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08869" calcext:value-type="float">
            <text:p>408,869</text:p>
          </table:table-cell>
          <table:table-cell table:style-name="ce29" office:value-type="float" office:value="24372" calcext:value-type="float">
            <text:p>24,372</text:p>
          </table:table-cell>
          <table:table-cell table:style-name="ce29" office:value-type="float" office:value="4868" calcext:value-type="float">
            <text:p>4,868</text:p>
          </table:table-cell>
          <table:table-cell table:style-name="ce29" office:value-type="float" office:value="5215" calcext:value-type="float">
            <text:p>5,215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726" calcext:value-type="float">
            <text:p>4,726</text:p>
          </table:table-cell>
          <table:table-cell table:style-name="ce29" office:value-type="float" office:value="4799" calcext:value-type="float">
            <text:p>4,799</text:p>
          </table:table-cell>
          <table:table-cell table:style-name="ce29" office:value-type="float" office:value="27122" calcext:value-type="float">
            <text:p>27,122</text:p>
          </table:table-cell>
          <table:table-cell table:style-name="ce29" office:value-type="float" office:value="4786" calcext:value-type="float">
            <text:p>4,786</text:p>
          </table:table-cell>
          <table:table-cell table:style-name="ce29" office:value-type="float" office:value="5205" calcext:value-type="float">
            <text:p>5,205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5994" calcext:value-type="float">
            <text:p>5,994</text:p>
          </table:table-cell>
          <table:table-cell table:style-name="ce52" office:value-type="float" office:value="5822" calcext:value-type="float">
            <text:p>5,822</text:p>
          </table:table-cell>
          <table:table-cell table:style-name="ce29" office:value-type="float" office:value="29636" calcext:value-type="float">
            <text:p>29,636</text:p>
          </table:table-cell>
          <table:table-cell table:style-name="ce29" office:value-type="float" office:value="5443" calcext:value-type="float">
            <text:p>5,443</text:p>
          </table:table-cell>
          <table:table-cell table:style-name="ce29" office:value-type="float" office:value="5730" calcext:value-type="float">
            <text:p>5,730</text:p>
          </table:table-cell>
          <table:table-cell table:style-name="ce29" office:value-type="float" office:value="6354" calcext:value-type="float">
            <text:p>6,354</text:p>
          </table:table-cell>
          <table:table-cell table:style-name="ce29" office:value-type="float" office:value="6185" calcext:value-type="float">
            <text:p>6,185</text:p>
          </table:table-cell>
          <table:table-cell table:style-name="ce52" office:value-type="float" office:value="5924" calcext:value-type="float">
            <text:p>5,924</text:p>
          </table:table-cell>
          <table:table-cell table:style-name="ce29" office:value-type="float" office:value="28213" calcext:value-type="float">
            <text:p>28,213</text:p>
          </table:table-cell>
          <table:table-cell table:style-name="ce29" office:value-type="float" office:value="5818" calcext:value-type="float">
            <text:p>5,818</text:p>
          </table:table-cell>
          <table:table-cell table:style-name="ce29" office:value-type="float" office:value="5694" calcext:value-type="float">
            <text:p>5,694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5672" calcext:value-type="float">
            <text:p>5,672</text:p>
          </table:table-cell>
          <table:table-cell table:style-name="ce52" office:value-type="float" office:value="5554" calcext:value-type="float">
            <text:p>5,554</text:p>
          </table:table-cell>
          <table:table-cell table:style-name="ce29" office:value-type="float" office:value="26450" calcext:value-type="float">
            <text:p>26,450</text:p>
          </table:table-cell>
          <table:table-cell table:style-name="ce29" office:value-type="float" office:value="5516" calcext:value-type="float">
            <text:p>5,516</text:p>
          </table:table-cell>
          <table:table-cell table:style-name="ce29" office:value-type="float" office:value="5184" calcext:value-type="float">
            <text:p>5,184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5100" calcext:value-type="float">
            <text:p>5,100</text:p>
          </table:table-cell>
          <table:table-cell table:style-name="ce52" office:value-type="float" office:value="5622" calcext:value-type="float">
            <text:p>5,622</text:p>
          </table:table-cell>
          <table:table-cell table:style-name="ce29" office:value-type="float" office:value="33808" calcext:value-type="float">
            <text:p>33,808</text:p>
          </table:table-cell>
          <table:table-cell table:style-name="ce29" office:value-type="float" office:value="5906" calcext:value-type="float">
            <text:p>5,906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7238" calcext:value-type="float">
            <text:p>7,238</text:p>
          </table:table-cell>
          <table:table-cell table:style-name="ce52" office:value-type="float" office:value="7480" calcext:value-type="float">
            <text:p>7,480</text:p>
          </table:table-cell>
          <table:table-cell table:style-name="ce29" office:value-type="float" office:value="37345" calcext:value-type="float">
            <text:p>37,345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7904" calcext:value-type="float">
            <text:p>7,904</text:p>
          </table:table-cell>
          <table:table-cell table:style-name="ce29" office:value-type="float" office:value="7447" calcext:value-type="float">
            <text:p>7,447</text:p>
          </table:table-cell>
          <table:table-cell table:style-name="ce52" office:value-type="float" office:value="7066" calcext:value-type="float">
            <text:p>7,066</text:p>
          </table:table-cell>
          <table:table-cell table:style-name="ce29" office:value-type="float" office:value="35375" calcext:value-type="float">
            <text:p>35,375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7166" calcext:value-type="float">
            <text:p>7,166</text:p>
          </table:table-cell>
          <table:table-cell table:style-name="ce29" office:value-type="float" office:value="7171" calcext:value-type="float">
            <text:p>7,171</text:p>
          </table:table-cell>
          <table:table-cell table:style-name="ce52" office:value-type="float" office:value="7183" calcext:value-type="float">
            <text:p>7,183</text:p>
          </table:table-cell>
          <table:table-cell table:style-name="ce29" office:value-type="float" office:value="34006" calcext:value-type="float">
            <text:p>34,006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6845" calcext:value-type="float">
            <text:p>6,845</text:p>
          </table:table-cell>
          <table:table-cell table:style-name="ce29" office:value-type="float" office:value="6532" calcext:value-type="float">
            <text:p>6,532</text:p>
          </table:table-cell>
          <table:table-cell table:style-name="ce29" office:value-type="float" office:value="6763" calcext:value-type="float">
            <text:p>6,763</text:p>
          </table:table-cell>
          <table:table-cell table:style-name="ce52" office:value-type="float" office:value="6679" calcext:value-type="float">
            <text:p>6,679</text:p>
          </table:table-cell>
          <table:table-cell table:style-name="ce29" office:value-type="float" office:value="31505" calcext:value-type="float">
            <text:p>31,505</text:p>
          </table:table-cell>
          <table:table-cell table:style-name="ce29" office:value-type="float" office:value="6524" calcext:value-type="float">
            <text:p>6,524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035" calcext:value-type="float">
            <text:p>6,035</text:p>
          </table:table-cell>
          <table:table-cell table:style-name="ce52" office:value-type="float" office:value="5991" calcext:value-type="float">
            <text:p>5,991</text:p>
          </table:table-cell>
          <table:table-cell table:style-name="ce29" office:value-type="float" office:value="27163" calcext:value-type="float">
            <text:p>27,163</text:p>
          </table:table-cell>
          <table:table-cell table:style-name="ce29" office:value-type="float" office:value="5963" calcext:value-type="float">
            <text:p>5,963</text:p>
          </table:table-cell>
          <table:table-cell table:style-name="ce29" office:value-type="float" office:value="5513" calcext:value-type="float">
            <text:p>5,513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5207" calcext:value-type="float">
            <text:p>5,207</text:p>
          </table:table-cell>
          <table:table-cell table:style-name="ce52" office:value-type="float" office:value="5286" calcext:value-type="float">
            <text:p>5,286</text:p>
          </table:table-cell>
          <table:table-cell table:style-name="ce29" office:value-type="float" office:value="22316" calcext:value-type="float">
            <text:p>22,316</text:p>
          </table:table-cell>
          <table:table-cell table:style-name="ce29" office:value-type="float" office:value="4982" calcext:value-type="float">
            <text:p>4,982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357" calcext:value-type="float">
            <text:p>4,357</text:p>
          </table:table-cell>
          <table:table-cell table:style-name="ce52" office:value-type="float" office:value="3661" calcext:value-type="float">
            <text:p>3,661</text:p>
          </table:table-cell>
          <table:table-cell table:style-name="ce29" office:value-type="float" office:value="13444" calcext:value-type="float">
            <text:p>13,444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1986" calcext:value-type="float">
            <text:p>1,986</text:p>
          </table:table-cell>
          <table:table-cell table:style-name="ce52" office:value-type="float" office:value="2269" calcext:value-type="float">
            <text:p>2,269</text:p>
          </table:table-cell>
          <table:table-cell table:style-name="ce29" office:value-type="float" office:value="11595" calcext:value-type="float">
            <text:p>11,595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257" calcext:value-type="float">
            <text:p>2,257</text:p>
          </table:table-cell>
          <table:table-cell table:style-name="ce52" office:value-type="float" office:value="2137" calcext:value-type="float">
            <text:p>2,137</text:p>
          </table:table-cell>
          <table:table-cell table:style-name="ce29" office:value-type="float" office:value="9176" calcext:value-type="float">
            <text:p>9,176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643" calcext:value-type="float">
            <text:p>1,643</text:p>
          </table:table-cell>
          <table:table-cell table:style-name="ce52" office:value-type="float" office:value="1704" calcext:value-type="float">
            <text:p>1,704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519" calcext:value-type="float">
            <text:p>1,519</text:p>
          </table:table-cell>
          <table:table-cell table:style-name="ce29" office:value-type="float" office:value="5883" calcext:value-type="float">
            <text:p>5,883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062" calcext:value-type="float">
            <text:p>1,062</text:p>
          </table:table-cell>
          <table:table-cell table:style-name="ce52" office:value-type="float" office:value="945" calcext:value-type="float">
            <text:p>945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66" calcext:value-type="float">
            <text:p>466</text:p>
          </table:table-cell>
          <table:table-cell table:style-name="ce52" office:value-type="float" office:value="348" calcext:value-type="float">
            <text:p>348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3692" calcext:value-type="float">
            <text:p>203,692</text:p>
          </table:table-cell>
          <table:table-cell table:style-name="ce29" office:value-type="float" office:value="12679" calcext:value-type="float">
            <text:p>12,679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2747" calcext:value-type="float">
            <text:p>2,747</text:p>
          </table:table-cell>
          <table:table-cell table:style-name="ce42" office:value-type="float" office:value="2406" calcext:value-type="float">
            <text:p>2,406</text:p>
          </table:table-cell>
          <table:table-cell table:style-name="ce42" office:value-type="float" office:value="2468" calcext:value-type="float">
            <text:p>2,468</text:p>
          </table:table-cell>
          <table:table-cell table:style-name="ce42" office:value-type="float" office:value="2514" calcext:value-type="float">
            <text:p>2,514</text:p>
          </table:table-cell>
          <table:table-cell table:style-name="ce42" office:value-type="float" office:value="14215" calcext:value-type="float">
            <text:p>14,215</text:p>
          </table:table-cell>
          <table:table-cell table:style-name="ce42" office:value-type="float" office:value="2504" calcext:value-type="float">
            <text:p>2,504</text:p>
          </table:table-cell>
          <table:table-cell table:style-name="ce42" office:value-type="float" office:value="2733" calcext:value-type="float">
            <text:p>2,733</text:p>
          </table:table-cell>
          <table:table-cell table:style-name="ce42" office:value-type="float" office:value="2799" calcext:value-type="float">
            <text:p>2,799</text:p>
          </table:table-cell>
          <table:table-cell table:style-name="ce42" office:value-type="float" office:value="3155" calcext:value-type="float">
            <text:p>3,155</text:p>
          </table:table-cell>
          <table:table-cell table:style-name="ce53" office:value-type="float" office:value="3024" calcext:value-type="float">
            <text:p>3,024</text:p>
          </table:table-cell>
          <table:table-cell table:style-name="ce42" office:value-type="float" office:value="15385" calcext:value-type="float">
            <text:p>15,385</text:p>
          </table:table-cell>
          <table:table-cell table:style-name="ce42" office:value-type="float" office:value="2863" calcext:value-type="float">
            <text:p>2,863</text:p>
          </table:table-cell>
          <table:table-cell table:style-name="ce42" office:value-type="float" office:value="2967" calcext:value-type="float">
            <text:p>2,967</text:p>
          </table:table-cell>
          <table:table-cell table:style-name="ce42" office:value-type="float" office:value="3319" calcext:value-type="float">
            <text:p>3,319</text:p>
          </table:table-cell>
          <table:table-cell table:style-name="ce42" office:value-type="float" office:value="3170" calcext:value-type="float">
            <text:p>3,170</text:p>
          </table:table-cell>
          <table:table-cell table:style-name="ce53" office:value-type="float" office:value="3066" calcext:value-type="float">
            <text:p>3,066</text:p>
          </table:table-cell>
          <table:table-cell table:style-name="ce42" office:value-type="float" office:value="14602" calcext:value-type="float">
            <text:p>14,602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932" calcext:value-type="float">
            <text:p>2,932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3003" calcext:value-type="float">
            <text:p>3,003</text:p>
          </table:table-cell>
          <table:table-cell table:style-name="ce53" office:value-type="float" office:value="2902" calcext:value-type="float">
            <text:p>2,902</text:p>
          </table:table-cell>
          <table:table-cell table:style-name="ce42" office:value-type="float" office:value="13514" calcext:value-type="float">
            <text:p>13,514</text:p>
          </table:table-cell>
          <table:table-cell table:style-name="ce42" office:value-type="float" office:value="2825" calcext:value-type="float">
            <text:p>2,825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583" calcext:value-type="float">
            <text:p>2,583</text:p>
          </table:table-cell>
          <table:table-cell table:style-name="ce53" office:value-type="float" office:value="2846" calcext:value-type="float">
            <text:p>2,846</text:p>
          </table:table-cell>
          <table:table-cell table:style-name="ce42" office:value-type="float" office:value="16478" calcext:value-type="float">
            <text:p>16,478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3137" calcext:value-type="float">
            <text:p>3,137</text:p>
          </table:table-cell>
          <table:table-cell table:style-name="ce42" office:value-type="float" office:value="3336" calcext:value-type="float">
            <text:p>3,336</text:p>
          </table:table-cell>
          <table:table-cell table:style-name="ce42" office:value-type="float" office:value="3461" calcext:value-type="float">
            <text:p>3,461</text:p>
          </table:table-cell>
          <table:table-cell table:style-name="ce53" office:value-type="float" office:value="3562" calcext:value-type="float">
            <text:p>3,562</text:p>
          </table:table-cell>
          <table:table-cell table:style-name="ce42" office:value-type="float" office:value="17673" calcext:value-type="float">
            <text:p>17,673</text:p>
          </table:table-cell>
          <table:table-cell table:style-name="ce42" office:value-type="float" office:value="3588" calcext:value-type="float">
            <text:p>3,588</text:p>
          </table:table-cell>
          <table:table-cell table:style-name="ce42" office:value-type="float" office:value="3385" calcext:value-type="float">
            <text:p>3,385</text:p>
          </table:table-cell>
          <table:table-cell table:style-name="ce42" office:value-type="float" office:value="3730" calcext:value-type="float">
            <text:p>3,730</text:p>
          </table:table-cell>
          <table:table-cell table:style-name="ce42" office:value-type="float" office:value="3548" calcext:value-type="float">
            <text:p>3,548</text:p>
          </table:table-cell>
          <table:table-cell table:style-name="ce53" office:value-type="float" office:value="3422" calcext:value-type="float">
            <text:p>3,422</text:p>
          </table:table-cell>
          <table:table-cell table:style-name="ce42" office:value-type="float" office:value="17370" calcext:value-type="float">
            <text:p>17,370</text:p>
          </table:table-cell>
          <table:table-cell table:style-name="ce42" office:value-type="float" office:value="3463" calcext:value-type="float">
            <text:p>3,463</text:p>
          </table:table-cell>
          <table:table-cell table:style-name="ce42" office:value-type="float" office:value="3288" calcext:value-type="float">
            <text:p>3,288</text:p>
          </table:table-cell>
          <table:table-cell table:style-name="ce42" office:value-type="float" office:value="3525" calcext:value-type="float">
            <text:p>3,525</text:p>
          </table:table-cell>
          <table:table-cell table:style-name="ce42" office:value-type="float" office:value="3560" calcext:value-type="float">
            <text:p>3,560</text:p>
          </table:table-cell>
          <table:table-cell table:style-name="ce53" office:value-type="float" office:value="3534" calcext:value-type="float">
            <text:p>3,534</text:p>
          </table:table-cell>
          <table:table-cell table:style-name="ce42" office:value-type="float" office:value="17034" calcext:value-type="float">
            <text:p>17,034</text:p>
          </table:table-cell>
          <table:table-cell table:style-name="ce42" office:value-type="float" office:value="3528" calcext:value-type="float">
            <text:p>3,528</text:p>
          </table:table-cell>
          <table:table-cell table:style-name="ce42" office:value-type="float" office:value="3480" calcext:value-type="float">
            <text:p>3,480</text:p>
          </table:table-cell>
          <table:table-cell table:style-name="ce42" office:value-type="float" office:value="3248" calcext:value-type="float">
            <text:p>3,248</text:p>
          </table:table-cell>
          <table:table-cell table:style-name="ce42" office:value-type="float" office:value="3391" calcext:value-type="float">
            <text:p>3,391</text:p>
          </table:table-cell>
          <table:table-cell table:style-name="ce53" office:value-type="float" office:value="3387" calcext:value-type="float">
            <text:p>3,387</text:p>
          </table:table-cell>
          <table:table-cell table:style-name="ce42" office:value-type="float" office:value="15840" calcext:value-type="float">
            <text:p>15,840</text:p>
          </table:table-cell>
          <table:table-cell table:style-name="ce42" office:value-type="float" office:value="3316" calcext:value-type="float">
            <text:p>3,316</text:p>
          </table:table-cell>
          <table:table-cell table:style-name="ce42" office:value-type="float" office:value="3286" calcext:value-type="float">
            <text:p>3,286</text:p>
          </table:table-cell>
          <table:table-cell table:style-name="ce42" office:value-type="float" office:value="3255" calcext:value-type="float">
            <text:p>3,255</text:p>
          </table:table-cell>
          <table:table-cell table:style-name="ce42" office:value-type="float" office:value="3024" calcext:value-type="float">
            <text:p>3,024</text:p>
          </table:table-cell>
          <table:table-cell table:style-name="ce53" office:value-type="float" office:value="2959" calcext:value-type="float">
            <text:p>2,959</text:p>
          </table:table-cell>
          <table:table-cell table:style-name="ce42" office:value-type="float" office:value="13469" calcext:value-type="float">
            <text:p>13,469</text:p>
          </table:table-cell>
          <table:table-cell table:style-name="ce42" office:value-type="float" office:value="3040" calcext:value-type="float">
            <text:p>3,040</text:p>
          </table:table-cell>
          <table:table-cell table:style-name="ce42" office:value-type="float" office:value="2797" calcext:value-type="float">
            <text:p>2,797</text:p>
          </table:table-cell>
          <table:table-cell table:style-name="ce42" office:value-type="float" office:value="2477" calcext:value-type="float">
            <text:p>2,477</text:p>
          </table:table-cell>
          <table:table-cell table:style-name="ce42" office:value-type="float" office:value="2559" calcext:value-type="float">
            <text:p>2,559</text:p>
          </table:table-cell>
          <table:table-cell table:style-name="ce53" office:value-type="float" office:value="2596" calcext:value-type="float">
            <text:p>2,596</text:p>
          </table:table-cell>
          <table:table-cell table:style-name="ce42" office:value-type="float" office:value="10858" calcext:value-type="float">
            <text:p>10,858</text:p>
          </table:table-cell>
          <table:table-cell table:style-name="ce42" office:value-type="float" office:value="2485" calcext:value-type="float">
            <text:p>2,485</text:p>
          </table:table-cell>
          <table:table-cell table:style-name="ce42" office:value-type="float" office:value="2283" calcext:value-type="float">
            <text:p>2,283</text:p>
          </table:table-cell>
          <table:table-cell table:style-name="ce42" office:value-type="float" office:value="2245" calcext:value-type="float">
            <text:p>2,245</text:p>
          </table:table-cell>
          <table:table-cell table:style-name="ce42" office:value-type="float" office:value="2111" calcext:value-type="float">
            <text:p>2,111</text:p>
          </table:table-cell>
          <table:table-cell table:style-name="ce53" office:value-type="float" office:value="1734" calcext:value-type="float">
            <text:p>1,734</text:p>
          </table:table-cell>
          <table:table-cell table:style-name="ce42" office:value-type="float" office:value="6365" calcext:value-type="float">
            <text:p>6,365</text:p>
          </table:table-cell>
          <table:table-cell table:style-name="ce42" office:value-type="float" office:value="1663" calcext:value-type="float">
            <text:p>1,663</text:p>
          </table:table-cell>
          <table:table-cell table:style-name="ce42" office:value-type="float" office:value="1373" calcext:value-type="float">
            <text:p>1,373</text:p>
          </table:table-cell>
          <table:table-cell table:style-name="ce42" office:value-type="float" office:value="1383" calcext:value-type="float">
            <text:p>1,383</text:p>
          </table:table-cell>
          <table:table-cell table:style-name="ce42" office:value-type="float" office:value="932" calcext:value-type="float">
            <text:p>932</text:p>
          </table:table-cell>
          <table:table-cell table:style-name="ce53" office:value-type="float" office:value="1014" calcext:value-type="float">
            <text:p>1,014</text:p>
          </table:table-cell>
          <table:table-cell table:style-name="ce42" office:value-type="float" office:value="5155" calcext:value-type="float">
            <text:p>5,155</text:p>
          </table:table-cell>
          <table:table-cell table:style-name="ce42" office:value-type="float" office:value="1127" calcext:value-type="float">
            <text:p>1,127</text:p>
          </table:table-cell>
          <table:table-cell table:style-name="ce42" office:value-type="float" office:value="1066" calcext:value-type="float">
            <text:p>1,066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961" calcext:value-type="float">
            <text:p>961</text:p>
          </table:table-cell>
          <table:table-cell table:style-name="ce53" office:value-type="float" office:value="918" calcext:value-type="float">
            <text:p>918</text:p>
          </table:table-cell>
          <table:table-cell table:style-name="ce42" office:value-type="float" office:value="4040" calcext:value-type="float">
            <text:p>4,040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718" calcext:value-type="float">
            <text:p>718</text:p>
          </table:table-cell>
          <table:table-cell table:style-name="ce53" office:value-type="float" office:value="765" calcext:value-type="float">
            <text:p>765</text:p>
          </table:table-cell>
          <table:table-cell table:style-name="ce42" office:value-type="float" office:value="3678" calcext:value-type="float">
            <text:p>3,678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776" calcext:value-type="float">
            <text:p>776</text:p>
          </table:table-cell>
          <table:table-cell table:style-name="ce53" office:value-type="float" office:value="798" calcext:value-type="float">
            <text:p>798</text:p>
          </table:table-cell>
          <table:table-cell table:style-name="ce42" office:value-type="float" office:value="3204" calcext:value-type="float">
            <text:p>3,204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638" calcext:value-type="float">
            <text:p>638</text:p>
          </table:table-cell>
          <table:table-cell table:style-name="ce53" office:value-type="float" office:value="516" calcext:value-type="float">
            <text:p>516</text:p>
          </table:table-cell>
          <table:table-cell table:style-name="ce42" office:value-type="float" office:value="1588" calcext:value-type="float">
            <text:p>1,588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259" calcext:value-type="float">
            <text:p>259</text:p>
          </table:table-cell>
          <table:table-cell table:style-name="ce53" office:value-type="float" office:value="181" calcext:value-type="float">
            <text:p>181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59" calcext:value-type="float">
            <text:p>59</text:p>
          </table:table-cell>
          <table:table-cell table:style-name="ce53" office:value-type="float" office:value="40" calcext:value-type="float">
            <text:p>4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5177" calcext:value-type="float">
            <text:p>205,177</text:p>
          </table:table-cell>
          <table:table-cell table:style-name="ce37" office:value-type="float" office:value="11693" calcext:value-type="float">
            <text:p>11,693</text:p>
          </table:table-cell>
          <table:table-cell table:style-name="ce43" office:value-type="float" office:value="2324" calcext:value-type="float">
            <text:p>2,324</text:p>
          </table:table-cell>
          <table:table-cell table:style-name="ce43" office:value-type="float" office:value="2468" calcext:value-type="float">
            <text:p>2,468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2258" calcext:value-type="float">
            <text:p>2,258</text:p>
          </table:table-cell>
          <table:table-cell table:style-name="ce43" office:value-type="float" office:value="2285" calcext:value-type="float">
            <text:p>2,285</text:p>
          </table:table-cell>
          <table:table-cell table:style-name="ce43" office:value-type="float" office:value="12907" calcext:value-type="float">
            <text:p>12,907</text:p>
          </table:table-cell>
          <table:table-cell table:style-name="ce43" office:value-type="float" office:value="2282" calcext:value-type="float">
            <text:p>2,282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516" calcext:value-type="float">
            <text:p>2,516</text:p>
          </table:table-cell>
          <table:table-cell table:style-name="ce43" office:value-type="float" office:value="2839" calcext:value-type="float">
            <text:p>2,839</text:p>
          </table:table-cell>
          <table:table-cell table:style-name="ce54" office:value-type="float" office:value="2798" calcext:value-type="float">
            <text:p>2,798</text:p>
          </table:table-cell>
          <table:table-cell table:style-name="ce43" office:value-type="float" office:value="14251" calcext:value-type="float">
            <text:p>14,251</text:p>
          </table:table-cell>
          <table:table-cell table:style-name="ce43" office:value-type="float" office:value="2580" calcext:value-type="float">
            <text:p>2,580</text:p>
          </table:table-cell>
          <table:table-cell table:style-name="ce43" office:value-type="float" office:value="2763" calcext:value-type="float">
            <text:p>2,763</text:p>
          </table:table-cell>
          <table:table-cell table:style-name="ce43" office:value-type="float" office:value="3035" calcext:value-type="float">
            <text:p>3,035</text:p>
          </table:table-cell>
          <table:table-cell table:style-name="ce43" office:value-type="float" office:value="3015" calcext:value-type="float">
            <text:p>3,015</text:p>
          </table:table-cell>
          <table:table-cell table:style-name="ce54" office:value-type="float" office:value="2858" calcext:value-type="float">
            <text:p>2,858</text:p>
          </table:table-cell>
          <table:table-cell table:style-name="ce43" office:value-type="float" office:value="13611" calcext:value-type="float">
            <text:p>13,611</text:p>
          </table:table-cell>
          <table:table-cell table:style-name="ce43" office:value-type="float" office:value="2867" calcext:value-type="float">
            <text:p>2,867</text:p>
          </table:table-cell>
          <table:table-cell table:style-name="ce43" office:value-type="float" office:value="2762" calcext:value-type="float">
            <text:p>2,762</text:p>
          </table:table-cell>
          <table:table-cell table:style-name="ce43" office:value-type="float" office:value="2661" calcext:value-type="float">
            <text:p>2,661</text:p>
          </table:table-cell>
          <table:table-cell table:style-name="ce43" office:value-type="float" office:value="2669" calcext:value-type="float">
            <text:p>2,669</text:p>
          </table:table-cell>
          <table:table-cell table:style-name="ce54" office:value-type="float" office:value="2652" calcext:value-type="float">
            <text:p>2,652</text:p>
          </table:table-cell>
          <table:table-cell table:style-name="ce43" office:value-type="float" office:value="12936" calcext:value-type="float">
            <text:p>12,936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477" calcext:value-type="float">
            <text:p>2,477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2517" calcext:value-type="float">
            <text:p>2,517</text:p>
          </table:table-cell>
          <table:table-cell table:style-name="ce54" office:value-type="float" office:value="2776" calcext:value-type="float">
            <text:p>2,776</text:p>
          </table:table-cell>
          <table:table-cell table:style-name="ce43" office:value-type="float" office:value="17330" calcext:value-type="float">
            <text:p>17,330</text:p>
          </table:table-cell>
          <table:table-cell table:style-name="ce43" office:value-type="float" office:value="2924" calcext:value-type="float">
            <text:p>2,924</text:p>
          </table:table-cell>
          <table:table-cell table:style-name="ce43" office:value-type="float" office:value="3206" calcext:value-type="float">
            <text:p>3,206</text:p>
          </table:table-cell>
          <table:table-cell table:style-name="ce43" office:value-type="float" office:value="3505" calcext:value-type="float">
            <text:p>3,505</text:p>
          </table:table-cell>
          <table:table-cell table:style-name="ce43" office:value-type="float" office:value="3777" calcext:value-type="float">
            <text:p>3,777</text:p>
          </table:table-cell>
          <table:table-cell table:style-name="ce54" office:value-type="float" office:value="3918" calcext:value-type="float">
            <text:p>3,918</text:p>
          </table:table-cell>
          <table:table-cell table:style-name="ce43" office:value-type="float" office:value="19672" calcext:value-type="float">
            <text:p>19,672</text:p>
          </table:table-cell>
          <table:table-cell table:style-name="ce43" office:value-type="float" office:value="4024" calcext:value-type="float">
            <text:p>4,024</text:p>
          </table:table-cell>
          <table:table-cell table:style-name="ce43" office:value-type="float" office:value="3931" calcext:value-type="float">
            <text:p>3,931</text:p>
          </table:table-cell>
          <table:table-cell table:style-name="ce43" office:value-type="float" office:value="4174" calcext:value-type="float">
            <text:p>4,174</text:p>
          </table:table-cell>
          <table:table-cell table:style-name="ce43" office:value-type="float" office:value="3899" calcext:value-type="float">
            <text:p>3,899</text:p>
          </table:table-cell>
          <table:table-cell table:style-name="ce54" office:value-type="float" office:value="3644" calcext:value-type="float">
            <text:p>3,644</text:p>
          </table:table-cell>
          <table:table-cell table:style-name="ce43" office:value-type="float" office:value="18005" calcext:value-type="float">
            <text:p>18,005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3539" calcext:value-type="float">
            <text:p>3,539</text:p>
          </table:table-cell>
          <table:table-cell table:style-name="ce43" office:value-type="float" office:value="3641" calcext:value-type="float">
            <text:p>3,641</text:p>
          </table:table-cell>
          <table:table-cell table:style-name="ce43" office:value-type="float" office:value="3611" calcext:value-type="float">
            <text:p>3,611</text:p>
          </table:table-cell>
          <table:table-cell table:style-name="ce54" office:value-type="float" office:value="3649" calcext:value-type="float">
            <text:p>3,649</text:p>
          </table:table-cell>
          <table:table-cell table:style-name="ce43" office:value-type="float" office:value="16972" calcext:value-type="float">
            <text:p>16,972</text:p>
          </table:table-cell>
          <table:table-cell table:style-name="ce43" office:value-type="float" office:value="3659" calcext:value-type="float">
            <text:p>3,659</text:p>
          </table:table-cell>
          <table:table-cell table:style-name="ce43" office:value-type="float" office:value="3365" calcext:value-type="float">
            <text:p>3,365</text:p>
          </table:table-cell>
          <table:table-cell table:style-name="ce43" office:value-type="float" office:value="3284" calcext:value-type="float">
            <text:p>3,284</text:p>
          </table:table-cell>
          <table:table-cell table:style-name="ce43" office:value-type="float" office:value="3372" calcext:value-type="float">
            <text:p>3,372</text:p>
          </table:table-cell>
          <table:table-cell table:style-name="ce54" office:value-type="float" office:value="3292" calcext:value-type="float">
            <text:p>3,292</text:p>
          </table:table-cell>
          <table:table-cell table:style-name="ce43" office:value-type="float" office:value="15665" calcext:value-type="float">
            <text:p>15,665</text:p>
          </table:table-cell>
          <table:table-cell table:style-name="ce43" office:value-type="float" office:value="3208" calcext:value-type="float">
            <text:p>3,208</text:p>
          </table:table-cell>
          <table:table-cell table:style-name="ce43" office:value-type="float" office:value="3239" calcext:value-type="float">
            <text:p>3,239</text:p>
          </table:table-cell>
          <table:table-cell table:style-name="ce43" office:value-type="float" office:value="3175" calcext:value-type="float">
            <text:p>3,175</text:p>
          </table:table-cell>
          <table:table-cell table:style-name="ce43" office:value-type="float" office:value="3011" calcext:value-type="float">
            <text:p>3,011</text:p>
          </table:table-cell>
          <table:table-cell table:style-name="ce54" office:value-type="float" office:value="3032" calcext:value-type="float">
            <text:p>3,032</text:p>
          </table:table-cell>
          <table:table-cell table:style-name="ce43" office:value-type="float" office:value="13694" calcext:value-type="float">
            <text:p>13,694</text:p>
          </table:table-cell>
          <table:table-cell table:style-name="ce43" office:value-type="float" office:value="2923" calcext:value-type="float">
            <text:p>2,923</text:p>
          </table:table-cell>
          <table:table-cell table:style-name="ce43" office:value-type="float" office:value="2716" calcext:value-type="float">
            <text:p>2,716</text:p>
          </table:table-cell>
          <table:table-cell table:style-name="ce43" office:value-type="float" office:value="2717" calcext:value-type="float">
            <text:p>2,717</text:p>
          </table:table-cell>
          <table:table-cell table:style-name="ce43" office:value-type="float" office:value="2648" calcext:value-type="float">
            <text:p>2,648</text:p>
          </table:table-cell>
          <table:table-cell table:style-name="ce54" office:value-type="float" office:value="2690" calcext:value-type="float">
            <text:p>2,690</text:p>
          </table:table-cell>
          <table:table-cell table:style-name="ce43" office:value-type="float" office:value="11458" calcext:value-type="float">
            <text:p>11,458</text:p>
          </table:table-cell>
          <table:table-cell table:style-name="ce43" office:value-type="float" office:value="2497" calcext:value-type="float">
            <text:p>2,497</text:p>
          </table:table-cell>
          <table:table-cell table:style-name="ce43" office:value-type="float" office:value="2397" calcext:value-type="float">
            <text:p>2,397</text:p>
          </table:table-cell>
          <table:table-cell table:style-name="ce43" office:value-type="float" office:value="2391" calcext:value-type="float">
            <text:p>2,391</text:p>
          </table:table-cell>
          <table:table-cell table:style-name="ce43" office:value-type="float" office:value="2246" calcext:value-type="float">
            <text:p>2,246</text:p>
          </table:table-cell>
          <table:table-cell table:style-name="ce54" office:value-type="float" office:value="1927" calcext:value-type="float">
            <text:p>1,927</text:p>
          </table:table-cell>
          <table:table-cell table:style-name="ce43" office:value-type="float" office:value="7079" calcext:value-type="float">
            <text:p>7,079</text:p>
          </table:table-cell>
          <table:table-cell table:style-name="ce43" office:value-type="float" office:value="1832" calcext:value-type="float">
            <text:p>1,832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448" calcext:value-type="float">
            <text:p>1,448</text:p>
          </table:table-cell>
          <table:table-cell table:style-name="ce43" office:value-type="float" office:value="1054" calcext:value-type="float">
            <text:p>1,054</text:p>
          </table:table-cell>
          <table:table-cell table:style-name="ce54" office:value-type="float" office:value="1255" calcext:value-type="float">
            <text:p>1,255</text:p>
          </table:table-cell>
          <table:table-cell table:style-name="ce43" office:value-type="float" office:value="6440" calcext:value-type="float">
            <text:p>6,440</text:p>
          </table:table-cell>
          <table:table-cell table:style-name="ce43" office:value-type="float" office:value="1326" calcext:value-type="float">
            <text:p>1,326</text:p>
          </table:table-cell>
          <table:table-cell table:style-name="ce43" office:value-type="float" office:value="1309" calcext:value-type="float">
            <text:p>1,309</text:p>
          </table:table-cell>
          <table:table-cell table:style-name="ce43" office:value-type="float" office:value="1290" calcext:value-type="float">
            <text:p>1,290</text:p>
          </table:table-cell>
          <table:table-cell table:style-name="ce43" office:value-type="float" office:value="1296" calcext:value-type="float">
            <text:p>1,296</text:p>
          </table:table-cell>
          <table:table-cell table:style-name="ce54" office:value-type="float" office:value="1219" calcext:value-type="float">
            <text:p>1,219</text:p>
          </table:table-cell>
          <table:table-cell table:style-name="ce43" office:value-type="float" office:value="5136" calcext:value-type="float">
            <text:p>5,136</text:p>
          </table:table-cell>
          <table:table-cell table:style-name="ce43" office:value-type="float" office:value="1174" calcext:value-type="float">
            <text:p>1,174</text:p>
          </table:table-cell>
          <table:table-cell table:style-name="ce43" office:value-type="float" office:value="1059" calcext:value-type="float">
            <text:p>1,059</text:p>
          </table:table-cell>
          <table:table-cell table:style-name="ce43" office:value-type="float" office:value="1039" calcext:value-type="float">
            <text:p>1,039</text:p>
          </table:table-cell>
          <table:table-cell table:style-name="ce43" office:value-type="float" office:value="925" calcext:value-type="float">
            <text:p>925</text:p>
          </table:table-cell>
          <table:table-cell table:style-name="ce54" office:value-type="float" office:value="939" calcext:value-type="float">
            <text:p>939</text:p>
          </table:table-cell>
          <table:table-cell table:style-name="ce43" office:value-type="float" office:value="3819" calcext:value-type="float">
            <text:p>3,819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719" calcext:value-type="float">
            <text:p>719</text:p>
          </table:table-cell>
          <table:table-cell table:style-name="ce43" office:value-type="float" office:value="728" calcext:value-type="float">
            <text:p>728</text:p>
          </table:table-cell>
          <table:table-cell table:style-name="ce54" office:value-type="float" office:value="721" calcext:value-type="float">
            <text:p>721</text:p>
          </table:table-cell>
          <table:table-cell table:style-name="ce43" office:value-type="float" office:value="2679" calcext:value-type="float">
            <text:p>2,679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552" calcext:value-type="float">
            <text:p>552</text:p>
          </table:table-cell>
          <table:table-cell table:style-name="ce43" office:value-type="float" office:value="424" calcext:value-type="float">
            <text:p>424</text:p>
          </table:table-cell>
          <table:table-cell table:style-name="ce54" office:value-type="float" office:value="429" calcext:value-type="float">
            <text:p>429</text:p>
          </table:table-cell>
          <table:table-cell table:style-name="ce43" office:value-type="float" office:value="1303" calcext:value-type="float">
            <text:p>1,303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207" calcext:value-type="float">
            <text:p>207</text:p>
          </table:table-cell>
          <table:table-cell table:style-name="ce54" office:value-type="float" office:value="167" calcext:value-type="float">
            <text:p>167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39" calcext:value-type="float">
            <text:p>3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0657" calcext:value-type="float">
            <text:p>1,070,657</text:p>
          </table:table-cell>
          <table:table-cell table:style-name="ce29" office:value-type="float" office:value="48249" calcext:value-type="float">
            <text:p>48,249</text:p>
          </table:table-cell>
          <table:table-cell table:style-name="ce29" office:value-type="float" office:value="8198" calcext:value-type="float">
            <text:p>8,198</text:p>
          </table:table-cell>
          <table:table-cell table:style-name="ce29" office:value-type="float" office:value="9844" calcext:value-type="float">
            <text:p>9,844</text:p>
          </table:table-cell>
          <table:table-cell table:style-name="ce29" office:value-type="float" office:value="9689" calcext:value-type="float">
            <text:p>9,689</text:p>
          </table:table-cell>
          <table:table-cell table:style-name="ce29" office:value-type="float" office:value="9864" calcext:value-type="float">
            <text:p>9,864</text:p>
          </table:table-cell>
          <table:table-cell table:style-name="ce29" office:value-type="float" office:value="10654" calcext:value-type="float">
            <text:p>10,654</text:p>
          </table:table-cell>
          <table:table-cell table:style-name="ce29" office:value-type="float" office:value="67476" calcext:value-type="float">
            <text:p>67,476</text:p>
          </table:table-cell>
          <table:table-cell table:style-name="ce29" office:value-type="float" office:value="11015" calcext:value-type="float">
            <text:p>11,015</text:p>
          </table:table-cell>
          <table:table-cell table:style-name="ce29" office:value-type="float" office:value="12375" calcext:value-type="float">
            <text:p>12,375</text:p>
          </table:table-cell>
          <table:table-cell table:style-name="ce29" office:value-type="float" office:value="13077" calcext:value-type="float">
            <text:p>13,077</text:p>
          </table:table-cell>
          <table:table-cell table:style-name="ce29" office:value-type="float" office:value="15393" calcext:value-type="float">
            <text:p>15,393</text:p>
          </table:table-cell>
          <table:table-cell table:style-name="ce52" office:value-type="float" office:value="15616" calcext:value-type="float">
            <text:p>15,616</text:p>
          </table:table-cell>
          <table:table-cell table:style-name="ce29" office:value-type="float" office:value="84710" calcext:value-type="float">
            <text:p>84,710</text:p>
          </table:table-cell>
          <table:table-cell table:style-name="ce29" office:value-type="float" office:value="15272" calcext:value-type="float">
            <text:p>15,272</text:p>
          </table:table-cell>
          <table:table-cell table:style-name="ce29" office:value-type="float" office:value="16505" calcext:value-type="float">
            <text:p>16,505</text:p>
          </table:table-cell>
          <table:table-cell table:style-name="ce29" office:value-type="float" office:value="18231" calcext:value-type="float">
            <text:p>18,231</text:p>
          </table:table-cell>
          <table:table-cell table:style-name="ce29" office:value-type="float" office:value="17705" calcext:value-type="float">
            <text:p>17,705</text:p>
          </table:table-cell>
          <table:table-cell table:style-name="ce52" office:value-type="float" office:value="16997" calcext:value-type="float">
            <text:p>16,997</text:p>
          </table:table-cell>
          <table:table-cell table:style-name="ce29" office:value-type="float" office:value="79529" calcext:value-type="float">
            <text:p>79,529</text:p>
          </table:table-cell>
          <table:table-cell table:style-name="ce29" office:value-type="float" office:value="16798" calcext:value-type="float">
            <text:p>16,798</text:p>
          </table:table-cell>
          <table:table-cell table:style-name="ce29" office:value-type="float" office:value="16145" calcext:value-type="float">
            <text:p>16,145</text:p>
          </table:table-cell>
          <table:table-cell table:style-name="ce29" office:value-type="float" office:value="15430" calcext:value-type="float">
            <text:p>15,430</text:p>
          </table:table-cell>
          <table:table-cell table:style-name="ce29" office:value-type="float" office:value="15699" calcext:value-type="float">
            <text:p>15,699</text:p>
          </table:table-cell>
          <table:table-cell table:style-name="ce52" office:value-type="float" office:value="15457" calcext:value-type="float">
            <text:p>15,457</text:p>
          </table:table-cell>
          <table:table-cell table:style-name="ce29" office:value-type="float" office:value="73001" calcext:value-type="float">
            <text:p>73,001</text:p>
          </table:table-cell>
          <table:table-cell table:style-name="ce29" office:value-type="float" office:value="14959" calcext:value-type="float">
            <text:p>14,959</text:p>
          </table:table-cell>
          <table:table-cell table:style-name="ce29" office:value-type="float" office:value="14583" calcext:value-type="float">
            <text:p>14,583</text:p>
          </table:table-cell>
          <table:table-cell table:style-name="ce29" office:value-type="float" office:value="13699" calcext:value-type="float">
            <text:p>13,699</text:p>
          </table:table-cell>
          <table:table-cell table:style-name="ce29" office:value-type="float" office:value="13976" calcext:value-type="float">
            <text:p>13,976</text:p>
          </table:table-cell>
          <table:table-cell table:style-name="ce52" office:value-type="float" office:value="15784" calcext:value-type="float">
            <text:p>15,784</text:p>
          </table:table-cell>
          <table:table-cell table:style-name="ce29" office:value-type="float" office:value="85538" calcext:value-type="float">
            <text:p>85,538</text:p>
          </table:table-cell>
          <table:table-cell table:style-name="ce29" office:value-type="float" office:value="15627" calcext:value-type="float">
            <text:p>15,627</text:p>
          </table:table-cell>
          <table:table-cell table:style-name="ce29" office:value-type="float" office:value="16834" calcext:value-type="float">
            <text:p>16,834</text:p>
          </table:table-cell>
          <table:table-cell table:style-name="ce29" office:value-type="float" office:value="17263" calcext:value-type="float">
            <text:p>17,263</text:p>
          </table:table-cell>
          <table:table-cell table:style-name="ce29" office:value-type="float" office:value="17809" calcext:value-type="float">
            <text:p>17,809</text:p>
          </table:table-cell>
          <table:table-cell table:style-name="ce52" office:value-type="float" office:value="18005" calcext:value-type="float">
            <text:p>18,005</text:p>
          </table:table-cell>
          <table:table-cell table:style-name="ce29" office:value-type="float" office:value="89393" calcext:value-type="float">
            <text:p>89,393</text:p>
          </table:table-cell>
          <table:table-cell table:style-name="ce29" office:value-type="float" office:value="18262" calcext:value-type="float">
            <text:p>18,262</text:p>
          </table:table-cell>
          <table:table-cell table:style-name="ce29" office:value-type="float" office:value="17295" calcext:value-type="float">
            <text:p>17,295</text:p>
          </table:table-cell>
          <table:table-cell table:style-name="ce29" office:value-type="float" office:value="18913" calcext:value-type="float">
            <text:p>18,913</text:p>
          </table:table-cell>
          <table:table-cell table:style-name="ce29" office:value-type="float" office:value="17847" calcext:value-type="float">
            <text:p>17,847</text:p>
          </table:table-cell>
          <table:table-cell table:style-name="ce52" office:value-type="float" office:value="17076" calcext:value-type="float">
            <text:p>17,076</text:p>
          </table:table-cell>
          <table:table-cell table:style-name="ce29" office:value-type="float" office:value="93399" calcext:value-type="float">
            <text:p>93,399</text:p>
          </table:table-cell>
          <table:table-cell table:style-name="ce29" office:value-type="float" office:value="17359" calcext:value-type="float">
            <text:p>17,359</text:p>
          </table:table-cell>
          <table:table-cell table:style-name="ce29" office:value-type="float" office:value="17876" calcext:value-type="float">
            <text:p>17,876</text:p>
          </table:table-cell>
          <table:table-cell table:style-name="ce29" office:value-type="float" office:value="18837" calcext:value-type="float">
            <text:p>18,837</text:p>
          </table:table-cell>
          <table:table-cell table:style-name="ce29" office:value-type="float" office:value="19289" calcext:value-type="float">
            <text:p>19,289</text:p>
          </table:table-cell>
          <table:table-cell table:style-name="ce52" office:value-type="float" office:value="20038" calcext:value-type="float">
            <text:p>20,038</text:p>
          </table:table-cell>
          <table:table-cell table:style-name="ce29" office:value-type="float" office:value="97700" calcext:value-type="float">
            <text:p>97,700</text:p>
          </table:table-cell>
          <table:table-cell table:style-name="ce29" office:value-type="float" office:value="19780" calcext:value-type="float">
            <text:p>19,780</text:p>
          </table:table-cell>
          <table:table-cell table:style-name="ce29" office:value-type="float" office:value="19767" calcext:value-type="float">
            <text:p>19,767</text:p>
          </table:table-cell>
          <table:table-cell table:style-name="ce29" office:value-type="float" office:value="19299" calcext:value-type="float">
            <text:p>19,299</text:p>
          </table:table-cell>
          <table:table-cell table:style-name="ce29" office:value-type="float" office:value="19351" calcext:value-type="float">
            <text:p>19,351</text:p>
          </table:table-cell>
          <table:table-cell table:style-name="ce52" office:value-type="float" office:value="19503" calcext:value-type="float">
            <text:p>19,503</text:p>
          </table:table-cell>
          <table:table-cell table:style-name="ce29" office:value-type="float" office:value="91453" calcext:value-type="float">
            <text:p>91,453</text:p>
          </table:table-cell>
          <table:table-cell table:style-name="ce29" office:value-type="float" office:value="19064" calcext:value-type="float">
            <text:p>19,064</text:p>
          </table:table-cell>
          <table:table-cell table:style-name="ce29" office:value-type="float" office:value="18892" calcext:value-type="float">
            <text:p>18,892</text:p>
          </table:table-cell>
          <table:table-cell table:style-name="ce29" office:value-type="float" office:value="18348" calcext:value-type="float">
            <text:p>18,348</text:p>
          </table:table-cell>
          <table:table-cell table:style-name="ce29" office:value-type="float" office:value="17870" calcext:value-type="float">
            <text:p>17,870</text:p>
          </table:table-cell>
          <table:table-cell table:style-name="ce52" office:value-type="float" office:value="17279" calcext:value-type="float">
            <text:p>17,279</text:p>
          </table:table-cell>
          <table:table-cell table:style-name="ce29" office:value-type="float" office:value="77322" calcext:value-type="float">
            <text:p>77,322</text:p>
          </table:table-cell>
          <table:table-cell table:style-name="ce29" office:value-type="float" office:value="16744" calcext:value-type="float">
            <text:p>16,744</text:p>
          </table:table-cell>
          <table:table-cell table:style-name="ce29" office:value-type="float" office:value="15648" calcext:value-type="float">
            <text:p>15,648</text:p>
          </table:table-cell>
          <table:table-cell table:style-name="ce29" office:value-type="float" office:value="14883" calcext:value-type="float">
            <text:p>14,883</text:p>
          </table:table-cell>
          <table:table-cell table:style-name="ce29" office:value-type="float" office:value="15248" calcext:value-type="float">
            <text:p>15,248</text:p>
          </table:table-cell>
          <table:table-cell table:style-name="ce52" office:value-type="float" office:value="14799" calcext:value-type="float">
            <text:p>14,799</text:p>
          </table:table-cell>
          <table:table-cell table:style-name="ce29" office:value-type="float" office:value="62085" calcext:value-type="float">
            <text:p>62,085</text:p>
          </table:table-cell>
          <table:table-cell table:style-name="ce29" office:value-type="float" office:value="13840" calcext:value-type="float">
            <text:p>13,840</text:p>
          </table:table-cell>
          <table:table-cell table:style-name="ce29" office:value-type="float" office:value="13104" calcext:value-type="float">
            <text:p>13,104</text:p>
          </table:table-cell>
          <table:table-cell table:style-name="ce29" office:value-type="float" office:value="12736" calcext:value-type="float">
            <text:p>12,736</text:p>
          </table:table-cell>
          <table:table-cell table:style-name="ce29" office:value-type="float" office:value="12182" calcext:value-type="float">
            <text:p>12,182</text:p>
          </table:table-cell>
          <table:table-cell table:style-name="ce52" office:value-type="float" office:value="10223" calcext:value-type="float">
            <text:p>10,223</text:p>
          </table:table-cell>
          <table:table-cell table:style-name="ce29" office:value-type="float" office:value="34789" calcext:value-type="float">
            <text:p>34,789</text:p>
          </table:table-cell>
          <table:table-cell table:style-name="ce29" office:value-type="float" office:value="9349" calcext:value-type="float">
            <text:p>9,349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5073" calcext:value-type="float">
            <text:p>5,073</text:p>
          </table:table-cell>
          <table:table-cell table:style-name="ce52" office:value-type="float" office:value="5544" calcext:value-type="float">
            <text:p>5,544</text:p>
          </table:table-cell>
          <table:table-cell table:style-name="ce29" office:value-type="float" office:value="28251" calcext:value-type="float">
            <text:p>28,251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5658" calcext:value-type="float">
            <text:p>5,658</text:p>
          </table:table-cell>
          <table:table-cell table:style-name="ce29" office:value-type="float" office:value="5780" calcext:value-type="float">
            <text:p>5,780</text:p>
          </table:table-cell>
          <table:table-cell table:style-name="ce29" office:value-type="float" office:value="5491" calcext:value-type="float">
            <text:p>5,491</text:p>
          </table:table-cell>
          <table:table-cell table:style-name="ce52" office:value-type="float" office:value="5313" calcext:value-type="float">
            <text:p>5,313</text:p>
          </table:table-cell>
          <table:table-cell table:style-name="ce29" office:value-type="float" office:value="21215" calcext:value-type="float">
            <text:p>21,215</text:p>
          </table:table-cell>
          <table:table-cell table:style-name="ce29" office:value-type="float" office:value="4826" calcext:value-type="float">
            <text:p>4,826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3916" calcext:value-type="float">
            <text:p>3,916</text:p>
          </table:table-cell>
          <table:table-cell table:style-name="ce52" office:value-type="float" office:value="3686" calcext:value-type="float">
            <text:p>3,686</text:p>
          </table:table-cell>
          <table:table-cell table:style-name="ce29" office:value-type="float" office:value="16731" calcext:value-type="float">
            <text:p>16,731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196" calcext:value-type="float">
            <text:p>3,196</text:p>
          </table:table-cell>
          <table:table-cell table:style-name="ce52" office:value-type="float" office:value="3299" calcext:value-type="float">
            <text:p>3,299</text:p>
          </table:table-cell>
          <table:table-cell table:style-name="ce29" office:value-type="float" office:value="12278" calcext:value-type="float">
            <text:p>12,278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201" calcext:value-type="float">
            <text:p>2,201</text:p>
          </table:table-cell>
          <table:table-cell table:style-name="ce52" office:value-type="float" office:value="1886" calcext:value-type="float">
            <text:p>1,886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910" calcext:value-type="float">
            <text:p>910</text:p>
          </table:table-cell>
          <table:table-cell table:style-name="ce52" office:value-type="float" office:value="625" calcext:value-type="float">
            <text:p>625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1829" calcext:value-type="float">
            <text:p>521,829</text:p>
          </table:table-cell>
          <table:table-cell table:style-name="ce29" office:value-type="float" office:value="25242" calcext:value-type="float">
            <text:p>25,242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5054" calcext:value-type="float">
            <text:p>5,054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563" calcext:value-type="float">
            <text:p>5,563</text:p>
          </table:table-cell>
          <table:table-cell table:style-name="ce29" office:value-type="float" office:value="35110" calcext:value-type="float">
            <text:p>35,110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6482" calcext:value-type="float">
            <text:p>6,482</text:p>
          </table:table-cell>
          <table:table-cell table:style-name="ce29" office:value-type="float" office:value="6803" calcext:value-type="float">
            <text:p>6,803</text:p>
          </table:table-cell>
          <table:table-cell table:style-name="ce29" office:value-type="float" office:value="7990" calcext:value-type="float">
            <text:p>7,990</text:p>
          </table:table-cell>
          <table:table-cell table:style-name="ce52" office:value-type="float" office:value="8143" calcext:value-type="float">
            <text:p>8,143</text:p>
          </table:table-cell>
          <table:table-cell table:style-name="ce29" office:value-type="float" office:value="44185" calcext:value-type="float">
            <text:p>44,185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8657" calcext:value-type="float">
            <text:p>8,657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9262" calcext:value-type="float">
            <text:p>9,262</text:p>
          </table:table-cell>
          <table:table-cell table:style-name="ce52" office:value-type="float" office:value="8870" calcext:value-type="float">
            <text:p>8,870</text:p>
          </table:table-cell>
          <table:table-cell table:style-name="ce29" office:value-type="float" office:value="41086" calcext:value-type="float">
            <text:p>41,086</text:p>
          </table:table-cell>
          <table:table-cell table:style-name="ce29" office:value-type="float" office:value="8711" calcext:value-type="float">
            <text:p>8,711</text:p>
          </table:table-cell>
          <table:table-cell table:style-name="ce29" office:value-type="float" office:value="8355" calcext:value-type="float">
            <text:p>8,355</text:p>
          </table:table-cell>
          <table:table-cell table:style-name="ce29" office:value-type="float" office:value="7911" calcext:value-type="float">
            <text:p>7,911</text:p>
          </table:table-cell>
          <table:table-cell table:style-name="ce29" office:value-type="float" office:value="8142" calcext:value-type="float">
            <text:p>8,142</text:p>
          </table:table-cell>
          <table:table-cell table:style-name="ce52" office:value-type="float" office:value="7967" calcext:value-type="float">
            <text:p>7,967</text:p>
          </table:table-cell>
          <table:table-cell table:style-name="ce29" office:value-type="float" office:value="37413" calcext:value-type="float">
            <text:p>37,413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7110" calcext:value-type="float">
            <text:p>7,110</text:p>
          </table:table-cell>
          <table:table-cell table:style-name="ce52" office:value-type="float" office:value="7926" calcext:value-type="float">
            <text:p>7,926</text:p>
          </table:table-cell>
          <table:table-cell table:style-name="ce29" office:value-type="float" office:value="42204" calcext:value-type="float">
            <text:p>42,204</text:p>
          </table:table-cell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8431" calcext:value-type="float">
            <text:p>8,431</text:p>
          </table:table-cell>
          <table:table-cell table:style-name="ce29" office:value-type="float" office:value="8512" calcext:value-type="float">
            <text:p>8,512</text:p>
          </table:table-cell>
          <table:table-cell table:style-name="ce29" office:value-type="float" office:value="8600" calcext:value-type="float">
            <text:p>8,600</text:p>
          </table:table-cell>
          <table:table-cell table:style-name="ce52" office:value-type="float" office:value="8721" calcext:value-type="float">
            <text:p>8,721</text:p>
          </table:table-cell>
          <table:table-cell table:style-name="ce29" office:value-type="float" office:value="41880" calcext:value-type="float">
            <text:p>41,880</text:p>
          </table:table-cell>
          <table:table-cell table:style-name="ce29" office:value-type="float" office:value="8784" calcext:value-type="float">
            <text:p>8,784</text:p>
          </table:table-cell>
          <table:table-cell table:style-name="ce29" office:value-type="float" office:value="8145" calcext:value-type="float">
            <text:p>8,145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8253" calcext:value-type="float">
            <text:p>8,253</text:p>
          </table:table-cell>
          <table:table-cell table:style-name="ce52" office:value-type="float" office:value="7824" calcext:value-type="float">
            <text:p>7,824</text:p>
          </table:table-cell>
          <table:table-cell table:style-name="ce29" office:value-type="float" office:value="41980" calcext:value-type="float">
            <text:p>41,980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7920" calcext:value-type="float">
            <text:p>7,920</text:p>
          </table:table-cell>
          <table:table-cell table:style-name="ce29" office:value-type="float" office:value="8493" calcext:value-type="float">
            <text:p>8,493</text:p>
          </table:table-cell>
          <table:table-cell table:style-name="ce29" office:value-type="float" office:value="8667" calcext:value-type="float">
            <text:p>8,667</text:p>
          </table:table-cell>
          <table:table-cell table:style-name="ce52" office:value-type="float" office:value="8985" calcext:value-type="float">
            <text:p>8,985</text:p>
          </table:table-cell>
          <table:table-cell table:style-name="ce29" office:value-type="float" office:value="45210" calcext:value-type="float">
            <text:p>45,210</text:p>
          </table:table-cell>
          <table:table-cell table:style-name="ce29" office:value-type="float" office:value="9116" calcext:value-type="float">
            <text:p>9,116</text:p>
          </table:table-cell>
          <table:table-cell table:style-name="ce29" office:value-type="float" office:value="9178" calcext:value-type="float">
            <text:p>9,178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8925" calcext:value-type="float">
            <text:p>8,925</text:p>
          </table:table-cell>
          <table:table-cell table:style-name="ce52" office:value-type="float" office:value="9053" calcext:value-type="float">
            <text:p>9,053</text:p>
          </table:table-cell>
          <table:table-cell table:style-name="ce29" office:value-type="float" office:value="43272" calcext:value-type="float">
            <text:p>43,272</text:p>
          </table:table-cell>
          <table:table-cell table:style-name="ce29" office:value-type="float" office:value="8949" calcext:value-type="float">
            <text:p>8,949</text:p>
          </table:table-cell>
          <table:table-cell table:style-name="ce29" office:value-type="float" office:value="8774" calcext:value-type="float">
            <text:p>8,774</text:p>
          </table:table-cell>
          <table:table-cell table:style-name="ce29" office:value-type="float" office:value="8791" calcext:value-type="float">
            <text:p>8,791</text:p>
          </table:table-cell>
          <table:table-cell table:style-name="ce29" office:value-type="float" office:value="8528" calcext:value-type="float">
            <text:p>8,528</text:p>
          </table:table-cell>
          <table:table-cell table:style-name="ce52" office:value-type="float" office:value="8230" calcext:value-type="float">
            <text:p>8,230</text:p>
          </table:table-cell>
          <table:table-cell table:style-name="ce29" office:value-type="float" office:value="36910" calcext:value-type="float">
            <text:p>36,910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7073" calcext:value-type="float">
            <text:p>7,073</text:p>
          </table:table-cell>
          <table:table-cell table:style-name="ce29" office:value-type="float" office:value="7333" calcext:value-type="float">
            <text:p>7,333</text:p>
          </table:table-cell>
          <table:table-cell table:style-name="ce52" office:value-type="float" office:value="7151" calcext:value-type="float">
            <text:p>7,151</text:p>
          </table:table-cell>
          <table:table-cell table:style-name="ce29" office:value-type="float" office:value="29809" calcext:value-type="float">
            <text:p>29,809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5984" calcext:value-type="float">
            <text:p>5,984</text:p>
          </table:table-cell>
          <table:table-cell table:style-name="ce29" office:value-type="float" office:value="5826" calcext:value-type="float">
            <text:p>5,826</text:p>
          </table:table-cell>
          <table:table-cell table:style-name="ce52" office:value-type="float" office:value="4948" calcext:value-type="float">
            <text:p>4,948</text:p>
          </table:table-cell>
          <table:table-cell table:style-name="ce29" office:value-type="float" office:value="16331" calcext:value-type="float">
            <text:p>16,331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2324" calcext:value-type="float">
            <text:p>2,324</text:p>
          </table:table-cell>
          <table:table-cell table:style-name="ce52" office:value-type="float" office:value="2562" calcext:value-type="float">
            <text:p>2,562</text:p>
          </table:table-cell>
          <table:table-cell table:style-name="ce29" office:value-type="float" office:value="12705" calcext:value-type="float">
            <text:p>12,705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421" calcext:value-type="float">
            <text:p>2,421</text:p>
          </table:table-cell>
          <table:table-cell table:style-name="ce52" office:value-type="float" office:value="2376" calcext:value-type="float">
            <text:p>2,376</text:p>
          </table:table-cell>
          <table:table-cell table:style-name="ce29" office:value-type="float" office:value="9454" calcext:value-type="float">
            <text:p>9,454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1715" calcext:value-type="float">
            <text:p>1,715</text:p>
          </table:table-cell>
          <table:table-cell table:style-name="ce52" office:value-type="float" office:value="1657" calcext:value-type="float">
            <text:p>1,657</text:p>
          </table:table-cell>
          <table:table-cell table:style-name="ce29" office:value-type="float" office:value="8352" calcext:value-type="float">
            <text:p>8,352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78" calcext:value-type="float">
            <text:p>1,678</text:p>
          </table:table-cell>
          <table:table-cell table:style-name="ce52" office:value-type="float" office:value="1814" calcext:value-type="float">
            <text:p>1,814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247" calcext:value-type="float">
            <text:p>1,247</text:p>
          </table:table-cell>
          <table:table-cell table:style-name="ce52" office:value-type="float" office:value="1120" calcext:value-type="float">
            <text:p>1,120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96" calcext:value-type="float">
            <text:p>496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8828" calcext:value-type="float">
            <text:p>548,828</text:p>
          </table:table-cell>
          <table:table-cell table:style-name="ce37" office:value-type="float" office:value="23007" calcext:value-type="float">
            <text:p>23,007</text:p>
          </table:table-cell>
          <table:table-cell table:style-name="ce30" office:value-type="float" office:value="3883" calcext:value-type="float">
            <text:p>3,883</text:p>
          </table:table-cell>
          <table:table-cell table:style-name="ce30" office:value-type="float" office:value="4733" calcext:value-type="float">
            <text:p>4,733</text:p>
          </table:table-cell>
          <table:table-cell table:style-name="ce30" office:value-type="float" office:value="4635" calcext:value-type="float">
            <text:p>4,635</text:p>
          </table:table-cell>
          <table:table-cell table:style-name="ce30" office:value-type="float" office:value="4665" calcext:value-type="float">
            <text:p>4,665</text:p>
          </table:table-cell>
          <table:table-cell table:style-name="ce30" office:value-type="float" office:value="5091" calcext:value-type="float">
            <text:p>5,091</text:p>
          </table:table-cell>
          <table:table-cell table:style-name="ce30" office:value-type="float" office:value="32366" calcext:value-type="float">
            <text:p>32,366</text:p>
          </table:table-cell>
          <table:table-cell table:style-name="ce30" office:value-type="float" office:value="5323" calcext:value-type="float">
            <text:p>5,323</text:p>
          </table:table-cell>
          <table:table-cell table:style-name="ce30" office:value-type="float" office:value="5893" calcext:value-type="float">
            <text:p>5,893</text:p>
          </table:table-cell>
          <table:table-cell table:style-name="ce30" office:value-type="float" office:value="6274" calcext:value-type="float">
            <text:p>6,274</text:p>
          </table:table-cell>
          <table:table-cell table:style-name="ce30" office:value-type="float" office:value="7403" calcext:value-type="float">
            <text:p>7,403</text:p>
          </table:table-cell>
          <table:table-cell table:style-name="ce37" office:value-type="float" office:value="7473" calcext:value-type="float">
            <text:p>7,473</text:p>
          </table:table-cell>
          <table:table-cell table:style-name="ce30" office:value-type="float" office:value="40525" calcext:value-type="float">
            <text:p>40,525</text:p>
          </table:table-cell>
          <table:table-cell table:style-name="ce30" office:value-type="float" office:value="7288" calcext:value-type="float">
            <text:p>7,288</text:p>
          </table:table-cell>
          <table:table-cell table:style-name="ce30" office:value-type="float" office:value="7848" calcext:value-type="float">
            <text:p>7,848</text:p>
          </table:table-cell>
          <table:table-cell table:style-name="ce30" office:value-type="float" office:value="8819" calcext:value-type="float">
            <text:p>8,819</text:p>
          </table:table-cell>
          <table:table-cell table:style-name="ce30" office:value-type="float" office:value="8443" calcext:value-type="float">
            <text:p>8,443</text:p>
          </table:table-cell>
          <table:table-cell table:style-name="ce37" office:value-type="float" office:value="8127" calcext:value-type="float">
            <text:p>8,127</text:p>
          </table:table-cell>
          <table:table-cell table:style-name="ce30" office:value-type="float" office:value="38443" calcext:value-type="float">
            <text:p>38,443</text:p>
          </table:table-cell>
          <table:table-cell table:style-name="ce30" office:value-type="float" office:value="8087" calcext:value-type="float">
            <text:p>8,087</text:p>
          </table:table-cell>
          <table:table-cell table:style-name="ce30" office:value-type="float" office:value="7790" calcext:value-type="float">
            <text:p>7,790</text:p>
          </table:table-cell>
          <table:table-cell table:style-name="ce30" office:value-type="float" office:value="7519" calcext:value-type="float">
            <text:p>7,519</text:p>
          </table:table-cell>
          <table:table-cell table:style-name="ce30" office:value-type="float" office:value="7557" calcext:value-type="float">
            <text:p>7,557</text:p>
          </table:table-cell>
          <table:table-cell table:style-name="ce37" office:value-type="float" office:value="7490" calcext:value-type="float">
            <text:p>7,490</text:p>
          </table:table-cell>
          <table:table-cell table:style-name="ce30" office:value-type="float" office:value="35588" calcext:value-type="float">
            <text:p>35,588</text:p>
          </table:table-cell>
          <table:table-cell table:style-name="ce30" office:value-type="float" office:value="7135" calcext:value-type="float">
            <text:p>7,135</text:p>
          </table:table-cell>
          <table:table-cell table:style-name="ce30" office:value-type="float" office:value="7051" calcext:value-type="float">
            <text:p>7,051</text:p>
          </table:table-cell>
          <table:table-cell table:style-name="ce30" office:value-type="float" office:value="6678" calcext:value-type="float">
            <text:p>6,678</text:p>
          </table:table-cell>
          <table:table-cell table:style-name="ce30" office:value-type="float" office:value="6866" calcext:value-type="float">
            <text:p>6,866</text:p>
          </table:table-cell>
          <table:table-cell table:style-name="ce37" office:value-type="float" office:value="7858" calcext:value-type="float">
            <text:p>7,858</text:p>
          </table:table-cell>
          <table:table-cell table:style-name="ce30" office:value-type="float" office:value="43334" calcext:value-type="float">
            <text:p>43,334</text:p>
          </table:table-cell>
          <table:table-cell table:style-name="ce30" office:value-type="float" office:value="7687" calcext:value-type="float">
            <text:p>7,687</text:p>
          </table:table-cell>
          <table:table-cell table:style-name="ce30" office:value-type="float" office:value="8403" calcext:value-type="float">
            <text:p>8,403</text:p>
          </table:table-cell>
          <table:table-cell table:style-name="ce30" office:value-type="float" office:value="8751" calcext:value-type="float">
            <text:p>8,751</text:p>
          </table:table-cell>
          <table:table-cell table:style-name="ce30" office:value-type="float" office:value="9209" calcext:value-type="float">
            <text:p>9,209</text:p>
          </table:table-cell>
          <table:table-cell table:style-name="ce37" office:value-type="float" office:value="9284" calcext:value-type="float">
            <text:p>9,284</text:p>
          </table:table-cell>
          <table:table-cell table:style-name="ce30" office:value-type="float" office:value="47513" calcext:value-type="float">
            <text:p>47,513</text:p>
          </table:table-cell>
          <table:table-cell table:style-name="ce30" office:value-type="float" office:value="9478" calcext:value-type="float">
            <text:p>9,478</text:p>
          </table:table-cell>
          <table:table-cell table:style-name="ce30" office:value-type="float" office:value="9150" calcext:value-type="float">
            <text:p>9,150</text:p>
          </table:table-cell>
          <table:table-cell table:style-name="ce30" office:value-type="float" office:value="10039" calcext:value-type="float">
            <text:p>10,039</text:p>
          </table:table-cell>
          <table:table-cell table:style-name="ce30" office:value-type="float" office:value="9594" calcext:value-type="float">
            <text:p>9,594</text:p>
          </table:table-cell>
          <table:table-cell table:style-name="ce37" office:value-type="float" office:value="9252" calcext:value-type="float">
            <text:p>9,252</text:p>
          </table:table-cell>
          <table:table-cell table:style-name="ce30" office:value-type="float" office:value="51419" calcext:value-type="float">
            <text:p>51,419</text:p>
          </table:table-cell>
          <table:table-cell table:style-name="ce30" office:value-type="float" office:value="9444" calcext:value-type="float">
            <text:p>9,444</text:p>
          </table:table-cell>
          <table:table-cell table:style-name="ce30" office:value-type="float" office:value="9956" calcext:value-type="float">
            <text:p>9,956</text:p>
          </table:table-cell>
          <table:table-cell table:style-name="ce30" office:value-type="float" office:value="10344" calcext:value-type="float">
            <text:p>10,344</text:p>
          </table:table-cell>
          <table:table-cell table:style-name="ce30" office:value-type="float" office:value="10622" calcext:value-type="float">
            <text:p>10,622</text:p>
          </table:table-cell>
          <table:table-cell table:style-name="ce37" office:value-type="float" office:value="11053" calcext:value-type="float">
            <text:p>11,053</text:p>
          </table:table-cell>
          <table:table-cell table:style-name="ce30" office:value-type="float" office:value="52490" calcext:value-type="float">
            <text:p>52,490</text:p>
          </table:table-cell>
          <table:table-cell table:style-name="ce30" office:value-type="float" office:value="10664" calcext:value-type="float">
            <text:p>10,664</text:p>
          </table:table-cell>
          <table:table-cell table:style-name="ce30" office:value-type="float" office:value="10589" calcext:value-type="float">
            <text:p>10,589</text:p>
          </table:table-cell>
          <table:table-cell table:style-name="ce30" office:value-type="float" office:value="10361" calcext:value-type="float">
            <text:p>10,361</text:p>
          </table:table-cell>
          <table:table-cell table:style-name="ce30" office:value-type="float" office:value="10426" calcext:value-type="float">
            <text:p>10,426</text:p>
          </table:table-cell>
          <table:table-cell table:style-name="ce37" office:value-type="float" office:value="10450" calcext:value-type="float">
            <text:p>10,450</text:p>
          </table:table-cell>
          <table:table-cell table:style-name="ce30" office:value-type="float" office:value="48181" calcext:value-type="float">
            <text:p>48,181</text:p>
          </table:table-cell>
          <table:table-cell table:style-name="ce30" office:value-type="float" office:value="10115" calcext:value-type="float">
            <text:p>10,115</text:p>
          </table:table-cell>
          <table:table-cell table:style-name="ce30" office:value-type="float" office:value="10118" calcext:value-type="float">
            <text:p>10,118</text:p>
          </table:table-cell>
          <table:table-cell table:style-name="ce30" office:value-type="float" office:value="9557" calcext:value-type="float">
            <text:p>9,557</text:p>
          </table:table-cell>
          <table:table-cell table:style-name="ce30" office:value-type="float" office:value="9342" calcext:value-type="float">
            <text:p>9,342</text:p>
          </table:table-cell>
          <table:table-cell table:style-name="ce37" office:value-type="float" office:value="9049" calcext:value-type="float">
            <text:p>9,049</text:p>
          </table:table-cell>
          <table:table-cell table:style-name="ce30" office:value-type="float" office:value="40412" calcext:value-type="float">
            <text:p>40,412</text:p>
          </table:table-cell>
          <table:table-cell table:style-name="ce30" office:value-type="float" office:value="8846" calcext:value-type="float">
            <text:p>8,846</text:p>
          </table:table-cell>
          <table:table-cell table:style-name="ce30" office:value-type="float" office:value="8193" calcext:value-type="float">
            <text:p>8,193</text:p>
          </table:table-cell>
          <table:table-cell table:style-name="ce30" office:value-type="float" office:value="7810" calcext:value-type="float">
            <text:p>7,810</text:p>
          </table:table-cell>
          <table:table-cell table:style-name="ce30" office:value-type="float" office:value="7915" calcext:value-type="float">
            <text:p>7,915</text:p>
          </table:table-cell>
          <table:table-cell table:style-name="ce37" office:value-type="float" office:value="7648" calcext:value-type="float">
            <text:p>7,648</text:p>
          </table:table-cell>
          <table:table-cell table:style-name="ce30" office:value-type="float" office:value="32276" calcext:value-type="float">
            <text:p>32,276</text:p>
          </table:table-cell>
          <table:table-cell table:style-name="ce30" office:value-type="float" office:value="7148" calcext:value-type="float">
            <text:p>7,148</text:p>
          </table:table-cell>
          <table:table-cell table:style-name="ce30" office:value-type="float" office:value="6745" calcext:value-type="float">
            <text:p>6,745</text:p>
          </table:table-cell>
          <table:table-cell table:style-name="ce30" office:value-type="float" office:value="6752" calcext:value-type="float">
            <text:p>6,752</text:p>
          </table:table-cell>
          <table:table-cell table:style-name="ce30" office:value-type="float" office:value="6356" calcext:value-type="float">
            <text:p>6,356</text:p>
          </table:table-cell>
          <table:table-cell table:style-name="ce37" office:value-type="float" office:value="5275" calcext:value-type="float">
            <text:p>5,275</text:p>
          </table:table-cell>
          <table:table-cell table:style-name="ce30" office:value-type="float" office:value="18458" calcext:value-type="float">
            <text:p>18,458</text:p>
          </table:table-cell>
          <table:table-cell table:style-name="ce30" office:value-type="float" office:value="4935" calcext:value-type="float">
            <text:p>4,935</text:p>
          </table:table-cell>
          <table:table-cell table:style-name="ce30" office:value-type="float" office:value="4163" calcext:value-type="float">
            <text:p>4,163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7" office:value-type="float" office:value="2982" calcext:value-type="float">
            <text:p>2,982</text:p>
          </table:table-cell>
          <table:table-cell table:style-name="ce30" office:value-type="float" office:value="15546" calcext:value-type="float">
            <text:p>15,546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7" office:value-type="float" office:value="2937" calcext:value-type="float">
            <text:p>2,937</text:p>
          </table:table-cell>
          <table:table-cell table:style-name="ce30" office:value-type="float" office:value="11761" calcext:value-type="float">
            <text:p>11,761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0" office:value-type="float" office:value="2502" calcext:value-type="float">
            <text:p>2,502</text:p>
          </table:table-cell>
          <table:table-cell table:style-name="ce30" office:value-type="float" office:value="2387" calcext:value-type="float">
            <text:p>2,387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7" office:value-type="float" office:value="2029" calcext:value-type="float">
            <text:p>2,029</text:p>
          </table:table-cell>
          <table:table-cell table:style-name="ce30" office:value-type="float" office:value="8379" calcext:value-type="float">
            <text:p>8,379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1782" calcext:value-type="float">
            <text:p>1,782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7" office:value-type="float" office:value="1485" calcext:value-type="float">
            <text:p>1,485</text:p>
          </table:table-cell>
          <table:table-cell table:style-name="ce30" office:value-type="float" office:value="5373" calcext:value-type="float">
            <text:p>5,373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1084" calcext:value-type="float">
            <text:p>1,084</text:p>
          </table:table-cell>
          <table:table-cell table:style-name="ce30" office:value-type="float" office:value="954" calcext:value-type="float">
            <text:p>954</text:p>
          </table:table-cell>
          <table:table-cell table:style-name="ce37" office:value-type="float" office:value="766" calcext:value-type="float">
            <text:p>766</text:p>
          </table:table-cell>
          <table:table-cell table:style-name="ce30" office:value-type="float" office:value="2652" calcext:value-type="float">
            <text:p>2,652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414" calcext:value-type="float">
            <text:p>414</text:p>
          </table:table-cell>
          <table:table-cell table:style-name="ce37" office:value-type="float" office:value="323" calcext:value-type="float">
            <text:p>323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7" calcext:value-type="float">
            <text:p>207</text:p>
          </table:table-cell>
          <table:table-cell table:number-columns-repeated="2" table:style-name="ce30" office:value-type="float" office:value="64" calcext:value-type="float">
            <text:p>6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4127" calcext:value-type="float">
            <text:p>274,127</text:p>
          </table:table-cell>
          <table:table-cell table:style-name="ce29" office:value-type="float" office:value="11131" calcext:value-type="float">
            <text:p>11,131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17509" calcext:value-type="float">
            <text:p>17,509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995" calcext:value-type="float">
            <text:p>3,995</text:p>
          </table:table-cell>
          <table:table-cell table:style-name="ce52" office:value-type="float" office:value="4162" calcext:value-type="float">
            <text:p>4,162</text:p>
          </table:table-cell>
          <table:table-cell table:style-name="ce29" office:value-type="float" office:value="22140" calcext:value-type="float">
            <text:p>22,140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557" calcext:value-type="float">
            <text:p>4,557</text:p>
          </table:table-cell>
          <table:table-cell table:style-name="ce52" office:value-type="float" office:value="4415" calcext:value-type="float">
            <text:p>4,415</text:p>
          </table:table-cell>
          <table:table-cell table:style-name="ce29" office:value-type="float" office:value="19623" calcext:value-type="float">
            <text:p>19,623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782" calcext:value-type="float">
            <text:p>3,782</text:p>
          </table:table-cell>
          <table:table-cell table:style-name="ce52" office:value-type="float" office:value="3775" calcext:value-type="float">
            <text:p>3,775</text:p>
          </table:table-cell>
          <table:table-cell table:style-name="ce29" office:value-type="float" office:value="18546" calcext:value-type="float">
            <text:p>18,546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591" calcext:value-type="float">
            <text:p>3,591</text:p>
          </table:table-cell>
          <table:table-cell table:style-name="ce52" office:value-type="float" office:value="4059" calcext:value-type="float">
            <text:p>4,059</text:p>
          </table:table-cell>
          <table:table-cell table:style-name="ce29" office:value-type="float" office:value="22100" calcext:value-type="float">
            <text:p>22,100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607" calcext:value-type="float">
            <text:p>4,607</text:p>
          </table:table-cell>
          <table:table-cell table:style-name="ce52" office:value-type="float" office:value="4616" calcext:value-type="float">
            <text:p>4,616</text:p>
          </table:table-cell>
          <table:table-cell table:style-name="ce29" office:value-type="float" office:value="22074" calcext:value-type="float">
            <text:p>22,074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290" calcext:value-type="float">
            <text:p>4,290</text:p>
          </table:table-cell>
          <table:table-cell table:style-name="ce52" office:value-type="float" office:value="4167" calcext:value-type="float">
            <text:p>4,167</text:p>
          </table:table-cell>
          <table:table-cell table:style-name="ce29" office:value-type="float" office:value="21209" calcext:value-type="float">
            <text:p>21,209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374" calcext:value-type="float">
            <text:p>4,374</text:p>
          </table:table-cell>
          <table:table-cell table:style-name="ce52" office:value-type="float" office:value="4557" calcext:value-type="float">
            <text:p>4,557</text:p>
          </table:table-cell>
          <table:table-cell table:style-name="ce29" office:value-type="float" office:value="22303" calcext:value-type="float">
            <text:p>22,303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610" calcext:value-type="float">
            <text:p>4,610</text:p>
          </table:table-cell>
          <table:table-cell table:style-name="ce52" office:value-type="float" office:value="4378" calcext:value-type="float">
            <text:p>4,378</text:p>
          </table:table-cell>
          <table:table-cell table:style-name="ce29" office:value-type="float" office:value="21568" calcext:value-type="float">
            <text:p>21,568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322" calcext:value-type="float">
            <text:p>4,322</text:p>
          </table:table-cell>
          <table:table-cell table:style-name="ce52" office:value-type="float" office:value="4036" calcext:value-type="float">
            <text:p>4,036</text:p>
          </table:table-cell>
          <table:table-cell table:style-name="ce29" office:value-type="float" office:value="19404" calcext:value-type="float">
            <text:p>19,404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919" calcext:value-type="float">
            <text:p>3,919</text:p>
          </table:table-cell>
          <table:table-cell table:style-name="ce52" office:value-type="float" office:value="3726" calcext:value-type="float">
            <text:p>3,726</text:p>
          </table:table-cell>
          <table:table-cell table:style-name="ce29" office:value-type="float" office:value="16538" calcext:value-type="float">
            <text:p>16,538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241" calcext:value-type="float">
            <text:p>3,241</text:p>
          </table:table-cell>
          <table:table-cell table:style-name="ce52" office:value-type="float" office:value="2730" calcext:value-type="float">
            <text:p>2,730</text:p>
          </table:table-cell>
          <table:table-cell table:style-name="ce29" office:value-type="float" office:value="10570" calcext:value-type="float">
            <text:p>10,570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1527" calcext:value-type="float">
            <text:p>1,527</text:p>
          </table:table-cell>
          <table:table-cell table:style-name="ce52" office:value-type="float" office:value="1799" calcext:value-type="float">
            <text:p>1,799</text:p>
          </table:table-cell>
          <table:table-cell table:style-name="ce29" office:value-type="float" office:value="9242" calcext:value-type="float">
            <text:p>9,242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834" calcext:value-type="float">
            <text:p>1,834</text:p>
          </table:table-cell>
          <table:table-cell table:style-name="ce52" office:value-type="float" office:value="1810" calcext:value-type="float">
            <text:p>1,810</text:p>
          </table:table-cell>
          <table:table-cell table:style-name="ce29" office:value-type="float" office:value="7742" calcext:value-type="float">
            <text:p>7,742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52" office:value-type="float" office:value="1425" calcext:value-type="float">
            <text:p>1,425</text:p>
          </table:table-cell>
          <table:table-cell table:style-name="ce29" office:value-type="float" office:value="6060" calcext:value-type="float">
            <text:p>6,060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205" calcext:value-type="float">
            <text:p>1,205</text:p>
          </table:table-cell>
          <table:table-cell table:style-name="ce52" office:value-type="float" office:value="1037" calcext:value-type="float">
            <text:p>1,037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699" calcext:value-type="float">
            <text:p>699</text:p>
          </table:table-cell>
          <table:table-cell table:style-name="ce52" office:value-type="float" office:value="604" calcext:value-type="float">
            <text:p>604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5164" calcext:value-type="float">
            <text:p>135,164</text:p>
          </table:table-cell>
          <table:table-cell table:style-name="ce29" office:value-type="float" office:value="5863" calcext:value-type="float">
            <text:p>5,863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9201" calcext:value-type="float">
            <text:p>9,201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2122" calcext:value-type="float">
            <text:p>2,122</text:p>
          </table:table-cell>
          <table:table-cell table:style-name="ce52" office:value-type="float" office:value="2183" calcext:value-type="float">
            <text:p>2,183</text:p>
          </table:table-cell>
          <table:table-cell table:style-name="ce29" office:value-type="float" office:value="11401" calcext:value-type="float">
            <text:p>11,40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322" calcext:value-type="float">
            <text:p>2,322</text:p>
          </table:table-cell>
          <table:table-cell table:style-name="ce52" office:value-type="float" office:value="2324" calcext:value-type="float">
            <text:p>2,324</text:p>
          </table:table-cell>
          <table:table-cell table:style-name="ce29" office:value-type="float" office:value="10195" calcext:value-type="float">
            <text:p>10,195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935" calcext:value-type="float">
            <text:p>1,935</text:p>
          </table:table-cell>
          <table:table-cell table:style-name="ce52" office:value-type="float" office:value="1992" calcext:value-type="float">
            <text:p>1,992</text:p>
          </table:table-cell>
          <table:table-cell table:style-name="ce29" office:value-type="float" office:value="9419" calcext:value-type="float">
            <text:p>9,419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787" calcext:value-type="float">
            <text:p>1,787</text:p>
          </table:table-cell>
          <table:table-cell table:style-name="ce52" office:value-type="float" office:value="2060" calcext:value-type="float">
            <text:p>2,060</text:p>
          </table:table-cell>
          <table:table-cell table:style-name="ce29" office:value-type="float" office:value="11041" calcext:value-type="float">
            <text:p>11,041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286" calcext:value-type="float">
            <text:p>2,286</text:p>
          </table:table-cell>
          <table:table-cell table:style-name="ce52" office:value-type="float" office:value="2278" calcext:value-type="float">
            <text:p>2,278</text:p>
          </table:table-cell>
          <table:table-cell table:style-name="ce29" office:value-type="float" office:value="10638" calcext:value-type="float">
            <text:p>10,638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017" calcext:value-type="float">
            <text:p>2,017</text:p>
          </table:table-cell>
          <table:table-cell table:style-name="ce52" office:value-type="float" office:value="1916" calcext:value-type="float">
            <text:p>1,916</text:p>
          </table:table-cell>
          <table:table-cell table:style-name="ce29" office:value-type="float" office:value="9907" calcext:value-type="float">
            <text:p>9,907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52" office:value-type="float" office:value="2123" calcext:value-type="float">
            <text:p>2,123</text:p>
          </table:table-cell>
          <table:table-cell table:style-name="ce29" office:value-type="float" office:value="10736" calcext:value-type="float">
            <text:p>10,736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2263" calcext:value-type="float">
            <text:p>2,263</text:p>
          </table:table-cell>
          <table:table-cell table:style-name="ce52" office:value-type="float" office:value="2088" calcext:value-type="float">
            <text:p>2,088</text:p>
          </table:table-cell>
          <table:table-cell table:style-name="ce29" office:value-type="float" office:value="10606" calcext:value-type="float">
            <text:p>10,606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101" calcext:value-type="float">
            <text:p>2,101</text:p>
          </table:table-cell>
          <table:table-cell table:number-columns-repeated="2" table:style-name="ce29" office:value-type="float" office:value="2168" calcext:value-type="float">
            <text:p>2,168</text:p>
          </table:table-cell>
          <table:table-cell table:style-name="ce52" office:value-type="float" office:value="1973" calcext:value-type="float">
            <text:p>1,973</text:p>
          </table:table-cell>
          <table:table-cell table:style-name="ce29" office:value-type="float" office:value="9581" calcext:value-type="float">
            <text:p>9,581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942" calcext:value-type="float">
            <text:p>1,942</text:p>
          </table:table-cell>
          <table:table-cell table:style-name="ce52" office:value-type="float" office:value="1877" calcext:value-type="float">
            <text:p>1,877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52" office:value-type="float" office:value="1316" calcext:value-type="float">
            <text:p>1,316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95" calcext:value-type="float">
            <text:p>795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33" calcext:value-type="float">
            <text:p>833</text:p>
          </table:table-cell>
          <table:table-cell table:style-name="ce52" office:value-type="float" office:value="815" calcext:value-type="float">
            <text:p>815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625" calcext:value-type="float">
            <text:p>625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609" calcext:value-type="float">
            <text:p>609</text:p>
          </table:table-cell>
          <table:table-cell table:style-name="ce52" office:value-type="float" office:value="480" calcext:value-type="float">
            <text:p>480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6" calcext:value-type="float">
            <text:p>156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963" calcext:value-type="float">
            <text:p>138,963</text:p>
          </table:table-cell>
          <table:table-cell table:style-name="ce37" office:value-type="float" office:value="5268" calcext:value-type="float">
            <text:p>5,268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1181" calcext:value-type="float">
            <text:p>1,181</text:p>
          </table:table-cell>
          <table:table-cell table:style-name="ce30" office:value-type="float" office:value="8308" calcext:value-type="float">
            <text:p>8,308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7" office:value-type="float" office:value="1979" calcext:value-type="float">
            <text:p>1,979</text:p>
          </table:table-cell>
          <table:table-cell table:style-name="ce30" office:value-type="float" office:value="10739" calcext:value-type="float">
            <text:p>10,739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2113" calcext:value-type="float">
            <text:p>2,113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7" office:value-type="float" office:value="2091" calcext:value-type="float">
            <text:p>2,091</text:p>
          </table:table-cell>
          <table:table-cell table:style-name="ce30" office:value-type="float" office:value="9428" calcext:value-type="float">
            <text:p>9,428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7" office:value-type="float" office:value="1783" calcext:value-type="float">
            <text:p>1,783</text:p>
          </table:table-cell>
          <table:table-cell table:style-name="ce30" office:value-type="float" office:value="9127" calcext:value-type="float">
            <text:p>9,127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804" calcext:value-type="float">
            <text:p>1,804</text:p>
          </table:table-cell>
          <table:table-cell table:style-name="ce37" office:value-type="float" office:value="1999" calcext:value-type="float">
            <text:p>1,999</text:p>
          </table:table-cell>
          <table:table-cell table:style-name="ce30" office:value-type="float" office:value="11059" calcext:value-type="float">
            <text:p>11,059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7" office:value-type="float" office:value="2338" calcext:value-type="float">
            <text:p>2,338</text:p>
          </table:table-cell>
          <table:table-cell table:style-name="ce30" office:value-type="float" office:value="11436" calcext:value-type="float">
            <text:p>11,436</text:p>
          </table:table-cell>
          <table:table-cell table:style-name="ce30" office:value-type="float" office:value="2259" calcext:value-type="float">
            <text:p>2,259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273" calcext:value-type="float">
            <text:p>2,273</text:p>
          </table:table-cell>
          <table:table-cell table:style-name="ce37" office:value-type="float" office:value="2251" calcext:value-type="float">
            <text:p>2,251</text:p>
          </table:table-cell>
          <table:table-cell table:style-name="ce30" office:value-type="float" office:value="11302" calcext:value-type="float">
            <text:p>11,302</text:p>
          </table:table-cell>
          <table:table-cell table:style-name="ce30" office:value-type="float" office:value="2127" calcext:value-type="float">
            <text:p>2,127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7" office:value-type="float" office:value="2434" calcext:value-type="float">
            <text:p>2,434</text:p>
          </table:table-cell>
          <table:table-cell table:style-name="ce30" office:value-type="float" office:value="11567" calcext:value-type="float">
            <text:p>11,567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7" office:value-type="float" office:value="2290" calcext:value-type="float">
            <text:p>2,290</text:p>
          </table:table-cell>
          <table:table-cell table:style-name="ce30" office:value-type="float" office:value="10962" calcext:value-type="float">
            <text:p>10,962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7" office:value-type="float" office:value="2063" calcext:value-type="float">
            <text:p>2,063</text:p>
          </table:table-cell>
          <table:table-cell table:style-name="ce30" office:value-type="float" office:value="9823" calcext:value-type="float">
            <text:p>9,823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7" office:value-type="float" office:value="1849" calcext:value-type="float">
            <text:p>1,849</text:p>
          </table:table-cell>
          <table:table-cell table:style-name="ce30" office:value-type="float" office:value="8579" calcext:value-type="float">
            <text:p>8,579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0" office:value-type="float" office:value="1838" calcext:value-type="float">
            <text:p>1,838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7" office:value-type="float" office:value="1414" calcext:value-type="float">
            <text:p>1,414</text:p>
          </table:table-cell>
          <table:table-cell table:style-name="ce30" office:value-type="float" office:value="5557" calcext:value-type="float">
            <text:p>5,557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0" office:value-type="float" office:value="766" calcext:value-type="float">
            <text:p>766</text:p>
          </table:table-cell>
          <table:table-cell table:style-name="ce37" office:value-type="float" office:value="1004" calcext:value-type="float">
            <text:p>1,004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7" office:value-type="float" office:value="995" calcext:value-type="float">
            <text:p>995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814" calcext:value-type="float">
            <text:p>814</text:p>
          </table:table-cell>
          <table:table-cell table:style-name="ce37" office:value-type="float" office:value="800" calcext:value-type="float">
            <text:p>800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596" calcext:value-type="float">
            <text:p>596</text:p>
          </table:table-cell>
          <table:table-cell table:style-name="ce37" office:value-type="float" office:value="557" calcext:value-type="float">
            <text:p>557</text:p>
          </table:table-cell>
          <table:table-cell table:style-name="ce30" office:value-type="float" office:value="1964" calcext:value-type="float">
            <text:p>1,964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310" calcext:value-type="float">
            <text:p>310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62" calcext:value-type="float">
            <text:p>162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0162" calcext:value-type="float">
            <text:p>770,162</text:p>
          </table:table-cell>
          <table:table-cell table:style-name="ce29" office:value-type="float" office:value="32117" calcext:value-type="float">
            <text:p>32,117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6474" calcext:value-type="float">
            <text:p>6,474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737" calcext:value-type="float">
            <text:p>6,737</text:p>
          </table:table-cell>
          <table:table-cell table:style-name="ce29" office:value-type="float" office:value="41799" calcext:value-type="float">
            <text:p>41,799</text:p>
          </table:table-cell>
          <table:table-cell table:style-name="ce29" office:value-type="float" office:value="6973" calcext:value-type="float">
            <text:p>6,973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7976" calcext:value-type="float">
            <text:p>7,976</text:p>
          </table:table-cell>
          <table:table-cell table:style-name="ce29" office:value-type="float" office:value="9557" calcext:value-type="float">
            <text:p>9,557</text:p>
          </table:table-cell>
          <table:table-cell table:style-name="ce52" office:value-type="float" office:value="9617" calcext:value-type="float">
            <text:p>9,617</text:p>
          </table:table-cell>
          <table:table-cell table:style-name="ce29" office:value-type="float" office:value="53526" calcext:value-type="float">
            <text:p>53,526</text:p>
          </table:table-cell>
          <table:table-cell table:style-name="ce29" office:value-type="float" office:value="9402" calcext:value-type="float">
            <text:p>9,402</text:p>
          </table:table-cell>
          <table:table-cell table:style-name="ce29" office:value-type="float" office:value="10406" calcext:value-type="float">
            <text:p>10,406</text:p>
          </table:table-cell>
          <table:table-cell table:style-name="ce29" office:value-type="float" office:value="11557" calcext:value-type="float">
            <text:p>11,557</text:p>
          </table:table-cell>
          <table:table-cell table:style-name="ce29" office:value-type="float" office:value="11087" calcext:value-type="float">
            <text:p>11,087</text:p>
          </table:table-cell>
          <table:table-cell table:style-name="ce52" office:value-type="float" office:value="11074" calcext:value-type="float">
            <text:p>11,074</text:p>
          </table:table-cell>
          <table:table-cell table:style-name="ce29" office:value-type="float" office:value="53701" calcext:value-type="float">
            <text:p>53,701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10803" calcext:value-type="float">
            <text:p>10,803</text:p>
          </table:table-cell>
          <table:table-cell table:style-name="ce29" office:value-type="float" office:value="10507" calcext:value-type="float">
            <text:p>10,507</text:p>
          </table:table-cell>
          <table:table-cell table:style-name="ce29" office:value-type="float" office:value="10732" calcext:value-type="float">
            <text:p>10,732</text:p>
          </table:table-cell>
          <table:table-cell table:style-name="ce52" office:value-type="float" office:value="10683" calcext:value-type="float">
            <text:p>10,683</text:p>
          </table:table-cell>
          <table:table-cell table:style-name="ce29" office:value-type="float" office:value="54823" calcext:value-type="float">
            <text:p>54,823</text:p>
          </table:table-cell>
          <table:table-cell table:style-name="ce29" office:value-type="float" office:value="11020" calcext:value-type="float">
            <text:p>11,020</text:p>
          </table:table-cell>
          <table:table-cell table:style-name="ce29" office:value-type="float" office:value="10709" calcext:value-type="float">
            <text:p>10,709</text:p>
          </table:table-cell>
          <table:table-cell table:style-name="ce29" office:value-type="float" office:value="10246" calcext:value-type="float">
            <text:p>10,246</text:p>
          </table:table-cell>
          <table:table-cell table:style-name="ce29" office:value-type="float" office:value="10582" calcext:value-type="float">
            <text:p>10,582</text:p>
          </table:table-cell>
          <table:table-cell table:style-name="ce52" office:value-type="float" office:value="12266" calcext:value-type="float">
            <text:p>12,266</text:p>
          </table:table-cell>
          <table:table-cell table:style-name="ce29" office:value-type="float" office:value="66685" calcext:value-type="float">
            <text:p>66,685</text:p>
          </table:table-cell>
          <table:table-cell table:style-name="ce29" office:value-type="float" office:value="12274" calcext:value-type="float">
            <text:p>12,274</text:p>
          </table:table-cell>
          <table:table-cell table:style-name="ce29" office:value-type="float" office:value="13188" calcext:value-type="float">
            <text:p>13,188</text:p>
          </table:table-cell>
          <table:table-cell table:style-name="ce29" office:value-type="float" office:value="13401" calcext:value-type="float">
            <text:p>13,401</text:p>
          </table:table-cell>
          <table:table-cell table:style-name="ce29" office:value-type="float" office:value="13957" calcext:value-type="float">
            <text:p>13,957</text:p>
          </table:table-cell>
          <table:table-cell table:style-name="ce52" office:value-type="float" office:value="13865" calcext:value-type="float">
            <text:p>13,865</text:p>
          </table:table-cell>
          <table:table-cell table:style-name="ce29" office:value-type="float" office:value="66971" calcext:value-type="float">
            <text:p>66,971</text:p>
          </table:table-cell>
          <table:table-cell table:style-name="ce29" office:value-type="float" office:value="13955" calcext:value-type="float">
            <text:p>13,955</text:p>
          </table:table-cell>
          <table:table-cell table:style-name="ce29" office:value-type="float" office:value="13286" calcext:value-type="float">
            <text:p>13,286</text:p>
          </table:table-cell>
          <table:table-cell table:style-name="ce29" office:value-type="float" office:value="14084" calcext:value-type="float">
            <text:p>14,084</text:p>
          </table:table-cell>
          <table:table-cell table:style-name="ce29" office:value-type="float" office:value="13404" calcext:value-type="float">
            <text:p>13,404</text:p>
          </table:table-cell>
          <table:table-cell table:style-name="ce52" office:value-type="float" office:value="12242" calcext:value-type="float">
            <text:p>12,242</text:p>
          </table:table-cell>
          <table:table-cell table:style-name="ce29" office:value-type="float" office:value="61953" calcext:value-type="float">
            <text:p>61,953</text:p>
          </table:table-cell>
          <table:table-cell table:style-name="ce29" office:value-type="float" office:value="11890" calcext:value-type="float">
            <text:p>11,890</text:p>
          </table:table-cell>
          <table:table-cell table:style-name="ce29" office:value-type="float" office:value="12043" calcext:value-type="float">
            <text:p>12,043</text:p>
          </table:table-cell>
          <table:table-cell table:style-name="ce29" office:value-type="float" office:value="12265" calcext:value-type="float">
            <text:p>12,265</text:p>
          </table:table-cell>
          <table:table-cell table:style-name="ce29" office:value-type="float" office:value="12741" calcext:value-type="float">
            <text:p>12,741</text:p>
          </table:table-cell>
          <table:table-cell table:style-name="ce52" office:value-type="float" office:value="13014" calcext:value-type="float">
            <text:p>13,014</text:p>
          </table:table-cell>
          <table:table-cell table:style-name="ce29" office:value-type="float" office:value="63894" calcext:value-type="float">
            <text:p>63,894</text:p>
          </table:table-cell>
          <table:table-cell table:style-name="ce29" office:value-type="float" office:value="12814" calcext:value-type="float">
            <text:p>12,814</text:p>
          </table:table-cell>
          <table:table-cell table:style-name="ce29" office:value-type="float" office:value="12947" calcext:value-type="float">
            <text:p>12,947</text:p>
          </table:table-cell>
          <table:table-cell table:style-name="ce29" office:value-type="float" office:value="12523" calcext:value-type="float">
            <text:p>12,523</text:p>
          </table:table-cell>
          <table:table-cell table:style-name="ce29" office:value-type="float" office:value="12895" calcext:value-type="float">
            <text:p>12,895</text:p>
          </table:table-cell>
          <table:table-cell table:style-name="ce52" office:value-type="float" office:value="12715" calcext:value-type="float">
            <text:p>12,715</text:p>
          </table:table-cell>
          <table:table-cell table:style-name="ce29" office:value-type="float" office:value="64676" calcext:value-type="float">
            <text:p>64,676</text:p>
          </table:table-cell>
          <table:table-cell table:style-name="ce29" office:value-type="float" office:value="13056" calcext:value-type="float">
            <text:p>13,056</text:p>
          </table:table-cell>
          <table:table-cell table:style-name="ce29" office:value-type="float" office:value="13112" calcext:value-type="float">
            <text:p>13,112</text:p>
          </table:table-cell>
          <table:table-cell table:style-name="ce29" office:value-type="float" office:value="13181" calcext:value-type="float">
            <text:p>13,181</text:p>
          </table:table-cell>
          <table:table-cell table:style-name="ce29" office:value-type="float" office:value="12841" calcext:value-type="float">
            <text:p>12,841</text:p>
          </table:table-cell>
          <table:table-cell table:style-name="ce52" office:value-type="float" office:value="12486" calcext:value-type="float">
            <text:p>12,486</text:p>
          </table:table-cell>
          <table:table-cell table:style-name="ce29" office:value-type="float" office:value="59481" calcext:value-type="float">
            <text:p>59,481</text:p>
          </table:table-cell>
          <table:table-cell table:style-name="ce29" office:value-type="float" office:value="12619" calcext:value-type="float">
            <text:p>12,619</text:p>
          </table:table-cell>
          <table:table-cell table:style-name="ce29" office:value-type="float" office:value="12015" calcext:value-type="float">
            <text:p>12,015</text:p>
          </table:table-cell>
          <table:table-cell table:style-name="ce29" office:value-type="float" office:value="11792" calcext:value-type="float">
            <text:p>11,792</text:p>
          </table:table-cell>
          <table:table-cell table:style-name="ce29" office:value-type="float" office:value="11631" calcext:value-type="float">
            <text:p>11,631</text:p>
          </table:table-cell>
          <table:table-cell table:style-name="ce52" office:value-type="float" office:value="11424" calcext:value-type="float">
            <text:p>11,424</text:p>
          </table:table-cell>
          <table:table-cell table:style-name="ce29" office:value-type="float" office:value="49242" calcext:value-type="float">
            <text:p>49,242</text:p>
          </table:table-cell>
          <table:table-cell table:style-name="ce29" office:value-type="float" office:value="10491" calcext:value-type="float">
            <text:p>10,491</text:p>
          </table:table-cell>
          <table:table-cell table:style-name="ce29" office:value-type="float" office:value="10435" calcext:value-type="float">
            <text:p>10,435</text:p>
          </table:table-cell>
          <table:table-cell table:style-name="ce29" office:value-type="float" office:value="10257" calcext:value-type="float">
            <text:p>10,257</text:p>
          </table:table-cell>
          <table:table-cell table:style-name="ce29" office:value-type="float" office:value="9891" calcext:value-type="float">
            <text:p>9,891</text:p>
          </table:table-cell>
          <table:table-cell table:style-name="ce52" office:value-type="float" office:value="8168" calcext:value-type="float">
            <text:p>8,168</text:p>
          </table:table-cell>
          <table:table-cell table:style-name="ce29" office:value-type="float" office:value="28638" calcext:value-type="float">
            <text:p>28,638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4184" calcext:value-type="float">
            <text:p>4,184</text:p>
          </table:table-cell>
          <table:table-cell table:style-name="ce52" office:value-type="float" office:value="4748" calcext:value-type="float">
            <text:p>4,748</text:p>
          </table:table-cell>
          <table:table-cell table:style-name="ce29" office:value-type="float" office:value="23983" calcext:value-type="float">
            <text:p>23,983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797" calcext:value-type="float">
            <text:p>4,797</text:p>
          </table:table-cell>
          <table:table-cell table:style-name="ce52" office:value-type="float" office:value="4462" calcext:value-type="float">
            <text:p>4,462</text:p>
          </table:table-cell>
          <table:table-cell table:style-name="ce29" office:value-type="float" office:value="18965" calcext:value-type="float">
            <text:p>18,965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488" calcext:value-type="float">
            <text:p>3,488</text:p>
          </table:table-cell>
          <table:table-cell table:style-name="ce52" office:value-type="float" office:value="3536" calcext:value-type="float">
            <text:p>3,536</text:p>
          </table:table-cell>
          <table:table-cell table:style-name="ce29" office:value-type="float" office:value="14366" calcext:value-type="float">
            <text:p>14,366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850" calcext:value-type="float">
            <text:p>2,850</text:p>
          </table:table-cell>
          <table:table-cell table:style-name="ce52" office:value-type="float" office:value="2519" calcext:value-type="float">
            <text:p>2,519</text:p>
          </table:table-cell>
          <table:table-cell table:style-name="ce29" office:value-type="float" office:value="9505" calcext:value-type="float">
            <text:p>9,505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716" calcext:value-type="float">
            <text:p>1,716</text:p>
          </table:table-cell>
          <table:table-cell table:style-name="ce52" office:value-type="float" office:value="1458" calcext:value-type="float">
            <text:p>1,458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654" calcext:value-type="float">
            <text:p>654</text:p>
          </table:table-cell>
          <table:table-cell table:style-name="ce52" office:value-type="float" office:value="512" calcext:value-type="float">
            <text:p>512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900" calcext:value-type="float">
            <text:p>381,900</text:p>
          </table:table-cell>
          <table:table-cell table:style-name="ce29" office:value-type="float" office:value="16650" calcext:value-type="float">
            <text:p>16,650</text:p>
          </table:table-cell>
          <table:table-cell table:style-name="ce42" office:value-type="float" office:value="3000" calcext:value-type="float">
            <text:p>3,000</text:p>
          </table:table-cell>
          <table:table-cell table:style-name="ce42" office:value-type="float" office:value="3386" calcext:value-type="float">
            <text:p>3,386</text:p>
          </table:table-cell>
          <table:table-cell table:style-name="ce42" office:value-type="float" office:value="3327" calcext:value-type="float">
            <text:p>3,327</text:p>
          </table:table-cell>
          <table:table-cell table:style-name="ce42" office:value-type="float" office:value="3406" calcext:value-type="float">
            <text:p>3,406</text:p>
          </table:table-cell>
          <table:table-cell table:style-name="ce42" office:value-type="float" office:value="3531" calcext:value-type="float">
            <text:p>3,531</text:p>
          </table:table-cell>
          <table:table-cell table:style-name="ce42" office:value-type="float" office:value="21784" calcext:value-type="float">
            <text:p>21,784</text:p>
          </table:table-cell>
          <table:table-cell table:style-name="ce42" office:value-type="float" office:value="3627" calcext:value-type="float">
            <text:p>3,627</text:p>
          </table:table-cell>
          <table:table-cell table:style-name="ce42" office:value-type="float" office:value="4039" calcext:value-type="float">
            <text:p>4,039</text:p>
          </table:table-cell>
          <table:table-cell table:style-name="ce42" office:value-type="float" office:value="4148" calcext:value-type="float">
            <text:p>4,148</text:p>
          </table:table-cell>
          <table:table-cell table:style-name="ce42" office:value-type="float" office:value="4978" calcext:value-type="float">
            <text:p>4,978</text:p>
          </table:table-cell>
          <table:table-cell table:style-name="ce53" office:value-type="float" office:value="4992" calcext:value-type="float">
            <text:p>4,992</text:p>
          </table:table-cell>
          <table:table-cell table:style-name="ce42" office:value-type="float" office:value="27943" calcext:value-type="float">
            <text:p>27,943</text:p>
          </table:table-cell>
          <table:table-cell table:style-name="ce42" office:value-type="float" office:value="4900" calcext:value-type="float">
            <text:p>4,900</text:p>
          </table:table-cell>
          <table:table-cell table:style-name="ce42" office:value-type="float" office:value="5511" calcext:value-type="float">
            <text:p>5,511</text:p>
          </table:table-cell>
          <table:table-cell table:style-name="ce42" office:value-type="float" office:value="6044" calcext:value-type="float">
            <text:p>6,044</text:p>
          </table:table-cell>
          <table:table-cell table:style-name="ce42" office:value-type="float" office:value="5800" calcext:value-type="float">
            <text:p>5,800</text:p>
          </table:table-cell>
          <table:table-cell table:style-name="ce53" office:value-type="float" office:value="5688" calcext:value-type="float">
            <text:p>5,688</text:p>
          </table:table-cell>
          <table:table-cell table:style-name="ce42" office:value-type="float" office:value="27757" calcext:value-type="float">
            <text:p>27,757</text:p>
          </table:table-cell>
          <table:table-cell table:style-name="ce42" office:value-type="float" office:value="5627" calcext:value-type="float">
            <text:p>5,627</text:p>
          </table:table-cell>
          <table:table-cell table:style-name="ce42" office:value-type="float" office:value="5590" calcext:value-type="float">
            <text:p>5,590</text:p>
          </table:table-cell>
          <table:table-cell table:style-name="ce42" office:value-type="float" office:value="5469" calcext:value-type="float">
            <text:p>5,469</text:p>
          </table:table-cell>
          <table:table-cell table:style-name="ce42" office:value-type="float" office:value="5517" calcext:value-type="float">
            <text:p>5,517</text:p>
          </table:table-cell>
          <table:table-cell table:style-name="ce53" office:value-type="float" office:value="5554" calcext:value-type="float">
            <text:p>5,554</text:p>
          </table:table-cell>
          <table:table-cell table:style-name="ce42" office:value-type="float" office:value="28227" calcext:value-type="float">
            <text:p>28,227</text:p>
          </table:table-cell>
          <table:table-cell table:style-name="ce42" office:value-type="float" office:value="5743" calcext:value-type="float">
            <text:p>5,743</text:p>
          </table:table-cell>
          <table:table-cell table:style-name="ce42" office:value-type="float" office:value="5574" calcext:value-type="float">
            <text:p>5,574</text:p>
          </table:table-cell>
          <table:table-cell table:style-name="ce42" office:value-type="float" office:value="5243" calcext:value-type="float">
            <text:p>5,243</text:p>
          </table:table-cell>
          <table:table-cell table:style-name="ce42" office:value-type="float" office:value="5447" calcext:value-type="float">
            <text:p>5,447</text:p>
          </table:table-cell>
          <table:table-cell table:style-name="ce53" office:value-type="float" office:value="6220" calcext:value-type="float">
            <text:p>6,220</text:p>
          </table:table-cell>
          <table:table-cell table:style-name="ce42" office:value-type="float" office:value="33476" calcext:value-type="float">
            <text:p>33,476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6664" calcext:value-type="float">
            <text:p>6,664</text:p>
          </table:table-cell>
          <table:table-cell table:style-name="ce42" office:value-type="float" office:value="6713" calcext:value-type="float">
            <text:p>6,713</text:p>
          </table:table-cell>
          <table:table-cell table:style-name="ce42" office:value-type="float" office:value="6997" calcext:value-type="float">
            <text:p>6,997</text:p>
          </table:table-cell>
          <table:table-cell table:style-name="ce53" office:value-type="float" office:value="6941" calcext:value-type="float">
            <text:p>6,941</text:p>
          </table:table-cell>
          <table:table-cell table:style-name="ce42" office:value-type="float" office:value="33112" calcext:value-type="float">
            <text:p>33,112</text:p>
          </table:table-cell>
          <table:table-cell table:style-name="ce42" office:value-type="float" office:value="7037" calcext:value-type="float">
            <text:p>7,037</text:p>
          </table:table-cell>
          <table:table-cell table:style-name="ce42" office:value-type="float" office:value="6588" calcext:value-type="float">
            <text:p>6,588</text:p>
          </table:table-cell>
          <table:table-cell table:style-name="ce42" office:value-type="float" office:value="7002" calcext:value-type="float">
            <text:p>7,002</text:p>
          </table:table-cell>
          <table:table-cell table:style-name="ce42" office:value-type="float" office:value="6550" calcext:value-type="float">
            <text:p>6,550</text:p>
          </table:table-cell>
          <table:table-cell table:style-name="ce53" office:value-type="float" office:value="5935" calcext:value-type="float">
            <text:p>5,935</text:p>
          </table:table-cell>
          <table:table-cell table:style-name="ce42" office:value-type="float" office:value="29691" calcext:value-type="float">
            <text:p>29,691</text:p>
          </table:table-cell>
          <table:table-cell table:style-name="ce42" office:value-type="float" office:value="5799" calcext:value-type="float">
            <text:p>5,799</text:p>
          </table:table-cell>
          <table:table-cell table:style-name="ce42" office:value-type="float" office:value="5747" calcext:value-type="float">
            <text:p>5,747</text:p>
          </table:table-cell>
          <table:table-cell table:style-name="ce42" office:value-type="float" office:value="5817" calcext:value-type="float">
            <text:p>5,817</text:p>
          </table:table-cell>
          <table:table-cell table:style-name="ce42" office:value-type="float" office:value="6121" calcext:value-type="float">
            <text:p>6,121</text:p>
          </table:table-cell>
          <table:table-cell table:style-name="ce53" office:value-type="float" office:value="6207" calcext:value-type="float">
            <text:p>6,207</text:p>
          </table:table-cell>
          <table:table-cell table:style-name="ce42" office:value-type="float" office:value="30670" calcext:value-type="float">
            <text:p>30,670</text:p>
          </table:table-cell>
          <table:table-cell table:style-name="ce42" office:value-type="float" office:value="6168" calcext:value-type="float">
            <text:p>6,168</text:p>
          </table:table-cell>
          <table:table-cell table:style-name="ce42" office:value-type="float" office:value="6162" calcext:value-type="float">
            <text:p>6,162</text:p>
          </table:table-cell>
          <table:table-cell table:style-name="ce42" office:value-type="float" office:value="6090" calcext:value-type="float">
            <text:p>6,090</text:p>
          </table:table-cell>
          <table:table-cell table:style-name="ce42" office:value-type="float" office:value="6188" calcext:value-type="float">
            <text:p>6,188</text:p>
          </table:table-cell>
          <table:table-cell table:style-name="ce53" office:value-type="float" office:value="6062" calcext:value-type="float">
            <text:p>6,062</text:p>
          </table:table-cell>
          <table:table-cell table:style-name="ce42" office:value-type="float" office:value="31213" calcext:value-type="float">
            <text:p>31,213</text:p>
          </table:table-cell>
          <table:table-cell table:style-name="ce42" office:value-type="float" office:value="6281" calcext:value-type="float">
            <text:p>6,281</text:p>
          </table:table-cell>
          <table:table-cell table:style-name="ce42" office:value-type="float" office:value="6317" calcext:value-type="float">
            <text:p>6,317</text:p>
          </table:table-cell>
          <table:table-cell table:style-name="ce42" office:value-type="float" office:value="6400" calcext:value-type="float">
            <text:p>6,400</text:p>
          </table:table-cell>
          <table:table-cell table:style-name="ce42" office:value-type="float" office:value="6154" calcext:value-type="float">
            <text:p>6,154</text:p>
          </table:table-cell>
          <table:table-cell table:style-name="ce53" office:value-type="float" office:value="6061" calcext:value-type="float">
            <text:p>6,061</text:p>
          </table:table-cell>
          <table:table-cell table:style-name="ce42" office:value-type="float" office:value="29359" calcext:value-type="float">
            <text:p>29,359</text:p>
          </table:table-cell>
          <table:table-cell table:style-name="ce42" office:value-type="float" office:value="6055" calcext:value-type="float">
            <text:p>6,055</text:p>
          </table:table-cell>
          <table:table-cell table:style-name="ce42" office:value-type="float" office:value="5988" calcext:value-type="float">
            <text:p>5,988</text:p>
          </table:table-cell>
          <table:table-cell table:style-name="ce42" office:value-type="float" office:value="5865" calcext:value-type="float">
            <text:p>5,865</text:p>
          </table:table-cell>
          <table:table-cell table:style-name="ce42" office:value-type="float" office:value="5755" calcext:value-type="float">
            <text:p>5,755</text:p>
          </table:table-cell>
          <table:table-cell table:style-name="ce53" office:value-type="float" office:value="5696" calcext:value-type="float">
            <text:p>5,696</text:p>
          </table:table-cell>
          <table:table-cell table:style-name="ce42" office:value-type="float" office:value="24174" calcext:value-type="float">
            <text:p>24,174</text:p>
          </table:table-cell>
          <table:table-cell table:style-name="ce42" office:value-type="float" office:value="5069" calcext:value-type="float">
            <text:p>5,069</text:p>
          </table:table-cell>
          <table:table-cell table:style-name="ce42" office:value-type="float" office:value="5114" calcext:value-type="float">
            <text:p>5,114</text:p>
          </table:table-cell>
          <table:table-cell table:style-name="ce42" office:value-type="float" office:value="5018" calcext:value-type="float">
            <text:p>5,018</text:p>
          </table:table-cell>
          <table:table-cell table:style-name="ce42" office:value-type="float" office:value="4900" calcext:value-type="float">
            <text:p>4,900</text:p>
          </table:table-cell>
          <table:table-cell table:style-name="ce53" office:value-type="float" office:value="4073" calcext:value-type="float">
            <text:p>4,073</text:p>
          </table:table-cell>
          <table:table-cell table:style-name="ce42" office:value-type="float" office:value="13873" calcext:value-type="float">
            <text:p>13,873</text:p>
          </table:table-cell>
          <table:table-cell table:style-name="ce42" office:value-type="float" office:value="3648" calcext:value-type="float">
            <text:p>3,648</text:p>
          </table:table-cell>
          <table:table-cell table:style-name="ce42" office:value-type="float" office:value="3364" calcext:value-type="float">
            <text:p>3,364</text:p>
          </table:table-cell>
          <table:table-cell table:style-name="ce42" office:value-type="float" office:value="2501" calcext:value-type="float">
            <text:p>2,501</text:p>
          </table:table-cell>
          <table:table-cell table:style-name="ce42" office:value-type="float" office:value="2040" calcext:value-type="float">
            <text:p>2,040</text:p>
          </table:table-cell>
          <table:table-cell table:style-name="ce53" office:value-type="float" office:value="2320" calcext:value-type="float">
            <text:p>2,320</text:p>
          </table:table-cell>
          <table:table-cell table:style-name="ce42" office:value-type="float" office:value="11229" calcext:value-type="float">
            <text:p>11,229</text:p>
          </table:table-cell>
          <table:table-cell table:style-name="ce42" office:value-type="float" office:value="2416" calcext:value-type="float">
            <text:p>2,416</text:p>
          </table:table-cell>
          <table:table-cell table:style-name="ce42" office:value-type="float" office:value="2361" calcext:value-type="float">
            <text:p>2,361</text:p>
          </table:table-cell>
          <table:table-cell table:style-name="ce42" office:value-type="float" office:value="2192" calcext:value-type="float">
            <text:p>2,192</text:p>
          </table:table-cell>
          <table:table-cell table:style-name="ce42" office:value-type="float" office:value="2233" calcext:value-type="float">
            <text:p>2,233</text:p>
          </table:table-cell>
          <table:table-cell table:style-name="ce53" office:value-type="float" office:value="2027" calcext:value-type="float">
            <text:p>2,027</text:p>
          </table:table-cell>
          <table:table-cell table:style-name="ce42" office:value-type="float" office:value="8396" calcext:value-type="float">
            <text:p>8,396</text:p>
          </table:table-cell>
          <table:table-cell table:style-name="ce42" office:value-type="float" office:value="1908" calcext:value-type="float">
            <text:p>1,908</text:p>
          </table:table-cell>
          <table:table-cell table:style-name="ce42" office:value-type="float" office:value="1670" calcext:value-type="float">
            <text:p>1,670</text:p>
          </table:table-cell>
          <table:table-cell table:style-name="ce42" office:value-type="float" office:value="1697" calcext:value-type="float">
            <text:p>1,697</text:p>
          </table:table-cell>
          <table:table-cell table:style-name="ce42" office:value-type="float" office:value="1538" calcext:value-type="float">
            <text:p>1,538</text:p>
          </table:table-cell>
          <table:table-cell table:style-name="ce53" office:value-type="float" office:value="1583" calcext:value-type="float">
            <text:p>1,583</text:p>
          </table:table-cell>
          <table:table-cell table:style-name="ce42" office:value-type="float" office:value="6784" calcext:value-type="float">
            <text:p>6,784</text:p>
          </table:table-cell>
          <table:table-cell table:style-name="ce42" office:value-type="float" office:value="1396" calcext:value-type="float">
            <text:p>1,396</text:p>
          </table:table-cell>
          <table:table-cell table:style-name="ce42" office:value-type="float" office:value="1347" calcext:value-type="float">
            <text:p>1,347</text:p>
          </table:table-cell>
          <table:table-cell table:style-name="ce42" office:value-type="float" office:value="1398" calcext:value-type="float">
            <text:p>1,398</text:p>
          </table:table-cell>
          <table:table-cell table:style-name="ce42" office:value-type="float" office:value="1385" calcext:value-type="float">
            <text:p>1,385</text:p>
          </table:table-cell>
          <table:table-cell table:style-name="ce53" office:value-type="float" office:value="1258" calcext:value-type="float">
            <text:p>1,258</text:p>
          </table:table-cell>
          <table:table-cell table:style-name="ce42" office:value-type="float" office:value="4865" calcext:value-type="float">
            <text:p>4,865</text:p>
          </table:table-cell>
          <table:table-cell table:style-name="ce42" office:value-type="float" office:value="1226" calcext:value-type="float">
            <text:p>1,226</text:p>
          </table:table-cell>
          <table:table-cell table:style-name="ce42" office:value-type="float" office:value="1064" calcext:value-type="float">
            <text:p>1,064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859" calcext:value-type="float">
            <text:p>859</text:p>
          </table:table-cell>
          <table:table-cell table:style-name="ce53" office:value-type="float" office:value="734" calcext:value-type="float">
            <text:p>734</text:p>
          </table:table-cell>
          <table:table-cell table:style-name="ce42" office:value-type="float" office:value="2053" calcext:value-type="float">
            <text:p>2,053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502" calcext:value-type="float">
            <text:p>502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306" calcext:value-type="float">
            <text:p>306</text:p>
          </table:table-cell>
          <table:table-cell table:style-name="ce53" office:value-type="float" office:value="228" calcext:value-type="float">
            <text:p>228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9" calcext:value-type="float">
            <text:p>69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8262" calcext:value-type="float">
            <text:p>388,262</text:p>
          </table:table-cell>
          <table:table-cell table:style-name="ce37" office:value-type="float" office:value="15467" calcext:value-type="float">
            <text:p>15,467</text:p>
          </table:table-cell>
          <table:table-cell table:style-name="ce43" office:value-type="float" office:value="2872" calcext:value-type="float">
            <text:p>2,872</text:p>
          </table:table-cell>
          <table:table-cell table:style-name="ce43" office:value-type="float" office:value="3088" calcext:value-type="float">
            <text:p>3,088</text:p>
          </table:table-cell>
          <table:table-cell table:style-name="ce43" office:value-type="float" office:value="3137" calcext:value-type="float">
            <text:p>3,137</text:p>
          </table:table-cell>
          <table:table-cell table:style-name="ce43" office:value-type="float" office:value="3164" calcext:value-type="float">
            <text:p>3,164</text:p>
          </table:table-cell>
          <table:table-cell table:style-name="ce43" office:value-type="float" office:value="3206" calcext:value-type="float">
            <text:p>3,206</text:p>
          </table:table-cell>
          <table:table-cell table:style-name="ce43" office:value-type="float" office:value="20015" calcext:value-type="float">
            <text:p>20,015</text:p>
          </table:table-cell>
          <table:table-cell table:style-name="ce43" office:value-type="float" office:value="3346" calcext:value-type="float">
            <text:p>3,346</text:p>
          </table:table-cell>
          <table:table-cell table:style-name="ce43" office:value-type="float" office:value="3637" calcext:value-type="float">
            <text:p>3,637</text:p>
          </table:table-cell>
          <table:table-cell table:style-name="ce43" office:value-type="float" office:value="3828" calcext:value-type="float">
            <text:p>3,828</text:p>
          </table:table-cell>
          <table:table-cell table:style-name="ce43" office:value-type="float" office:value="4579" calcext:value-type="float">
            <text:p>4,579</text:p>
          </table:table-cell>
          <table:table-cell table:style-name="ce54" office:value-type="float" office:value="4625" calcext:value-type="float">
            <text:p>4,625</text:p>
          </table:table-cell>
          <table:table-cell table:style-name="ce43" office:value-type="float" office:value="25583" calcext:value-type="float">
            <text:p>25,583</text:p>
          </table:table-cell>
          <table:table-cell table:style-name="ce43" office:value-type="float" office:value="4502" calcext:value-type="float">
            <text:p>4,502</text:p>
          </table:table-cell>
          <table:table-cell table:style-name="ce43" office:value-type="float" office:value="4895" calcext:value-type="float">
            <text:p>4,895</text:p>
          </table:table-cell>
          <table:table-cell table:style-name="ce43" office:value-type="float" office:value="5513" calcext:value-type="float">
            <text:p>5,513</text:p>
          </table:table-cell>
          <table:table-cell table:style-name="ce43" office:value-type="float" office:value="5287" calcext:value-type="float">
            <text:p>5,287</text:p>
          </table:table-cell>
          <table:table-cell table:style-name="ce54" office:value-type="float" office:value="5386" calcext:value-type="float">
            <text:p>5,386</text:p>
          </table:table-cell>
          <table:table-cell table:style-name="ce43" office:value-type="float" office:value="25944" calcext:value-type="float">
            <text:p>25,944</text:p>
          </table:table-cell>
          <table:table-cell table:style-name="ce43" office:value-type="float" office:value="5349" calcext:value-type="float">
            <text:p>5,349</text:p>
          </table:table-cell>
          <table:table-cell table:style-name="ce43" office:value-type="float" office:value="5213" calcext:value-type="float">
            <text:p>5,213</text:p>
          </table:table-cell>
          <table:table-cell table:style-name="ce43" office:value-type="float" office:value="5038" calcext:value-type="float">
            <text:p>5,038</text:p>
          </table:table-cell>
          <table:table-cell table:style-name="ce43" office:value-type="float" office:value="5215" calcext:value-type="float">
            <text:p>5,215</text:p>
          </table:table-cell>
          <table:table-cell table:style-name="ce54" office:value-type="float" office:value="5129" calcext:value-type="float">
            <text:p>5,129</text:p>
          </table:table-cell>
          <table:table-cell table:style-name="ce43" office:value-type="float" office:value="26596" calcext:value-type="float">
            <text:p>26,596</text:p>
          </table:table-cell>
          <table:table-cell table:style-name="ce43" office:value-type="float" office:value="5277" calcext:value-type="float">
            <text:p>5,277</text:p>
          </table:table-cell>
          <table:table-cell table:style-name="ce43" office:value-type="float" office:value="5135" calcext:value-type="float">
            <text:p>5,135</text:p>
          </table:table-cell>
          <table:table-cell table:style-name="ce43" office:value-type="float" office:value="5003" calcext:value-type="float">
            <text:p>5,003</text:p>
          </table:table-cell>
          <table:table-cell table:style-name="ce43" office:value-type="float" office:value="5135" calcext:value-type="float">
            <text:p>5,135</text:p>
          </table:table-cell>
          <table:table-cell table:style-name="ce54" office:value-type="float" office:value="6046" calcext:value-type="float">
            <text:p>6,046</text:p>
          </table:table-cell>
          <table:table-cell table:style-name="ce43" office:value-type="float" office:value="33209" calcext:value-type="float">
            <text:p>33,209</text:p>
          </table:table-cell>
          <table:table-cell table:style-name="ce43" office:value-type="float" office:value="6113" calcext:value-type="float">
            <text:p>6,113</text:p>
          </table:table-cell>
          <table:table-cell table:style-name="ce43" office:value-type="float" office:value="6524" calcext:value-type="float">
            <text:p>6,524</text:p>
          </table:table-cell>
          <table:table-cell table:style-name="ce43" office:value-type="float" office:value="6688" calcext:value-type="float">
            <text:p>6,688</text:p>
          </table:table-cell>
          <table:table-cell table:style-name="ce43" office:value-type="float" office:value="6960" calcext:value-type="float">
            <text:p>6,960</text:p>
          </table:table-cell>
          <table:table-cell table:style-name="ce54" office:value-type="float" office:value="6924" calcext:value-type="float">
            <text:p>6,924</text:p>
          </table:table-cell>
          <table:table-cell table:style-name="ce43" office:value-type="float" office:value="33859" calcext:value-type="float">
            <text:p>33,859</text:p>
          </table:table-cell>
          <table:table-cell table:style-name="ce43" office:value-type="float" office:value="6918" calcext:value-type="float">
            <text:p>6,918</text:p>
          </table:table-cell>
          <table:table-cell table:style-name="ce43" office:value-type="float" office:value="6698" calcext:value-type="float">
            <text:p>6,698</text:p>
          </table:table-cell>
          <table:table-cell table:style-name="ce43" office:value-type="float" office:value="7082" calcext:value-type="float">
            <text:p>7,082</text:p>
          </table:table-cell>
          <table:table-cell table:style-name="ce43" office:value-type="float" office:value="6854" calcext:value-type="float">
            <text:p>6,854</text:p>
          </table:table-cell>
          <table:table-cell table:style-name="ce54" office:value-type="float" office:value="6307" calcext:value-type="float">
            <text:p>6,307</text:p>
          </table:table-cell>
          <table:table-cell table:style-name="ce43" office:value-type="float" office:value="32262" calcext:value-type="float">
            <text:p>32,262</text:p>
          </table:table-cell>
          <table:table-cell table:style-name="ce43" office:value-type="float" office:value="6091" calcext:value-type="float">
            <text:p>6,091</text:p>
          </table:table-cell>
          <table:table-cell table:style-name="ce43" office:value-type="float" office:value="6296" calcext:value-type="float">
            <text:p>6,296</text:p>
          </table:table-cell>
          <table:table-cell table:style-name="ce43" office:value-type="float" office:value="6448" calcext:value-type="float">
            <text:p>6,448</text:p>
          </table:table-cell>
          <table:table-cell table:style-name="ce43" office:value-type="float" office:value="6620" calcext:value-type="float">
            <text:p>6,620</text:p>
          </table:table-cell>
          <table:table-cell table:style-name="ce54" office:value-type="float" office:value="6807" calcext:value-type="float">
            <text:p>6,807</text:p>
          </table:table-cell>
          <table:table-cell table:style-name="ce43" office:value-type="float" office:value="33224" calcext:value-type="float">
            <text:p>33,224</text:p>
          </table:table-cell>
          <table:table-cell table:style-name="ce43" office:value-type="float" office:value="6646" calcext:value-type="float">
            <text:p>6,646</text:p>
          </table:table-cell>
          <table:table-cell table:style-name="ce43" office:value-type="float" office:value="6785" calcext:value-type="float">
            <text:p>6,785</text:p>
          </table:table-cell>
          <table:table-cell table:style-name="ce43" office:value-type="float" office:value="6433" calcext:value-type="float">
            <text:p>6,433</text:p>
          </table:table-cell>
          <table:table-cell table:style-name="ce43" office:value-type="float" office:value="6707" calcext:value-type="float">
            <text:p>6,707</text:p>
          </table:table-cell>
          <table:table-cell table:style-name="ce54" office:value-type="float" office:value="6653" calcext:value-type="float">
            <text:p>6,653</text:p>
          </table:table-cell>
          <table:table-cell table:style-name="ce43" office:value-type="float" office:value="33463" calcext:value-type="float">
            <text:p>33,463</text:p>
          </table:table-cell>
          <table:table-cell table:style-name="ce43" office:value-type="float" office:value="6775" calcext:value-type="float">
            <text:p>6,775</text:p>
          </table:table-cell>
          <table:table-cell table:style-name="ce43" office:value-type="float" office:value="6795" calcext:value-type="float">
            <text:p>6,795</text:p>
          </table:table-cell>
          <table:table-cell table:style-name="ce43" office:value-type="float" office:value="6781" calcext:value-type="float">
            <text:p>6,781</text:p>
          </table:table-cell>
          <table:table-cell table:style-name="ce43" office:value-type="float" office:value="6687" calcext:value-type="float">
            <text:p>6,687</text:p>
          </table:table-cell>
          <table:table-cell table:style-name="ce54" office:value-type="float" office:value="6425" calcext:value-type="float">
            <text:p>6,425</text:p>
          </table:table-cell>
          <table:table-cell table:style-name="ce43" office:value-type="float" office:value="30122" calcext:value-type="float">
            <text:p>30,122</text:p>
          </table:table-cell>
          <table:table-cell table:style-name="ce43" office:value-type="float" office:value="6564" calcext:value-type="float">
            <text:p>6,564</text:p>
          </table:table-cell>
          <table:table-cell table:style-name="ce43" office:value-type="float" office:value="6027" calcext:value-type="float">
            <text:p>6,027</text:p>
          </table:table-cell>
          <table:table-cell table:style-name="ce43" office:value-type="float" office:value="5927" calcext:value-type="float">
            <text:p>5,927</text:p>
          </table:table-cell>
          <table:table-cell table:style-name="ce43" office:value-type="float" office:value="5876" calcext:value-type="float">
            <text:p>5,876</text:p>
          </table:table-cell>
          <table:table-cell table:style-name="ce54" office:value-type="float" office:value="5728" calcext:value-type="float">
            <text:p>5,728</text:p>
          </table:table-cell>
          <table:table-cell table:style-name="ce43" office:value-type="float" office:value="25068" calcext:value-type="float">
            <text:p>25,068</text:p>
          </table:table-cell>
          <table:table-cell table:style-name="ce43" office:value-type="float" office:value="5422" calcext:value-type="float">
            <text:p>5,422</text:p>
          </table:table-cell>
          <table:table-cell table:style-name="ce43" office:value-type="float" office:value="5321" calcext:value-type="float">
            <text:p>5,321</text:p>
          </table:table-cell>
          <table:table-cell table:style-name="ce43" office:value-type="float" office:value="5239" calcext:value-type="float">
            <text:p>5,239</text:p>
          </table:table-cell>
          <table:table-cell table:style-name="ce43" office:value-type="float" office:value="4991" calcext:value-type="float">
            <text:p>4,991</text:p>
          </table:table-cell>
          <table:table-cell table:style-name="ce54" office:value-type="float" office:value="4095" calcext:value-type="float">
            <text:p>4,095</text:p>
          </table:table-cell>
          <table:table-cell table:style-name="ce43" office:value-type="float" office:value="14765" calcext:value-type="float">
            <text:p>14,765</text:p>
          </table:table-cell>
          <table:table-cell table:style-name="ce43" office:value-type="float" office:value="3853" calcext:value-type="float">
            <text:p>3,853</text:p>
          </table:table-cell>
          <table:table-cell table:style-name="ce43" office:value-type="float" office:value="3553" calcext:value-type="float">
            <text:p>3,553</text:p>
          </table:table-cell>
          <table:table-cell table:style-name="ce43" office:value-type="float" office:value="2787" calcext:value-type="float">
            <text:p>2,787</text:p>
          </table:table-cell>
          <table:table-cell table:style-name="ce43" office:value-type="float" office:value="2144" calcext:value-type="float">
            <text:p>2,144</text:p>
          </table:table-cell>
          <table:table-cell table:style-name="ce54" office:value-type="float" office:value="2428" calcext:value-type="float">
            <text:p>2,428</text:p>
          </table:table-cell>
          <table:table-cell table:style-name="ce43" office:value-type="float" office:value="12754" calcext:value-type="float">
            <text:p>12,754</text:p>
          </table:table-cell>
          <table:table-cell table:style-name="ce43" office:value-type="float" office:value="2778" calcext:value-type="float">
            <text:p>2,778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564" calcext:value-type="float">
            <text:p>2,564</text:p>
          </table:table-cell>
          <table:table-cell table:style-name="ce54" office:value-type="float" office:value="2435" calcext:value-type="float">
            <text:p>2,435</text:p>
          </table:table-cell>
          <table:table-cell table:style-name="ce43" office:value-type="float" office:value="10569" calcext:value-type="float">
            <text:p>10,569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172" calcext:value-type="float">
            <text:p>2,172</text:p>
          </table:table-cell>
          <table:table-cell table:style-name="ce43" office:value-type="float" office:value="2119" calcext:value-type="float">
            <text:p>2,119</text:p>
          </table:table-cell>
          <table:table-cell table:style-name="ce43" office:value-type="float" office:value="1950" calcext:value-type="float">
            <text:p>1,950</text:p>
          </table:table-cell>
          <table:table-cell table:style-name="ce54" office:value-type="float" office:value="1953" calcext:value-type="float">
            <text:p>1,953</text:p>
          </table:table-cell>
          <table:table-cell table:style-name="ce43" office:value-type="float" office:value="7582" calcext:value-type="float">
            <text:p>7,582</text:p>
          </table:table-cell>
          <table:table-cell table:style-name="ce43" office:value-type="float" office:value="1745" calcext:value-type="float">
            <text:p>1,745</text:p>
          </table:table-cell>
          <table:table-cell table:style-name="ce43" office:value-type="float" office:value="1546" calcext:value-type="float">
            <text:p>1,546</text:p>
          </table:table-cell>
          <table:table-cell table:style-name="ce43" office:value-type="float" office:value="1565" calcext:value-type="float">
            <text:p>1,565</text:p>
          </table:table-cell>
          <table:table-cell table:style-name="ce43" office:value-type="float" office:value="1465" calcext:value-type="float">
            <text:p>1,465</text:p>
          </table:table-cell>
          <table:table-cell table:style-name="ce54" office:value-type="float" office:value="1261" calcext:value-type="float">
            <text:p>1,261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1115" calcext:value-type="float">
            <text:p>1,115</text:p>
          </table:table-cell>
          <table:table-cell table:style-name="ce43" office:value-type="float" office:value="1042" calcext:value-type="float">
            <text:p>1,042</text:p>
          </table:table-cell>
          <table:table-cell table:style-name="ce43" office:value-type="float" office:value="902" calcext:value-type="float">
            <text:p>902</text:p>
          </table:table-cell>
          <table:table-cell table:style-name="ce43" office:value-type="float" office:value="857" calcext:value-type="float">
            <text:p>857</text:p>
          </table:table-cell>
          <table:table-cell table:style-name="ce54" office:value-type="float" office:value="724" calcext:value-type="float">
            <text:p>724</text:p>
          </table:table-cell>
          <table:table-cell table:style-name="ce43" office:value-type="float" office:value="2280" calcext:value-type="float">
            <text:p>2,280</text:p>
          </table:table-cell>
          <table:table-cell table:style-name="ce43" office:value-type="float" office:value="657" calcext:value-type="float">
            <text:p>657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348" calcext:value-type="float">
            <text:p>348</text:p>
          </table:table-cell>
          <table:table-cell table:style-name="ce54" office:value-type="float" office:value="284" calcext:value-type="float">
            <text:p>284</text:p>
          </table:table-cell>
          <table:table-cell table:style-name="ce43" office:value-type="float" office:value="698" calcext:value-type="float">
            <text:p>698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99" calcext:value-type="float">
            <text:p>99</text:p>
          </table:table-cell>
          <table:table-cell table:style-name="ce54" office:value-type="float" office:value="74" calcext:value-type="float">
            <text:p>74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6" calcext:value-type="float">
            <text:p>26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5285" calcext:value-type="float">
            <text:p>2,615,285</text:p>
          </table:table-cell>
          <table:table-cell table:style-name="ce25" office:value-type="float" office:value="108285" calcext:value-type="float">
            <text:p>108,285</text:p>
          </table:table-cell>
          <table:table-cell table:style-name="ce25" office:value-type="float" office:value="19229" calcext:value-type="float">
            <text:p>19,229</text:p>
          </table:table-cell>
          <table:table-cell table:style-name="ce25" office:value-type="float" office:value="22793" calcext:value-type="float">
            <text:p>22,793</text:p>
          </table:table-cell>
          <table:table-cell table:style-name="ce25" office:value-type="float" office:value="22108" calcext:value-type="float">
            <text:p>22,108</text:p>
          </table:table-cell>
          <table:table-cell table:style-name="ce25" office:value-type="float" office:value="21644" calcext:value-type="float">
            <text:p>21,644</text:p>
          </table:table-cell>
          <table:table-cell table:style-name="ce25" office:value-type="float" office:value="22511" calcext:value-type="float">
            <text:p>22,511</text:p>
          </table:table-cell>
          <table:table-cell table:style-name="ce25" office:value-type="float" office:value="128879" calcext:value-type="float">
            <text:p>128,879</text:p>
          </table:table-cell>
          <table:table-cell table:style-name="ce25" office:value-type="float" office:value="22271" calcext:value-type="float">
            <text:p>22,271</text:p>
          </table:table-cell>
          <table:table-cell table:style-name="ce25" office:value-type="float" office:value="23621" calcext:value-type="float">
            <text:p>23,621</text:p>
          </table:table-cell>
          <table:table-cell table:style-name="ce25" office:value-type="float" office:value="24406" calcext:value-type="float">
            <text:p>24,406</text:p>
          </table:table-cell>
          <table:table-cell table:style-name="ce25" office:value-type="float" office:value="28797" calcext:value-type="float">
            <text:p>28,797</text:p>
          </table:table-cell>
          <table:table-cell table:style-name="ce49" office:value-type="float" office:value="29784" calcext:value-type="float">
            <text:p>29,784</text:p>
          </table:table-cell>
          <table:table-cell table:style-name="ce25" office:value-type="float" office:value="163673" calcext:value-type="float">
            <text:p>163,673</text:p>
          </table:table-cell>
          <table:table-cell table:style-name="ce25" office:value-type="float" office:value="29082" calcext:value-type="float">
            <text:p>29,082</text:p>
          </table:table-cell>
          <table:table-cell table:style-name="ce25" office:value-type="float" office:value="32206" calcext:value-type="float">
            <text:p>32,206</text:p>
          </table:table-cell>
          <table:table-cell table:style-name="ce25" office:value-type="float" office:value="34534" calcext:value-type="float">
            <text:p>34,534</text:p>
          </table:table-cell>
          <table:table-cell table:style-name="ce25" office:value-type="float" office:value="34210" calcext:value-type="float">
            <text:p>34,210</text:p>
          </table:table-cell>
          <table:table-cell table:style-name="ce49" office:value-type="float" office:value="33641" calcext:value-type="float">
            <text:p>33,641</text:p>
          </table:table-cell>
          <table:table-cell table:style-name="ce25" office:value-type="float" office:value="160626" calcext:value-type="float">
            <text:p>160,626</text:p>
          </table:table-cell>
          <table:table-cell table:style-name="ce25" office:value-type="float" office:value="32881" calcext:value-type="float">
            <text:p>32,881</text:p>
          </table:table-cell>
          <table:table-cell table:style-name="ce25" office:value-type="float" office:value="32386" calcext:value-type="float">
            <text:p>32,386</text:p>
          </table:table-cell>
          <table:table-cell table:style-name="ce25" office:value-type="float" office:value="31354" calcext:value-type="float">
            <text:p>31,354</text:p>
          </table:table-cell>
          <table:table-cell table:style-name="ce25" office:value-type="float" office:value="31860" calcext:value-type="float">
            <text:p>31,860</text:p>
          </table:table-cell>
          <table:table-cell table:style-name="ce49" office:value-type="float" office:value="32145" calcext:value-type="float">
            <text:p>32,145</text:p>
          </table:table-cell>
          <table:table-cell table:style-name="ce25" office:value-type="float" office:value="157694" calcext:value-type="float">
            <text:p>157,694</text:p>
          </table:table-cell>
          <table:table-cell table:style-name="ce25" office:value-type="float" office:value="31807" calcext:value-type="float">
            <text:p>31,807</text:p>
          </table:table-cell>
          <table:table-cell table:style-name="ce25" office:value-type="float" office:value="30544" calcext:value-type="float">
            <text:p>30,544</text:p>
          </table:table-cell>
          <table:table-cell table:style-name="ce25" office:value-type="float" office:value="29744" calcext:value-type="float">
            <text:p>29,744</text:p>
          </table:table-cell>
          <table:table-cell table:style-name="ce25" office:value-type="float" office:value="30961" calcext:value-type="float">
            <text:p>30,961</text:p>
          </table:table-cell>
          <table:table-cell table:style-name="ce49" office:value-type="float" office:value="34638" calcext:value-type="float">
            <text:p>34,638</text:p>
          </table:table-cell>
          <table:table-cell table:style-name="ce25" office:value-type="float" office:value="192825" calcext:value-type="float">
            <text:p>192,825</text:p>
          </table:table-cell>
          <table:table-cell table:style-name="ce25" office:value-type="float" office:value="35417" calcext:value-type="float">
            <text:p>35,417</text:p>
          </table:table-cell>
          <table:table-cell table:style-name="ce25" office:value-type="float" office:value="37832" calcext:value-type="float">
            <text:p>37,832</text:p>
          </table:table-cell>
          <table:table-cell table:style-name="ce25" office:value-type="float" office:value="39301" calcext:value-type="float">
            <text:p>39,301</text:p>
          </table:table-cell>
          <table:table-cell table:style-name="ce25" office:value-type="float" office:value="39842" calcext:value-type="float">
            <text:p>39,842</text:p>
          </table:table-cell>
          <table:table-cell table:style-name="ce49" office:value-type="float" office:value="40433" calcext:value-type="float">
            <text:p>40,433</text:p>
          </table:table-cell>
          <table:table-cell table:style-name="ce25" office:value-type="float" office:value="199933" calcext:value-type="float">
            <text:p>199,933</text:p>
          </table:table-cell>
          <table:table-cell table:style-name="ce25" office:value-type="float" office:value="40577" calcext:value-type="float">
            <text:p>40,577</text:p>
          </table:table-cell>
          <table:table-cell table:style-name="ce25" office:value-type="float" office:value="38251" calcext:value-type="float">
            <text:p>38,251</text:p>
          </table:table-cell>
          <table:table-cell table:style-name="ce25" office:value-type="float" office:value="42529" calcext:value-type="float">
            <text:p>42,529</text:p>
          </table:table-cell>
          <table:table-cell table:style-name="ce25" office:value-type="float" office:value="39916" calcext:value-type="float">
            <text:p>39,916</text:p>
          </table:table-cell>
          <table:table-cell table:style-name="ce49" office:value-type="float" office:value="38660" calcext:value-type="float">
            <text:p>38,660</text:p>
          </table:table-cell>
          <table:table-cell table:style-name="ce25" office:value-type="float" office:value="203688" calcext:value-type="float">
            <text:p>203,688</text:p>
          </table:table-cell>
          <table:table-cell table:style-name="ce25" office:value-type="float" office:value="38384" calcext:value-type="float">
            <text:p>38,384</text:p>
          </table:table-cell>
          <table:table-cell table:style-name="ce25" office:value-type="float" office:value="39155" calcext:value-type="float">
            <text:p>39,155</text:p>
          </table:table-cell>
          <table:table-cell table:style-name="ce25" office:value-type="float" office:value="40476" calcext:value-type="float">
            <text:p>40,476</text:p>
          </table:table-cell>
          <table:table-cell table:style-name="ce25" office:value-type="float" office:value="42323" calcext:value-type="float">
            <text:p>42,323</text:p>
          </table:table-cell>
          <table:table-cell table:style-name="ce49" office:value-type="float" office:value="43350" calcext:value-type="float">
            <text:p>43,350</text:p>
          </table:table-cell>
          <table:table-cell table:style-name="ce25" office:value-type="float" office:value="217698" calcext:value-type="float">
            <text:p>217,698</text:p>
          </table:table-cell>
          <table:table-cell table:style-name="ce25" office:value-type="float" office:value="43642" calcext:value-type="float">
            <text:p>43,642</text:p>
          </table:table-cell>
          <table:table-cell table:style-name="ce25" office:value-type="float" office:value="42751" calcext:value-type="float">
            <text:p>42,751</text:p>
          </table:table-cell>
          <table:table-cell table:style-name="ce25" office:value-type="float" office:value="42565" calcext:value-type="float">
            <text:p>42,565</text:p>
          </table:table-cell>
          <table:table-cell table:style-name="ce25" office:value-type="float" office:value="43646" calcext:value-type="float">
            <text:p>43,646</text:p>
          </table:table-cell>
          <table:table-cell table:style-name="ce49" office:value-type="float" office:value="45094" calcext:value-type="float">
            <text:p>45,094</text:p>
          </table:table-cell>
          <table:table-cell table:style-name="ce25" office:value-type="float" office:value="222464" calcext:value-type="float">
            <text:p>222,464</text:p>
          </table:table-cell>
          <table:table-cell table:style-name="ce25" office:value-type="float" office:value="44661" calcext:value-type="float">
            <text:p>44,661</text:p>
          </table:table-cell>
          <table:table-cell table:style-name="ce25" office:value-type="float" office:value="45298" calcext:value-type="float">
            <text:p>45,298</text:p>
          </table:table-cell>
          <table:table-cell table:style-name="ce25" office:value-type="float" office:value="44392" calcext:value-type="float">
            <text:p>44,392</text:p>
          </table:table-cell>
          <table:table-cell table:style-name="ce25" office:value-type="float" office:value="43936" calcext:value-type="float">
            <text:p>43,936</text:p>
          </table:table-cell>
          <table:table-cell table:style-name="ce49" office:value-type="float" office:value="44177" calcext:value-type="float">
            <text:p>44,177</text:p>
          </table:table-cell>
          <table:table-cell table:style-name="ce25" office:value-type="float" office:value="218897" calcext:value-type="float">
            <text:p>218,897</text:p>
          </table:table-cell>
          <table:table-cell table:style-name="ce25" office:value-type="float" office:value="45172" calcext:value-type="float">
            <text:p>45,172</text:p>
          </table:table-cell>
          <table:table-cell table:style-name="ce25" office:value-type="float" office:value="43610" calcext:value-type="float">
            <text:p>43,610</text:p>
          </table:table-cell>
          <table:table-cell table:style-name="ce25" office:value-type="float" office:value="42840" calcext:value-type="float">
            <text:p>42,840</text:p>
          </table:table-cell>
          <table:table-cell table:style-name="ce25" office:value-type="float" office:value="43890" calcext:value-type="float">
            <text:p>43,890</text:p>
          </table:table-cell>
          <table:table-cell table:style-name="ce49" office:value-type="float" office:value="43385" calcext:value-type="float">
            <text:p>43,385</text:p>
          </table:table-cell>
          <table:table-cell table:style-name="ce25" office:value-type="float" office:value="195662" calcext:value-type="float">
            <text:p>195,662</text:p>
          </table:table-cell>
          <table:table-cell table:style-name="ce25" office:value-type="float" office:value="41334" calcext:value-type="float">
            <text:p>41,334</text:p>
          </table:table-cell>
          <table:table-cell table:style-name="ce25" office:value-type="float" office:value="40910" calcext:value-type="float">
            <text:p>40,910</text:p>
          </table:table-cell>
          <table:table-cell table:style-name="ce25" office:value-type="float" office:value="40462" calcext:value-type="float">
            <text:p>40,462</text:p>
          </table:table-cell>
          <table:table-cell table:style-name="ce25" office:value-type="float" office:value="39132" calcext:value-type="float">
            <text:p>39,132</text:p>
          </table:table-cell>
          <table:table-cell table:style-name="ce49" office:value-type="float" office:value="33824" calcext:value-type="float">
            <text:p>33,824</text:p>
          </table:table-cell>
          <table:table-cell table:style-name="ce25" office:value-type="float" office:value="119346" calcext:value-type="float">
            <text:p>119,346</text:p>
          </table:table-cell>
          <table:table-cell table:style-name="ce25" office:value-type="float" office:value="31674" calcext:value-type="float">
            <text:p>31,674</text:p>
          </table:table-cell>
          <table:table-cell table:style-name="ce25" office:value-type="float" office:value="26957" calcext:value-type="float">
            <text:p>26,957</text:p>
          </table:table-cell>
          <table:table-cell table:style-name="ce25" office:value-type="float" office:value="24260" calcext:value-type="float">
            <text:p>24,260</text:p>
          </table:table-cell>
          <table:table-cell table:style-name="ce25" office:value-type="float" office:value="17311" calcext:value-type="float">
            <text:p>17,311</text:p>
          </table:table-cell>
          <table:table-cell table:style-name="ce49" office:value-type="float" office:value="19144" calcext:value-type="float">
            <text:p>19,144</text:p>
          </table:table-cell>
          <table:table-cell table:style-name="ce25" office:value-type="float" office:value="98654" calcext:value-type="float">
            <text:p>98,654</text:p>
          </table:table-cell>
          <table:table-cell table:style-name="ce25" office:value-type="float" office:value="20813" calcext:value-type="float">
            <text:p>20,813</text:p>
          </table:table-cell>
          <table:table-cell table:style-name="ce25" office:value-type="float" office:value="20022" calcext:value-type="float">
            <text:p>20,022</text:p>
          </table:table-cell>
          <table:table-cell table:style-name="ce25" office:value-type="float" office:value="19751" calcext:value-type="float">
            <text:p>19,751</text:p>
          </table:table-cell>
          <table:table-cell table:style-name="ce25" office:value-type="float" office:value="19324" calcext:value-type="float">
            <text:p>19,324</text:p>
          </table:table-cell>
          <table:table-cell table:style-name="ce49" office:value-type="float" office:value="18744" calcext:value-type="float">
            <text:p>18,744</text:p>
          </table:table-cell>
          <table:table-cell table:style-name="ce25" office:value-type="float" office:value="76531" calcext:value-type="float">
            <text:p>76,531</text:p>
          </table:table-cell>
          <table:table-cell table:style-name="ce25" office:value-type="float" office:value="17239" calcext:value-type="float">
            <text:p>17,239</text:p>
          </table:table-cell>
          <table:table-cell table:style-name="ce25" office:value-type="float" office:value="15986" calcext:value-type="float">
            <text:p>15,986</text:p>
          </table:table-cell>
          <table:table-cell table:style-name="ce25" office:value-type="float" office:value="15055" calcext:value-type="float">
            <text:p>15,055</text:p>
          </table:table-cell>
          <table:table-cell table:style-name="ce25" office:value-type="float" office:value="14447" calcext:value-type="float">
            <text:p>14,447</text:p>
          </table:table-cell>
          <table:table-cell table:style-name="ce49" office:value-type="float" office:value="13804" calcext:value-type="float">
            <text:p>13,804</text:p>
          </table:table-cell>
          <table:table-cell table:style-name="ce25" office:value-type="float" office:value="63643" calcext:value-type="float">
            <text:p>63,643</text:p>
          </table:table-cell>
          <table:table-cell table:style-name="ce25" office:value-type="float" office:value="12914" calcext:value-type="float">
            <text:p>12,914</text:p>
          </table:table-cell>
          <table:table-cell table:style-name="ce25" office:value-type="float" office:value="12885" calcext:value-type="float">
            <text:p>12,885</text:p>
          </table:table-cell>
          <table:table-cell table:style-name="ce25" office:value-type="float" office:value="12966" calcext:value-type="float">
            <text:p>12,966</text:p>
          </table:table-cell>
          <table:table-cell table:style-name="ce25" office:value-type="float" office:value="12594" calcext:value-type="float">
            <text:p>12,594</text:p>
          </table:table-cell>
          <table:table-cell table:style-name="ce49" office:value-type="float" office:value="12284" calcext:value-type="float">
            <text:p>12,284</text:p>
          </table:table-cell>
          <table:table-cell table:style-name="ce25" office:value-type="float" office:value="49659" calcext:value-type="float">
            <text:p>49,659</text:p>
          </table:table-cell>
          <table:table-cell table:style-name="ce25" office:value-type="float" office:value="11568" calcext:value-type="float">
            <text:p>11,568</text:p>
          </table:table-cell>
          <table:table-cell table:style-name="ce25" office:value-type="float" office:value="10769" calcext:value-type="float">
            <text:p>10,769</text:p>
          </table:table-cell>
          <table:table-cell table:style-name="ce25" office:value-type="float" office:value="9926" calcext:value-type="float">
            <text:p>9,926</text:p>
          </table:table-cell>
          <table:table-cell table:style-name="ce25" office:value-type="float" office:value="9301" calcext:value-type="float">
            <text:p>9,301</text:p>
          </table:table-cell>
          <table:table-cell table:style-name="ce49" office:value-type="float" office:value="8095" calcext:value-type="float">
            <text:p>8,095</text:p>
          </table:table-cell>
          <table:table-cell table:style-name="ce25" office:value-type="float" office:value="25917" calcext:value-type="float">
            <text:p>25,917</text:p>
          </table:table-cell>
          <table:table-cell table:style-name="ce25" office:value-type="float" office:value="7018" calcext:value-type="float">
            <text:p>7,018</text:p>
          </table:table-cell>
          <table:table-cell table:style-name="ce25" office:value-type="float" office:value="5907" calcext:value-type="float">
            <text:p>5,907</text:p>
          </table:table-cell>
          <table:table-cell table:style-name="ce25" office:value-type="float" office:value="5320" calcext:value-type="float">
            <text:p>5,320</text:p>
          </table:table-cell>
          <table:table-cell table:style-name="ce25" office:value-type="float" office:value="4383" calcext:value-type="float">
            <text:p>4,383</text:p>
          </table:table-cell>
          <table:table-cell table:style-name="ce49" office:value-type="float" office:value="3289" calcext:value-type="float">
            <text:p>3,289</text:p>
          </table:table-cell>
          <table:table-cell table:style-name="ce25" office:value-type="float" office:value="8471" calcext:value-type="float">
            <text:p>8,471</text:p>
          </table:table-cell>
          <table:table-cell table:style-name="ce25" office:value-type="float" office:value="2588" calcext:value-type="float">
            <text:p>2,588</text:p>
          </table:table-cell>
          <table:table-cell table:style-name="ce25" office:value-type="float" office:value="2061" calcext:value-type="float">
            <text:p>2,061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200" calcext:value-type="float">
            <text:p>1,200</text:p>
          </table:table-cell>
          <table:table-cell table:style-name="ce49" office:value-type="float" office:value="976" calcext:value-type="float">
            <text:p>976</text:p>
          </table:table-cell>
          <table:table-cell table:style-name="ce25" office:value-type="float" office:value="2269" calcext:value-type="float">
            <text:p>2,269</text:p>
          </table:table-cell>
          <table:table-cell table:style-name="ce25" office:value-type="float" office:value="819" calcext:value-type="float">
            <text:p>819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235" calcext:value-type="float">
            <text:p>235</text:p>
          </table:table-cell>
          <table:table-cell table:style-name="ce49" office:value-type="float" office:value="174" calcext:value-type="float">
            <text:p>174</text:p>
          </table:table-cell>
          <table:table-cell table:style-name="ce25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5627" calcext:value-type="float">
            <text:p>1,265,627</text:p>
          </table:table-cell>
          <table:table-cell table:style-name="ce25" office:value-type="float" office:value="56430" calcext:value-type="float">
            <text:p>56,430</text:p>
          </table:table-cell>
          <table:table-cell table:style-name="ce25" office:value-type="float" office:value="10060" calcext:value-type="float">
            <text:p>10,060</text:p>
          </table:table-cell>
          <table:table-cell table:style-name="ce25" office:value-type="float" office:value="11738" calcext:value-type="float">
            <text:p>11,738</text:p>
          </table:table-cell>
          <table:table-cell table:style-name="ce25" office:value-type="float" office:value="11365" calcext:value-type="float">
            <text:p>11,365</text:p>
          </table:table-cell>
          <table:table-cell table:style-name="ce25" office:value-type="float" office:value="11376" calcext:value-type="float">
            <text:p>11,376</text:p>
          </table:table-cell>
          <table:table-cell table:style-name="ce25" office:value-type="float" office:value="11891" calcext:value-type="float">
            <text:p>11,891</text:p>
          </table:table-cell>
          <table:table-cell table:style-name="ce25" office:value-type="float" office:value="67147" calcext:value-type="float">
            <text:p>67,147</text:p>
          </table:table-cell>
          <table:table-cell table:style-name="ce25" office:value-type="float" office:value="11659" calcext:value-type="float">
            <text:p>11,659</text:p>
          </table:table-cell>
          <table:table-cell table:style-name="ce25" office:value-type="float" office:value="12346" calcext:value-type="float">
            <text:p>12,346</text:p>
          </table:table-cell>
          <table:table-cell table:style-name="ce25" office:value-type="float" office:value="12645" calcext:value-type="float">
            <text:p>12,645</text:p>
          </table:table-cell>
          <table:table-cell table:style-name="ce25" office:value-type="float" office:value="14868" calcext:value-type="float">
            <text:p>14,868</text:p>
          </table:table-cell>
          <table:table-cell table:style-name="ce49" office:value-type="float" office:value="15629" calcext:value-type="float">
            <text:p>15,629</text:p>
          </table:table-cell>
          <table:table-cell table:style-name="ce25" office:value-type="float" office:value="85334" calcext:value-type="float">
            <text:p>85,334</text:p>
          </table:table-cell>
          <table:table-cell table:style-name="ce25" office:value-type="float" office:value="15240" calcext:value-type="float">
            <text:p>15,240</text:p>
          </table:table-cell>
          <table:table-cell table:style-name="ce25" office:value-type="float" office:value="16939" calcext:value-type="float">
            <text:p>16,939</text:p>
          </table:table-cell>
          <table:table-cell table:style-name="ce25" office:value-type="float" office:value="17897" calcext:value-type="float">
            <text:p>17,897</text:p>
          </table:table-cell>
          <table:table-cell table:style-name="ce25" office:value-type="float" office:value="17712" calcext:value-type="float">
            <text:p>17,712</text:p>
          </table:table-cell>
          <table:table-cell table:style-name="ce49" office:value-type="float" office:value="17546" calcext:value-type="float">
            <text:p>17,546</text:p>
          </table:table-cell>
          <table:table-cell table:style-name="ce25" office:value-type="float" office:value="83795" calcext:value-type="float">
            <text:p>83,795</text:p>
          </table:table-cell>
          <table:table-cell table:style-name="ce25" office:value-type="float" office:value="17142" calcext:value-type="float">
            <text:p>17,142</text:p>
          </table:table-cell>
          <table:table-cell table:style-name="ce25" office:value-type="float" office:value="16751" calcext:value-type="float">
            <text:p>16,751</text:p>
          </table:table-cell>
          <table:table-cell table:style-name="ce25" office:value-type="float" office:value="16425" calcext:value-type="float">
            <text:p>16,425</text:p>
          </table:table-cell>
          <table:table-cell table:style-name="ce25" office:value-type="float" office:value="16734" calcext:value-type="float">
            <text:p>16,734</text:p>
          </table:table-cell>
          <table:table-cell table:style-name="ce49" office:value-type="float" office:value="16743" calcext:value-type="float">
            <text:p>16,743</text:p>
          </table:table-cell>
          <table:table-cell table:style-name="ce25" office:value-type="float" office:value="80492" calcext:value-type="float">
            <text:p>80,492</text:p>
          </table:table-cell>
          <table:table-cell table:style-name="ce25" office:value-type="float" office:value="16426" calcext:value-type="float">
            <text:p>16,426</text:p>
          </table:table-cell>
          <table:table-cell table:style-name="ce25" office:value-type="float" office:value="15593" calcext:value-type="float">
            <text:p>15,593</text:p>
          </table:table-cell>
          <table:table-cell table:style-name="ce25" office:value-type="float" office:value="15220" calcext:value-type="float">
            <text:p>15,220</text:p>
          </table:table-cell>
          <table:table-cell table:style-name="ce25" office:value-type="float" office:value="15704" calcext:value-type="float">
            <text:p>15,704</text:p>
          </table:table-cell>
          <table:table-cell table:style-name="ce49" office:value-type="float" office:value="17549" calcext:value-type="float">
            <text:p>17,549</text:p>
          </table:table-cell>
          <table:table-cell table:style-name="ce25" office:value-type="float" office:value="95203" calcext:value-type="float">
            <text:p>95,203</text:p>
          </table:table-cell>
          <table:table-cell table:style-name="ce25" office:value-type="float" office:value="17741" calcext:value-type="float">
            <text:p>17,741</text:p>
          </table:table-cell>
          <table:table-cell table:style-name="ce25" office:value-type="float" office:value="19089" calcext:value-type="float">
            <text:p>19,089</text:p>
          </table:table-cell>
          <table:table-cell table:style-name="ce25" office:value-type="float" office:value="19466" calcext:value-type="float">
            <text:p>19,466</text:p>
          </table:table-cell>
          <table:table-cell table:style-name="ce25" office:value-type="float" office:value="19375" calcext:value-type="float">
            <text:p>19,375</text:p>
          </table:table-cell>
          <table:table-cell table:style-name="ce49" office:value-type="float" office:value="19532" calcext:value-type="float">
            <text:p>19,532</text:p>
          </table:table-cell>
          <table:table-cell table:style-name="ce25" office:value-type="float" office:value="92870" calcext:value-type="float">
            <text:p>92,870</text:p>
          </table:table-cell>
          <table:table-cell table:style-name="ce25" office:value-type="float" office:value="19308" calcext:value-type="float">
            <text:p>19,308</text:p>
          </table:table-cell>
          <table:table-cell table:style-name="ce25" office:value-type="float" office:value="18005" calcext:value-type="float">
            <text:p>18,005</text:p>
          </table:table-cell>
          <table:table-cell table:style-name="ce25" office:value-type="float" office:value="19785" calcext:value-type="float">
            <text:p>19,785</text:p>
          </table:table-cell>
          <table:table-cell table:style-name="ce25" office:value-type="float" office:value="18238" calcext:value-type="float">
            <text:p>18,238</text:p>
          </table:table-cell>
          <table:table-cell table:style-name="ce49" office:value-type="float" office:value="17534" calcext:value-type="float">
            <text:p>17,534</text:p>
          </table:table-cell>
          <table:table-cell table:style-name="ce25" office:value-type="float" office:value="92567" calcext:value-type="float">
            <text:p>92,567</text:p>
          </table:table-cell>
          <table:table-cell table:style-name="ce25" office:value-type="float" office:value="17616" calcext:value-type="float">
            <text:p>17,616</text:p>
          </table:table-cell>
          <table:table-cell table:style-name="ce25" office:value-type="float" office:value="17881" calcext:value-type="float">
            <text:p>17,881</text:p>
          </table:table-cell>
          <table:table-cell table:style-name="ce25" office:value-type="float" office:value="18230" calcext:value-type="float">
            <text:p>18,230</text:p>
          </table:table-cell>
          <table:table-cell table:style-name="ce25" office:value-type="float" office:value="19176" calcext:value-type="float">
            <text:p>19,176</text:p>
          </table:table-cell>
          <table:table-cell table:style-name="ce49" office:value-type="float" office:value="19664" calcext:value-type="float">
            <text:p>19,664</text:p>
          </table:table-cell>
          <table:table-cell table:style-name="ce25" office:value-type="float" office:value="100017" calcext:value-type="float">
            <text:p>100,017</text:p>
          </table:table-cell>
          <table:table-cell table:style-name="ce25" office:value-type="float" office:value="19836" calcext:value-type="float">
            <text:p>19,836</text:p>
          </table:table-cell>
          <table:table-cell table:style-name="ce25" office:value-type="float" office:value="19372" calcext:value-type="float">
            <text:p>19,372</text:p>
          </table:table-cell>
          <table:table-cell table:style-name="ce25" office:value-type="float" office:value="19581" calcext:value-type="float">
            <text:p>19,581</text:p>
          </table:table-cell>
          <table:table-cell table:style-name="ce25" office:value-type="float" office:value="20114" calcext:value-type="float">
            <text:p>20,114</text:p>
          </table:table-cell>
          <table:table-cell table:style-name="ce49" office:value-type="float" office:value="21114" calcext:value-type="float">
            <text:p>21,114</text:p>
          </table:table-cell>
          <table:table-cell table:style-name="ce25" office:value-type="float" office:value="104333" calcext:value-type="float">
            <text:p>104,333</text:p>
          </table:table-cell>
          <table:table-cell table:style-name="ce25" office:value-type="float" office:value="20775" calcext:value-type="float">
            <text:p>20,775</text:p>
          </table:table-cell>
          <table:table-cell table:style-name="ce25" office:value-type="float" office:value="21289" calcext:value-type="float">
            <text:p>21,289</text:p>
          </table:table-cell>
          <table:table-cell table:style-name="ce25" office:value-type="float" office:value="20693" calcext:value-type="float">
            <text:p>20,693</text:p>
          </table:table-cell>
          <table:table-cell table:style-name="ce25" office:value-type="float" office:value="20770" calcext:value-type="float">
            <text:p>20,770</text:p>
          </table:table-cell>
          <table:table-cell table:style-name="ce49" office:value-type="float" office:value="20806" calcext:value-type="float">
            <text:p>20,806</text:p>
          </table:table-cell>
          <table:table-cell table:style-name="ce25" office:value-type="float" office:value="103093" calcext:value-type="float">
            <text:p>103,093</text:p>
          </table:table-cell>
          <table:table-cell table:style-name="ce25" office:value-type="float" office:value="21092" calcext:value-type="float">
            <text:p>21,092</text:p>
          </table:table-cell>
          <table:table-cell table:style-name="ce25" office:value-type="float" office:value="20573" calcext:value-type="float">
            <text:p>20,573</text:p>
          </table:table-cell>
          <table:table-cell table:style-name="ce25" office:value-type="float" office:value="19986" calcext:value-type="float">
            <text:p>19,986</text:p>
          </table:table-cell>
          <table:table-cell table:style-name="ce25" office:value-type="float" office:value="20710" calcext:value-type="float">
            <text:p>20,710</text:p>
          </table:table-cell>
          <table:table-cell table:style-name="ce49" office:value-type="float" office:value="20732" calcext:value-type="float">
            <text:p>20,732</text:p>
          </table:table-cell>
          <table:table-cell table:style-name="ce25" office:value-type="float" office:value="92449" calcext:value-type="float">
            <text:p>92,449</text:p>
          </table:table-cell>
          <table:table-cell table:style-name="ce25" office:value-type="float" office:value="19624" calcext:value-type="float">
            <text:p>19,624</text:p>
          </table:table-cell>
          <table:table-cell table:style-name="ce25" office:value-type="float" office:value="19468" calcext:value-type="float">
            <text:p>19,468</text:p>
          </table:table-cell>
          <table:table-cell table:style-name="ce25" office:value-type="float" office:value="19147" calcext:value-type="float">
            <text:p>19,147</text:p>
          </table:table-cell>
          <table:table-cell table:style-name="ce25" office:value-type="float" office:value="18518" calcext:value-type="float">
            <text:p>18,518</text:p>
          </table:table-cell>
          <table:table-cell table:style-name="ce49" office:value-type="float" office:value="15692" calcext:value-type="float">
            <text:p>15,692</text:p>
          </table:table-cell>
          <table:table-cell table:style-name="ce25" office:value-type="float" office:value="56103" calcext:value-type="float">
            <text:p>56,103</text:p>
          </table:table-cell>
          <table:table-cell table:style-name="ce25" office:value-type="float" office:value="14960" calcext:value-type="float">
            <text:p>14,960</text:p>
          </table:table-cell>
          <table:table-cell table:style-name="ce25" office:value-type="float" office:value="12817" calcext:value-type="float">
            <text:p>12,817</text:p>
          </table:table-cell>
          <table:table-cell table:style-name="ce25" office:value-type="float" office:value="11494" calcext:value-type="float">
            <text:p>11,494</text:p>
          </table:table-cell>
          <table:table-cell table:style-name="ce25" office:value-type="float" office:value="8108" calcext:value-type="float">
            <text:p>8,108</text:p>
          </table:table-cell>
          <table:table-cell table:style-name="ce49" office:value-type="float" office:value="8724" calcext:value-type="float">
            <text:p>8,724</text:p>
          </table:table-cell>
          <table:table-cell table:style-name="ce25" office:value-type="float" office:value="44623" calcext:value-type="float">
            <text:p>44,623</text:p>
          </table:table-cell>
          <table:table-cell table:style-name="ce25" office:value-type="float" office:value="9642" calcext:value-type="float">
            <text:p>9,642</text:p>
          </table:table-cell>
          <table:table-cell table:style-name="ce25" office:value-type="float" office:value="9130" calcext:value-type="float">
            <text:p>9,130</text:p>
          </table:table-cell>
          <table:table-cell table:style-name="ce25" office:value-type="float" office:value="8925" calcext:value-type="float">
            <text:p>8,925</text:p>
          </table:table-cell>
          <table:table-cell table:style-name="ce25" office:value-type="float" office:value="8751" calcext:value-type="float">
            <text:p>8,751</text:p>
          </table:table-cell>
          <table:table-cell table:style-name="ce49" office:value-type="float" office:value="8175" calcext:value-type="float">
            <text:p>8,175</text:p>
          </table:table-cell>
          <table:table-cell table:style-name="ce25" office:value-type="float" office:value="33532" calcext:value-type="float">
            <text:p>33,532</text:p>
          </table:table-cell>
          <table:table-cell table:style-name="ce25" office:value-type="float" office:value="7647" calcext:value-type="float">
            <text:p>7,647</text:p>
          </table:table-cell>
          <table:table-cell table:style-name="ce25" office:value-type="float" office:value="6912" calcext:value-type="float">
            <text:p>6,912</text:p>
          </table:table-cell>
          <table:table-cell table:style-name="ce25" office:value-type="float" office:value="6523" calcext:value-type="float">
            <text:p>6,523</text:p>
          </table:table-cell>
          <table:table-cell table:style-name="ce25" office:value-type="float" office:value="6339" calcext:value-type="float">
            <text:p>6,339</text:p>
          </table:table-cell>
          <table:table-cell table:style-name="ce49" office:value-type="float" office:value="6111" calcext:value-type="float">
            <text:p>6,111</text:p>
          </table:table-cell>
          <table:table-cell table:style-name="ce25" office:value-type="float" office:value="31633" calcext:value-type="float">
            <text:p>31,633</text:p>
          </table:table-cell>
          <table:table-cell table:style-name="ce25" office:value-type="float" office:value="5951" calcext:value-type="float">
            <text:p>5,951</text:p>
          </table:table-cell>
          <table:table-cell table:style-name="ce25" office:value-type="float" office:value="6088" calcext:value-type="float">
            <text:p>6,088</text:p>
          </table:table-cell>
          <table:table-cell table:style-name="ce25" office:value-type="float" office:value="6466" calcext:value-type="float">
            <text:p>6,466</text:p>
          </table:table-cell>
          <table:table-cell table:style-name="ce25" office:value-type="float" office:value="6629" calcext:value-type="float">
            <text:p>6,629</text:p>
          </table:table-cell>
          <table:table-cell table:style-name="ce49" office:value-type="float" office:value="6499" calcext:value-type="float">
            <text:p>6,499</text:p>
          </table:table-cell>
          <table:table-cell table:style-name="ce25" office:value-type="float" office:value="26470" calcext:value-type="float">
            <text:p>26,470</text:p>
          </table:table-cell>
          <table:table-cell table:style-name="ce25" office:value-type="float" office:value="6155" calcext:value-type="float">
            <text:p>6,155</text:p>
          </table:table-cell>
          <table:table-cell table:style-name="ce25" office:value-type="float" office:value="5662" calcext:value-type="float">
            <text:p>5,662</text:p>
          </table:table-cell>
          <table:table-cell table:style-name="ce25" office:value-type="float" office:value="5306" calcext:value-type="float">
            <text:p>5,306</text:p>
          </table:table-cell>
          <table:table-cell table:style-name="ce25" office:value-type="float" office:value="5017" calcext:value-type="float">
            <text:p>5,017</text:p>
          </table:table-cell>
          <table:table-cell table:style-name="ce49" office:value-type="float" office:value="4330" calcext:value-type="float">
            <text:p>4,330</text:p>
          </table:table-cell>
          <table:table-cell table:style-name="ce25" office:value-type="float" office:value="13795" calcext:value-type="float">
            <text:p>13,795</text:p>
          </table:table-cell>
          <table:table-cell table:style-name="ce25" office:value-type="float" office:value="3721" calcext:value-type="float">
            <text:p>3,721</text:p>
          </table:table-cell>
          <table:table-cell table:style-name="ce25" office:value-type="float" office:value="3206" calcext:value-type="float">
            <text:p>3,206</text:p>
          </table:table-cell>
          <table:table-cell table:style-name="ce25" office:value-type="float" office:value="2862" calcext:value-type="float">
            <text:p>2,862</text:p>
          </table:table-cell>
          <table:table-cell table:style-name="ce25" office:value-type="float" office:value="2283" calcext:value-type="float">
            <text:p>2,283</text:p>
          </table:table-cell>
          <table:table-cell table:style-name="ce49" office:value-type="float" office:value="1723" calcext:value-type="float">
            <text:p>1,723</text:p>
          </table:table-cell>
          <table:table-cell table:style-name="ce25" office:value-type="float" office:value="4310" calcext:value-type="float">
            <text:p>4,310</text:p>
          </table:table-cell>
          <table:table-cell table:style-name="ce25" office:value-type="float" office:value="1376" calcext:value-type="float">
            <text:p>1,376</text:p>
          </table:table-cell>
          <table:table-cell table:style-name="ce25" office:value-type="float" office:value="1028" calcext:value-type="float">
            <text:p>1,028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office:value-type="float" office:value="605" calcext:value-type="float">
            <text:p>605</text:p>
          </table:table-cell>
          <table:table-cell table:style-name="ce49" office:value-type="float" office:value="470" calcext:value-type="float">
            <text:p>470</text:p>
          </table:table-cell>
          <table:table-cell table:style-name="ce25" office:value-type="float" office:value="1171" calcext:value-type="float">
            <text:p>1,171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116" calcext:value-type="float">
            <text:p>116</text:p>
          </table:table-cell>
          <table:table-cell table:style-name="ce49" office:value-type="float" office:value="95" calcext:value-type="float">
            <text:p>95</text:p>
          </table:table-cell>
          <table:table-cell table:style-name="ce25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9658" calcext:value-type="float">
            <text:p>1,349,658</text:p>
          </table:table-cell>
          <table:table-cell table:style-name="ce38" office:value-type="float" office:value="51855" calcext:value-type="float">
            <text:p>51,855</text:p>
          </table:table-cell>
          <table:table-cell table:style-name="ce26" office:value-type="float" office:value="9169" calcext:value-type="float">
            <text:p>9,169</text:p>
          </table:table-cell>
          <table:table-cell table:style-name="ce26" office:value-type="float" office:value="11055" calcext:value-type="float">
            <text:p>11,055</text:p>
          </table:table-cell>
          <table:table-cell table:style-name="ce26" office:value-type="float" office:value="10743" calcext:value-type="float">
            <text:p>10,743</text:p>
          </table:table-cell>
          <table:table-cell table:style-name="ce26" office:value-type="float" office:value="10268" calcext:value-type="float">
            <text:p>10,268</text:p>
          </table:table-cell>
          <table:table-cell table:style-name="ce26" office:value-type="float" office:value="10620" calcext:value-type="float">
            <text:p>10,620</text:p>
          </table:table-cell>
          <table:table-cell table:style-name="ce26" office:value-type="float" office:value="61732" calcext:value-type="float">
            <text:p>61,732</text:p>
          </table:table-cell>
          <table:table-cell table:style-name="ce26" office:value-type="float" office:value="10612" calcext:value-type="float">
            <text:p>10,612</text:p>
          </table:table-cell>
          <table:table-cell table:style-name="ce26" office:value-type="float" office:value="11275" calcext:value-type="float">
            <text:p>11,275</text:p>
          </table:table-cell>
          <table:table-cell table:style-name="ce26" office:value-type="float" office:value="11761" calcext:value-type="float">
            <text:p>11,761</text:p>
          </table:table-cell>
          <table:table-cell table:style-name="ce26" office:value-type="float" office:value="13929" calcext:value-type="float">
            <text:p>13,929</text:p>
          </table:table-cell>
          <table:table-cell table:style-name="ce38" office:value-type="float" office:value="14155" calcext:value-type="float">
            <text:p>14,155</text:p>
          </table:table-cell>
          <table:table-cell table:style-name="ce26" office:value-type="float" office:value="78339" calcext:value-type="float">
            <text:p>78,339</text:p>
          </table:table-cell>
          <table:table-cell table:style-name="ce26" office:value-type="float" office:value="13842" calcext:value-type="float">
            <text:p>13,842</text:p>
          </table:table-cell>
          <table:table-cell table:style-name="ce26" office:value-type="float" office:value="15267" calcext:value-type="float">
            <text:p>15,267</text:p>
          </table:table-cell>
          <table:table-cell table:style-name="ce26" office:value-type="float" office:value="16637" calcext:value-type="float">
            <text:p>16,637</text:p>
          </table:table-cell>
          <table:table-cell table:style-name="ce26" office:value-type="float" office:value="16498" calcext:value-type="float">
            <text:p>16,498</text:p>
          </table:table-cell>
          <table:table-cell table:style-name="ce38" office:value-type="float" office:value="16095" calcext:value-type="float">
            <text:p>16,095</text:p>
          </table:table-cell>
          <table:table-cell table:style-name="ce26" office:value-type="float" office:value="76831" calcext:value-type="float">
            <text:p>76,831</text:p>
          </table:table-cell>
          <table:table-cell table:style-name="ce26" office:value-type="float" office:value="15739" calcext:value-type="float">
            <text:p>15,739</text:p>
          </table:table-cell>
          <table:table-cell table:style-name="ce26" office:value-type="float" office:value="15635" calcext:value-type="float">
            <text:p>15,635</text:p>
          </table:table-cell>
          <table:table-cell table:style-name="ce26" office:value-type="float" office:value="14929" calcext:value-type="float">
            <text:p>14,929</text:p>
          </table:table-cell>
          <table:table-cell table:style-name="ce26" office:value-type="float" office:value="15126" calcext:value-type="float">
            <text:p>15,126</text:p>
          </table:table-cell>
          <table:table-cell table:style-name="ce38" office:value-type="float" office:value="15402" calcext:value-type="float">
            <text:p>15,402</text:p>
          </table:table-cell>
          <table:table-cell table:style-name="ce26" office:value-type="float" office:value="77202" calcext:value-type="float">
            <text:p>77,202</text:p>
          </table:table-cell>
          <table:table-cell table:style-name="ce26" office:value-type="float" office:value="15381" calcext:value-type="float">
            <text:p>15,381</text:p>
          </table:table-cell>
          <table:table-cell table:style-name="ce26" office:value-type="float" office:value="14951" calcext:value-type="float">
            <text:p>14,951</text:p>
          </table:table-cell>
          <table:table-cell table:style-name="ce26" office:value-type="float" office:value="14524" calcext:value-type="float">
            <text:p>14,524</text:p>
          </table:table-cell>
          <table:table-cell table:style-name="ce26" office:value-type="float" office:value="15257" calcext:value-type="float">
            <text:p>15,257</text:p>
          </table:table-cell>
          <table:table-cell table:style-name="ce38" office:value-type="float" office:value="17089" calcext:value-type="float">
            <text:p>17,089</text:p>
          </table:table-cell>
          <table:table-cell table:style-name="ce26" office:value-type="float" office:value="97622" calcext:value-type="float">
            <text:p>97,622</text:p>
          </table:table-cell>
          <table:table-cell table:style-name="ce26" office:value-type="float" office:value="17676" calcext:value-type="float">
            <text:p>17,676</text:p>
          </table:table-cell>
          <table:table-cell table:style-name="ce26" office:value-type="float" office:value="18743" calcext:value-type="float">
            <text:p>18,743</text:p>
          </table:table-cell>
          <table:table-cell table:style-name="ce26" office:value-type="float" office:value="19835" calcext:value-type="float">
            <text:p>19,835</text:p>
          </table:table-cell>
          <table:table-cell table:style-name="ce26" office:value-type="float" office:value="20467" calcext:value-type="float">
            <text:p>20,467</text:p>
          </table:table-cell>
          <table:table-cell table:style-name="ce38" office:value-type="float" office:value="20901" calcext:value-type="float">
            <text:p>20,901</text:p>
          </table:table-cell>
          <table:table-cell table:style-name="ce26" office:value-type="float" office:value="107063" calcext:value-type="float">
            <text:p>107,063</text:p>
          </table:table-cell>
          <table:table-cell table:style-name="ce26" office:value-type="float" office:value="21269" calcext:value-type="float">
            <text:p>21,269</text:p>
          </table:table-cell>
          <table:table-cell table:style-name="ce26" office:value-type="float" office:value="20246" calcext:value-type="float">
            <text:p>20,246</text:p>
          </table:table-cell>
          <table:table-cell table:style-name="ce26" office:value-type="float" office:value="22744" calcext:value-type="float">
            <text:p>22,744</text:p>
          </table:table-cell>
          <table:table-cell table:style-name="ce26" office:value-type="float" office:value="21678" calcext:value-type="float">
            <text:p>21,678</text:p>
          </table:table-cell>
          <table:table-cell table:style-name="ce38" office:value-type="float" office:value="21126" calcext:value-type="float">
            <text:p>21,126</text:p>
          </table:table-cell>
          <table:table-cell table:style-name="ce26" office:value-type="float" office:value="111121" calcext:value-type="float">
            <text:p>111,121</text:p>
          </table:table-cell>
          <table:table-cell table:style-name="ce26" office:value-type="float" office:value="20768" calcext:value-type="float">
            <text:p>20,768</text:p>
          </table:table-cell>
          <table:table-cell table:style-name="ce26" office:value-type="float" office:value="21274" calcext:value-type="float">
            <text:p>21,274</text:p>
          </table:table-cell>
          <table:table-cell table:style-name="ce26" office:value-type="float" office:value="22246" calcext:value-type="float">
            <text:p>22,246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38" office:value-type="float" office:value="23686" calcext:value-type="float">
            <text:p>23,686</text:p>
          </table:table-cell>
          <table:table-cell table:style-name="ce26" office:value-type="float" office:value="117681" calcext:value-type="float">
            <text:p>117,681</text:p>
          </table:table-cell>
          <table:table-cell table:style-name="ce26" office:value-type="float" office:value="23806" calcext:value-type="float">
            <text:p>23,806</text:p>
          </table:table-cell>
          <table:table-cell table:style-name="ce26" office:value-type="float" office:value="23379" calcext:value-type="float">
            <text:p>23,379</text:p>
          </table:table-cell>
          <table:table-cell table:style-name="ce26" office:value-type="float" office:value="22984" calcext:value-type="float">
            <text:p>22,984</text:p>
          </table:table-cell>
          <table:table-cell table:style-name="ce26" office:value-type="float" office:value="23532" calcext:value-type="float">
            <text:p>23,532</text:p>
          </table:table-cell>
          <table:table-cell table:style-name="ce38" office:value-type="float" office:value="23980" calcext:value-type="float">
            <text:p>23,980</text:p>
          </table:table-cell>
          <table:table-cell table:style-name="ce26" office:value-type="float" office:value="118131" calcext:value-type="float">
            <text:p>118,131</text:p>
          </table:table-cell>
          <table:table-cell table:style-name="ce26" office:value-type="float" office:value="23886" calcext:value-type="float">
            <text:p>23,886</text:p>
          </table:table-cell>
          <table:table-cell table:style-name="ce26" office:value-type="float" office:value="24009" calcext:value-type="float">
            <text:p>24,009</text:p>
          </table:table-cell>
          <table:table-cell table:style-name="ce26" office:value-type="float" office:value="23699" calcext:value-type="float">
            <text:p>23,699</text:p>
          </table:table-cell>
          <table:table-cell table:style-name="ce26" office:value-type="float" office:value="23166" calcext:value-type="float">
            <text:p>23,166</text:p>
          </table:table-cell>
          <table:table-cell table:style-name="ce38" office:value-type="float" office:value="23371" calcext:value-type="float">
            <text:p>23,371</text:p>
          </table:table-cell>
          <table:table-cell table:style-name="ce26" office:value-type="float" office:value="115804" calcext:value-type="float">
            <text:p>115,804</text:p>
          </table:table-cell>
          <table:table-cell table:style-name="ce26" office:value-type="float" office:value="24080" calcext:value-type="float">
            <text:p>24,080</text:p>
          </table:table-cell>
          <table:table-cell table:style-name="ce26" office:value-type="float" office:value="23037" calcext:value-type="float">
            <text:p>23,037</text:p>
          </table:table-cell>
          <table:table-cell table:style-name="ce26" office:value-type="float" office:value="22854" calcext:value-type="float">
            <text:p>22,854</text:p>
          </table:table-cell>
          <table:table-cell table:style-name="ce26" office:value-type="float" office:value="23180" calcext:value-type="float">
            <text:p>23,180</text:p>
          </table:table-cell>
          <table:table-cell table:style-name="ce38" office:value-type="float" office:value="22653" calcext:value-type="float">
            <text:p>22,653</text:p>
          </table:table-cell>
          <table:table-cell table:style-name="ce26" office:value-type="float" office:value="103213" calcext:value-type="float">
            <text:p>103,213</text:p>
          </table:table-cell>
          <table:table-cell table:style-name="ce26" office:value-type="float" office:value="21710" calcext:value-type="float">
            <text:p>21,710</text:p>
          </table:table-cell>
          <table:table-cell table:style-name="ce26" office:value-type="float" office:value="21442" calcext:value-type="float">
            <text:p>21,442</text:p>
          </table:table-cell>
          <table:table-cell table:style-name="ce26" office:value-type="float" office:value="21315" calcext:value-type="float">
            <text:p>21,315</text:p>
          </table:table-cell>
          <table:table-cell table:style-name="ce26" office:value-type="float" office:value="20614" calcext:value-type="float">
            <text:p>20,614</text:p>
          </table:table-cell>
          <table:table-cell table:style-name="ce38" office:value-type="float" office:value="18132" calcext:value-type="float">
            <text:p>18,132</text:p>
          </table:table-cell>
          <table:table-cell table:style-name="ce26" office:value-type="float" office:value="63243" calcext:value-type="float">
            <text:p>63,243</text:p>
          </table:table-cell>
          <table:table-cell table:style-name="ce26" office:value-type="float" office:value="16714" calcext:value-type="float">
            <text:p>16,714</text:p>
          </table:table-cell>
          <table:table-cell table:style-name="ce26" office:value-type="float" office:value="14140" calcext:value-type="float">
            <text:p>14,140</text:p>
          </table:table-cell>
          <table:table-cell table:style-name="ce26" office:value-type="float" office:value="12766" calcext:value-type="float">
            <text:p>12,766</text:p>
          </table:table-cell>
          <table:table-cell table:style-name="ce26" office:value-type="float" office:value="9203" calcext:value-type="float">
            <text:p>9,203</text:p>
          </table:table-cell>
          <table:table-cell table:style-name="ce38" office:value-type="float" office:value="10420" calcext:value-type="float">
            <text:p>10,420</text:p>
          </table:table-cell>
          <table:table-cell table:style-name="ce26" office:value-type="float" office:value="54031" calcext:value-type="float">
            <text:p>54,031</text:p>
          </table:table-cell>
          <table:table-cell table:style-name="ce26" office:value-type="float" office:value="11171" calcext:value-type="float">
            <text:p>11,171</text:p>
          </table:table-cell>
          <table:table-cell table:style-name="ce26" office:value-type="float" office:value="10892" calcext:value-type="float">
            <text:p>10,892</text:p>
          </table:table-cell>
          <table:table-cell table:style-name="ce26" office:value-type="float" office:value="10826" calcext:value-type="float">
            <text:p>10,826</text:p>
          </table:table-cell>
          <table:table-cell table:style-name="ce26" office:value-type="float" office:value="10573" calcext:value-type="float">
            <text:p>10,573</text:p>
          </table:table-cell>
          <table:table-cell table:style-name="ce38" office:value-type="float" office:value="10569" calcext:value-type="float">
            <text:p>10,569</text:p>
          </table:table-cell>
          <table:table-cell table:style-name="ce26" office:value-type="float" office:value="42999" calcext:value-type="float">
            <text:p>42,999</text:p>
          </table:table-cell>
          <table:table-cell table:style-name="ce26" office:value-type="float" office:value="9592" calcext:value-type="float">
            <text:p>9,592</text:p>
          </table:table-cell>
          <table:table-cell table:style-name="ce26" office:value-type="float" office:value="9074" calcext:value-type="float">
            <text:p>9,074</text:p>
          </table:table-cell>
          <table:table-cell table:style-name="ce26" office:value-type="float" office:value="8532" calcext:value-type="float">
            <text:p>8,532</text:p>
          </table:table-cell>
          <table:table-cell table:style-name="ce26" office:value-type="float" office:value="8108" calcext:value-type="float">
            <text:p>8,108</text:p>
          </table:table-cell>
          <table:table-cell table:style-name="ce38" office:value-type="float" office:value="7693" calcext:value-type="float">
            <text:p>7,693</text:p>
          </table:table-cell>
          <table:table-cell table:style-name="ce26" office:value-type="float" office:value="32010" calcext:value-type="float">
            <text:p>32,010</text:p>
          </table:table-cell>
          <table:table-cell table:style-name="ce26" office:value-type="float" office:value="6963" calcext:value-type="float">
            <text:p>6,963</text:p>
          </table:table-cell>
          <table:table-cell table:style-name="ce26" office:value-type="float" office:value="6797" calcext:value-type="float">
            <text:p>6,797</text:p>
          </table:table-cell>
          <table:table-cell table:style-name="ce26" office:value-type="float" office:value="6500" calcext:value-type="float">
            <text:p>6,500</text:p>
          </table:table-cell>
          <table:table-cell table:style-name="ce26" office:value-type="float" office:value="5965" calcext:value-type="float">
            <text:p>5,965</text:p>
          </table:table-cell>
          <table:table-cell table:style-name="ce38" office:value-type="float" office:value="5785" calcext:value-type="float">
            <text:p>5,785</text:p>
          </table:table-cell>
          <table:table-cell table:style-name="ce26" office:value-type="float" office:value="23189" calcext:value-type="float">
            <text:p>23,189</text:p>
          </table:table-cell>
          <table:table-cell table:style-name="ce26" office:value-type="float" office:value="5413" calcext:value-type="float">
            <text:p>5,413</text:p>
          </table:table-cell>
          <table:table-cell table:style-name="ce26" office:value-type="float" office:value="5107" calcext:value-type="float">
            <text:p>5,107</text:p>
          </table:table-cell>
          <table:table-cell table:style-name="ce26" office:value-type="float" office:value="4620" calcext:value-type="float">
            <text:p>4,620</text:p>
          </table:table-cell>
          <table:table-cell table:style-name="ce26" office:value-type="float" office:value="4284" calcext:value-type="float">
            <text:p>4,284</text:p>
          </table:table-cell>
          <table:table-cell table:style-name="ce38" office:value-type="float" office:value="3765" calcext:value-type="float">
            <text:p>3,765</text:p>
          </table:table-cell>
          <table:table-cell table:style-name="ce26" office:value-type="float" office:value="12122" calcext:value-type="float">
            <text:p>12,122</text:p>
          </table:table-cell>
          <table:table-cell table:style-name="ce26" office:value-type="float" office:value="3297" calcext:value-type="float">
            <text:p>3,297</text:p>
          </table:table-cell>
          <table:table-cell table:style-name="ce26" office:value-type="float" office:value="2701" calcext:value-type="float">
            <text:p>2,701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2100" calcext:value-type="float">
            <text:p>2,100</text:p>
          </table:table-cell>
          <table:table-cell table:style-name="ce38" office:value-type="float" office:value="1566" calcext:value-type="float">
            <text:p>1,566</text:p>
          </table:table-cell>
          <table:table-cell table:style-name="ce26" office:value-type="float" office:value="4161" calcext:value-type="float">
            <text:p>4,161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815" calcext:value-type="float">
            <text:p>815</text:p>
          </table:table-cell>
          <table:table-cell table:style-name="ce26" office:value-type="float" office:value="595" calcext:value-type="float">
            <text:p>595</text:p>
          </table:table-cell>
          <table:table-cell table:style-name="ce38" office:value-type="float" office:value="506" calcext:value-type="float">
            <text:p>506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19" calcext:value-type="float">
            <text:p>119</text:p>
          </table:table-cell>
          <table:table-cell table:style-name="ce38" office:value-type="float" office:value="79" calcext:value-type="float">
            <text:p>79</text:p>
          </table:table-cell>
          <table:table-cell table:style-name="ce26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6921" calcext:value-type="float">
            <text:p>1,526,921</text:p>
          </table:table-cell>
          <table:table-cell table:style-name="ce25" office:value-type="float" office:value="61165" calcext:value-type="float">
            <text:p>61,165</text:p>
          </table:table-cell>
          <table:table-cell table:style-name="ce25" office:value-type="float" office:value="10898" calcext:value-type="float">
            <text:p>10,898</text:p>
          </table:table-cell>
          <table:table-cell table:style-name="ce25" office:value-type="float" office:value="12177" calcext:value-type="float">
            <text:p>12,177</text:p>
          </table:table-cell>
          <table:table-cell table:style-name="ce25" office:value-type="float" office:value="12317" calcext:value-type="float">
            <text:p>12,317</text:p>
          </table:table-cell>
          <table:table-cell table:style-name="ce25" office:value-type="float" office:value="12477" calcext:value-type="float">
            <text:p>12,477</text:p>
          </table:table-cell>
          <table:table-cell table:style-name="ce25" office:value-type="float" office:value="13296" calcext:value-type="float">
            <text:p>13,296</text:p>
          </table:table-cell>
          <table:table-cell table:style-name="ce25" office:value-type="float" office:value="81784" calcext:value-type="float">
            <text:p>81,784</text:p>
          </table:table-cell>
          <table:table-cell table:style-name="ce25" office:value-type="float" office:value="13665" calcext:value-type="float">
            <text:p>13,665</text:p>
          </table:table-cell>
          <table:table-cell table:style-name="ce25" office:value-type="float" office:value="14999" calcext:value-type="float">
            <text:p>14,999</text:p>
          </table:table-cell>
          <table:table-cell table:style-name="ce25" office:value-type="float" office:value="15613" calcext:value-type="float">
            <text:p>15,613</text:p>
          </table:table-cell>
          <table:table-cell table:style-name="ce25" office:value-type="float" office:value="18530" calcext:value-type="float">
            <text:p>18,530</text:p>
          </table:table-cell>
          <table:table-cell table:style-name="ce49" office:value-type="float" office:value="18977" calcext:value-type="float">
            <text:p>18,977</text:p>
          </table:table-cell>
          <table:table-cell table:style-name="ce25" office:value-type="float" office:value="100642" calcext:value-type="float">
            <text:p>100,642</text:p>
          </table:table-cell>
          <table:table-cell table:style-name="ce25" office:value-type="float" office:value="17896" calcext:value-type="float">
            <text:p>17,896</text:p>
          </table:table-cell>
          <table:table-cell table:style-name="ce25" office:value-type="float" office:value="19448" calcext:value-type="float">
            <text:p>19,448</text:p>
          </table:table-cell>
          <table:table-cell table:style-name="ce25" office:value-type="float" office:value="21212" calcext:value-type="float">
            <text:p>21,212</text:p>
          </table:table-cell>
          <table:table-cell table:style-name="ce25" office:value-type="float" office:value="21000" calcext:value-type="float">
            <text:p>21,000</text:p>
          </table:table-cell>
          <table:table-cell table:style-name="ce49" office:value-type="float" office:value="21086" calcext:value-type="float">
            <text:p>21,086</text:p>
          </table:table-cell>
          <table:table-cell table:style-name="ce25" office:value-type="float" office:value="101485" calcext:value-type="float">
            <text:p>101,485</text:p>
          </table:table-cell>
          <table:table-cell table:style-name="ce25" office:value-type="float" office:value="20883" calcext:value-type="float">
            <text:p>20,883</text:p>
          </table:table-cell>
          <table:table-cell table:style-name="ce25" office:value-type="float" office:value="20258" calcext:value-type="float">
            <text:p>20,258</text:p>
          </table:table-cell>
          <table:table-cell table:style-name="ce25" office:value-type="float" office:value="19719" calcext:value-type="float">
            <text:p>19,719</text:p>
          </table:table-cell>
          <table:table-cell table:style-name="ce25" office:value-type="float" office:value="20208" calcext:value-type="float">
            <text:p>20,208</text:p>
          </table:table-cell>
          <table:table-cell table:style-name="ce49" office:value-type="float" office:value="20417" calcext:value-type="float">
            <text:p>20,417</text:p>
          </table:table-cell>
          <table:table-cell table:style-name="ce25" office:value-type="float" office:value="102184" calcext:value-type="float">
            <text:p>102,184</text:p>
          </table:table-cell>
          <table:table-cell table:style-name="ce25" office:value-type="float" office:value="20071" calcext:value-type="float">
            <text:p>20,071</text:p>
          </table:table-cell>
          <table:table-cell table:style-name="ce25" office:value-type="float" office:value="20100" calcext:value-type="float">
            <text:p>20,100</text:p>
          </table:table-cell>
          <table:table-cell table:style-name="ce25" office:value-type="float" office:value="18936" calcext:value-type="float">
            <text:p>18,936</text:p>
          </table:table-cell>
          <table:table-cell table:style-name="ce25" office:value-type="float" office:value="20113" calcext:value-type="float">
            <text:p>20,113</text:p>
          </table:table-cell>
          <table:table-cell table:style-name="ce49" office:value-type="float" office:value="22964" calcext:value-type="float">
            <text:p>22,964</text:p>
          </table:table-cell>
          <table:table-cell table:style-name="ce25" office:value-type="float" office:value="130230" calcext:value-type="float">
            <text:p>130,230</text:p>
          </table:table-cell>
          <table:table-cell table:style-name="ce25" office:value-type="float" office:value="23678" calcext:value-type="float">
            <text:p>23,678</text:p>
          </table:table-cell>
          <table:table-cell table:style-name="ce25" office:value-type="float" office:value="25325" calcext:value-type="float">
            <text:p>25,325</text:p>
          </table:table-cell>
          <table:table-cell table:style-name="ce25" office:value-type="float" office:value="26448" calcext:value-type="float">
            <text:p>26,448</text:p>
          </table:table-cell>
          <table:table-cell table:style-name="ce25" office:value-type="float" office:value="27137" calcext:value-type="float">
            <text:p>27,137</text:p>
          </table:table-cell>
          <table:table-cell table:style-name="ce49" office:value-type="float" office:value="27642" calcext:value-type="float">
            <text:p>27,642</text:p>
          </table:table-cell>
          <table:table-cell table:style-name="ce25" office:value-type="float" office:value="134093" calcext:value-type="float">
            <text:p>134,093</text:p>
          </table:table-cell>
          <table:table-cell table:style-name="ce25" office:value-type="float" office:value="27508" calcext:value-type="float">
            <text:p>27,508</text:p>
          </table:table-cell>
          <table:table-cell table:style-name="ce25" office:value-type="float" office:value="26417" calcext:value-type="float">
            <text:p>26,417</text:p>
          </table:table-cell>
          <table:table-cell table:style-name="ce25" office:value-type="float" office:value="28437" calcext:value-type="float">
            <text:p>28,437</text:p>
          </table:table-cell>
          <table:table-cell table:style-name="ce25" office:value-type="float" office:value="26608" calcext:value-type="float">
            <text:p>26,608</text:p>
          </table:table-cell>
          <table:table-cell table:style-name="ce49" office:value-type="float" office:value="25123" calcext:value-type="float">
            <text:p>25,123</text:p>
          </table:table-cell>
          <table:table-cell table:style-name="ce25" office:value-type="float" office:value="126115" calcext:value-type="float">
            <text:p>126,115</text:p>
          </table:table-cell>
          <table:table-cell table:style-name="ce25" office:value-type="float" office:value="24608" calcext:value-type="float">
            <text:p>24,608</text:p>
          </table:table-cell>
          <table:table-cell table:style-name="ce25" office:value-type="float" office:value="24737" calcext:value-type="float">
            <text:p>24,737</text:p>
          </table:table-cell>
          <table:table-cell table:style-name="ce25" office:value-type="float" office:value="24969" calcext:value-type="float">
            <text:p>24,969</text:p>
          </table:table-cell>
          <table:table-cell table:style-name="ce25" office:value-type="float" office:value="25604" calcext:value-type="float">
            <text:p>25,604</text:p>
          </table:table-cell>
          <table:table-cell table:style-name="ce49" office:value-type="float" office:value="26197" calcext:value-type="float">
            <text:p>26,197</text:p>
          </table:table-cell>
          <table:table-cell table:style-name="ce25" office:value-type="float" office:value="126565" calcext:value-type="float">
            <text:p>126,565</text:p>
          </table:table-cell>
          <table:table-cell table:style-name="ce25" office:value-type="float" office:value="25900" calcext:value-type="float">
            <text:p>25,900</text:p>
          </table:table-cell>
          <table:table-cell table:style-name="ce25" office:value-type="float" office:value="25360" calcext:value-type="float">
            <text:p>25,360</text:p>
          </table:table-cell>
          <table:table-cell table:style-name="ce25" office:value-type="float" office:value="24947" calcext:value-type="float">
            <text:p>24,947</text:p>
          </table:table-cell>
          <table:table-cell table:style-name="ce25" office:value-type="float" office:value="25157" calcext:value-type="float">
            <text:p>25,157</text:p>
          </table:table-cell>
          <table:table-cell table:style-name="ce49" office:value-type="float" office:value="25201" calcext:value-type="float">
            <text:p>25,201</text:p>
          </table:table-cell>
          <table:table-cell table:style-name="ce25" office:value-type="float" office:value="124891" calcext:value-type="float">
            <text:p>124,891</text:p>
          </table:table-cell>
          <table:table-cell table:style-name="ce25" office:value-type="float" office:value="25039" calcext:value-type="float">
            <text:p>25,039</text:p>
          </table:table-cell>
          <table:table-cell table:style-name="ce25" office:value-type="float" office:value="25421" calcext:value-type="float">
            <text:p>25,421</text:p>
          </table:table-cell>
          <table:table-cell table:style-name="ce25" office:value-type="float" office:value="25306" calcext:value-type="float">
            <text:p>25,306</text:p>
          </table:table-cell>
          <table:table-cell table:style-name="ce25" office:value-type="float" office:value="24689" calcext:value-type="float">
            <text:p>24,689</text:p>
          </table:table-cell>
          <table:table-cell table:style-name="ce49" office:value-type="float" office:value="24436" calcext:value-type="float">
            <text:p>24,436</text:p>
          </table:table-cell>
          <table:table-cell table:style-name="ce25" office:value-type="float" office:value="120329" calcext:value-type="float">
            <text:p>120,329</text:p>
          </table:table-cell>
          <table:table-cell table:style-name="ce25" office:value-type="float" office:value="24290" calcext:value-type="float">
            <text:p>24,290</text:p>
          </table:table-cell>
          <table:table-cell table:style-name="ce25" office:value-type="float" office:value="23962" calcext:value-type="float">
            <text:p>23,962</text:p>
          </table:table-cell>
          <table:table-cell table:style-name="ce25" office:value-type="float" office:value="23467" calcext:value-type="float">
            <text:p>23,467</text:p>
          </table:table-cell>
          <table:table-cell table:style-name="ce25" office:value-type="float" office:value="24666" calcext:value-type="float">
            <text:p>24,666</text:p>
          </table:table-cell>
          <table:table-cell table:style-name="ce49" office:value-type="float" office:value="23944" calcext:value-type="float">
            <text:p>23,944</text:p>
          </table:table-cell>
          <table:table-cell table:style-name="ce25" office:value-type="float" office:value="105780" calcext:value-type="float">
            <text:p>105,780</text:p>
          </table:table-cell>
          <table:table-cell table:style-name="ce25" office:value-type="float" office:value="22462" calcext:value-type="float">
            <text:p>22,462</text:p>
          </table:table-cell>
          <table:table-cell table:style-name="ce25" office:value-type="float" office:value="21986" calcext:value-type="float">
            <text:p>21,986</text:p>
          </table:table-cell>
          <table:table-cell table:style-name="ce25" office:value-type="float" office:value="21972" calcext:value-type="float">
            <text:p>21,972</text:p>
          </table:table-cell>
          <table:table-cell table:style-name="ce25" office:value-type="float" office:value="21527" calcext:value-type="float">
            <text:p>21,527</text:p>
          </table:table-cell>
          <table:table-cell table:style-name="ce49" office:value-type="float" office:value="17833" calcext:value-type="float">
            <text:p>17,833</text:p>
          </table:table-cell>
          <table:table-cell table:style-name="ce25" office:value-type="float" office:value="62491" calcext:value-type="float">
            <text:p>62,491</text:p>
          </table:table-cell>
          <table:table-cell table:style-name="ce25" office:value-type="float" office:value="16386" calcext:value-type="float">
            <text:p>16,386</text:p>
          </table:table-cell>
          <table:table-cell table:style-name="ce25" office:value-type="float" office:value="14924" calcext:value-type="float">
            <text:p>14,924</text:p>
          </table:table-cell>
          <table:table-cell table:style-name="ce25" office:value-type="float" office:value="11897" calcext:value-type="float">
            <text:p>11,897</text:p>
          </table:table-cell>
          <table:table-cell table:style-name="ce25" office:value-type="float" office:value="8994" calcext:value-type="float">
            <text:p>8,994</text:p>
          </table:table-cell>
          <table:table-cell table:style-name="ce49" office:value-type="float" office:value="10290" calcext:value-type="float">
            <text:p>10,290</text:p>
          </table:table-cell>
          <table:table-cell table:style-name="ce25" office:value-type="float" office:value="51880" calcext:value-type="float">
            <text:p>51,880</text:p>
          </table:table-cell>
          <table:table-cell table:style-name="ce25" office:value-type="float" office:value="11314" calcext:value-type="float">
            <text:p>11,314</text:p>
          </table:table-cell>
          <table:table-cell table:style-name="ce25" office:value-type="float" office:value="10573" calcext:value-type="float">
            <text:p>10,573</text:p>
          </table:table-cell>
          <table:table-cell table:style-name="ce25" office:value-type="float" office:value="10322" calcext:value-type="float">
            <text:p>10,322</text:p>
          </table:table-cell>
          <table:table-cell table:style-name="ce25" office:value-type="float" office:value="10272" calcext:value-type="float">
            <text:p>10,272</text:p>
          </table:table-cell>
          <table:table-cell table:style-name="ce49" office:value-type="float" office:value="9399" calcext:value-type="float">
            <text:p>9,399</text:p>
          </table:table-cell>
          <table:table-cell table:style-name="ce25" office:value-type="float" office:value="38385" calcext:value-type="float">
            <text:p>38,385</text:p>
          </table:table-cell>
          <table:table-cell table:style-name="ce25" office:value-type="float" office:value="8808" calcext:value-type="float">
            <text:p>8,808</text:p>
          </table:table-cell>
          <table:table-cell table:style-name="ce25" office:value-type="float" office:value="8278" calcext:value-type="float">
            <text:p>8,278</text:p>
          </table:table-cell>
          <table:table-cell table:style-name="ce25" office:value-type="float" office:value="7414" calcext:value-type="float">
            <text:p>7,414</text:p>
          </table:table-cell>
          <table:table-cell table:style-name="ce25" office:value-type="float" office:value="7110" calcext:value-type="float">
            <text:p>7,110</text:p>
          </table:table-cell>
          <table:table-cell table:style-name="ce49" office:value-type="float" office:value="6775" calcext:value-type="float">
            <text:p>6,775</text:p>
          </table:table-cell>
          <table:table-cell table:style-name="ce25" office:value-type="float" office:value="28240" calcext:value-type="float">
            <text:p>28,240</text:p>
          </table:table-cell>
          <table:table-cell table:style-name="ce25" office:value-type="float" office:value="6163" calcext:value-type="float">
            <text:p>6,163</text:p>
          </table:table-cell>
          <table:table-cell table:style-name="ce25" office:value-type="float" office:value="5699" calcext:value-type="float">
            <text:p>5,699</text:p>
          </table:table-cell>
          <table:table-cell table:style-name="ce25" office:value-type="float" office:value="5684" calcext:value-type="float">
            <text:p>5,684</text:p>
          </table:table-cell>
          <table:table-cell table:style-name="ce25" office:value-type="float" office:value="5544" calcext:value-type="float">
            <text:p>5,544</text:p>
          </table:table-cell>
          <table:table-cell table:style-name="ce49" office:value-type="float" office:value="5150" calcext:value-type="float">
            <text:p>5,150</text:p>
          </table:table-cell>
          <table:table-cell table:style-name="ce25" office:value-type="float" office:value="19564" calcext:value-type="float">
            <text:p>19,564</text:p>
          </table:table-cell>
          <table:table-cell table:style-name="ce25" office:value-type="float" office:value="4827" calcext:value-type="float">
            <text:p>4,827</text:p>
          </table:table-cell>
          <table:table-cell table:style-name="ce25" office:value-type="float" office:value="4414" calcext:value-type="float">
            <text:p>4,414</text:p>
          </table:table-cell>
          <table:table-cell table:style-name="ce25" office:value-type="float" office:value="3800" calcext:value-type="float">
            <text:p>3,800</text:p>
          </table:table-cell>
          <table:table-cell table:style-name="ce25" office:value-type="float" office:value="3581" calcext:value-type="float">
            <text:p>3,581</text:p>
          </table:table-cell>
          <table:table-cell table:style-name="ce49" office:value-type="float" office:value="2942" calcext:value-type="float">
            <text:p>2,942</text:p>
          </table:table-cell>
          <table:table-cell table:style-name="ce25" office:value-type="float" office:value="8426" calcext:value-type="float">
            <text:p>8,426</text:p>
          </table:table-cell>
          <table:table-cell table:style-name="ce25" office:value-type="float" office:value="2415" calcext:value-type="float">
            <text:p>2,415</text:p>
          </table:table-cell>
          <table:table-cell table:style-name="ce25" office:value-type="float" office:value="1936" calcext:value-type="float">
            <text:p>1,936</text:p>
          </table:table-cell>
          <table:table-cell table:style-name="ce25" office:value-type="float" office:value="1732" calcext:value-type="float">
            <text:p>1,732</text:p>
          </table:table-cell>
          <table:table-cell table:style-name="ce25" office:value-type="float" office:value="1338" calcext:value-type="float">
            <text:p>1,338</text:p>
          </table:table-cell>
          <table:table-cell table:style-name="ce49" office:value-type="float" office:value="1005" calcext:value-type="float">
            <text:p>1,005</text:p>
          </table:table-cell>
          <table:table-cell table:style-name="ce25" office:value-type="float" office:value="2138" calcext:value-type="float">
            <text:p>2,138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295" calcext:value-type="float">
            <text:p>295</text:p>
          </table:table-cell>
          <table:table-cell table:style-name="ce49" office:value-type="float" office:value="230" calcext:value-type="float">
            <text:p>230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38" calcext:value-type="float">
            <text:p>38</text:p>
          </table:table-cell>
          <table:table-cell table:style-name="ce49" office:value-type="float" office:value="21" calcext:value-type="float">
            <text:p>21</text:p>
          </table:table-cell>
          <table:table-cell table:style-name="ce25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6394" calcext:value-type="float">
            <text:p>756,394</text:p>
          </table:table-cell>
          <table:table-cell table:style-name="ce25" office:value-type="float" office:value="31898" calcext:value-type="float">
            <text:p>31,898</text:p>
          </table:table-cell>
          <table:table-cell table:style-name="ce25" office:value-type="float" office:value="5614" calcext:value-type="float">
            <text:p>5,614</text:p>
          </table:table-cell>
          <table:table-cell table:style-name="ce25" office:value-type="float" office:value="6426" calcext:value-type="float">
            <text:p>6,426</text:p>
          </table:table-cell>
          <table:table-cell table:style-name="ce25" office:value-type="float" office:value="6437" calcext:value-type="float">
            <text:p>6,437</text:p>
          </table:table-cell>
          <table:table-cell table:style-name="ce25" office:value-type="float" office:value="6461" calcext:value-type="float">
            <text:p>6,461</text:p>
          </table:table-cell>
          <table:table-cell table:style-name="ce25" office:value-type="float" office:value="6960" calcext:value-type="float">
            <text:p>6,960</text:p>
          </table:table-cell>
          <table:table-cell table:style-name="ce25" office:value-type="float" office:value="42604" calcext:value-type="float">
            <text:p>42,604</text:p>
          </table:table-cell>
          <table:table-cell table:style-name="ce25" office:value-type="float" office:value="7127" calcext:value-type="float">
            <text:p>7,127</text:p>
          </table:table-cell>
          <table:table-cell table:style-name="ce25" office:value-type="float" office:value="7767" calcext:value-type="float">
            <text:p>7,767</text:p>
          </table:table-cell>
          <table:table-cell table:style-name="ce25" office:value-type="float" office:value="8126" calcext:value-type="float">
            <text:p>8,126</text:p>
          </table:table-cell>
          <table:table-cell table:style-name="ce25" office:value-type="float" office:value="9667" calcext:value-type="float">
            <text:p>9,667</text:p>
          </table:table-cell>
          <table:table-cell table:style-name="ce49" office:value-type="float" office:value="9917" calcext:value-type="float">
            <text:p>9,917</text:p>
          </table:table-cell>
          <table:table-cell table:style-name="ce25" office:value-type="float" office:value="51977" calcext:value-type="float">
            <text:p>51,977</text:p>
          </table:table-cell>
          <table:table-cell table:style-name="ce25" office:value-type="float" office:value="9246" calcext:value-type="float">
            <text:p>9,246</text:p>
          </table:table-cell>
          <table:table-cell table:style-name="ce25" office:value-type="float" office:value="9981" calcext:value-type="float">
            <text:p>9,981</text:p>
          </table:table-cell>
          <table:table-cell table:style-name="ce25" office:value-type="float" office:value="10954" calcext:value-type="float">
            <text:p>10,954</text:p>
          </table:table-cell>
          <table:table-cell table:style-name="ce25" office:value-type="float" office:value="10899" calcext:value-type="float">
            <text:p>10,899</text:p>
          </table:table-cell>
          <table:table-cell table:style-name="ce49" office:value-type="float" office:value="10897" calcext:value-type="float">
            <text:p>10,897</text:p>
          </table:table-cell>
          <table:table-cell table:style-name="ce25" office:value-type="float" office:value="52725" calcext:value-type="float">
            <text:p>52,725</text:p>
          </table:table-cell>
          <table:table-cell table:style-name="ce25" office:value-type="float" office:value="10846" calcext:value-type="float">
            <text:p>10,846</text:p>
          </table:table-cell>
          <table:table-cell table:style-name="ce25" office:value-type="float" office:value="10552" calcext:value-type="float">
            <text:p>10,552</text:p>
          </table:table-cell>
          <table:table-cell table:style-name="ce25" office:value-type="float" office:value="10287" calcext:value-type="float">
            <text:p>10,287</text:p>
          </table:table-cell>
          <table:table-cell table:style-name="ce25" office:value-type="float" office:value="10496" calcext:value-type="float">
            <text:p>10,496</text:p>
          </table:table-cell>
          <table:table-cell table:style-name="ce49" office:value-type="float" office:value="10544" calcext:value-type="float">
            <text:p>10,544</text:p>
          </table:table-cell>
          <table:table-cell table:style-name="ce25" office:value-type="float" office:value="52904" calcext:value-type="float">
            <text:p>52,904</text:p>
          </table:table-cell>
          <table:table-cell table:style-name="ce25" office:value-type="float" office:value="10515" calcext:value-type="float">
            <text:p>10,515</text:p>
          </table:table-cell>
          <table:table-cell table:style-name="ce25" office:value-type="float" office:value="10368" calcext:value-type="float">
            <text:p>10,368</text:p>
          </table:table-cell>
          <table:table-cell table:style-name="ce25" office:value-type="float" office:value="9870" calcext:value-type="float">
            <text:p>9,870</text:p>
          </table:table-cell>
          <table:table-cell table:style-name="ce25" office:value-type="float" office:value="10328" calcext:value-type="float">
            <text:p>10,328</text:p>
          </table:table-cell>
          <table:table-cell table:style-name="ce49" office:value-type="float" office:value="11823" calcext:value-type="float">
            <text:p>11,823</text:p>
          </table:table-cell>
          <table:table-cell table:style-name="ce25" office:value-type="float" office:value="65192" calcext:value-type="float">
            <text:p>65,192</text:p>
          </table:table-cell>
          <table:table-cell table:style-name="ce25" office:value-type="float" office:value="11929" calcext:value-type="float">
            <text:p>11,929</text:p>
          </table:table-cell>
          <table:table-cell table:style-name="ce25" office:value-type="float" office:value="12767" calcext:value-type="float">
            <text:p>12,767</text:p>
          </table:table-cell>
          <table:table-cell table:style-name="ce25" office:value-type="float" office:value="13279" calcext:value-type="float">
            <text:p>13,279</text:p>
          </table:table-cell>
          <table:table-cell table:style-name="ce25" office:value-type="float" office:value="13527" calcext:value-type="float">
            <text:p>13,527</text:p>
          </table:table-cell>
          <table:table-cell table:style-name="ce49" office:value-type="float" office:value="13690" calcext:value-type="float">
            <text:p>13,690</text:p>
          </table:table-cell>
          <table:table-cell table:style-name="ce25" office:value-type="float" office:value="65401" calcext:value-type="float">
            <text:p>65,401</text:p>
          </table:table-cell>
          <table:table-cell table:style-name="ce25" office:value-type="float" office:value="13532" calcext:value-type="float">
            <text:p>13,532</text:p>
          </table:table-cell>
          <table:table-cell table:style-name="ce25" office:value-type="float" office:value="12929" calcext:value-type="float">
            <text:p>12,929</text:p>
          </table:table-cell>
          <table:table-cell table:style-name="ce25" office:value-type="float" office:value="13904" calcext:value-type="float">
            <text:p>13,904</text:p>
          </table:table-cell>
          <table:table-cell table:style-name="ce25" office:value-type="float" office:value="12954" calcext:value-type="float">
            <text:p>12,954</text:p>
          </table:table-cell>
          <table:table-cell table:style-name="ce49" office:value-type="float" office:value="12082" calcext:value-type="float">
            <text:p>12,082</text:p>
          </table:table-cell>
          <table:table-cell table:style-name="ce25" office:value-type="float" office:value="60859" calcext:value-type="float">
            <text:p>60,859</text:p>
          </table:table-cell>
          <table:table-cell table:style-name="ce25" office:value-type="float" office:value="11924" calcext:value-type="float">
            <text:p>11,924</text:p>
          </table:table-cell>
          <table:table-cell table:style-name="ce25" office:value-type="float" office:value="11880" calcext:value-type="float">
            <text:p>11,880</text:p>
          </table:table-cell>
          <table:table-cell table:style-name="ce25" office:value-type="float" office:value="11977" calcext:value-type="float">
            <text:p>11,977</text:p>
          </table:table-cell>
          <table:table-cell table:style-name="ce25" office:value-type="float" office:value="12331" calcext:value-type="float">
            <text:p>12,331</text:p>
          </table:table-cell>
          <table:table-cell table:style-name="ce49" office:value-type="float" office:value="12747" calcext:value-type="float">
            <text:p>12,747</text:p>
          </table:table-cell>
          <table:table-cell table:style-name="ce25" office:value-type="float" office:value="61535" calcext:value-type="float">
            <text:p>61,535</text:p>
          </table:table-cell>
          <table:table-cell table:style-name="ce25" office:value-type="float" office:value="12520" calcext:value-type="float">
            <text:p>12,520</text:p>
          </table:table-cell>
          <table:table-cell table:style-name="ce25" office:value-type="float" office:value="12390" calcext:value-type="float">
            <text:p>12,390</text:p>
          </table:table-cell>
          <table:table-cell table:style-name="ce25" office:value-type="float" office:value="12194" calcext:value-type="float">
            <text:p>12,194</text:p>
          </table:table-cell>
          <table:table-cell table:style-name="ce25" office:value-type="float" office:value="12187" calcext:value-type="float">
            <text:p>12,187</text:p>
          </table:table-cell>
          <table:table-cell table:style-name="ce49" office:value-type="float" office:value="12244" calcext:value-type="float">
            <text:p>12,244</text:p>
          </table:table-cell>
          <table:table-cell table:style-name="ce25" office:value-type="float" office:value="60152" calcext:value-type="float">
            <text:p>60,152</text:p>
          </table:table-cell>
          <table:table-cell table:style-name="ce25" office:value-type="float" office:value="12064" calcext:value-type="float">
            <text:p>12,064</text:p>
          </table:table-cell>
          <table:table-cell table:style-name="ce25" office:value-type="float" office:value="12325" calcext:value-type="float">
            <text:p>12,325</text:p>
          </table:table-cell>
          <table:table-cell table:style-name="ce25" office:value-type="float" office:value="12282" calcext:value-type="float">
            <text:p>12,282</text:p>
          </table:table-cell>
          <table:table-cell table:style-name="ce25" office:value-type="float" office:value="11834" calcext:value-type="float">
            <text:p>11,834</text:p>
          </table:table-cell>
          <table:table-cell table:style-name="ce49" office:value-type="float" office:value="11647" calcext:value-type="float">
            <text:p>11,647</text:p>
          </table:table-cell>
          <table:table-cell table:style-name="ce25" office:value-type="float" office:value="57729" calcext:value-type="float">
            <text:p>57,729</text:p>
          </table:table-cell>
          <table:table-cell table:style-name="ce25" office:value-type="float" office:value="11678" calcext:value-type="float">
            <text:p>11,678</text:p>
          </table:table-cell>
          <table:table-cell table:style-name="ce25" office:value-type="float" office:value="11553" calcext:value-type="float">
            <text:p>11,553</text:p>
          </table:table-cell>
          <table:table-cell table:style-name="ce25" office:value-type="float" office:value="11166" calcext:value-type="float">
            <text:p>11,166</text:p>
          </table:table-cell>
          <table:table-cell table:style-name="ce25" office:value-type="float" office:value="11901" calcext:value-type="float">
            <text:p>11,901</text:p>
          </table:table-cell>
          <table:table-cell table:style-name="ce49" office:value-type="float" office:value="11431" calcext:value-type="float">
            <text:p>11,431</text:p>
          </table:table-cell>
          <table:table-cell table:style-name="ce25" office:value-type="float" office:value="50688" calcext:value-type="float">
            <text:p>50,688</text:p>
          </table:table-cell>
          <table:table-cell table:style-name="ce25" office:value-type="float" office:value="10813" calcext:value-type="float">
            <text:p>10,813</text:p>
          </table:table-cell>
          <table:table-cell table:style-name="ce25" office:value-type="float" office:value="10501" calcext:value-type="float">
            <text:p>10,501</text:p>
          </table:table-cell>
          <table:table-cell table:style-name="ce25" office:value-type="float" office:value="10603" calcext:value-type="float">
            <text:p>10,603</text:p>
          </table:table-cell>
          <table:table-cell table:style-name="ce25" office:value-type="float" office:value="10241" calcext:value-type="float">
            <text:p>10,241</text:p>
          </table:table-cell>
          <table:table-cell table:style-name="ce49" office:value-type="float" office:value="8530" calcext:value-type="float">
            <text:p>8,530</text:p>
          </table:table-cell>
          <table:table-cell table:style-name="ce25" office:value-type="float" office:value="30030" calcext:value-type="float">
            <text:p>30,030</text:p>
          </table:table-cell>
          <table:table-cell table:style-name="ce25" office:value-type="float" office:value="7870" calcext:value-type="float">
            <text:p>7,870</text:p>
          </table:table-cell>
          <table:table-cell table:style-name="ce25" office:value-type="float" office:value="7205" calcext:value-type="float">
            <text:p>7,205</text:p>
          </table:table-cell>
          <table:table-cell table:style-name="ce25" office:value-type="float" office:value="5755" calcext:value-type="float">
            <text:p>5,755</text:p>
          </table:table-cell>
          <table:table-cell table:style-name="ce25" office:value-type="float" office:value="4329" calcext:value-type="float">
            <text:p>4,329</text:p>
          </table:table-cell>
          <table:table-cell table:style-name="ce49" office:value-type="float" office:value="4871" calcext:value-type="float">
            <text:p>4,871</text:p>
          </table:table-cell>
          <table:table-cell table:style-name="ce25" office:value-type="float" office:value="24549" calcext:value-type="float">
            <text:p>24,549</text:p>
          </table:table-cell>
          <table:table-cell table:style-name="ce25" office:value-type="float" office:value="5382" calcext:value-type="float">
            <text:p>5,382</text:p>
          </table:table-cell>
          <table:table-cell table:style-name="ce25" office:value-type="float" office:value="5081" calcext:value-type="float">
            <text:p>5,081</text:p>
          </table:table-cell>
          <table:table-cell table:style-name="ce25" office:value-type="float" office:value="4961" calcext:value-type="float">
            <text:p>4,961</text:p>
          </table:table-cell>
          <table:table-cell table:style-name="ce25" office:value-type="float" office:value="4817" calcext:value-type="float">
            <text:p>4,817</text:p>
          </table:table-cell>
          <table:table-cell table:style-name="ce49" office:value-type="float" office:value="4308" calcext:value-type="float">
            <text:p>4,308</text:p>
          </table:table-cell>
          <table:table-cell table:style-name="ce25" office:value-type="float" office:value="17396" calcext:value-type="float">
            <text:p>17,396</text:p>
          </table:table-cell>
          <table:table-cell table:style-name="ce25" office:value-type="float" office:value="3984" calcext:value-type="float">
            <text:p>3,984</text:p>
          </table:table-cell>
          <table:table-cell table:style-name="ce25" office:value-type="float" office:value="3699" calcext:value-type="float">
            <text:p>3,699</text:p>
          </table:table-cell>
          <table:table-cell table:style-name="ce25" office:value-type="float" office:value="3403" calcext:value-type="float">
            <text:p>3,403</text:p>
          </table:table-cell>
          <table:table-cell table:style-name="ce25" office:value-type="float" office:value="3190" calcext:value-type="float">
            <text:p>3,190</text:p>
          </table:table-cell>
          <table:table-cell table:style-name="ce49" office:value-type="float" office:value="3120" calcext:value-type="float">
            <text:p>3,120</text:p>
          </table:table-cell>
          <table:table-cell table:style-name="ce25" office:value-type="float" office:value="14378" calcext:value-type="float">
            <text:p>14,378</text:p>
          </table:table-cell>
          <table:table-cell table:style-name="ce25" office:value-type="float" office:value="2934" calcext:value-type="float">
            <text:p>2,934</text:p>
          </table:table-cell>
          <table:table-cell table:style-name="ce25" office:value-type="float" office:value="2773" calcext:value-type="float">
            <text:p>2,773</text:p>
          </table:table-cell>
          <table:table-cell table:style-name="ce25" office:value-type="float" office:value="2875" calcext:value-type="float">
            <text:p>2,875</text:p>
          </table:table-cell>
          <table:table-cell table:style-name="ce25" office:value-type="float" office:value="2949" calcext:value-type="float">
            <text:p>2,949</text:p>
          </table:table-cell>
          <table:table-cell table:style-name="ce49" office:value-type="float" office:value="2847" calcext:value-type="float">
            <text:p>2,847</text:p>
          </table:table-cell>
          <table:table-cell table:style-name="ce25" office:value-type="float" office:value="10846" calcext:value-type="float">
            <text:p>10,846</text:p>
          </table:table-cell>
          <table:table-cell table:style-name="ce25" office:value-type="float" office:value="2648" calcext:value-type="float">
            <text:p>2,648</text:p>
          </table:table-cell>
          <table:table-cell table:style-name="ce25" office:value-type="float" office:value="2505" calcext:value-type="float">
            <text:p>2,505</text:p>
          </table:table-cell>
          <table:table-cell table:style-name="ce25" office:value-type="float" office:value="2106" calcext:value-type="float">
            <text:p>2,106</text:p>
          </table:table-cell>
          <table:table-cell table:style-name="ce25" office:value-type="float" office:value="1989" calcext:value-type="float">
            <text:p>1,989</text:p>
          </table:table-cell>
          <table:table-cell table:style-name="ce49" office:value-type="float" office:value="1598" calcext:value-type="float">
            <text:p>1,598</text:p>
          </table:table-cell>
          <table:table-cell table:style-name="ce25" office:value-type="float" office:value="4341" calcext:value-type="float">
            <text:p>4,341</text:p>
          </table:table-cell>
          <table:table-cell table:style-name="ce25" office:value-type="float" office:value="1283" calcext:value-type="float">
            <text:p>1,283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677" calcext:value-type="float">
            <text:p>677</text:p>
          </table:table-cell>
          <table:table-cell table:style-name="ce49" office:value-type="float" office:value="521" calcext:value-type="float">
            <text:p>521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102" calcext:value-type="float">
            <text:p>102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0527" calcext:value-type="float">
            <text:p>770,527</text:p>
          </table:table-cell>
          <table:table-cell table:style-name="ce38" office:value-type="float" office:value="29267" calcext:value-type="float">
            <text:p>29,267</text:p>
          </table:table-cell>
          <table:table-cell table:style-name="ce26" office:value-type="float" office:value="5284" calcext:value-type="float">
            <text:p>5,284</text:p>
          </table:table-cell>
          <table:table-cell table:style-name="ce26" office:value-type="float" office:value="5751" calcext:value-type="float">
            <text:p>5,751</text:p>
          </table:table-cell>
          <table:table-cell table:style-name="ce26" office:value-type="float" office:value="5880" calcext:value-type="float">
            <text:p>5,880</text:p>
          </table:table-cell>
          <table:table-cell table:style-name="ce26" office:value-type="float" office:value="6016" calcext:value-type="float">
            <text:p>6,016</text:p>
          </table:table-cell>
          <table:table-cell table:style-name="ce26" office:value-type="float" office:value="6336" calcext:value-type="float">
            <text:p>6,336</text:p>
          </table:table-cell>
          <table:table-cell table:style-name="ce26" office:value-type="float" office:value="39180" calcext:value-type="float">
            <text:p>39,180</text:p>
          </table:table-cell>
          <table:table-cell table:style-name="ce26" office:value-type="float" office:value="6538" calcext:value-type="float">
            <text:p>6,538</text:p>
          </table:table-cell>
          <table:table-cell table:style-name="ce26" office:value-type="float" office:value="7232" calcext:value-type="float">
            <text:p>7,232</text:p>
          </table:table-cell>
          <table:table-cell table:style-name="ce26" office:value-type="float" office:value="7487" calcext:value-type="float">
            <text:p>7,487</text:p>
          </table:table-cell>
          <table:table-cell table:style-name="ce26" office:value-type="float" office:value="8863" calcext:value-type="float">
            <text:p>8,863</text:p>
          </table:table-cell>
          <table:table-cell table:style-name="ce38" office:value-type="float" office:value="9060" calcext:value-type="float">
            <text:p>9,060</text:p>
          </table:table-cell>
          <table:table-cell table:style-name="ce26" office:value-type="float" office:value="48665" calcext:value-type="float">
            <text:p>48,665</text:p>
          </table:table-cell>
          <table:table-cell table:style-name="ce26" office:value-type="float" office:value="8650" calcext:value-type="float">
            <text:p>8,650</text:p>
          </table:table-cell>
          <table:table-cell table:style-name="ce26" office:value-type="float" office:value="9467" calcext:value-type="float">
            <text:p>9,467</text:p>
          </table:table-cell>
          <table:table-cell table:style-name="ce26" office:value-type="float" office:value="10258" calcext:value-type="float">
            <text:p>10,258</text:p>
          </table:table-cell>
          <table:table-cell table:style-name="ce26" office:value-type="float" office:value="10101" calcext:value-type="float">
            <text:p>10,101</text:p>
          </table:table-cell>
          <table:table-cell table:style-name="ce38" office:value-type="float" office:value="10189" calcext:value-type="float">
            <text:p>10,189</text:p>
          </table:table-cell>
          <table:table-cell table:style-name="ce26" office:value-type="float" office:value="48760" calcext:value-type="float">
            <text:p>48,760</text:p>
          </table:table-cell>
          <table:table-cell table:style-name="ce26" office:value-type="float" office:value="10037" calcext:value-type="float">
            <text:p>10,037</text:p>
          </table:table-cell>
          <table:table-cell table:style-name="ce26" office:value-type="float" office:value="9706" calcext:value-type="float">
            <text:p>9,706</text:p>
          </table:table-cell>
          <table:table-cell table:style-name="ce26" office:value-type="float" office:value="9432" calcext:value-type="float">
            <text:p>9,432</text:p>
          </table:table-cell>
          <table:table-cell table:style-name="ce26" office:value-type="float" office:value="9712" calcext:value-type="float">
            <text:p>9,712</text:p>
          </table:table-cell>
          <table:table-cell table:style-name="ce38" office:value-type="float" office:value="9873" calcext:value-type="float">
            <text:p>9,873</text:p>
          </table:table-cell>
          <table:table-cell table:style-name="ce26" office:value-type="float" office:value="49280" calcext:value-type="float">
            <text:p>49,280</text:p>
          </table:table-cell>
          <table:table-cell table:style-name="ce26" office:value-type="float" office:value="9556" calcext:value-type="float">
            <text:p>9,556</text:p>
          </table:table-cell>
          <table:table-cell table:style-name="ce26" office:value-type="float" office:value="9732" calcext:value-type="float">
            <text:p>9,732</text:p>
          </table:table-cell>
          <table:table-cell table:style-name="ce26" office:value-type="float" office:value="9066" calcext:value-type="float">
            <text:p>9,066</text:p>
          </table:table-cell>
          <table:table-cell table:style-name="ce26" office:value-type="float" office:value="9785" calcext:value-type="float">
            <text:p>9,785</text:p>
          </table:table-cell>
          <table:table-cell table:style-name="ce38" office:value-type="float" office:value="11141" calcext:value-type="float">
            <text:p>11,141</text:p>
          </table:table-cell>
          <table:table-cell table:style-name="ce26" office:value-type="float" office:value="65038" calcext:value-type="float">
            <text:p>65,038</text:p>
          </table:table-cell>
          <table:table-cell table:style-name="ce26" office:value-type="float" office:value="11749" calcext:value-type="float">
            <text:p>11,749</text:p>
          </table:table-cell>
          <table:table-cell table:style-name="ce26" office:value-type="float" office:value="12558" calcext:value-type="float">
            <text:p>12,558</text:p>
          </table:table-cell>
          <table:table-cell table:style-name="ce26" office:value-type="float" office:value="13169" calcext:value-type="float">
            <text:p>13,169</text:p>
          </table:table-cell>
          <table:table-cell table:style-name="ce26" office:value-type="float" office:value="13610" calcext:value-type="float">
            <text:p>13,610</text:p>
          </table:table-cell>
          <table:table-cell table:style-name="ce38" office:value-type="float" office:value="13952" calcext:value-type="float">
            <text:p>13,952</text:p>
          </table:table-cell>
          <table:table-cell table:style-name="ce26" office:value-type="float" office:value="68692" calcext:value-type="float">
            <text:p>68,692</text:p>
          </table:table-cell>
          <table:table-cell table:style-name="ce26" office:value-type="float" office:value="13976" calcext:value-type="float">
            <text:p>13,976</text:p>
          </table:table-cell>
          <table:table-cell table:style-name="ce26" office:value-type="float" office:value="13488" calcext:value-type="float">
            <text:p>13,488</text:p>
          </table:table-cell>
          <table:table-cell table:style-name="ce26" office:value-type="float" office:value="14533" calcext:value-type="float">
            <text:p>14,533</text:p>
          </table:table-cell>
          <table:table-cell table:style-name="ce26" office:value-type="float" office:value="13654" calcext:value-type="float">
            <text:p>13,654</text:p>
          </table:table-cell>
          <table:table-cell table:style-name="ce38" office:value-type="float" office:value="13041" calcext:value-type="float">
            <text:p>13,041</text:p>
          </table:table-cell>
          <table:table-cell table:style-name="ce26" office:value-type="float" office:value="65256" calcext:value-type="float">
            <text:p>65,256</text:p>
          </table:table-cell>
          <table:table-cell table:style-name="ce26" office:value-type="float" office:value="12684" calcext:value-type="float">
            <text:p>12,684</text:p>
          </table:table-cell>
          <table:table-cell table:style-name="ce26" office:value-type="float" office:value="12857" calcext:value-type="float">
            <text:p>12,857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26" office:value-type="float" office:value="13273" calcext:value-type="float">
            <text:p>13,273</text:p>
          </table:table-cell>
          <table:table-cell table:style-name="ce38" office:value-type="float" office:value="13450" calcext:value-type="float">
            <text:p>13,450</text:p>
          </table:table-cell>
          <table:table-cell table:style-name="ce26" office:value-type="float" office:value="65030" calcext:value-type="float">
            <text:p>65,030</text:p>
          </table:table-cell>
          <table:table-cell table:style-name="ce26" office:value-type="float" office:value="13380" calcext:value-type="float">
            <text:p>13,380</text:p>
          </table:table-cell>
          <table:table-cell table:style-name="ce26" office:value-type="float" office:value="12970" calcext:value-type="float">
            <text:p>12,970</text:p>
          </table:table-cell>
          <table:table-cell table:style-name="ce26" office:value-type="float" office:value="12753" calcext:value-type="float">
            <text:p>12,753</text:p>
          </table:table-cell>
          <table:table-cell table:style-name="ce26" office:value-type="float" office:value="12970" calcext:value-type="float">
            <text:p>12,970</text:p>
          </table:table-cell>
          <table:table-cell table:style-name="ce38" office:value-type="float" office:value="12957" calcext:value-type="float">
            <text:p>12,957</text:p>
          </table:table-cell>
          <table:table-cell table:style-name="ce26" office:value-type="float" office:value="64739" calcext:value-type="float">
            <text:p>64,739</text:p>
          </table:table-cell>
          <table:table-cell table:style-name="ce26" office:value-type="float" office:value="12975" calcext:value-type="float">
            <text:p>12,975</text:p>
          </table:table-cell>
          <table:table-cell table:style-name="ce26" office:value-type="float" office:value="13096" calcext:value-type="float">
            <text:p>13,096</text:p>
          </table:table-cell>
          <table:table-cell table:style-name="ce26" office:value-type="float" office:value="13024" calcext:value-type="float">
            <text:p>13,024</text:p>
          </table:table-cell>
          <table:table-cell table:style-name="ce26" office:value-type="float" office:value="12855" calcext:value-type="float">
            <text:p>12,855</text:p>
          </table:table-cell>
          <table:table-cell table:style-name="ce38" office:value-type="float" office:value="12789" calcext:value-type="float">
            <text:p>12,789</text:p>
          </table:table-cell>
          <table:table-cell table:style-name="ce26" office:value-type="float" office:value="62600" calcext:value-type="float">
            <text:p>62,600</text:p>
          </table:table-cell>
          <table:table-cell table:style-name="ce26" office:value-type="float" office:value="12612" calcext:value-type="float">
            <text:p>12,612</text:p>
          </table:table-cell>
          <table:table-cell table:style-name="ce26" office:value-type="float" office:value="12409" calcext:value-type="float">
            <text:p>12,409</text:p>
          </table:table-cell>
          <table:table-cell table:style-name="ce26" office:value-type="float" office:value="12301" calcext:value-type="float">
            <text:p>12,301</text:p>
          </table:table-cell>
          <table:table-cell table:style-name="ce26" office:value-type="float" office:value="12765" calcext:value-type="float">
            <text:p>12,765</text:p>
          </table:table-cell>
          <table:table-cell table:style-name="ce38" office:value-type="float" office:value="12513" calcext:value-type="float">
            <text:p>12,513</text:p>
          </table:table-cell>
          <table:table-cell table:style-name="ce26" office:value-type="float" office:value="55092" calcext:value-type="float">
            <text:p>55,092</text:p>
          </table:table-cell>
          <table:table-cell table:style-name="ce26" office:value-type="float" office:value="11649" calcext:value-type="float">
            <text:p>11,649</text:p>
          </table:table-cell>
          <table:table-cell table:style-name="ce26" office:value-type="float" office:value="11485" calcext:value-type="float">
            <text:p>11,485</text:p>
          </table:table-cell>
          <table:table-cell table:style-name="ce26" office:value-type="float" office:value="11369" calcext:value-type="float">
            <text:p>11,369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38" office:value-type="float" office:value="9303" calcext:value-type="float">
            <text:p>9,303</text:p>
          </table:table-cell>
          <table:table-cell table:style-name="ce26" office:value-type="float" office:value="32461" calcext:value-type="float">
            <text:p>32,461</text:p>
          </table:table-cell>
          <table:table-cell table:style-name="ce26" office:value-type="float" office:value="8516" calcext:value-type="float">
            <text:p>8,516</text:p>
          </table:table-cell>
          <table:table-cell table:style-name="ce26" office:value-type="float" office:value="7719" calcext:value-type="float">
            <text:p>7,719</text:p>
          </table:table-cell>
          <table:table-cell table:style-name="ce26" office:value-type="float" office:value="6142" calcext:value-type="float">
            <text:p>6,142</text:p>
          </table:table-cell>
          <table:table-cell table:style-name="ce26" office:value-type="float" office:value="4665" calcext:value-type="float">
            <text:p>4,665</text:p>
          </table:table-cell>
          <table:table-cell table:style-name="ce38" office:value-type="float" office:value="5419" calcext:value-type="float">
            <text:p>5,419</text:p>
          </table:table-cell>
          <table:table-cell table:style-name="ce26" office:value-type="float" office:value="27331" calcext:value-type="float">
            <text:p>27,331</text:p>
          </table:table-cell>
          <table:table-cell table:style-name="ce26" office:value-type="float" office:value="5932" calcext:value-type="float">
            <text:p>5,932</text:p>
          </table:table-cell>
          <table:table-cell table:style-name="ce26" office:value-type="float" office:value="5492" calcext:value-type="float">
            <text:p>5,492</text:p>
          </table:table-cell>
          <table:table-cell table:style-name="ce26" office:value-type="float" office:value="5361" calcext:value-type="float">
            <text:p>5,361</text:p>
          </table:table-cell>
          <table:table-cell table:style-name="ce26" office:value-type="float" office:value="5455" calcext:value-type="float">
            <text:p>5,455</text:p>
          </table:table-cell>
          <table:table-cell table:style-name="ce38" office:value-type="float" office:value="5091" calcext:value-type="float">
            <text:p>5,091</text:p>
          </table:table-cell>
          <table:table-cell table:style-name="ce26" office:value-type="float" office:value="20989" calcext:value-type="float">
            <text:p>20,989</text:p>
          </table:table-cell>
          <table:table-cell table:style-name="ce26" office:value-type="float" office:value="4824" calcext:value-type="float">
            <text:p>4,824</text:p>
          </table:table-cell>
          <table:table-cell table:style-name="ce26" office:value-type="float" office:value="4579" calcext:value-type="float">
            <text:p>4,579</text:p>
          </table:table-cell>
          <table:table-cell table:style-name="ce26" office:value-type="float" office:value="4011" calcext:value-type="float">
            <text:p>4,011</text:p>
          </table:table-cell>
          <table:table-cell table:style-name="ce26" office:value-type="float" office:value="3920" calcext:value-type="float">
            <text:p>3,920</text:p>
          </table:table-cell>
          <table:table-cell table:style-name="ce38" office:value-type="float" office:value="3655" calcext:value-type="float">
            <text:p>3,655</text:p>
          </table:table-cell>
          <table:table-cell table:style-name="ce26" office:value-type="float" office:value="13862" calcext:value-type="float">
            <text:p>13,862</text:p>
          </table:table-cell>
          <table:table-cell table:style-name="ce26" office:value-type="float" office:value="3229" calcext:value-type="float">
            <text:p>3,229</text:p>
          </table:table-cell>
          <table:table-cell table:style-name="ce26" office:value-type="float" office:value="2926" calcext:value-type="float">
            <text:p>2,926</text:p>
          </table:table-cell>
          <table:table-cell table:style-name="ce26" office:value-type="float" office:value="2809" calcext:value-type="float">
            <text:p>2,809</text:p>
          </table:table-cell>
          <table:table-cell table:style-name="ce26" office:value-type="float" office:value="2595" calcext:value-type="float">
            <text:p>2,595</text:p>
          </table:table-cell>
          <table:table-cell table:style-name="ce38" office:value-type="float" office:value="2303" calcext:value-type="float">
            <text:p>2,303</text:p>
          </table:table-cell>
          <table:table-cell table:style-name="ce26" office:value-type="float" office:value="8718" calcext:value-type="float">
            <text:p>8,718</text:p>
          </table:table-cell>
          <table:table-cell table:style-name="ce26" office:value-type="float" office:value="2179" calcext:value-type="float">
            <text:p>2,179</text:p>
          </table:table-cell>
          <table:table-cell table:style-name="ce26" office:value-type="float" office:value="1909" calcext:value-type="float">
            <text:p>1,909</text:p>
          </table:table-cell>
          <table:table-cell table:style-name="ce26" office:value-type="float" office:value="1694" calcext:value-type="float">
            <text:p>1,694</text:p>
          </table:table-cell>
          <table:table-cell table:style-name="ce26" office:value-type="float" office:value="1592" calcext:value-type="float">
            <text:p>1,592</text:p>
          </table:table-cell>
          <table:table-cell table:style-name="ce38" office:value-type="float" office:value="1344" calcext:value-type="float">
            <text:p>1,344</text:p>
          </table:table-cell>
          <table:table-cell table:style-name="ce26" office:value-type="float" office:value="4085" calcext:value-type="float">
            <text:p>4,085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661" calcext:value-type="float">
            <text:p>661</text:p>
          </table:table-cell>
          <table:table-cell table:style-name="ce38" office:value-type="float" office:value="484" calcext:value-type="float">
            <text:p>484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73" calcext:value-type="float">
            <text:p>173</text:p>
          </table:table-cell>
          <table:table-cell table:style-name="ce38" office:value-type="float" office:value="128" calcext:value-type="float">
            <text:p>128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2" calcext:value-type="float">
            <text:p>22</text:p>
          </table:table-cell>
          <table:table-cell table:style-name="ce38" office:value-type="float" office:value="12" calcext:value-type="float">
            <text:p>12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0392" calcext:value-type="float">
            <text:p>100,392</text:p>
          </table:table-cell>
          <table:table-cell table:style-name="ce25" office:value-type="float" office:value="5092" calcext:value-type="float">
            <text:p>5,092</text:p>
          </table:table-cell>
          <table:table-cell table:style-name="ce25" office:value-type="float" office:value="1128" calcext:value-type="float">
            <text:p>1,128</text:p>
          </table:table-cell>
          <table:table-cell table:style-name="ce25" office:value-type="float" office:value="1112" calcext:value-type="float">
            <text:p>1,112</text:p>
          </table:table-cell>
          <table:table-cell table:style-name="ce25" office:value-type="float" office:value="1067" calcext:value-type="float">
            <text:p>1,067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4292" calcext:value-type="float">
            <text:p>4,292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office:value-type="float" office:value="934" calcext:value-type="float">
            <text:p>934</text:p>
          </table:table-cell>
          <table:table-cell table:style-name="ce49" office:value-type="float" office:value="889" calcext:value-type="float">
            <text:p>889</text:p>
          </table:table-cell>
          <table:table-cell table:style-name="ce25" office:value-type="float" office:value="4628" calcext:value-type="float">
            <text:p>4,628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832" calcext:value-type="float">
            <text:p>832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office:value-type="float" office:value="1023" calcext:value-type="float">
            <text:p>1,023</text:p>
          </table:table-cell>
          <table:table-cell table:style-name="ce49" office:value-type="float" office:value="1002" calcext:value-type="float">
            <text:p>1,002</text:p>
          </table:table-cell>
          <table:table-cell table:style-name="ce25" office:value-type="float" office:value="6060" calcext:value-type="float">
            <text:p>6,060</text:p>
          </table:table-cell>
          <table:table-cell table:style-name="ce25" office:value-type="float" office:value="1064" calcext:value-type="float">
            <text:p>1,064</text:p>
          </table:table-cell>
          <table:table-cell table:style-name="ce25" office:value-type="float" office:value="1123" calcext:value-type="float">
            <text:p>1,123</text:p>
          </table:table-cell>
          <table:table-cell table:style-name="ce25" office:value-type="float" office:value="1154" calcext:value-type="float">
            <text:p>1,154</text:p>
          </table:table-cell>
          <table:table-cell table:style-name="ce25" office:value-type="float" office:value="1210" calcext:value-type="float">
            <text:p>1,210</text:p>
          </table:table-cell>
          <table:table-cell table:style-name="ce49" office:value-type="float" office:value="1509" calcext:value-type="float">
            <text:p>1,509</text:p>
          </table:table-cell>
          <table:table-cell table:style-name="ce25" office:value-type="float" office:value="7674" calcext:value-type="float">
            <text:p>7,674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555" calcext:value-type="float">
            <text:p>1,555</text:p>
          </table:table-cell>
          <table:table-cell table:style-name="ce25" office:value-type="float" office:value="1438" calcext:value-type="float">
            <text:p>1,438</text:p>
          </table:table-cell>
          <table:table-cell table:style-name="ce25" office:value-type="float" office:value="1436" calcext:value-type="float">
            <text:p>1,436</text:p>
          </table:table-cell>
          <table:table-cell table:style-name="ce49" office:value-type="float" office:value="1637" calcext:value-type="float">
            <text:p>1,637</text:p>
          </table:table-cell>
          <table:table-cell table:style-name="ce25" office:value-type="float" office:value="8132" calcext:value-type="float">
            <text:p>8,132</text:p>
          </table:table-cell>
          <table:table-cell table:style-name="ce25" office:value-type="float" office:value="1644" calcext:value-type="float">
            <text:p>1,644</text:p>
          </table:table-cell>
          <table:table-cell table:style-name="ce25" office:value-type="float" office:value="1631" calcext:value-type="float">
            <text:p>1,631</text:p>
          </table:table-cell>
          <table:table-cell table:style-name="ce25" office:value-type="float" office:value="1596" calcext:value-type="float">
            <text:p>1,596</text:p>
          </table:table-cell>
          <table:table-cell table:style-name="ce25" office:value-type="float" office:value="1613" calcext:value-type="float">
            <text:p>1,613</text:p>
          </table:table-cell>
          <table:table-cell table:style-name="ce49" office:value-type="float" office:value="1648" calcext:value-type="float">
            <text:p>1,648</text:p>
          </table:table-cell>
          <table:table-cell table:style-name="ce25" office:value-type="float" office:value="8319" calcext:value-type="float">
            <text:p>8,319</text:p>
          </table:table-cell>
          <table:table-cell table:style-name="ce25" office:value-type="float" office:value="1700" calcext:value-type="float">
            <text:p>1,700</text:p>
          </table:table-cell>
          <table:table-cell table:style-name="ce25" office:value-type="float" office:value="1738" calcext:value-type="float">
            <text:p>1,738</text:p>
          </table:table-cell>
          <table:table-cell table:style-name="ce25" office:value-type="float" office:value="1714" calcext:value-type="float">
            <text:p>1,714</text:p>
          </table:table-cell>
          <table:table-cell table:style-name="ce25" office:value-type="float" office:value="1614" calcext:value-type="float">
            <text:p>1,614</text:p>
          </table:table-cell>
          <table:table-cell table:style-name="ce49" office:value-type="float" office:value="1553" calcext:value-type="float">
            <text:p>1,553</text:p>
          </table:table-cell>
          <table:table-cell table:style-name="ce25" office:value-type="float" office:value="7982" calcext:value-type="float">
            <text:p>7,982</text:p>
          </table:table-cell>
          <table:table-cell table:style-name="ce25" office:value-type="float" office:value="1586" calcext:value-type="float">
            <text:p>1,586</text:p>
          </table:table-cell>
          <table:table-cell table:style-name="ce25" office:value-type="float" office:value="1581" calcext:value-type="float">
            <text:p>1,581</text:p>
          </table:table-cell>
          <table:table-cell table:style-name="ce25" office:value-type="float" office:value="1563" calcext:value-type="float">
            <text:p>1,563</text:p>
          </table:table-cell>
          <table:table-cell table:style-name="ce25" office:value-type="float" office:value="1628" calcext:value-type="float">
            <text:p>1,628</text:p>
          </table:table-cell>
          <table:table-cell table:style-name="ce49" office:value-type="float" office:value="1624" calcext:value-type="float">
            <text:p>1,624</text:p>
          </table:table-cell>
          <table:table-cell table:style-name="ce25" office:value-type="float" office:value="8153" calcext:value-type="float">
            <text:p>8,153</text:p>
          </table:table-cell>
          <table:table-cell table:style-name="ce25" office:value-type="float" office:value="1530" calcext:value-type="float">
            <text:p>1,530</text:p>
          </table:table-cell>
          <table:table-cell table:style-name="ce25" office:value-type="float" office:value="1569" calcext:value-type="float">
            <text:p>1,569</text:p>
          </table:table-cell>
          <table:table-cell table:style-name="ce25" office:value-type="float" office:value="1618" calcext:value-type="float">
            <text:p>1,618</text:p>
          </table:table-cell>
          <table:table-cell table:style-name="ce25" office:value-type="float" office:value="1677" calcext:value-type="float">
            <text:p>1,677</text:p>
          </table:table-cell>
          <table:table-cell table:style-name="ce49" office:value-type="float" office:value="1759" calcext:value-type="float">
            <text:p>1,759</text:p>
          </table:table-cell>
          <table:table-cell table:style-name="ce25" office:value-type="float" office:value="8548" calcext:value-type="float">
            <text:p>8,548</text:p>
          </table:table-cell>
          <table:table-cell table:style-name="ce25" office:value-type="float" office:value="1768" calcext:value-type="float">
            <text:p>1,768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5" office:value-type="float" office:value="1702" calcext:value-type="float">
            <text:p>1,702</text:p>
          </table:table-cell>
          <table:table-cell table:style-name="ce25" office:value-type="float" office:value="1625" calcext:value-type="float">
            <text:p>1,625</text:p>
          </table:table-cell>
          <table:table-cell table:style-name="ce49" office:value-type="float" office:value="1790" calcext:value-type="float">
            <text:p>1,790</text:p>
          </table:table-cell>
          <table:table-cell table:style-name="ce25" office:value-type="float" office:value="8535" calcext:value-type="float">
            <text:p>8,535</text:p>
          </table:table-cell>
          <table:table-cell table:style-name="ce25" office:value-type="float" office:value="1601" calcext:value-type="float">
            <text:p>1,601</text:p>
          </table:table-cell>
          <table:table-cell table:style-name="ce25" office:value-type="float" office:value="1886" calcext:value-type="float">
            <text:p>1,886</text:p>
          </table:table-cell>
          <table:table-cell table:style-name="ce25" office:value-type="float" office:value="1762" calcext:value-type="float">
            <text:p>1,762</text:p>
          </table:table-cell>
          <table:table-cell table:style-name="ce25" office:value-type="float" office:value="1680" calcext:value-type="float">
            <text:p>1,680</text:p>
          </table:table-cell>
          <table:table-cell table:style-name="ce49" office:value-type="float" office:value="1606" calcext:value-type="float">
            <text:p>1,606</text:p>
          </table:table-cell>
          <table:table-cell table:style-name="ce25" office:value-type="float" office:value="6668" calcext:value-type="float">
            <text:p>6,668</text:p>
          </table:table-cell>
          <table:table-cell table:style-name="ce25" office:value-type="float" office:value="1584" calcext:value-type="float">
            <text:p>1,584</text:p>
          </table:table-cell>
          <table:table-cell table:style-name="ce25" office:value-type="float" office:value="1456" calcext:value-type="float">
            <text:p>1,456</text:p>
          </table:table-cell>
          <table:table-cell table:style-name="ce25" office:value-type="float" office:value="1365" calcext:value-type="float">
            <text:p>1,365</text:p>
          </table:table-cell>
          <table:table-cell table:style-name="ce25" office:value-type="float" office:value="1245" calcext:value-type="float">
            <text:p>1,245</text:p>
          </table:table-cell>
          <table:table-cell table:style-name="ce49" office:value-type="float" office:value="1018" calcext:value-type="float">
            <text:p>1,018</text:p>
          </table:table-cell>
          <table:table-cell table:style-name="ce25" office:value-type="float" office:value="4262" calcext:value-type="float">
            <text:p>4,262</text:p>
          </table:table-cell>
          <table:table-cell table:style-name="ce25" office:value-type="float" office:value="1016" calcext:value-type="float">
            <text:p>1,016</text:p>
          </table:table-cell>
          <table:table-cell table:style-name="ce25" office:value-type="float" office:value="930" calcext:value-type="float">
            <text:p>930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office:value-type="float" office:value="723" calcext:value-type="float">
            <text:p>723</text:p>
          </table:table-cell>
          <table:table-cell table:style-name="ce49" office:value-type="float" office:value="781" calcext:value-type="float">
            <text:p>781</text:p>
          </table:table-cell>
          <table:table-cell table:style-name="ce25" office:value-type="float" office:value="3648" calcext:value-type="float">
            <text:p>3,648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office:value-type="float" office:value="657" calcext:value-type="float">
            <text:p>657</text:p>
          </table:table-cell>
          <table:table-cell table:style-name="ce49" office:value-type="float" office:value="684" calcext:value-type="float">
            <text:p>684</text:p>
          </table:table-cell>
          <table:table-cell table:style-name="ce25" office:value-type="float" office:value="3198" calcext:value-type="float">
            <text:p>3,198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office:value-type="float" office:value="594" calcext:value-type="float">
            <text:p>594</text:p>
          </table:table-cell>
          <table:table-cell table:style-name="ce49" office:value-type="float" office:value="552" calcext:value-type="float">
            <text:p>552</text:p>
          </table:table-cell>
          <table:table-cell table:style-name="ce25" office:value-type="float" office:value="2406" calcext:value-type="float">
            <text:p>2,406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office:value-type="float" office:value="411" calcext:value-type="float">
            <text:p>411</text:p>
          </table:table-cell>
          <table:table-cell table:style-name="ce49" office:value-type="float" office:value="378" calcext:value-type="float">
            <text:p>378</text:p>
          </table:table-cell>
          <table:table-cell table:style-name="ce25" office:value-type="float" office:value="1468" calcext:value-type="float">
            <text:p>1,468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277" calcext:value-type="float">
            <text:p>277</text:p>
          </table:table-cell>
          <table:table-cell table:style-name="ce49" office:value-type="float" office:value="263" calcext:value-type="float">
            <text:p>263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56" calcext:value-type="float">
            <text:p>156</text:p>
          </table:table-cell>
          <table:table-cell table:style-name="ce49" office:value-type="float" office:value="111" calcext:value-type="float">
            <text:p>111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0" calcext:value-type="float">
            <text:p>50</text:p>
          </table:table-cell>
          <table:table-cell table:style-name="ce49" office:value-type="float" office:value="38" calcext:value-type="float">
            <text:p>38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8" calcext:value-type="float">
            <text:p>8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2872" calcext:value-type="float">
            <text:p>52,872</text:p>
          </table:table-cell>
          <table:table-cell table:style-name="ce25" office:value-type="float" office:value="2661" calcext:value-type="float">
            <text:p>2,661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2239" calcext:value-type="float">
            <text:p>2,239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497" calcext:value-type="float">
            <text:p>497</text:p>
          </table:table-cell>
          <table:table-cell table:style-name="ce50" office:value-type="float" office:value="438" calcext:value-type="float">
            <text:p>438</text:p>
          </table:table-cell>
          <table:table-cell table:style-name="ce27" office:value-type="float" office:value="2416" calcext:value-type="float">
            <text:p>2,416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538" calcext:value-type="float">
            <text:p>538</text:p>
          </table:table-cell>
          <table:table-cell table:style-name="ce50" office:value-type="float" office:value="525" calcext:value-type="float">
            <text:p>525</text:p>
          </table:table-cell>
          <table:table-cell table:style-name="ce27" office:value-type="float" office:value="3117" calcext:value-type="float">
            <text:p>3,117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612" calcext:value-type="float">
            <text:p>612</text:p>
          </table:table-cell>
          <table:table-cell table:style-name="ce27" office:value-type="float" office:value="621" calcext:value-type="float">
            <text:p>621</text:p>
          </table:table-cell>
          <table:table-cell table:style-name="ce50" office:value-type="float" office:value="776" calcext:value-type="float">
            <text:p>776</text:p>
          </table:table-cell>
          <table:table-cell table:style-name="ce27" office:value-type="float" office:value="3888" calcext:value-type="float">
            <text:p>3,888</text:p>
          </table:table-cell>
          <table:table-cell table:style-name="ce27" office:value-type="float" office:value="809" calcext:value-type="float">
            <text:p>80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723" calcext:value-type="float">
            <text:p>723</text:p>
          </table:table-cell>
          <table:table-cell table:style-name="ce50" office:value-type="float" office:value="836" calcext:value-type="float">
            <text:p>836</text:p>
          </table:table-cell>
          <table:table-cell table:style-name="ce27" office:value-type="float" office:value="4106" calcext:value-type="float">
            <text:p>4,106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788" calcext:value-type="float">
            <text:p>788</text:p>
          </table:table-cell>
          <table:table-cell table:style-name="ce50" office:value-type="float" office:value="827" calcext:value-type="float">
            <text:p>827</text:p>
          </table:table-cell>
          <table:table-cell table:style-name="ce27" office:value-type="float" office:value="4111" calcext:value-type="float">
            <text:p>4,111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809" calcext:value-type="float">
            <text:p>809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827" calcext:value-type="float">
            <text:p>827</text:p>
          </table:table-cell>
          <table:table-cell table:style-name="ce50" office:value-type="float" office:value="785" calcext:value-type="float">
            <text:p>785</text:p>
          </table:table-cell>
          <table:table-cell table:style-name="ce27" office:value-type="float" office:value="4428" calcext:value-type="float">
            <text:p>4,428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905" calcext:value-type="float">
            <text:p>905</text:p>
          </table:table-cell>
          <table:table-cell table:style-name="ce50" office:value-type="float" office:value="947" calcext:value-type="float">
            <text:p>947</text:p>
          </table:table-cell>
          <table:table-cell table:style-name="ce27" office:value-type="float" office:value="4628" calcext:value-type="float">
            <text:p>4,628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949" calcext:value-type="float">
            <text:p>949</text:p>
          </table:table-cell>
          <table:table-cell table:style-name="ce50" office:value-type="float" office:value="1038" calcext:value-type="float">
            <text:p>1,038</text:p>
          </table:table-cell>
          <table:table-cell table:style-name="ce27" office:value-type="float" office:value="4797" calcext:value-type="float">
            <text:p>4,797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951" calcext:value-type="float">
            <text:p>951</text:p>
          </table:table-cell>
          <table:table-cell table:style-name="ce27" office:value-type="float" office:value="924" calcext:value-type="float">
            <text:p>924</text:p>
          </table:table-cell>
          <table:table-cell table:style-name="ce50" office:value-type="float" office:value="1005" calcext:value-type="float">
            <text:p>1,005</text:p>
          </table:table-cell>
          <table:table-cell table:style-name="ce27" office:value-type="float" office:value="4664" calcext:value-type="float">
            <text:p>4,664</text:p>
          </table:table-cell>
          <table:table-cell table:style-name="ce27" office:value-type="float" office:value="915" calcext:value-type="float">
            <text:p>915</text:p>
          </table:table-cell>
          <table:table-cell table:style-name="ce27" office:value-type="float" office:value="1037" calcext:value-type="float">
            <text:p>1,037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887" calcext:value-type="float">
            <text:p>887</text:p>
          </table:table-cell>
          <table:table-cell table:style-name="ce50" office:value-type="float" office:value="870" calcext:value-type="float">
            <text:p>870</text:p>
          </table:table-cell>
          <table:table-cell table:style-name="ce27" office:value-type="float" office:value="3526" calcext:value-type="float">
            <text:p>3,526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702" calcext:value-type="float">
            <text:p>702</text:p>
          </table:table-cell>
          <table:table-cell table:style-name="ce27" office:value-type="float" office:value="648" calcext:value-type="float">
            <text:p>648</text:p>
          </table:table-cell>
          <table:table-cell table:style-name="ce50" office:value-type="float" office:value="540" calcext:value-type="float">
            <text:p>540</text:p>
          </table:table-cell>
          <table:table-cell table:style-name="ce27" office:value-type="float" office:value="2289" calcext:value-type="float">
            <text:p>2,289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388" calcext:value-type="float">
            <text:p>388</text:p>
          </table:table-cell>
          <table:table-cell table:style-name="ce50" office:value-type="float" office:value="427" calcext:value-type="float">
            <text:p>427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366" calcext:value-type="float">
            <text:p>366</text:p>
          </table:table-cell>
          <table:table-cell table:style-name="ce50" office:value-type="float" office:value="376" calcext:value-type="float">
            <text:p>376</text:p>
          </table:table-cell>
          <table:table-cell table:style-name="ce27" office:value-type="float" office:value="1771" calcext:value-type="float">
            <text:p>1,771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12" calcext:value-type="float">
            <text:p>312</text:p>
          </table:table-cell>
          <table:table-cell table:style-name="ce50" office:value-type="float" office:value="305" calcext:value-type="float">
            <text:p>305</text:p>
          </table:table-cell>
          <table:table-cell table:style-name="ce27" office:value-type="float" office:value="1223" calcext:value-type="float">
            <text:p>1,223</text:p>
          </table:table-cell>
          <table:table-cell table:style-name="ce27" office:value-type="float" office:value="337" calcext:value-type="float">
            <text:p>337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201" calcext:value-type="float">
            <text:p>201</text:p>
          </table:table-cell>
          <table:table-cell table:style-name="ce50" office:value-type="float" office:value="164" calcext:value-type="float">
            <text:p>164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87" calcext:value-type="float">
            <text:p>87</text:p>
          </table:table-cell>
          <table:table-cell table:style-name="ce50" office:value-type="float" office:value="107" calcext:value-type="float">
            <text:p>107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3" calcext:value-type="float">
            <text:p>63</text:p>
          </table:table-cell>
          <table:table-cell table:style-name="ce50" office:value-type="float" office:value="44" calcext:value-type="float">
            <text:p>44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7" calcext:value-type="float">
            <text:p>17</text:p>
          </table:table-cell>
          <table:table-cell table:style-name="ce50" office:value-type="float" office:value="16" calcext:value-type="float">
            <text:p>1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7520" calcext:value-type="float">
            <text:p>47,520</text:p>
          </table:table-cell>
          <table:table-cell table:style-name="ce38" office:value-type="float" office:value="2431" calcext:value-type="float">
            <text:p>2,431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437" calcext:value-type="float">
            <text:p>437</text:p>
          </table:table-cell>
          <table:table-cell table:style-name="ce51" office:value-type="float" office:value="451" calcext:value-type="float">
            <text:p>451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85" calcext:value-type="float">
            <text:p>485</text:p>
          </table:table-cell>
          <table:table-cell table:style-name="ce51" office:value-type="float" office:value="477" calcext:value-type="float">
            <text:p>477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589" calcext:value-type="float">
            <text:p>589</text:p>
          </table:table-cell>
          <table:table-cell table:style-name="ce51" office:value-type="float" office:value="733" calcext:value-type="float">
            <text:p>733</text:p>
          </table:table-cell>
          <table:table-cell table:style-name="ce28" office:value-type="float" office:value="3786" calcext:value-type="float">
            <text:p>3,786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13" calcext:value-type="float">
            <text:p>713</text:p>
          </table:table-cell>
          <table:table-cell table:style-name="ce51" office:value-type="float" office:value="801" calcext:value-type="float">
            <text:p>801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25" calcext:value-type="float">
            <text:p>825</text:p>
          </table:table-cell>
          <table:table-cell table:style-name="ce51" office:value-type="float" office:value="821" calcext:value-type="float">
            <text:p>821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87" calcext:value-type="float">
            <text:p>787</text:p>
          </table:table-cell>
          <table:table-cell table:style-name="ce51" office:value-type="float" office:value="768" calcext:value-type="float">
            <text:p>768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23" calcext:value-type="float">
            <text:p>723</text:p>
          </table:table-cell>
          <table:table-cell table:style-name="ce51" office:value-type="float" office:value="677" calcext:value-type="float">
            <text:p>677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28" calcext:value-type="float">
            <text:p>728</text:p>
          </table:table-cell>
          <table:table-cell table:style-name="ce51" office:value-type="float" office:value="721" calcext:value-type="float">
            <text:p>721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01" calcext:value-type="float">
            <text:p>701</text:p>
          </table:table-cell>
          <table:table-cell table:style-name="ce51" office:value-type="float" office:value="785" calcext:value-type="float">
            <text:p>785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93" calcext:value-type="float">
            <text:p>793</text:p>
          </table:table-cell>
          <table:table-cell table:style-name="ce51" office:value-type="float" office:value="736" calcext:value-type="float">
            <text:p>736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97" calcext:value-type="float">
            <text:p>597</text:p>
          </table:table-cell>
          <table:table-cell table:style-name="ce51" office:value-type="float" office:value="478" calcext:value-type="float">
            <text:p>478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35" calcext:value-type="float">
            <text:p>335</text:p>
          </table:table-cell>
          <table:table-cell table:style-name="ce51" office:value-type="float" office:value="354" calcext:value-type="float">
            <text:p>354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91" calcext:value-type="float">
            <text:p>291</text:p>
          </table:table-cell>
          <table:table-cell table:style-name="ce51" office:value-type="float" office:value="308" calcext:value-type="float">
            <text:p>308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82" calcext:value-type="float">
            <text:p>282</text:p>
          </table:table-cell>
          <table:table-cell table:style-name="ce51" office:value-type="float" office:value="247" calcext:value-type="float">
            <text:p>247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0" calcext:value-type="float">
            <text:p>210</text:p>
          </table:table-cell>
          <table:table-cell table:style-name="ce51" office:value-type="float" office:value="214" calcext:value-type="float">
            <text:p>214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90" calcext:value-type="float">
            <text:p>190</text:p>
          </table:table-cell>
          <table:table-cell table:style-name="ce51" office:value-type="float" office:value="156" calcext:value-type="float">
            <text:p>156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3" calcext:value-type="float">
            <text:p>93</text:p>
          </table:table-cell>
          <table:table-cell table:style-name="ce51" office:value-type="float" office:value="67" calcext:value-type="float">
            <text:p>6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3" calcext:value-type="float">
            <text:p>33</text:p>
          </table:table-cell>
          <table:table-cell table:style-name="ce51" office:value-type="float" office:value="22" calcext:value-type="float">
            <text:p>22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0" calcext:value-type="float">
            <text:p>10</text:p>
          </table:table-cell>
          <table:table-cell table:style-name="ce51" office:value-type="float" office:value="5" calcext:value-type="float">
            <text:p>5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0531" calcext:value-type="float">
            <text:p>90,531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79" calcext:value-type="float">
            <text:p>779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925" calcext:value-type="float">
            <text:p>925</text:p>
          </table:table-cell>
          <table:table-cell table:style-name="ce52" office:value-type="float" office:value="901" calcext:value-type="float">
            <text:p>901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044" calcext:value-type="float">
            <text:p>1,04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325" calcext:value-type="float">
            <text:p>1,325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7317" calcext:value-type="float">
            <text:p>7,317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42" calcext:value-type="float">
            <text:p>1,442</text:p>
          </table:table-cell>
          <table:table-cell table:style-name="ce52" office:value-type="float" office:value="1465" calcext:value-type="float">
            <text:p>1,465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459" calcext:value-type="float">
            <text:p>1,459</text:p>
          </table:table-cell>
          <table:table-cell table:style-name="ce52" office:value-type="float" office:value="1373" calcext:value-type="float">
            <text:p>1,373</text:p>
          </table:table-cell>
          <table:table-cell table:style-name="ce29" office:value-type="float" office:value="7134" calcext:value-type="float">
            <text:p>7,13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65" calcext:value-type="float">
            <text:p>1,465</text:p>
          </table:table-cell>
          <table:table-cell table:style-name="ce29" office:value-type="float" office:value="7340" calcext:value-type="float">
            <text:p>7,340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571" calcext:value-type="float">
            <text:p>1,571</text:p>
          </table:table-cell>
          <table:table-cell table:style-name="ce29" office:value-type="float" office:value="7661" calcext:value-type="float">
            <text:p>7,661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66" calcext:value-type="float">
            <text:p>1,466</text:p>
          </table:table-cell>
          <table:table-cell table:style-name="ce52" office:value-type="float" office:value="1587" calcext:value-type="float">
            <text:p>1,587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494" calcext:value-type="float">
            <text:p>1,494</text:p>
          </table:table-cell>
          <table:table-cell table:style-name="ce52" office:value-type="float" office:value="1445" calcext:value-type="float">
            <text:p>1,445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28" calcext:value-type="float">
            <text:p>1,128</text:p>
          </table:table-cell>
          <table:table-cell table:style-name="ce52" office:value-type="float" office:value="903" calcext:value-type="float">
            <text:p>903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59" calcext:value-type="float">
            <text:p>659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17" calcext:value-type="float">
            <text:p>617</text:p>
          </table:table-cell>
          <table:table-cell table:style-name="ce52" office:value-type="float" office:value="642" calcext:value-type="float">
            <text:p>642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46" calcext:value-type="float">
            <text:p>546</text:p>
          </table:table-cell>
          <table:table-cell table:style-name="ce52" office:value-type="float" office:value="519" calcext:value-type="float">
            <text:p>519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49" calcext:value-type="float">
            <text:p>249</text:p>
          </table:table-cell>
          <table:table-cell table:style-name="ce52" office:value-type="float" office:value="243" calcext:value-type="float">
            <text:p>243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7155" calcext:value-type="float">
            <text:p>47,155</text:p>
          </table:table-cell>
          <table:table-cell table:style-name="ce29" office:value-type="float" office:value="2396" calcext:value-type="float">
            <text:p>2,396</text:p>
          </table:table-cell>
          <table:table-cell table:number-columns-repeated="2" table:style-name="ce29" office:value-type="float" office:value="530" calcext:value-type="float">
            <text:p>530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454" calcext:value-type="float">
            <text:p>454</text:p>
          </table:table-cell>
          <table:table-cell table:style-name="ce52" office:value-type="float" office:value="378" calcext:value-type="float">
            <text:p>378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82" calcext:value-type="float">
            <text:p>482</text:p>
          </table:table-cell>
          <table:table-cell table:style-name="ce52" office:value-type="float" office:value="479" calcext:value-type="float">
            <text:p>479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34" calcext:value-type="float">
            <text:p>534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99" calcext:value-type="float">
            <text:p>699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685" calcext:value-type="float">
            <text:p>685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844" calcext:value-type="float">
            <text:p>844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40" calcext:value-type="float">
            <text:p>840</text:p>
          </table:table-cell>
          <table:table-cell table:style-name="ce52" office:value-type="float" office:value="910" calcext:value-type="float">
            <text:p>910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877" calcext:value-type="float">
            <text:p>877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71" calcext:value-type="float">
            <text:p>571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38" calcext:value-type="float">
            <text:p>338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288" calcext:value-type="float">
            <text:p>288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3376" calcext:value-type="float">
            <text:p>43,376</text:p>
          </table:table-cell>
          <table:table-cell table:style-name="ce37" office:value-type="float" office:value="2209" calcext:value-type="float">
            <text:p>2,209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401" calcext:value-type="float">
            <text:p>401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443" calcext:value-type="float">
            <text:p>443</text:p>
          </table:table-cell>
          <table:table-cell table:style-name="ce37" office:value-type="float" office:value="422" calcext:value-type="float">
            <text:p>422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539" calcext:value-type="float">
            <text:p>539</text:p>
          </table:table-cell>
          <table:table-cell table:style-name="ce37" office:value-type="float" office:value="668" calcext:value-type="float">
            <text:p>668</text:p>
          </table:table-cell>
          <table:table-cell table:style-name="ce30" office:value-type="float" office:value="3507" calcext:value-type="float">
            <text:p>3,507</text:p>
          </table:table-cell>
          <table:table-cell table:number-columns-repeated="2" table:style-name="ce30" office:value-type="float" office:value="738" calcext:value-type="float">
            <text:p>738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672" calcext:value-type="float">
            <text:p>672</text:p>
          </table:table-cell>
          <table:table-cell table:style-name="ce37" office:value-type="float" office:value="727" calcext:value-type="float">
            <text:p>727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743" calcext:value-type="float">
            <text:p>743</text:p>
          </table:table-cell>
          <table:table-cell table:style-name="ce37" office:value-type="float" office:value="742" calcext:value-type="float">
            <text:p>742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723" calcext:value-type="float">
            <text:p>723</text:p>
          </table:table-cell>
          <table:table-cell table:style-name="ce37" office:value-type="float" office:value="688" calcext:value-type="float">
            <text:p>688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60" calcext:value-type="float">
            <text:p>660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52" calcext:value-type="float">
            <text:p>652</text:p>
          </table:table-cell>
          <table:table-cell table:style-name="ce37" office:value-type="float" office:value="661" calcext:value-type="float">
            <text:p>661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09" calcext:value-type="float">
            <text:p>709</text:p>
          </table:table-cell>
          <table:table-cell table:style-name="ce37" office:value-type="float" office:value="677" calcext:value-type="float">
            <text:p>677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57" calcext:value-type="float">
            <text:p>557</text:p>
          </table:table-cell>
          <table:table-cell table:style-name="ce37" office:value-type="float" office:value="438" calcext:value-type="float">
            <text:p>438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02" calcext:value-type="float">
            <text:p>302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279" calcext:value-type="float">
            <text:p>279</text:p>
          </table:table-cell>
          <table:table-cell table:style-name="ce37" office:value-type="float" office:value="295" calcext:value-type="float">
            <text:p>295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58" calcext:value-type="float">
            <text:p>258</text:p>
          </table:table-cell>
          <table:table-cell table:style-name="ce37" office:value-type="float" office:value="231" calcext:value-type="float">
            <text:p>231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87" calcext:value-type="float">
            <text:p>187</text:p>
          </table:table-cell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71" calcext:value-type="float">
            <text:p>171</text:p>
          </table:table-cell>
          <table:table-cell table:style-name="ce37" office:value-type="float" office:value="145" calcext:value-type="float">
            <text:p>14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861" calcext:value-type="float">
            <text:p>9,861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83" calcext:value-type="float">
            <text:p>18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88" calcext:value-type="float">
            <text:p>188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17" calcext:value-type="float">
            <text:p>5,717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7" office:value-type="float" office:value="222" calcext:value-type="float">
            <text:p>22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42" calcext:value-type="float">
            <text:p>342</text:p>
          </table:table-cell>
          <table:table-cell table:number-columns-repeated="2" table:style-name="ce30" office:value-type="float" office:value="58" calcext:value-type="float">
            <text:p>5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2" calcext:value-type="float">
            <text:p>62</text:p>
          </table:table-cell>
          <table:table-cell table:number-columns-repeated="2" table:style-name="ce30" office:value-type="float" office:value="33" calcext:value-type="float">
            <text:p>33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8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8-06T14:19:27</dc:date>
    <meta:print-date>2009-08-06T14:11:54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